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59.64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55.0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57.34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8.74pt"/>
    </style:style>
    <style:style style:name="co19" style:family="table-column">
      <style:table-column-properties fo:break-before="auto" style:column-width="44.19pt"/>
    </style:style>
    <style:style style:name="co20" style:family="table-column">
      <style:table-column-properties fo:break-before="auto" style:column-width="43.46pt"/>
    </style:style>
    <style:style style:name="co21" style:family="table-column">
      <style:table-column-properties fo:break-before="auto" style:column-width="42.69pt"/>
    </style:style>
    <style:style style:name="co22" style:family="table-column">
      <style:table-column-properties fo:break-before="auto" style:column-width="6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4" calcext:value-type="float">
            <text:p>1004</text:p>
          </table:table-cell>
          <table:table-cell office:value-type="float" office:value="1000" calcext:value-type="float">
            <text:p>1000</text:p>
          </table:table-cell>
          <table:table-cell office:value-type="float" office:value="1.004" calcext:value-type="float">
            <text:p>1.0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21019" calcext:value-type="float">
            <text:p>0.00221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21019" calcext:value-type="float">
            <text:p>2.21019E-06</text:p>
          </table:table-cell>
          <table:table-cell office:value-type="float" office:value="0.000001497" calcext:value-type="float">
            <text:p>1.497E-06</text:p>
          </table:table-cell>
          <table:table-cell office:value-type="float" office:value="0.000020245" calcext:value-type="float">
            <text:p>2.0245E-05</text:p>
          </table:table-cell>
          <table:table-cell office:value-type="float" office:value="13025" calcext:value-type="float">
            <text:p>13025</text:p>
          </table:table-cell>
          <table:table-cell office:value-type="float" office:value="1000" calcext:value-type="float">
            <text:p>1000</text:p>
          </table:table-cell>
          <table:table-cell office:value-type="float" office:value="13.025" calcext:value-type="float">
            <text:p>13.0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59" calcext:value-type="float">
            <text:p>1659</text:p>
          </table:table-cell>
          <table:table-cell office:value-type="float" office:value="1000" calcext:value-type="float">
            <text:p>1000</text:p>
          </table:table-cell>
          <table:table-cell office:value-type="float" office:value="1.659" calcext:value-type="float">
            <text:p>1.6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62" calcext:value-type="float">
            <text:p>1662</text:p>
          </table:table-cell>
          <table:table-cell office:value-type="float" office:value="1000" calcext:value-type="float">
            <text:p>1000</text:p>
          </table:table-cell>
          <table:table-cell office:value-type="float" office:value="1.662" calcext:value-type="float">
            <text:p>1.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float" office:value="1000" calcext:value-type="float">
            <text:p>1000</text:p>
          </table:table-cell>
          <table:table-cell office:value-type="float" office:value="2.011" calcext:value-type="float">
            <text:p>2.0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33576" calcext:value-type="float">
            <text:p>0.00233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3576" calcext:value-type="float">
            <text:p>2.33576E-06</text:p>
          </table:table-cell>
          <table:table-cell office:value-type="float" office:value="0.000001519" calcext:value-type="float">
            <text:p>1.519E-06</text:p>
          </table:table-cell>
          <table:table-cell office:value-type="float" office:value="0.000044537" calcext:value-type="float">
            <text:p>4.4537E-05</text:p>
          </table:table-cell>
          <table:table-cell office:value-type="float" office:value="14010" calcext:value-type="float">
            <text:p>14010</text:p>
          </table:table-cell>
          <table:table-cell office:value-type="float" office:value="1000" calcext:value-type="float">
            <text:p>1000</text:p>
          </table:table-cell>
          <table:table-cell office:value-type="float" office:value="14.01" calcext:value-type="float">
            <text:p>14.0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46" calcext:value-type="float">
            <text:p>1946</text:p>
          </table:table-cell>
          <table:table-cell office:value-type="float" office:value="1000" calcext:value-type="float">
            <text:p>1000</text:p>
          </table:table-cell>
          <table:table-cell office:value-type="float" office:value="1.946" calcext:value-type="float">
            <text:p>1.9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64" calcext:value-type="float">
            <text:p>1964</text:p>
          </table:table-cell>
          <table:table-cell office:value-type="float" office:value="1000" calcext:value-type="float">
            <text:p>1000</text:p>
          </table:table-cell>
          <table:table-cell office:value-type="float" office:value="1.964" calcext:value-type="float">
            <text:p>1.9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58" calcext:value-type="float">
            <text:p>2958</text:p>
          </table:table-cell>
          <table:table-cell office:value-type="float" office:value="1000" calcext:value-type="float">
            <text:p>1000</text:p>
          </table:table-cell>
          <table:table-cell office:value-type="float" office:value="2.958" calcext:value-type="float">
            <text:p>2.9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237886" calcext:value-type="float">
            <text:p>0.00237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7886" calcext:value-type="float">
            <text:p>2.37886E-06</text:p>
          </table:table-cell>
          <table:table-cell office:value-type="float" office:value="0.000001539" calcext:value-type="float">
            <text:p>1.539E-06</text:p>
          </table:table-cell>
          <table:table-cell office:value-type="float" office:value="0.000004639" calcext:value-type="float">
            <text:p>4.639E-06</text:p>
          </table:table-cell>
          <table:table-cell office:value-type="float" office:value="15075" calcext:value-type="float">
            <text:p>15075</text:p>
          </table:table-cell>
          <table:table-cell office:value-type="float" office:value="1000" calcext:value-type="float">
            <text:p>1000</text:p>
          </table:table-cell>
          <table:table-cell office:value-type="float" office:value="15.075" calcext:value-type="float">
            <text:p>15.07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136" calcext:value-type="float">
            <text:p>2136</text:p>
          </table:table-cell>
          <table:table-cell office:value-type="float" office:value="1000" calcext:value-type="float">
            <text:p>1000</text:p>
          </table:table-cell>
          <table:table-cell office:value-type="float" office:value="2.136" calcext:value-type="float">
            <text:p>2.1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83" calcext:value-type="float">
            <text:p>2183</text:p>
          </table:table-cell>
          <table:table-cell office:value-type="float" office:value="1000" calcext:value-type="float">
            <text:p>1000</text:p>
          </table:table-cell>
          <table:table-cell office:value-type="float" office:value="2.183" calcext:value-type="float">
            <text:p>2.1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023" calcext:value-type="float">
            <text:p>4023</text:p>
          </table:table-cell>
          <table:table-cell office:value-type="float" office:value="1000" calcext:value-type="float">
            <text:p>1000</text:p>
          </table:table-cell>
          <table:table-cell office:value-type="float" office:value="4.023" calcext:value-type="float">
            <text:p>4.0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50872" calcext:value-type="float">
            <text:p>0.002508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50872" calcext:value-type="float">
            <text:p>2.50872E-06</text:p>
          </table:table-cell>
          <table:table-cell office:value-type="float" office:value="0.000001578" calcext:value-type="float">
            <text:p>1.578E-06</text:p>
          </table:table-cell>
          <table:table-cell office:value-type="float" office:value="0.000004931" calcext:value-type="float">
            <text:p>4.931E-06</text:p>
          </table:table-cell>
          <table:table-cell office:value-type="float" office:value="16166" calcext:value-type="float">
            <text:p>16166</text:p>
          </table:table-cell>
          <table:table-cell office:value-type="float" office:value="1000" calcext:value-type="float">
            <text:p>1000</text:p>
          </table:table-cell>
          <table:table-cell office:value-type="float" office:value="16.166" calcext:value-type="float">
            <text:p>16.16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302" calcext:value-type="float">
            <text:p>2302</text:p>
          </table:table-cell>
          <table:table-cell office:value-type="float" office:value="1000" calcext:value-type="float">
            <text:p>1000</text:p>
          </table:table-cell>
          <table:table-cell office:value-type="float" office:value="2.302" calcext:value-type="float">
            <text:p>2.3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0" calcext:value-type="float">
            <text:p>2410</text:p>
          </table:table-cell>
          <table:table-cell office:value-type="float" office:value="1000" calcext:value-type="float">
            <text:p>1000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45" calcext:value-type="float">
            <text:p>5045</text:p>
          </table:table-cell>
          <table:table-cell office:value-type="float" office:value="1000" calcext:value-type="float">
            <text:p>1000</text:p>
          </table:table-cell>
          <table:table-cell office:value-type="float" office:value="5.045" calcext:value-type="float">
            <text:p>5.0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273052" calcext:value-type="float">
            <text:p>0.002730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73052" calcext:value-type="float">
            <text:p>2.73052E-06</text:p>
          </table:table-cell>
          <table:table-cell office:value-type="float" office:value="0.000001626" calcext:value-type="float">
            <text:p>1.626E-06</text:p>
          </table:table-cell>
          <table:table-cell office:value-type="float" office:value="0.000005036" calcext:value-type="float">
            <text:p>5.036E-06</text:p>
          </table:table-cell>
          <table:table-cell office:value-type="float" office:value="17921" calcext:value-type="float">
            <text:p>17921</text:p>
          </table:table-cell>
          <table:table-cell office:value-type="float" office:value="1000" calcext:value-type="float">
            <text:p>1000</text:p>
          </table:table-cell>
          <table:table-cell office:value-type="float" office:value="17.921" calcext:value-type="float">
            <text:p>17.92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543" calcext:value-type="float">
            <text:p>2543</text:p>
          </table:table-cell>
          <table:table-cell office:value-type="float" office:value="1000" calcext:value-type="float">
            <text:p>1000</text:p>
          </table:table-cell>
          <table:table-cell office:value-type="float" office:value="2.543" calcext:value-type="float">
            <text:p>2.5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88" calcext:value-type="float">
            <text:p>2688</text:p>
          </table:table-cell>
          <table:table-cell office:value-type="float" office:value="1000" calcext:value-type="float">
            <text:p>1000</text:p>
          </table:table-cell>
          <table:table-cell office:value-type="float" office:value="2.688" calcext:value-type="float">
            <text:p>2.6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023" calcext:value-type="float">
            <text:p>6023</text:p>
          </table:table-cell>
          <table:table-cell office:value-type="float" office:value="1000" calcext:value-type="float">
            <text:p>1000</text:p>
          </table:table-cell>
          <table:table-cell office:value-type="float" office:value="6.023" calcext:value-type="float">
            <text:p>6.0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305474" calcext:value-type="float">
            <text:p>0.003054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05474" calcext:value-type="float">
            <text:p>3.05474E-06</text:p>
          </table:table-cell>
          <table:table-cell office:value-type="float" office:value="0.000001937" calcext:value-type="float">
            <text:p>1.937E-06</text:p>
          </table:table-cell>
          <table:table-cell office:value-type="float" office:value="0.000021856" calcext:value-type="float">
            <text:p>2.1856E-05</text:p>
          </table:table-cell>
          <table:table-cell office:value-type="float" office:value="20152" calcext:value-type="float">
            <text:p>20152</text:p>
          </table:table-cell>
          <table:table-cell office:value-type="float" office:value="1000" calcext:value-type="float">
            <text:p>1000</text:p>
          </table:table-cell>
          <table:table-cell office:value-type="float" office:value="20.152" calcext:value-type="float">
            <text:p>20.15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98" calcext:value-type="float">
            <text:p>2998</text:p>
          </table:table-cell>
          <table:table-cell office:value-type="float" office:value="1000" calcext:value-type="float">
            <text:p>1000</text:p>
          </table:table-cell>
          <table:table-cell office:value-type="float" office:value="2.998" calcext:value-type="float">
            <text:p>2.9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91" calcext:value-type="float">
            <text:p>6991</text:p>
          </table:table-cell>
          <table:table-cell office:value-type="float" office:value="1000" calcext:value-type="float">
            <text:p>1000</text:p>
          </table:table-cell>
          <table:table-cell office:value-type="float" office:value="6.991" calcext:value-type="float">
            <text:p>6.99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339182" calcext:value-type="float">
            <text:p>0.00339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9182" calcext:value-type="float">
            <text:p>3.39182E-06</text:p>
          </table:table-cell>
          <table:table-cell office:value-type="float" office:value="0.000001932" calcext:value-type="float">
            <text:p>1.932E-06</text:p>
          </table:table-cell>
          <table:table-cell office:value-type="float" office:value="0.000005047" calcext:value-type="float">
            <text:p>5.047E-06</text:p>
          </table:table-cell>
          <table:table-cell office:value-type="float" office:value="23440" calcext:value-type="float">
            <text:p>23440</text:p>
          </table:table-cell>
          <table:table-cell office:value-type="float" office:value="1000" calcext:value-type="float">
            <text:p>1000</text:p>
          </table:table-cell>
          <table:table-cell office:value-type="float" office:value="23.44" calcext:value-type="float">
            <text:p>23.4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148" calcext:value-type="float">
            <text:p>3148</text:p>
          </table:table-cell>
          <table:table-cell office:value-type="float" office:value="1000" calcext:value-type="float">
            <text:p>1000</text:p>
          </table:table-cell>
          <table:table-cell office:value-type="float" office:value="3.148" calcext:value-type="float">
            <text:p>3.1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9" calcext:value-type="float">
            <text:p>3319</text:p>
          </table:table-cell>
          <table:table-cell office:value-type="float" office:value="1000" calcext:value-type="float">
            <text:p>1000</text:p>
          </table:table-cell>
          <table:table-cell office:value-type="float" office:value="3.319" calcext:value-type="float">
            <text:p>3.3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002" calcext:value-type="float">
            <text:p>8002</text:p>
          </table:table-cell>
          <table:table-cell office:value-type="float" office:value="1000" calcext:value-type="float">
            <text:p>1000</text:p>
          </table:table-cell>
          <table:table-cell office:value-type="float" office:value="8.002" calcext:value-type="float">
            <text:p>8.0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388858" calcext:value-type="float">
            <text:p>0.003888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8858" calcext:value-type="float">
            <text:p>3.88858E-06</text:p>
          </table:table-cell>
          <table:table-cell office:value-type="float" office:value="0.000001968" calcext:value-type="float">
            <text:p>1.968E-06</text:p>
          </table:table-cell>
          <table:table-cell office:value-type="float" office:value="0.000021314" calcext:value-type="float">
            <text:p>2.1314E-05</text:p>
          </table:table-cell>
          <table:table-cell office:value-type="float" office:value="27276" calcext:value-type="float">
            <text:p>27276</text:p>
          </table:table-cell>
          <table:table-cell office:value-type="float" office:value="1000" calcext:value-type="float">
            <text:p>1000</text:p>
          </table:table-cell>
          <table:table-cell office:value-type="float" office:value="27.276" calcext:value-type="float">
            <text:p>27.27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560" calcext:value-type="float">
            <text:p>3560</text:p>
          </table:table-cell>
          <table:table-cell office:value-type="float" office:value="1000" calcext:value-type="float">
            <text:p>1000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02" calcext:value-type="float">
            <text:p>3702</text:p>
          </table:table-cell>
          <table:table-cell office:value-type="float" office:value="1000" calcext:value-type="float">
            <text:p>1000</text:p>
          </table:table-cell>
          <table:table-cell office:value-type="float" office:value="3.702" calcext:value-type="float">
            <text:p>3.7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5" calcext:value-type="float">
            <text:p>9025</text:p>
          </table:table-cell>
          <table:table-cell office:value-type="float" office:value="1000" calcext:value-type="float">
            <text:p>1000</text:p>
          </table:table-cell>
          <table:table-cell office:value-type="float" office:value="9.025" calcext:value-type="float">
            <text:p>9.0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449516" calcext:value-type="float">
            <text:p>0.004495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9516" calcext:value-type="float">
            <text:p>4.49516E-06</text:p>
          </table:table-cell>
          <table:table-cell office:value-type="float" office:value="0.000001984" calcext:value-type="float">
            <text:p>1.984E-06</text:p>
          </table:table-cell>
          <table:table-cell office:value-type="float" office:value="0.000020361" calcext:value-type="float">
            <text:p>2.0361E-05</text:p>
          </table:table-cell>
          <table:table-cell office:value-type="float" office:value="32306" calcext:value-type="float">
            <text:p>32306</text:p>
          </table:table-cell>
          <table:table-cell office:value-type="float" office:value="1000" calcext:value-type="float">
            <text:p>1000</text:p>
          </table:table-cell>
          <table:table-cell office:value-type="float" office:value="32.306" calcext:value-type="float">
            <text:p>32.30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188" calcext:value-type="float">
            <text:p>4188</text:p>
          </table:table-cell>
          <table:table-cell office:value-type="float" office:value="1000" calcext:value-type="float">
            <text:p>1000</text:p>
          </table:table-cell>
          <table:table-cell office:value-type="float" office:value="4.188" calcext:value-type="float">
            <text:p>4.1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25" calcext:value-type="float">
            <text:p>4225</text:p>
          </table:table-cell>
          <table:table-cell office:value-type="float" office:value="1000" calcext:value-type="float">
            <text:p>1000</text:p>
          </table:table-cell>
          <table:table-cell office:value-type="float" office:value="4.225" calcext:value-type="float">
            <text:p>4.2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89" calcext:value-type="float">
            <text:p>1489</text:p>
          </table:table-cell>
          <table:table-cell office:value-type="float" office:value="1000" calcext:value-type="float">
            <text:p>1000</text:p>
          </table:table-cell>
          <table:table-cell office:value-type="float" office:value="1.489" calcext:value-type="float">
            <text:p>1.4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234223" calcext:value-type="float">
            <text:p>0.00234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4223" calcext:value-type="float">
            <text:p>2.34223E-06</text:p>
          </table:table-cell>
          <table:table-cell office:value-type="float" office:value="0.000001659" calcext:value-type="float">
            <text:p>1.659E-06</text:p>
          </table:table-cell>
          <table:table-cell office:value-type="float" office:value="0.000004076" calcext:value-type="float">
            <text:p>4.076E-06</text:p>
          </table:table-cell>
          <table:table-cell office:value-type="float" office:value="15891" calcext:value-type="float">
            <text:p>15891</text:p>
          </table:table-cell>
          <table:table-cell office:value-type="float" office:value="1000" calcext:value-type="float">
            <text:p>1000</text:p>
          </table:table-cell>
          <table:table-cell office:value-type="float" office:value="15.891" calcext:value-type="float">
            <text:p>15.89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798" calcext:value-type="float">
            <text:p>1798</text:p>
          </table:table-cell>
          <table:table-cell office:value-type="float" office:value="1000" calcext:value-type="float">
            <text:p>1000</text:p>
          </table:table-cell>
          <table:table-cell office:value-type="float" office:value="1.798" calcext:value-type="float">
            <text:p>1.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2" calcext:value-type="float">
            <text:p>1802</text:p>
          </table:table-cell>
          <table:table-cell office:value-type="float" office:value="1000" calcext:value-type="float">
            <text:p>1000</text:p>
          </table:table-cell>
          <table:table-cell office:value-type="float" office:value="1.802" calcext:value-type="float">
            <text:p>1.8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71" calcext:value-type="float">
            <text:p>2971</text:p>
          </table:table-cell>
          <table:table-cell office:value-type="float" office:value="1000" calcext:value-type="float">
            <text:p>1000</text:p>
          </table:table-cell>
          <table:table-cell office:value-type="float" office:value="2.971" calcext:value-type="float">
            <text:p>2.9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248476" calcext:value-type="float">
            <text:p>0.002484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48476" calcext:value-type="float">
            <text:p>2.48476E-06</text:p>
          </table:table-cell>
          <table:table-cell office:value-type="float" office:value="0.000001679" calcext:value-type="float">
            <text:p>1.679E-06</text:p>
          </table:table-cell>
          <table:table-cell office:value-type="float" office:value="0.000004647" calcext:value-type="float">
            <text:p>4.647E-06</text:p>
          </table:table-cell>
          <table:table-cell office:value-type="float" office:value="16834" calcext:value-type="float">
            <text:p>16834</text:p>
          </table:table-cell>
          <table:table-cell office:value-type="float" office:value="1000" calcext:value-type="float">
            <text:p>1000</text:p>
          </table:table-cell>
          <table:table-cell office:value-type="float" office:value="16.834" calcext:value-type="float">
            <text:p>16.83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87" calcext:value-type="float">
            <text:p>2087</text:p>
          </table:table-cell>
          <table:table-cell office:value-type="float" office:value="1000" calcext:value-type="float">
            <text:p>1000</text:p>
          </table:table-cell>
          <table:table-cell office:value-type="float" office:value="2.087" calcext:value-type="float">
            <text:p>2.0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16" calcext:value-type="float">
            <text:p>4516</text:p>
          </table:table-cell>
          <table:table-cell office:value-type="float" office:value="1000" calcext:value-type="float">
            <text:p>1000</text:p>
          </table:table-cell>
          <table:table-cell office:value-type="float" office:value="4.516" calcext:value-type="float">
            <text:p>4.5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265787" calcext:value-type="float">
            <text:p>0.002657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65787" calcext:value-type="float">
            <text:p>2.65787E-06</text:p>
          </table:table-cell>
          <table:table-cell office:value-type="float" office:value="0.000001748" calcext:value-type="float">
            <text:p>1.748E-06</text:p>
          </table:table-cell>
          <table:table-cell office:value-type="float" office:value="0.000005036" calcext:value-type="float">
            <text:p>5.036E-06</text:p>
          </table:table-cell>
          <table:table-cell office:value-type="float" office:value="18039" calcext:value-type="float">
            <text:p>18039</text:p>
          </table:table-cell>
          <table:table-cell office:value-type="float" office:value="1000" calcext:value-type="float">
            <text:p>1000</text:p>
          </table:table-cell>
          <table:table-cell office:value-type="float" office:value="18.039" calcext:value-type="float">
            <text:p>18.03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237" calcext:value-type="float">
            <text:p>2237</text:p>
          </table:table-cell>
          <table:table-cell office:value-type="float" office:value="1000" calcext:value-type="float">
            <text:p>1000</text:p>
          </table:table-cell>
          <table:table-cell office:value-type="float" office:value="2.237" calcext:value-type="float">
            <text:p>2.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5" calcext:value-type="float">
            <text:p>2365</text:p>
          </table:table-cell>
          <table:table-cell office:value-type="float" office:value="1000" calcext:value-type="float">
            <text:p>1000</text:p>
          </table:table-cell>
          <table:table-cell office:value-type="float" office:value="2.365" calcext:value-type="float">
            <text:p>2.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958" calcext:value-type="float">
            <text:p>5958</text:p>
          </table:table-cell>
          <table:table-cell office:value-type="float" office:value="1000" calcext:value-type="float">
            <text:p>1000</text:p>
          </table:table-cell>
          <table:table-cell office:value-type="float" office:value="5.958" calcext:value-type="float">
            <text:p>5.9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296094" calcext:value-type="float">
            <text:p>0.002960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96094" calcext:value-type="float">
            <text:p>2.96094E-06</text:p>
          </table:table-cell>
          <table:table-cell office:value-type="float" office:value="0.000001779" calcext:value-type="float">
            <text:p>1.779E-06</text:p>
          </table:table-cell>
          <table:table-cell office:value-type="float" office:value="0.000045334" calcext:value-type="float">
            <text:p>4.5334E-05</text:p>
          </table:table-cell>
          <table:table-cell office:value-type="float" office:value="20031" calcext:value-type="float">
            <text:p>20031</text:p>
          </table:table-cell>
          <table:table-cell office:value-type="float" office:value="1000" calcext:value-type="float">
            <text:p>1000</text:p>
          </table:table-cell>
          <table:table-cell office:value-type="float" office:value="20.031" calcext:value-type="float">
            <text:p>20.03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466" calcext:value-type="float">
            <text:p>2466</text:p>
          </table:table-cell>
          <table:table-cell office:value-type="float" office:value="1000" calcext:value-type="float">
            <text:p>1000</text:p>
          </table:table-cell>
          <table:table-cell office:value-type="float" office:value="2.466" calcext:value-type="float">
            <text:p>2.4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59" calcext:value-type="float">
            <text:p>2659</text:p>
          </table:table-cell>
          <table:table-cell office:value-type="float" office:value="1000" calcext:value-type="float">
            <text:p>1000</text:p>
          </table:table-cell>
          <table:table-cell office:value-type="float" office:value="2.659" calcext:value-type="float">
            <text:p>2.6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000" calcext:value-type="float">
            <text:p>1000</text:p>
          </table:table-cell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451" calcext:value-type="float">
            <text:p>7451</text:p>
          </table:table-cell>
          <table:table-cell office:value-type="float" office:value="1000" calcext:value-type="float">
            <text:p>1000</text:p>
          </table:table-cell>
          <table:table-cell office:value-type="float" office:value="7.451" calcext:value-type="float">
            <text:p>7.4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1952" calcext:value-type="float">
            <text:p>0.00319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952" calcext:value-type="float">
            <text:p>3.1952E-06</text:p>
          </table:table-cell>
          <table:table-cell office:value-type="float" office:value="0.000002103" calcext:value-type="float">
            <text:p>2.103E-06</text:p>
          </table:table-cell>
          <table:table-cell office:value-type="float" office:value="0.000015606" calcext:value-type="float">
            <text:p>1.5606E-05</text:p>
          </table:table-cell>
          <table:table-cell office:value-type="float" office:value="22314" calcext:value-type="float">
            <text:p>22314</text:p>
          </table:table-cell>
          <table:table-cell office:value-type="float" office:value="1000" calcext:value-type="float">
            <text:p>1000</text:p>
          </table:table-cell>
          <table:table-cell office:value-type="float" office:value="22.314" calcext:value-type="float">
            <text:p>22.31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2736" calcext:value-type="float">
            <text:p>2736</text:p>
          </table:table-cell>
          <table:table-cell office:value-type="float" office:value="1000" calcext:value-type="float">
            <text:p>1000</text:p>
          </table:table-cell>
          <table:table-cell office:value-type="float" office:value="2.736" calcext:value-type="float">
            <text:p>2.7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71" calcext:value-type="float">
            <text:p>2971</text:p>
          </table:table-cell>
          <table:table-cell office:value-type="float" office:value="1000" calcext:value-type="float">
            <text:p>1000</text:p>
          </table:table-cell>
          <table:table-cell office:value-type="float" office:value="2.971" calcext:value-type="float">
            <text:p>2.9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006" calcext:value-type="float">
            <text:p>9006</text:p>
          </table:table-cell>
          <table:table-cell office:value-type="float" office:value="1000" calcext:value-type="float">
            <text:p>1000</text:p>
          </table:table-cell>
          <table:table-cell office:value-type="float" office:value="9.006" calcext:value-type="float">
            <text:p>9.00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362693" calcext:value-type="float">
            <text:p>0.00362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62693" calcext:value-type="float">
            <text:p>3.62693E-06</text:p>
          </table:table-cell>
          <table:table-cell office:value-type="float" office:value="0.000002119" calcext:value-type="float">
            <text:p>2.119E-06</text:p>
          </table:table-cell>
          <table:table-cell office:value-type="float" office:value="0.000017227" calcext:value-type="float">
            <text:p>1.7227E-05</text:p>
          </table:table-cell>
          <table:table-cell office:value-type="float" office:value="25841" calcext:value-type="float">
            <text:p>25841</text:p>
          </table:table-cell>
          <table:table-cell office:value-type="float" office:value="1000" calcext:value-type="float">
            <text:p>1000</text:p>
          </table:table-cell>
          <table:table-cell office:value-type="float" office:value="25.841" calcext:value-type="float">
            <text:p>25.84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089" calcext:value-type="float">
            <text:p>3089</text:p>
          </table:table-cell>
          <table:table-cell office:value-type="float" office:value="1000" calcext:value-type="float">
            <text:p>1000</text:p>
          </table:table-cell>
          <table:table-cell office:value-type="float" office:value="3.089" calcext:value-type="float">
            <text:p>3.0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44" calcext:value-type="float">
            <text:p>3344</text:p>
          </table:table-cell>
          <table:table-cell office:value-type="float" office:value="1000" calcext:value-type="float">
            <text:p>1000</text:p>
          </table:table-cell>
          <table:table-cell office:value-type="float" office:value="3.344" calcext:value-type="float">
            <text:p>3.3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529" calcext:value-type="float">
            <text:p>10529</text:p>
          </table:table-cell>
          <table:table-cell office:value-type="float" office:value="1000" calcext:value-type="float">
            <text:p>1000</text:p>
          </table:table-cell>
          <table:table-cell office:value-type="float" office:value="10.529" calcext:value-type="float">
            <text:p>10.5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42262" calcext:value-type="float">
            <text:p>0.00422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2262" calcext:value-type="float">
            <text:p>4.2262E-06</text:p>
          </table:table-cell>
          <table:table-cell office:value-type="float" office:value="0.000002134" calcext:value-type="float">
            <text:p>2.134E-06</text:p>
          </table:table-cell>
          <table:table-cell office:value-type="float" office:value="0.000022273" calcext:value-type="float">
            <text:p>2.2273E-05</text:p>
          </table:table-cell>
          <table:table-cell office:value-type="float" office:value="30977" calcext:value-type="float">
            <text:p>30977</text:p>
          </table:table-cell>
          <table:table-cell office:value-type="float" office:value="1000" calcext:value-type="float">
            <text:p>1000</text:p>
          </table:table-cell>
          <table:table-cell office:value-type="float" office:value="30.977" calcext:value-type="float">
            <text:p>30.97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501" calcext:value-type="float">
            <text:p>3501</text:p>
          </table:table-cell>
          <table:table-cell office:value-type="float" office:value="1000" calcext:value-type="float">
            <text:p>1000</text:p>
          </table:table-cell>
          <table:table-cell office:value-type="float" office:value="3.501" calcext:value-type="float">
            <text:p>3.5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47" calcext:value-type="float">
            <text:p>3747</text:p>
          </table:table-cell>
          <table:table-cell office:value-type="float" office:value="1000" calcext:value-type="float">
            <text:p>1000</text:p>
          </table:table-cell>
          <table:table-cell office:value-type="float" office:value="3.747" calcext:value-type="float">
            <text:p>3.7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1952" calcext:value-type="float">
            <text:p>11952</text:p>
          </table:table-cell>
          <table:table-cell office:value-type="float" office:value="1000" calcext:value-type="float">
            <text:p>1000</text:p>
          </table:table-cell>
          <table:table-cell office:value-type="float" office:value="11.952" calcext:value-type="float">
            <text:p>11.9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496669" calcext:value-type="float">
            <text:p>0.00496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6669" calcext:value-type="float">
            <text:p>4.96669E-06</text:p>
          </table:table-cell>
          <table:table-cell office:value-type="float" office:value="0.000002121" calcext:value-type="float">
            <text:p>2.121E-06</text:p>
          </table:table-cell>
          <table:table-cell office:value-type="float" office:value="0.000022062" calcext:value-type="float">
            <text:p>2.2062E-05</text:p>
          </table:table-cell>
          <table:table-cell office:value-type="float" office:value="37473" calcext:value-type="float">
            <text:p>37473</text:p>
          </table:table-cell>
          <table:table-cell office:value-type="float" office:value="1000" calcext:value-type="float">
            <text:p>1000</text:p>
          </table:table-cell>
          <table:table-cell office:value-type="float" office:value="37.473" calcext:value-type="float">
            <text:p>37.47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990" calcext:value-type="float">
            <text:p>3990</text:p>
          </table:table-cell>
          <table:table-cell office:value-type="float" office:value="1000" calcext:value-type="float">
            <text:p>1000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91" calcext:value-type="float">
            <text:p>4191</text:p>
          </table:table-cell>
          <table:table-cell office:value-type="float" office:value="1000" calcext:value-type="float">
            <text:p>1000</text:p>
          </table:table-cell>
          <table:table-cell office:value-type="float" office:value="4.191" calcext:value-type="float">
            <text:p>4.1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450" calcext:value-type="float">
            <text:p>13450</text:p>
          </table:table-cell>
          <table:table-cell office:value-type="float" office:value="1000" calcext:value-type="float">
            <text:p>1000</text:p>
          </table:table-cell>
          <table:table-cell office:value-type="float" office:value="13.45" calcext:value-type="float">
            <text:p>13.4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0623269" calcext:value-type="float">
            <text:p>0.00623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3269" calcext:value-type="float">
            <text:p>6.23269E-06</text:p>
          </table:table-cell>
          <table:table-cell office:value-type="float" office:value="0.000002583" calcext:value-type="float">
            <text:p>2.583E-06</text:p>
          </table:table-cell>
          <table:table-cell office:value-type="float" office:value="0.000026974" calcext:value-type="float">
            <text:p>2.6974E-05</text:p>
          </table:table-cell>
          <table:table-cell office:value-type="float" office:value="47846" calcext:value-type="float">
            <text:p>47846</text:p>
          </table:table-cell>
          <table:table-cell office:value-type="float" office:value="1000" calcext:value-type="float">
            <text:p>1000</text:p>
          </table:table-cell>
          <table:table-cell office:value-type="float" office:value="47.846" calcext:value-type="float">
            <text:p>47.84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770" calcext:value-type="float">
            <text:p>4770</text:p>
          </table:table-cell>
          <table:table-cell office:value-type="float" office:value="1000" calcext:value-type="float">
            <text:p>1000</text:p>
          </table:table-cell>
          <table:table-cell office:value-type="float" office:value="4.77" calcext:value-type="float">
            <text:p>4.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74" calcext:value-type="float">
            <text:p>4874</text:p>
          </table:table-cell>
          <table:table-cell office:value-type="float" office:value="1000" calcext:value-type="float">
            <text:p>1000</text:p>
          </table:table-cell>
          <table:table-cell office:value-type="float" office:value="4.874" calcext:value-type="float">
            <text:p>4.8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38" calcext:value-type="float">
            <text:p>2038</text:p>
          </table:table-cell>
          <table:table-cell office:value-type="float" office:value="1000" calcext:value-type="float">
            <text:p>1000</text:p>
          </table:table-cell>
          <table:table-cell office:value-type="float" office:value="2.038" calcext:value-type="float">
            <text:p>2.0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68961" calcext:value-type="float">
            <text:p>0.002689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68961" calcext:value-type="float">
            <text:p>2.68961E-06</text:p>
          </table:table-cell>
          <table:table-cell office:value-type="float" office:value="0.000001832" calcext:value-type="float">
            <text:p>1.832E-06</text:p>
          </table:table-cell>
          <table:table-cell office:value-type="float" office:value="0.000020691" calcext:value-type="float">
            <text:p>2.0691E-05</text:p>
          </table:table-cell>
          <table:table-cell office:value-type="float" office:value="18723" calcext:value-type="float">
            <text:p>18723</text:p>
          </table:table-cell>
          <table:table-cell office:value-type="float" office:value="1000" calcext:value-type="float">
            <text:p>1000</text:p>
          </table:table-cell>
          <table:table-cell office:value-type="float" office:value="18.723" calcext:value-type="float">
            <text:p>18.72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901" calcext:value-type="float">
            <text:p>1901</text:p>
          </table:table-cell>
          <table:table-cell office:value-type="float" office:value="1000" calcext:value-type="float">
            <text:p>1000</text:p>
          </table:table-cell>
          <table:table-cell office:value-type="float" office:value="1.901" calcext:value-type="float">
            <text:p>1.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14" calcext:value-type="float">
            <text:p>1914</text:p>
          </table:table-cell>
          <table:table-cell office:value-type="float" office:value="1000" calcext:value-type="float">
            <text:p>1000</text:p>
          </table:table-cell>
          <table:table-cell office:value-type="float" office:value="1.914" calcext:value-type="float">
            <text:p>1.9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74" calcext:value-type="float">
            <text:p>4274</text:p>
          </table:table-cell>
          <table:table-cell office:value-type="float" office:value="1000" calcext:value-type="float">
            <text:p>1000</text:p>
          </table:table-cell>
          <table:table-cell office:value-type="float" office:value="4.274" calcext:value-type="float">
            <text:p>4.2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284006" calcext:value-type="float">
            <text:p>0.00284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84006" calcext:value-type="float">
            <text:p>2.84006E-06</text:p>
          </table:table-cell>
          <table:table-cell office:value-type="float" office:value="0.000001875" calcext:value-type="float">
            <text:p>1.875E-06</text:p>
          </table:table-cell>
          <table:table-cell office:value-type="float" office:value="0.000020441" calcext:value-type="float">
            <text:p>2.0441E-05</text:p>
          </table:table-cell>
          <table:table-cell office:value-type="float" office:value="19844" calcext:value-type="float">
            <text:p>19844</text:p>
          </table:table-cell>
          <table:table-cell office:value-type="float" office:value="1000" calcext:value-type="float">
            <text:p>1000</text:p>
          </table:table-cell>
          <table:table-cell office:value-type="float" office:value="19.844" calcext:value-type="float">
            <text:p>19.84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147" calcext:value-type="float">
            <text:p>2147</text:p>
          </table:table-cell>
          <table:table-cell office:value-type="float" office:value="1000" calcext:value-type="float">
            <text:p>1000</text:p>
          </table:table-cell>
          <table:table-cell office:value-type="float" office:value="2.147" calcext:value-type="float">
            <text:p>2.1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41" calcext:value-type="float">
            <text:p>2241</text:p>
          </table:table-cell>
          <table:table-cell office:value-type="float" office:value="1000" calcext:value-type="float">
            <text:p>1000</text:p>
          </table:table-cell>
          <table:table-cell office:value-type="float" office:value="2.241" calcext:value-type="float">
            <text:p>2.2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18" calcext:value-type="float">
            <text:p>6318</text:p>
          </table:table-cell>
          <table:table-cell office:value-type="float" office:value="1000" calcext:value-type="float">
            <text:p>1000</text:p>
          </table:table-cell>
          <table:table-cell office:value-type="float" office:value="6.318" calcext:value-type="float">
            <text:p>6.3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20968" calcext:value-type="float">
            <text:p>0.00320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20968" calcext:value-type="float">
            <text:p>3.20968E-06</text:p>
          </table:table-cell>
          <table:table-cell office:value-type="float" office:value="0.000002229" calcext:value-type="float">
            <text:p>2.229E-06</text:p>
          </table:table-cell>
          <table:table-cell office:value-type="float" office:value="0.000021738" calcext:value-type="float">
            <text:p>2.1738E-05</text:p>
          </table:table-cell>
          <table:table-cell office:value-type="float" office:value="21279" calcext:value-type="float">
            <text:p>21279</text:p>
          </table:table-cell>
          <table:table-cell office:value-type="float" office:value="1000" calcext:value-type="float">
            <text:p>1000</text:p>
          </table:table-cell>
          <table:table-cell office:value-type="float" office:value="21.279" calcext:value-type="float">
            <text:p>21.27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341" calcext:value-type="float">
            <text:p>2341</text:p>
          </table:table-cell>
          <table:table-cell office:value-type="float" office:value="1000" calcext:value-type="float">
            <text:p>1000</text:p>
          </table:table-cell>
          <table:table-cell office:value-type="float" office:value="2.341" calcext:value-type="float">
            <text:p>2.3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2" calcext:value-type="float">
            <text:p>2542</text:p>
          </table:table-cell>
          <table:table-cell office:value-type="float" office:value="1000" calcext:value-type="float">
            <text:p>1000</text:p>
          </table:table-cell>
          <table:table-cell office:value-type="float" office:value="2.542" calcext:value-type="float">
            <text:p>2.5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511" calcext:value-type="float">
            <text:p>8511</text:p>
          </table:table-cell>
          <table:table-cell office:value-type="float" office:value="1000" calcext:value-type="float">
            <text:p>1000</text:p>
          </table:table-cell>
          <table:table-cell office:value-type="float" office:value="8.511" calcext:value-type="float">
            <text:p>8.5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0340644" calcext:value-type="float">
            <text:p>0.00340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40644" calcext:value-type="float">
            <text:p>3.40644E-06</text:p>
          </table:table-cell>
          <table:table-cell office:value-type="float" office:value="0.000002232" calcext:value-type="float">
            <text:p>2.232E-06</text:p>
          </table:table-cell>
          <table:table-cell office:value-type="float" office:value="0.00002405" calcext:value-type="float">
            <text:p>2.405E-05</text:p>
          </table:table-cell>
          <table:table-cell office:value-type="float" office:value="24363" calcext:value-type="float">
            <text:p>24363</text:p>
          </table:table-cell>
          <table:table-cell office:value-type="float" office:value="1000" calcext:value-type="float">
            <text:p>1000</text:p>
          </table:table-cell>
          <table:table-cell office:value-type="float" office:value="24.363" calcext:value-type="float">
            <text:p>24.363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671" calcext:value-type="float">
            <text:p>2671</text:p>
          </table:table-cell>
          <table:table-cell office:value-type="float" office:value="1000" calcext:value-type="float">
            <text:p>1000</text:p>
          </table:table-cell>
          <table:table-cell office:value-type="float" office:value="2.671" calcext:value-type="float">
            <text:p>2.6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09" calcext:value-type="float">
            <text:p>2909</text:p>
          </table:table-cell>
          <table:table-cell office:value-type="float" office:value="1000" calcext:value-type="float">
            <text:p>1000</text:p>
          </table:table-cell>
          <table:table-cell office:value-type="float" office:value="2.909" calcext:value-type="float">
            <text:p>2.9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526" calcext:value-type="float">
            <text:p>10526</text:p>
          </table:table-cell>
          <table:table-cell office:value-type="float" office:value="1000" calcext:value-type="float">
            <text:p>1000</text:p>
          </table:table-cell>
          <table:table-cell office:value-type="float" office:value="10.526" calcext:value-type="float">
            <text:p>10.5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00382465" calcext:value-type="float">
            <text:p>0.003824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2465" calcext:value-type="float">
            <text:p>3.82465E-06</text:p>
          </table:table-cell>
          <table:table-cell office:value-type="float" office:value="0.000002212" calcext:value-type="float">
            <text:p>2.212E-06</text:p>
          </table:table-cell>
          <table:table-cell office:value-type="float" office:value="0.000021899" calcext:value-type="float">
            <text:p>2.1899E-05</text:p>
          </table:table-cell>
          <table:table-cell office:value-type="float" office:value="27323" calcext:value-type="float">
            <text:p>27323</text:p>
          </table:table-cell>
          <table:table-cell office:value-type="float" office:value="1000" calcext:value-type="float">
            <text:p>1000</text:p>
          </table:table-cell>
          <table:table-cell office:value-type="float" office:value="27.323" calcext:value-type="float">
            <text:p>27.32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970" calcext:value-type="float">
            <text:p>2970</text:p>
          </table:table-cell>
          <table:table-cell office:value-type="float" office:value="1000" calcext:value-type="float">
            <text:p>10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47" calcext:value-type="float">
            <text:p>3247</text:p>
          </table:table-cell>
          <table:table-cell office:value-type="float" office:value="1000" calcext:value-type="float">
            <text:p>1000</text:p>
          </table:table-cell>
          <table:table-cell office:value-type="float" office:value="3.247" calcext:value-type="float">
            <text:p>3.2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float" office:value="1000" calcext:value-type="float">
            <text:p>1000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656" calcext:value-type="float">
            <text:p>12656</text:p>
          </table:table-cell>
          <table:table-cell office:value-type="float" office:value="1000" calcext:value-type="float">
            <text:p>1000</text:p>
          </table:table-cell>
          <table:table-cell office:value-type="float" office:value="12.656" calcext:value-type="float">
            <text:p>12.65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00437778" calcext:value-type="float">
            <text:p>0.004377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7778" calcext:value-type="float">
            <text:p>4.37778E-06</text:p>
          </table:table-cell>
          <table:table-cell office:value-type="float" office:value="0.000002251" calcext:value-type="float">
            <text:p>2.251E-06</text:p>
          </table:table-cell>
          <table:table-cell office:value-type="float" office:value="0.000022276" calcext:value-type="float">
            <text:p>2.2276E-05</text:p>
          </table:table-cell>
          <table:table-cell office:value-type="float" office:value="31700" calcext:value-type="float">
            <text:p>31700</text:p>
          </table:table-cell>
          <table:table-cell office:value-type="float" office:value="1000" calcext:value-type="float">
            <text:p>1000</text:p>
          </table:table-cell>
          <table:table-cell office:value-type="float" office:value="31.7" calcext:value-type="float">
            <text:p>31.7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343" calcext:value-type="float">
            <text:p>3343</text:p>
          </table:table-cell>
          <table:table-cell office:value-type="float" office:value="1000" calcext:value-type="float">
            <text:p>1000</text:p>
          </table:table-cell>
          <table:table-cell office:value-type="float" office:value="3.343" calcext:value-type="float">
            <text:p>3.3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47" calcext:value-type="float">
            <text:p>3647</text:p>
          </table:table-cell>
          <table:table-cell office:value-type="float" office:value="1000" calcext:value-type="float">
            <text:p>1000</text:p>
          </table:table-cell>
          <table:table-cell office:value-type="float" office:value="3.647" calcext:value-type="float">
            <text:p>3.6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  <table:table-cell office:value-type="float" office:value="1000" calcext:value-type="float">
            <text:p>1000</text:p>
          </table:table-cell>
          <table:table-cell office:value-type="float" office:value="0.304" calcext:value-type="float">
            <text:p>0.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773" calcext:value-type="float">
            <text:p>14773</text:p>
          </table:table-cell>
          <table:table-cell office:value-type="float" office:value="1000" calcext:value-type="float">
            <text:p>1000</text:p>
          </table:table-cell>
          <table:table-cell office:value-type="float" office:value="14.773" calcext:value-type="float">
            <text:p>14.77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514192" calcext:value-type="float">
            <text:p>0.00514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4192" calcext:value-type="float">
            <text:p>5.14192E-06</text:p>
          </table:table-cell>
          <table:table-cell office:value-type="float" office:value="0.000002295" calcext:value-type="float">
            <text:p>2.295E-06</text:p>
          </table:table-cell>
          <table:table-cell office:value-type="float" office:value="0.000022539" calcext:value-type="float">
            <text:p>2.2539E-05</text:p>
          </table:table-cell>
          <table:table-cell office:value-type="float" office:value="39095" calcext:value-type="float">
            <text:p>39095</text:p>
          </table:table-cell>
          <table:table-cell office:value-type="float" office:value="1000" calcext:value-type="float">
            <text:p>1000</text:p>
          </table:table-cell>
          <table:table-cell office:value-type="float" office:value="39.095" calcext:value-type="float">
            <text:p>39.095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3856" calcext:value-type="float">
            <text:p>3856</text:p>
          </table:table-cell>
          <table:table-cell office:value-type="float" office:value="1000" calcext:value-type="float">
            <text:p>1000</text:p>
          </table:table-cell>
          <table:table-cell office:value-type="float" office:value="3.856" calcext:value-type="float">
            <text:p>3.8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38" calcext:value-type="float">
            <text:p>4138</text:p>
          </table:table-cell>
          <table:table-cell office:value-type="float" office:value="1000" calcext:value-type="float">
            <text:p>1000</text:p>
          </table:table-cell>
          <table:table-cell office:value-type="float" office:value="4.138" calcext:value-type="float">
            <text:p>4.1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float" office:value="1000" calcext:value-type="float">
            <text:p>1000</text:p>
          </table:table-cell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698" calcext:value-type="float">
            <text:p>16698</text:p>
          </table:table-cell>
          <table:table-cell office:value-type="float" office:value="1000" calcext:value-type="float">
            <text:p>1000</text:p>
          </table:table-cell>
          <table:table-cell office:value-type="float" office:value="16.698" calcext:value-type="float">
            <text:p>16.69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0622106" calcext:value-type="float">
            <text:p>0.00622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2106" calcext:value-type="float">
            <text:p>6.22106E-06</text:p>
          </table:table-cell>
          <table:table-cell office:value-type="float" office:value="0.000002375" calcext:value-type="float">
            <text:p>2.375E-06</text:p>
          </table:table-cell>
          <table:table-cell office:value-type="float" office:value="0.000024091" calcext:value-type="float">
            <text:p>2.4091E-05</text:p>
          </table:table-cell>
          <table:table-cell office:value-type="float" office:value="48669" calcext:value-type="float">
            <text:p>48669</text:p>
          </table:table-cell>
          <table:table-cell office:value-type="float" office:value="1000" calcext:value-type="float">
            <text:p>1000</text:p>
          </table:table-cell>
          <table:table-cell office:value-type="float" office:value="48.669" calcext:value-type="float">
            <text:p>48.66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4407" calcext:value-type="float">
            <text:p>4407</text:p>
          </table:table-cell>
          <table:table-cell office:value-type="float" office:value="1000" calcext:value-type="float">
            <text:p>1000</text:p>
          </table:table-cell>
          <table:table-cell office:value-type="float" office:value="4.407" calcext:value-type="float">
            <text:p>4.4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676" calcext:value-type="float">
            <text:p>4676</text:p>
          </table:table-cell>
          <table:table-cell office:value-type="float" office:value="1000" calcext:value-type="float">
            <text:p>1000</text:p>
          </table:table-cell>
          <table:table-cell office:value-type="float" office:value="4.676" calcext:value-type="float">
            <text:p>4.6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1000" calcext:value-type="float">
            <text:p>1000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845" calcext:value-type="float">
            <text:p>18845</text:p>
          </table:table-cell>
          <table:table-cell office:value-type="float" office:value="1000" calcext:value-type="float">
            <text:p>1000</text:p>
          </table:table-cell>
          <table:table-cell office:value-type="float" office:value="18.845" calcext:value-type="float">
            <text:p>18.84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0818531" calcext:value-type="float">
            <text:p>0.00818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8531" calcext:value-type="float">
            <text:p>8.18531E-06</text:p>
          </table:table-cell>
          <table:table-cell office:value-type="float" office:value="0.000003202" calcext:value-type="float">
            <text:p>3.202E-06</text:p>
          </table:table-cell>
          <table:table-cell office:value-type="float" office:value="0.000030084" calcext:value-type="float">
            <text:p>3.0084E-05</text:p>
          </table:table-cell>
          <table:table-cell office:value-type="float" office:value="66621" calcext:value-type="float">
            <text:p>66621</text:p>
          </table:table-cell>
          <table:table-cell office:value-type="float" office:value="1000" calcext:value-type="float">
            <text:p>1000</text:p>
          </table:table-cell>
          <table:table-cell office:value-type="float" office:value="66.621" calcext:value-type="float">
            <text:p>66.621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5384" calcext:value-type="float">
            <text:p>5384</text:p>
          </table:table-cell>
          <table:table-cell office:value-type="float" office:value="1000" calcext:value-type="float">
            <text:p>1000</text:p>
          </table:table-cell>
          <table:table-cell office:value-type="float" office:value="5.384" calcext:value-type="float">
            <text:p>5.3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23" calcext:value-type="float">
            <text:p>5523</text:p>
          </table:table-cell>
          <table:table-cell office:value-type="float" office:value="1000" calcext:value-type="float">
            <text:p>1000</text:p>
          </table:table-cell>
          <table:table-cell office:value-type="float" office:value="5.523" calcext:value-type="float">
            <text:p>5.5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62" calcext:value-type="float">
            <text:p>2762</text:p>
          </table:table-cell>
          <table:table-cell office:value-type="float" office:value="1000" calcext:value-type="float">
            <text:p>1000</text:p>
          </table:table-cell>
          <table:table-cell office:value-type="float" office:value="2.762" calcext:value-type="float">
            <text:p>2.7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95762" calcext:value-type="float">
            <text:p>0.00295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95762" calcext:value-type="float">
            <text:p>2.95762E-06</text:p>
          </table:table-cell>
          <table:table-cell office:value-type="float" office:value="0.000001983" calcext:value-type="float">
            <text:p>1.983E-06</text:p>
          </table:table-cell>
          <table:table-cell office:value-type="float" office:value="0.000023272" calcext:value-type="float">
            <text:p>2.3272E-05</text:p>
          </table:table-cell>
          <table:table-cell office:value-type="float" office:value="21284" calcext:value-type="float">
            <text:p>21284</text:p>
          </table:table-cell>
          <table:table-cell office:value-type="float" office:value="1000" calcext:value-type="float">
            <text:p>1000</text:p>
          </table:table-cell>
          <table:table-cell office:value-type="float" office:value="21.284" calcext:value-type="float">
            <text:p>21.28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974" calcext:value-type="float">
            <text:p>1974</text:p>
          </table:table-cell>
          <table:table-cell office:value-type="float" office:value="1000" calcext:value-type="float">
            <text:p>1000</text:p>
          </table:table-cell>
          <table:table-cell office:value-type="float" office:value="1.974" calcext:value-type="float">
            <text:p>1.9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1000" calcext:value-type="float">
            <text:p>1000</text:p>
          </table:table-cell>
          <table:table-cell office:value-type="float" office:value="1.989" calcext:value-type="float">
            <text:p>1.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642" calcext:value-type="float">
            <text:p>5642</text:p>
          </table:table-cell>
          <table:table-cell office:value-type="float" office:value="1000" calcext:value-type="float">
            <text:p>1000</text:p>
          </table:table-cell>
          <table:table-cell office:value-type="float" office:value="5.642" calcext:value-type="float">
            <text:p>5.6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318366" calcext:value-type="float">
            <text:p>0.003183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8366" calcext:value-type="float">
            <text:p>3.18366E-06</text:p>
          </table:table-cell>
          <table:table-cell office:value-type="float" office:value="0.000002092" calcext:value-type="float">
            <text:p>2.092E-06</text:p>
          </table:table-cell>
          <table:table-cell office:value-type="float" office:value="0.000053613" calcext:value-type="float">
            <text:p>5.3613E-05</text:p>
          </table:table-cell>
          <table:table-cell office:value-type="float" office:value="22580" calcext:value-type="float">
            <text:p>22580</text:p>
          </table:table-cell>
          <table:table-cell office:value-type="float" office:value="1000" calcext:value-type="float">
            <text:p>1000</text:p>
          </table:table-cell>
          <table:table-cell office:value-type="float" office:value="22.58" calcext:value-type="float">
            <text:p>22.5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212" calcext:value-type="float">
            <text:p>2212</text:p>
          </table:table-cell>
          <table:table-cell office:value-type="float" office:value="1000" calcext:value-type="float">
            <text:p>1000</text:p>
          </table:table-cell>
          <table:table-cell office:value-type="float" office:value="2.212" calcext:value-type="float">
            <text:p>2.2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28" calcext:value-type="float">
            <text:p>2328</text:p>
          </table:table-cell>
          <table:table-cell office:value-type="float" office:value="1000" calcext:value-type="float">
            <text:p>1000</text:p>
          </table:table-cell>
          <table:table-cell office:value-type="float" office:value="2.328" calcext:value-type="float">
            <text:p>2.3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000" calcext:value-type="float">
            <text:p>1000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08" calcext:value-type="float">
            <text:p>8408</text:p>
          </table:table-cell>
          <table:table-cell office:value-type="float" office:value="1000" calcext:value-type="float">
            <text:p>1000</text:p>
          </table:table-cell>
          <table:table-cell office:value-type="float" office:value="8.408" calcext:value-type="float">
            <text:p>8.40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0345856" calcext:value-type="float">
            <text:p>0.003458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45856" calcext:value-type="float">
            <text:p>3.45856E-06</text:p>
          </table:table-cell>
          <table:table-cell office:value-type="float" office:value="0.000002397" calcext:value-type="float">
            <text:p>2.397E-06</text:p>
          </table:table-cell>
          <table:table-cell office:value-type="float" office:value="0.000023753" calcext:value-type="float">
            <text:p>2.3753E-05</text:p>
          </table:table-cell>
          <table:table-cell office:value-type="float" office:value="24638" calcext:value-type="float">
            <text:p>24638</text:p>
          </table:table-cell>
          <table:table-cell office:value-type="float" office:value="1000" calcext:value-type="float">
            <text:p>1000</text:p>
          </table:table-cell>
          <table:table-cell office:value-type="float" office:value="24.638" calcext:value-type="float">
            <text:p>24.63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431" calcext:value-type="float">
            <text:p>2431</text:p>
          </table:table-cell>
          <table:table-cell office:value-type="float" office:value="1000" calcext:value-type="float">
            <text:p>1000</text:p>
          </table:table-cell>
          <table:table-cell office:value-type="float" office:value="2.431" calcext:value-type="float">
            <text:p>2.4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94" calcext:value-type="float">
            <text:p>2694</text:p>
          </table:table-cell>
          <table:table-cell office:value-type="float" office:value="1000" calcext:value-type="float">
            <text:p>1000</text:p>
          </table:table-cell>
          <table:table-cell office:value-type="float" office:value="2.694" calcext:value-type="float">
            <text:p>2.6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218" calcext:value-type="float">
            <text:p>11218</text:p>
          </table:table-cell>
          <table:table-cell office:value-type="float" office:value="1000" calcext:value-type="float">
            <text:p>1000</text:p>
          </table:table-cell>
          <table:table-cell office:value-type="float" office:value="11.218" calcext:value-type="float">
            <text:p>11.2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0376746" calcext:value-type="float">
            <text:p>0.003767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76746" calcext:value-type="float">
            <text:p>3.76746E-06</text:p>
          </table:table-cell>
          <table:table-cell office:value-type="float" office:value="0.000002411" calcext:value-type="float">
            <text:p>2.411E-06</text:p>
          </table:table-cell>
          <table:table-cell office:value-type="float" office:value="0.000021969" calcext:value-type="float">
            <text:p>2.1969E-05</text:p>
          </table:table-cell>
          <table:table-cell office:value-type="float" office:value="28218" calcext:value-type="float">
            <text:p>28218</text:p>
          </table:table-cell>
          <table:table-cell office:value-type="float" office:value="1000" calcext:value-type="float">
            <text:p>1000</text:p>
          </table:table-cell>
          <table:table-cell office:value-type="float" office:value="28.218" calcext:value-type="float">
            <text:p>28.21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782" calcext:value-type="float">
            <text:p>2782</text:p>
          </table:table-cell>
          <table:table-cell office:value-type="float" office:value="1000" calcext:value-type="float">
            <text:p>1000</text:p>
          </table:table-cell>
          <table:table-cell office:value-type="float" office:value="2.782" calcext:value-type="float">
            <text:p>2.7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99" calcext:value-type="float">
            <text:p>3099</text:p>
          </table:table-cell>
          <table:table-cell office:value-type="float" office:value="1000" calcext:value-type="float">
            <text:p>1000</text:p>
          </table:table-cell>
          <table:table-cell office:value-type="float" office:value="3.099" calcext:value-type="float">
            <text:p>3.0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1000" calcext:value-type="float">
            <text:p>1000</text:p>
          </table:table-cell>
          <table:table-cell office:value-type="float" office:value="0.317" calcext:value-type="float">
            <text:p>0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4031" calcext:value-type="float">
            <text:p>14031</text:p>
          </table:table-cell>
          <table:table-cell office:value-type="float" office:value="1000" calcext:value-type="float">
            <text:p>1000</text:p>
          </table:table-cell>
          <table:table-cell office:value-type="float" office:value="14.031" calcext:value-type="float">
            <text:p>14.03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00424343" calcext:value-type="float">
            <text:p>0.00424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24343" calcext:value-type="float">
            <text:p>4.24343E-06</text:p>
          </table:table-cell>
          <table:table-cell office:value-type="float" office:value="0.000002404" calcext:value-type="float">
            <text:p>2.404E-06</text:p>
          </table:table-cell>
          <table:table-cell office:value-type="float" office:value="0.000024206" calcext:value-type="float">
            <text:p>2.4206E-05</text:p>
          </table:table-cell>
          <table:table-cell office:value-type="float" office:value="32181" calcext:value-type="float">
            <text:p>32181</text:p>
          </table:table-cell>
          <table:table-cell office:value-type="float" office:value="1000" calcext:value-type="float">
            <text:p>1000</text:p>
          </table:table-cell>
          <table:table-cell office:value-type="float" office:value="32.181" calcext:value-type="float">
            <text:p>32.181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3139" calcext:value-type="float">
            <text:p>3139</text:p>
          </table:table-cell>
          <table:table-cell office:value-type="float" office:value="1000" calcext:value-type="float">
            <text:p>1000</text:p>
          </table:table-cell>
          <table:table-cell office:value-type="float" office:value="3.139" calcext:value-type="float">
            <text:p>3.1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78" calcext:value-type="float">
            <text:p>3478</text:p>
          </table:table-cell>
          <table:table-cell office:value-type="float" office:value="1000" calcext:value-type="float">
            <text:p>1000</text:p>
          </table:table-cell>
          <table:table-cell office:value-type="float" office:value="3.478" calcext:value-type="float">
            <text:p>3.4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1000" calcext:value-type="float">
            <text:p>1000</text:p>
          </table:table-cell>
          <table:table-cell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77" calcext:value-type="float">
            <text:p>16877</text:p>
          </table:table-cell>
          <table:table-cell office:value-type="float" office:value="1000" calcext:value-type="float">
            <text:p>1000</text:p>
          </table:table-cell>
          <table:table-cell office:value-type="float" office:value="16.877" calcext:value-type="float">
            <text:p>16.87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00504824" calcext:value-type="float">
            <text:p>0.005048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4824" calcext:value-type="float">
            <text:p>5.04824E-06</text:p>
          </table:table-cell>
          <table:table-cell office:value-type="float" office:value="0.000002444" calcext:value-type="float">
            <text:p>2.444E-06</text:p>
          </table:table-cell>
          <table:table-cell office:value-type="float" office:value="0.00002392" calcext:value-type="float">
            <text:p>2.392E-05</text:p>
          </table:table-cell>
          <table:table-cell office:value-type="float" office:value="38702" calcext:value-type="float">
            <text:p>38702</text:p>
          </table:table-cell>
          <table:table-cell office:value-type="float" office:value="1000" calcext:value-type="float">
            <text:p>1000</text:p>
          </table:table-cell>
          <table:table-cell office:value-type="float" office:value="38.702" calcext:value-type="float">
            <text:p>38.702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3616" calcext:value-type="float">
            <text:p>3616</text:p>
          </table:table-cell>
          <table:table-cell office:value-type="float" office:value="1000" calcext:value-type="float">
            <text:p>1000</text:p>
          </table:table-cell>
          <table:table-cell office:value-type="float" office:value="3.616" calcext:value-type="float">
            <text:p>3.6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64" calcext:value-type="float">
            <text:p>3964</text:p>
          </table:table-cell>
          <table:table-cell office:value-type="float" office:value="1000" calcext:value-type="float">
            <text:p>1000</text:p>
          </table:table-cell>
          <table:table-cell office:value-type="float" office:value="3.964" calcext:value-type="float">
            <text:p>3.9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518" calcext:value-type="float">
            <text:p>19518</text:p>
          </table:table-cell>
          <table:table-cell office:value-type="float" office:value="1000" calcext:value-type="float">
            <text:p>1000</text:p>
          </table:table-cell>
          <table:table-cell office:value-type="float" office:value="19.518" calcext:value-type="float">
            <text:p>19.5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00576556" calcext:value-type="float">
            <text:p>0.005765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6556" calcext:value-type="float">
            <text:p>5.76556E-06</text:p>
          </table:table-cell>
          <table:table-cell office:value-type="float" office:value="0.000002422" calcext:value-type="float">
            <text:p>2.422E-06</text:p>
          </table:table-cell>
          <table:table-cell office:value-type="float" office:value="0.000018548" calcext:value-type="float">
            <text:p>1.8548E-05</text:p>
          </table:table-cell>
          <table:table-cell office:value-type="float" office:value="46275" calcext:value-type="float">
            <text:p>46275</text:p>
          </table:table-cell>
          <table:table-cell office:value-type="float" office:value="1000" calcext:value-type="float">
            <text:p>1000</text:p>
          </table:table-cell>
          <table:table-cell office:value-type="float" office:value="46.275" calcext:value-type="float">
            <text:p>46.275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4082" calcext:value-type="float">
            <text:p>4082</text:p>
          </table:table-cell>
          <table:table-cell office:value-type="float" office:value="1000" calcext:value-type="float">
            <text:p>1000</text:p>
          </table:table-cell>
          <table:table-cell office:value-type="float" office:value="4.082" calcext:value-type="float">
            <text:p>4.0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0" calcext:value-type="float">
            <text:p>4450</text:p>
          </table:table-cell>
          <table:table-cell office:value-type="float" office:value="1000" calcext:value-type="float">
            <text:p>1000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557" calcext:value-type="float">
            <text:p>22557</text:p>
          </table:table-cell>
          <table:table-cell office:value-type="float" office:value="1000" calcext:value-type="float">
            <text:p>1000</text:p>
          </table:table-cell>
          <table:table-cell office:value-type="float" office:value="22.557" calcext:value-type="float">
            <text:p>22.55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00762554" calcext:value-type="float">
            <text:p>0.00762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2554" calcext:value-type="float">
            <text:p>7.62554E-06</text:p>
          </table:table-cell>
          <table:table-cell office:value-type="float" office:value="0.000003275" calcext:value-type="float">
            <text:p>3.275E-06</text:p>
          </table:table-cell>
          <table:table-cell office:value-type="float" office:value="0.000028707" calcext:value-type="float">
            <text:p>2.8707E-05</text:p>
          </table:table-cell>
          <table:table-cell office:value-type="float" office:value="62947" calcext:value-type="float">
            <text:p>62947</text:p>
          </table:table-cell>
          <table:table-cell office:value-type="float" office:value="1000" calcext:value-type="float">
            <text:p>1000</text:p>
          </table:table-cell>
          <table:table-cell office:value-type="float" office:value="62.947" calcext:value-type="float">
            <text:p>62.947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4894" calcext:value-type="float">
            <text:p>4894</text:p>
          </table:table-cell>
          <table:table-cell office:value-type="float" office:value="1000" calcext:value-type="float">
            <text:p>1000</text:p>
          </table:table-cell>
          <table:table-cell office:value-type="float" office:value="4.894" calcext:value-type="float">
            <text:p>4.8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240" calcext:value-type="float">
            <text:p>5240</text:p>
          </table:table-cell>
          <table:table-cell office:value-type="float" office:value="1000" calcext:value-type="float">
            <text:p>1000</text:p>
          </table:table-cell>
          <table:table-cell office:value-type="float" office:value="5.24" calcext:value-type="float">
            <text:p>5.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262" calcext:value-type="float">
            <text:p>25262</text:p>
          </table:table-cell>
          <table:table-cell office:value-type="float" office:value="1000" calcext:value-type="float">
            <text:p>1000</text:p>
          </table:table-cell>
          <table:table-cell office:value-type="float" office:value="25.262" calcext:value-type="float">
            <text:p>25.26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010549" calcext:value-type="float">
            <text:p>0.0105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49" calcext:value-type="float">
            <text:p>1.0549E-05</text:p>
          </table:table-cell>
          <table:table-cell office:value-type="float" office:value="0.000003315" calcext:value-type="float">
            <text:p>3.315E-06</text:p>
          </table:table-cell>
          <table:table-cell office:value-type="float" office:value="0.000050742" calcext:value-type="float">
            <text:p>5.0742E-05</text:p>
          </table:table-cell>
          <table:table-cell office:value-type="float" office:value="89604" calcext:value-type="float">
            <text:p>89604</text:p>
          </table:table-cell>
          <table:table-cell office:value-type="float" office:value="1000" calcext:value-type="float">
            <text:p>1000</text:p>
          </table:table-cell>
          <table:table-cell office:value-type="float" office:value="89.604" calcext:value-type="float">
            <text:p>89.604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5999" calcext:value-type="float">
            <text:p>5999</text:p>
          </table:table-cell>
          <table:table-cell office:value-type="float" office:value="1000" calcext:value-type="float">
            <text:p>1000</text:p>
          </table:table-cell>
          <table:table-cell office:value-type="float" office:value="5.999" calcext:value-type="float">
            <text:p>5.9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85" calcext:value-type="float">
            <text:p>6185</text:p>
          </table:table-cell>
          <table:table-cell office:value-type="float" office:value="1000" calcext:value-type="float">
            <text:p>1000</text:p>
          </table:table-cell>
          <table:table-cell office:value-type="float" office:value="6.185" calcext:value-type="float">
            <text:p>6.1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1000" calcext:value-type="float">
            <text:p>1000</text:p>
          </table:table-cell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65" calcext:value-type="float">
            <text:p>3465</text:p>
          </table:table-cell>
          <table:table-cell office:value-type="float" office:value="1000" calcext:value-type="float">
            <text:p>1000</text:p>
          </table:table-cell>
          <table:table-cell office:value-type="float" office:value="3.465" calcext:value-type="float">
            <text:p>3.4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310819" calcext:value-type="float">
            <text:p>0.003108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0819" calcext:value-type="float">
            <text:p>3.10819E-06</text:p>
          </table:table-cell>
          <table:table-cell office:value-type="float" office:value="0.000002141" calcext:value-type="float">
            <text:p>2.141E-06</text:p>
          </table:table-cell>
          <table:table-cell office:value-type="float" office:value="0.000022208" calcext:value-type="float">
            <text:p>2.2208E-05</text:p>
          </table:table-cell>
          <table:table-cell office:value-type="float" office:value="24017" calcext:value-type="float">
            <text:p>24017</text:p>
          </table:table-cell>
          <table:table-cell office:value-type="float" office:value="1000" calcext:value-type="float">
            <text:p>1000</text:p>
          </table:table-cell>
          <table:table-cell office:value-type="float" office:value="24.017" calcext:value-type="float">
            <text:p>24.0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029" calcext:value-type="float">
            <text:p>2029</text:p>
          </table:table-cell>
          <table:table-cell office:value-type="float" office:value="1000" calcext:value-type="float">
            <text:p>1000</text:p>
          </table:table-cell>
          <table:table-cell office:value-type="float" office:value="2.029" calcext:value-type="float">
            <text:p>2.0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45" calcext:value-type="float">
            <text:p>2045</text:p>
          </table:table-cell>
          <table:table-cell office:value-type="float" office:value="1000" calcext:value-type="float">
            <text:p>1000</text:p>
          </table:table-cell>
          <table:table-cell office:value-type="float" office:value="2.045" calcext:value-type="float">
            <text:p>2.0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315" calcext:value-type="float">
            <text:p>7315</text:p>
          </table:table-cell>
          <table:table-cell office:value-type="float" office:value="1000" calcext:value-type="float">
            <text:p>1000</text:p>
          </table:table-cell>
          <table:table-cell office:value-type="float" office:value="7.315" calcext:value-type="float">
            <text:p>7.3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331396" calcext:value-type="float">
            <text:p>0.003313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1396" calcext:value-type="float">
            <text:p>3.31396E-06</text:p>
          </table:table-cell>
          <table:table-cell office:value-type="float" office:value="0.000002192" calcext:value-type="float">
            <text:p>2.192E-06</text:p>
          </table:table-cell>
          <table:table-cell office:value-type="float" office:value="0.000019953" calcext:value-type="float">
            <text:p>1.9953E-05</text:p>
          </table:table-cell>
          <table:table-cell office:value-type="float" office:value="25485" calcext:value-type="float">
            <text:p>25485</text:p>
          </table:table-cell>
          <table:table-cell office:value-type="float" office:value="1000" calcext:value-type="float">
            <text:p>1000</text:p>
          </table:table-cell>
          <table:table-cell office:value-type="float" office:value="25.485" calcext:value-type="float">
            <text:p>25.48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263" calcext:value-type="float">
            <text:p>2263</text:p>
          </table:table-cell>
          <table:table-cell office:value-type="float" office:value="1000" calcext:value-type="float">
            <text:p>1000</text:p>
          </table:table-cell>
          <table:table-cell office:value-type="float" office:value="2.263" calcext:value-type="float">
            <text:p>2.2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48" calcext:value-type="float">
            <text:p>2448</text:p>
          </table:table-cell>
          <table:table-cell office:value-type="float" office:value="1000" calcext:value-type="float">
            <text:p>1000</text:p>
          </table:table-cell>
          <table:table-cell office:value-type="float" office:value="2.448" calcext:value-type="float">
            <text:p>2.4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1000" calcext:value-type="float">
            <text:p>1000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64" calcext:value-type="float">
            <text:p>10764</text:p>
          </table:table-cell>
          <table:table-cell office:value-type="float" office:value="1000" calcext:value-type="float">
            <text:p>1000</text:p>
          </table:table-cell>
          <table:table-cell office:value-type="float" office:value="10.764" calcext:value-type="float">
            <text:p>10.76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0370806" calcext:value-type="float">
            <text:p>0.003708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70806" calcext:value-type="float">
            <text:p>3.70806E-06</text:p>
          </table:table-cell>
          <table:table-cell office:value-type="float" office:value="0.000002545" calcext:value-type="float">
            <text:p>2.545E-06</text:p>
          </table:table-cell>
          <table:table-cell office:value-type="float" office:value="0.000021342" calcext:value-type="float">
            <text:p>2.1342E-05</text:p>
          </table:table-cell>
          <table:table-cell office:value-type="float" office:value="28509" calcext:value-type="float">
            <text:p>28509</text:p>
          </table:table-cell>
          <table:table-cell office:value-type="float" office:value="1000" calcext:value-type="float">
            <text:p>1000</text:p>
          </table:table-cell>
          <table:table-cell office:value-type="float" office:value="28.509" calcext:value-type="float">
            <text:p>28.50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558" calcext:value-type="float">
            <text:p>2558</text:p>
          </table:table-cell>
          <table:table-cell office:value-type="float" office:value="1000" calcext:value-type="float">
            <text:p>1000</text:p>
          </table:table-cell>
          <table:table-cell office:value-type="float" office:value="2.558" calcext:value-type="float">
            <text:p>2.5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60" calcext:value-type="float">
            <text:p>2860</text:p>
          </table:table-cell>
          <table:table-cell office:value-type="float" office:value="1000" calcext:value-type="float">
            <text:p>1000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float" office:value="0.302" calcext:value-type="float">
            <text:p>0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335" calcext:value-type="float">
            <text:p>14335</text:p>
          </table:table-cell>
          <table:table-cell office:value-type="float" office:value="1000" calcext:value-type="float">
            <text:p>1000</text:p>
          </table:table-cell>
          <table:table-cell office:value-type="float" office:value="14.335" calcext:value-type="float">
            <text:p>14.33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0416562" calcext:value-type="float">
            <text:p>0.004165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16562" calcext:value-type="float">
            <text:p>4.16562E-06</text:p>
          </table:table-cell>
          <table:table-cell office:value-type="float" office:value="0.000002574" calcext:value-type="float">
            <text:p>2.574E-06</text:p>
          </table:table-cell>
          <table:table-cell office:value-type="float" office:value="0.000023471" calcext:value-type="float">
            <text:p>2.3471E-05</text:p>
          </table:table-cell>
          <table:table-cell office:value-type="float" office:value="32343" calcext:value-type="float">
            <text:p>32343</text:p>
          </table:table-cell>
          <table:table-cell office:value-type="float" office:value="1000" calcext:value-type="float">
            <text:p>1000</text:p>
          </table:table-cell>
          <table:table-cell office:value-type="float" office:value="32.343" calcext:value-type="float">
            <text:p>32.34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922" calcext:value-type="float">
            <text:p>2922</text:p>
          </table:table-cell>
          <table:table-cell office:value-type="float" office:value="1000" calcext:value-type="float">
            <text:p>1000</text:p>
          </table:table-cell>
          <table:table-cell office:value-type="float" office:value="2.922" calcext:value-type="float">
            <text:p>2.9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54" calcext:value-type="float">
            <text:p>3254</text:p>
          </table:table-cell>
          <table:table-cell office:value-type="float" office:value="1000" calcext:value-type="float">
            <text:p>1000</text:p>
          </table:table-cell>
          <table:table-cell office:value-type="float" office:value="3.254" calcext:value-type="float">
            <text:p>3.2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1000" calcext:value-type="float">
            <text:p>1000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7980" calcext:value-type="float">
            <text:p>17980</text:p>
          </table:table-cell>
          <table:table-cell office:value-type="float" office:value="1000" calcext:value-type="float">
            <text:p>1000</text:p>
          </table:table-cell>
          <table:table-cell office:value-type="float" office:value="17.98" calcext:value-type="float">
            <text:p>17.9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00478105" calcext:value-type="float">
            <text:p>0.004781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8105" calcext:value-type="float">
            <text:p>4.78105E-06</text:p>
          </table:table-cell>
          <table:table-cell office:value-type="float" office:value="0.000002561" calcext:value-type="float">
            <text:p>2.561E-06</text:p>
          </table:table-cell>
          <table:table-cell office:value-type="float" office:value="0.000024486" calcext:value-type="float">
            <text:p>2.4486E-05</text:p>
          </table:table-cell>
          <table:table-cell office:value-type="float" office:value="37272" calcext:value-type="float">
            <text:p>37272</text:p>
          </table:table-cell>
          <table:table-cell office:value-type="float" office:value="1000" calcext:value-type="float">
            <text:p>1000</text:p>
          </table:table-cell>
          <table:table-cell office:value-type="float" office:value="37.272" calcext:value-type="float">
            <text:p>37.272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3301" calcext:value-type="float">
            <text:p>3301</text:p>
          </table:table-cell>
          <table:table-cell office:value-type="float" office:value="1000" calcext:value-type="float">
            <text:p>1000</text:p>
          </table:table-cell>
          <table:table-cell office:value-type="float" office:value="3.301" calcext:value-type="float">
            <text:p>3.3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85" calcext:value-type="float">
            <text:p>3685</text:p>
          </table:table-cell>
          <table:table-cell office:value-type="float" office:value="1000" calcext:value-type="float">
            <text:p>1000</text:p>
          </table:table-cell>
          <table:table-cell office:value-type="float" office:value="3.685" calcext:value-type="float">
            <text:p>3.6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715" calcext:value-type="float">
            <text:p>21715</text:p>
          </table:table-cell>
          <table:table-cell office:value-type="float" office:value="1000" calcext:value-type="float">
            <text:p>1000</text:p>
          </table:table-cell>
          <table:table-cell office:value-type="float" office:value="21.715" calcext:value-type="float">
            <text:p>21.71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00573283" calcext:value-type="float">
            <text:p>0.00573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3283" calcext:value-type="float">
            <text:p>5.73283E-06</text:p>
          </table:table-cell>
          <table:table-cell office:value-type="float" office:value="0.000002626" calcext:value-type="float">
            <text:p>2.626E-06</text:p>
          </table:table-cell>
          <table:table-cell office:value-type="float" office:value="0.000023944" calcext:value-type="float">
            <text:p>2.3944E-05</text:p>
          </table:table-cell>
          <table:table-cell office:value-type="float" office:value="44319" calcext:value-type="float">
            <text:p>44319</text:p>
          </table:table-cell>
          <table:table-cell office:value-type="float" office:value="1000" calcext:value-type="float">
            <text:p>1000</text:p>
          </table:table-cell>
          <table:table-cell office:value-type="float" office:value="44.319" calcext:value-type="float">
            <text:p>44.319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3773" calcext:value-type="float">
            <text:p>3773</text:p>
          </table:table-cell>
          <table:table-cell office:value-type="float" office:value="1000" calcext:value-type="float">
            <text:p>1000</text:p>
          </table:table-cell>
          <table:table-cell office:value-type="float" office:value="3.773" calcext:value-type="float">
            <text:p>3.7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09" calcext:value-type="float">
            <text:p>4209</text:p>
          </table:table-cell>
          <table:table-cell office:value-type="float" office:value="1000" calcext:value-type="float">
            <text:p>1000</text:p>
          </table:table-cell>
          <table:table-cell office:value-type="float" office:value="4.209" calcext:value-type="float">
            <text:p>4.2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office:value-type="float" office:value="1000" calcext:value-type="float">
            <text:p>1000</text:p>
          </table:table-cell>
          <table:table-cell office:value-type="float" office:value="0.436" calcext:value-type="float">
            <text:p>0.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234" calcext:value-type="float">
            <text:p>25234</text:p>
          </table:table-cell>
          <table:table-cell office:value-type="float" office:value="1000" calcext:value-type="float">
            <text:p>1000</text:p>
          </table:table-cell>
          <table:table-cell office:value-type="float" office:value="25.234" calcext:value-type="float">
            <text:p>25.23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3" calcext:value-type="float">
            <text:p>6.93E-06</text:p>
          </table:table-cell>
          <table:table-cell office:value-type="float" office:value="0.000002812" calcext:value-type="float">
            <text:p>2.812E-06</text:p>
          </table:table-cell>
          <table:table-cell office:value-type="float" office:value="0.000028691" calcext:value-type="float">
            <text:p>2.8691E-05</text:p>
          </table:table-cell>
          <table:table-cell office:value-type="float" office:value="55538" calcext:value-type="float">
            <text:p>55538</text:p>
          </table:table-cell>
          <table:table-cell office:value-type="float" office:value="1000" calcext:value-type="float">
            <text:p>1000</text:p>
          </table:table-cell>
          <table:table-cell office:value-type="float" office:value="55.538" calcext:value-type="float">
            <text:p>55.538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4407" calcext:value-type="float">
            <text:p>4407</text:p>
          </table:table-cell>
          <table:table-cell office:value-type="float" office:value="1000" calcext:value-type="float">
            <text:p>1000</text:p>
          </table:table-cell>
          <table:table-cell office:value-type="float" office:value="4.407" calcext:value-type="float">
            <text:p>4.4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51" calcext:value-type="float">
            <text:p>4851</text:p>
          </table:table-cell>
          <table:table-cell office:value-type="float" office:value="1000" calcext:value-type="float">
            <text:p>1000</text:p>
          </table:table-cell>
          <table:table-cell office:value-type="float" office:value="4.851" calcext:value-type="float">
            <text:p>4.8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office:value-type="float" office:value="1000" calcext:value-type="float">
            <text:p>1000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875" calcext:value-type="float">
            <text:p>28875</text:p>
          </table:table-cell>
          <table:table-cell office:value-type="float" office:value="1000" calcext:value-type="float">
            <text:p>1000</text:p>
          </table:table-cell>
          <table:table-cell office:value-type="float" office:value="28.875" calcext:value-type="float">
            <text:p>28.87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.00886246" calcext:value-type="float">
            <text:p>0.00886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6246" calcext:value-type="float">
            <text:p>8.86246E-06</text:p>
          </table:table-cell>
          <table:table-cell office:value-type="float" office:value="0.00000362" calcext:value-type="float">
            <text:p>3.62E-06</text:p>
          </table:table-cell>
          <table:table-cell office:value-type="float" office:value="0.000028829" calcext:value-type="float">
            <text:p>2.8829E-05</text:p>
          </table:table-cell>
          <table:table-cell office:value-type="float" office:value="74308" calcext:value-type="float">
            <text:p>74308</text:p>
          </table:table-cell>
          <table:table-cell office:value-type="float" office:value="1000" calcext:value-type="float">
            <text:p>1000</text:p>
          </table:table-cell>
          <table:table-cell office:value-type="float" office:value="74.308" calcext:value-type="float">
            <text:p>74.308</text:p>
          </table:table-cell>
          <table:table-cell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 office:value-type="float" office:value="5215" calcext:value-type="float">
            <text:p>5215</text:p>
          </table:table-cell>
          <table:table-cell office:value-type="float" office:value="1000" calcext:value-type="float">
            <text:p>1000</text:p>
          </table:table-cell>
          <table:table-cell office:value-type="float" office:value="5.215" calcext:value-type="float">
            <text:p>5.2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24" calcext:value-type="float">
            <text:p>5624</text:p>
          </table:table-cell>
          <table:table-cell office:value-type="float" office:value="1000" calcext:value-type="float">
            <text:p>1000</text:p>
          </table:table-cell>
          <table:table-cell office:value-type="float" office:value="5.624" calcext:value-type="float">
            <text:p>5.6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369" calcext:value-type="float">
            <text:p>32369</text:p>
          </table:table-cell>
          <table:table-cell office:value-type="float" office:value="1000" calcext:value-type="float">
            <text:p>1000</text:p>
          </table:table-cell>
          <table:table-cell office:value-type="float" office:value="32.369" calcext:value-type="float">
            <text:p>32.36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0127748" calcext:value-type="float">
            <text:p>0.0127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748" calcext:value-type="float">
            <text:p>1.27748E-05</text:p>
          </table:table-cell>
          <table:table-cell office:value-type="float" office:value="0.000004591" calcext:value-type="float">
            <text:p>4.591E-06</text:p>
          </table:table-cell>
          <table:table-cell office:value-type="float" office:value="0.000037812" calcext:value-type="float">
            <text:p>3.7812E-05</text:p>
          </table:table-cell>
          <table:table-cell office:value-type="float" office:value="112697" calcext:value-type="float">
            <text:p>112697</text:p>
          </table:table-cell>
          <table:table-cell office:value-type="float" office:value="1000" calcext:value-type="float">
            <text:p>1000</text:p>
          </table:table-cell>
          <table:table-cell office:value-type="float" office:value="112.697" calcext:value-type="float">
            <text:p>112.697</text:p>
          </table:table-cell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office:value-type="float" office:value="6530" calcext:value-type="float">
            <text:p>6530</text:p>
          </table:table-cell>
          <table:table-cell office:value-type="float" office:value="1000" calcext:value-type="float">
            <text:p>1000</text:p>
          </table:table-cell>
          <table:table-cell office:value-type="float" office:value="6.53" calcext:value-type="float">
            <text:p>6.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85" calcext:value-type="float">
            <text:p>6785</text:p>
          </table:table-cell>
          <table:table-cell office:value-type="float" office:value="1000" calcext:value-type="float">
            <text:p>1000</text:p>
          </table:table-cell>
          <table:table-cell office:value-type="float" office:value="6.785" calcext:value-type="float">
            <text:p>6.7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43" calcext:value-type="float">
            <text:p>4543</text:p>
          </table:table-cell>
          <table:table-cell office:value-type="float" office:value="1000" calcext:value-type="float">
            <text:p>1000</text:p>
          </table:table-cell>
          <table:table-cell office:value-type="float" office:value="4.543" calcext:value-type="float">
            <text:p>4.5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33433" calcext:value-type="float">
            <text:p>0.003334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3433" calcext:value-type="float">
            <text:p>3.33433E-06</text:p>
          </table:table-cell>
          <table:table-cell office:value-type="float" office:value="0.000002287" calcext:value-type="float">
            <text:p>2.287E-06</text:p>
          </table:table-cell>
          <table:table-cell office:value-type="float" office:value="0.000022621" calcext:value-type="float">
            <text:p>2.2621E-05</text:p>
          </table:table-cell>
          <table:table-cell office:value-type="float" office:value="26283" calcext:value-type="float">
            <text:p>26283</text:p>
          </table:table-cell>
          <table:table-cell office:value-type="float" office:value="1000" calcext:value-type="float">
            <text:p>1000</text:p>
          </table:table-cell>
          <table:table-cell office:value-type="float" office:value="26.283" calcext:value-type="float">
            <text:p>26.28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57" calcext:value-type="float">
            <text:p>2057</text:p>
          </table:table-cell>
          <table:table-cell office:value-type="float" office:value="1000" calcext:value-type="float">
            <text:p>1000</text:p>
          </table:table-cell>
          <table:table-cell office:value-type="float" office:value="2.057" calcext:value-type="float">
            <text:p>2.0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4" calcext:value-type="float">
            <text:p>2104</text:p>
          </table:table-cell>
          <table:table-cell office:value-type="float" office:value="1000" calcext:value-type="float">
            <text:p>1000</text:p>
          </table:table-cell>
          <table:table-cell office:value-type="float" office:value="2.104" calcext:value-type="float">
            <text:p>2.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54" calcext:value-type="float">
            <text:p>8954</text:p>
          </table:table-cell>
          <table:table-cell office:value-type="float" office:value="1000" calcext:value-type="float">
            <text:p>1000</text:p>
          </table:table-cell>
          <table:table-cell office:value-type="float" office:value="8.954" calcext:value-type="float">
            <text:p>8.9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358123" calcext:value-type="float">
            <text:p>0.003581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8123" calcext:value-type="float">
            <text:p>3.58123E-06</text:p>
          </table:table-cell>
          <table:table-cell office:value-type="float" office:value="0.000002674" calcext:value-type="float">
            <text:p>2.674E-06</text:p>
          </table:table-cell>
          <table:table-cell office:value-type="float" office:value="0.000021307" calcext:value-type="float">
            <text:p>2.1307E-05</text:p>
          </table:table-cell>
          <table:table-cell office:value-type="float" office:value="28529" calcext:value-type="float">
            <text:p>28529</text:p>
          </table:table-cell>
          <table:table-cell office:value-type="float" office:value="1000" calcext:value-type="float">
            <text:p>1000</text:p>
          </table:table-cell>
          <table:table-cell office:value-type="float" office:value="28.529" calcext:value-type="float">
            <text:p>28.529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335" calcext:value-type="float">
            <text:p>2335</text:p>
          </table:table-cell>
          <table:table-cell office:value-type="float" office:value="1000" calcext:value-type="float">
            <text:p>1000</text:p>
          </table:table-cell>
          <table:table-cell office:value-type="float" office:value="2.335" calcext:value-type="float">
            <text:p>2.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7" calcext:value-type="float">
            <text:p>2547</text:p>
          </table:table-cell>
          <table:table-cell office:value-type="float" office:value="1000" calcext:value-type="float">
            <text:p>1000</text:p>
          </table:table-cell>
          <table:table-cell office:value-type="float" office:value="2.547" calcext:value-type="float">
            <text:p>2.5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455" calcext:value-type="float">
            <text:p>13455</text:p>
          </table:table-cell>
          <table:table-cell office:value-type="float" office:value="1000" calcext:value-type="float">
            <text:p>1000</text:p>
          </table:table-cell>
          <table:table-cell office:value-type="float" office:value="13.455" calcext:value-type="float">
            <text:p>13.4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0396495" calcext:value-type="float">
            <text:p>0.00396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6495" calcext:value-type="float">
            <text:p>3.96495E-06</text:p>
          </table:table-cell>
          <table:table-cell office:value-type="float" office:value="0.000002682" calcext:value-type="float">
            <text:p>2.682E-06</text:p>
          </table:table-cell>
          <table:table-cell office:value-type="float" office:value="0.000020386" calcext:value-type="float">
            <text:p>2.0386E-05</text:p>
          </table:table-cell>
          <table:table-cell office:value-type="float" office:value="31788" calcext:value-type="float">
            <text:p>31788</text:p>
          </table:table-cell>
          <table:table-cell office:value-type="float" office:value="1000" calcext:value-type="float">
            <text:p>1000</text:p>
          </table:table-cell>
          <table:table-cell office:value-type="float" office:value="31.788" calcext:value-type="float">
            <text:p>31.78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2635" calcext:value-type="float">
            <text:p>2635</text:p>
          </table:table-cell>
          <table:table-cell office:value-type="float" office:value="1000" calcext:value-type="float">
            <text:p>1000</text:p>
          </table:table-cell>
          <table:table-cell office:value-type="float" office:value="2.635" calcext:value-type="float">
            <text:p>2.6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1" calcext:value-type="float">
            <text:p>3001</text:p>
          </table:table-cell>
          <table:table-cell office:value-type="float" office:value="1000" calcext:value-type="float">
            <text:p>1000</text:p>
          </table:table-cell>
          <table:table-cell office:value-type="float" office:value="3.001" calcext:value-type="float">
            <text:p>3.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93" calcext:value-type="float">
            <text:p>17793</text:p>
          </table:table-cell>
          <table:table-cell office:value-type="float" office:value="1000" calcext:value-type="float">
            <text:p>1000</text:p>
          </table:table-cell>
          <table:table-cell office:value-type="float" office:value="17.793" calcext:value-type="float">
            <text:p>17.79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2249" calcext:value-type="float">
            <text:p>4.62249E-06</text:p>
          </table:table-cell>
          <table:table-cell office:value-type="float" office:value="0.000002694" calcext:value-type="float">
            <text:p>2.694E-06</text:p>
          </table:table-cell>
          <table:table-cell office:value-type="float" office:value="0.000023954" calcext:value-type="float">
            <text:p>2.3954E-05</text:p>
          </table:table-cell>
          <table:table-cell office:value-type="float" office:value="36287" calcext:value-type="float">
            <text:p>36287</text:p>
          </table:table-cell>
          <table:table-cell office:value-type="float" office:value="1000" calcext:value-type="float">
            <text:p>1000</text:p>
          </table:table-cell>
          <table:table-cell office:value-type="float" office:value="36.287" calcext:value-type="float">
            <text:p>36.287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023" calcext:value-type="float">
            <text:p>3023</text:p>
          </table:table-cell>
          <table:table-cell office:value-type="float" office:value="1000" calcext:value-type="float">
            <text:p>1000</text:p>
          </table:table-cell>
          <table:table-cell office:value-type="float" office:value="3.023" calcext:value-type="float">
            <text:p>3.0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89" calcext:value-type="float">
            <text:p>3389</text:p>
          </table:table-cell>
          <table:table-cell office:value-type="float" office:value="1000" calcext:value-type="float">
            <text:p>1000</text:p>
          </table:table-cell>
          <table:table-cell office:value-type="float" office:value="3.389" calcext:value-type="float">
            <text:p>3.3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621" calcext:value-type="float">
            <text:p>22621</text:p>
          </table:table-cell>
          <table:table-cell office:value-type="float" office:value="1000" calcext:value-type="float">
            <text:p>1000</text:p>
          </table:table-cell>
          <table:table-cell office:value-type="float" office:value="22.621" calcext:value-type="float">
            <text:p>22.62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00535669" calcext:value-type="float">
            <text:p>0.00535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5669" calcext:value-type="float">
            <text:p>5.35669E-06</text:p>
          </table:table-cell>
          <table:table-cell office:value-type="float" office:value="0.000002754" calcext:value-type="float">
            <text:p>2.754E-06</text:p>
          </table:table-cell>
          <table:table-cell office:value-type="float" office:value="0.000024821" calcext:value-type="float">
            <text:p>2.4821E-05</text:p>
          </table:table-cell>
          <table:table-cell office:value-type="float" office:value="42644" calcext:value-type="float">
            <text:p>42644</text:p>
          </table:table-cell>
          <table:table-cell office:value-type="float" office:value="1000" calcext:value-type="float">
            <text:p>1000</text:p>
          </table:table-cell>
          <table:table-cell office:value-type="float" office:value="42.644" calcext:value-type="float">
            <text:p>42.644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455" calcext:value-type="float">
            <text:p>3455</text:p>
          </table:table-cell>
          <table:table-cell office:value-type="float" office:value="1000" calcext:value-type="float">
            <text:p>1000</text:p>
          </table:table-cell>
          <table:table-cell office:value-type="float" office:value="3.455" calcext:value-type="float">
            <text:p>3.4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04" calcext:value-type="float">
            <text:p>3904</text:p>
          </table:table-cell>
          <table:table-cell office:value-type="float" office:value="1000" calcext:value-type="float">
            <text:p>1000</text:p>
          </table:table-cell>
          <table:table-cell office:value-type="float" office:value="3.904" calcext:value-type="float">
            <text:p>3.9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1000" calcext:value-type="float">
            <text:p>1000</text:p>
          </table:table-cell>
          <table:table-cell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015" calcext:value-type="float">
            <text:p>27015</text:p>
          </table:table-cell>
          <table:table-cell office:value-type="float" office:value="1000" calcext:value-type="float">
            <text:p>1000</text:p>
          </table:table-cell>
          <table:table-cell office:value-type="float" office:value="27.015" calcext:value-type="float">
            <text:p>27.01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0611502" calcext:value-type="float">
            <text:p>0.006115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1502" calcext:value-type="float">
            <text:p>6.11502E-06</text:p>
          </table:table-cell>
          <table:table-cell office:value-type="float" office:value="0.000002828" calcext:value-type="float">
            <text:p>2.828E-06</text:p>
          </table:table-cell>
          <table:table-cell office:value-type="float" office:value="0.000025594" calcext:value-type="float">
            <text:p>2.5594E-05</text:p>
          </table:table-cell>
          <table:table-cell office:value-type="float" office:value="50367" calcext:value-type="float">
            <text:p>50367</text:p>
          </table:table-cell>
          <table:table-cell office:value-type="float" office:value="1000" calcext:value-type="float">
            <text:p>1000</text:p>
          </table:table-cell>
          <table:table-cell office:value-type="float" office:value="50.367" calcext:value-type="float">
            <text:p>50.367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3951" calcext:value-type="float">
            <text:p>3951</text:p>
          </table:table-cell>
          <table:table-cell office:value-type="float" office:value="1000" calcext:value-type="float">
            <text:p>1000</text:p>
          </table:table-cell>
          <table:table-cell office:value-type="float" office:value="3.951" calcext:value-type="float">
            <text:p>3.9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0" calcext:value-type="float">
            <text:p>4450</text:p>
          </table:table-cell>
          <table:table-cell office:value-type="float" office:value="1000" calcext:value-type="float">
            <text:p>1000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17" calcext:value-type="float">
            <text:p>31517</text:p>
          </table:table-cell>
          <table:table-cell office:value-type="float" office:value="1000" calcext:value-type="float">
            <text:p>1000</text:p>
          </table:table-cell>
          <table:table-cell office:value-type="float" office:value="31.517" calcext:value-type="float">
            <text:p>31.51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00777403" calcext:value-type="float">
            <text:p>0.007774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7403" calcext:value-type="float">
            <text:p>7.77403E-06</text:p>
          </table:table-cell>
          <table:table-cell office:value-type="float" office:value="0.00000353" calcext:value-type="float">
            <text:p>3.53E-06</text:p>
          </table:table-cell>
          <table:table-cell office:value-type="float" office:value="0.000029574" calcext:value-type="float">
            <text:p>2.9574E-05</text:p>
          </table:table-cell>
          <table:table-cell office:value-type="float" office:value="65446" calcext:value-type="float">
            <text:p>65446</text:p>
          </table:table-cell>
          <table:table-cell office:value-type="float" office:value="1000" calcext:value-type="float">
            <text:p>1000</text:p>
          </table:table-cell>
          <table:table-cell office:value-type="float" office:value="65.446" calcext:value-type="float">
            <text:p>65.446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4660" calcext:value-type="float">
            <text:p>4660</text:p>
          </table:table-cell>
          <table:table-cell office:value-type="float" office:value="1000" calcext:value-type="float">
            <text:p>1000</text:p>
          </table:table-cell>
          <table:table-cell office:value-type="float" office:value="4.66" calcext:value-type="float">
            <text:p>4.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70" calcext:value-type="float">
            <text:p>5170</text:p>
          </table:table-cell>
          <table:table-cell office:value-type="float" office:value="1000" calcext:value-type="float">
            <text:p>1000</text:p>
          </table:table-cell>
          <table:table-cell office:value-type="float" office:value="5.17" calcext:value-type="float">
            <text:p>5.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82" calcext:value-type="float">
            <text:p>35982</text:p>
          </table:table-cell>
          <table:table-cell office:value-type="float" office:value="1000" calcext:value-type="float">
            <text:p>1000</text:p>
          </table:table-cell>
          <table:table-cell office:value-type="float" office:value="35.982" calcext:value-type="float">
            <text:p>35.98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0.0101797" calcext:value-type="float">
            <text:p>0.0101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797" calcext:value-type="float">
            <text:p>1.01797E-05</text:p>
          </table:table-cell>
          <table:table-cell office:value-type="float" office:value="0.000003694" calcext:value-type="float">
            <text:p>3.694E-06</text:p>
          </table:table-cell>
          <table:table-cell office:value-type="float" office:value="0.000034795" calcext:value-type="float">
            <text:p>3.4795E-05</text:p>
          </table:table-cell>
          <table:table-cell office:value-type="float" office:value="87617" calcext:value-type="float">
            <text:p>87617</text:p>
          </table:table-cell>
          <table:table-cell office:value-type="float" office:value="1000" calcext:value-type="float">
            <text:p>1000</text:p>
          </table:table-cell>
          <table:table-cell office:value-type="float" office:value="87.617" calcext:value-type="float">
            <text:p>87.617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5555" calcext:value-type="float">
            <text:p>5555</text:p>
          </table:table-cell>
          <table:table-cell office:value-type="float" office:value="1000" calcext:value-type="float">
            <text:p>1000</text:p>
          </table:table-cell>
          <table:table-cell office:value-type="float" office:value="5.555" calcext:value-type="float">
            <text:p>5.5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24" calcext:value-type="float">
            <text:p>6024</text:p>
          </table:table-cell>
          <table:table-cell office:value-type="float" office:value="1000" calcext:value-type="float">
            <text:p>1000</text:p>
          </table:table-cell>
          <table:table-cell office:value-type="float" office:value="6.024" calcext:value-type="float">
            <text:p>6.0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69" calcext:value-type="float">
            <text:p>469</text:p>
          </table:table-cell>
          <table:table-cell office:value-type="float" office:value="1000" calcext:value-type="float">
            <text:p>1000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523" calcext:value-type="float">
            <text:p>40523</text:p>
          </table:table-cell>
          <table:table-cell office:value-type="float" office:value="1000" calcext:value-type="float">
            <text:p>1000</text:p>
          </table:table-cell>
          <table:table-cell office:value-type="float" office:value="40.523" calcext:value-type="float">
            <text:p>40.52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0156294" calcext:value-type="float">
            <text:p>0.01562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6294" calcext:value-type="float">
            <text:p>1.56294E-05</text:p>
          </table:table-cell>
          <table:table-cell office:value-type="float" office:value="0.000005192" calcext:value-type="float">
            <text:p>5.192E-06</text:p>
          </table:table-cell>
          <table:table-cell office:value-type="float" office:value="0.000041998" calcext:value-type="float">
            <text:p>4.1998E-05</text:p>
          </table:table-cell>
          <table:table-cell office:value-type="float" office:value="138591" calcext:value-type="float">
            <text:p>138591</text:p>
          </table:table-cell>
          <table:table-cell office:value-type="float" office:value="1000" calcext:value-type="float">
            <text:p>1000</text:p>
          </table:table-cell>
          <table:table-cell office:value-type="float" office:value="138.591" calcext:value-type="float">
            <text:p>138.591</text:p>
          </table:table-cell>
          <table:table-cell office:value-type="float" office:value="41" calcext:value-type="float">
            <text:p>41</text:p>
          </table:table-cell>
          <table:table-cell office:value-type="float" office:value="236" calcext:value-type="float">
            <text:p>236</text:p>
          </table:table-cell>
          <table:table-cell office:value-type="float" office:value="7041" calcext:value-type="float">
            <text:p>7041</text:p>
          </table:table-cell>
          <table:table-cell office:value-type="float" office:value="1000" calcext:value-type="float">
            <text:p>1000</text:p>
          </table:table-cell>
          <table:table-cell office:value-type="float" office:value="7.041" calcext:value-type="float">
            <text:p>7.0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74" calcext:value-type="float">
            <text:p>7374</text:p>
          </table:table-cell>
          <table:table-cell office:value-type="float" office:value="1000" calcext:value-type="float">
            <text:p>1000</text:p>
          </table:table-cell>
          <table:table-cell office:value-type="float" office:value="7.374" calcext:value-type="float">
            <text:p>7.3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1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596" calcext:value-type="float">
            <text:p>5596</text:p>
          </table:table-cell>
          <table:table-cell office:value-type="float" office:value="1000" calcext:value-type="float">
            <text:p>1000</text:p>
          </table:table-cell>
          <table:table-cell office:value-type="float" office:value="5.596" calcext:value-type="float">
            <text:p>5.5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351988" calcext:value-type="float">
            <text:p>0.003519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1988" calcext:value-type="float">
            <text:p>3.51988E-06</text:p>
          </table:table-cell>
          <table:table-cell office:value-type="float" office:value="0.000002489" calcext:value-type="float">
            <text:p>2.489E-06</text:p>
          </table:table-cell>
          <table:table-cell office:value-type="float" office:value="0.000021019" calcext:value-type="float">
            <text:p>2.1019E-05</text:p>
          </table:table-cell>
          <table:table-cell office:value-type="float" office:value="28696" calcext:value-type="float">
            <text:p>28696</text:p>
          </table:table-cell>
          <table:table-cell office:value-type="float" office:value="1000" calcext:value-type="float">
            <text:p>1000</text:p>
          </table:table-cell>
          <table:table-cell office:value-type="float" office:value="28.696" calcext:value-type="float">
            <text:p>28.69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080" calcext:value-type="float">
            <text:p>2080</text:p>
          </table:table-cell>
          <table:table-cell office:value-type="float" office:value="1000" calcext:value-type="float">
            <text:p>1000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36" calcext:value-type="float">
            <text:p>2136</text:p>
          </table:table-cell>
          <table:table-cell office:value-type="float" office:value="1000" calcext:value-type="float">
            <text:p>1000</text:p>
          </table:table-cell>
          <table:table-cell office:value-type="float" office:value="2.136" calcext:value-type="float">
            <text:p>2.1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817" calcext:value-type="float">
            <text:p>10817</text:p>
          </table:table-cell>
          <table:table-cell office:value-type="float" office:value="1000" calcext:value-type="float">
            <text:p>1000</text:p>
          </table:table-cell>
          <table:table-cell office:value-type="float" office:value="10.817" calcext:value-type="float">
            <text:p>10.8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389214" calcext:value-type="float">
            <text:p>0.00389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9214" calcext:value-type="float">
            <text:p>3.89214E-06</text:p>
          </table:table-cell>
          <table:table-cell office:value-type="float" office:value="0.000002808" calcext:value-type="float">
            <text:p>2.808E-06</text:p>
          </table:table-cell>
          <table:table-cell office:value-type="float" office:value="0.000022503" calcext:value-type="float">
            <text:p>2.2503E-05</text:p>
          </table:table-cell>
          <table:table-cell office:value-type="float" office:value="31220" calcext:value-type="float">
            <text:p>31220</text:p>
          </table:table-cell>
          <table:table-cell office:value-type="float" office:value="1000" calcext:value-type="float">
            <text:p>1000</text:p>
          </table:table-cell>
          <table:table-cell office:value-type="float" office:value="31.22" calcext:value-type="float">
            <text:p>31.2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362" calcext:value-type="float">
            <text:p>2362</text:p>
          </table:table-cell>
          <table:table-cell office:value-type="float" office:value="1000" calcext:value-type="float">
            <text:p>1000</text:p>
          </table:table-cell>
          <table:table-cell office:value-type="float" office:value="2.362" calcext:value-type="float">
            <text:p>2.3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4" calcext:value-type="float">
            <text:p>2654</text:p>
          </table:table-cell>
          <table:table-cell office:value-type="float" office:value="1000" calcext:value-type="float">
            <text:p>1000</text:p>
          </table:table-cell>
          <table:table-cell office:value-type="float" office:value="2.654" calcext:value-type="float">
            <text:p>2.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429" calcext:value-type="float">
            <text:p>16429</text:p>
          </table:table-cell>
          <table:table-cell office:value-type="float" office:value="1000" calcext:value-type="float">
            <text:p>1000</text:p>
          </table:table-cell>
          <table:table-cell office:value-type="float" office:value="16.429" calcext:value-type="float">
            <text:p>16.42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00434863" calcext:value-type="float">
            <text:p>0.00434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4863" calcext:value-type="float">
            <text:p>4.34863E-06</text:p>
          </table:table-cell>
          <table:table-cell office:value-type="float" office:value="0.000002843" calcext:value-type="float">
            <text:p>2.843E-06</text:p>
          </table:table-cell>
          <table:table-cell office:value-type="float" office:value="0.000020417" calcext:value-type="float">
            <text:p>2.0417E-05</text:p>
          </table:table-cell>
          <table:table-cell office:value-type="float" office:value="35570" calcext:value-type="float">
            <text:p>35570</text:p>
          </table:table-cell>
          <table:table-cell office:value-type="float" office:value="1000" calcext:value-type="float">
            <text:p>1000</text:p>
          </table:table-cell>
          <table:table-cell office:value-type="float" office:value="35.57" calcext:value-type="float">
            <text:p>35.57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737" calcext:value-type="float">
            <text:p>2737</text:p>
          </table:table-cell>
          <table:table-cell office:value-type="float" office:value="1000" calcext:value-type="float">
            <text:p>1000</text:p>
          </table:table-cell>
          <table:table-cell office:value-type="float" office:value="2.737" calcext:value-type="float">
            <text:p>2.7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9" calcext:value-type="float">
            <text:p>3079</text:p>
          </table:table-cell>
          <table:table-cell office:value-type="float" office:value="1000" calcext:value-type="float">
            <text:p>1000</text:p>
          </table:table-cell>
          <table:table-cell office:value-type="float" office:value="3.079" calcext:value-type="float">
            <text:p>3.0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1855" calcext:value-type="float">
            <text:p>21855</text:p>
          </table:table-cell>
          <table:table-cell office:value-type="float" office:value="1000" calcext:value-type="float">
            <text:p>1000</text:p>
          </table:table-cell>
          <table:table-cell office:value-type="float" office:value="21.855" calcext:value-type="float">
            <text:p>21.85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00496019" calcext:value-type="float">
            <text:p>0.00496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6019" calcext:value-type="float">
            <text:p>4.96019E-06</text:p>
          </table:table-cell>
          <table:table-cell office:value-type="float" office:value="0.000002861" calcext:value-type="float">
            <text:p>2.861E-06</text:p>
          </table:table-cell>
          <table:table-cell office:value-type="float" office:value="0.000021187" calcext:value-type="float">
            <text:p>2.1187E-05</text:p>
          </table:table-cell>
          <table:table-cell office:value-type="float" office:value="40748" calcext:value-type="float">
            <text:p>40748</text:p>
          </table:table-cell>
          <table:table-cell office:value-type="float" office:value="1000" calcext:value-type="float">
            <text:p>1000</text:p>
          </table:table-cell>
          <table:table-cell office:value-type="float" office:value="40.748" calcext:value-type="float">
            <text:p>40.748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3127" calcext:value-type="float">
            <text:p>3127</text:p>
          </table:table-cell>
          <table:table-cell office:value-type="float" office:value="1000" calcext:value-type="float">
            <text:p>1000</text:p>
          </table:table-cell>
          <table:table-cell office:value-type="float" office:value="3.127" calcext:value-type="float">
            <text:p>3.1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60" calcext:value-type="float">
            <text:p>3560</text:p>
          </table:table-cell>
          <table:table-cell office:value-type="float" office:value="1000" calcext:value-type="float">
            <text:p>1000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3" calcext:value-type="float">
            <text:p>433</text:p>
          </table:table-cell>
          <table:table-cell office:value-type="float" office:value="1000" calcext:value-type="float">
            <text:p>100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522" calcext:value-type="float">
            <text:p>27522</text:p>
          </table:table-cell>
          <table:table-cell office:value-type="float" office:value="1000" calcext:value-type="float">
            <text:p>1000</text:p>
          </table:table-cell>
          <table:table-cell office:value-type="float" office:value="27.522" calcext:value-type="float">
            <text:p>27.52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00579338" calcext:value-type="float">
            <text:p>0.005793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9338" calcext:value-type="float">
            <text:p>5.79338E-06</text:p>
          </table:table-cell>
          <table:table-cell office:value-type="float" office:value="0.000002896" calcext:value-type="float">
            <text:p>2.896E-06</text:p>
          </table:table-cell>
          <table:table-cell office:value-type="float" office:value="0.000021713" calcext:value-type="float">
            <text:p>2.1713E-05</text:p>
          </table:table-cell>
          <table:table-cell office:value-type="float" office:value="47730" calcext:value-type="float">
            <text:p>47730</text:p>
          </table:table-cell>
          <table:table-cell office:value-type="float" office:value="1000" calcext:value-type="float">
            <text:p>1000</text:p>
          </table:table-cell>
          <table:table-cell office:value-type="float" office:value="47.73" calcext:value-type="float">
            <text:p>47.73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3575" calcext:value-type="float">
            <text:p>3575</text:p>
          </table:table-cell>
          <table:table-cell office:value-type="float" office:value="1000" calcext:value-type="float">
            <text:p>1000</text:p>
          </table:table-cell>
          <table:table-cell office:value-type="float" office:value="3.575" calcext:value-type="float">
            <text:p>3.5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79" calcext:value-type="float">
            <text:p>4079</text:p>
          </table:table-cell>
          <table:table-cell office:value-type="float" office:value="1000" calcext:value-type="float">
            <text:p>1000</text:p>
          </table:table-cell>
          <table:table-cell office:value-type="float" office:value="4.079" calcext:value-type="float">
            <text:p>4.0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  <table:table-cell office:value-type="float" office:value="1000" calcext:value-type="float">
            <text:p>100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936" calcext:value-type="float">
            <text:p>32936</text:p>
          </table:table-cell>
          <table:table-cell office:value-type="float" office:value="1000" calcext:value-type="float">
            <text:p>1000</text:p>
          </table:table-cell>
          <table:table-cell office:value-type="float" office:value="32.936" calcext:value-type="float">
            <text:p>32.93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0.00705551" calcext:value-type="float">
            <text:p>0.007055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5551" calcext:value-type="float">
            <text:p>7.05551E-06</text:p>
          </table:table-cell>
          <table:table-cell office:value-type="float" office:value="0.000003038" calcext:value-type="float">
            <text:p>3.038E-06</text:p>
          </table:table-cell>
          <table:table-cell office:value-type="float" office:value="0.000076741" calcext:value-type="float">
            <text:p>7.6741E-05</text:p>
          </table:table-cell>
          <table:table-cell office:value-type="float" office:value="57362" calcext:value-type="float">
            <text:p>57362</text:p>
          </table:table-cell>
          <table:table-cell office:value-type="float" office:value="1000" calcext:value-type="float">
            <text:p>1000</text:p>
          </table:table-cell>
          <table:table-cell office:value-type="float" office:value="57.362" calcext:value-type="float">
            <text:p>57.36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4117" calcext:value-type="float">
            <text:p>4117</text:p>
          </table:table-cell>
          <table:table-cell office:value-type="float" office:value="1000" calcext:value-type="float">
            <text:p>1000</text:p>
          </table:table-cell>
          <table:table-cell office:value-type="float" office:value="4.117" calcext:value-type="float">
            <text:p>4.1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59" calcext:value-type="float">
            <text:p>4659</text:p>
          </table:table-cell>
          <table:table-cell office:value-type="float" office:value="1000" calcext:value-type="float">
            <text:p>1000</text:p>
          </table:table-cell>
          <table:table-cell office:value-type="float" office:value="4.659" calcext:value-type="float">
            <text:p>4.6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1000" calcext:value-type="float">
            <text:p>1000</text:p>
          </table:table-cell>
          <table:table-cell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417" calcext:value-type="float">
            <text:p>38417</text:p>
          </table:table-cell>
          <table:table-cell office:value-type="float" office:value="1000" calcext:value-type="float">
            <text:p>1000</text:p>
          </table:table-cell>
          <table:table-cell office:value-type="float" office:value="38.417" calcext:value-type="float">
            <text:p>38.41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0.00865964" calcext:value-type="float">
            <text:p>0.00865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5964" calcext:value-type="float">
            <text:p>8.65964E-06</text:p>
          </table:table-cell>
          <table:table-cell office:value-type="float" office:value="0.00000309" calcext:value-type="float">
            <text:p>3.09E-06</text:p>
          </table:table-cell>
          <table:table-cell office:value-type="float" office:value="0.000039033" calcext:value-type="float">
            <text:p>3.9033E-05</text:p>
          </table:table-cell>
          <table:table-cell office:value-type="float" office:value="72056" calcext:value-type="float">
            <text:p>72056</text:p>
          </table:table-cell>
          <table:table-cell office:value-type="float" office:value="1000" calcext:value-type="float">
            <text:p>1000</text:p>
          </table:table-cell>
          <table:table-cell office:value-type="float" office:value="72.056" calcext:value-type="float">
            <text:p>72.05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4784" calcext:value-type="float">
            <text:p>4784</text:p>
          </table:table-cell>
          <table:table-cell office:value-type="float" office:value="1000" calcext:value-type="float">
            <text:p>1000</text:p>
          </table:table-cell>
          <table:table-cell office:value-type="float" office:value="4.784" calcext:value-type="float">
            <text:p>4.7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87" calcext:value-type="float">
            <text:p>5387</text:p>
          </table:table-cell>
          <table:table-cell office:value-type="float" office:value="1000" calcext:value-type="float">
            <text:p>1000</text:p>
          </table:table-cell>
          <table:table-cell office:value-type="float" office:value="5.387" calcext:value-type="float">
            <text:p>5.3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3" calcext:value-type="float">
            <text:p>603</text:p>
          </table:table-cell>
          <table:table-cell office:value-type="float" office:value="1000" calcext:value-type="float">
            <text:p>1000</text:p>
          </table:table-cell>
          <table:table-cell office:value-type="float" office:value="0.603" calcext:value-type="float">
            <text:p>0.6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3966" calcext:value-type="float">
            <text:p>43966</text:p>
          </table:table-cell>
          <table:table-cell office:value-type="float" office:value="1000" calcext:value-type="float">
            <text:p>1000</text:p>
          </table:table-cell>
          <table:table-cell office:value-type="float" office:value="43.966" calcext:value-type="float">
            <text:p>43.96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.0116721" calcext:value-type="float">
            <text:p>0.0116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6721" calcext:value-type="float">
            <text:p>1.16721E-05</text:p>
          </table:table-cell>
          <table:table-cell office:value-type="float" office:value="0.000004243" calcext:value-type="float">
            <text:p>4.243E-06</text:p>
          </table:table-cell>
          <table:table-cell office:value-type="float" office:value="0.000038825" calcext:value-type="float">
            <text:p>3.8825E-05</text:p>
          </table:table-cell>
          <table:table-cell office:value-type="float" office:value="101812" calcext:value-type="float">
            <text:p>101812</text:p>
          </table:table-cell>
          <table:table-cell office:value-type="float" office:value="1000" calcext:value-type="float">
            <text:p>1000</text:p>
          </table:table-cell>
          <table:table-cell office:value-type="float" office:value="101.812" calcext:value-type="float">
            <text:p>101.812</text:p>
          </table:table-cell>
          <table:table-cell office:value-type="float" office:value="34" calcext:value-type="float">
            <text:p>34</text:p>
          </table:table-cell>
          <table:table-cell office:value-type="float" office:value="248" calcext:value-type="float">
            <text:p>248</text:p>
          </table:table-cell>
          <table:table-cell office:value-type="float" office:value="5864" calcext:value-type="float">
            <text:p>5864</text:p>
          </table:table-cell>
          <table:table-cell office:value-type="float" office:value="1000" calcext:value-type="float">
            <text:p>1000</text:p>
          </table:table-cell>
          <table:table-cell office:value-type="float" office:value="5.864" calcext:value-type="float">
            <text:p>5.8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420" calcext:value-type="float">
            <text:p>6420</text:p>
          </table:table-cell>
          <table:table-cell office:value-type="float" office:value="1000" calcext:value-type="float">
            <text:p>1000</text:p>
          </table:table-cell>
          <table:table-cell office:value-type="float" office:value="6.42" calcext:value-type="float">
            <text:p>6.4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1000" calcext:value-type="float">
            <text:p>1000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530" calcext:value-type="float">
            <text:p>49530</text:p>
          </table:table-cell>
          <table:table-cell office:value-type="float" office:value="1000" calcext:value-type="float">
            <text:p>1000</text:p>
          </table:table-cell>
          <table:table-cell office:value-type="float" office:value="49.53" calcext:value-type="float">
            <text:p>49.5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018353" calcext:value-type="float">
            <text:p>0.0183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53" calcext:value-type="float">
            <text:p>1.8353E-05</text:p>
          </table:table-cell>
          <table:table-cell office:value-type="float" office:value="0.000005587" calcext:value-type="float">
            <text:p>5.587E-06</text:p>
          </table:table-cell>
          <table:table-cell office:value-type="float" office:value="0.000045986" calcext:value-type="float">
            <text:p>4.5986E-05</text:p>
          </table:table-cell>
          <table:table-cell office:value-type="float" office:value="166430" calcext:value-type="float">
            <text:p>166430</text:p>
          </table:table-cell>
          <table:table-cell office:value-type="float" office:value="1000" calcext:value-type="float">
            <text:p>1000</text:p>
          </table:table-cell>
          <table:table-cell office:value-type="float" office:value="166.43" calcext:value-type="float">
            <text:p>166.43</text:p>
          </table:table-cell>
          <table:table-cell office:value-type="float" office:value="47" calcext:value-type="float">
            <text:p>47</text:p>
          </table:table-cell>
          <table:table-cell office:value-type="float" office:value="306" calcext:value-type="float">
            <text:p>306</text:p>
          </table:table-cell>
          <table:table-cell office:value-type="float" office:value="7554" calcext:value-type="float">
            <text:p>7554</text:p>
          </table:table-cell>
          <table:table-cell office:value-type="float" office:value="1000" calcext:value-type="float">
            <text:p>1000</text:p>
          </table:table-cell>
          <table:table-cell office:value-type="float" office:value="7.554" calcext:value-type="float">
            <text:p>7.55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928" calcext:value-type="float">
            <text:p>7928</text:p>
          </table:table-cell>
          <table:table-cell office:value-type="float" office:value="1000" calcext:value-type="float">
            <text:p>1000</text:p>
          </table:table-cell>
          <table:table-cell office:value-type="float" office:value="7.928" calcext:value-type="float">
            <text:p>7.9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81" calcext:value-type="float">
            <text:p>6681</text:p>
          </table:table-cell>
          <table:table-cell office:value-type="float" office:value="1000" calcext:value-type="float">
            <text:p>1000</text:p>
          </table:table-cell>
          <table:table-cell office:value-type="float" office:value="6.681" calcext:value-type="float">
            <text:p>6.68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374517" calcext:value-type="float">
            <text:p>0.00374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74517" calcext:value-type="float">
            <text:p>3.74517E-06</text:p>
          </table:table-cell>
          <table:table-cell office:value-type="float" office:value="0.000002845" calcext:value-type="float">
            <text:p>2.845E-06</text:p>
          </table:table-cell>
          <table:table-cell office:value-type="float" office:value="0.000020847" calcext:value-type="float">
            <text:p>2.0847E-05</text:p>
          </table:table-cell>
          <table:table-cell office:value-type="float" office:value="31023" calcext:value-type="float">
            <text:p>31023</text:p>
          </table:table-cell>
          <table:table-cell office:value-type="float" office:value="1000" calcext:value-type="float">
            <text:p>1000</text:p>
          </table:table-cell>
          <table:table-cell office:value-type="float" office:value="31.023" calcext:value-type="float">
            <text:p>31.02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102" calcext:value-type="float">
            <text:p>2102</text:p>
          </table:table-cell>
          <table:table-cell office:value-type="float" office:value="1000" calcext:value-type="float">
            <text:p>1000</text:p>
          </table:table-cell>
          <table:table-cell office:value-type="float" office:value="2.102" calcext:value-type="float">
            <text:p>2.1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85" calcext:value-type="float">
            <text:p>2185</text:p>
          </table:table-cell>
          <table:table-cell office:value-type="float" office:value="1000" calcext:value-type="float">
            <text:p>1000</text:p>
          </table:table-cell>
          <table:table-cell office:value-type="float" office:value="2.185" calcext:value-type="float">
            <text:p>2.1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059" calcext:value-type="float">
            <text:p>13059</text:p>
          </table:table-cell>
          <table:table-cell office:value-type="float" office:value="1000" calcext:value-type="float">
            <text:p>1000</text:p>
          </table:table-cell>
          <table:table-cell office:value-type="float" office:value="13.059" calcext:value-type="float">
            <text:p>13.05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00405232" calcext:value-type="float">
            <text:p>0.004052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5232" calcext:value-type="float">
            <text:p>4.05232E-06</text:p>
          </table:table-cell>
          <table:table-cell office:value-type="float" office:value="0.000002966" calcext:value-type="float">
            <text:p>2.966E-06</text:p>
          </table:table-cell>
          <table:table-cell office:value-type="float" office:value="0.000021381" calcext:value-type="float">
            <text:p>2.1381E-05</text:p>
          </table:table-cell>
          <table:table-cell office:value-type="float" office:value="34020" calcext:value-type="float">
            <text:p>34020</text:p>
          </table:table-cell>
          <table:table-cell office:value-type="float" office:value="1000" calcext:value-type="float">
            <text:p>1000</text:p>
          </table:table-cell>
          <table:table-cell office:value-type="float" office:value="34.02" calcext:value-type="float">
            <text:p>34.02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2404" calcext:value-type="float">
            <text:p>2404</text:p>
          </table:table-cell>
          <table:table-cell office:value-type="float" office:value="1000" calcext:value-type="float">
            <text:p>1000</text:p>
          </table:table-cell>
          <table:table-cell office:value-type="float" office:value="2.404" calcext:value-type="float">
            <text:p>2.4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33" calcext:value-type="float">
            <text:p>2733</text:p>
          </table:table-cell>
          <table:table-cell office:value-type="float" office:value="1000" calcext:value-type="float">
            <text:p>1000</text:p>
          </table:table-cell>
          <table:table-cell office:value-type="float" office:value="2.733" calcext:value-type="float">
            <text:p>2.7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825" calcext:value-type="float">
            <text:p>19825</text:p>
          </table:table-cell>
          <table:table-cell office:value-type="float" office:value="1000" calcext:value-type="float">
            <text:p>1000</text:p>
          </table:table-cell>
          <table:table-cell office:value-type="float" office:value="19.825" calcext:value-type="float">
            <text:p>19.82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0472718" calcext:value-type="float">
            <text:p>0.004727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2718" calcext:value-type="float">
            <text:p>4.72718E-06</text:p>
          </table:table-cell>
          <table:table-cell office:value-type="float" office:value="0.00000299" calcext:value-type="float">
            <text:p>2.99E-06</text:p>
          </table:table-cell>
          <table:table-cell office:value-type="float" office:value="0.000025216" calcext:value-type="float">
            <text:p>2.5216E-05</text:p>
          </table:table-cell>
          <table:table-cell office:value-type="float" office:value="38780" calcext:value-type="float">
            <text:p>38780</text:p>
          </table:table-cell>
          <table:table-cell office:value-type="float" office:value="1000" calcext:value-type="float">
            <text:p>1000</text:p>
          </table:table-cell>
          <table:table-cell office:value-type="float" office:value="38.78" calcext:value-type="float">
            <text:p>38.7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2791" calcext:value-type="float">
            <text:p>2791</text:p>
          </table:table-cell>
          <table:table-cell office:value-type="float" office:value="1000" calcext:value-type="float">
            <text:p>1000</text:p>
          </table:table-cell>
          <table:table-cell office:value-type="float" office:value="2.791" calcext:value-type="float">
            <text:p>2.7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03" calcext:value-type="float">
            <text:p>3203</text:p>
          </table:table-cell>
          <table:table-cell office:value-type="float" office:value="1000" calcext:value-type="float">
            <text:p>1000</text:p>
          </table:table-cell>
          <table:table-cell office:value-type="float" office:value="3.203" calcext:value-type="float">
            <text:p>3.2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426" calcext:value-type="float">
            <text:p>26426</text:p>
          </table:table-cell>
          <table:table-cell office:value-type="float" office:value="1000" calcext:value-type="float">
            <text:p>1000</text:p>
          </table:table-cell>
          <table:table-cell office:value-type="float" office:value="26.426" calcext:value-type="float">
            <text:p>26.4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.00560863" calcext:value-type="float">
            <text:p>0.00560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0863" calcext:value-type="float">
            <text:p>5.60863E-06</text:p>
          </table:table-cell>
          <table:table-cell office:value-type="float" office:value="0.000002961" calcext:value-type="float">
            <text:p>2.961E-06</text:p>
          </table:table-cell>
          <table:table-cell office:value-type="float" office:value="0.000036247" calcext:value-type="float">
            <text:p>3.6247E-05</text:p>
          </table:table-cell>
          <table:table-cell office:value-type="float" office:value="44803" calcext:value-type="float">
            <text:p>44803</text:p>
          </table:table-cell>
          <table:table-cell office:value-type="float" office:value="1000" calcext:value-type="float">
            <text:p>1000</text:p>
          </table:table-cell>
          <table:table-cell office:value-type="float" office:value="44.803" calcext:value-type="float">
            <text:p>44.803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228" calcext:value-type="float">
            <text:p>3228</text:p>
          </table:table-cell>
          <table:table-cell office:value-type="float" office:value="1000" calcext:value-type="float">
            <text:p>1000</text:p>
          </table:table-cell>
          <table:table-cell office:value-type="float" office:value="3.228" calcext:value-type="float">
            <text:p>3.2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office:value-type="float" office:value="1000" calcext:value-type="float">
            <text:p>1000</text:p>
          </table:table-cell>
          <table:table-cell office:value-type="float" office:value="3.677" calcext:value-type="float">
            <text:p>3.6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1000" calcext:value-type="float">
            <text:p>1000</text:p>
          </table:table-cell>
          <table:table-cell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88" calcext:value-type="float">
            <text:p>33088</text:p>
          </table:table-cell>
          <table:table-cell office:value-type="float" office:value="1000" calcext:value-type="float">
            <text:p>1000</text:p>
          </table:table-cell>
          <table:table-cell office:value-type="float" office:value="33.088" calcext:value-type="float">
            <text:p>33.08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0.00636512" calcext:value-type="float">
            <text:p>0.00636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6512" calcext:value-type="float">
            <text:p>6.36512E-06</text:p>
          </table:table-cell>
          <table:table-cell office:value-type="float" office:value="0.000003132" calcext:value-type="float">
            <text:p>3.132E-06</text:p>
          </table:table-cell>
          <table:table-cell office:value-type="float" office:value="0.000025013" calcext:value-type="float">
            <text:p>2.5013E-05</text:p>
          </table:table-cell>
          <table:table-cell office:value-type="float" office:value="52934" calcext:value-type="float">
            <text:p>52934</text:p>
          </table:table-cell>
          <table:table-cell office:value-type="float" office:value="1000" calcext:value-type="float">
            <text:p>1000</text:p>
          </table:table-cell>
          <table:table-cell office:value-type="float" office:value="52.934" calcext:value-type="float">
            <text:p>52.934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3720" calcext:value-type="float">
            <text:p>3720</text:p>
          </table:table-cell>
          <table:table-cell office:value-type="float" office:value="1000" calcext:value-type="float">
            <text:p>1000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85" calcext:value-type="float">
            <text:p>4285</text:p>
          </table:table-cell>
          <table:table-cell office:value-type="float" office:value="1000" calcext:value-type="float">
            <text:p>1000</text:p>
          </table:table-cell>
          <table:table-cell office:value-type="float" office:value="4.285" calcext:value-type="float">
            <text:p>4.2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65" calcext:value-type="float">
            <text:p>565</text:p>
          </table:table-cell>
          <table:table-cell office:value-type="float" office:value="1000" calcext:value-type="float">
            <text:p>100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570" calcext:value-type="float">
            <text:p>39570</text:p>
          </table:table-cell>
          <table:table-cell office:value-type="float" office:value="1000" calcext:value-type="float">
            <text:p>1000</text:p>
          </table:table-cell>
          <table:table-cell office:value-type="float" office:value="39.57" calcext:value-type="float">
            <text:p>39.5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0.0074944" calcext:value-type="float">
            <text:p>0.00749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944" calcext:value-type="float">
            <text:p>7.4944E-06</text:p>
          </table:table-cell>
          <table:table-cell office:value-type="float" office:value="0.000003398" calcext:value-type="float">
            <text:p>3.398E-06</text:p>
          </table:table-cell>
          <table:table-cell office:value-type="float" office:value="0.000037801" calcext:value-type="float">
            <text:p>3.7801E-05</text:p>
          </table:table-cell>
          <table:table-cell office:value-type="float" office:value="63596" calcext:value-type="float">
            <text:p>63596</text:p>
          </table:table-cell>
          <table:table-cell office:value-type="float" office:value="1000" calcext:value-type="float">
            <text:p>1000</text:p>
          </table:table-cell>
          <table:table-cell office:value-type="float" office:value="63.596" calcext:value-type="float">
            <text:p>63.596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4265" calcext:value-type="float">
            <text:p>4265</text:p>
          </table:table-cell>
          <table:table-cell office:value-type="float" office:value="1000" calcext:value-type="float">
            <text:p>1000</text:p>
          </table:table-cell>
          <table:table-cell office:value-type="float" office:value="4.265" calcext:value-type="float">
            <text:p>4.2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911" calcext:value-type="float">
            <text:p>4911</text:p>
          </table:table-cell>
          <table:table-cell office:value-type="float" office:value="1000" calcext:value-type="float">
            <text:p>1000</text:p>
          </table:table-cell>
          <table:table-cell office:value-type="float" office:value="4.911" calcext:value-type="float">
            <text:p>4.9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6" calcext:value-type="float">
            <text:p>646</text:p>
          </table:table-cell>
          <table:table-cell office:value-type="float" office:value="1000" calcext:value-type="float">
            <text:p>1000</text:p>
          </table:table-cell>
          <table:table-cell office:value-type="float" office:value="0.646" calcext:value-type="float">
            <text:p>0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130" calcext:value-type="float">
            <text:p>46130</text:p>
          </table:table-cell>
          <table:table-cell office:value-type="float" office:value="1000" calcext:value-type="float">
            <text:p>1000</text:p>
          </table:table-cell>
          <table:table-cell office:value-type="float" office:value="46.13" calcext:value-type="float">
            <text:p>46.1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0.00961369" calcext:value-type="float">
            <text:p>0.00961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1369" calcext:value-type="float">
            <text:p>9.61369E-06</text:p>
          </table:table-cell>
          <table:table-cell office:value-type="float" office:value="0.000004087" calcext:value-type="float">
            <text:p>4.087E-06</text:p>
          </table:table-cell>
          <table:table-cell office:value-type="float" office:value="0.000030357" calcext:value-type="float">
            <text:p>3.0357E-05</text:p>
          </table:table-cell>
          <table:table-cell office:value-type="float" office:value="81605" calcext:value-type="float">
            <text:p>81605</text:p>
          </table:table-cell>
          <table:table-cell office:value-type="float" office:value="1000" calcext:value-type="float">
            <text:p>1000</text:p>
          </table:table-cell>
          <table:table-cell office:value-type="float" office:value="81.605" calcext:value-type="float">
            <text:p>81.605</text:p>
          </table:table-cell>
          <table:table-cell office:value-type="float" office:value="33" calcext:value-type="float">
            <text:p>33</text:p>
          </table:table-cell>
          <table:table-cell office:value-type="float" office:value="176" calcext:value-type="float">
            <text:p>176</text:p>
          </table:table-cell>
          <table:table-cell office:value-type="float" office:value="5031" calcext:value-type="float">
            <text:p>5031</text:p>
          </table:table-cell>
          <table:table-cell office:value-type="float" office:value="1000" calcext:value-type="float">
            <text:p>1000</text:p>
          </table:table-cell>
          <table:table-cell office:value-type="float" office:value="5.031" calcext:value-type="float">
            <text:p>5.0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71" calcext:value-type="float">
            <text:p>5671</text:p>
          </table:table-cell>
          <table:table-cell office:value-type="float" office:value="1000" calcext:value-type="float">
            <text:p>1000</text:p>
          </table:table-cell>
          <table:table-cell office:value-type="float" office:value="5.671" calcext:value-type="float">
            <text:p>5.6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841" calcext:value-type="float">
            <text:p>52841</text:p>
          </table:table-cell>
          <table:table-cell office:value-type="float" office:value="1000" calcext:value-type="float">
            <text:p>1000</text:p>
          </table:table-cell>
          <table:table-cell office:value-type="float" office:value="52.841" calcext:value-type="float">
            <text:p>52.84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.0127606" calcext:value-type="float">
            <text:p>0.0127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606" calcext:value-type="float">
            <text:p>1.27606E-05</text:p>
          </table:table-cell>
          <table:table-cell office:value-type="float" office:value="0.000004496" calcext:value-type="float">
            <text:p>4.496E-06</text:p>
          </table:table-cell>
          <table:table-cell office:value-type="float" office:value="0.000034506" calcext:value-type="float">
            <text:p>3.4506E-05</text:p>
          </table:table-cell>
          <table:table-cell office:value-type="float" office:value="114091" calcext:value-type="float">
            <text:p>114091</text:p>
          </table:table-cell>
          <table:table-cell office:value-type="float" office:value="1000" calcext:value-type="float">
            <text:p>1000</text:p>
          </table:table-cell>
          <table:table-cell office:value-type="float" office:value="114.091" calcext:value-type="float">
            <text:p>114.091</text:p>
          </table:table-cell>
          <table:table-cell office:value-type="float" office:value="38" calcext:value-type="float">
            <text:p>38</text:p>
          </table:table-cell>
          <table:table-cell office:value-type="float" office:value="259" calcext:value-type="float">
            <text:p>259</text:p>
          </table:table-cell>
          <table:table-cell office:value-type="float" office:value="6095" calcext:value-type="float">
            <text:p>6095</text:p>
          </table:table-cell>
          <table:table-cell office:value-type="float" office:value="1000" calcext:value-type="float">
            <text:p>1000</text:p>
          </table:table-cell>
          <table:table-cell office:value-type="float" office:value="6.095" calcext:value-type="float">
            <text:p>6.09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775" calcext:value-type="float">
            <text:p>6775</text:p>
          </table:table-cell>
          <table:table-cell office:value-type="float" office:value="1000" calcext:value-type="float">
            <text:p>1000</text:p>
          </table:table-cell>
          <table:table-cell office:value-type="float" office:value="6.775" calcext:value-type="float">
            <text:p>6.7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80" calcext:value-type="float">
            <text:p>680</text:p>
          </table:table-cell>
          <table:table-cell office:value-type="float" office:value="1000" calcext:value-type="float">
            <text:p>10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488" calcext:value-type="float">
            <text:p>59488</text:p>
          </table:table-cell>
          <table:table-cell office:value-type="float" office:value="1000" calcext:value-type="float">
            <text:p>1000</text:p>
          </table:table-cell>
          <table:table-cell office:value-type="float" office:value="59.488" calcext:value-type="float">
            <text:p>59.48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0.0209296" calcext:value-type="float">
            <text:p>0.02092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296" calcext:value-type="float">
            <text:p>2.09296E-05</text:p>
          </table:table-cell>
          <table:table-cell office:value-type="float" office:value="0.00000783" calcext:value-type="float">
            <text:p>7.83E-06</text:p>
          </table:table-cell>
          <table:table-cell office:value-type="float" office:value="0.000066305" calcext:value-type="float">
            <text:p>6.6305E-05</text:p>
          </table:table-cell>
          <table:table-cell office:value-type="float" office:value="195012" calcext:value-type="float">
            <text:p>195012</text:p>
          </table:table-cell>
          <table:table-cell office:value-type="float" office:value="1000" calcext:value-type="float">
            <text:p>1000</text:p>
          </table:table-cell>
          <table:table-cell office:value-type="float" office:value="195.012" calcext:value-type="float">
            <text:p>195.012</text:p>
          </table:table-cell>
          <table:table-cell office:value-type="float" office:value="68" calcext:value-type="float">
            <text:p>68</text:p>
          </table:table-cell>
          <table:table-cell office:value-type="float" office:value="385" calcext:value-type="float">
            <text:p>385</text:p>
          </table:table-cell>
          <table:table-cell office:value-type="float" office:value="8007" calcext:value-type="float">
            <text:p>8007</text:p>
          </table:table-cell>
          <table:table-cell office:value-type="float" office:value="1000" calcext:value-type="float">
            <text:p>1000</text:p>
          </table:table-cell>
          <table:table-cell office:value-type="float" office:value="8.007" calcext:value-type="float">
            <text:p>8.0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45" calcext:value-type="float">
            <text:p>8445</text:p>
          </table:table-cell>
          <table:table-cell office:value-type="float" office:value="1000" calcext:value-type="float">
            <text:p>1000</text:p>
          </table:table-cell>
          <table:table-cell office:value-type="float" office:value="8.445" calcext:value-type="float">
            <text:p>8.44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38" calcext:value-type="float">
            <text:p>438</text:p>
          </table:table-cell>
          <table:table-cell office:value-type="float" office:value="1000" calcext:value-type="float">
            <text:p>1000</text:p>
          </table:table-cell>
          <table:table-cell office:value-type="float" office:value="0.438" calcext:value-type="float">
            <text:p>0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841" calcext:value-type="float">
            <text:p>7841</text:p>
          </table:table-cell>
          <table:table-cell office:value-type="float" office:value="1000" calcext:value-type="float">
            <text:p>1000</text:p>
          </table:table-cell>
          <table:table-cell office:value-type="float" office:value="7.841" calcext:value-type="float">
            <text:p>7.8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394431" calcext:value-type="float">
            <text:p>0.003944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4431" calcext:value-type="float">
            <text:p>3.94431E-06</text:p>
          </table:table-cell>
          <table:table-cell office:value-type="float" office:value="0.000002764" calcext:value-type="float">
            <text:p>2.764E-06</text:p>
          </table:table-cell>
          <table:table-cell office:value-type="float" office:value="0.000021545" calcext:value-type="float">
            <text:p>2.1545E-05</text:p>
          </table:table-cell>
          <table:table-cell office:value-type="float" office:value="33471" calcext:value-type="float">
            <text:p>33471</text:p>
          </table:table-cell>
          <table:table-cell office:value-type="float" office:value="1000" calcext:value-type="float">
            <text:p>1000</text:p>
          </table:table-cell>
          <table:table-cell office:value-type="float" office:value="33.471" calcext:value-type="float">
            <text:p>33.47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118" calcext:value-type="float">
            <text:p>2118</text:p>
          </table:table-cell>
          <table:table-cell office:value-type="float" office:value="1000" calcext:value-type="float">
            <text:p>1000</text:p>
          </table:table-cell>
          <table:table-cell office:value-type="float" office:value="2.118" calcext:value-type="float">
            <text:p>2.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29" calcext:value-type="float">
            <text:p>2229</text:p>
          </table:table-cell>
          <table:table-cell office:value-type="float" office:value="1000" calcext:value-type="float">
            <text:p>1000</text:p>
          </table:table-cell>
          <table:table-cell office:value-type="float" office:value="2.229" calcext:value-type="float">
            <text:p>2.2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368" calcext:value-type="float">
            <text:p>15368</text:p>
          </table:table-cell>
          <table:table-cell office:value-type="float" office:value="1000" calcext:value-type="float">
            <text:p>1000</text:p>
          </table:table-cell>
          <table:table-cell office:value-type="float" office:value="15.368" calcext:value-type="float">
            <text:p>15.36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00430145" calcext:value-type="float">
            <text:p>0.004301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0145" calcext:value-type="float">
            <text:p>4.30145E-06</text:p>
          </table:table-cell>
          <table:table-cell office:value-type="float" office:value="0.000003114" calcext:value-type="float">
            <text:p>3.114E-06</text:p>
          </table:table-cell>
          <table:table-cell office:value-type="float" office:value="0.000022533" calcext:value-type="float">
            <text:p>2.2533E-05</text:p>
          </table:table-cell>
          <table:table-cell office:value-type="float" office:value="36901" calcext:value-type="float">
            <text:p>36901</text:p>
          </table:table-cell>
          <table:table-cell office:value-type="float" office:value="1000" calcext:value-type="float">
            <text:p>1000</text:p>
          </table:table-cell>
          <table:table-cell office:value-type="float" office:value="36.901" calcext:value-type="float">
            <text:p>36.901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439" calcext:value-type="float">
            <text:p>2439</text:p>
          </table:table-cell>
          <table:table-cell office:value-type="float" office:value="1000" calcext:value-type="float">
            <text:p>1000</text:p>
          </table:table-cell>
          <table:table-cell office:value-type="float" office:value="2.439" calcext:value-type="float">
            <text:p>2.4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37" calcext:value-type="float">
            <text:p>2837</text:p>
          </table:table-cell>
          <table:table-cell office:value-type="float" office:value="1000" calcext:value-type="float">
            <text:p>1000</text:p>
          </table:table-cell>
          <table:table-cell office:value-type="float" office:value="2.837" calcext:value-type="float">
            <text:p>2.8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0.398" calcext:value-type="float">
            <text:p>0.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401" calcext:value-type="float">
            <text:p>23401</text:p>
          </table:table-cell>
          <table:table-cell office:value-type="float" office:value="1000" calcext:value-type="float">
            <text:p>1000</text:p>
          </table:table-cell>
          <table:table-cell office:value-type="float" office:value="23.401" calcext:value-type="float">
            <text:p>23.40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.00507194" calcext:value-type="float">
            <text:p>0.005071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7194" calcext:value-type="float">
            <text:p>5.07194E-06</text:p>
          </table:table-cell>
          <table:table-cell office:value-type="float" office:value="0.000003141" calcext:value-type="float">
            <text:p>3.141E-06</text:p>
          </table:table-cell>
          <table:table-cell office:value-type="float" office:value="0.000026077" calcext:value-type="float">
            <text:p>2.6077E-05</text:p>
          </table:table-cell>
          <table:table-cell office:value-type="float" office:value="42623" calcext:value-type="float">
            <text:p>42623</text:p>
          </table:table-cell>
          <table:table-cell office:value-type="float" office:value="1000" calcext:value-type="float">
            <text:p>1000</text:p>
          </table:table-cell>
          <table:table-cell office:value-type="float" office:value="42.623" calcext:value-type="float">
            <text:p>42.623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877" calcext:value-type="float">
            <text:p>2877</text:p>
          </table:table-cell>
          <table:table-cell office:value-type="float" office:value="1000" calcext:value-type="float">
            <text:p>1000</text:p>
          </table:table-cell>
          <table:table-cell office:value-type="float" office:value="2.877" calcext:value-type="float">
            <text:p>2.8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6" calcext:value-type="float">
            <text:p>3316</text:p>
          </table:table-cell>
          <table:table-cell office:value-type="float" office:value="1000" calcext:value-type="float">
            <text:p>1000</text:p>
          </table:table-cell>
          <table:table-cell office:value-type="float" office:value="3.316" calcext:value-type="float">
            <text:p>3.3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float" office:value="0.439" calcext:value-type="float">
            <text:p>0.4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1199" calcext:value-type="float">
            <text:p>31199</text:p>
          </table:table-cell>
          <table:table-cell office:value-type="float" office:value="1000" calcext:value-type="float">
            <text:p>1000</text:p>
          </table:table-cell>
          <table:table-cell office:value-type="float" office:value="31.199" calcext:value-type="float">
            <text:p>31.19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.00630796" calcext:value-type="float">
            <text:p>0.006307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0796" calcext:value-type="float">
            <text:p>6.30796E-06</text:p>
          </table:table-cell>
          <table:table-cell office:value-type="float" office:value="0.000003255" calcext:value-type="float">
            <text:p>3.255E-06</text:p>
          </table:table-cell>
          <table:table-cell office:value-type="float" office:value="0.000043183" calcext:value-type="float">
            <text:p>4.3183E-05</text:p>
          </table:table-cell>
          <table:table-cell office:value-type="float" office:value="48857" calcext:value-type="float">
            <text:p>48857</text:p>
          </table:table-cell>
          <table:table-cell office:value-type="float" office:value="1000" calcext:value-type="float">
            <text:p>1000</text:p>
          </table:table-cell>
          <table:table-cell office:value-type="float" office:value="48.857" calcext:value-type="float">
            <text:p>48.857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3302" calcext:value-type="float">
            <text:p>3302</text:p>
          </table:table-cell>
          <table:table-cell office:value-type="float" office:value="1000" calcext:value-type="float">
            <text:p>1000</text:p>
          </table:table-cell>
          <table:table-cell office:value-type="float" office:value="3.302" calcext:value-type="float">
            <text:p>3.3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17" calcext:value-type="float">
            <text:p>3817</text:p>
          </table:table-cell>
          <table:table-cell office:value-type="float" office:value="1000" calcext:value-type="float">
            <text:p>1000</text:p>
          </table:table-cell>
          <table:table-cell office:value-type="float" office:value="3.817" calcext:value-type="float">
            <text:p>3.8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office:value-type="float" office:value="1000" calcext:value-type="float">
            <text:p>1000</text:p>
          </table:table-cell>
          <table:table-cell office:value-type="float" office:value="0.515" calcext:value-type="float">
            <text:p>0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9129" calcext:value-type="float">
            <text:p>39129</text:p>
          </table:table-cell>
          <table:table-cell office:value-type="float" office:value="1000" calcext:value-type="float">
            <text:p>1000</text:p>
          </table:table-cell>
          <table:table-cell office:value-type="float" office:value="39.129" calcext:value-type="float">
            <text:p>39.12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00761719" calcext:value-type="float">
            <text:p>0.00761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1719" calcext:value-type="float">
            <text:p>7.61719E-06</text:p>
          </table:table-cell>
          <table:table-cell office:value-type="float" office:value="0.000003175" calcext:value-type="float">
            <text:p>3.175E-06</text:p>
          </table:table-cell>
          <table:table-cell office:value-type="float" office:value="0.000028759" calcext:value-type="float">
            <text:p>2.8759E-05</text:p>
          </table:table-cell>
          <table:table-cell office:value-type="float" office:value="59044" calcext:value-type="float">
            <text:p>59044</text:p>
          </table:table-cell>
          <table:table-cell office:value-type="float" office:value="1000" calcext:value-type="float">
            <text:p>1000</text:p>
          </table:table-cell>
          <table:table-cell office:value-type="float" office:value="59.044" calcext:value-type="float">
            <text:p>59.044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office:value-type="float" office:value="3868" calcext:value-type="float">
            <text:p>3868</text:p>
          </table:table-cell>
          <table:table-cell office:value-type="float" office:value="1000" calcext:value-type="float">
            <text:p>1000</text:p>
          </table:table-cell>
          <table:table-cell office:value-type="float" office:value="3.868" calcext:value-type="float">
            <text:p>3.8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5" calcext:value-type="float">
            <text:p>4455</text:p>
          </table:table-cell>
          <table:table-cell office:value-type="float" office:value="1000" calcext:value-type="float">
            <text:p>1000</text:p>
          </table:table-cell>
          <table:table-cell office:value-type="float" office:value="4.455" calcext:value-type="float">
            <text:p>4.4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7" calcext:value-type="float">
            <text:p>587</text:p>
          </table:table-cell>
          <table:table-cell office:value-type="float" office:value="1000" calcext:value-type="float">
            <text:p>1000</text:p>
          </table:table-cell>
          <table:table-cell office:value-type="float" office:value="0.587" calcext:value-type="float">
            <text:p>0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846" calcext:value-type="float">
            <text:p>46846</text:p>
          </table:table-cell>
          <table:table-cell office:value-type="float" office:value="1000" calcext:value-type="float">
            <text:p>1000</text:p>
          </table:table-cell>
          <table:table-cell office:value-type="float" office:value="46.846" calcext:value-type="float">
            <text:p>46.84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0.00883711" calcext:value-type="float">
            <text:p>0.00883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3711" calcext:value-type="float">
            <text:p>8.83711E-06</text:p>
          </table:table-cell>
          <table:table-cell office:value-type="float" office:value="0.000004123" calcext:value-type="float">
            <text:p>4.123E-06</text:p>
          </table:table-cell>
          <table:table-cell office:value-type="float" office:value="0.000029213" calcext:value-type="float">
            <text:p>2.9213E-05</text:p>
          </table:table-cell>
          <table:table-cell office:value-type="float" office:value="71305" calcext:value-type="float">
            <text:p>71305</text:p>
          </table:table-cell>
          <table:table-cell office:value-type="float" office:value="1000" calcext:value-type="float">
            <text:p>1000</text:p>
          </table:table-cell>
          <table:table-cell office:value-type="float" office:value="71.305" calcext:value-type="float">
            <text:p>71.305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float" office:value="4421" calcext:value-type="float">
            <text:p>4421</text:p>
          </table:table-cell>
          <table:table-cell office:value-type="float" office:value="1000" calcext:value-type="float">
            <text:p>1000</text:p>
          </table:table-cell>
          <table:table-cell office:value-type="float" office:value="4.421" calcext:value-type="float">
            <text:p>4.4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15" calcext:value-type="float">
            <text:p>5115</text:p>
          </table:table-cell>
          <table:table-cell office:value-type="float" office:value="1000" calcext:value-type="float">
            <text:p>1000</text:p>
          </table:table-cell>
          <table:table-cell office:value-type="float" office:value="5.115" calcext:value-type="float">
            <text:p>5.1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4" calcext:value-type="float">
            <text:p>694</text:p>
          </table:table-cell>
          <table:table-cell office:value-type="float" office:value="1000" calcext:value-type="float">
            <text:p>100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471" calcext:value-type="float">
            <text:p>54471</text:p>
          </table:table-cell>
          <table:table-cell office:value-type="float" office:value="1000" calcext:value-type="float">
            <text:p>1000</text:p>
          </table:table-cell>
          <table:table-cell office:value-type="float" office:value="54.471" calcext:value-type="float">
            <text:p>54.471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0.010672" calcext:value-type="float">
            <text:p>0.0106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72" calcext:value-type="float">
            <text:p>1.0672E-05</text:p>
          </table:table-cell>
          <table:table-cell office:value-type="float" office:value="0.000004417" calcext:value-type="float">
            <text:p>4.417E-06</text:p>
          </table:table-cell>
          <table:table-cell office:value-type="float" office:value="0.000036851" calcext:value-type="float">
            <text:p>3.6851E-05</text:p>
          </table:table-cell>
          <table:table-cell office:value-type="float" office:value="90895" calcext:value-type="float">
            <text:p>90895</text:p>
          </table:table-cell>
          <table:table-cell office:value-type="float" office:value="1000" calcext:value-type="float">
            <text:p>1000</text:p>
          </table:table-cell>
          <table:table-cell office:value-type="float" office:value="90.895" calcext:value-type="float">
            <text:p>90.895</text:p>
          </table:table-cell>
          <table:table-cell office:value-type="float" office:value="37" calcext:value-type="float">
            <text:p>37</text:p>
          </table:table-cell>
          <table:table-cell office:value-type="float" office:value="223" calcext:value-type="float">
            <text:p>223</text:p>
          </table:table-cell>
          <table:table-cell office:value-type="float" office:value="5195" calcext:value-type="float">
            <text:p>5195</text:p>
          </table:table-cell>
          <table:table-cell office:value-type="float" office:value="1000" calcext:value-type="float">
            <text:p>1000</text:p>
          </table:table-cell>
          <table:table-cell office:value-type="float" office:value="5.195" calcext:value-type="float">
            <text:p>5.1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928" calcext:value-type="float">
            <text:p>5928</text:p>
          </table:table-cell>
          <table:table-cell office:value-type="float" office:value="1000" calcext:value-type="float">
            <text:p>1000</text:p>
          </table:table-cell>
          <table:table-cell office:value-type="float" office:value="5.928" calcext:value-type="float">
            <text:p>5.92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320" calcext:value-type="float">
            <text:p>62320</text:p>
          </table:table-cell>
          <table:table-cell office:value-type="float" office:value="1000" calcext:value-type="float">
            <text:p>1000</text:p>
          </table:table-cell>
          <table:table-cell office:value-type="float" office:value="62.32" calcext:value-type="float">
            <text:p>62.32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0.0144668" calcext:value-type="float">
            <text:p>0.01446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4668" calcext:value-type="float">
            <text:p>1.44668E-05</text:p>
          </table:table-cell>
          <table:table-cell office:value-type="float" office:value="0.0000052" calcext:value-type="float">
            <text:p>5.2E-06</text:p>
          </table:table-cell>
          <table:table-cell office:value-type="float" office:value="0.000054756" calcext:value-type="float">
            <text:p>5.4756E-05</text:p>
          </table:table-cell>
          <table:table-cell office:value-type="float" office:value="128596" calcext:value-type="float">
            <text:p>128596</text:p>
          </table:table-cell>
          <table:table-cell office:value-type="float" office:value="1000" calcext:value-type="float">
            <text:p>1000</text:p>
          </table:table-cell>
          <table:table-cell office:value-type="float" office:value="128.596" calcext:value-type="float">
            <text:p>128.596</text:p>
          </table:table-cell>
          <table:table-cell office:value-type="float" office:value="45" calcext:value-type="float">
            <text:p>45</text:p>
          </table:table-cell>
          <table:table-cell office:value-type="float" office:value="391" calcext:value-type="float">
            <text:p>391</text:p>
          </table:table-cell>
          <table:table-cell office:value-type="float" office:value="6349" calcext:value-type="float">
            <text:p>6349</text:p>
          </table:table-cell>
          <table:table-cell office:value-type="float" office:value="1000" calcext:value-type="float">
            <text:p>1000</text:p>
          </table:table-cell>
          <table:table-cell office:value-type="float" office:value="6.349" calcext:value-type="float">
            <text:p>6.3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61" calcext:value-type="float">
            <text:p>7061</text:p>
          </table:table-cell>
          <table:table-cell office:value-type="float" office:value="1000" calcext:value-type="float">
            <text:p>1000</text:p>
          </table:table-cell>
          <table:table-cell office:value-type="float" office:value="7.061" calcext:value-type="float">
            <text:p>7.06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1000" calcext:value-type="float">
            <text:p>1000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166" calcext:value-type="float">
            <text:p>70166</text:p>
          </table:table-cell>
          <table:table-cell office:value-type="float" office:value="1000" calcext:value-type="float">
            <text:p>1000</text:p>
          </table:table-cell>
          <table:table-cell office:value-type="float" office:value="70.166" calcext:value-type="float">
            <text:p>70.16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0.0238292" calcext:value-type="float">
            <text:p>0.0238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8292" calcext:value-type="float">
            <text:p>2.38292E-05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00064774" calcext:value-type="float">
            <text:p>6.4774E-05</text:p>
          </table:table-cell>
          <table:table-cell office:value-type="float" office:value="223781" calcext:value-type="float">
            <text:p>223781</text:p>
          </table:table-cell>
          <table:table-cell office:value-type="float" office:value="1000" calcext:value-type="float">
            <text:p>1000</text:p>
          </table:table-cell>
          <table:table-cell office:value-type="float" office:value="223.781" calcext:value-type="float">
            <text:p>223.781</text:p>
          </table:table-cell>
          <table:table-cell office:value-type="float" office:value="66" calcext:value-type="float">
            <text:p>66</text:p>
          </table:table-cell>
          <table:table-cell office:value-type="float" office:value="468" calcext:value-type="float">
            <text:p>468</text:p>
          </table:table-cell>
          <table:table-cell office:value-type="float" office:value="8400" calcext:value-type="float">
            <text:p>8400</text:p>
          </table:table-cell>
          <table:table-cell office:value-type="float" office:value="1000" calcext:value-type="float">
            <text:p>1000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929" calcext:value-type="float">
            <text:p>8929</text:p>
          </table:table-cell>
          <table:table-cell office:value-type="float" office:value="1000" calcext:value-type="float">
            <text:p>1000</text:p>
          </table:table-cell>
          <table:table-cell office:value-type="float" office:value="8.929" calcext:value-type="float">
            <text:p>8.9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1000" calcext:value-type="float">
            <text:p>1000</text:p>
          </table:table-cell>
          <table:table-cell office:value-type="float" office:value="0.529" calcext:value-type="float">
            <text:p>0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050" calcext:value-type="float">
            <text:p>9050</text:p>
          </table:table-cell>
          <table:table-cell office:value-type="float" office:value="1000" calcext:value-type="float">
            <text:p>1000</text:p>
          </table:table-cell>
          <table:table-cell office:value-type="float" office:value="9.05" calcext:value-type="float">
            <text:p>9.0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409838" calcext:value-type="float">
            <text:p>0.00409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9838" calcext:value-type="float">
            <text:p>4.09838E-06</text:p>
          </table:table-cell>
          <table:table-cell office:value-type="float" office:value="0.00000328" calcext:value-type="float">
            <text:p>3.28E-06</text:p>
          </table:table-cell>
          <table:table-cell office:value-type="float" office:value="0.000023456" calcext:value-type="float">
            <text:p>2.3456E-05</text:p>
          </table:table-cell>
          <table:table-cell office:value-type="float" office:value="35936" calcext:value-type="float">
            <text:p>35936</text:p>
          </table:table-cell>
          <table:table-cell office:value-type="float" office:value="1000" calcext:value-type="float">
            <text:p>1000</text:p>
          </table:table-cell>
          <table:table-cell office:value-type="float" office:value="35.936" calcext:value-type="float">
            <text:p>35.93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137" calcext:value-type="float">
            <text:p>2137</text:p>
          </table:table-cell>
          <table:table-cell office:value-type="float" office:value="1000" calcext:value-type="float">
            <text:p>1000</text:p>
          </table:table-cell>
          <table:table-cell office:value-type="float" office:value="2.137" calcext:value-type="float">
            <text:p>2.1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4" calcext:value-type="float">
            <text:p>2284</text:p>
          </table:table-cell>
          <table:table-cell office:value-type="float" office:value="1000" calcext:value-type="float">
            <text:p>1000</text:p>
          </table:table-cell>
          <table:table-cell office:value-type="float" office:value="2.284" calcext:value-type="float">
            <text:p>2.2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1000" calcext:value-type="float">
            <text:p>1000</text:p>
          </table:table-cell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078" calcext:value-type="float">
            <text:p>18078</text:p>
          </table:table-cell>
          <table:table-cell office:value-type="float" office:value="1000" calcext:value-type="float">
            <text:p>1000</text:p>
          </table:table-cell>
          <table:table-cell office:value-type="float" office:value="18.078" calcext:value-type="float">
            <text:p>18.07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0464525" calcext:value-type="float">
            <text:p>0.00464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4525" calcext:value-type="float">
            <text:p>4.64525E-06</text:p>
          </table:table-cell>
          <table:table-cell office:value-type="float" office:value="0.000003262" calcext:value-type="float">
            <text:p>3.262E-06</text:p>
          </table:table-cell>
          <table:table-cell office:value-type="float" office:value="0.000022873" calcext:value-type="float">
            <text:p>2.2873E-05</text:p>
          </table:table-cell>
          <table:table-cell office:value-type="float" office:value="40233" calcext:value-type="float">
            <text:p>40233</text:p>
          </table:table-cell>
          <table:table-cell office:value-type="float" office:value="1000" calcext:value-type="float">
            <text:p>1000</text:p>
          </table:table-cell>
          <table:table-cell office:value-type="float" office:value="40.233" calcext:value-type="float">
            <text:p>40.233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2510" calcext:value-type="float">
            <text:p>2510</text:p>
          </table:table-cell>
          <table:table-cell office:value-type="float" office:value="1000" calcext:value-type="float">
            <text:p>1000</text:p>
          </table:table-cell>
          <table:table-cell office:value-type="float" office:value="2.51" calcext:value-type="float">
            <text:p>2.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15" calcext:value-type="float">
            <text:p>2915</text:p>
          </table:table-cell>
          <table:table-cell office:value-type="float" office:value="1000" calcext:value-type="float">
            <text:p>1000</text:p>
          </table:table-cell>
          <table:table-cell office:value-type="float" office:value="2.915" calcext:value-type="float">
            <text:p>2.9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282" calcext:value-type="float">
            <text:p>27282</text:p>
          </table:table-cell>
          <table:table-cell office:value-type="float" office:value="1000" calcext:value-type="float">
            <text:p>1000</text:p>
          </table:table-cell>
          <table:table-cell office:value-type="float" office:value="27.282" calcext:value-type="float">
            <text:p>27.28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00534042" calcext:value-type="float">
            <text:p>0.005340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4042" calcext:value-type="float">
            <text:p>5.34042E-06</text:p>
          </table:table-cell>
          <table:table-cell office:value-type="float" office:value="0.000003302" calcext:value-type="float">
            <text:p>3.302E-06</text:p>
          </table:table-cell>
          <table:table-cell office:value-type="float" office:value="0.000023495" calcext:value-type="float">
            <text:p>2.3495E-05</text:p>
          </table:table-cell>
          <table:table-cell office:value-type="float" office:value="46271" calcext:value-type="float">
            <text:p>46271</text:p>
          </table:table-cell>
          <table:table-cell office:value-type="float" office:value="1000" calcext:value-type="float">
            <text:p>1000</text:p>
          </table:table-cell>
          <table:table-cell office:value-type="float" office:value="46.271" calcext:value-type="float">
            <text:p>46.27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947" calcext:value-type="float">
            <text:p>2947</text:p>
          </table:table-cell>
          <table:table-cell office:value-type="float" office:value="1000" calcext:value-type="float">
            <text:p>1000</text:p>
          </table:table-cell>
          <table:table-cell office:value-type="float" office:value="2.947" calcext:value-type="float">
            <text:p>2.9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87" calcext:value-type="float">
            <text:p>3387</text:p>
          </table:table-cell>
          <table:table-cell office:value-type="float" office:value="1000" calcext:value-type="float">
            <text:p>1000</text:p>
          </table:table-cell>
          <table:table-cell office:value-type="float" office:value="3.387" calcext:value-type="float">
            <text:p>3.3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572" calcext:value-type="float">
            <text:p>36572</text:p>
          </table:table-cell>
          <table:table-cell office:value-type="float" office:value="1000" calcext:value-type="float">
            <text:p>1000</text:p>
          </table:table-cell>
          <table:table-cell office:value-type="float" office:value="36.572" calcext:value-type="float">
            <text:p>36.57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0.0064182" calcext:value-type="float">
            <text:p>0.0064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182" calcext:value-type="float">
            <text:p>6.4182E-06</text:p>
          </table:table-cell>
          <table:table-cell office:value-type="float" office:value="0.000003308" calcext:value-type="float">
            <text:p>3.308E-06</text:p>
          </table:table-cell>
          <table:table-cell office:value-type="float" office:value="0.000028539" calcext:value-type="float">
            <text:p>2.8539E-05</text:p>
          </table:table-cell>
          <table:table-cell office:value-type="float" office:value="53131" calcext:value-type="float">
            <text:p>53131</text:p>
          </table:table-cell>
          <table:table-cell office:value-type="float" office:value="1000" calcext:value-type="float">
            <text:p>1000</text:p>
          </table:table-cell>
          <table:table-cell office:value-type="float" office:value="53.131" calcext:value-type="float">
            <text:p>53.131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3387" calcext:value-type="float">
            <text:p>3387</text:p>
          </table:table-cell>
          <table:table-cell office:value-type="float" office:value="1000" calcext:value-type="float">
            <text:p>1000</text:p>
          </table:table-cell>
          <table:table-cell office:value-type="float" office:value="3.387" calcext:value-type="float">
            <text:p>3.3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41" calcext:value-type="float">
            <text:p>3941</text:p>
          </table:table-cell>
          <table:table-cell office:value-type="float" office:value="1000" calcext:value-type="float">
            <text:p>1000</text:p>
          </table:table-cell>
          <table:table-cell office:value-type="float" office:value="3.941" calcext:value-type="float">
            <text:p>3.9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351" calcext:value-type="float">
            <text:p>45351</text:p>
          </table:table-cell>
          <table:table-cell office:value-type="float" office:value="1000" calcext:value-type="float">
            <text:p>1000</text:p>
          </table:table-cell>
          <table:table-cell office:value-type="float" office:value="45.351" calcext:value-type="float">
            <text:p>45.351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0.00750069" calcext:value-type="float">
            <text:p>0.007500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50069" calcext:value-type="float">
            <text:p>7.50069E-06</text:p>
          </table:table-cell>
          <table:table-cell office:value-type="float" office:value="0.000003356" calcext:value-type="float">
            <text:p>3.356E-06</text:p>
          </table:table-cell>
          <table:table-cell office:value-type="float" office:value="0.000026762" calcext:value-type="float">
            <text:p>2.6762E-05</text:p>
          </table:table-cell>
          <table:table-cell office:value-type="float" office:value="63039" calcext:value-type="float">
            <text:p>63039</text:p>
          </table:table-cell>
          <table:table-cell office:value-type="float" office:value="1000" calcext:value-type="float">
            <text:p>1000</text:p>
          </table:table-cell>
          <table:table-cell office:value-type="float" office:value="63.039" calcext:value-type="float">
            <text:p>63.039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3907" calcext:value-type="float">
            <text:p>3907</text:p>
          </table:table-cell>
          <table:table-cell office:value-type="float" office:value="1000" calcext:value-type="float">
            <text:p>1000</text:p>
          </table:table-cell>
          <table:table-cell office:value-type="float" office:value="3.907" calcext:value-type="float">
            <text:p>3.9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49" calcext:value-type="float">
            <text:p>4549</text:p>
          </table:table-cell>
          <table:table-cell office:value-type="float" office:value="1000" calcext:value-type="float">
            <text:p>1000</text:p>
          </table:table-cell>
          <table:table-cell office:value-type="float" office:value="4.549" calcext:value-type="float">
            <text:p>4.5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000" calcext:value-type="float">
            <text:p>100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618" calcext:value-type="float">
            <text:p>54618</text:p>
          </table:table-cell>
          <table:table-cell office:value-type="float" office:value="1000" calcext:value-type="float">
            <text:p>1000</text:p>
          </table:table-cell>
          <table:table-cell office:value-type="float" office:value="54.618" calcext:value-type="float">
            <text:p>54.618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0.00927925" calcext:value-type="float">
            <text:p>0.009279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7925" calcext:value-type="float">
            <text:p>9.27925E-06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0.000031789" calcext:value-type="float">
            <text:p>3.1789E-05</text:p>
          </table:table-cell>
          <table:table-cell office:value-type="float" office:value="78505" calcext:value-type="float">
            <text:p>78505</text:p>
          </table:table-cell>
          <table:table-cell office:value-type="float" office:value="1000" calcext:value-type="float">
            <text:p>1000</text:p>
          </table:table-cell>
          <table:table-cell office:value-type="float" office:value="78.505" calcext:value-type="float">
            <text:p>78.505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573" calcext:value-type="float">
            <text:p>4573</text:p>
          </table:table-cell>
          <table:table-cell office:value-type="float" office:value="1000" calcext:value-type="float">
            <text:p>1000</text:p>
          </table:table-cell>
          <table:table-cell office:value-type="float" office:value="4.573" calcext:value-type="float">
            <text:p>4.5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04" calcext:value-type="float">
            <text:p>5304</text:p>
          </table:table-cell>
          <table:table-cell office:value-type="float" office:value="1000" calcext:value-type="float">
            <text:p>1000</text:p>
          </table:table-cell>
          <table:table-cell office:value-type="float" office:value="5.304" calcext:value-type="float">
            <text:p>5.3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office:value-type="float" office:value="1000" calcext:value-type="float">
            <text:p>1000</text:p>
          </table:table-cell>
          <table:table-cell office:value-type="float" office:value="0.731" calcext:value-type="float">
            <text:p>0.7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685" calcext:value-type="float">
            <text:p>63685</text:p>
          </table:table-cell>
          <table:table-cell office:value-type="float" office:value="1000" calcext:value-type="float">
            <text:p>1000</text:p>
          </table:table-cell>
          <table:table-cell office:value-type="float" office:value="63.685" calcext:value-type="float">
            <text:p>63.685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0.0117348" calcext:value-type="float">
            <text:p>0.0117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348" calcext:value-type="float">
            <text:p>1.17348E-05</text:p>
          </table:table-cell>
          <table:table-cell office:value-type="float" office:value="0.000004389" calcext:value-type="float">
            <text:p>4.389E-06</text:p>
          </table:table-cell>
          <table:table-cell office:value-type="float" office:value="0.000042622" calcext:value-type="float">
            <text:p>4.2622E-05</text:p>
          </table:table-cell>
          <table:table-cell office:value-type="float" office:value="101818" calcext:value-type="float">
            <text:p>101818</text:p>
          </table:table-cell>
          <table:table-cell office:value-type="float" office:value="1000" calcext:value-type="float">
            <text:p>1000</text:p>
          </table:table-cell>
          <table:table-cell office:value-type="float" office:value="101.818" calcext:value-type="float">
            <text:p>101.818</text:p>
          </table:table-cell>
          <table:table-cell office:value-type="float" office:value="37" calcext:value-type="float">
            <text:p>37</text:p>
          </table:table-cell>
          <table:table-cell office:value-type="float" office:value="254" calcext:value-type="float">
            <text:p>254</text:p>
          </table:table-cell>
          <table:table-cell office:value-type="float" office:value="5445" calcext:value-type="float">
            <text:p>5445</text:p>
          </table:table-cell>
          <table:table-cell office:value-type="float" office:value="1000" calcext:value-type="float">
            <text:p>1000</text:p>
          </table:table-cell>
          <table:table-cell office:value-type="float" office:value="5.445" calcext:value-type="float">
            <text:p>5.4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258" calcext:value-type="float">
            <text:p>6258</text:p>
          </table:table-cell>
          <table:table-cell office:value-type="float" office:value="1000" calcext:value-type="float">
            <text:p>1000</text:p>
          </table:table-cell>
          <table:table-cell office:value-type="float" office:value="6.258" calcext:value-type="float">
            <text:p>6.2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13" calcext:value-type="float">
            <text:p>813</text:p>
          </table:table-cell>
          <table:table-cell office:value-type="float" office:value="1000" calcext:value-type="float">
            <text:p>1000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2653" calcext:value-type="float">
            <text:p>72653</text:p>
          </table:table-cell>
          <table:table-cell office:value-type="float" office:value="1000" calcext:value-type="float">
            <text:p>1000</text:p>
          </table:table-cell>
          <table:table-cell office:value-type="float" office:value="72.653" calcext:value-type="float">
            <text:p>72.653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0.0162573" calcext:value-type="float">
            <text:p>0.01625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573" calcext:value-type="float">
            <text:p>1.62573E-05</text:p>
          </table:table-cell>
          <table:table-cell office:value-type="float" office:value="0.00000581" calcext:value-type="float">
            <text:p>5.81E-06</text:p>
          </table:table-cell>
          <table:table-cell office:value-type="float" office:value="0.000054886" calcext:value-type="float">
            <text:p>5.4886E-05</text:p>
          </table:table-cell>
          <table:table-cell office:value-type="float" office:value="145060" calcext:value-type="float">
            <text:p>145060</text:p>
          </table:table-cell>
          <table:table-cell office:value-type="float" office:value="1000" calcext:value-type="float">
            <text:p>10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51" calcext:value-type="float">
            <text:p>51</text:p>
          </table:table-cell>
          <table:table-cell office:value-type="float" office:value="336" calcext:value-type="float">
            <text:p>336</text:p>
          </table:table-cell>
          <table:table-cell office:value-type="float" office:value="6643" calcext:value-type="float">
            <text:p>6643</text:p>
          </table:table-cell>
          <table:table-cell office:value-type="float" office:value="1000" calcext:value-type="float">
            <text:p>1000</text:p>
          </table:table-cell>
          <table:table-cell office:value-type="float" office:value="6.643" calcext:value-type="float">
            <text:p>6.6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56" calcext:value-type="float">
            <text:p>7456</text:p>
          </table:table-cell>
          <table:table-cell office:value-type="float" office:value="1000" calcext:value-type="float">
            <text:p>1000</text:p>
          </table:table-cell>
          <table:table-cell office:value-type="float" office:value="7.456" calcext:value-type="float">
            <text:p>7.45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13" calcext:value-type="float">
            <text:p>813</text:p>
          </table:table-cell>
          <table:table-cell office:value-type="float" office:value="1000" calcext:value-type="float">
            <text:p>1000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1900" calcext:value-type="float">
            <text:p>81900</text:p>
          </table:table-cell>
          <table:table-cell office:value-type="float" office:value="1000" calcext:value-type="float">
            <text:p>1000</text:p>
          </table:table-cell>
          <table:table-cell office:value-type="float" office:value="81.9" calcext:value-type="float">
            <text:p>81.9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0.0271452" calcext:value-type="float">
            <text:p>0.02714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452" calcext:value-type="float">
            <text:p>2.71452E-05</text:p>
          </table:table-cell>
          <table:table-cell office:value-type="float" office:value="0.000008816" calcext:value-type="float">
            <text:p>8.816E-06</text:p>
          </table:table-cell>
          <table:table-cell office:value-type="float" office:value="0.000066601" calcext:value-type="float">
            <text:p>6.6601E-05</text:p>
          </table:table-cell>
          <table:table-cell office:value-type="float" office:value="256035" calcext:value-type="float">
            <text:p>256035</text:p>
          </table:table-cell>
          <table:table-cell office:value-type="float" office:value="1000" calcext:value-type="float">
            <text:p>1000</text:p>
          </table:table-cell>
          <table:table-cell office:value-type="float" office:value="256.035" calcext:value-type="float">
            <text:p>256.035</text:p>
          </table:table-cell>
          <table:table-cell office:value-type="float" office:value="78" calcext:value-type="float">
            <text:p>78</text:p>
          </table:table-cell>
          <table:table-cell office:value-type="float" office:value="554" calcext:value-type="float">
            <text:p>554</text:p>
          </table:table-cell>
          <table:table-cell office:value-type="float" office:value="8815" calcext:value-type="float">
            <text:p>8815</text:p>
          </table:table-cell>
          <table:table-cell office:value-type="float" office:value="1000" calcext:value-type="float">
            <text:p>1000</text:p>
          </table:table-cell>
          <table:table-cell office:value-type="float" office:value="8.815" calcext:value-type="float">
            <text:p>8.8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444" calcext:value-type="float">
            <text:p>9444</text:p>
          </table:table-cell>
          <table:table-cell office:value-type="float" office:value="1000" calcext:value-type="float">
            <text:p>1000</text:p>
          </table:table-cell>
          <table:table-cell office:value-type="float" office:value="9.444" calcext:value-type="float">
            <text:p>9.44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680" calcext:value-type="float">
            <text:p>10680</text:p>
          </table:table-cell>
          <table:table-cell office:value-type="float" office:value="1000" calcext:value-type="float">
            <text:p>1000</text:p>
          </table:table-cell>
          <table:table-cell office:value-type="float" office:value="10.68" calcext:value-type="float">
            <text:p>10.6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0437353" calcext:value-type="float">
            <text:p>0.004373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7353" calcext:value-type="float">
            <text:p>4.37353E-06</text:p>
          </table:table-cell>
          <table:table-cell office:value-type="float" office:value="0.000003395" calcext:value-type="float">
            <text:p>3.395E-06</text:p>
          </table:table-cell>
          <table:table-cell office:value-type="float" office:value="0.000022727" calcext:value-type="float">
            <text:p>2.2727E-05</text:p>
          </table:table-cell>
          <table:table-cell office:value-type="float" office:value="38351" calcext:value-type="float">
            <text:p>38351</text:p>
          </table:table-cell>
          <table:table-cell office:value-type="float" office:value="1000" calcext:value-type="float">
            <text:p>1000</text:p>
          </table:table-cell>
          <table:table-cell office:value-type="float" office:value="38.351" calcext:value-type="float">
            <text:p>38.35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160" calcext:value-type="float">
            <text:p>2160</text:p>
          </table:table-cell>
          <table:table-cell office:value-type="float" office:value="1000" calcext:value-type="float">
            <text:p>1000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48" calcext:value-type="float">
            <text:p>2348</text:p>
          </table:table-cell>
          <table:table-cell office:value-type="float" office:value="1000" calcext:value-type="float">
            <text:p>1000</text:p>
          </table:table-cell>
          <table:table-cell office:value-type="float" office:value="2.348" calcext:value-type="float">
            <text:p>2.3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15" calcext:value-type="float">
            <text:p>21015</text:p>
          </table:table-cell>
          <table:table-cell office:value-type="float" office:value="1000" calcext:value-type="float">
            <text:p>1000</text:p>
          </table:table-cell>
          <table:table-cell office:value-type="float" office:value="21.015" calcext:value-type="float">
            <text:p>21.01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489671" calcext:value-type="float">
            <text:p>0.00489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9671" calcext:value-type="float">
            <text:p>4.89671E-06</text:p>
          </table:table-cell>
          <table:table-cell office:value-type="float" office:value="0.000003435" calcext:value-type="float">
            <text:p>3.435E-06</text:p>
          </table:table-cell>
          <table:table-cell office:value-type="float" office:value="0.000022043" calcext:value-type="float">
            <text:p>2.2043E-05</text:p>
          </table:table-cell>
          <table:table-cell office:value-type="float" office:value="43070" calcext:value-type="float">
            <text:p>43070</text:p>
          </table:table-cell>
          <table:table-cell office:value-type="float" office:value="1000" calcext:value-type="float">
            <text:p>1000</text:p>
          </table:table-cell>
          <table:table-cell office:value-type="float" office:value="43.07" calcext:value-type="float">
            <text:p>43.07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2541" calcext:value-type="float">
            <text:p>2541</text:p>
          </table:table-cell>
          <table:table-cell office:value-type="float" office:value="1000" calcext:value-type="float">
            <text:p>1000</text:p>
          </table:table-cell>
          <table:table-cell office:value-type="float" office:value="2.541" calcext:value-type="float">
            <text:p>2.5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86" calcext:value-type="float">
            <text:p>2986</text:p>
          </table:table-cell>
          <table:table-cell office:value-type="float" office:value="1000" calcext:value-type="float">
            <text:p>1000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office:value-type="float" office:value="1000" calcext:value-type="float">
            <text:p>1000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503" calcext:value-type="float">
            <text:p>31503</text:p>
          </table:table-cell>
          <table:table-cell office:value-type="float" office:value="1000" calcext:value-type="float">
            <text:p>1000</text:p>
          </table:table-cell>
          <table:table-cell office:value-type="float" office:value="31.503" calcext:value-type="float">
            <text:p>31.50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00581871" calcext:value-type="float">
            <text:p>0.005818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1871" calcext:value-type="float">
            <text:p>5.81871E-06</text:p>
          </table:table-cell>
          <table:table-cell office:value-type="float" office:value="0.000003436" calcext:value-type="float">
            <text:p>3.436E-06</text:p>
          </table:table-cell>
          <table:table-cell office:value-type="float" office:value="0.00002644" calcext:value-type="float">
            <text:p>2.644E-05</text:p>
          </table:table-cell>
          <table:table-cell office:value-type="float" office:value="50103" calcext:value-type="float">
            <text:p>50103</text:p>
          </table:table-cell>
          <table:table-cell office:value-type="float" office:value="1000" calcext:value-type="float">
            <text:p>1000</text:p>
          </table:table-cell>
          <table:table-cell office:value-type="float" office:value="50.103" calcext:value-type="float">
            <text:p>50.103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3016" calcext:value-type="float">
            <text:p>3016</text:p>
          </table:table-cell>
          <table:table-cell office:value-type="float" office:value="1000" calcext:value-type="float">
            <text:p>1000</text:p>
          </table:table-cell>
          <table:table-cell office:value-type="float" office:value="3.016" calcext:value-type="float">
            <text:p>3.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83" calcext:value-type="float">
            <text:p>3483</text:p>
          </table:table-cell>
          <table:table-cell office:value-type="float" office:value="1000" calcext:value-type="float">
            <text:p>1000</text:p>
          </table:table-cell>
          <table:table-cell office:value-type="float" office:value="3.483" calcext:value-type="float">
            <text:p>3.4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852" calcext:value-type="float">
            <text:p>41852</text:p>
          </table:table-cell>
          <table:table-cell office:value-type="float" office:value="1000" calcext:value-type="float">
            <text:p>1000</text:p>
          </table:table-cell>
          <table:table-cell office:value-type="float" office:value="41.852" calcext:value-type="float">
            <text:p>41.85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0.00669667" calcext:value-type="float">
            <text:p>0.0066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9667" calcext:value-type="float">
            <text:p>6.69667E-06</text:p>
          </table:table-cell>
          <table:table-cell office:value-type="float" office:value="0.000003637" calcext:value-type="float">
            <text:p>3.637E-06</text:p>
          </table:table-cell>
          <table:table-cell office:value-type="float" office:value="0.000029068" calcext:value-type="float">
            <text:p>2.9068E-05</text:p>
          </table:table-cell>
          <table:table-cell office:value-type="float" office:value="57647" calcext:value-type="float">
            <text:p>57647</text:p>
          </table:table-cell>
          <table:table-cell office:value-type="float" office:value="1000" calcext:value-type="float">
            <text:p>1000</text:p>
          </table:table-cell>
          <table:table-cell office:value-type="float" office:value="57.647" calcext:value-type="float">
            <text:p>57.647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3476" calcext:value-type="float">
            <text:p>3476</text:p>
          </table:table-cell>
          <table:table-cell office:value-type="float" office:value="1000" calcext:value-type="float">
            <text:p>1000</text:p>
          </table:table-cell>
          <table:table-cell office:value-type="float" office:value="3.476" calcext:value-type="float">
            <text:p>3.4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74" calcext:value-type="float">
            <text:p>4074</text:p>
          </table:table-cell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.0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417" calcext:value-type="float">
            <text:p>52417</text:p>
          </table:table-cell>
          <table:table-cell office:value-type="float" office:value="1000" calcext:value-type="float">
            <text:p>1000</text:p>
          </table:table-cell>
          <table:table-cell office:value-type="float" office:value="52.417" calcext:value-type="float">
            <text:p>52.417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0.00772513" calcext:value-type="float">
            <text:p>0.00772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2513" calcext:value-type="float">
            <text:p>7.72513E-06</text:p>
          </table:table-cell>
          <table:table-cell office:value-type="float" office:value="0.000003551" calcext:value-type="float">
            <text:p>3.551E-06</text:p>
          </table:table-cell>
          <table:table-cell office:value-type="float" office:value="0.000029468" calcext:value-type="float">
            <text:p>2.9468E-05</text:p>
          </table:table-cell>
          <table:table-cell office:value-type="float" office:value="67782" calcext:value-type="float">
            <text:p>67782</text:p>
          </table:table-cell>
          <table:table-cell office:value-type="float" office:value="1000" calcext:value-type="float">
            <text:p>1000</text:p>
          </table:table-cell>
          <table:table-cell office:value-type="float" office:value="67.782" calcext:value-type="float">
            <text:p>67.782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float" office:value="3974" calcext:value-type="float">
            <text:p>3974</text:p>
          </table:table-cell>
          <table:table-cell office:value-type="float" office:value="1000" calcext:value-type="float">
            <text:p>1000</text:p>
          </table:table-cell>
          <table:table-cell office:value-type="float" office:value="3.974" calcext:value-type="float">
            <text:p>3.9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07" calcext:value-type="float">
            <text:p>4707</text:p>
          </table:table-cell>
          <table:table-cell office:value-type="float" office:value="1000" calcext:value-type="float">
            <text:p>1000</text:p>
          </table:table-cell>
          <table:table-cell office:value-type="float" office:value="4.707" calcext:value-type="float">
            <text:p>4.7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3172" calcext:value-type="float">
            <text:p>63172</text:p>
          </table:table-cell>
          <table:table-cell office:value-type="float" office:value="1000" calcext:value-type="float">
            <text:p>1000</text:p>
          </table:table-cell>
          <table:table-cell office:value-type="float" office:value="63.172" calcext:value-type="float">
            <text:p>63.172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0.00963747" calcext:value-type="float">
            <text:p>0.009637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3747" calcext:value-type="float">
            <text:p>9.63747E-06</text:p>
          </table:table-cell>
          <table:table-cell office:value-type="float" office:value="0.000004617" calcext:value-type="float">
            <text:p>4.617E-06</text:p>
          </table:table-cell>
          <table:table-cell office:value-type="float" office:value="0.000033694" calcext:value-type="float">
            <text:p>3.3694E-05</text:p>
          </table:table-cell>
          <table:table-cell office:value-type="float" office:value="84660" calcext:value-type="float">
            <text:p>84660</text:p>
          </table:table-cell>
          <table:table-cell office:value-type="float" office:value="1000" calcext:value-type="float">
            <text:p>1000</text:p>
          </table:table-cell>
          <table:table-cell office:value-type="float" office:value="84.66" calcext:value-type="float">
            <text:p>84.6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4695" calcext:value-type="float">
            <text:p>4695</text:p>
          </table:table-cell>
          <table:table-cell office:value-type="float" office:value="1000" calcext:value-type="float">
            <text:p>1000</text:p>
          </table:table-cell>
          <table:table-cell office:value-type="float" office:value="4.695" calcext:value-type="float">
            <text:p>4.6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88" calcext:value-type="float">
            <text:p>5488</text:p>
          </table:table-cell>
          <table:table-cell office:value-type="float" office:value="1000" calcext:value-type="float">
            <text:p>1000</text:p>
          </table:table-cell>
          <table:table-cell office:value-type="float" office:value="5.488" calcext:value-type="float">
            <text:p>5.4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714" calcext:value-type="float">
            <text:p>73714</text:p>
          </table:table-cell>
          <table:table-cell office:value-type="float" office:value="1000" calcext:value-type="float">
            <text:p>1000</text:p>
          </table:table-cell>
          <table:table-cell office:value-type="float" office:value="73.714" calcext:value-type="float">
            <text:p>73.714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0.0124453" calcext:value-type="float">
            <text:p>0.01244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453" calcext:value-type="float">
            <text:p>1.24453E-05</text:p>
          </table:table-cell>
          <table:table-cell office:value-type="float" office:value="0.000004892" calcext:value-type="float">
            <text:p>4.892E-06</text:p>
          </table:table-cell>
          <table:table-cell office:value-type="float" office:value="0.000034575" calcext:value-type="float">
            <text:p>3.4575E-05</text:p>
          </table:table-cell>
          <table:table-cell office:value-type="float" office:value="112538" calcext:value-type="float">
            <text:p>112538</text:p>
          </table:table-cell>
          <table:table-cell office:value-type="float" office:value="1000" calcext:value-type="float">
            <text:p>1000</text:p>
          </table:table-cell>
          <table:table-cell office:value-type="float" office:value="112.538" calcext:value-type="float">
            <text:p>112.538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5610" calcext:value-type="float">
            <text:p>5610</text:p>
          </table:table-cell>
          <table:table-cell office:value-type="float" office:value="1000" calcext:value-type="float">
            <text:p>1000</text:p>
          </table:table-cell>
          <table:table-cell office:value-type="float" office:value="5.61" calcext:value-type="float">
            <text:p>5.6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485" calcext:value-type="float">
            <text:p>6485</text:p>
          </table:table-cell>
          <table:table-cell office:value-type="float" office:value="1000" calcext:value-type="float">
            <text:p>1000</text:p>
          </table:table-cell>
          <table:table-cell office:value-type="float" office:value="6.485" calcext:value-type="float">
            <text:p>6.4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169" calcext:value-type="float">
            <text:p>84169</text:p>
          </table:table-cell>
          <table:table-cell office:value-type="float" office:value="1000" calcext:value-type="float">
            <text:p>1000</text:p>
          </table:table-cell>
          <table:table-cell office:value-type="float" office:value="84.169" calcext:value-type="float">
            <text:p>84.169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0.0173451" calcext:value-type="float">
            <text:p>0.0173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451" calcext:value-type="float">
            <text:p>1.73451E-05</text:p>
          </table:table-cell>
          <table:table-cell office:value-type="float" office:value="0.000005907" calcext:value-type="float">
            <text:p>5.907E-06</text:p>
          </table:table-cell>
          <table:table-cell office:value-type="float" office:value="0.000047733" calcext:value-type="float">
            <text:p>4.7733E-05</text:p>
          </table:table-cell>
          <table:table-cell office:value-type="float" office:value="161241" calcext:value-type="float">
            <text:p>161241</text:p>
          </table:table-cell>
          <table:table-cell office:value-type="float" office:value="1000" calcext:value-type="float">
            <text:p>1000</text:p>
          </table:table-cell>
          <table:table-cell office:value-type="float" office:value="161.241" calcext:value-type="float">
            <text:p>161.241</text:p>
          </table:table-cell>
          <table:table-cell office:value-type="float" office:value="52" calcext:value-type="float">
            <text:p>52</text:p>
          </table:table-cell>
          <table:table-cell office:value-type="float" office:value="368" calcext:value-type="float">
            <text:p>368</text:p>
          </table:table-cell>
          <table:table-cell office:value-type="float" office:value="6878" calcext:value-type="float">
            <text:p>6878</text:p>
          </table:table-cell>
          <table:table-cell office:value-type="float" office:value="1000" calcext:value-type="float">
            <text:p>1000</text:p>
          </table:table-cell>
          <table:table-cell office:value-type="float" office:value="6.878" calcext:value-type="float">
            <text:p>6.87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837" calcext:value-type="float">
            <text:p>7837</text:p>
          </table:table-cell>
          <table:table-cell office:value-type="float" office:value="1000" calcext:value-type="float">
            <text:p>1000</text:p>
          </table:table-cell>
          <table:table-cell office:value-type="float" office:value="7.837" calcext:value-type="float">
            <text:p>7.83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59" calcext:value-type="float">
            <text:p>959</text:p>
          </table:table-cell>
          <table:table-cell office:value-type="float" office:value="1000" calcext:value-type="float">
            <text:p>1000</text:p>
          </table:table-cell>
          <table:table-cell office:value-type="float" office:value="0.959" calcext:value-type="float">
            <text:p>0.9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480" calcext:value-type="float">
            <text:p>94480</text:p>
          </table:table-cell>
          <table:table-cell office:value-type="float" office:value="1000" calcext:value-type="float">
            <text:p>1000</text:p>
          </table:table-cell>
          <table:table-cell office:value-type="float" office:value="94.48" calcext:value-type="float">
            <text:p>94.4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0.0298218" calcext:value-type="float">
            <text:p>0.02982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8218" calcext:value-type="float">
            <text:p>2.98218E-05</text:p>
          </table:table-cell>
          <table:table-cell office:value-type="float" office:value="0.000011035" calcext:value-type="float">
            <text:p>1.1035E-05</text:p>
          </table:table-cell>
          <table:table-cell office:value-type="float" office:value="0.000087267" calcext:value-type="float">
            <text:p>8.7267E-05</text:p>
          </table:table-cell>
          <table:table-cell office:value-type="float" office:value="290109" calcext:value-type="float">
            <text:p>290109</text:p>
          </table:table-cell>
          <table:table-cell office:value-type="float" office:value="1000" calcext:value-type="float">
            <text:p>1000</text:p>
          </table:table-cell>
          <table:table-cell office:value-type="float" office:value="290.109" calcext:value-type="float">
            <text:p>290.109</text:p>
          </table:table-cell>
          <table:table-cell office:value-type="float" office:value="99" calcext:value-type="float">
            <text:p>99</text:p>
          </table:table-cell>
          <table:table-cell office:value-type="float" office:value="716" calcext:value-type="float">
            <text:p>716</text:p>
          </table:table-cell>
          <table:table-cell office:value-type="float" office:value="9231" calcext:value-type="float">
            <text:p>9231</text:p>
          </table:table-cell>
          <table:table-cell office:value-type="float" office:value="1000" calcext:value-type="float">
            <text:p>1000</text:p>
          </table:table-cell>
          <table:table-cell office:value-type="float" office:value="9.231" calcext:value-type="float">
            <text:p>9.23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22" calcext:value-type="float">
            <text:p>9922</text:p>
          </table:table-cell>
          <table:table-cell office:value-type="float" office:value="1000" calcext:value-type="float">
            <text:p>1000</text:p>
          </table:table-cell>
          <table:table-cell office:value-type="float" office:value="9.922" calcext:value-type="float">
            <text:p>9.9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000" calcext:value-type="float">
            <text:p>1000</text:p>
          </table:table-cell>
          <table:table-cell office:value-type="float" office:value="0.691" calcext:value-type="float">
            <text:p>0.6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933" calcext:value-type="float">
            <text:p>11933</text:p>
          </table:table-cell>
          <table:table-cell office:value-type="float" office:value="1000" calcext:value-type="float">
            <text:p>1000</text:p>
          </table:table-cell>
          <table:table-cell office:value-type="float" office:value="11.933" calcext:value-type="float">
            <text:p>11.93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00445459" calcext:value-type="float">
            <text:p>0.004454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5459" calcext:value-type="float">
            <text:p>4.45459E-06</text:p>
          </table:table-cell>
          <table:table-cell office:value-type="float" office:value="0.000003547" calcext:value-type="float">
            <text:p>3.547E-06</text:p>
          </table:table-cell>
          <table:table-cell office:value-type="float" office:value="0.000010807" calcext:value-type="float">
            <text:p>1.0807E-05</text:p>
          </table:table-cell>
          <table:table-cell office:value-type="float" office:value="40773" calcext:value-type="float">
            <text:p>40773</text:p>
          </table:table-cell>
          <table:table-cell office:value-type="float" office:value="1000" calcext:value-type="float">
            <text:p>1000</text:p>
          </table:table-cell>
          <table:table-cell office:value-type="float" office:value="40.773" calcext:value-type="float">
            <text:p>40.773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162" calcext:value-type="float">
            <text:p>2162</text:p>
          </table:table-cell>
          <table:table-cell office:value-type="float" office:value="1000" calcext:value-type="float">
            <text:p>1000</text:p>
          </table:table-cell>
          <table:table-cell office:value-type="float" office:value="2.162" calcext:value-type="float">
            <text:p>2.1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05" calcext:value-type="float">
            <text:p>2405</text:p>
          </table:table-cell>
          <table:table-cell office:value-type="float" office:value="1000" calcext:value-type="float">
            <text:p>1000</text:p>
          </table:table-cell>
          <table:table-cell office:value-type="float" office:value="2.405" calcext:value-type="float">
            <text:p>2.4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996" calcext:value-type="float">
            <text:p>23996</text:p>
          </table:table-cell>
          <table:table-cell office:value-type="float" office:value="1000" calcext:value-type="float">
            <text:p>1000</text:p>
          </table:table-cell>
          <table:table-cell office:value-type="float" office:value="23.996" calcext:value-type="float">
            <text:p>23.99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.00517582" calcext:value-type="float">
            <text:p>0.005175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7582" calcext:value-type="float">
            <text:p>5.17582E-06</text:p>
          </table:table-cell>
          <table:table-cell office:value-type="float" office:value="0.000003589" calcext:value-type="float">
            <text:p>3.589E-06</text:p>
          </table:table-cell>
          <table:table-cell office:value-type="float" office:value="0.000023365" calcext:value-type="float">
            <text:p>2.3365E-05</text:p>
          </table:table-cell>
          <table:table-cell office:value-type="float" office:value="46286" calcext:value-type="float">
            <text:p>46286</text:p>
          </table:table-cell>
          <table:table-cell office:value-type="float" office:value="1000" calcext:value-type="float">
            <text:p>1000</text:p>
          </table:table-cell>
          <table:table-cell office:value-type="float" office:value="46.286" calcext:value-type="float">
            <text:p>46.286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2601" calcext:value-type="float">
            <text:p>2601</text:p>
          </table:table-cell>
          <table:table-cell office:value-type="float" office:value="1000" calcext:value-type="float">
            <text:p>1000</text:p>
          </table:table-cell>
          <table:table-cell office:value-type="float" office:value="2.601" calcext:value-type="float">
            <text:p>2.6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6" calcext:value-type="float">
            <text:p>3056</text:p>
          </table:table-cell>
          <table:table-cell office:value-type="float" office:value="1000" calcext:value-type="float">
            <text:p>1000</text:p>
          </table:table-cell>
          <table:table-cell office:value-type="float" office:value="3.056" calcext:value-type="float">
            <text:p>3.0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5" calcext:value-type="float">
            <text:p>455</text:p>
          </table:table-cell>
          <table:table-cell office:value-type="float" office:value="1000" calcext:value-type="float">
            <text:p>1000</text:p>
          </table:table-cell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185" calcext:value-type="float">
            <text:p>36185</text:p>
          </table:table-cell>
          <table:table-cell office:value-type="float" office:value="1000" calcext:value-type="float">
            <text:p>1000</text:p>
          </table:table-cell>
          <table:table-cell office:value-type="float" office:value="36.185" calcext:value-type="float">
            <text:p>36.18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0.00607148" calcext:value-type="float">
            <text:p>0.00607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7148" calcext:value-type="float">
            <text:p>6.07148E-06</text:p>
          </table:table-cell>
          <table:table-cell office:value-type="float" office:value="0.000003525" calcext:value-type="float">
            <text:p>3.525E-06</text:p>
          </table:table-cell>
          <table:table-cell office:value-type="float" office:value="0.000028924" calcext:value-type="float">
            <text:p>2.8924E-05</text:p>
          </table:table-cell>
          <table:table-cell office:value-type="float" office:value="53596" calcext:value-type="float">
            <text:p>53596</text:p>
          </table:table-cell>
          <table:table-cell office:value-type="float" office:value="1000" calcext:value-type="float">
            <text:p>1000</text:p>
          </table:table-cell>
          <table:table-cell office:value-type="float" office:value="53.596" calcext:value-type="float">
            <text:p>53.596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3071" calcext:value-type="float">
            <text:p>3071</text:p>
          </table:table-cell>
          <table:table-cell office:value-type="float" office:value="1000" calcext:value-type="float">
            <text:p>1000</text:p>
          </table:table-cell>
          <table:table-cell office:value-type="float" office:value="3.071" calcext:value-type="float">
            <text:p>3.0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6" calcext:value-type="float">
            <text:p>3576</text:p>
          </table:table-cell>
          <table:table-cell office:value-type="float" office:value="1000" calcext:value-type="float">
            <text:p>1000</text:p>
          </table:table-cell>
          <table:table-cell office:value-type="float" office:value="3.576" calcext:value-type="float">
            <text:p>3.5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1000" calcext:value-type="float">
            <text:p>1000</text:p>
          </table:table-cell>
          <table:table-cell office:value-type="float" office:value="0.505" calcext:value-type="float">
            <text:p>0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7854" calcext:value-type="float">
            <text:p>47854</text:p>
          </table:table-cell>
          <table:table-cell office:value-type="float" office:value="1000" calcext:value-type="float">
            <text:p>1000</text:p>
          </table:table-cell>
          <table:table-cell office:value-type="float" office:value="47.854" calcext:value-type="float">
            <text:p>47.854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0.00694654" calcext:value-type="float">
            <text:p>0.006946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4654" calcext:value-type="float">
            <text:p>6.94654E-06</text:p>
          </table:table-cell>
          <table:table-cell office:value-type="float" office:value="0.000003586" calcext:value-type="float">
            <text:p>3.586E-06</text:p>
          </table:table-cell>
          <table:table-cell office:value-type="float" office:value="0.000028827" calcext:value-type="float">
            <text:p>2.8827E-05</text:p>
          </table:table-cell>
          <table:table-cell office:value-type="float" office:value="61079" calcext:value-type="float">
            <text:p>61079</text:p>
          </table:table-cell>
          <table:table-cell office:value-type="float" office:value="1000" calcext:value-type="float">
            <text:p>1000</text:p>
          </table:table-cell>
          <table:table-cell office:value-type="float" office:value="61.079" calcext:value-type="float">
            <text:p>61.079</text:p>
          </table:table-cell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office:value-type="float" office:value="3497" calcext:value-type="float">
            <text:p>3497</text:p>
          </table:table-cell>
          <table:table-cell office:value-type="float" office:value="1000" calcext:value-type="float">
            <text:p>1000</text:p>
          </table:table-cell>
          <table:table-cell office:value-type="float" office:value="3.497" calcext:value-type="float">
            <text:p>3.4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60" calcext:value-type="float">
            <text:p>4160</text:p>
          </table:table-cell>
          <table:table-cell office:value-type="float" office:value="1000" calcext:value-type="float">
            <text:p>1000</text:p>
          </table:table-cell>
          <table:table-cell office:value-type="float" office:value="4.16" calcext:value-type="float">
            <text:p>4.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3" calcext:value-type="float">
            <text:p>663</text:p>
          </table:table-cell>
          <table:table-cell office:value-type="float" office:value="1000" calcext:value-type="float">
            <text:p>1000</text:p>
          </table:table-cell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897" calcext:value-type="float">
            <text:p>59897</text:p>
          </table:table-cell>
          <table:table-cell office:value-type="float" office:value="1000" calcext:value-type="float">
            <text:p>1000</text:p>
          </table:table-cell>
          <table:table-cell office:value-type="float" office:value="59.897" calcext:value-type="float">
            <text:p>59.897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0.00829826" calcext:value-type="float">
            <text:p>0.008298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9826" calcext:value-type="float">
            <text:p>8.29826E-06</text:p>
          </table:table-cell>
          <table:table-cell office:value-type="float" office:value="0.000003902" calcext:value-type="float">
            <text:p>3.902E-06</text:p>
          </table:table-cell>
          <table:table-cell office:value-type="float" office:value="0.000024634" calcext:value-type="float">
            <text:p>2.4634E-05</text:p>
          </table:table-cell>
          <table:table-cell office:value-type="float" office:value="73538" calcext:value-type="float">
            <text:p>73538</text:p>
          </table:table-cell>
          <table:table-cell office:value-type="float" office:value="1000" calcext:value-type="float">
            <text:p>1000</text:p>
          </table:table-cell>
          <table:table-cell office:value-type="float" office:value="73.538" calcext:value-type="float">
            <text:p>73.538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4091" calcext:value-type="float">
            <text:p>4091</text:p>
          </table:table-cell>
          <table:table-cell office:value-type="float" office:value="1000" calcext:value-type="float">
            <text:p>1000</text:p>
          </table:table-cell>
          <table:table-cell office:value-type="float" office:value="4.091" calcext:value-type="float">
            <text:p>4.0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43" calcext:value-type="float">
            <text:p>4843</text:p>
          </table:table-cell>
          <table:table-cell office:value-type="float" office:value="1000" calcext:value-type="float">
            <text:p>1000</text:p>
          </table:table-cell>
          <table:table-cell office:value-type="float" office:value="4.843" calcext:value-type="float">
            <text:p>4.8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000" calcext:value-type="float">
            <text:p>1000</text:p>
          </table:table-cell>
          <table:table-cell office:value-type="float" office:value="0.752" calcext:value-type="float">
            <text:p>0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1869" calcext:value-type="float">
            <text:p>71869</text:p>
          </table:table-cell>
          <table:table-cell office:value-type="float" office:value="1000" calcext:value-type="float">
            <text:p>1000</text:p>
          </table:table-cell>
          <table:table-cell office:value-type="float" office:value="71.869" calcext:value-type="float">
            <text:p>71.869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.010264" calcext:value-type="float">
            <text:p>0.0102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64" calcext:value-type="float">
            <text:p>1.0264E-05</text:p>
          </table:table-cell>
          <table:table-cell office:value-type="float" office:value="0.000004689" calcext:value-type="float">
            <text:p>4.689E-06</text:p>
          </table:table-cell>
          <table:table-cell office:value-type="float" office:value="0.000026527" calcext:value-type="float">
            <text:p>2.6527E-05</text:p>
          </table:table-cell>
          <table:table-cell office:value-type="float" office:value="92017" calcext:value-type="float">
            <text:p>92017</text:p>
          </table:table-cell>
          <table:table-cell office:value-type="float" office:value="1000" calcext:value-type="float">
            <text:p>1000</text:p>
          </table:table-cell>
          <table:table-cell office:value-type="float" office:value="92.017" calcext:value-type="float">
            <text:p>92.017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4816" calcext:value-type="float">
            <text:p>4816</text:p>
          </table:table-cell>
          <table:table-cell office:value-type="float" office:value="1000" calcext:value-type="float">
            <text:p>1000</text:p>
          </table:table-cell>
          <table:table-cell office:value-type="float" office:value="4.816" calcext:value-type="float">
            <text:p>4.8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651" calcext:value-type="float">
            <text:p>5651</text:p>
          </table:table-cell>
          <table:table-cell office:value-type="float" office:value="1000" calcext:value-type="float">
            <text:p>1000</text:p>
          </table:table-cell>
          <table:table-cell office:value-type="float" office:value="5.651" calcext:value-type="float">
            <text:p>5.6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35" calcext:value-type="float">
            <text:p>835</text:p>
          </table:table-cell>
          <table:table-cell office:value-type="float" office:value="1000" calcext:value-type="float">
            <text:p>1000</text:p>
          </table:table-cell>
          <table:table-cell office:value-type="float" office:value="0.835" calcext:value-type="float">
            <text:p>0.8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4104" calcext:value-type="float">
            <text:p>84104</text:p>
          </table:table-cell>
          <table:table-cell office:value-type="float" office:value="1000" calcext:value-type="float">
            <text:p>1000</text:p>
          </table:table-cell>
          <table:table-cell office:value-type="float" office:value="84.104" calcext:value-type="float">
            <text:p>84.104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0.0133652" calcext:value-type="float">
            <text:p>0.0133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652" calcext:value-type="float">
            <text:p>1.33652E-05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0.000060955" calcext:value-type="float">
            <text:p>6.0955E-05</text:p>
          </table:table-cell>
          <table:table-cell office:value-type="float" office:value="121294" calcext:value-type="float">
            <text:p>121294</text:p>
          </table:table-cell>
          <table:table-cell office:value-type="float" office:value="1000" calcext:value-type="float">
            <text:p>1000</text:p>
          </table:table-cell>
          <table:table-cell office:value-type="float" office:value="121.294" calcext:value-type="float">
            <text:p>121.294</text:p>
          </table:table-cell>
          <table:table-cell office:value-type="float" office:value="49" calcext:value-type="float">
            <text:p>49</text:p>
          </table:table-cell>
          <table:table-cell office:value-type="float" office:value="245" calcext:value-type="float">
            <text:p>245</text:p>
          </table:table-cell>
          <table:table-cell office:value-type="float" office:value="5773" calcext:value-type="float">
            <text:p>5773</text:p>
          </table:table-cell>
          <table:table-cell office:value-type="float" office:value="1000" calcext:value-type="float">
            <text:p>1000</text:p>
          </table:table-cell>
          <table:table-cell office:value-type="float" office:value="5.773" calcext:value-type="float">
            <text:p>5.7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89" calcext:value-type="float">
            <text:p>6689</text:p>
          </table:table-cell>
          <table:table-cell office:value-type="float" office:value="1000" calcext:value-type="float">
            <text:p>1000</text:p>
          </table:table-cell>
          <table:table-cell office:value-type="float" office:value="6.689" calcext:value-type="float">
            <text:p>6.6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16" calcext:value-type="float">
            <text:p>916</text:p>
          </table:table-cell>
          <table:table-cell office:value-type="float" office:value="1000" calcext:value-type="float">
            <text:p>1000</text:p>
          </table:table-cell>
          <table:table-cell office:value-type="float" office:value="0.916" calcext:value-type="float">
            <text:p>0.9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5920" calcext:value-type="float">
            <text:p>95920</text:p>
          </table:table-cell>
          <table:table-cell office:value-type="float" office:value="1000" calcext:value-type="float">
            <text:p>1000</text:p>
          </table:table-cell>
          <table:table-cell office:value-type="float" office:value="95.92" calcext:value-type="float">
            <text:p>95.92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0.0190478" calcext:value-type="float">
            <text:p>0.01904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478" calcext:value-type="float">
            <text:p>1.90478E-05</text:p>
          </table:table-cell>
          <table:table-cell office:value-type="float" office:value="0.000006325" calcext:value-type="float">
            <text:p>6.325E-06</text:p>
          </table:table-cell>
          <table:table-cell office:value-type="float" office:value="0.000047731" calcext:value-type="float">
            <text:p>4.7731E-05</text:p>
          </table:table-cell>
          <table:table-cell office:value-type="float" office:value="177967" calcext:value-type="float">
            <text:p>177967</text:p>
          </table:table-cell>
          <table:table-cell office:value-type="float" office:value="1000" calcext:value-type="float">
            <text:p>1000</text:p>
          </table:table-cell>
          <table:table-cell office:value-type="float" office:value="177.967" calcext:value-type="float">
            <text:p>177.967</text:p>
          </table:table-cell>
          <table:table-cell office:value-type="float" office:value="57" calcext:value-type="float">
            <text:p>57</text:p>
          </table:table-cell>
          <table:table-cell office:value-type="float" office:value="479" calcext:value-type="float">
            <text:p>479</text:p>
          </table:table-cell>
          <table:table-cell office:value-type="float" office:value="7143" calcext:value-type="float">
            <text:p>7143</text:p>
          </table:table-cell>
          <table:table-cell office:value-type="float" office:value="1000" calcext:value-type="float">
            <text:p>1000</text:p>
          </table:table-cell>
          <table:table-cell office:value-type="float" office:value="7.143" calcext:value-type="float">
            <text:p>7.14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127" calcext:value-type="float">
            <text:p>8127</text:p>
          </table:table-cell>
          <table:table-cell office:value-type="float" office:value="1000" calcext:value-type="float">
            <text:p>1000</text:p>
          </table:table-cell>
          <table:table-cell office:value-type="float" office:value="8.127" calcext:value-type="float">
            <text:p>8.12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1000" calcext:value-type="float">
            <text:p>100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8037" calcext:value-type="float">
            <text:p>108037</text:p>
          </table:table-cell>
          <table:table-cell office:value-type="float" office:value="1000" calcext:value-type="float">
            <text:p>1000</text:p>
          </table:table-cell>
          <table:table-cell office:value-type="float" office:value="108.037" calcext:value-type="float">
            <text:p>108.037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0.0332651" calcext:value-type="float">
            <text:p>0.03326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651" calcext:value-type="float">
            <text:p>3.32651E-05</text:p>
          </table:table-cell>
          <table:table-cell office:value-type="float" office:value="0.000012073" calcext:value-type="float">
            <text:p>1.2073E-05</text:p>
          </table:table-cell>
          <table:table-cell office:value-type="float" office:value="0.000082021" calcext:value-type="float">
            <text:p>8.2021E-05</text:p>
          </table:table-cell>
          <table:table-cell office:value-type="float" office:value="326614" calcext:value-type="float">
            <text:p>326614</text:p>
          </table:table-cell>
          <table:table-cell office:value-type="float" office:value="1000" calcext:value-type="float">
            <text:p>1000</text:p>
          </table:table-cell>
          <table:table-cell office:value-type="float" office:value="326.614" calcext:value-type="float">
            <text:p>326.614</text:p>
          </table:table-cell>
          <table:table-cell office:value-type="float" office:value="111" calcext:value-type="float">
            <text:p>111</text:p>
          </table:table-cell>
          <table:table-cell office:value-type="float" office:value="855" calcext:value-type="float">
            <text:p>855</text:p>
          </table:table-cell>
          <table:table-cell office:value-type="float" office:value="9664" calcext:value-type="float">
            <text:p>9664</text:p>
          </table:table-cell>
          <table:table-cell office:value-type="float" office:value="1000" calcext:value-type="float">
            <text:p>1000</text:p>
          </table:table-cell>
          <table:table-cell office:value-type="float" office:value="9.664" calcext:value-type="float">
            <text:p>9.66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420" calcext:value-type="float">
            <text:p>10420</text:p>
          </table:table-cell>
          <table:table-cell office:value-type="float" office:value="1000" calcext:value-type="float">
            <text:p>1000</text:p>
          </table:table-cell>
          <table:table-cell office:value-type="float" office:value="10.42" calcext:value-type="float">
            <text:p>10.4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647" calcext:value-type="float">
            <text:p>13647</text:p>
          </table:table-cell>
          <table:table-cell office:value-type="float" office:value="1000" calcext:value-type="float">
            <text:p>1000</text:p>
          </table:table-cell>
          <table:table-cell office:value-type="float" office:value="13.647" calcext:value-type="float">
            <text:p>13.64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0466644" calcext:value-type="float">
            <text:p>0.00466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6644" calcext:value-type="float">
            <text:p>4.66644E-06</text:p>
          </table:table-cell>
          <table:table-cell office:value-type="float" office:value="0.000003714" calcext:value-type="float">
            <text:p>3.714E-06</text:p>
          </table:table-cell>
          <table:table-cell office:value-type="float" office:value="0.000020347" calcext:value-type="float">
            <text:p>2.0347E-05</text:p>
          </table:table-cell>
          <table:table-cell office:value-type="float" office:value="43170" calcext:value-type="float">
            <text:p>43170</text:p>
          </table:table-cell>
          <table:table-cell office:value-type="float" office:value="1000" calcext:value-type="float">
            <text:p>1000</text:p>
          </table:table-cell>
          <table:table-cell office:value-type="float" office:value="43.17" calcext:value-type="float">
            <text:p>43.1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2194" calcext:value-type="float">
            <text:p>2194</text:p>
          </table:table-cell>
          <table:table-cell office:value-type="float" office:value="1000" calcext:value-type="float">
            <text:p>1000</text:p>
          </table:table-cell>
          <table:table-cell office:value-type="float" office:value="2.194" calcext:value-type="float">
            <text:p>2.1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52" calcext:value-type="float">
            <text:p>2452</text:p>
          </table:table-cell>
          <table:table-cell office:value-type="float" office:value="1000" calcext:value-type="float">
            <text:p>1000</text:p>
          </table:table-cell>
          <table:table-cell office:value-type="float" office:value="2.452" calcext:value-type="float">
            <text:p>2.4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248" calcext:value-type="float">
            <text:p>27248</text:p>
          </table:table-cell>
          <table:table-cell office:value-type="float" office:value="1000" calcext:value-type="float">
            <text:p>1000</text:p>
          </table:table-cell>
          <table:table-cell office:value-type="float" office:value="27.248" calcext:value-type="float">
            <text:p>27.24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.00543584" calcext:value-type="float">
            <text:p>0.005435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3584" calcext:value-type="float">
            <text:p>5.43584E-06</text:p>
          </table:table-cell>
          <table:table-cell office:value-type="float" office:value="0.000003731" calcext:value-type="float">
            <text:p>3.731E-06</text:p>
          </table:table-cell>
          <table:table-cell office:value-type="float" office:value="0.000022714" calcext:value-type="float">
            <text:p>2.2714E-05</text:p>
          </table:table-cell>
          <table:table-cell office:value-type="float" office:value="49351" calcext:value-type="float">
            <text:p>49351</text:p>
          </table:table-cell>
          <table:table-cell office:value-type="float" office:value="1000" calcext:value-type="float">
            <text:p>1000</text:p>
          </table:table-cell>
          <table:table-cell office:value-type="float" office:value="49.351" calcext:value-type="float">
            <text:p>49.35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2635" calcext:value-type="float">
            <text:p>2635</text:p>
          </table:table-cell>
          <table:table-cell office:value-type="float" office:value="1000" calcext:value-type="float">
            <text:p>1000</text:p>
          </table:table-cell>
          <table:table-cell office:value-type="float" office:value="2.635" calcext:value-type="float">
            <text:p>2.6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96" calcext:value-type="float">
            <text:p>3096</text:p>
          </table:table-cell>
          <table:table-cell office:value-type="float" office:value="1000" calcext:value-type="float">
            <text:p>1000</text:p>
          </table:table-cell>
          <table:table-cell office:value-type="float" office:value="3.096" calcext:value-type="float">
            <text:p>3.0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office:value-type="float" office:value="1000" calcext:value-type="float">
            <text:p>1000</text:p>
          </table:table-cell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868" calcext:value-type="float">
            <text:p>40868</text:p>
          </table:table-cell>
          <table:table-cell office:value-type="float" office:value="1000" calcext:value-type="float">
            <text:p>1000</text:p>
          </table:table-cell>
          <table:table-cell office:value-type="float" office:value="40.868" calcext:value-type="float">
            <text:p>40.86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0.00629347" calcext:value-type="float">
            <text:p>0.00629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9347" calcext:value-type="float">
            <text:p>6.29347E-06</text:p>
          </table:table-cell>
          <table:table-cell office:value-type="float" office:value="0.000003753" calcext:value-type="float">
            <text:p>3.753E-06</text:p>
          </table:table-cell>
          <table:table-cell office:value-type="float" office:value="0.000021073" calcext:value-type="float">
            <text:p>2.1073E-05</text:p>
          </table:table-cell>
          <table:table-cell office:value-type="float" office:value="56730" calcext:value-type="float">
            <text:p>56730</text:p>
          </table:table-cell>
          <table:table-cell office:value-type="float" office:value="1000" calcext:value-type="float">
            <text:p>1000</text:p>
          </table:table-cell>
          <table:table-cell office:value-type="float" office:value="56.73" calcext:value-type="float">
            <text:p>56.73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3103" calcext:value-type="float">
            <text:p>3103</text:p>
          </table:table-cell>
          <table:table-cell office:value-type="float" office:value="1000" calcext:value-type="float">
            <text:p>1000</text:p>
          </table:table-cell>
          <table:table-cell office:value-type="float" office:value="3.103" calcext:value-type="float">
            <text:p>3.1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70" calcext:value-type="float">
            <text:p>3670</text:p>
          </table:table-cell>
          <table:table-cell office:value-type="float" office:value="1000" calcext:value-type="float">
            <text:p>1000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1000" calcext:value-type="float">
            <text:p>1000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779" calcext:value-type="float">
            <text:p>54779</text:p>
          </table:table-cell>
          <table:table-cell office:value-type="float" office:value="1000" calcext:value-type="float">
            <text:p>1000</text:p>
          </table:table-cell>
          <table:table-cell office:value-type="float" office:value="54.779" calcext:value-type="float">
            <text:p>54.779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0.00745287" calcext:value-type="float">
            <text:p>0.00745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5287" calcext:value-type="float">
            <text:p>7.45287E-06</text:p>
          </table:table-cell>
          <table:table-cell office:value-type="float" office:value="0.000003798" calcext:value-type="float">
            <text:p>3.798E-06</text:p>
          </table:table-cell>
          <table:table-cell office:value-type="float" office:value="0.000032848" calcext:value-type="float">
            <text:p>3.2848E-05</text:p>
          </table:table-cell>
          <table:table-cell office:value-type="float" office:value="65903" calcext:value-type="float">
            <text:p>65903</text:p>
          </table:table-cell>
          <table:table-cell office:value-type="float" office:value="1000" calcext:value-type="float">
            <text:p>1000</text:p>
          </table:table-cell>
          <table:table-cell office:value-type="float" office:value="65.903" calcext:value-type="float">
            <text:p>65.903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3589" calcext:value-type="float">
            <text:p>3589</text:p>
          </table:table-cell>
          <table:table-cell office:value-type="float" office:value="1000" calcext:value-type="float">
            <text:p>1000</text:p>
          </table:table-cell>
          <table:table-cell office:value-type="float" office:value="3.589" calcext:value-type="float">
            <text:p>3.5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62" calcext:value-type="float">
            <text:p>4262</text:p>
          </table:table-cell>
          <table:table-cell office:value-type="float" office:value="1000" calcext:value-type="float">
            <text:p>1000</text:p>
          </table:table-cell>
          <table:table-cell office:value-type="float" office:value="4.262" calcext:value-type="float">
            <text:p>4.2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1000" calcext:value-type="float">
            <text:p>1000</text:p>
          </table:table-cell>
          <table:table-cell office:value-type="float" office:value="0.673" calcext:value-type="float">
            <text:p>0.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7936" calcext:value-type="float">
            <text:p>67936</text:p>
          </table:table-cell>
          <table:table-cell office:value-type="float" office:value="1000" calcext:value-type="float">
            <text:p>1000</text:p>
          </table:table-cell>
          <table:table-cell office:value-type="float" office:value="67.936" calcext:value-type="float">
            <text:p>67.936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0.0087576" calcext:value-type="float">
            <text:p>0.0087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576" calcext:value-type="float">
            <text:p>8.7576E-06</text:p>
          </table:table-cell>
          <table:table-cell office:value-type="float" office:value="0.000004754" calcext:value-type="float">
            <text:p>4.754E-06</text:p>
          </table:table-cell>
          <table:table-cell office:value-type="float" office:value="0.000028983" calcext:value-type="float">
            <text:p>2.8983E-05</text:p>
          </table:table-cell>
          <table:table-cell office:value-type="float" office:value="78144" calcext:value-type="float">
            <text:p>78144</text:p>
          </table:table-cell>
          <table:table-cell office:value-type="float" office:value="1000" calcext:value-type="float">
            <text:p>1000</text:p>
          </table:table-cell>
          <table:table-cell office:value-type="float" office:value="78.144" calcext:value-type="float">
            <text:p>78.144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4140" calcext:value-type="float">
            <text:p>4140</text:p>
          </table:table-cell>
          <table:table-cell office:value-type="float" office:value="1000" calcext:value-type="float">
            <text:p>1000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94" calcext:value-type="float">
            <text:p>4994</text:p>
          </table:table-cell>
          <table:table-cell office:value-type="float" office:value="1000" calcext:value-type="float">
            <text:p>1000</text:p>
          </table:table-cell>
          <table:table-cell office:value-type="float" office:value="4.994" calcext:value-type="float">
            <text:p>4.9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54" calcext:value-type="float">
            <text:p>854</text:p>
          </table:table-cell>
          <table:table-cell office:value-type="float" office:value="1000" calcext:value-type="float">
            <text:p>1000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861" calcext:value-type="float">
            <text:p>81861</text:p>
          </table:table-cell>
          <table:table-cell office:value-type="float" office:value="1000" calcext:value-type="float">
            <text:p>1000</text:p>
          </table:table-cell>
          <table:table-cell office:value-type="float" office:value="81.861" calcext:value-type="float">
            <text:p>81.861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0.0110648" calcext:value-type="float">
            <text:p>0.0110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0648" calcext:value-type="float">
            <text:p>1.10648E-05</text:p>
          </table:table-cell>
          <table:table-cell office:value-type="float" office:value="0.000005036" calcext:value-type="float">
            <text:p>5.036E-06</text:p>
          </table:table-cell>
          <table:table-cell office:value-type="float" office:value="0.000056487" calcext:value-type="float">
            <text:p>5.6487E-05</text:p>
          </table:table-cell>
          <table:table-cell office:value-type="float" office:value="99366" calcext:value-type="float">
            <text:p>99366</text:p>
          </table:table-cell>
          <table:table-cell office:value-type="float" office:value="1000" calcext:value-type="float">
            <text:p>1000</text:p>
          </table:table-cell>
          <table:table-cell office:value-type="float" office:value="99.366" calcext:value-type="float">
            <text:p>99.366</text:p>
          </table:table-cell>
          <table:table-cell office:value-type="float" office:value="46" calcext:value-type="float">
            <text:p>46</text:p>
          </table:table-cell>
          <table:table-cell office:value-type="float" office:value="238" calcext:value-type="float">
            <text:p>238</text:p>
          </table:table-cell>
          <table:table-cell office:value-type="float" office:value="4933" calcext:value-type="float">
            <text:p>4933</text:p>
          </table:table-cell>
          <table:table-cell office:value-type="float" office:value="1000" calcext:value-type="float">
            <text:p>1000</text:p>
          </table:table-cell>
          <table:table-cell office:value-type="float" office:value="4.933" calcext:value-type="float">
            <text:p>4.9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42" calcext:value-type="float">
            <text:p>5842</text:p>
          </table:table-cell>
          <table:table-cell office:value-type="float" office:value="1000" calcext:value-type="float">
            <text:p>1000</text:p>
          </table:table-cell>
          <table:table-cell office:value-type="float" office:value="5.842" calcext:value-type="float">
            <text:p>5.84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09" calcext:value-type="float">
            <text:p>909</text:p>
          </table:table-cell>
          <table:table-cell office:value-type="float" office:value="1000" calcext:value-type="float">
            <text:p>1000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4974" calcext:value-type="float">
            <text:p>94974</text:p>
          </table:table-cell>
          <table:table-cell office:value-type="float" office:value="1000" calcext:value-type="float">
            <text:p>1000</text:p>
          </table:table-cell>
          <table:table-cell office:value-type="float" office:value="94.974" calcext:value-type="float">
            <text:p>94.974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0.014379" calcext:value-type="float">
            <text:p>0.0143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379" calcext:value-type="float">
            <text:p>1.4379E-05</text:p>
          </table:table-cell>
          <table:table-cell office:value-type="float" office:value="0.00000624" calcext:value-type="float">
            <text:p>6.24E-06</text:p>
          </table:table-cell>
          <table:table-cell office:value-type="float" office:value="0.000043427" calcext:value-type="float">
            <text:p>4.3427E-05</text:p>
          </table:table-cell>
          <table:table-cell office:value-type="float" office:value="131081" calcext:value-type="float">
            <text:p>131081</text:p>
          </table:table-cell>
          <table:table-cell office:value-type="float" office:value="1000" calcext:value-type="float">
            <text:p>1000</text:p>
          </table:table-cell>
          <table:table-cell office:value-type="float" office:value="131.081" calcext:value-type="float">
            <text:p>131.081</text:p>
          </table:table-cell>
          <table:table-cell office:value-type="float" office:value="57" calcext:value-type="float">
            <text:p>57</text:p>
          </table:table-cell>
          <table:table-cell office:value-type="float" office:value="279" calcext:value-type="float">
            <text:p>279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float" office:value="5.894" calcext:value-type="float">
            <text:p>5.89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906" calcext:value-type="float">
            <text:p>6906</text:p>
          </table:table-cell>
          <table:table-cell office:value-type="float" office:value="1000" calcext:value-type="float">
            <text:p>1000</text:p>
          </table:table-cell>
          <table:table-cell office:value-type="float" office:value="6.906" calcext:value-type="float">
            <text:p>6.9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1.012" calcext:value-type="float">
            <text:p>1.0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860" calcext:value-type="float">
            <text:p>108860</text:p>
          </table:table-cell>
          <table:table-cell office:value-type="float" office:value="1000" calcext:value-type="float">
            <text:p>1000</text:p>
          </table:table-cell>
          <table:table-cell office:value-type="float" office:value="108.86" calcext:value-type="float">
            <text:p>108.86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0.0210054" calcext:value-type="float">
            <text:p>0.0210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054" calcext:value-type="float">
            <text:p>2.10054E-05</text:p>
          </table:table-cell>
          <table:table-cell office:value-type="float" office:value="0.000006999" calcext:value-type="float">
            <text:p>6.999E-06</text:p>
          </table:table-cell>
          <table:table-cell office:value-type="float" office:value="0.000057294" calcext:value-type="float">
            <text:p>5.7294E-05</text:p>
          </table:table-cell>
          <table:table-cell office:value-type="float" office:value="197191" calcext:value-type="float">
            <text:p>197191</text:p>
          </table:table-cell>
          <table:table-cell office:value-type="float" office:value="1000" calcext:value-type="float">
            <text:p>1000</text:p>
          </table:table-cell>
          <table:table-cell office:value-type="float" office:value="197.191" calcext:value-type="float">
            <text:p>197.191</text:p>
          </table:table-cell>
          <table:table-cell office:value-type="float" office:value="63" calcext:value-type="float">
            <text:p>63</text:p>
          </table:table-cell>
          <table:table-cell office:value-type="float" office:value="460" calcext:value-type="float">
            <text:p>460</text:p>
          </table:table-cell>
          <table:table-cell office:value-type="float" office:value="7423" calcext:value-type="float">
            <text:p>7423</text:p>
          </table:table-cell>
          <table:table-cell office:value-type="float" office:value="1000" calcext:value-type="float">
            <text:p>1000</text:p>
          </table:table-cell>
          <table:table-cell office:value-type="float" office:value="7.423" calcext:value-type="float">
            <text:p>7.4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415" calcext:value-type="float">
            <text:p>8415</text:p>
          </table:table-cell>
          <table:table-cell office:value-type="float" office:value="1000" calcext:value-type="float">
            <text:p>1000</text:p>
          </table:table-cell>
          <table:table-cell office:value-type="float" office:value="8.415" calcext:value-type="float">
            <text:p>8.4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000" calcext:value-type="float">
            <text:p>1000</text:p>
          </table:table-cell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458" calcext:value-type="float">
            <text:p>122458</text:p>
          </table:table-cell>
          <table:table-cell office:value-type="float" office:value="1000" calcext:value-type="float">
            <text:p>1000</text:p>
          </table:table-cell>
          <table:table-cell office:value-type="float" office:value="122.458" calcext:value-type="float">
            <text:p>122.458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0.036254" calcext:value-type="float">
            <text:p>0.0362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54" calcext:value-type="float">
            <text:p>3.6254E-05</text:p>
          </table:table-cell>
          <table:table-cell office:value-type="float" office:value="0.000011213" calcext:value-type="float">
            <text:p>1.1213E-05</text:p>
          </table:table-cell>
          <table:table-cell office:value-type="float" office:value="0.000081942" calcext:value-type="float">
            <text:p>8.1942E-05</text:p>
          </table:table-cell>
          <table:table-cell office:value-type="float" office:value="357918" calcext:value-type="float">
            <text:p>357918</text:p>
          </table:table-cell>
          <table:table-cell office:value-type="float" office:value="1000" calcext:value-type="float">
            <text:p>1000</text:p>
          </table:table-cell>
          <table:table-cell office:value-type="float" office:value="357.918" calcext:value-type="float">
            <text:p>357.918</text:p>
          </table:table-cell>
          <table:table-cell office:value-type="float" office:value="103" calcext:value-type="float">
            <text:p>103</text:p>
          </table:table-cell>
          <table:table-cell office:value-type="float" office:value="855" calcext:value-type="float">
            <text:p>855</text:p>
          </table:table-cell>
          <table:table-cell office:value-type="float" office:value="9929" calcext:value-type="float">
            <text:p>9929</text:p>
          </table:table-cell>
          <table:table-cell office:value-type="float" office:value="1000" calcext:value-type="float">
            <text:p>1000</text:p>
          </table:table-cell>
          <table:table-cell office:value-type="float" office:value="9.929" calcext:value-type="float">
            <text:p>9.9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840" calcext:value-type="float">
            <text:p>10840</text:p>
          </table:table-cell>
          <table:table-cell office:value-type="float" office:value="1000" calcext:value-type="float">
            <text:p>1000</text:p>
          </table:table-cell>
          <table:table-cell office:value-type="float" office:value="10.84" calcext:value-type="float">
            <text:p>10.8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office:value-type="float" office:value="1000" calcext:value-type="float">
            <text:p>1000</text:p>
          </table:table-cell>
          <table:table-cell office:value-type="float" office:value="0.911" calcext:value-type="float">
            <text:p>0.9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88" calcext:value-type="float">
            <text:p>15088</text:p>
          </table:table-cell>
          <table:table-cell office:value-type="float" office:value="1000" calcext:value-type="float">
            <text:p>1000</text:p>
          </table:table-cell>
          <table:table-cell office:value-type="float" office:value="15.088" calcext:value-type="float">
            <text:p>15.08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00496464" calcext:value-type="float">
            <text:p>0.004964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6464" calcext:value-type="float">
            <text:p>4.96464E-06</text:p>
          </table:table-cell>
          <table:table-cell office:value-type="float" office:value="0.000003867" calcext:value-type="float">
            <text:p>3.867E-06</text:p>
          </table:table-cell>
          <table:table-cell office:value-type="float" office:value="0.000029969" calcext:value-type="float">
            <text:p>2.9969E-05</text:p>
          </table:table-cell>
          <table:table-cell office:value-type="float" office:value="45364" calcext:value-type="float">
            <text:p>45364</text:p>
          </table:table-cell>
          <table:table-cell office:value-type="float" office:value="1000" calcext:value-type="float">
            <text:p>1000</text:p>
          </table:table-cell>
          <table:table-cell office:value-type="float" office:value="45.364" calcext:value-type="float">
            <text:p>45.364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185" calcext:value-type="float">
            <text:p>2185</text:p>
          </table:table-cell>
          <table:table-cell office:value-type="float" office:value="1000" calcext:value-type="float">
            <text:p>1000</text:p>
          </table:table-cell>
          <table:table-cell office:value-type="float" office:value="2.185" calcext:value-type="float">
            <text:p>2.1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7" calcext:value-type="float">
            <text:p>2487</text:p>
          </table:table-cell>
          <table:table-cell office:value-type="float" office:value="1000" calcext:value-type="float">
            <text:p>1000</text:p>
          </table:table-cell>
          <table:table-cell office:value-type="float" office:value="2.487" calcext:value-type="float">
            <text:p>2.4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float" office:value="0.302" calcext:value-type="float">
            <text:p>0.3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514" calcext:value-type="float">
            <text:p>30514</text:p>
          </table:table-cell>
          <table:table-cell office:value-type="float" office:value="1000" calcext:value-type="float">
            <text:p>1000</text:p>
          </table:table-cell>
          <table:table-cell office:value-type="float" office:value="30.514" calcext:value-type="float">
            <text:p>30.51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0057119" calcext:value-type="float">
            <text:p>0.00571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119" calcext:value-type="float">
            <text:p>5.7119E-06</text:p>
          </table:table-cell>
          <table:table-cell office:value-type="float" office:value="0.000003872" calcext:value-type="float">
            <text:p>3.872E-06</text:p>
          </table:table-cell>
          <table:table-cell office:value-type="float" office:value="0.000025022" calcext:value-type="float">
            <text:p>2.5022E-05</text:p>
          </table:table-cell>
          <table:table-cell office:value-type="float" office:value="51968" calcext:value-type="float">
            <text:p>51968</text:p>
          </table:table-cell>
          <table:table-cell office:value-type="float" office:value="1000" calcext:value-type="float">
            <text:p>1000</text:p>
          </table:table-cell>
          <table:table-cell office:value-type="float" office:value="51.968" calcext:value-type="float">
            <text:p>51.968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2633" calcext:value-type="float">
            <text:p>2633</text:p>
          </table:table-cell>
          <table:table-cell office:value-type="float" office:value="1000" calcext:value-type="float">
            <text:p>1000</text:p>
          </table:table-cell>
          <table:table-cell office:value-type="float" office:value="2.633" calcext:value-type="float">
            <text:p>2.6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6347" calcext:value-type="float">
            <text:p>46347</text:p>
          </table:table-cell>
          <table:table-cell office:value-type="float" office:value="1000" calcext:value-type="float">
            <text:p>1000</text:p>
          </table:table-cell>
          <table:table-cell office:value-type="float" office:value="46.347" calcext:value-type="float">
            <text:p>46.347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0.00673365" calcext:value-type="float">
            <text:p>0.00673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3365" calcext:value-type="float">
            <text:p>6.73365E-06</text:p>
          </table:table-cell>
          <table:table-cell office:value-type="float" office:value="0.000003885" calcext:value-type="float">
            <text:p>3.885E-06</text:p>
          </table:table-cell>
          <table:table-cell office:value-type="float" office:value="0.0000303" calcext:value-type="float">
            <text:p>3.03E-05</text:p>
          </table:table-cell>
          <table:table-cell office:value-type="float" office:value="60942" calcext:value-type="float">
            <text:p>60942</text:p>
          </table:table-cell>
          <table:table-cell office:value-type="float" office:value="1000" calcext:value-type="float">
            <text:p>1000</text:p>
          </table:table-cell>
          <table:table-cell office:value-type="float" office:value="60.942" calcext:value-type="float">
            <text:p>60.942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3179" calcext:value-type="float">
            <text:p>3179</text:p>
          </table:table-cell>
          <table:table-cell office:value-type="float" office:value="1000" calcext:value-type="float">
            <text:p>1000</text:p>
          </table:table-cell>
          <table:table-cell office:value-type="float" office:value="3.179" calcext:value-type="float">
            <text:p>3.1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58" calcext:value-type="float">
            <text:p>3758</text:p>
          </table:table-cell>
          <table:table-cell office:value-type="float" office:value="1000" calcext:value-type="float">
            <text:p>1000</text:p>
          </table:table-cell>
          <table:table-cell office:value-type="float" office:value="3.758" calcext:value-type="float">
            <text:p>3.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253" calcext:value-type="float">
            <text:p>61253</text:p>
          </table:table-cell>
          <table:table-cell office:value-type="float" office:value="1000" calcext:value-type="float">
            <text:p>1000</text:p>
          </table:table-cell>
          <table:table-cell office:value-type="float" office:value="61.253" calcext:value-type="float">
            <text:p>61.253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0.00789674" calcext:value-type="float">
            <text:p>0.007896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9674" calcext:value-type="float">
            <text:p>7.89674E-06</text:p>
          </table:table-cell>
          <table:table-cell office:value-type="float" office:value="0.000004013" calcext:value-type="float">
            <text:p>4.013E-06</text:p>
          </table:table-cell>
          <table:table-cell office:value-type="float" office:value="0.000027943" calcext:value-type="float">
            <text:p>2.7943E-05</text:p>
          </table:table-cell>
          <table:table-cell office:value-type="float" office:value="71004" calcext:value-type="float">
            <text:p>71004</text:p>
          </table:table-cell>
          <table:table-cell office:value-type="float" office:value="1000" calcext:value-type="float">
            <text:p>1000</text:p>
          </table:table-cell>
          <table:table-cell office:value-type="float" office:value="71.004" calcext:value-type="float">
            <text:p>71.004</text:p>
          </table:table-cell>
          <table:table-cell office:value-type="float" office:value="39" calcext:value-type="float">
            <text:p>39</text:p>
          </table:table-cell>
          <table:table-cell office:value-type="float" office:value="137" calcext:value-type="float">
            <text:p>137</text:p>
          </table:table-cell>
          <table:table-cell office:value-type="float" office:value="3673" calcext:value-type="float">
            <text:p>3673</text:p>
          </table:table-cell>
          <table:table-cell office:value-type="float" office:value="1000" calcext:value-type="float">
            <text:p>1000</text:p>
          </table:table-cell>
          <table:table-cell office:value-type="float" office:value="3.673" calcext:value-type="float">
            <text:p>3.6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67" calcext:value-type="float">
            <text:p>4367</text:p>
          </table:table-cell>
          <table:table-cell office:value-type="float" office:value="1000" calcext:value-type="float">
            <text:p>1000</text:p>
          </table:table-cell>
          <table:table-cell office:value-type="float" office:value="4.367" calcext:value-type="float">
            <text:p>4.3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office:value-type="float" office:value="1000" calcext:value-type="float">
            <text:p>100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654" calcext:value-type="float">
            <text:p>76654</text:p>
          </table:table-cell>
          <table:table-cell office:value-type="float" office:value="1000" calcext:value-type="float">
            <text:p>1000</text:p>
          </table:table-cell>
          <table:table-cell office:value-type="float" office:value="76.654" calcext:value-type="float">
            <text:p>76.654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0.00924782" calcext:value-type="float">
            <text:p>0.00924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4782" calcext:value-type="float">
            <text:p>9.24782E-06</text:p>
          </table:table-cell>
          <table:table-cell office:value-type="float" office:value="0.000004944" calcext:value-type="float">
            <text:p>4.944E-06</text:p>
          </table:table-cell>
          <table:table-cell office:value-type="float" office:value="0.000022792" calcext:value-type="float">
            <text:p>2.2792E-05</text:p>
          </table:table-cell>
          <table:table-cell office:value-type="float" office:value="83836" calcext:value-type="float">
            <text:p>83836</text:p>
          </table:table-cell>
          <table:table-cell office:value-type="float" office:value="1000" calcext:value-type="float">
            <text:p>1000</text:p>
          </table:table-cell>
          <table:table-cell office:value-type="float" office:value="83.836" calcext:value-type="float">
            <text:p>83.836</text:p>
          </table:table-cell>
          <table:table-cell office:value-type="float" office:value="46" calcext:value-type="float">
            <text:p>46</text:p>
          </table:table-cell>
          <table:table-cell office:value-type="float" office:value="174" calcext:value-type="float">
            <text:p>174</text:p>
          </table:table-cell>
          <table:table-cell office:value-type="float" office:value="4253" calcext:value-type="float">
            <text:p>4253</text:p>
          </table:table-cell>
          <table:table-cell office:value-type="float" office:value="1000" calcext:value-type="float">
            <text:p>1000</text:p>
          </table:table-cell>
          <table:table-cell office:value-type="float" office:value="4.253" calcext:value-type="float">
            <text:p>4.2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29" calcext:value-type="float">
            <text:p>5129</text:p>
          </table:table-cell>
          <table:table-cell office:value-type="float" office:value="1000" calcext:value-type="float">
            <text:p>1000</text:p>
          </table:table-cell>
          <table:table-cell office:value-type="float" office:value="5.129" calcext:value-type="float">
            <text:p>5.1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6" calcext:value-type="float">
            <text:p>876</text:p>
          </table:table-cell>
          <table:table-cell office:value-type="float" office:value="1000" calcext:value-type="float">
            <text:p>1000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1869" calcext:value-type="float">
            <text:p>91869</text:p>
          </table:table-cell>
          <table:table-cell office:value-type="float" office:value="1000" calcext:value-type="float">
            <text:p>1000</text:p>
          </table:table-cell>
          <table:table-cell office:value-type="float" office:value="91.869" calcext:value-type="float">
            <text:p>91.869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0.0117729" calcext:value-type="float">
            <text:p>0.0117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729" calcext:value-type="float">
            <text:p>1.17729E-05</text:p>
          </table:table-cell>
          <table:table-cell office:value-type="float" office:value="0.00000493" calcext:value-type="float">
            <text:p>4.93E-06</text:p>
          </table:table-cell>
          <table:table-cell office:value-type="float" office:value="0.000029025" calcext:value-type="float">
            <text:p>2.9025E-05</text:p>
          </table:table-cell>
          <table:table-cell office:value-type="float" office:value="107149" calcext:value-type="float">
            <text:p>107149</text:p>
          </table:table-cell>
          <table:table-cell office:value-type="float" office:value="1000" calcext:value-type="float">
            <text:p>1000</text:p>
          </table:table-cell>
          <table:table-cell office:value-type="float" office:value="107.149" calcext:value-type="float">
            <text:p>107.149</text:p>
          </table:table-cell>
          <table:table-cell office:value-type="float" office:value="46" calcext:value-type="float">
            <text:p>46</text:p>
          </table:table-cell>
          <table:table-cell office:value-type="float" office:value="208" calcext:value-type="float">
            <text:p>208</text:p>
          </table:table-cell>
          <table:table-cell office:value-type="float" office:value="5048" calcext:value-type="float">
            <text:p>5048</text:p>
          </table:table-cell>
          <table:table-cell office:value-type="float" office:value="1000" calcext:value-type="float">
            <text:p>1000</text:p>
          </table:table-cell>
          <table:table-cell office:value-type="float" office:value="5.048" calcext:value-type="float">
            <text:p>5.0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23" calcext:value-type="float">
            <text:p>6023</text:p>
          </table:table-cell>
          <table:table-cell office:value-type="float" office:value="1000" calcext:value-type="float">
            <text:p>1000</text:p>
          </table:table-cell>
          <table:table-cell office:value-type="float" office:value="6.023" calcext:value-type="float">
            <text:p>6.0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197" calcext:value-type="float">
            <text:p>107197</text:p>
          </table:table-cell>
          <table:table-cell office:value-type="float" office:value="1000" calcext:value-type="float">
            <text:p>1000</text:p>
          </table:table-cell>
          <table:table-cell office:value-type="float" office:value="107.197" calcext:value-type="float">
            <text:p>107.197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0.0151814" calcext:value-type="float">
            <text:p>0.0151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814" calcext:value-type="float">
            <text:p>1.51814E-05</text:p>
          </table:table-cell>
          <table:table-cell office:value-type="float" office:value="0.000005263" calcext:value-type="float">
            <text:p>5.263E-06</text:p>
          </table:table-cell>
          <table:table-cell office:value-type="float" office:value="0.000040151" calcext:value-type="float">
            <text:p>4.0151E-05</text:p>
          </table:table-cell>
          <table:table-cell office:value-type="float" office:value="140417" calcext:value-type="float">
            <text:p>140417</text:p>
          </table:table-cell>
          <table:table-cell office:value-type="float" office:value="1000" calcext:value-type="float">
            <text:p>1000</text:p>
          </table:table-cell>
          <table:table-cell office:value-type="float" office:value="140.417" calcext:value-type="float">
            <text:p>140.417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6038" calcext:value-type="float">
            <text:p>6038</text:p>
          </table:table-cell>
          <table:table-cell office:value-type="float" office:value="1000" calcext:value-type="float">
            <text:p>1000</text:p>
          </table:table-cell>
          <table:table-cell office:value-type="float" office:value="6.038" calcext:value-type="float">
            <text:p>6.0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16" calcext:value-type="float">
            <text:p>7116</text:p>
          </table:table-cell>
          <table:table-cell office:value-type="float" office:value="1000" calcext:value-type="float">
            <text:p>1000</text:p>
          </table:table-cell>
          <table:table-cell office:value-type="float" office:value="7.116" calcext:value-type="float">
            <text:p>7.1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78" calcext:value-type="float">
            <text:p>1078</text:p>
          </table:table-cell>
          <table:table-cell office:value-type="float" office:value="1000" calcext:value-type="float">
            <text:p>1000</text:p>
          </table:table-cell>
          <table:table-cell office:value-type="float" office:value="1.078" calcext:value-type="float">
            <text:p>1.0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311" calcext:value-type="float">
            <text:p>122311</text:p>
          </table:table-cell>
          <table:table-cell office:value-type="float" office:value="1000" calcext:value-type="float">
            <text:p>1000</text:p>
          </table:table-cell>
          <table:table-cell office:value-type="float" office:value="122.311" calcext:value-type="float">
            <text:p>122.311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  <table:table-cell office:value-type="float" office:value="0.0221921" calcext:value-type="float">
            <text:p>0.0221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1921" calcext:value-type="float">
            <text:p>2.21921E-05</text:p>
          </table:table-cell>
          <table:table-cell office:value-type="float" office:value="0.000009112" calcext:value-type="float">
            <text:p>9.112E-06</text:p>
          </table:table-cell>
          <table:table-cell office:value-type="float" office:value="0.000059217" calcext:value-type="float">
            <text:p>5.9217E-05</text:p>
          </table:table-cell>
          <table:table-cell office:value-type="float" office:value="210229" calcext:value-type="float">
            <text:p>210229</text:p>
          </table:table-cell>
          <table:table-cell office:value-type="float" office:value="1000" calcext:value-type="float">
            <text:p>1000</text:p>
          </table:table-cell>
          <table:table-cell office:value-type="float" office:value="210.229" calcext:value-type="float">
            <text:p>210.229</text:p>
          </table:table-cell>
          <table:table-cell office:value-type="float" office:value="85" calcext:value-type="float">
            <text:p>85</text:p>
          </table:table-cell>
          <table:table-cell office:value-type="float" office:value="473" calcext:value-type="float">
            <text:p>473</text:p>
          </table:table-cell>
          <table:table-cell office:value-type="float" office:value="7546" calcext:value-type="float">
            <text:p>7546</text:p>
          </table:table-cell>
          <table:table-cell office:value-type="float" office:value="1000" calcext:value-type="float">
            <text:p>1000</text:p>
          </table:table-cell>
          <table:table-cell office:value-type="float" office:value="7.546" calcext:value-type="float">
            <text:p>7.5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681" calcext:value-type="float">
            <text:p>8681</text:p>
          </table:table-cell>
          <table:table-cell office:value-type="float" office:value="1000" calcext:value-type="float">
            <text:p>1000</text:p>
          </table:table-cell>
          <table:table-cell office:value-type="float" office:value="8.681" calcext:value-type="float">
            <text:p>8.6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1.135" calcext:value-type="float">
            <text:p>1.1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735" calcext:value-type="float">
            <text:p>137735</text:p>
          </table:table-cell>
          <table:table-cell office:value-type="float" office:value="1000" calcext:value-type="float">
            <text:p>1000</text:p>
          </table:table-cell>
          <table:table-cell office:value-type="float" office:value="137.735" calcext:value-type="float">
            <text:p>137.73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0.0401867" calcext:value-type="float">
            <text:p>0.04018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867" calcext:value-type="float">
            <text:p>4.01867E-05</text:p>
          </table:table-cell>
          <table:table-cell office:value-type="float" office:value="0.000015123" calcext:value-type="float">
            <text:p>1.5123E-05</text:p>
          </table:table-cell>
          <table:table-cell office:value-type="float" office:value="0.000081787" calcext:value-type="float">
            <text:p>8.1787E-05</text:p>
          </table:table-cell>
          <table:table-cell office:value-type="float" office:value="399998" calcext:value-type="float">
            <text:p>399998</text:p>
          </table:table-cell>
          <table:table-cell office:value-type="float" office:value="1000" calcext:value-type="float">
            <text:p>1000</text:p>
          </table:table-cell>
          <table:table-cell office:value-type="float" office:value="399.998" calcext:value-type="float">
            <text:p>399.998</text:p>
          </table:table-cell>
          <table:table-cell office:value-type="float" office:value="142" calcext:value-type="float">
            <text:p>142</text:p>
          </table:table-cell>
          <table:table-cell office:value-type="float" office:value="844" calcext:value-type="float">
            <text:p>844</text:p>
          </table:table-cell>
          <table:table-cell office:value-type="float" office:value="10368" calcext:value-type="float">
            <text:p>10368</text:p>
          </table:table-cell>
          <table:table-cell office:value-type="float" office:value="1000" calcext:value-type="float">
            <text:p>1000</text:p>
          </table:table-cell>
          <table:table-cell office:value-type="float" office:value="10.368" calcext:value-type="float">
            <text:p>10.3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247" calcext:value-type="float">
            <text:p>11247</text:p>
          </table:table-cell>
          <table:table-cell office:value-type="float" office:value="1000" calcext:value-type="float">
            <text:p>1000</text:p>
          </table:table-cell>
          <table:table-cell office:value-type="float" office:value="11.247" calcext:value-type="float">
            <text:p>11.24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79" calcext:value-type="float">
            <text:p>879</text:p>
          </table:table-cell>
          <table:table-cell office:value-type="float" office:value="1000" calcext:value-type="float">
            <text:p>1000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266" calcext:value-type="float">
            <text:p>17266</text:p>
          </table:table-cell>
          <table:table-cell office:value-type="float" office:value="1000" calcext:value-type="float">
            <text:p>1000</text:p>
          </table:table-cell>
          <table:table-cell office:value-type="float" office:value="17.266" calcext:value-type="float">
            <text:p>17.2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0515884" calcext:value-type="float">
            <text:p>0.005158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5884" calcext:value-type="float">
            <text:p>5.15884E-06</text:p>
          </table:table-cell>
          <table:table-cell office:value-type="float" office:value="0.000003972" calcext:value-type="float">
            <text:p>3.972E-06</text:p>
          </table:table-cell>
          <table:table-cell office:value-type="float" office:value="0.000023551" calcext:value-type="float">
            <text:p>2.3551E-05</text:p>
          </table:table-cell>
          <table:table-cell office:value-type="float" office:value="48594" calcext:value-type="float">
            <text:p>48594</text:p>
          </table:table-cell>
          <table:table-cell office:value-type="float" office:value="1000" calcext:value-type="float">
            <text:p>1000</text:p>
          </table:table-cell>
          <table:table-cell office:value-type="float" office:value="48.594" calcext:value-type="float">
            <text:p>48.594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2242" calcext:value-type="float">
            <text:p>2242</text:p>
          </table:table-cell>
          <table:table-cell office:value-type="float" office:value="1000" calcext:value-type="float">
            <text:p>1000</text:p>
          </table:table-cell>
          <table:table-cell office:value-type="float" office:value="2.242" calcext:value-type="float">
            <text:p>2.2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2" calcext:value-type="float">
            <text:p>2582</text:p>
          </table:table-cell>
          <table:table-cell office:value-type="float" office:value="1000" calcext:value-type="float">
            <text:p>1000</text:p>
          </table:table-cell>
          <table:table-cell office:value-type="float" office:value="2.582" calcext:value-type="float">
            <text:p>2.5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260" calcext:value-type="float">
            <text:p>34260</text:p>
          </table:table-cell>
          <table:table-cell office:value-type="float" office:value="1000" calcext:value-type="float">
            <text:p>1000</text:p>
          </table:table-cell>
          <table:table-cell office:value-type="float" office:value="34.26" calcext:value-type="float">
            <text:p>34.2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.00591894" calcext:value-type="float">
            <text:p>0.005918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1894" calcext:value-type="float">
            <text:p>5.91894E-06</text:p>
          </table:table-cell>
          <table:table-cell office:value-type="float" office:value="0.000004011" calcext:value-type="float">
            <text:p>4.011E-06</text:p>
          </table:table-cell>
          <table:table-cell office:value-type="float" office:value="0.000022585" calcext:value-type="float">
            <text:p>2.2585E-05</text:p>
          </table:table-cell>
          <table:table-cell office:value-type="float" office:value="55319" calcext:value-type="float">
            <text:p>55319</text:p>
          </table:table-cell>
          <table:table-cell office:value-type="float" office:value="1000" calcext:value-type="float">
            <text:p>1000</text:p>
          </table:table-cell>
          <table:table-cell office:value-type="float" office:value="55.319" calcext:value-type="float">
            <text:p>55.319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2698" calcext:value-type="float">
            <text:p>2698</text:p>
          </table:table-cell>
          <table:table-cell office:value-type="float" office:value="1000" calcext:value-type="float">
            <text:p>1000</text:p>
          </table:table-cell>
          <table:table-cell office:value-type="float" office:value="2.698" calcext:value-type="float">
            <text:p>2.6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0" calcext:value-type="float">
            <text:p>3160</text:p>
          </table:table-cell>
          <table:table-cell office:value-type="float" office:value="1000" calcext:value-type="float">
            <text:p>1000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1000" calcext:value-type="float">
            <text:p>1000</text:p>
          </table:table-cell>
          <table:table-cell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190" calcext:value-type="float">
            <text:p>51190</text:p>
          </table:table-cell>
          <table:table-cell office:value-type="float" office:value="1000" calcext:value-type="float">
            <text:p>1000</text:p>
          </table:table-cell>
          <table:table-cell office:value-type="float" office:value="51.19" calcext:value-type="float">
            <text:p>51.19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0.00695656" calcext:value-type="float">
            <text:p>0.006956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5656" calcext:value-type="float">
            <text:p>6.95656E-06</text:p>
          </table:table-cell>
          <table:table-cell office:value-type="float" office:value="0.000003996" calcext:value-type="float">
            <text:p>3.996E-06</text:p>
          </table:table-cell>
          <table:table-cell office:value-type="float" office:value="0.000022594" calcext:value-type="float">
            <text:p>2.2594E-05</text:p>
          </table:table-cell>
          <table:table-cell office:value-type="float" office:value="64159" calcext:value-type="float">
            <text:p>64159</text:p>
          </table:table-cell>
          <table:table-cell office:value-type="float" office:value="1000" calcext:value-type="float">
            <text:p>1000</text:p>
          </table:table-cell>
          <table:table-cell office:value-type="float" office:value="64.159" calcext:value-type="float">
            <text:p>64.159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3197" calcext:value-type="float">
            <text:p>3197</text:p>
          </table:table-cell>
          <table:table-cell office:value-type="float" office:value="1000" calcext:value-type="float">
            <text:p>1000</text:p>
          </table:table-cell>
          <table:table-cell office:value-type="float" office:value="3.197" calcext:value-type="float">
            <text:p>3.1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32" calcext:value-type="float">
            <text:p>3832</text:p>
          </table:table-cell>
          <table:table-cell office:value-type="float" office:value="1000" calcext:value-type="float">
            <text:p>1000</text:p>
          </table:table-cell>
          <table:table-cell office:value-type="float" office:value="3.832" calcext:value-type="float">
            <text:p>3.8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8521" calcext:value-type="float">
            <text:p>68521</text:p>
          </table:table-cell>
          <table:table-cell office:value-type="float" office:value="1000" calcext:value-type="float">
            <text:p>1000</text:p>
          </table:table-cell>
          <table:table-cell office:value-type="float" office:value="68.521" calcext:value-type="float">
            <text:p>68.521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0.00824762" calcext:value-type="float">
            <text:p>0.00824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4762" calcext:value-type="float">
            <text:p>8.24762E-06</text:p>
          </table:table-cell>
          <table:table-cell office:value-type="float" office:value="0.000004142" calcext:value-type="float">
            <text:p>4.142E-06</text:p>
          </table:table-cell>
          <table:table-cell office:value-type="float" office:value="0.000030902" calcext:value-type="float">
            <text:p>3.0902E-05</text:p>
          </table:table-cell>
          <table:table-cell office:value-type="float" office:value="74792" calcext:value-type="float">
            <text:p>74792</text:p>
          </table:table-cell>
          <table:table-cell office:value-type="float" office:value="1000" calcext:value-type="float">
            <text:p>1000</text:p>
          </table:table-cell>
          <table:table-cell office:value-type="float" office:value="74.792" calcext:value-type="float">
            <text:p>74.792</text:p>
          </table:table-cell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  <table:table-cell office:value-type="float" office:value="3723" calcext:value-type="float">
            <text:p>3723</text:p>
          </table:table-cell>
          <table:table-cell office:value-type="float" office:value="1000" calcext:value-type="float">
            <text:p>1000</text:p>
          </table:table-cell>
          <table:table-cell office:value-type="float" office:value="3.723" calcext:value-type="float">
            <text:p>3.7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59" calcext:value-type="float">
            <text:p>4459</text:p>
          </table:table-cell>
          <table:table-cell office:value-type="float" office:value="1000" calcext:value-type="float">
            <text:p>1000</text:p>
          </table:table-cell>
          <table:table-cell office:value-type="float" office:value="4.459" calcext:value-type="float">
            <text:p>4.4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36" calcext:value-type="float">
            <text:p>736</text:p>
          </table:table-cell>
          <table:table-cell office:value-type="float" office:value="1000" calcext:value-type="float">
            <text:p>1000</text:p>
          </table:table-cell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293" calcext:value-type="float">
            <text:p>85293</text:p>
          </table:table-cell>
          <table:table-cell office:value-type="float" office:value="1000" calcext:value-type="float">
            <text:p>1000</text:p>
          </table:table-cell>
          <table:table-cell office:value-type="float" office:value="85.293" calcext:value-type="float">
            <text:p>85.29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0.0100439" calcext:value-type="float">
            <text:p>0.0100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439" calcext:value-type="float">
            <text:p>1.00439E-05</text:p>
          </table:table-cell>
          <table:table-cell office:value-type="float" office:value="0.000004378" calcext:value-type="float">
            <text:p>4.378E-06</text:p>
          </table:table-cell>
          <table:table-cell office:value-type="float" office:value="0.000029204" calcext:value-type="float">
            <text:p>2.9204E-05</text:p>
          </table:table-cell>
          <table:table-cell office:value-type="float" office:value="90967" calcext:value-type="float">
            <text:p>90967</text:p>
          </table:table-cell>
          <table:table-cell office:value-type="float" office:value="1000" calcext:value-type="float">
            <text:p>1000</text:p>
          </table:table-cell>
          <table:table-cell office:value-type="float" office:value="90.967" calcext:value-type="float">
            <text:p>90.967</text:p>
          </table:table-cell>
          <table:table-cell office:value-type="float" office:value="43" calcext:value-type="float">
            <text:p>43</text:p>
          </table:table-cell>
          <table:table-cell office:value-type="float" office:value="196" calcext:value-type="float">
            <text:p>196</text:p>
          </table:table-cell>
          <table:table-cell office:value-type="float" office:value="4374" calcext:value-type="float">
            <text:p>4374</text:p>
          </table:table-cell>
          <table:table-cell office:value-type="float" office:value="1000" calcext:value-type="float">
            <text:p>1000</text:p>
          </table:table-cell>
          <table:table-cell office:value-type="float" office:value="4.374" calcext:value-type="float">
            <text:p>4.37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197" calcext:value-type="float">
            <text:p>5197</text:p>
          </table:table-cell>
          <table:table-cell office:value-type="float" office:value="1000" calcext:value-type="float">
            <text:p>1000</text:p>
          </table:table-cell>
          <table:table-cell office:value-type="float" office:value="5.197" calcext:value-type="float">
            <text:p>5.1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23" calcext:value-type="float">
            <text:p>823</text:p>
          </table:table-cell>
          <table:table-cell office:value-type="float" office:value="1000" calcext:value-type="float">
            <text:p>1000</text:p>
          </table:table-cell>
          <table:table-cell office:value-type="float" office:value="0.823" calcext:value-type="float">
            <text:p>0.8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168" calcext:value-type="float">
            <text:p>102168</text:p>
          </table:table-cell>
          <table:table-cell office:value-type="float" office:value="1000" calcext:value-type="float">
            <text:p>1000</text:p>
          </table:table-cell>
          <table:table-cell office:value-type="float" office:value="102.168" calcext:value-type="float">
            <text:p>102.168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office:value-type="float" office:value="0.0123214" calcext:value-type="float">
            <text:p>0.0123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214" calcext:value-type="float">
            <text:p>1.23214E-05</text:p>
          </table:table-cell>
          <table:table-cell office:value-type="float" office:value="0.000005489" calcext:value-type="float">
            <text:p>5.489E-06</text:p>
          </table:table-cell>
          <table:table-cell office:value-type="float" office:value="0.000048733" calcext:value-type="float">
            <text:p>4.8733E-05</text:p>
          </table:table-cell>
          <table:table-cell office:value-type="float" office:value="112521" calcext:value-type="float">
            <text:p>112521</text:p>
          </table:table-cell>
          <table:table-cell office:value-type="float" office:value="1000" calcext:value-type="float">
            <text:p>1000</text:p>
          </table:table-cell>
          <table:table-cell office:value-type="float" office:value="112.521" calcext:value-type="float">
            <text:p>112.521</text:p>
          </table:table-cell>
          <table:table-cell office:value-type="float" office:value="51" calcext:value-type="float">
            <text:p>51</text:p>
          </table:table-cell>
          <table:table-cell office:value-type="float" office:value="231" calcext:value-type="float">
            <text:p>231</text:p>
          </table:table-cell>
          <table:table-cell office:value-type="float" office:value="5105" calcext:value-type="float">
            <text:p>5105</text:p>
          </table:table-cell>
          <table:table-cell office:value-type="float" office:value="1000" calcext:value-type="float">
            <text:p>1000</text:p>
          </table:table-cell>
          <table:table-cell office:value-type="float" office:value="5.105" calcext:value-type="float">
            <text:p>5.1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96" calcext:value-type="float">
            <text:p>6096</text:p>
          </table:table-cell>
          <table:table-cell office:value-type="float" office:value="1000" calcext:value-type="float">
            <text:p>1000</text:p>
          </table:table-cell>
          <table:table-cell office:value-type="float" office:value="6.096" calcext:value-type="float">
            <text:p>6.0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610" calcext:value-type="float">
            <text:p>119610</text:p>
          </table:table-cell>
          <table:table-cell office:value-type="float" office:value="1000" calcext:value-type="float">
            <text:p>1000</text:p>
          </table:table-cell>
          <table:table-cell office:value-type="float" office:value="119.61" calcext:value-type="float">
            <text:p>119.61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0.0164198" calcext:value-type="float">
            <text:p>0.01641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198" calcext:value-type="float">
            <text:p>1.64198E-05</text:p>
          </table:table-cell>
          <table:table-cell office:value-type="float" office:value="0.000007335" calcext:value-type="float">
            <text:p>7.335E-06</text:p>
          </table:table-cell>
          <table:table-cell office:value-type="float" office:value="0.000040573" calcext:value-type="float">
            <text:p>4.0573E-05</text:p>
          </table:table-cell>
          <table:table-cell office:value-type="float" office:value="153319" calcext:value-type="float">
            <text:p>153319</text:p>
          </table:table-cell>
          <table:table-cell office:value-type="float" office:value="1000" calcext:value-type="float">
            <text:p>1000</text:p>
          </table:table-cell>
          <table:table-cell office:value-type="float" office:value="153.319" calcext:value-type="float">
            <text:p>153.319</text:p>
          </table:table-cell>
          <table:table-cell office:value-type="float" office:value="67" calcext:value-type="float">
            <text:p>67</text:p>
          </table:table-cell>
          <table:table-cell office:value-type="float" office:value="396" calcext:value-type="float">
            <text:p>396</text:p>
          </table:table-cell>
          <table:table-cell office:value-type="float" office:value="6215" calcext:value-type="float">
            <text:p>6215</text:p>
          </table:table-cell>
          <table:table-cell office:value-type="float" office:value="1000" calcext:value-type="float">
            <text:p>1000</text:p>
          </table:table-cell>
          <table:table-cell office:value-type="float" office:value="6.215" calcext:value-type="float">
            <text:p>6.2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285" calcext:value-type="float">
            <text:p>7285</text:p>
          </table:table-cell>
          <table:table-cell office:value-type="float" office:value="1000" calcext:value-type="float">
            <text:p>1000</text:p>
          </table:table-cell>
          <table:table-cell office:value-type="float" office:value="7.285" calcext:value-type="float">
            <text:p>7.2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70" calcext:value-type="float">
            <text:p>1070</text:p>
          </table:table-cell>
          <table:table-cell office:value-type="float" office:value="1000" calcext:value-type="float">
            <text:p>1000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499" calcext:value-type="float">
            <text:p>136499</text:p>
          </table:table-cell>
          <table:table-cell office:value-type="float" office:value="1000" calcext:value-type="float">
            <text:p>1000</text:p>
          </table:table-cell>
          <table:table-cell office:value-type="float" office:value="136.499" calcext:value-type="float">
            <text:p>136.499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0.023637" calcext:value-type="float">
            <text:p>0.023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637" calcext:value-type="float">
            <text:p>2.3637E-05</text:p>
          </table:table-cell>
          <table:table-cell office:value-type="float" office:value="0.000009045" calcext:value-type="float">
            <text:p>9.045E-06</text:p>
          </table:table-cell>
          <table:table-cell office:value-type="float" office:value="0.000067119" calcext:value-type="float">
            <text:p>6.7119E-05</text:p>
          </table:table-cell>
          <table:table-cell office:value-type="float" office:value="227247" calcext:value-type="float">
            <text:p>227247</text:p>
          </table:table-cell>
          <table:table-cell office:value-type="float" office:value="1000" calcext:value-type="float">
            <text:p>1000</text:p>
          </table:table-cell>
          <table:table-cell office:value-type="float" office:value="227.247" calcext:value-type="float">
            <text:p>227.247</text:p>
          </table:table-cell>
          <table:table-cell office:value-type="float" office:value="83" calcext:value-type="float">
            <text:p>83</text:p>
          </table:table-cell>
          <table:table-cell office:value-type="float" office:value="502" calcext:value-type="float">
            <text:p>502</text:p>
          </table:table-cell>
          <table:table-cell office:value-type="float" office:value="7742" calcext:value-type="float">
            <text:p>7742</text:p>
          </table:table-cell>
          <table:table-cell office:value-type="float" office:value="1000" calcext:value-type="float">
            <text:p>1000</text:p>
          </table:table-cell>
          <table:table-cell office:value-type="float" office:value="7.742" calcext:value-type="float">
            <text:p>7.74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952" calcext:value-type="float">
            <text:p>8952</text:p>
          </table:table-cell>
          <table:table-cell office:value-type="float" office:value="1000" calcext:value-type="float">
            <text:p>1000</text:p>
          </table:table-cell>
          <table:table-cell office:value-type="float" office:value="8.952" calcext:value-type="float">
            <text:p>8.95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10" calcext:value-type="float">
            <text:p>1210</text:p>
          </table:table-cell>
          <table:table-cell office:value-type="float" office:value="1000" calcext:value-type="float">
            <text:p>1000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3931" calcext:value-type="float">
            <text:p>153931</text:p>
          </table:table-cell>
          <table:table-cell office:value-type="float" office:value="1000" calcext:value-type="float">
            <text:p>1000</text:p>
          </table:table-cell>
          <table:table-cell office:value-type="float" office:value="153.931" calcext:value-type="float">
            <text:p>153.931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0.0440324" calcext:value-type="float">
            <text:p>0.04403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0324" calcext:value-type="float">
            <text:p>4.40324E-05</text:p>
          </table:table-cell>
          <table:table-cell office:value-type="float" office:value="0.000015084" calcext:value-type="float">
            <text:p>1.5084E-05</text:p>
          </table:table-cell>
          <table:table-cell office:value-type="float" office:value="0.000117386" calcext:value-type="float">
            <text:p>0.000117386</text:p>
          </table:table-cell>
          <table:table-cell office:value-type="float" office:value="440448" calcext:value-type="float">
            <text:p>440448</text:p>
          </table:table-cell>
          <table:table-cell office:value-type="float" office:value="1000" calcext:value-type="float">
            <text:p>1000</text:p>
          </table:table-cell>
          <table:table-cell office:value-type="float" office:value="440.448" calcext:value-type="float">
            <text:p>440.448</text:p>
          </table:table-cell>
          <table:table-cell office:value-type="float" office:value="141" calcext:value-type="float">
            <text:p>141</text:p>
          </table:table-cell>
          <table:table-cell office:value-type="float" office:value="946" calcext:value-type="float">
            <text:p>946</text:p>
          </table:table-cell>
          <table:table-cell office:value-type="float" office:value="10716" calcext:value-type="float">
            <text:p>10716</text:p>
          </table:table-cell>
          <table:table-cell office:value-type="float" office:value="1000" calcext:value-type="float">
            <text:p>1000</text:p>
          </table:table-cell>
          <table:table-cell office:value-type="float" office:value="10.716" calcext:value-type="float">
            <text:p>10.7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721" calcext:value-type="float">
            <text:p>11721</text:p>
          </table:table-cell>
          <table:table-cell office:value-type="float" office:value="1000" calcext:value-type="float">
            <text:p>1000</text:p>
          </table:table-cell>
          <table:table-cell office:value-type="float" office:value="11.721" calcext:value-type="float">
            <text:p>11.72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office:value-type="float" office:value="1.005" calcext:value-type="float">
            <text:p>1.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12" calcext:value-type="float">
            <text:p>19112</text:p>
          </table:table-cell>
          <table:table-cell office:value-type="float" office:value="1000" calcext:value-type="float">
            <text:p>1000</text:p>
          </table:table-cell>
          <table:table-cell office:value-type="float" office:value="19.112" calcext:value-type="float">
            <text:p>19.1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531834" calcext:value-type="float">
            <text:p>0.00531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1834" calcext:value-type="float">
            <text:p>5.31834E-06</text:p>
          </table:table-cell>
          <table:table-cell office:value-type="float" office:value="0.000004129" calcext:value-type="float">
            <text:p>4.129E-06</text:p>
          </table:table-cell>
          <table:table-cell office:value-type="float" office:value="0.000021559" calcext:value-type="float">
            <text:p>2.1559E-05</text:p>
          </table:table-cell>
          <table:table-cell office:value-type="float" office:value="51182" calcext:value-type="float">
            <text:p>51182</text:p>
          </table:table-cell>
          <table:table-cell office:value-type="float" office:value="1000" calcext:value-type="float">
            <text:p>1000</text:p>
          </table:table-cell>
          <table:table-cell office:value-type="float" office:value="51.182" calcext:value-type="float">
            <text:p>51.182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253" calcext:value-type="float">
            <text:p>2253</text:p>
          </table:table-cell>
          <table:table-cell office:value-type="float" office:value="1000" calcext:value-type="float">
            <text:p>1000</text:p>
          </table:table-cell>
          <table:table-cell office:value-type="float" office:value="2.253" calcext:value-type="float">
            <text:p>2.2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0" calcext:value-type="float">
            <text:p>2650</text:p>
          </table:table-cell>
          <table:table-cell office:value-type="float" office:value="1000" calcext:value-type="float">
            <text:p>1000</text:p>
          </table:table-cell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8114" calcext:value-type="float">
            <text:p>38114</text:p>
          </table:table-cell>
          <table:table-cell office:value-type="float" office:value="1000" calcext:value-type="float">
            <text:p>1000</text:p>
          </table:table-cell>
          <table:table-cell office:value-type="float" office:value="38.114" calcext:value-type="float">
            <text:p>38.114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.00622818" calcext:value-type="float">
            <text:p>0.00622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2818" calcext:value-type="float">
            <text:p>6.22818E-06</text:p>
          </table:table-cell>
          <table:table-cell office:value-type="float" office:value="0.000004133" calcext:value-type="float">
            <text:p>4.133E-06</text:p>
          </table:table-cell>
          <table:table-cell office:value-type="float" office:value="0.000021044" calcext:value-type="float">
            <text:p>2.1044E-05</text:p>
          </table:table-cell>
          <table:table-cell office:value-type="float" office:value="58632" calcext:value-type="float">
            <text:p>58632</text:p>
          </table:table-cell>
          <table:table-cell office:value-type="float" office:value="1000" calcext:value-type="float">
            <text:p>1000</text:p>
          </table:table-cell>
          <table:table-cell office:value-type="float" office:value="58.632" calcext:value-type="float">
            <text:p>58.632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2737" calcext:value-type="float">
            <text:p>2737</text:p>
          </table:table-cell>
          <table:table-cell office:value-type="float" office:value="1000" calcext:value-type="float">
            <text:p>1000</text:p>
          </table:table-cell>
          <table:table-cell office:value-type="float" office:value="2.737" calcext:value-type="float">
            <text:p>2.7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1" calcext:value-type="float">
            <text:p>3201</text:p>
          </table:table-cell>
          <table:table-cell office:value-type="float" office:value="1000" calcext:value-type="float">
            <text:p>1000</text:p>
          </table:table-cell>
          <table:table-cell office:value-type="float" office:value="3.201" calcext:value-type="float">
            <text:p>3.2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1000" calcext:value-type="float">
            <text:p>1000</text:p>
          </table:table-cell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6780" calcext:value-type="float">
            <text:p>56780</text:p>
          </table:table-cell>
          <table:table-cell office:value-type="float" office:value="1000" calcext:value-type="float">
            <text:p>1000</text:p>
          </table:table-cell>
          <table:table-cell office:value-type="float" office:value="56.78" calcext:value-type="float">
            <text:p>56.78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0.00732602" calcext:value-type="float">
            <text:p>0.007326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2602" calcext:value-type="float">
            <text:p>7.32602E-06</text:p>
          </table:table-cell>
          <table:table-cell office:value-type="float" office:value="0.00000427" calcext:value-type="float">
            <text:p>4.27E-06</text:p>
          </table:table-cell>
          <table:table-cell office:value-type="float" office:value="0.000026387" calcext:value-type="float">
            <text:p>2.6387E-05</text:p>
          </table:table-cell>
          <table:table-cell office:value-type="float" office:value="67949" calcext:value-type="float">
            <text:p>67949</text:p>
          </table:table-cell>
          <table:table-cell office:value-type="float" office:value="1000" calcext:value-type="float">
            <text:p>1000</text:p>
          </table:table-cell>
          <table:table-cell office:value-type="float" office:value="67.949" calcext:value-type="float">
            <text:p>67.949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3232" calcext:value-type="float">
            <text:p>3232</text:p>
          </table:table-cell>
          <table:table-cell office:value-type="float" office:value="1000" calcext:value-type="float">
            <text:p>1000</text:p>
          </table:table-cell>
          <table:table-cell office:value-type="float" office:value="3.232" calcext:value-type="float">
            <text:p>3.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9" calcext:value-type="float">
            <text:p>669</text:p>
          </table:table-cell>
          <table:table-cell office:value-type="float" office:value="1000" calcext:value-type="float">
            <text:p>1000</text:p>
          </table:table-cell>
          <table:table-cell office:value-type="float" office:value="0.669" calcext:value-type="float">
            <text:p>0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695" calcext:value-type="float">
            <text:p>76695</text:p>
          </table:table-cell>
          <table:table-cell office:value-type="float" office:value="1000" calcext:value-type="float">
            <text:p>1000</text:p>
          </table:table-cell>
          <table:table-cell office:value-type="float" office:value="76.695" calcext:value-type="float">
            <text:p>76.695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0.00869511" calcext:value-type="float">
            <text:p>0.00869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9511" calcext:value-type="float">
            <text:p>8.69511E-06</text:p>
          </table:table-cell>
          <table:table-cell office:value-type="float" office:value="0.000004306" calcext:value-type="float">
            <text:p>4.306E-06</text:p>
          </table:table-cell>
          <table:table-cell office:value-type="float" office:value="0.000028405" calcext:value-type="float">
            <text:p>2.8405E-05</text:p>
          </table:table-cell>
          <table:table-cell office:value-type="float" office:value="79417" calcext:value-type="float">
            <text:p>79417</text:p>
          </table:table-cell>
          <table:table-cell office:value-type="float" office:value="1000" calcext:value-type="float">
            <text:p>1000</text:p>
          </table:table-cell>
          <table:table-cell office:value-type="float" office:value="79.417" calcext:value-type="float">
            <text:p>79.417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3765" calcext:value-type="float">
            <text:p>3765</text:p>
          </table:table-cell>
          <table:table-cell office:value-type="float" office:value="1000" calcext:value-type="float">
            <text:p>1000</text:p>
          </table:table-cell>
          <table:table-cell office:value-type="float" office:value="3.765" calcext:value-type="float">
            <text:p>3.7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52" calcext:value-type="float">
            <text:p>4552</text:p>
          </table:table-cell>
          <table:table-cell office:value-type="float" office:value="1000" calcext:value-type="float">
            <text:p>1000</text:p>
          </table:table-cell>
          <table:table-cell office:value-type="float" office:value="4.552" calcext:value-type="float">
            <text:p>4.5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4985" calcext:value-type="float">
            <text:p>94985</text:p>
          </table:table-cell>
          <table:table-cell office:value-type="float" office:value="1000" calcext:value-type="float">
            <text:p>1000</text:p>
          </table:table-cell>
          <table:table-cell office:value-type="float" office:value="94.985" calcext:value-type="float">
            <text:p>94.985</text:p>
          </table:table-cell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0.0107047" calcext:value-type="float">
            <text:p>0.01070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047" calcext:value-type="float">
            <text:p>1.07047E-05</text:p>
          </table:table-cell>
          <table:table-cell office:value-type="float" office:value="0.000004385" calcext:value-type="float">
            <text:p>4.385E-06</text:p>
          </table:table-cell>
          <table:table-cell office:value-type="float" office:value="0.000035766" calcext:value-type="float">
            <text:p>3.5766E-05</text:p>
          </table:table-cell>
          <table:table-cell office:value-type="float" office:value="96460" calcext:value-type="float">
            <text:p>96460</text:p>
          </table:table-cell>
          <table:table-cell office:value-type="float" office:value="1000" calcext:value-type="float">
            <text:p>1000</text:p>
          </table:table-cell>
          <table:table-cell office:value-type="float" office:value="96.46" calcext:value-type="float">
            <text:p>96.46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office:value-type="float" office:value="4442" calcext:value-type="float">
            <text:p>4442</text:p>
          </table:table-cell>
          <table:table-cell office:value-type="float" office:value="1000" calcext:value-type="float">
            <text:p>1000</text:p>
          </table:table-cell>
          <table:table-cell office:value-type="float" office:value="4.442" calcext:value-type="float">
            <text:p>4.4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39" calcext:value-type="float">
            <text:p>5339</text:p>
          </table:table-cell>
          <table:table-cell office:value-type="float" office:value="1000" calcext:value-type="float">
            <text:p>1000</text:p>
          </table:table-cell>
          <table:table-cell office:value-type="float" office:value="5.339" calcext:value-type="float">
            <text:p>5.3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7" calcext:value-type="float">
            <text:p>897</text:p>
          </table:table-cell>
          <table:table-cell office:value-type="float" office:value="1000" calcext:value-type="float">
            <text:p>1000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17" calcext:value-type="float">
            <text:p>113917</text:p>
          </table:table-cell>
          <table:table-cell office:value-type="float" office:value="1000" calcext:value-type="float">
            <text:p>1000</text:p>
          </table:table-cell>
          <table:table-cell office:value-type="float" office:value="113.917" calcext:value-type="float">
            <text:p>113.917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0.0132902" calcext:value-type="float">
            <text:p>0.0132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902" calcext:value-type="float">
            <text:p>1.32902E-05</text:p>
          </table:table-cell>
          <table:table-cell office:value-type="float" office:value="0.000005876" calcext:value-type="float">
            <text:p>5.876E-06</text:p>
          </table:table-cell>
          <table:table-cell office:value-type="float" office:value="0.000037809" calcext:value-type="float">
            <text:p>3.7809E-05</text:p>
          </table:table-cell>
          <table:table-cell office:value-type="float" office:value="118910" calcext:value-type="float">
            <text:p>118910</text:p>
          </table:table-cell>
          <table:table-cell office:value-type="float" office:value="1000" calcext:value-type="float">
            <text:p>1000</text:p>
          </table:table-cell>
          <table:table-cell office:value-type="float" office:value="118.91" calcext:value-type="float">
            <text:p>118.91</text:p>
          </table:table-cell>
          <table:table-cell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5178" calcext:value-type="float">
            <text:p>5178</text:p>
          </table:table-cell>
          <table:table-cell office:value-type="float" office:value="1000" calcext:value-type="float">
            <text:p>1000</text:p>
          </table:table-cell>
          <table:table-cell office:value-type="float" office:value="5.178" calcext:value-type="float">
            <text:p>5.1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82" calcext:value-type="float">
            <text:p>6282</text:p>
          </table:table-cell>
          <table:table-cell office:value-type="float" office:value="1000" calcext:value-type="float">
            <text:p>1000</text:p>
          </table:table-cell>
          <table:table-cell office:value-type="float" office:value="6.282" calcext:value-type="float">
            <text:p>6.28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04" calcext:value-type="float">
            <text:p>1104</text:p>
          </table:table-cell>
          <table:table-cell office:value-type="float" office:value="1000" calcext:value-type="float">
            <text:p>1000</text:p>
          </table:table-cell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3009" calcext:value-type="float">
            <text:p>133009</text:p>
          </table:table-cell>
          <table:table-cell office:value-type="float" office:value="1000" calcext:value-type="float">
            <text:p>1000</text:p>
          </table:table-cell>
          <table:table-cell office:value-type="float" office:value="133.009" calcext:value-type="float">
            <text:p>133.009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0.0177845" calcext:value-type="float">
            <text:p>0.01778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845" calcext:value-type="float">
            <text:p>1.77845E-05</text:p>
          </table:table-cell>
          <table:table-cell office:value-type="float" office:value="0.000007339" calcext:value-type="float">
            <text:p>7.339E-06</text:p>
          </table:table-cell>
          <table:table-cell office:value-type="float" office:value="0.000045821" calcext:value-type="float">
            <text:p>4.5821E-05</text:p>
          </table:table-cell>
          <table:table-cell office:value-type="float" office:value="163757" calcext:value-type="float">
            <text:p>163757</text:p>
          </table:table-cell>
          <table:table-cell office:value-type="float" office:value="1000" calcext:value-type="float">
            <text:p>1000</text:p>
          </table:table-cell>
          <table:table-cell office:value-type="float" office:value="163.757" calcext:value-type="float">
            <text:p>163.757</text:p>
          </table:table-cell>
          <table:table-cell office:value-type="float" office:value="70" calcext:value-type="float">
            <text:p>70</text:p>
          </table:table-cell>
          <table:table-cell office:value-type="float" office:value="369" calcext:value-type="float">
            <text:p>369</text:p>
          </table:table-cell>
          <table:table-cell office:value-type="float" office:value="6347" calcext:value-type="float">
            <text:p>6347</text:p>
          </table:table-cell>
          <table:table-cell office:value-type="float" office:value="1000" calcext:value-type="float">
            <text:p>1000</text:p>
          </table:table-cell>
          <table:table-cell office:value-type="float" office:value="6.347" calcext:value-type="float">
            <text:p>6.3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16" calcext:value-type="float">
            <text:p>7516</text:p>
          </table:table-cell>
          <table:table-cell office:value-type="float" office:value="1000" calcext:value-type="float">
            <text:p>1000</text:p>
          </table:table-cell>
          <table:table-cell office:value-type="float" office:value="7.516" calcext:value-type="float">
            <text:p>7.5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69" calcext:value-type="float">
            <text:p>1169</text:p>
          </table:table-cell>
          <table:table-cell office:value-type="float" office:value="1000" calcext:value-type="float">
            <text:p>1000</text:p>
          </table:table-cell>
          <table:table-cell office:value-type="float" office:value="1.169" calcext:value-type="float">
            <text:p>1.1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2155" calcext:value-type="float">
            <text:p>152155</text:p>
          </table:table-cell>
          <table:table-cell office:value-type="float" office:value="1000" calcext:value-type="float">
            <text:p>1000</text:p>
          </table:table-cell>
          <table:table-cell office:value-type="float" office:value="152.155" calcext:value-type="float">
            <text:p>152.155</text:p>
          </table:table-cell>
          <table:table-cell office:value-type="float" office:value="136" calcext:value-type="float">
            <text:p>136</text:p>
          </table:table-cell>
          <table:table-cell office:value-type="float" office:value="171" calcext:value-type="float">
            <text:p>171</text:p>
          </table:table-cell>
          <table:table-cell office:value-type="float" office:value="0.0265836" calcext:value-type="float">
            <text:p>0.0265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836" calcext:value-type="float">
            <text:p>2.65836E-05</text:p>
          </table:table-cell>
          <table:table-cell office:value-type="float" office:value="0.00000841" calcext:value-type="float">
            <text:p>8.41E-06</text:p>
          </table:table-cell>
          <table:table-cell office:value-type="float" office:value="0.000066451" calcext:value-type="float">
            <text:p>6.6451E-05</text:p>
          </table:table-cell>
          <table:table-cell office:value-type="float" office:value="251590" calcext:value-type="float">
            <text:p>251590</text:p>
          </table:table-cell>
          <table:table-cell office:value-type="float" office:value="1000" calcext:value-type="float">
            <text:p>1000</text:p>
          </table:table-cell>
          <table:table-cell office:value-type="float" office:value="251.59" calcext:value-type="float">
            <text:p>251.59</text:p>
          </table:table-cell>
          <table:table-cell office:value-type="float" office:value="76" calcext:value-type="float">
            <text:p>76</text:p>
          </table:table-cell>
          <table:table-cell office:value-type="float" office:value="619" calcext:value-type="float">
            <text:p>619</text:p>
          </table:table-cell>
          <table:table-cell office:value-type="float" office:value="8018" calcext:value-type="float">
            <text:p>8018</text:p>
          </table:table-cell>
          <table:table-cell office:value-type="float" office:value="1000" calcext:value-type="float">
            <text:p>1000</text:p>
          </table:table-cell>
          <table:table-cell office:value-type="float" office:value="8.018" calcext:value-type="float">
            <text:p>8.0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278" calcext:value-type="float">
            <text:p>9278</text:p>
          </table:table-cell>
          <table:table-cell office:value-type="float" office:value="1000" calcext:value-type="float">
            <text:p>1000</text:p>
          </table:table-cell>
          <table:table-cell office:value-type="float" office:value="9.278" calcext:value-type="float">
            <text:p>9.2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020" calcext:value-type="float">
            <text:p>171020</text:p>
          </table:table-cell>
          <table:table-cell office:value-type="float" office:value="1000" calcext:value-type="float">
            <text:p>1000</text:p>
          </table:table-cell>
          <table:table-cell office:value-type="float" office:value="171.02" calcext:value-type="float">
            <text:p>171.02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0.0485319" calcext:value-type="float">
            <text:p>0.0485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5319" calcext:value-type="float">
            <text:p>4.85319E-05</text:p>
          </table:table-cell>
          <table:table-cell office:value-type="float" office:value="0.000018465" calcext:value-type="float">
            <text:p>1.8465E-05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481557" calcext:value-type="float">
            <text:p>481557</text:p>
          </table:table-cell>
          <table:table-cell office:value-type="float" office:value="1000" calcext:value-type="float">
            <text:p>1000</text:p>
          </table:table-cell>
          <table:table-cell office:value-type="float" office:value="481.557" calcext:value-type="float">
            <text:p>481.557</text:p>
          </table:table-cell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100</text:p>
          </table:table-cell>
          <table:table-cell office:value-type="float" office:value="11038" calcext:value-type="float">
            <text:p>11038</text:p>
          </table:table-cell>
          <table:table-cell office:value-type="float" office:value="1000" calcext:value-type="float">
            <text:p>1000</text:p>
          </table:table-cell>
          <table:table-cell office:value-type="float" office:value="11.038" calcext:value-type="float">
            <text:p>11.03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094" calcext:value-type="float">
            <text:p>12094</text:p>
          </table:table-cell>
          <table:table-cell office:value-type="float" office:value="1000" calcext:value-type="float">
            <text:p>1000</text:p>
          </table:table-cell>
          <table:table-cell office:value-type="float" office:value="12.094" calcext:value-type="float">
            <text:p>12.09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243" calcext:value-type="float">
            <text:p>21243</text:p>
          </table:table-cell>
          <table:table-cell office:value-type="float" office:value="1000" calcext:value-type="float">
            <text:p>1000</text:p>
          </table:table-cell>
          <table:table-cell office:value-type="float" office:value="21.243" calcext:value-type="float">
            <text:p>21.24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00562784" calcext:value-type="float">
            <text:p>0.005627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2784" calcext:value-type="float">
            <text:p>5.62784E-06</text:p>
          </table:table-cell>
          <table:table-cell office:value-type="float" office:value="0.000004273" calcext:value-type="float">
            <text:p>4.273E-06</text:p>
          </table:table-cell>
          <table:table-cell office:value-type="float" office:value="0.000031166" calcext:value-type="float">
            <text:p>3.1166E-05</text:p>
          </table:table-cell>
          <table:table-cell office:value-type="float" office:value="53541" calcext:value-type="float">
            <text:p>53541</text:p>
          </table:table-cell>
          <table:table-cell office:value-type="float" office:value="1000" calcext:value-type="float">
            <text:p>1000</text:p>
          </table:table-cell>
          <table:table-cell office:value-type="float" office:value="53.541" calcext:value-type="float">
            <text:p>53.5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253" calcext:value-type="float">
            <text:p>2253</text:p>
          </table:table-cell>
          <table:table-cell office:value-type="float" office:value="1000" calcext:value-type="float">
            <text:p>1000</text:p>
          </table:table-cell>
          <table:table-cell office:value-type="float" office:value="2.253" calcext:value-type="float">
            <text:p>2.2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94" calcext:value-type="float">
            <text:p>2694</text:p>
          </table:table-cell>
          <table:table-cell office:value-type="float" office:value="1000" calcext:value-type="float">
            <text:p>1000</text:p>
          </table:table-cell>
          <table:table-cell office:value-type="float" office:value="2.694" calcext:value-type="float">
            <text:p>2.6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office:value-type="float" office:value="1000" calcext:value-type="float">
            <text:p>1000</text:p>
          </table:table-cell>
          <table:table-cell office:value-type="float" office:value="0.441" calcext:value-type="float">
            <text:p>0.4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659" calcext:value-type="float">
            <text:p>41659</text:p>
          </table:table-cell>
          <table:table-cell office:value-type="float" office:value="1000" calcext:value-type="float">
            <text:p>1000</text:p>
          </table:table-cell>
          <table:table-cell office:value-type="float" office:value="41.659" calcext:value-type="float">
            <text:p>41.65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0663963" calcext:value-type="float">
            <text:p>0.006639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3963" calcext:value-type="float">
            <text:p>6.63963E-06</text:p>
          </table:table-cell>
          <table:table-cell office:value-type="float" office:value="0.00000439" calcext:value-type="float">
            <text:p>4.39E-06</text:p>
          </table:table-cell>
          <table:table-cell office:value-type="float" office:value="0.00002588" calcext:value-type="float">
            <text:p>2.588E-05</text:p>
          </table:table-cell>
          <table:table-cell office:value-type="float" office:value="60686" calcext:value-type="float">
            <text:p>60686</text:p>
          </table:table-cell>
          <table:table-cell office:value-type="float" office:value="1000" calcext:value-type="float">
            <text:p>1000</text:p>
          </table:table-cell>
          <table:table-cell office:value-type="float" office:value="60.686" calcext:value-type="float">
            <text:p>60.686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2710" calcext:value-type="float">
            <text:p>2710</text:p>
          </table:table-cell>
          <table:table-cell office:value-type="float" office:value="1000" calcext:value-type="float">
            <text:p>1000</text:p>
          </table:table-cell>
          <table:table-cell office:value-type="float" office:value="2.71" calcext:value-type="float">
            <text:p>2.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19" calcext:value-type="float">
            <text:p>3219</text:p>
          </table:table-cell>
          <table:table-cell office:value-type="float" office:value="1000" calcext:value-type="float">
            <text:p>1000</text:p>
          </table:table-cell>
          <table:table-cell office:value-type="float" office:value="3.219" calcext:value-type="float">
            <text:p>3.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1000" calcext:value-type="float">
            <text:p>1000</text:p>
          </table:table-cell>
          <table:table-cell office:value-type="float" office:value="0.509" calcext:value-type="float">
            <text:p>0.5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080" calcext:value-type="float">
            <text:p>63080</text:p>
          </table:table-cell>
          <table:table-cell office:value-type="float" office:value="1000" calcext:value-type="float">
            <text:p>1000</text:p>
          </table:table-cell>
          <table:table-cell office:value-type="float" office:value="63.08" calcext:value-type="float">
            <text:p>63.0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0.00795994" calcext:value-type="float">
            <text:p>0.00795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5994" calcext:value-type="float">
            <text:p>7.95994E-06</text:p>
          </table:table-cell>
          <table:table-cell office:value-type="float" office:value="0.00000444" calcext:value-type="float">
            <text:p>4.44E-06</text:p>
          </table:table-cell>
          <table:table-cell office:value-type="float" office:value="0.000026151" calcext:value-type="float">
            <text:p>2.6151E-05</text:p>
          </table:table-cell>
          <table:table-cell office:value-type="float" office:value="71342" calcext:value-type="float">
            <text:p>71342</text:p>
          </table:table-cell>
          <table:table-cell office:value-type="float" office:value="1000" calcext:value-type="float">
            <text:p>1000</text:p>
          </table:table-cell>
          <table:table-cell office:value-type="float" office:value="71.342" calcext:value-type="float">
            <text:p>71.342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3277" calcext:value-type="float">
            <text:p>3277</text:p>
          </table:table-cell>
          <table:table-cell office:value-type="float" office:value="1000" calcext:value-type="float">
            <text:p>1000</text:p>
          </table:table-cell>
          <table:table-cell office:value-type="float" office:value="3.277" calcext:value-type="float">
            <text:p>3.2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75" calcext:value-type="float">
            <text:p>3975</text:p>
          </table:table-cell>
          <table:table-cell office:value-type="float" office:value="1000" calcext:value-type="float">
            <text:p>1000</text:p>
          </table:table-cell>
          <table:table-cell office:value-type="float" office:value="3.975" calcext:value-type="float">
            <text:p>3.9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98" calcext:value-type="float">
            <text:p>698</text:p>
          </table:table-cell>
          <table:table-cell office:value-type="float" office:value="1000" calcext:value-type="float">
            <text:p>100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3954" calcext:value-type="float">
            <text:p>83954</text:p>
          </table:table-cell>
          <table:table-cell office:value-type="float" office:value="1000" calcext:value-type="float">
            <text:p>1000</text:p>
          </table:table-cell>
          <table:table-cell office:value-type="float" office:value="83.954" calcext:value-type="float">
            <text:p>83.954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0.00924076" calcext:value-type="float">
            <text:p>0.009240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4076" calcext:value-type="float">
            <text:p>9.24076E-06</text:p>
          </table:table-cell>
          <table:table-cell office:value-type="float" office:value="0.000004658" calcext:value-type="float">
            <text:p>4.658E-06</text:p>
          </table:table-cell>
          <table:table-cell office:value-type="float" office:value="0.000028928" calcext:value-type="float">
            <text:p>2.8928E-05</text:p>
          </table:table-cell>
          <table:table-cell office:value-type="float" office:value="83261" calcext:value-type="float">
            <text:p>83261</text:p>
          </table:table-cell>
          <table:table-cell office:value-type="float" office:value="1000" calcext:value-type="float">
            <text:p>1000</text:p>
          </table:table-cell>
          <table:table-cell office:value-type="float" office:value="83.261" calcext:value-type="float">
            <text:p>83.261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office:value-type="float" office:value="3828" calcext:value-type="float">
            <text:p>3828</text:p>
          </table:table-cell>
          <table:table-cell office:value-type="float" office:value="1000" calcext:value-type="float">
            <text:p>1000</text:p>
          </table:table-cell>
          <table:table-cell office:value-type="float" office:value="3.828" calcext:value-type="float">
            <text:p>3.8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37" calcext:value-type="float">
            <text:p>4637</text:p>
          </table:table-cell>
          <table:table-cell office:value-type="float" office:value="1000" calcext:value-type="float">
            <text:p>1000</text:p>
          </table:table-cell>
          <table:table-cell office:value-type="float" office:value="4.637" calcext:value-type="float">
            <text:p>4.6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9" calcext:value-type="float">
            <text:p>809</text:p>
          </table:table-cell>
          <table:table-cell office:value-type="float" office:value="1000" calcext:value-type="float">
            <text:p>1000</text:p>
          </table:table-cell>
          <table:table-cell office:value-type="float" office:value="0.809" calcext:value-type="float">
            <text:p>0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4758" calcext:value-type="float">
            <text:p>104758</text:p>
          </table:table-cell>
          <table:table-cell office:value-type="float" office:value="1000" calcext:value-type="float">
            <text:p>1000</text:p>
          </table:table-cell>
          <table:table-cell office:value-type="float" office:value="104.758" calcext:value-type="float">
            <text:p>104.758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0.0113309" calcext:value-type="float">
            <text:p>0.01133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309" calcext:value-type="float">
            <text:p>1.13309E-05</text:p>
          </table:table-cell>
          <table:table-cell office:value-type="float" office:value="0.000005419" calcext:value-type="float">
            <text:p>5.419E-06</text:p>
          </table:table-cell>
          <table:table-cell office:value-type="float" office:value="0.000036951" calcext:value-type="float">
            <text:p>3.6951E-05</text:p>
          </table:table-cell>
          <table:table-cell office:value-type="float" office:value="100726" calcext:value-type="float">
            <text:p>100726</text:p>
          </table:table-cell>
          <table:table-cell office:value-type="float" office:value="1000" calcext:value-type="float">
            <text:p>1000</text:p>
          </table:table-cell>
          <table:table-cell office:value-type="float" office:value="100.726" calcext:value-type="float">
            <text:p>100.726</text:p>
          </table:table-cell>
          <table:table-cell office:value-type="float" office:value="52" calcext:value-type="float">
            <text:p>52</text:p>
          </table:table-cell>
          <table:table-cell office:value-type="float" office:value="280" calcext:value-type="float">
            <text:p>280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float" office:value="4.461" calcext:value-type="float">
            <text:p>4.4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51" calcext:value-type="float">
            <text:p>5451</text:p>
          </table:table-cell>
          <table:table-cell office:value-type="float" office:value="1000" calcext:value-type="float">
            <text:p>1000</text:p>
          </table:table-cell>
          <table:table-cell office:value-type="float" office:value="5.451" calcext:value-type="float">
            <text:p>5.4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5780" calcext:value-type="float">
            <text:p>125780</text:p>
          </table:table-cell>
          <table:table-cell office:value-type="float" office:value="1000" calcext:value-type="float">
            <text:p>1000</text:p>
          </table:table-cell>
          <table:table-cell office:value-type="float" office:value="125.78" calcext:value-type="float">
            <text:p>125.78</text:p>
          </table:table-cell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 office:value-type="float" office:value="0.0136125" calcext:value-type="float">
            <text:p>0.01361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125" calcext:value-type="float">
            <text:p>1.36125E-05</text:p>
          </table:table-cell>
          <table:table-cell office:value-type="float" office:value="0.000006297" calcext:value-type="float">
            <text:p>6.297E-06</text:p>
          </table:table-cell>
          <table:table-cell office:value-type="float" office:value="0.00003771" calcext:value-type="float">
            <text:p>3.771E-05</text:p>
          </table:table-cell>
          <table:table-cell office:value-type="float" office:value="126610" calcext:value-type="float">
            <text:p>12661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1" calcext:value-type="float">
            <text:p>126.61</text:p>
          </table:table-cell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  <table:table-cell office:value-type="float" office:value="5273" calcext:value-type="float">
            <text:p>5273</text:p>
          </table:table-cell>
          <table:table-cell office:value-type="float" office:value="1000" calcext:value-type="float">
            <text:p>1000</text:p>
          </table:table-cell>
          <table:table-cell office:value-type="float" office:value="5.273" calcext:value-type="float">
            <text:p>5.2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16" calcext:value-type="float">
            <text:p>6416</text:p>
          </table:table-cell>
          <table:table-cell office:value-type="float" office:value="1000" calcext:value-type="float">
            <text:p>1000</text:p>
          </table:table-cell>
          <table:table-cell office:value-type="float" office:value="6.416" calcext:value-type="float">
            <text:p>6.4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43" calcext:value-type="float">
            <text:p>1143</text:p>
          </table:table-cell>
          <table:table-cell office:value-type="float" office:value="1000" calcext:value-type="float">
            <text:p>1000</text:p>
          </table:table-cell>
          <table:table-cell office:value-type="float" office:value="1.143" calcext:value-type="float">
            <text:p>1.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7238" calcext:value-type="float">
            <text:p>147238</text:p>
          </table:table-cell>
          <table:table-cell office:value-type="float" office:value="1000" calcext:value-type="float">
            <text:p>1000</text:p>
          </table:table-cell>
          <table:table-cell office:value-type="float" office:value="147.238" calcext:value-type="float">
            <text:p>147.238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0.0184517" calcext:value-type="float">
            <text:p>0.0184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4517" calcext:value-type="float">
            <text:p>1.84517E-05</text:p>
          </table:table-cell>
          <table:table-cell office:value-type="float" office:value="0.000007312" calcext:value-type="float">
            <text:p>7.312E-06</text:p>
          </table:table-cell>
          <table:table-cell office:value-type="float" office:value="0.000046564" calcext:value-type="float">
            <text:p>4.6564E-05</text:p>
          </table:table-cell>
          <table:table-cell office:value-type="float" office:value="174287" calcext:value-type="float">
            <text:p>174287</text:p>
          </table:table-cell>
          <table:table-cell office:value-type="float" office:value="1000" calcext:value-type="float">
            <text:p>1000</text:p>
          </table:table-cell>
          <table:table-cell office:value-type="float" office:value="174.287" calcext:value-type="float">
            <text:p>174.2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6460" calcext:value-type="float">
            <text:p>6460</text:p>
          </table:table-cell>
          <table:table-cell office:value-type="float" office:value="1000" calcext:value-type="float">
            <text:p>1000</text:p>
          </table:table-cell>
          <table:table-cell office:value-type="float" office:value="6.46" calcext:value-type="float">
            <text:p>6.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20" calcext:value-type="float">
            <text:p>7720</text:p>
          </table:table-cell>
          <table:table-cell office:value-type="float" office:value="1000" calcext:value-type="float">
            <text:p>1000</text:p>
          </table:table-cell>
          <table:table-cell office:value-type="float" office:value="7.72" calcext:value-type="float">
            <text:p>7.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069" calcext:value-type="float">
            <text:p>168069</text:p>
          </table:table-cell>
          <table:table-cell office:value-type="float" office:value="1000" calcext:value-type="float">
            <text:p>1000</text:p>
          </table:table-cell>
          <table:table-cell office:value-type="float" office:value="168.069" calcext:value-type="float">
            <text:p>168.069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float" office:value="0.0271647" calcext:value-type="float">
            <text:p>0.0271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647" calcext:value-type="float">
            <text:p>2.71647E-05</text:p>
          </table:table-cell>
          <table:table-cell office:value-type="float" office:value="0.000011258" calcext:value-type="float">
            <text:p>1.1258E-05</text:p>
          </table:table-cell>
          <table:table-cell office:value-type="float" office:value="0.000060606" calcext:value-type="float">
            <text:p>6.0606E-05</text:p>
          </table:table-cell>
          <table:table-cell office:value-type="float" office:value="263824" calcext:value-type="float">
            <text:p>263824</text:p>
          </table:table-cell>
          <table:table-cell office:value-type="float" office:value="1000" calcext:value-type="float">
            <text:p>1000</text:p>
          </table:table-cell>
          <table:table-cell office:value-type="float" office:value="263.824" calcext:value-type="float">
            <text:p>263.824</text:p>
          </table:table-cell>
          <table:table-cell office:value-type="float" office:value="106" calcext:value-type="float">
            <text:p>106</text:p>
          </table:table-cell>
          <table:table-cell office:value-type="float" office:value="623" calcext:value-type="float">
            <text:p>623</text:p>
          </table:table-cell>
          <table:table-cell office:value-type="float" office:value="8134" calcext:value-type="float">
            <text:p>8134</text:p>
          </table:table-cell>
          <table:table-cell office:value-type="float" office:value="1000" calcext:value-type="float">
            <text:p>1000</text:p>
          </table:table-cell>
          <table:table-cell office:value-type="float" office:value="8.134" calcext:value-type="float">
            <text:p>8.1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523" calcext:value-type="float">
            <text:p>9523</text:p>
          </table:table-cell>
          <table:table-cell office:value-type="float" office:value="1000" calcext:value-type="float">
            <text:p>1000</text:p>
          </table:table-cell>
          <table:table-cell office:value-type="float" office:value="9.523" calcext:value-type="float">
            <text:p>9.52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89" calcext:value-type="float">
            <text:p>1389</text:p>
          </table:table-cell>
          <table:table-cell office:value-type="float" office:value="1000" calcext:value-type="float">
            <text:p>1000</text:p>
          </table:table-cell>
          <table:table-cell office:value-type="float" office:value="1.389" calcext:value-type="float">
            <text:p>1.3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9165" calcext:value-type="float">
            <text:p>189165</text:p>
          </table:table-cell>
          <table:table-cell office:value-type="float" office:value="1000" calcext:value-type="float">
            <text:p>1000</text:p>
          </table:table-cell>
          <table:table-cell office:value-type="float" office:value="189.165" calcext:value-type="float">
            <text:p>189.165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office:value-type="float" office:value="0.0520381" calcext:value-type="float">
            <text:p>0.0520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0381" calcext:value-type="float">
            <text:p>5.20381E-05</text:p>
          </table:table-cell>
          <table:table-cell office:value-type="float" office:value="0.00001912" calcext:value-type="float">
            <text:p>1.912E-05</text:p>
          </table:table-cell>
          <table:table-cell office:value-type="float" office:value="0.000127315" calcext:value-type="float">
            <text:p>0.000127315</text:p>
          </table:table-cell>
          <table:table-cell office:value-type="float" office:value="524860" calcext:value-type="float">
            <text:p>524860</text:p>
          </table:table-cell>
          <table:table-cell office:value-type="float" office:value="1000" calcext:value-type="float">
            <text:p>1000</text:p>
          </table:table-cell>
          <table:table-cell office:value-type="float" office:value="524.86" calcext:value-type="float">
            <text:p>524.86</text:p>
          </table:table-cell>
          <table:table-cell office:value-type="float" office:value="186" calcext:value-type="float">
            <text:p>186</text:p>
          </table:table-cell>
          <table:table-cell office:value-type="float" office:value="1072" calcext:value-type="float">
            <text:p>1072</text:p>
          </table:table-cell>
          <table:table-cell office:value-type="float" office:value="11388" calcext:value-type="float">
            <text:p>11388</text:p>
          </table:table-cell>
          <table:table-cell office:value-type="float" office:value="1000" calcext:value-type="float">
            <text:p>1000</text:p>
          </table:table-cell>
          <table:table-cell office:value-type="float" office:value="11.388" calcext:value-type="float">
            <text:p>11.38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546" calcext:value-type="float">
            <text:p>12546</text:p>
          </table:table-cell>
          <table:table-cell office:value-type="float" office:value="1000" calcext:value-type="float">
            <text:p>1000</text:p>
          </table:table-cell>
          <table:table-cell office:value-type="float" office:value="12.546" calcext:value-type="float">
            <text:p>12.54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58" calcext:value-type="float">
            <text:p>1158</text:p>
          </table:table-cell>
          <table:table-cell office:value-type="float" office:value="1000" calcext:value-type="float">
            <text:p>1000</text:p>
          </table:table-cell>
          <table:table-cell office:value-type="float" office:value="1.158" calcext:value-type="float">
            <text:p>1.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015" calcext:value-type="float">
            <text:p>23015</text:p>
          </table:table-cell>
          <table:table-cell office:value-type="float" office:value="1000" calcext:value-type="float">
            <text:p>1000</text:p>
          </table:table-cell>
          <table:table-cell office:value-type="float" office:value="23.015" calcext:value-type="float">
            <text:p>23.01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0566849" calcext:value-type="float">
            <text:p>0.005668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6849" calcext:value-type="float">
            <text:p>5.66849E-06</text:p>
          </table:table-cell>
          <table:table-cell office:value-type="float" office:value="0.000004419" calcext:value-type="float">
            <text:p>4.419E-06</text:p>
          </table:table-cell>
          <table:table-cell office:value-type="float" office:value="0.000021905" calcext:value-type="float">
            <text:p>2.1905E-05</text:p>
          </table:table-cell>
          <table:table-cell office:value-type="float" office:value="55338" calcext:value-type="float">
            <text:p>55338</text:p>
          </table:table-cell>
          <table:table-cell office:value-type="float" office:value="1000" calcext:value-type="float">
            <text:p>1000</text:p>
          </table:table-cell>
          <table:table-cell office:value-type="float" office:value="55.338" calcext:value-type="float">
            <text:p>55.338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2257" calcext:value-type="float">
            <text:p>2257</text:p>
          </table:table-cell>
          <table:table-cell office:value-type="float" office:value="1000" calcext:value-type="float">
            <text:p>1000</text:p>
          </table:table-cell>
          <table:table-cell office:value-type="float" office:value="2.257" calcext:value-type="float">
            <text:p>2.2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28" calcext:value-type="float">
            <text:p>2728</text:p>
          </table:table-cell>
          <table:table-cell office:value-type="float" office:value="1000" calcext:value-type="float">
            <text:p>1000</text:p>
          </table:table-cell>
          <table:table-cell office:value-type="float" office:value="2.728" calcext:value-type="float">
            <text:p>2.7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5955" calcext:value-type="float">
            <text:p>45955</text:p>
          </table:table-cell>
          <table:table-cell office:value-type="float" office:value="1000" calcext:value-type="float">
            <text:p>1000</text:p>
          </table:table-cell>
          <table:table-cell office:value-type="float" office:value="45.955" calcext:value-type="float">
            <text:p>45.95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0.00675311" calcext:value-type="float">
            <text:p>0.006753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5311" calcext:value-type="float">
            <text:p>6.75311E-06</text:p>
          </table:table-cell>
          <table:table-cell office:value-type="float" office:value="0.000004464" calcext:value-type="float">
            <text:p>4.464E-06</text:p>
          </table:table-cell>
          <table:table-cell office:value-type="float" office:value="0.000024417" calcext:value-type="float">
            <text:p>2.4417E-05</text:p>
          </table:table-cell>
          <table:table-cell office:value-type="float" office:value="64337" calcext:value-type="float">
            <text:p>64337</text:p>
          </table:table-cell>
          <table:table-cell office:value-type="float" office:value="1000" calcext:value-type="float">
            <text:p>1000</text:p>
          </table:table-cell>
          <table:table-cell office:value-type="float" office:value="64.337" calcext:value-type="float">
            <text:p>64.337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2772" calcext:value-type="float">
            <text:p>2772</text:p>
          </table:table-cell>
          <table:table-cell office:value-type="float" office:value="1000" calcext:value-type="float">
            <text:p>1000</text:p>
          </table:table-cell>
          <table:table-cell office:value-type="float" office:value="2.772" calcext:value-type="float">
            <text:p>2.7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0" calcext:value-type="float">
            <text:p>3280</text:p>
          </table:table-cell>
          <table:table-cell office:value-type="float" office:value="1000" calcext:value-type="float">
            <text:p>1000</text:p>
          </table:table-cell>
          <table:table-cell office:value-type="float" office:value="3.28" calcext:value-type="float">
            <text:p>3.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1000" calcext:value-type="float">
            <text:p>1000</text:p>
          </table:table-cell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310" calcext:value-type="float">
            <text:p>69310</text:p>
          </table:table-cell>
          <table:table-cell office:value-type="float" office:value="1000" calcext:value-type="float">
            <text:p>1000</text:p>
          </table:table-cell>
          <table:table-cell office:value-type="float" office:value="69.31" calcext:value-type="float">
            <text:p>69.31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0.00796185" calcext:value-type="float">
            <text:p>0.007961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6185" calcext:value-type="float">
            <text:p>7.96185E-06</text:p>
          </table:table-cell>
          <table:table-cell office:value-type="float" office:value="0.000004471" calcext:value-type="float">
            <text:p>4.471E-06</text:p>
          </table:table-cell>
          <table:table-cell office:value-type="float" office:value="0.000030884" calcext:value-type="float">
            <text:p>3.0884E-05</text:p>
          </table:table-cell>
          <table:table-cell office:value-type="float" office:value="74312" calcext:value-type="float">
            <text:p>74312</text:p>
          </table:table-cell>
          <table:table-cell office:value-type="float" office:value="1000" calcext:value-type="float">
            <text:p>1000</text:p>
          </table:table-cell>
          <table:table-cell office:value-type="float" office:value="74.312" calcext:value-type="float">
            <text:p>74.312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3313" calcext:value-type="float">
            <text:p>3313</text:p>
          </table:table-cell>
          <table:table-cell office:value-type="float" office:value="1000" calcext:value-type="float">
            <text:p>1000</text:p>
          </table:table-cell>
          <table:table-cell office:value-type="float" office:value="3.313" calcext:value-type="float">
            <text:p>3.3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87" calcext:value-type="float">
            <text:p>687</text:p>
          </table:table-cell>
          <table:table-cell office:value-type="float" office:value="1000" calcext:value-type="float">
            <text:p>1000</text:p>
          </table:table-cell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156" calcext:value-type="float">
            <text:p>92156</text:p>
          </table:table-cell>
          <table:table-cell office:value-type="float" office:value="1000" calcext:value-type="float">
            <text:p>1000</text:p>
          </table:table-cell>
          <table:table-cell office:value-type="float" office:value="92.156" calcext:value-type="float">
            <text:p>92.156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0.00943513" calcext:value-type="float">
            <text:p>0.00943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3513" calcext:value-type="float">
            <text:p>9.43513E-06</text:p>
          </table:table-cell>
          <table:table-cell office:value-type="float" office:value="0.000004887" calcext:value-type="float">
            <text:p>4.887E-06</text:p>
          </table:table-cell>
          <table:table-cell office:value-type="float" office:value="0.000026725" calcext:value-type="float">
            <text:p>2.6725E-05</text:p>
          </table:table-cell>
          <table:table-cell office:value-type="float" office:value="87885" calcext:value-type="float">
            <text:p>87885</text:p>
          </table:table-cell>
          <table:table-cell office:value-type="float" office:value="1000" calcext:value-type="float">
            <text:p>1000</text:p>
          </table:table-cell>
          <table:table-cell office:value-type="float" office:value="87.885" calcext:value-type="float">
            <text:p>87.885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3877" calcext:value-type="float">
            <text:p>3877</text:p>
          </table:table-cell>
          <table:table-cell office:value-type="float" office:value="1000" calcext:value-type="float">
            <text:p>1000</text:p>
          </table:table-cell>
          <table:table-cell office:value-type="float" office:value="3.877" calcext:value-type="float">
            <text:p>3.8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19" calcext:value-type="float">
            <text:p>4719</text:p>
          </table:table-cell>
          <table:table-cell office:value-type="float" office:value="1000" calcext:value-type="float">
            <text:p>1000</text:p>
          </table:table-cell>
          <table:table-cell office:value-type="float" office:value="4.719" calcext:value-type="float">
            <text:p>4.7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2" calcext:value-type="float">
            <text:p>842</text:p>
          </table:table-cell>
          <table:table-cell office:value-type="float" office:value="1000" calcext:value-type="float">
            <text:p>100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636" calcext:value-type="float">
            <text:p>115636</text:p>
          </table:table-cell>
          <table:table-cell office:value-type="float" office:value="1000" calcext:value-type="float">
            <text:p>1000</text:p>
          </table:table-cell>
          <table:table-cell office:value-type="float" office:value="115.636" calcext:value-type="float">
            <text:p>115.636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0.0115379" calcext:value-type="float">
            <text:p>0.01153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5379" calcext:value-type="float">
            <text:p>1.15379E-05</text:p>
          </table:table-cell>
          <table:table-cell office:value-type="float" office:value="0.000005699" calcext:value-type="float">
            <text:p>5.699E-06</text:p>
          </table:table-cell>
          <table:table-cell office:value-type="float" office:value="0.000031277" calcext:value-type="float">
            <text:p>3.1277E-05</text:p>
          </table:table-cell>
          <table:table-cell office:value-type="float" office:value="107223" calcext:value-type="float">
            <text:p>107223</text:p>
          </table:table-cell>
          <table:table-cell office:value-type="float" office:value="1000" calcext:value-type="float">
            <text:p>1000</text:p>
          </table:table-cell>
          <table:table-cell office:value-type="float" office:value="107.223" calcext:value-type="float">
            <text:p>107.223</text:p>
          </table:table-cell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4574" calcext:value-type="float">
            <text:p>4574</text:p>
          </table:table-cell>
          <table:table-cell office:value-type="float" office:value="1000" calcext:value-type="float">
            <text:p>1000</text:p>
          </table:table-cell>
          <table:table-cell office:value-type="float" office:value="4.574" calcext:value-type="float">
            <text:p>4.5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49" calcext:value-type="float">
            <text:p>5549</text:p>
          </table:table-cell>
          <table:table-cell office:value-type="float" office:value="1000" calcext:value-type="float">
            <text:p>1000</text:p>
          </table:table-cell>
          <table:table-cell office:value-type="float" office:value="5.549" calcext:value-type="float">
            <text:p>5.5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452" calcext:value-type="float">
            <text:p>138452</text:p>
          </table:table-cell>
          <table:table-cell office:value-type="float" office:value="1000" calcext:value-type="float">
            <text:p>1000</text:p>
          </table:table-cell>
          <table:table-cell office:value-type="float" office:value="138.452" calcext:value-type="float">
            <text:p>138.452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float" office:value="0.0142782" calcext:value-type="float">
            <text:p>0.0142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782" calcext:value-type="float">
            <text:p>1.42782E-05</text:p>
          </table:table-cell>
          <table:table-cell office:value-type="float" office:value="0.000006535" calcext:value-type="float">
            <text:p>6.535E-06</text:p>
          </table:table-cell>
          <table:table-cell office:value-type="float" office:value="0.000046065" calcext:value-type="float">
            <text:p>4.6065E-05</text:p>
          </table:table-cell>
          <table:table-cell office:value-type="float" office:value="133473" calcext:value-type="float">
            <text:p>133473</text:p>
          </table:table-cell>
          <table:table-cell office:value-type="float" office:value="1000" calcext:value-type="float">
            <text:p>1000</text:p>
          </table:table-cell>
          <table:table-cell office:value-type="float" office:value="133.473" calcext:value-type="float">
            <text:p>133.473</text:p>
          </table:table-cell>
          <table:table-cell office:value-type="float" office:value="63" calcext:value-type="float">
            <text:p>63</text:p>
          </table:table-cell>
          <table:table-cell office:value-type="float" office:value="324" calcext:value-type="float">
            <text:p>324</text:p>
          </table:table-cell>
          <table:table-cell office:value-type="float" office:value="5341" calcext:value-type="float">
            <text:p>5341</text:p>
          </table:table-cell>
          <table:table-cell office:value-type="float" office:value="1000" calcext:value-type="float">
            <text:p>1000</text:p>
          </table:table-cell>
          <table:table-cell office:value-type="float" office:value="5.341" calcext:value-type="float">
            <text:p>5.34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548" calcext:value-type="float">
            <text:p>6548</text:p>
          </table:table-cell>
          <table:table-cell office:value-type="float" office:value="1000" calcext:value-type="float">
            <text:p>1000</text:p>
          </table:table-cell>
          <table:table-cell office:value-type="float" office:value="6.548" calcext:value-type="float">
            <text:p>6.54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07" calcext:value-type="float">
            <text:p>1207</text:p>
          </table:table-cell>
          <table:table-cell office:value-type="float" office:value="1000" calcext:value-type="float">
            <text:p>1000</text:p>
          </table:table-cell>
          <table:table-cell office:value-type="float" office:value="1.207" calcext:value-type="float">
            <text:p>1.2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1571" calcext:value-type="float">
            <text:p>161571</text:p>
          </table:table-cell>
          <table:table-cell office:value-type="float" office:value="1000" calcext:value-type="float">
            <text:p>1000</text:p>
          </table:table-cell>
          <table:table-cell office:value-type="float" office:value="161.571" calcext:value-type="float">
            <text:p>161.571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0.0193704" calcext:value-type="float">
            <text:p>0.01937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3704" calcext:value-type="float">
            <text:p>1.93704E-05</text:p>
          </table:table-cell>
          <table:table-cell office:value-type="float" office:value="0.000006561" calcext:value-type="float">
            <text:p>6.561E-06</text:p>
          </table:table-cell>
          <table:table-cell office:value-type="float" office:value="0.000049706" calcext:value-type="float">
            <text:p>4.9706E-05</text:p>
          </table:table-cell>
          <table:table-cell office:value-type="float" office:value="183871" calcext:value-type="float">
            <text:p>183871</text:p>
          </table:table-cell>
          <table:table-cell office:value-type="float" office:value="1000" calcext:value-type="float">
            <text:p>1000</text:p>
          </table:table-cell>
          <table:table-cell office:value-type="float" office:value="183.871" calcext:value-type="float">
            <text:p>183.871</text:p>
          </table:table-cell>
          <table:table-cell office:value-type="float" office:value="65" calcext:value-type="float">
            <text:p>65</text:p>
          </table:table-cell>
          <table:table-cell office:value-type="float" office:value="397" calcext:value-type="float">
            <text:p>397</text:p>
          </table:table-cell>
          <table:table-cell office:value-type="float" office:value="6550" calcext:value-type="float">
            <text:p>6550</text:p>
          </table:table-cell>
          <table:table-cell office:value-type="float" office:value="1000" calcext:value-type="float">
            <text:p>1000</text:p>
          </table:table-cell>
          <table:table-cell office:value-type="float" office:value="6.55" calcext:value-type="float">
            <text:p>6.5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898" calcext:value-type="float">
            <text:p>7898</text:p>
          </table:table-cell>
          <table:table-cell office:value-type="float" office:value="1000" calcext:value-type="float">
            <text:p>1000</text:p>
          </table:table-cell>
          <table:table-cell office:value-type="float" office:value="7.898" calcext:value-type="float">
            <text:p>7.89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48" calcext:value-type="float">
            <text:p>1348</text:p>
          </table:table-cell>
          <table:table-cell office:value-type="float" office:value="1000" calcext:value-type="float">
            <text:p>1000</text:p>
          </table:table-cell>
          <table:table-cell office:value-type="float" office:value="1.348" calcext:value-type="float">
            <text:p>1.3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4851" calcext:value-type="float">
            <text:p>184851</text:p>
          </table:table-cell>
          <table:table-cell office:value-type="float" office:value="1000" calcext:value-type="float">
            <text:p>1000</text:p>
          </table:table-cell>
          <table:table-cell office:value-type="float" office:value="184.851" calcext:value-type="float">
            <text:p>184.851</text:p>
          </table:table-cell>
          <table:table-cell office:value-type="float" office:value="167" calcext:value-type="float">
            <text:p>167</text:p>
          </table:table-cell>
          <table:table-cell office:value-type="float" office:value="203" calcext:value-type="float">
            <text:p>203</text:p>
          </table:table-cell>
          <table:table-cell office:value-type="float" office:value="0.0295247" calcext:value-type="float">
            <text:p>0.02952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5247" calcext:value-type="float">
            <text:p>2.95247E-05</text:p>
          </table:table-cell>
          <table:table-cell office:value-type="float" office:value="0.000009665" calcext:value-type="float">
            <text:p>9.665E-06</text:p>
          </table:table-cell>
          <table:table-cell office:value-type="float" office:value="0.000102876" calcext:value-type="float">
            <text:p>0.000102876</text:p>
          </table:table-cell>
          <table:table-cell office:value-type="float" office:value="283471" calcext:value-type="float">
            <text:p>283471</text:p>
          </table:table-cell>
          <table:table-cell office:value-type="float" office:value="1000" calcext:value-type="float">
            <text:p>1000</text:p>
          </table:table-cell>
          <table:table-cell office:value-type="float" office:value="283.471" calcext:value-type="float">
            <text:p>283.471</text:p>
          </table:table-cell>
          <table:table-cell office:value-type="float" office:value="90" calcext:value-type="float">
            <text:p>90</text:p>
          </table:table-cell>
          <table:table-cell office:value-type="float" office:value="671" calcext:value-type="float">
            <text:p>671</text:p>
          </table:table-cell>
          <table:table-cell office:value-type="float" office:value="8305" calcext:value-type="float">
            <text:p>8305</text:p>
          </table:table-cell>
          <table:table-cell office:value-type="float" office:value="1000" calcext:value-type="float">
            <text:p>1000</text:p>
          </table:table-cell>
          <table:table-cell office:value-type="float" office:value="8.305" calcext:value-type="float">
            <text:p>8.30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781" calcext:value-type="float">
            <text:p>9781</text:p>
          </table:table-cell>
          <table:table-cell office:value-type="float" office:value="1000" calcext:value-type="float">
            <text:p>1000</text:p>
          </table:table-cell>
          <table:table-cell office:value-type="float" office:value="9.781" calcext:value-type="float">
            <text:p>9.7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76" calcext:value-type="float">
            <text:p>1476</text:p>
          </table:table-cell>
          <table:table-cell office:value-type="float" office:value="1000" calcext:value-type="float">
            <text:p>1000</text:p>
          </table:table-cell>
          <table:table-cell office:value-type="float" office:value="1.476" calcext:value-type="float">
            <text:p>1.4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935" calcext:value-type="float">
            <text:p>207935</text:p>
          </table:table-cell>
          <table:table-cell office:value-type="float" office:value="1000" calcext:value-type="float">
            <text:p>1000</text:p>
          </table:table-cell>
          <table:table-cell office:value-type="float" office:value="207.935" calcext:value-type="float">
            <text:p>207.935</text:p>
          </table:table-cell>
          <table:table-cell office:value-type="float" office:value="193" calcext:value-type="float">
            <text:p>193</text:p>
          </table:table-cell>
          <table:table-cell office:value-type="float" office:value="222" calcext:value-type="float">
            <text:p>222</text:p>
          </table:table-cell>
          <table:table-cell office:value-type="float" office:value="0.0548043" calcext:value-type="float">
            <text:p>0.05480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8043" calcext:value-type="float">
            <text:p>5.48043E-05</text:p>
          </table:table-cell>
          <table:table-cell office:value-type="float" office:value="0.000018879" calcext:value-type="float">
            <text:p>1.8879E-05</text:p>
          </table:table-cell>
          <table:table-cell office:value-type="float" office:value="0.000105717" calcext:value-type="float">
            <text:p>0.000105717</text:p>
          </table:table-cell>
          <table:table-cell office:value-type="float" office:value="555011" calcext:value-type="float">
            <text:p>555011</text:p>
          </table:table-cell>
          <table:table-cell office:value-type="float" office:value="1000" calcext:value-type="float">
            <text:p>1000</text:p>
          </table:table-cell>
          <table:table-cell office:value-type="float" office:value="555.011" calcext:value-type="float">
            <text:p>555.011</text:p>
          </table:table-cell>
          <table:table-cell office:value-type="float" office:value="186" calcext:value-type="float">
            <text:p>186</text:p>
          </table:table-cell>
          <table:table-cell office:value-type="float" office:value="1097" calcext:value-type="float">
            <text:p>1097</text:p>
          </table:table-cell>
          <table:table-cell office:value-type="float" office:value="11587" calcext:value-type="float">
            <text:p>11587</text:p>
          </table:table-cell>
          <table:table-cell office:value-type="float" office:value="1000" calcext:value-type="float">
            <text:p>1000</text:p>
          </table:table-cell>
          <table:table-cell office:value-type="float" office:value="11.587" calcext:value-type="float">
            <text:p>11.58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859" calcext:value-type="float">
            <text:p>12859</text:p>
          </table:table-cell>
          <table:table-cell office:value-type="float" office:value="1000" calcext:value-type="float">
            <text:p>1000</text:p>
          </table:table-cell>
          <table:table-cell office:value-type="float" office:value="12.859" calcext:value-type="float">
            <text:p>12.85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72" calcext:value-type="float">
            <text:p>1272</text:p>
          </table:table-cell>
          <table:table-cell office:value-type="float" office:value="1000" calcext:value-type="float">
            <text:p>1000</text:p>
          </table:table-cell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432" calcext:value-type="float">
            <text:p>25432</text:p>
          </table:table-cell>
          <table:table-cell office:value-type="float" office:value="1000" calcext:value-type="float">
            <text:p>1000</text:p>
          </table:table-cell>
          <table:table-cell office:value-type="float" office:value="25.432" calcext:value-type="float">
            <text:p>25.43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00595158" calcext:value-type="float">
            <text:p>0.005951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5158" calcext:value-type="float">
            <text:p>5.95158E-06</text:p>
          </table:table-cell>
          <table:table-cell office:value-type="float" office:value="0.000004578" calcext:value-type="float">
            <text:p>4.578E-06</text:p>
          </table:table-cell>
          <table:table-cell office:value-type="float" office:value="0.000010384" calcext:value-type="float">
            <text:p>1.0384E-05</text:p>
          </table:table-cell>
          <table:table-cell office:value-type="float" office:value="58886" calcext:value-type="float">
            <text:p>58886</text:p>
          </table:table-cell>
          <table:table-cell office:value-type="float" office:value="1000" calcext:value-type="float">
            <text:p>1000</text:p>
          </table:table-cell>
          <table:table-cell office:value-type="float" office:value="58.886" calcext:value-type="float">
            <text:p>58.886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2301" calcext:value-type="float">
            <text:p>2301</text:p>
          </table:table-cell>
          <table:table-cell office:value-type="float" office:value="1000" calcext:value-type="float">
            <text:p>1000</text:p>
          </table:table-cell>
          <table:table-cell office:value-type="float" office:value="2.301" calcext:value-type="float">
            <text:p>2.3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5" calcext:value-type="float">
            <text:p>2765</text:p>
          </table:table-cell>
          <table:table-cell office:value-type="float" office:value="1000" calcext:value-type="float">
            <text:p>1000</text:p>
          </table:table-cell>
          <table:table-cell office:value-type="float" office:value="2.765" calcext:value-type="float">
            <text:p>2.7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1000" calcext:value-type="float">
            <text:p>1000</text:p>
          </table:table-cell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607" calcext:value-type="float">
            <text:p>50607</text:p>
          </table:table-cell>
          <table:table-cell office:value-type="float" office:value="1000" calcext:value-type="float">
            <text:p>1000</text:p>
          </table:table-cell>
          <table:table-cell office:value-type="float" office:value="50.607" calcext:value-type="float">
            <text:p>50.607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0.00708707" calcext:value-type="float">
            <text:p>0.007087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8707" calcext:value-type="float">
            <text:p>7.08707E-06</text:p>
          </table:table-cell>
          <table:table-cell office:value-type="float" office:value="0.000004626" calcext:value-type="float">
            <text:p>4.626E-06</text:p>
          </table:table-cell>
          <table:table-cell office:value-type="float" office:value="0.000025454" calcext:value-type="float">
            <text:p>2.5454E-05</text:p>
          </table:table-cell>
          <table:table-cell office:value-type="float" office:value="67720" calcext:value-type="float">
            <text:p>67720</text:p>
          </table:table-cell>
          <table:table-cell office:value-type="float" office:value="1000" calcext:value-type="float">
            <text:p>1000</text:p>
          </table:table-cell>
          <table:table-cell office:value-type="float" office:value="67.72" calcext:value-type="float">
            <text:p>67.72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2824" calcext:value-type="float">
            <text:p>2824</text:p>
          </table:table-cell>
          <table:table-cell office:value-type="float" office:value="1000" calcext:value-type="float">
            <text:p>1000</text:p>
          </table:table-cell>
          <table:table-cell office:value-type="float" office:value="2.824" calcext:value-type="float">
            <text:p>2.8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52" calcext:value-type="float">
            <text:p>3352</text:p>
          </table:table-cell>
          <table:table-cell office:value-type="float" office:value="1000" calcext:value-type="float">
            <text:p>1000</text:p>
          </table:table-cell>
          <table:table-cell office:value-type="float" office:value="3.352" calcext:value-type="float">
            <text:p>3.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1000" calcext:value-type="float">
            <text:p>1000</text:p>
          </table:table-cell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5743" calcext:value-type="float">
            <text:p>75743</text:p>
          </table:table-cell>
          <table:table-cell office:value-type="float" office:value="1000" calcext:value-type="float">
            <text:p>1000</text:p>
          </table:table-cell>
          <table:table-cell office:value-type="float" office:value="75.743" calcext:value-type="float">
            <text:p>75.743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0.00827531" calcext:value-type="float">
            <text:p>0.00827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7531" calcext:value-type="float">
            <text:p>8.27531E-06</text:p>
          </table:table-cell>
          <table:table-cell office:value-type="float" office:value="0.000004798" calcext:value-type="float">
            <text:p>4.798E-06</text:p>
          </table:table-cell>
          <table:table-cell office:value-type="float" office:value="0.00002826" calcext:value-type="float">
            <text:p>2.826E-05</text:p>
          </table:table-cell>
          <table:table-cell office:value-type="float" office:value="78263" calcext:value-type="float">
            <text:p>78263</text:p>
          </table:table-cell>
          <table:table-cell office:value-type="float" office:value="1000" calcext:value-type="float">
            <text:p>1000</text:p>
          </table:table-cell>
          <table:table-cell office:value-type="float" office:value="78.263" calcext:value-type="float">
            <text:p>78.263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office:value-type="float" office:value="3357" calcext:value-type="float">
            <text:p>3357</text:p>
          </table:table-cell>
          <table:table-cell office:value-type="float" office:value="1000" calcext:value-type="float">
            <text:p>1000</text:p>
          </table:table-cell>
          <table:table-cell office:value-type="float" office:value="3.357" calcext:value-type="float">
            <text:p>3.3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23" calcext:value-type="float">
            <text:p>723</text:p>
          </table:table-cell>
          <table:table-cell office:value-type="float" office:value="1000" calcext:value-type="float">
            <text:p>1000</text:p>
          </table:table-cell>
          <table:table-cell office:value-type="float" office:value="0.723" calcext:value-type="float">
            <text:p>0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007" calcext:value-type="float">
            <text:p>101007</text:p>
          </table:table-cell>
          <table:table-cell office:value-type="float" office:value="1000" calcext:value-type="float">
            <text:p>1000</text:p>
          </table:table-cell>
          <table:table-cell office:value-type="float" office:value="101.007" calcext:value-type="float">
            <text:p>101.007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0.00984262" calcext:value-type="float">
            <text:p>0.009842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4262" calcext:value-type="float">
            <text:p>9.84262E-06</text:p>
          </table:table-cell>
          <table:table-cell office:value-type="float" office:value="0.000004785" calcext:value-type="float">
            <text:p>4.785E-06</text:p>
          </table:table-cell>
          <table:table-cell office:value-type="float" office:value="0.000029743" calcext:value-type="float">
            <text:p>2.9743E-05</text:p>
          </table:table-cell>
          <table:table-cell office:value-type="float" office:value="92049" calcext:value-type="float">
            <text:p>92049</text:p>
          </table:table-cell>
          <table:table-cell office:value-type="float" office:value="1000" calcext:value-type="float">
            <text:p>1000</text:p>
          </table:table-cell>
          <table:table-cell office:value-type="float" office:value="92.049" calcext:value-type="float">
            <text:p>92.049</text:p>
          </table:table-cell>
          <table:table-cell office:value-type="float" office:value="49" calcext:value-type="float">
            <text:p>49</text:p>
          </table:table-cell>
          <table:table-cell office:value-type="float" office:value="186" calcext:value-type="float">
            <text:p>186</text:p>
          </table:table-cell>
          <table:table-cell office:value-type="float" office:value="3906" calcext:value-type="float">
            <text:p>3906</text:p>
          </table:table-cell>
          <table:table-cell office:value-type="float" office:value="1000" calcext:value-type="float">
            <text:p>1000</text:p>
          </table:table-cell>
          <table:table-cell office:value-type="float" office:value="3.906" calcext:value-type="float">
            <text:p>3.9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02" calcext:value-type="float">
            <text:p>4802</text:p>
          </table:table-cell>
          <table:table-cell office:value-type="float" office:value="1000" calcext:value-type="float">
            <text:p>1000</text:p>
          </table:table-cell>
          <table:table-cell office:value-type="float" office:value="4.802" calcext:value-type="float">
            <text:p>4.8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0.896" calcext:value-type="float">
            <text:p>0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778" calcext:value-type="float">
            <text:p>126778</text:p>
          </table:table-cell>
          <table:table-cell office:value-type="float" office:value="1000" calcext:value-type="float">
            <text:p>1000</text:p>
          </table:table-cell>
          <table:table-cell office:value-type="float" office:value="126.778" calcext:value-type="float">
            <text:p>126.778</text:p>
          </table:table-cell>
          <table:table-cell office:value-type="float" office:value="94" calcext:value-type="float">
            <text:p>94</text:p>
          </table:table-cell>
          <table:table-cell office:value-type="float" office:value="149" calcext:value-type="float">
            <text:p>149</text:p>
          </table:table-cell>
          <table:table-cell office:value-type="float" office:value="0.0120099" calcext:value-type="float">
            <text:p>0.01200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099" calcext:value-type="float">
            <text:p>1.20099E-05</text:p>
          </table:table-cell>
          <table:table-cell office:value-type="float" office:value="0.000005718" calcext:value-type="float">
            <text:p>5.718E-06</text:p>
          </table:table-cell>
          <table:table-cell office:value-type="float" office:value="0.00003655" calcext:value-type="float">
            <text:p>3.655E-05</text:p>
          </table:table-cell>
          <table:table-cell office:value-type="float" office:value="111440" calcext:value-type="float">
            <text:p>111440</text:p>
          </table:table-cell>
          <table:table-cell office:value-type="float" office:value="1000" calcext:value-type="float">
            <text:p>1000</text:p>
          </table:table-cell>
          <table:table-cell office:value-type="float" office:value="111.44" calcext:value-type="float">
            <text:p>111.4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4609" calcext:value-type="float">
            <text:p>4609</text:p>
          </table:table-cell>
          <table:table-cell office:value-type="float" office:value="1000" calcext:value-type="float">
            <text:p>1000</text:p>
          </table:table-cell>
          <table:table-cell office:value-type="float" office:value="4.609" calcext:value-type="float">
            <text:p>4.6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78" calcext:value-type="float">
            <text:p>5678</text:p>
          </table:table-cell>
          <table:table-cell office:value-type="float" office:value="1000" calcext:value-type="float">
            <text:p>1000</text:p>
          </table:table-cell>
          <table:table-cell office:value-type="float" office:value="5.678" calcext:value-type="float">
            <text:p>5.6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69" calcext:value-type="float">
            <text:p>1069</text:p>
          </table:table-cell>
          <table:table-cell office:value-type="float" office:value="1000" calcext:value-type="float">
            <text:p>1000</text:p>
          </table:table-cell>
          <table:table-cell office:value-type="float" office:value="1.069" calcext:value-type="float">
            <text:p>1.0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598" calcext:value-type="float">
            <text:p>151598</text:p>
          </table:table-cell>
          <table:table-cell office:value-type="float" office:value="1000" calcext:value-type="float">
            <text:p>1000</text:p>
          </table:table-cell>
          <table:table-cell office:value-type="float" office:value="151.598" calcext:value-type="float">
            <text:p>151.598</text:p>
          </table:table-cell>
          <table:table-cell office:value-type="float" office:value="130" calcext:value-type="float">
            <text:p>130</text:p>
          </table:table-cell>
          <table:table-cell office:value-type="float" office:value="177" calcext:value-type="float">
            <text:p>177</text:p>
          </table:table-cell>
          <table:table-cell office:value-type="float" office:value="0.0154612" calcext:value-type="float">
            <text:p>0.0154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4612" calcext:value-type="float">
            <text:p>1.54612E-05</text:p>
          </table:table-cell>
          <table:table-cell office:value-type="float" office:value="0.000006631" calcext:value-type="float">
            <text:p>6.631E-06</text:p>
          </table:table-cell>
          <table:table-cell office:value-type="float" office:value="0.000044741" calcext:value-type="float">
            <text:p>4.4741E-05</text:p>
          </table:table-cell>
          <table:table-cell office:value-type="float" office:value="142056" calcext:value-type="float">
            <text:p>142056</text:p>
          </table:table-cell>
          <table:table-cell office:value-type="float" office:value="1000" calcext:value-type="float">
            <text:p>1000</text:p>
          </table:table-cell>
          <table:table-cell office:value-type="float" office:value="142.056" calcext:value-type="float">
            <text:p>142.056</text:p>
          </table:table-cell>
          <table:table-cell office:value-type="float" office:value="65" calcext:value-type="float">
            <text:p>65</text:p>
          </table:table-cell>
          <table:table-cell office:value-type="float" office:value="285" calcext:value-type="float">
            <text:p>285</text:p>
          </table:table-cell>
          <table:table-cell office:value-type="float" office:value="5490" calcext:value-type="float">
            <text:p>5490</text:p>
          </table:table-cell>
          <table:table-cell office:value-type="float" office:value="1000" calcext:value-type="float">
            <text:p>1000</text:p>
          </table:table-cell>
          <table:table-cell office:value-type="float" office:value="5.49" calcext:value-type="float">
            <text:p>5.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92" calcext:value-type="float">
            <text:p>6692</text:p>
          </table:table-cell>
          <table:table-cell office:value-type="float" office:value="1000" calcext:value-type="float">
            <text:p>1000</text:p>
          </table:table-cell>
          <table:table-cell office:value-type="float" office:value="6.692" calcext:value-type="float">
            <text:p>6.69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02" calcext:value-type="float">
            <text:p>1202</text:p>
          </table:table-cell>
          <table:table-cell office:value-type="float" office:value="1000" calcext:value-type="float">
            <text:p>1000</text:p>
          </table:table-cell>
          <table:table-cell office:value-type="float" office:value="1.202" calcext:value-type="float">
            <text:p>1.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7264" calcext:value-type="float">
            <text:p>177264</text:p>
          </table:table-cell>
          <table:table-cell office:value-type="float" office:value="1000" calcext:value-type="float">
            <text:p>1000</text:p>
          </table:table-cell>
          <table:table-cell office:value-type="float" office:value="177.264" calcext:value-type="float">
            <text:p>177.264</text:p>
          </table:table-cell>
          <table:table-cell office:value-type="float" office:value="153" calcext:value-type="float">
            <text:p>153</text:p>
          </table:table-cell>
          <table:table-cell office:value-type="float" office:value="199" calcext:value-type="float">
            <text:p>199</text:p>
          </table:table-cell>
          <table:table-cell office:value-type="float" office:value="0.0208405" calcext:value-type="float">
            <text:p>0.02084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405" calcext:value-type="float">
            <text:p>2.08405E-05</text:p>
          </table:table-cell>
          <table:table-cell office:value-type="float" office:value="0.000008473" calcext:value-type="float">
            <text:p>8.473E-06</text:p>
          </table:table-cell>
          <table:table-cell office:value-type="float" office:value="0.000066391" calcext:value-type="float">
            <text:p>6.6391E-05</text:p>
          </table:table-cell>
          <table:table-cell office:value-type="float" office:value="196191" calcext:value-type="float">
            <text:p>196191</text:p>
          </table:table-cell>
          <table:table-cell office:value-type="float" office:value="1000" calcext:value-type="float">
            <text:p>1000</text:p>
          </table:table-cell>
          <table:table-cell office:value-type="float" office:value="196.191" calcext:value-type="float">
            <text:p>196.191</text:p>
          </table:table-cell>
          <table:table-cell office:value-type="float" office:value="83" calcext:value-type="float">
            <text:p>83</text:p>
          </table:table-cell>
          <table:table-cell office:value-type="float" office:value="378" calcext:value-type="float">
            <text:p>378</text:p>
          </table:table-cell>
          <table:table-cell office:value-type="float" office:value="6699" calcext:value-type="float">
            <text:p>6699</text:p>
          </table:table-cell>
          <table:table-cell office:value-type="float" office:value="1000" calcext:value-type="float">
            <text:p>1000</text:p>
          </table:table-cell>
          <table:table-cell office:value-type="float" office:value="6.699" calcext:value-type="float">
            <text:p>6.6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109" calcext:value-type="float">
            <text:p>8109</text:p>
          </table:table-cell>
          <table:table-cell office:value-type="float" office:value="1000" calcext:value-type="float">
            <text:p>1000</text:p>
          </table:table-cell>
          <table:table-cell office:value-type="float" office:value="8.109" calcext:value-type="float">
            <text:p>8.10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10" calcext:value-type="float">
            <text:p>1410</text:p>
          </table:table-cell>
          <table:table-cell office:value-type="float" office:value="1000" calcext:value-type="float">
            <text:p>1000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2795" calcext:value-type="float">
            <text:p>202795</text:p>
          </table:table-cell>
          <table:table-cell office:value-type="float" office:value="1000" calcext:value-type="float">
            <text:p>1000</text:p>
          </table:table-cell>
          <table:table-cell office:value-type="float" office:value="202.795" calcext:value-type="float">
            <text:p>202.795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office:value-type="float" office:value="0.0308968" calcext:value-type="float">
            <text:p>0.0308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968" calcext:value-type="float">
            <text:p>3.08968E-05</text:p>
          </table:table-cell>
          <table:table-cell office:value-type="float" office:value="0.000010924" calcext:value-type="float">
            <text:p>1.0924E-05</text:p>
          </table:table-cell>
          <table:table-cell office:value-type="float" office:value="0.000060597" calcext:value-type="float">
            <text:p>6.0597E-05</text:p>
          </table:table-cell>
          <table:table-cell office:value-type="float" office:value="303152" calcext:value-type="float">
            <text:p>303152</text:p>
          </table:table-cell>
          <table:table-cell office:value-type="float" office:value="1000" calcext:value-type="float">
            <text:p>1000</text:p>
          </table:table-cell>
          <table:table-cell office:value-type="float" office:value="303.152" calcext:value-type="float">
            <text:p>303.152</text:p>
          </table:table-cell>
          <table:table-cell office:value-type="float" office:value="107" calcext:value-type="float">
            <text:p>107</text:p>
          </table:table-cell>
          <table:table-cell office:value-type="float" office:value="617" calcext:value-type="float">
            <text:p>617</text:p>
          </table:table-cell>
          <table:table-cell office:value-type="float" office:value="8531" calcext:value-type="float">
            <text:p>8531</text:p>
          </table:table-cell>
          <table:table-cell office:value-type="float" office:value="1000" calcext:value-type="float">
            <text:p>1000</text:p>
          </table:table-cell>
          <table:table-cell office:value-type="float" office:value="8.531" calcext:value-type="float">
            <text:p>8.5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0" calcext:value-type="float">
            <text:p>1000</text:p>
          </table:table-cell>
          <table:table-cell office:value-type="float" office:value="10.043" calcext:value-type="float">
            <text:p>10.04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12" calcext:value-type="float">
            <text:p>1512</text:p>
          </table:table-cell>
          <table:table-cell office:value-type="float" office:value="1000" calcext:value-type="float">
            <text:p>1000</text:p>
          </table:table-cell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747" calcext:value-type="float">
            <text:p>227747</text:p>
          </table:table-cell>
          <table:table-cell office:value-type="float" office:value="1000" calcext:value-type="float">
            <text:p>1000</text:p>
          </table:table-cell>
          <table:table-cell office:value-type="float" office:value="227.747" calcext:value-type="float">
            <text:p>227.747</text:p>
          </table:table-cell>
          <table:table-cell office:value-type="float" office:value="209" calcext:value-type="float">
            <text:p>209</text:p>
          </table:table-cell>
          <table:table-cell office:value-type="float" office:value="240" calcext:value-type="float">
            <text:p>240</text:p>
          </table:table-cell>
          <table:table-cell office:value-type="float" office:value="0.059263" calcext:value-type="float">
            <text:p>0.0592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263" calcext:value-type="float">
            <text:p>5.9263E-05</text:p>
          </table:table-cell>
          <table:table-cell office:value-type="float" office:value="0.000019566" calcext:value-type="float">
            <text:p>1.9566E-05</text:p>
          </table:table-cell>
          <table:table-cell office:value-type="float" office:value="0.000157837" calcext:value-type="float">
            <text:p>0.000157837</text:p>
          </table:table-cell>
          <table:table-cell office:value-type="float" office:value="600871" calcext:value-type="float">
            <text:p>600871</text:p>
          </table:table-cell>
          <table:table-cell office:value-type="float" office:value="1000" calcext:value-type="float">
            <text:p>1000</text:p>
          </table:table-cell>
          <table:table-cell office:value-type="float" office:value="600.871" calcext:value-type="float">
            <text:p>600.871</text:p>
          </table:table-cell>
          <table:table-cell office:value-type="float" office:value="192" calcext:value-type="float">
            <text:p>192</text:p>
          </table:table-cell>
          <table:table-cell office:value-type="float" office:value="1502" calcext:value-type="float">
            <text:p>1502</text:p>
          </table:table-cell>
          <table:table-cell office:value-type="float" office:value="11868" calcext:value-type="float">
            <text:p>11868</text:p>
          </table:table-cell>
          <table:table-cell office:value-type="float" office:value="1000" calcext:value-type="float">
            <text:p>1000</text:p>
          </table:table-cell>
          <table:table-cell office:value-type="float" office:value="11.868" calcext:value-type="float">
            <text:p>11.86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286" calcext:value-type="float">
            <text:p>13286</text:p>
          </table:table-cell>
          <table:table-cell office:value-type="float" office:value="1000" calcext:value-type="float">
            <text:p>1000</text:p>
          </table:table-cell>
          <table:table-cell office:value-type="float" office:value="13.286" calcext:value-type="float">
            <text:p>13.28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18" calcext:value-type="float">
            <text:p>1418</text:p>
          </table:table-cell>
          <table:table-cell office:value-type="float" office:value="1000" calcext:value-type="float">
            <text:p>1000</text:p>
          </table:table-cell>
          <table:table-cell office:value-type="float" office:value="1.418" calcext:value-type="float">
            <text:p>1.4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522" calcext:value-type="float">
            <text:p>27522</text:p>
          </table:table-cell>
          <table:table-cell office:value-type="float" office:value="1000" calcext:value-type="float">
            <text:p>1000</text:p>
          </table:table-cell>
          <table:table-cell office:value-type="float" office:value="27.522" calcext:value-type="float">
            <text:p>27.52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0.00607723" calcext:value-type="float">
            <text:p>0.00607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7723" calcext:value-type="float">
            <text:p>6.07723E-06</text:p>
          </table:table-cell>
          <table:table-cell office:value-type="float" office:value="0.000004739" calcext:value-type="float">
            <text:p>4.739E-06</text:p>
          </table:table-cell>
          <table:table-cell office:value-type="float" office:value="0.000022898" calcext:value-type="float">
            <text:p>2.2898E-05</text:p>
          </table:table-cell>
          <table:table-cell office:value-type="float" office:value="60375" calcext:value-type="float">
            <text:p>60375</text:p>
          </table:table-cell>
          <table:table-cell office:value-type="float" office:value="1000" calcext:value-type="float">
            <text:p>1000</text:p>
          </table:table-cell>
          <table:table-cell office:value-type="float" office:value="60.375" calcext:value-type="float">
            <text:p>60.37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2288" calcext:value-type="float">
            <text:p>2288</text:p>
          </table:table-cell>
          <table:table-cell office:value-type="float" office:value="1000" calcext:value-type="float">
            <text:p>1000</text:p>
          </table:table-cell>
          <table:table-cell office:value-type="float" office:value="2.288" calcext:value-type="float">
            <text:p>2.2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98" calcext:value-type="float">
            <text:p>2798</text:p>
          </table:table-cell>
          <table:table-cell office:value-type="float" office:value="1000" calcext:value-type="float">
            <text:p>1000</text:p>
          </table:table-cell>
          <table:table-cell office:value-type="float" office:value="2.798" calcext:value-type="float">
            <text:p>2.7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256" calcext:value-type="float">
            <text:p>55256</text:p>
          </table:table-cell>
          <table:table-cell office:value-type="float" office:value="1000" calcext:value-type="float">
            <text:p>1000</text:p>
          </table:table-cell>
          <table:table-cell office:value-type="float" office:value="55.256" calcext:value-type="float">
            <text:p>55.256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0.00719719" calcext:value-type="float">
            <text:p>0.00719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9719" calcext:value-type="float">
            <text:p>7.19719E-06</text:p>
          </table:table-cell>
          <table:table-cell office:value-type="float" office:value="0.000004807" calcext:value-type="float">
            <text:p>4.807E-06</text:p>
          </table:table-cell>
          <table:table-cell office:value-type="float" office:value="0.000014354" calcext:value-type="float">
            <text:p>1.4354E-05</text:p>
          </table:table-cell>
          <table:table-cell office:value-type="float" office:value="70030" calcext:value-type="float">
            <text:p>70030</text:p>
          </table:table-cell>
          <table:table-cell office:value-type="float" office:value="1000" calcext:value-type="float">
            <text:p>1000</text:p>
          </table:table-cell>
          <table:table-cell office:value-type="float" office:value="70.03" calcext:value-type="float">
            <text:p>70.03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2815" calcext:value-type="float">
            <text:p>2815</text:p>
          </table:table-cell>
          <table:table-cell office:value-type="float" office:value="1000" calcext:value-type="float">
            <text:p>1000</text:p>
          </table:table-cell>
          <table:table-cell office:value-type="float" office:value="2.815" calcext:value-type="float">
            <text:p>2.8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66" calcext:value-type="float">
            <text:p>3366</text:p>
          </table:table-cell>
          <table:table-cell office:value-type="float" office:value="1000" calcext:value-type="float">
            <text:p>1000</text:p>
          </table:table-cell>
          <table:table-cell office:value-type="float" office:value="3.366" calcext:value-type="float">
            <text:p>3.3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2667" calcext:value-type="float">
            <text:p>82667</text:p>
          </table:table-cell>
          <table:table-cell office:value-type="float" office:value="1000" calcext:value-type="float">
            <text:p>1000</text:p>
          </table:table-cell>
          <table:table-cell office:value-type="float" office:value="82.667" calcext:value-type="float">
            <text:p>82.66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0.00862261" calcext:value-type="float">
            <text:p>0.00862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2261" calcext:value-type="float">
            <text:p>8.62261E-06</text:p>
          </table:table-cell>
          <table:table-cell office:value-type="float" office:value="0.00000486" calcext:value-type="float">
            <text:p>4.86E-06</text:p>
          </table:table-cell>
          <table:table-cell office:value-type="float" office:value="0.000027406" calcext:value-type="float">
            <text:p>2.7406E-05</text:p>
          </table:table-cell>
          <table:table-cell office:value-type="float" office:value="81799" calcext:value-type="float">
            <text:p>81799</text:p>
          </table:table-cell>
          <table:table-cell office:value-type="float" office:value="1000" calcext:value-type="float">
            <text:p>1000</text:p>
          </table:table-cell>
          <table:table-cell office:value-type="float" office:value="81.799" calcext:value-type="float">
            <text:p>81.799</text:p>
          </table:table-cell>
          <table:table-cell office:value-type="float" office:value="51" calcext:value-type="float">
            <text:p>51</text:p>
          </table:table-cell>
          <table:table-cell office:value-type="float" office:value="158" calcext:value-type="float">
            <text:p>158</text:p>
          </table:table-cell>
          <table:table-cell office:value-type="float" office:value="3355" calcext:value-type="float">
            <text:p>3355</text:p>
          </table:table-cell>
          <table:table-cell office:value-type="float" office:value="1000" calcext:value-type="float">
            <text:p>1000</text:p>
          </table:table-cell>
          <table:table-cell office:value-type="float" office:value="3.355" calcext:value-type="float">
            <text:p>3.3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01" calcext:value-type="float">
            <text:p>4101</text:p>
          </table:table-cell>
          <table:table-cell office:value-type="float" office:value="1000" calcext:value-type="float">
            <text:p>1000</text:p>
          </table:table-cell>
          <table:table-cell office:value-type="float" office:value="4.101" calcext:value-type="float">
            <text:p>4.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46" calcext:value-type="float">
            <text:p>746</text:p>
          </table:table-cell>
          <table:table-cell office:value-type="float" office:value="1000" calcext:value-type="float">
            <text:p>1000</text:p>
          </table:table-cell>
          <table:table-cell office:value-type="float" office:value="0.746" calcext:value-type="float">
            <text:p>0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332" calcext:value-type="float">
            <text:p>110332</text:p>
          </table:table-cell>
          <table:table-cell office:value-type="float" office:value="1000" calcext:value-type="float">
            <text:p>1000</text:p>
          </table:table-cell>
          <table:table-cell office:value-type="float" office:value="110.332" calcext:value-type="float">
            <text:p>110.332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office:value-type="float" office:value="0.0100548" calcext:value-type="float">
            <text:p>0.01005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548" calcext:value-type="float">
            <text:p>1.00548E-05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0.000020582" calcext:value-type="float">
            <text:p>2.0582E-05</text:p>
          </table:table-cell>
          <table:table-cell office:value-type="float" office:value="95390" calcext:value-type="float">
            <text:p>95390</text:p>
          </table:table-cell>
          <table:table-cell office:value-type="float" office:value="1000" calcext:value-type="float">
            <text:p>1000</text:p>
          </table:table-cell>
          <table:table-cell office:value-type="float" office:value="95.39" calcext:value-type="float">
            <text:p>95.39</text:p>
          </table:table-cell>
          <table:table-cell office:value-type="float" office:value="53" calcext:value-type="float">
            <text:p>53</text:p>
          </table:table-cell>
          <table:table-cell office:value-type="float" office:value="189" calcext:value-type="float">
            <text:p>189</text:p>
          </table:table-cell>
          <table:table-cell office:value-type="float" office:value="3942" calcext:value-type="float">
            <text:p>3942</text:p>
          </table:table-cell>
          <table:table-cell office:value-type="float" office:value="1000" calcext:value-type="float">
            <text:p>1000</text:p>
          </table:table-cell>
          <table:table-cell office:value-type="float" office:value="3.942" calcext:value-type="float">
            <text:p>3.9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98" calcext:value-type="float">
            <text:p>4898</text:p>
          </table:table-cell>
          <table:table-cell office:value-type="float" office:value="1000" calcext:value-type="float">
            <text:p>1000</text:p>
          </table:table-cell>
          <table:table-cell office:value-type="float" office:value="4.898" calcext:value-type="float">
            <text:p>4.8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8064" calcext:value-type="float">
            <text:p>138064</text:p>
          </table:table-cell>
          <table:table-cell office:value-type="float" office:value="1000" calcext:value-type="float">
            <text:p>1000</text:p>
          </table:table-cell>
          <table:table-cell office:value-type="float" office:value="138.064" calcext:value-type="float">
            <text:p>138.064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0.0125377" calcext:value-type="float">
            <text:p>0.0125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377" calcext:value-type="float">
            <text:p>1.25377E-05</text:p>
          </table:table-cell>
          <table:table-cell office:value-type="float" office:value="0.000005306" calcext:value-type="float">
            <text:p>5.306E-06</text:p>
          </table:table-cell>
          <table:table-cell office:value-type="float" office:value="0.000029151" calcext:value-type="float">
            <text:p>2.9151E-05</text:p>
          </table:table-cell>
          <table:table-cell office:value-type="float" office:value="118060" calcext:value-type="float">
            <text:p>118060</text:p>
          </table:table-cell>
          <table:table-cell office:value-type="float" office:value="1000" calcext:value-type="float">
            <text:p>1000</text:p>
          </table:table-cell>
          <table:table-cell office:value-type="float" office:value="118.06" calcext:value-type="float">
            <text:p>118.06</text:p>
          </table:table-cell>
          <table:table-cell office:value-type="float" office:value="55" calcext:value-type="float">
            <text:p>55</text:p>
          </table:table-cell>
          <table:table-cell office:value-type="float" office:value="242" calcext:value-type="float">
            <text:p>242</text:p>
          </table:table-cell>
          <table:table-cell office:value-type="float" office:value="4689" calcext:value-type="float">
            <text:p>4689</text:p>
          </table:table-cell>
          <table:table-cell office:value-type="float" office:value="1000" calcext:value-type="float">
            <text:p>1000</text:p>
          </table:table-cell>
          <table:table-cell office:value-type="float" office:value="4.689" calcext:value-type="float">
            <text:p>4.6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752" calcext:value-type="float">
            <text:p>5752</text:p>
          </table:table-cell>
          <table:table-cell office:value-type="float" office:value="1000" calcext:value-type="float">
            <text:p>1000</text:p>
          </table:table-cell>
          <table:table-cell office:value-type="float" office:value="5.752" calcext:value-type="float">
            <text:p>5.7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63" calcext:value-type="float">
            <text:p>1063</text:p>
          </table:table-cell>
          <table:table-cell office:value-type="float" office:value="1000" calcext:value-type="float">
            <text:p>1000</text:p>
          </table:table-cell>
          <table:table-cell office:value-type="float" office:value="1.063" calcext:value-type="float">
            <text:p>1.0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866" calcext:value-type="float">
            <text:p>165866</text:p>
          </table:table-cell>
          <table:table-cell office:value-type="float" office:value="1000" calcext:value-type="float">
            <text:p>1000</text:p>
          </table:table-cell>
          <table:table-cell office:value-type="float" office:value="165.866" calcext:value-type="float">
            <text:p>165.866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float" office:value="0.0157645" calcext:value-type="float">
            <text:p>0.01576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7645" calcext:value-type="float">
            <text:p>1.57645E-05</text:p>
          </table:table-cell>
          <table:table-cell office:value-type="float" office:value="0.000006595" calcext:value-type="float">
            <text:p>6.595E-06</text:p>
          </table:table-cell>
          <table:table-cell office:value-type="float" office:value="0.000042631" calcext:value-type="float">
            <text:p>4.2631E-05</text:p>
          </table:table-cell>
          <table:table-cell office:value-type="float" office:value="149030" calcext:value-type="float">
            <text:p>149030</text:p>
          </table:table-cell>
          <table:table-cell office:value-type="float" office:value="1000" calcext:value-type="float">
            <text:p>1000</text:p>
          </table:table-cell>
          <table:table-cell office:value-type="float" office:value="149.03" calcext:value-type="float">
            <text:p>149.03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5549" calcext:value-type="float">
            <text:p>5549</text:p>
          </table:table-cell>
          <table:table-cell office:value-type="float" office:value="1000" calcext:value-type="float">
            <text:p>1000</text:p>
          </table:table-cell>
          <table:table-cell office:value-type="float" office:value="5.549" calcext:value-type="float">
            <text:p>5.5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843" calcext:value-type="float">
            <text:p>6843</text:p>
          </table:table-cell>
          <table:table-cell office:value-type="float" office:value="1000" calcext:value-type="float">
            <text:p>1000</text:p>
          </table:table-cell>
          <table:table-cell office:value-type="float" office:value="6.843" calcext:value-type="float">
            <text:p>6.84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94" calcext:value-type="float">
            <text:p>1294</text:p>
          </table:table-cell>
          <table:table-cell office:value-type="float" office:value="1000" calcext:value-type="float">
            <text:p>1000</text:p>
          </table:table-cell>
          <table:table-cell office:value-type="float" office:value="1.294" calcext:value-type="float">
            <text:p>1.2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202" calcext:value-type="float">
            <text:p>193202</text:p>
          </table:table-cell>
          <table:table-cell office:value-type="float" office:value="1000" calcext:value-type="float">
            <text:p>1000</text:p>
          </table:table-cell>
          <table:table-cell office:value-type="float" office:value="193.202" calcext:value-type="float">
            <text:p>193.202</text:p>
          </table:table-cell>
          <table:table-cell office:value-type="float" office:value="173" calcext:value-type="float">
            <text:p>173</text:p>
          </table:table-cell>
          <table:table-cell office:value-type="float" office:value="220" calcext:value-type="float">
            <text:p>220</text:p>
          </table:table-cell>
          <table:table-cell office:value-type="float" office:value="0.0215255" calcext:value-type="float">
            <text:p>0.02152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255" calcext:value-type="float">
            <text:p>2.15255E-05</text:p>
          </table:table-cell>
          <table:table-cell office:value-type="float" office:value="0.000008538" calcext:value-type="float">
            <text:p>8.538E-06</text:p>
          </table:table-cell>
          <table:table-cell office:value-type="float" office:value="0.000046745" calcext:value-type="float">
            <text:p>4.6745E-05</text:p>
          </table:table-cell>
          <table:table-cell office:value-type="float" office:value="207231" calcext:value-type="float">
            <text:p>207231</text:p>
          </table:table-cell>
          <table:table-cell office:value-type="float" office:value="1000" calcext:value-type="float">
            <text:p>1000</text:p>
          </table:table-cell>
          <table:table-cell office:value-type="float" office:value="207.231" calcext:value-type="float">
            <text:p>207.231</text:p>
          </table:table-cell>
          <table:table-cell office:value-type="float" office:value="85" calcext:value-type="float">
            <text:p>85</text:p>
          </table:table-cell>
          <table:table-cell office:value-type="float" office:value="475" calcext:value-type="float">
            <text:p>475</text:p>
          </table:table-cell>
          <table:table-cell office:value-type="float" office:value="6812" calcext:value-type="float">
            <text:p>6812</text:p>
          </table:table-cell>
          <table:table-cell office:value-type="float" office:value="1000" calcext:value-type="float">
            <text:p>1000</text:p>
          </table:table-cell>
          <table:table-cell office:value-type="float" office:value="6.812" calcext:value-type="float">
            <text:p>6.8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268" calcext:value-type="float">
            <text:p>8268</text:p>
          </table:table-cell>
          <table:table-cell office:value-type="float" office:value="1000" calcext:value-type="float">
            <text:p>1000</text:p>
          </table:table-cell>
          <table:table-cell office:value-type="float" office:value="8.268" calcext:value-type="float">
            <text:p>8.26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56" calcext:value-type="float">
            <text:p>1456</text:p>
          </table:table-cell>
          <table:table-cell office:value-type="float" office:value="1000" calcext:value-type="float">
            <text:p>1000</text:p>
          </table:table-cell>
          <table:table-cell office:value-type="float" office:value="1.456" calcext:value-type="float">
            <text:p>1.4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20572" calcext:value-type="float">
            <text:p>220572</text:p>
          </table:table-cell>
          <table:table-cell office:value-type="float" office:value="1000" calcext:value-type="float">
            <text:p>1000</text:p>
          </table:table-cell>
          <table:table-cell office:value-type="float" office:value="220.572" calcext:value-type="float">
            <text:p>220.572</text:p>
          </table:table-cell>
          <table:table-cell office:value-type="float" office:value="196" calcext:value-type="float">
            <text:p>196</text:p>
          </table:table-cell>
          <table:table-cell office:value-type="float" office:value="242" calcext:value-type="float">
            <text:p>242</text:p>
          </table:table-cell>
          <table:table-cell office:value-type="float" office:value="0.0325929" calcext:value-type="float">
            <text:p>0.03259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929" calcext:value-type="float">
            <text:p>3.25929E-05</text:p>
          </table:table-cell>
          <table:table-cell office:value-type="float" office:value="0.000011013" calcext:value-type="float">
            <text:p>1.1013E-05</text:p>
          </table:table-cell>
          <table:table-cell office:value-type="float" office:value="0.000072383" calcext:value-type="float">
            <text:p>7.2383E-05</text:p>
          </table:table-cell>
          <table:table-cell office:value-type="float" office:value="321229" calcext:value-type="float">
            <text:p>321229</text:p>
          </table:table-cell>
          <table:table-cell office:value-type="float" office:value="1000" calcext:value-type="float">
            <text:p>1000</text:p>
          </table:table-cell>
          <table:table-cell office:value-type="float" office:value="321.229" calcext:value-type="float">
            <text:p>321.229</text:p>
          </table:table-cell>
          <table:table-cell office:value-type="float" office:value="105" calcext:value-type="float">
            <text:p>105</text:p>
          </table:table-cell>
          <table:table-cell office:value-type="float" office:value="744" calcext:value-type="float">
            <text:p>744</text:p>
          </table:table-cell>
          <table:table-cell office:value-type="float" office:value="8700" calcext:value-type="float">
            <text:p>8700</text:p>
          </table:table-cell>
          <table:table-cell office:value-type="float" office:value="1000" calcext:value-type="float">
            <text:p>1000</text:p>
          </table:table-cell>
          <table:table-cell office:value-type="float" office:value="8.7" calcext:value-type="float">
            <text:p>8.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253" calcext:value-type="float">
            <text:p>10253</text:p>
          </table:table-cell>
          <table:table-cell office:value-type="float" office:value="1000" calcext:value-type="float">
            <text:p>1000</text:p>
          </table:table-cell>
          <table:table-cell office:value-type="float" office:value="10.253" calcext:value-type="float">
            <text:p>10.25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53" calcext:value-type="float">
            <text:p>1553</text:p>
          </table:table-cell>
          <table:table-cell office:value-type="float" office:value="1000" calcext:value-type="float">
            <text:p>1000</text:p>
          </table:table-cell>
          <table:table-cell office:value-type="float" office:value="1.553" calcext:value-type="float">
            <text:p>1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579" calcext:value-type="float">
            <text:p>248579</text:p>
          </table:table-cell>
          <table:table-cell office:value-type="float" office:value="1000" calcext:value-type="float">
            <text:p>1000</text:p>
          </table:table-cell>
          <table:table-cell office:value-type="float" office:value="248.579" calcext:value-type="float">
            <text:p>248.579</text:p>
          </table:table-cell>
          <table:table-cell office:value-type="float" office:value="232" calcext:value-type="float">
            <text:p>232</text:p>
          </table:table-cell>
          <table:table-cell office:value-type="float" office:value="264" calcext:value-type="float">
            <text:p>264</text:p>
          </table:table-cell>
          <table:table-cell office:value-type="float" office:value="0.0639589" calcext:value-type="float">
            <text:p>0.0639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9589" calcext:value-type="float">
            <text:p>6.39589E-05</text:p>
          </table:table-cell>
          <table:table-cell office:value-type="float" office:value="0.000022469" calcext:value-type="float">
            <text:p>2.2469E-05</text:p>
          </table:table-cell>
          <table:table-cell office:value-type="float" office:value="0.000162212" calcext:value-type="float">
            <text:p>0.000162212</text:p>
          </table:table-cell>
          <table:table-cell office:value-type="float" office:value="654125" calcext:value-type="float">
            <text:p>654125</text:p>
          </table:table-cell>
          <table:table-cell office:value-type="float" office:value="1000" calcext:value-type="float">
            <text:p>1000</text:p>
          </table:table-cell>
          <table:table-cell office:value-type="float" office:value="654.125" calcext:value-type="float">
            <text:p>654.125</text:p>
          </table:table-cell>
          <table:table-cell office:value-type="float" office:value="217" calcext:value-type="float">
            <text:p>217</text:p>
          </table:table-cell>
          <table:table-cell office:value-type="float" office:value="1495" calcext:value-type="float">
            <text:p>1495</text:p>
          </table:table-cell>
          <table:table-cell office:value-type="float" office:value="12266" calcext:value-type="float">
            <text:p>12266</text:p>
          </table:table-cell>
          <table:table-cell office:value-type="float" office:value="1000" calcext:value-type="float">
            <text:p>1000</text:p>
          </table:table-cell>
          <table:table-cell office:value-type="float" office:value="12.266" calcext:value-type="float">
            <text:p>12.26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687" calcext:value-type="float">
            <text:p>13687</text:p>
          </table:table-cell>
          <table:table-cell office:value-type="float" office:value="1000" calcext:value-type="float">
            <text:p>1000</text:p>
          </table:table-cell>
          <table:table-cell office:value-type="float" office:value="13.687" calcext:value-type="float">
            <text:p>13.68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21" calcext:value-type="float">
            <text:p>1421</text:p>
          </table:table-cell>
          <table:table-cell office:value-type="float" office:value="1000" calcext:value-type="float">
            <text:p>1000</text:p>
          </table:table-cell>
          <table:table-cell office:value-type="float" office:value="1.421" calcext:value-type="float">
            <text:p>1.4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154" calcext:value-type="float">
            <text:p>30154</text:p>
          </table:table-cell>
          <table:table-cell office:value-type="float" office:value="1000" calcext:value-type="float">
            <text:p>1000</text:p>
          </table:table-cell>
          <table:table-cell office:value-type="float" office:value="30.154" calcext:value-type="float">
            <text:p>30.15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00638915" calcext:value-type="float">
            <text:p>0.006389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8915" calcext:value-type="float">
            <text:p>6.38915E-06</text:p>
          </table:table-cell>
          <table:table-cell office:value-type="float" office:value="0.000004871" calcext:value-type="float">
            <text:p>4.871E-06</text:p>
          </table:table-cell>
          <table:table-cell office:value-type="float" office:value="0.000012271" calcext:value-type="float">
            <text:p>1.2271E-05</text:p>
          </table:table-cell>
          <table:table-cell office:value-type="float" office:value="64156" calcext:value-type="float">
            <text:p>64156</text:p>
          </table:table-cell>
          <table:table-cell office:value-type="float" office:value="1000" calcext:value-type="float">
            <text:p>1000</text:p>
          </table:table-cell>
          <table:table-cell office:value-type="float" office:value="64.156" calcext:value-type="float">
            <text:p>64.156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2343" calcext:value-type="float">
            <text:p>2343</text:p>
          </table:table-cell>
          <table:table-cell office:value-type="float" office:value="1000" calcext:value-type="float">
            <text:p>1000</text:p>
          </table:table-cell>
          <table:table-cell office:value-type="float" office:value="2.343" calcext:value-type="float">
            <text:p>2.3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75" calcext:value-type="float">
            <text:p>2875</text:p>
          </table:table-cell>
          <table:table-cell office:value-type="float" office:value="1000" calcext:value-type="float">
            <text:p>1000</text:p>
          </table:table-cell>
          <table:table-cell office:value-type="float" office:value="2.875" calcext:value-type="float">
            <text:p>2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1000" calcext:value-type="float">
            <text:p>100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0087" calcext:value-type="float">
            <text:p>60087</text:p>
          </table:table-cell>
          <table:table-cell office:value-type="float" office:value="1000" calcext:value-type="float">
            <text:p>1000</text:p>
          </table:table-cell>
          <table:table-cell office:value-type="float" office:value="60.087" calcext:value-type="float">
            <text:p>60.087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0.00763041" calcext:value-type="float">
            <text:p>0.00763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041" calcext:value-type="float">
            <text:p>7.63041E-06</text:p>
          </table:table-cell>
          <table:table-cell office:value-type="float" office:value="0.000004938" calcext:value-type="float">
            <text:p>4.938E-06</text:p>
          </table:table-cell>
          <table:table-cell office:value-type="float" office:value="0.000028076" calcext:value-type="float">
            <text:p>2.8076E-05</text:p>
          </table:table-cell>
          <table:table-cell office:value-type="float" office:value="74030" calcext:value-type="float">
            <text:p>74030</text:p>
          </table:table-cell>
          <table:table-cell office:value-type="float" office:value="1000" calcext:value-type="float">
            <text:p>1000</text:p>
          </table:table-cell>
          <table:table-cell office:value-type="float" office:value="74.03" calcext:value-type="float">
            <text:p>74.03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879" calcext:value-type="float">
            <text:p>2879</text:p>
          </table:table-cell>
          <table:table-cell office:value-type="float" office:value="1000" calcext:value-type="float">
            <text:p>1000</text:p>
          </table:table-cell>
          <table:table-cell office:value-type="float" office:value="2.879" calcext:value-type="float">
            <text:p>2.8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34" calcext:value-type="float">
            <text:p>3434</text:p>
          </table:table-cell>
          <table:table-cell office:value-type="float" office:value="1000" calcext:value-type="float">
            <text:p>1000</text:p>
          </table:table-cell>
          <table:table-cell office:value-type="float" office:value="3.434" calcext:value-type="float">
            <text:p>3.4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5" calcext:value-type="float">
            <text:p>555</text:p>
          </table:table-cell>
          <table:table-cell office:value-type="float" office:value="1000" calcext:value-type="float">
            <text:p>1000</text:p>
          </table:table-cell>
          <table:table-cell office:value-type="float" office:value="0.555" calcext:value-type="float">
            <text:p>0.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576" calcext:value-type="float">
            <text:p>89576</text:p>
          </table:table-cell>
          <table:table-cell office:value-type="float" office:value="1000" calcext:value-type="float">
            <text:p>1000</text:p>
          </table:table-cell>
          <table:table-cell office:value-type="float" office:value="89.576" calcext:value-type="float">
            <text:p>89.576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0.00887545" calcext:value-type="float">
            <text:p>0.008875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7545" calcext:value-type="float">
            <text:p>8.87545E-06</text:p>
          </table:table-cell>
          <table:table-cell office:value-type="float" office:value="0.000005105" calcext:value-type="float">
            <text:p>5.105E-06</text:p>
          </table:table-cell>
          <table:table-cell office:value-type="float" office:value="0.000024609" calcext:value-type="float">
            <text:p>2.4609E-05</text:p>
          </table:table-cell>
          <table:table-cell office:value-type="float" office:value="85104" calcext:value-type="float">
            <text:p>85104</text:p>
          </table:table-cell>
          <table:table-cell office:value-type="float" office:value="1000" calcext:value-type="float">
            <text:p>1000</text:p>
          </table:table-cell>
          <table:table-cell office:value-type="float" office:value="85.104" calcext:value-type="float">
            <text:p>85.104</text:p>
          </table:table-cell>
          <table:table-cell office:value-type="float" office:value="54" calcext:value-type="float">
            <text:p>54</text:p>
          </table:table-cell>
          <table:table-cell office:value-type="float" office:value="157" calcext:value-type="float">
            <text:p>157</text:p>
          </table:table-cell>
          <table:table-cell office:value-type="float" office:value="3420" calcext:value-type="float">
            <text:p>3420</text:p>
          </table:table-cell>
          <table:table-cell office:value-type="float" office:value="1000" calcext:value-type="float">
            <text:p>1000</text:p>
          </table:table-cell>
          <table:table-cell office:value-type="float" office:value="3.42" calcext:value-type="float">
            <text:p>3.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78" calcext:value-type="float">
            <text:p>4178</text:p>
          </table:table-cell>
          <table:table-cell office:value-type="float" office:value="1000" calcext:value-type="float">
            <text:p>1000</text:p>
          </table:table-cell>
          <table:table-cell office:value-type="float" office:value="4.178" calcext:value-type="float">
            <text:p>4.1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8" calcext:value-type="float">
            <text:p>758</text:p>
          </table:table-cell>
          <table:table-cell office:value-type="float" office:value="1000" calcext:value-type="float">
            <text:p>1000</text:p>
          </table:table-cell>
          <table:table-cell office:value-type="float" office:value="0.758" calcext:value-type="float">
            <text:p>0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0073" calcext:value-type="float">
            <text:p>120073</text:p>
          </table:table-cell>
          <table:table-cell office:value-type="float" office:value="1000" calcext:value-type="float">
            <text:p>1000</text:p>
          </table:table-cell>
          <table:table-cell office:value-type="float" office:value="120.073" calcext:value-type="float">
            <text:p>120.073</text:p>
          </table:table-cell>
          <table:table-cell office:value-type="float" office:value="92" calcext:value-type="float">
            <text:p>92</text:p>
          </table:table-cell>
          <table:table-cell office:value-type="float" office:value="143" calcext:value-type="float">
            <text:p>143</text:p>
          </table:table-cell>
          <table:table-cell office:value-type="float" office:value="0.0105258" calcext:value-type="float">
            <text:p>0.01052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258" calcext:value-type="float">
            <text:p>1.05258E-05</text:p>
          </table:table-cell>
          <table:table-cell office:value-type="float" office:value="0.000005196" calcext:value-type="float">
            <text:p>5.196E-06</text:p>
          </table:table-cell>
          <table:table-cell office:value-type="float" office:value="0.000023732" calcext:value-type="float">
            <text:p>2.3732E-05</text:p>
          </table:table-cell>
          <table:table-cell office:value-type="float" office:value="100070" calcext:value-type="float">
            <text:p>100070</text:p>
          </table:table-cell>
          <table:table-cell office:value-type="float" office:value="1000" calcext:value-type="float">
            <text:p>1000</text:p>
          </table:table-cell>
          <table:table-cell office:value-type="float" office:value="100.07" calcext:value-type="float">
            <text:p>100.07</text:p>
          </table:table-cell>
          <table:table-cell office:value-type="float" office:value="55" calcext:value-type="float">
            <text:p>55</text:p>
          </table:table-cell>
          <table:table-cell office:value-type="float" office:value="183" calcext:value-type="float">
            <text:p>183</text:p>
          </table:table-cell>
          <table:table-cell office:value-type="float" office:value="4012" calcext:value-type="float">
            <text:p>4012</text:p>
          </table:table-cell>
          <table:table-cell office:value-type="float" office:value="1000" calcext:value-type="float">
            <text:p>1000</text:p>
          </table:table-cell>
          <table:table-cell office:value-type="float" office:value="4.012" calcext:value-type="float">
            <text:p>4.0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77" calcext:value-type="float">
            <text:p>4977</text:p>
          </table:table-cell>
          <table:table-cell office:value-type="float" office:value="1000" calcext:value-type="float">
            <text:p>1000</text:p>
          </table:table-cell>
          <table:table-cell office:value-type="float" office:value="4.977" calcext:value-type="float">
            <text:p>4.9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65" calcext:value-type="float">
            <text:p>965</text:p>
          </table:table-cell>
          <table:table-cell office:value-type="float" office:value="1000" calcext:value-type="float">
            <text:p>1000</text:p>
          </table:table-cell>
          <table:table-cell office:value-type="float" office:value="0.965" calcext:value-type="float">
            <text:p>0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092" calcext:value-type="float">
            <text:p>150092</text:p>
          </table:table-cell>
          <table:table-cell office:value-type="float" office:value="1000" calcext:value-type="float">
            <text:p>1000</text:p>
          </table:table-cell>
          <table:table-cell office:value-type="float" office:value="150.092" calcext:value-type="float">
            <text:p>150.092</text:p>
          </table:table-cell>
          <table:table-cell office:value-type="float" office:value="117" calcext:value-type="float">
            <text:p>117</text:p>
          </table:table-cell>
          <table:table-cell office:value-type="float" office:value="177" calcext:value-type="float">
            <text:p>177</text:p>
          </table:table-cell>
          <table:table-cell office:value-type="float" office:value="0.0130305" calcext:value-type="float">
            <text:p>0.01303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305" calcext:value-type="float">
            <text:p>1.30305E-05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0.000033893" calcext:value-type="float">
            <text:p>3.3893E-05</text:p>
          </table:table-cell>
          <table:table-cell office:value-type="float" office:value="122882" calcext:value-type="float">
            <text:p>122882</text:p>
          </table:table-cell>
          <table:table-cell office:value-type="float" office:value="1000" calcext:value-type="float">
            <text:p>1000</text:p>
          </table:table-cell>
          <table:table-cell office:value-type="float" office:value="122.882" calcext:value-type="float">
            <text:p>122.882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4718" calcext:value-type="float">
            <text:p>4718</text:p>
          </table:table-cell>
          <table:table-cell office:value-type="float" office:value="1000" calcext:value-type="float">
            <text:p>1000</text:p>
          </table:table-cell>
          <table:table-cell office:value-type="float" office:value="4.718" calcext:value-type="float">
            <text:p>4.7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5" calcext:value-type="float">
            <text:p>5845</text:p>
          </table:table-cell>
          <table:table-cell office:value-type="float" office:value="1000" calcext:value-type="float">
            <text:p>1000</text:p>
          </table:table-cell>
          <table:table-cell office:value-type="float" office:value="5.845" calcext:value-type="float">
            <text:p>5.8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27" calcext:value-type="float">
            <text:p>1127</text:p>
          </table:table-cell>
          <table:table-cell office:value-type="float" office:value="1000" calcext:value-type="float">
            <text:p>1000</text:p>
          </table:table-cell>
          <table:table-cell office:value-type="float" office:value="1.127" calcext:value-type="float">
            <text:p>1.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0391" calcext:value-type="float">
            <text:p>180391</text:p>
          </table:table-cell>
          <table:table-cell office:value-type="float" office:value="1000" calcext:value-type="float">
            <text:p>1000</text:p>
          </table:table-cell>
          <table:table-cell office:value-type="float" office:value="180.391" calcext:value-type="float">
            <text:p>180.391</text:p>
          </table:table-cell>
          <table:table-cell office:value-type="float" office:value="155" calcext:value-type="float">
            <text:p>155</text:p>
          </table:table-cell>
          <table:table-cell office:value-type="float" office:value="207" calcext:value-type="float">
            <text:p>207</text:p>
          </table:table-cell>
          <table:table-cell office:value-type="float" office:value="0.0168703" calcext:value-type="float">
            <text:p>0.01687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8703" calcext:value-type="float">
            <text:p>1.68703E-05</text:p>
          </table:table-cell>
          <table:table-cell office:value-type="float" office:value="0.000006688" calcext:value-type="float">
            <text:p>6.688E-06</text:p>
          </table:table-cell>
          <table:table-cell office:value-type="float" office:value="0.000037596" calcext:value-type="float">
            <text:p>3.7596E-05</text:p>
          </table:table-cell>
          <table:table-cell office:value-type="float" office:value="160636" calcext:value-type="float">
            <text:p>160636</text:p>
          </table:table-cell>
          <table:table-cell office:value-type="float" office:value="1000" calcext:value-type="float">
            <text:p>1000</text:p>
          </table:table-cell>
          <table:table-cell office:value-type="float" office:value="160.636" calcext:value-type="float">
            <text:p>160.636</text:p>
          </table:table-cell>
          <table:table-cell office:value-type="float" office:value="66" calcext:value-type="float">
            <text:p>66</text:p>
          </table:table-cell>
          <table:table-cell office:value-type="float" office:value="362" calcext:value-type="float">
            <text:p>362</text:p>
          </table:table-cell>
          <table:table-cell office:value-type="float" office:value="5702" calcext:value-type="float">
            <text:p>5702</text:p>
          </table:table-cell>
          <table:table-cell office:value-type="float" office:value="1000" calcext:value-type="float">
            <text:p>1000</text:p>
          </table:table-cell>
          <table:table-cell office:value-type="float" office:value="5.702" calcext:value-type="float">
            <text:p>5.7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984" calcext:value-type="float">
            <text:p>6984</text:p>
          </table:table-cell>
          <table:table-cell office:value-type="float" office:value="1000" calcext:value-type="float">
            <text:p>1000</text:p>
          </table:table-cell>
          <table:table-cell office:value-type="float" office:value="6.984" calcext:value-type="float">
            <text:p>6.9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82" calcext:value-type="float">
            <text:p>1282</text:p>
          </table:table-cell>
          <table:table-cell office:value-type="float" office:value="1000" calcext:value-type="float">
            <text:p>1000</text:p>
          </table:table-cell>
          <table:table-cell office:value-type="float" office:value="1.282" calcext:value-type="float">
            <text:p>1.2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161" calcext:value-type="float">
            <text:p>210161</text:p>
          </table:table-cell>
          <table:table-cell office:value-type="float" office:value="1000" calcext:value-type="float">
            <text:p>1000</text:p>
          </table:table-cell>
          <table:table-cell office:value-type="float" office:value="210.161" calcext:value-type="float">
            <text:p>210.161</text:p>
          </table:table-cell>
          <table:table-cell office:value-type="float" office:value="186" calcext:value-type="float">
            <text:p>186</text:p>
          </table:table-cell>
          <table:table-cell office:value-type="float" office:value="242" calcext:value-type="float">
            <text:p>242</text:p>
          </table:table-cell>
          <table:table-cell office:value-type="float" office:value="0.0223936" calcext:value-type="float">
            <text:p>0.02239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3936" calcext:value-type="float">
            <text:p>2.23936E-05</text:p>
          </table:table-cell>
          <table:table-cell office:value-type="float" office:value="0.000008346" calcext:value-type="float">
            <text:p>8.346E-06</text:p>
          </table:table-cell>
          <table:table-cell office:value-type="float" office:value="0.00005399" calcext:value-type="float">
            <text:p>5.399E-05</text:p>
          </table:table-cell>
          <table:table-cell office:value-type="float" office:value="215889" calcext:value-type="float">
            <text:p>215889</text:p>
          </table:table-cell>
          <table:table-cell office:value-type="float" office:value="1000" calcext:value-type="float">
            <text:p>1000</text:p>
          </table:table-cell>
          <table:table-cell office:value-type="float" office:value="215.889" calcext:value-type="float">
            <text:p>215.889</text:p>
          </table:table-cell>
          <table:table-cell office:value-type="float" office:value="80" calcext:value-type="float">
            <text:p>80</text:p>
          </table:table-cell>
          <table:table-cell office:value-type="float" office:value="506" calcext:value-type="float">
            <text:p>506</text:p>
          </table:table-cell>
          <table:table-cell office:value-type="float" office:value="6861" calcext:value-type="float">
            <text:p>6861</text:p>
          </table:table-cell>
          <table:table-cell office:value-type="float" office:value="1000" calcext:value-type="float">
            <text:p>1000</text:p>
          </table:table-cell>
          <table:table-cell office:value-type="float" office:value="6.861" calcext:value-type="float">
            <text:p>6.86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411" calcext:value-type="float">
            <text:p>8411</text:p>
          </table:table-cell>
          <table:table-cell office:value-type="float" office:value="1000" calcext:value-type="float">
            <text:p>1000</text:p>
          </table:table-cell>
          <table:table-cell office:value-type="float" office:value="8.411" calcext:value-type="float">
            <text:p>8.4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50" calcext:value-type="float">
            <text:p>1550</text:p>
          </table:table-cell>
          <table:table-cell office:value-type="float" office:value="1000" calcext:value-type="float">
            <text:p>100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39993" calcext:value-type="float">
            <text:p>239993</text:p>
          </table:table-cell>
          <table:table-cell office:value-type="float" office:value="1000" calcext:value-type="float">
            <text:p>1000</text:p>
          </table:table-cell>
          <table:table-cell office:value-type="float" office:value="239.993" calcext:value-type="float">
            <text:p>239.993</text:p>
          </table:table-cell>
          <table:table-cell office:value-type="float" office:value="220" calcext:value-type="float">
            <text:p>220</text:p>
          </table:table-cell>
          <table:table-cell office:value-type="float" office:value="262" calcext:value-type="float">
            <text:p>262</text:p>
          </table:table-cell>
          <table:table-cell office:value-type="float" office:value="0.0344601" calcext:value-type="float">
            <text:p>0.0344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601" calcext:value-type="float">
            <text:p>3.44601E-05</text:p>
          </table:table-cell>
          <table:table-cell office:value-type="float" office:value="0.000013063" calcext:value-type="float">
            <text:p>1.3063E-05</text:p>
          </table:table-cell>
          <table:table-cell office:value-type="float" office:value="0.000074489" calcext:value-type="float">
            <text:p>7.4489E-05</text:p>
          </table:table-cell>
          <table:table-cell office:value-type="float" office:value="340933" calcext:value-type="float">
            <text:p>340933</text:p>
          </table:table-cell>
          <table:table-cell office:value-type="float" office:value="1000" calcext:value-type="float">
            <text:p>1000</text:p>
          </table:table-cell>
          <table:table-cell office:value-type="float" office:value="340.933" calcext:value-type="float">
            <text:p>340.933</text:p>
          </table:table-cell>
          <table:table-cell office:value-type="float" office:value="128" calcext:value-type="float">
            <text:p>128</text:p>
          </table:table-cell>
          <table:table-cell office:value-type="float" office:value="761" calcext:value-type="float">
            <text:p>761</text:p>
          </table:table-cell>
          <table:table-cell office:value-type="float" office:value="8853" calcext:value-type="float">
            <text:p>8853</text:p>
          </table:table-cell>
          <table:table-cell office:value-type="float" office:value="1000" calcext:value-type="float">
            <text:p>1000</text:p>
          </table:table-cell>
          <table:table-cell office:value-type="float" office:value="8.853" calcext:value-type="float">
            <text:p>8.85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497" calcext:value-type="float">
            <text:p>10497</text:p>
          </table:table-cell>
          <table:table-cell office:value-type="float" office:value="1000" calcext:value-type="float">
            <text:p>1000</text:p>
          </table:table-cell>
          <table:table-cell office:value-type="float" office:value="10.497" calcext:value-type="float">
            <text:p>10.49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44" calcext:value-type="float">
            <text:p>1644</text:p>
          </table:table-cell>
          <table:table-cell office:value-type="float" office:value="1000" calcext:value-type="float">
            <text:p>1000</text:p>
          </table:table-cell>
          <table:table-cell office:value-type="float" office:value="1.644" calcext:value-type="float">
            <text:p>1.6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69985" calcext:value-type="float">
            <text:p>269985</text:p>
          </table:table-cell>
          <table:table-cell office:value-type="float" office:value="1000" calcext:value-type="float">
            <text:p>1000</text:p>
          </table:table-cell>
          <table:table-cell office:value-type="float" office:value="269.985" calcext:value-type="float">
            <text:p>269.985</text:p>
          </table:table-cell>
          <table:table-cell office:value-type="float" office:value="249" calcext:value-type="float">
            <text:p>249</text:p>
          </table:table-cell>
          <table:table-cell office:value-type="float" office:value="286" calcext:value-type="float">
            <text:p>286</text:p>
          </table:table-cell>
          <table:table-cell office:value-type="float" office:value="0.0674508" calcext:value-type="float">
            <text:p>0.0674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508" calcext:value-type="float">
            <text:p>6.74508E-05</text:p>
          </table:table-cell>
          <table:table-cell office:value-type="float" office:value="0.000028214" calcext:value-type="float">
            <text:p>2.8214E-05</text:p>
          </table:table-cell>
          <table:table-cell office:value-type="float" office:value="0.000142453" calcext:value-type="float">
            <text:p>0.000142453</text:p>
          </table:table-cell>
          <table:table-cell office:value-type="float" office:value="691729" calcext:value-type="float">
            <text:p>691729</text:p>
          </table:table-cell>
          <table:table-cell office:value-type="float" office:value="1000" calcext:value-type="float">
            <text:p>1000</text:p>
          </table:table-cell>
          <table:table-cell office:value-type="float" office:value="691.729" calcext:value-type="float">
            <text:p>691.729</text:p>
          </table:table-cell>
          <table:table-cell office:value-type="float" office:value="280" calcext:value-type="float">
            <text:p>280</text:p>
          </table:table-cell>
          <table:table-cell office:value-type="float" office:value="1388" calcext:value-type="float">
            <text:p>1388</text:p>
          </table:table-cell>
          <table:table-cell office:value-type="float" office:value="12492" calcext:value-type="float">
            <text:p>12492</text:p>
          </table:table-cell>
          <table:table-cell office:value-type="float" office:value="1000" calcext:value-type="float">
            <text:p>1000</text:p>
          </table:table-cell>
          <table:table-cell office:value-type="float" office:value="12.492" calcext:value-type="float">
            <text:p>12.49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013" calcext:value-type="float">
            <text:p>14013</text:p>
          </table:table-cell>
          <table:table-cell office:value-type="float" office:value="1000" calcext:value-type="float">
            <text:p>1000</text:p>
          </table:table-cell>
          <table:table-cell office:value-type="float" office:value="14.013" calcext:value-type="float">
            <text:p>14.0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21" calcext:value-type="float">
            <text:p>1521</text:p>
          </table:table-cell>
          <table:table-cell office:value-type="float" office:value="1000" calcext:value-type="float">
            <text:p>1000</text:p>
          </table:table-cell>
          <table:table-cell office:value-type="float" office:value="1.521" calcext:value-type="float">
            <text:p>1.5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505" calcext:value-type="float">
            <text:p>32505</text:p>
          </table:table-cell>
          <table:table-cell office:value-type="float" office:value="1000" calcext:value-type="float">
            <text:p>1000</text:p>
          </table:table-cell>
          <table:table-cell office:value-type="float" office:value="32.505" calcext:value-type="float">
            <text:p>32.50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006582" calcext:value-type="float">
            <text:p>0.0065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82" calcext:value-type="float">
            <text:p>6.582E-06</text:p>
          </table:table-cell>
          <table:table-cell office:value-type="float" office:value="0.000005041" calcext:value-type="float">
            <text:p>5.041E-06</text:p>
          </table:table-cell>
          <table:table-cell office:value-type="float" office:value="0.000013858" calcext:value-type="float">
            <text:p>1.3858E-05</text:p>
          </table:table-cell>
          <table:table-cell office:value-type="float" office:value="66409" calcext:value-type="float">
            <text:p>66409</text:p>
          </table:table-cell>
          <table:table-cell office:value-type="float" office:value="1000" calcext:value-type="float">
            <text:p>1000</text:p>
          </table:table-cell>
          <table:table-cell office:value-type="float" office:value="66.409" calcext:value-type="float">
            <text:p>66.409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335" calcext:value-type="float">
            <text:p>2335</text:p>
          </table:table-cell>
          <table:table-cell office:value-type="float" office:value="1000" calcext:value-type="float">
            <text:p>1000</text:p>
          </table:table-cell>
          <table:table-cell office:value-type="float" office:value="2.335" calcext:value-type="float">
            <text:p>2.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91" calcext:value-type="float">
            <text:p>2891</text:p>
          </table:table-cell>
          <table:table-cell office:value-type="float" office:value="1000" calcext:value-type="float">
            <text:p>1000</text:p>
          </table:table-cell>
          <table:table-cell office:value-type="float" office:value="2.891" calcext:value-type="float">
            <text:p>2.8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1000" calcext:value-type="float">
            <text:p>1000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4632" calcext:value-type="float">
            <text:p>64632</text:p>
          </table:table-cell>
          <table:table-cell office:value-type="float" office:value="1000" calcext:value-type="float">
            <text:p>1000</text:p>
          </table:table-cell>
          <table:table-cell office:value-type="float" office:value="64.632" calcext:value-type="float">
            <text:p>64.63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0.00778744" calcext:value-type="float">
            <text:p>0.007787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8744" calcext:value-type="float">
            <text:p>7.78744E-06</text:p>
          </table:table-cell>
          <table:table-cell office:value-type="float" office:value="0.000005027" calcext:value-type="float">
            <text:p>5.027E-06</text:p>
          </table:table-cell>
          <table:table-cell office:value-type="float" office:value="0.000014105" calcext:value-type="float">
            <text:p>1.4105E-05</text:p>
          </table:table-cell>
          <table:table-cell office:value-type="float" office:value="76463" calcext:value-type="float">
            <text:p>76463</text:p>
          </table:table-cell>
          <table:table-cell office:value-type="float" office:value="1000" calcext:value-type="float">
            <text:p>1000</text:p>
          </table:table-cell>
          <table:table-cell office:value-type="float" office:value="76.463" calcext:value-type="float">
            <text:p>76.463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2869" calcext:value-type="float">
            <text:p>2869</text:p>
          </table:table-cell>
          <table:table-cell office:value-type="float" office:value="1000" calcext:value-type="float">
            <text:p>1000</text:p>
          </table:table-cell>
          <table:table-cell office:value-type="float" office:value="2.869" calcext:value-type="float">
            <text:p>2.8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07" calcext:value-type="float">
            <text:p>3507</text:p>
          </table:table-cell>
          <table:table-cell office:value-type="float" office:value="1000" calcext:value-type="float">
            <text:p>1000</text:p>
          </table:table-cell>
          <table:table-cell office:value-type="float" office:value="3.507" calcext:value-type="float">
            <text:p>3.5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8" calcext:value-type="float">
            <text:p>638</text:p>
          </table:table-cell>
          <table:table-cell office:value-type="float" office:value="1000" calcext:value-type="float">
            <text:p>1000</text:p>
          </table:table-cell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411" calcext:value-type="float">
            <text:p>97411</text:p>
          </table:table-cell>
          <table:table-cell office:value-type="float" office:value="1000" calcext:value-type="float">
            <text:p>1000</text:p>
          </table:table-cell>
          <table:table-cell office:value-type="float" office:value="97.411" calcext:value-type="float">
            <text:p>97.411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0.00919736" calcext:value-type="float">
            <text:p>0.009197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9736" calcext:value-type="float">
            <text:p>9.19736E-06</text:p>
          </table:table-cell>
          <table:table-cell office:value-type="float" office:value="0.000005336" calcext:value-type="float">
            <text:p>5.336E-06</text:p>
          </table:table-cell>
          <table:table-cell office:value-type="float" office:value="0.00002673" calcext:value-type="float">
            <text:p>2.673E-05</text:p>
          </table:table-cell>
          <table:table-cell office:value-type="float" office:value="88288" calcext:value-type="float">
            <text:p>88288</text:p>
          </table:table-cell>
          <table:table-cell office:value-type="float" office:value="1000" calcext:value-type="float">
            <text:p>1000</text:p>
          </table:table-cell>
          <table:table-cell office:value-type="float" office:value="88.288" calcext:value-type="float">
            <text:p>88.288</text:p>
          </table:table-cell>
          <table:table-cell office:value-type="float" office:value="56" calcext:value-type="float">
            <text:p>56</text:p>
          </table:table-cell>
          <table:table-cell office:value-type="float" office:value="173" calcext:value-type="float">
            <text:p>173</text:p>
          </table:table-cell>
          <table:table-cell office:value-type="float" office:value="3439" calcext:value-type="float">
            <text:p>3439</text:p>
          </table:table-cell>
          <table:table-cell office:value-type="float" office:value="1000" calcext:value-type="float">
            <text:p>1000</text:p>
          </table:table-cell>
          <table:table-cell office:value-type="float" office:value="3.439" calcext:value-type="float">
            <text:p>3.4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95" calcext:value-type="float">
            <text:p>4195</text:p>
          </table:table-cell>
          <table:table-cell office:value-type="float" office:value="1000" calcext:value-type="float">
            <text:p>1000</text:p>
          </table:table-cell>
          <table:table-cell office:value-type="float" office:value="4.195" calcext:value-type="float">
            <text:p>4.1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29845" calcext:value-type="float">
            <text:p>129845</text:p>
          </table:table-cell>
          <table:table-cell office:value-type="float" office:value="1000" calcext:value-type="float">
            <text:p>1000</text:p>
          </table:table-cell>
          <table:table-cell office:value-type="float" office:value="129.845" calcext:value-type="float">
            <text:p>129.845</text:p>
          </table:table-cell>
          <table:table-cell office:value-type="float" office:value="99" calcext:value-type="float">
            <text:p>99</text:p>
          </table:table-cell>
          <table:table-cell office:value-type="float" office:value="160" calcext:value-type="float">
            <text:p>160</text:p>
          </table:table-cell>
          <table:table-cell office:value-type="float" office:value="0.0109426" calcext:value-type="float">
            <text:p>0.01094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426" calcext:value-type="float">
            <text:p>1.09426E-05</text:p>
          </table:table-cell>
          <table:table-cell office:value-type="float" office:value="0.00000563" calcext:value-type="float">
            <text:p>5.63E-06</text:p>
          </table:table-cell>
          <table:table-cell office:value-type="float" office:value="0.000030462" calcext:value-type="float">
            <text:p>3.0462E-05</text:p>
          </table:table-cell>
          <table:table-cell office:value-type="float" office:value="103704" calcext:value-type="float">
            <text:p>103704</text:p>
          </table:table-cell>
          <table:table-cell office:value-type="float" office:value="1000" calcext:value-type="float">
            <text:p>1000</text:p>
          </table:table-cell>
          <table:table-cell office:value-type="float" office:value="103.704" calcext:value-type="float">
            <text:p>103.704</text:p>
          </table:table-cell>
          <table:table-cell office:value-type="float" office:value="59" calcext:value-type="float">
            <text:p>59</text:p>
          </table:table-cell>
          <table:table-cell office:value-type="float" office:value="205" calcext:value-type="float">
            <text:p>205</text:p>
          </table:table-cell>
          <table:table-cell office:value-type="float" office:value="4031" calcext:value-type="float">
            <text:p>4031</text:p>
          </table:table-cell>
          <table:table-cell office:value-type="float" office:value="1000" calcext:value-type="float">
            <text:p>1000</text:p>
          </table:table-cell>
          <table:table-cell office:value-type="float" office:value="4.031" calcext:value-type="float">
            <text:p>4.0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29" calcext:value-type="float">
            <text:p>5029</text:p>
          </table:table-cell>
          <table:table-cell office:value-type="float" office:value="1000" calcext:value-type="float">
            <text:p>1000</text:p>
          </table:table-cell>
          <table:table-cell office:value-type="float" office:value="5.029" calcext:value-type="float">
            <text:p>5.0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2616" calcext:value-type="float">
            <text:p>162616</text:p>
          </table:table-cell>
          <table:table-cell office:value-type="float" office:value="1000" calcext:value-type="float">
            <text:p>1000</text:p>
          </table:table-cell>
          <table:table-cell office:value-type="float" office:value="162.616" calcext:value-type="float">
            <text:p>162.616</text:p>
          </table:table-cell>
          <table:table-cell office:value-type="float" office:value="133" calcext:value-type="float">
            <text:p>133</text:p>
          </table:table-cell>
          <table:table-cell office:value-type="float" office:value="195" calcext:value-type="float">
            <text:p>195</text:p>
          </table:table-cell>
          <table:table-cell office:value-type="float" office:value="0.0138577" calcext:value-type="float">
            <text:p>0.01385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577" calcext:value-type="float">
            <text:p>1.38577E-05</text:p>
          </table:table-cell>
          <table:table-cell office:value-type="float" office:value="0.000006832" calcext:value-type="float">
            <text:p>6.832E-06</text:p>
          </table:table-cell>
          <table:table-cell office:value-type="float" office:value="0.000032214" calcext:value-type="float">
            <text:p>3.2214E-05</text:p>
          </table:table-cell>
          <table:table-cell office:value-type="float" office:value="130853" calcext:value-type="float">
            <text:p>130853</text:p>
          </table:table-cell>
          <table:table-cell office:value-type="float" office:value="1000" calcext:value-type="float">
            <text:p>1000</text:p>
          </table:table-cell>
          <table:table-cell office:value-type="float" office:value="130.853" calcext:value-type="float">
            <text:p>130.853</text:p>
          </table:table-cell>
          <table:table-cell office:value-type="float" office:value="68" calcext:value-type="float">
            <text:p>68</text:p>
          </table:table-cell>
          <table:table-cell office:value-type="float" office:value="247" calcext:value-type="float">
            <text:p>247</text:p>
          </table:table-cell>
          <table:table-cell office:value-type="float" office:value="4831" calcext:value-type="float">
            <text:p>4831</text:p>
          </table:table-cell>
          <table:table-cell office:value-type="float" office:value="1000" calcext:value-type="float">
            <text:p>1000</text:p>
          </table:table-cell>
          <table:table-cell office:value-type="float" office:value="4.831" calcext:value-type="float">
            <text:p>4.8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966" calcext:value-type="float">
            <text:p>5966</text:p>
          </table:table-cell>
          <table:table-cell office:value-type="float" office:value="1000" calcext:value-type="float">
            <text:p>1000</text:p>
          </table:table-cell>
          <table:table-cell office:value-type="float" office:value="5.966" calcext:value-type="float">
            <text:p>5.9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1.135" calcext:value-type="float">
            <text:p>1.1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4956" calcext:value-type="float">
            <text:p>194956</text:p>
          </table:table-cell>
          <table:table-cell office:value-type="float" office:value="1000" calcext:value-type="float">
            <text:p>1000</text:p>
          </table:table-cell>
          <table:table-cell office:value-type="float" office:value="194.956" calcext:value-type="float">
            <text:p>194.956</text:p>
          </table:table-cell>
          <table:table-cell office:value-type="float" office:value="168" calcext:value-type="float">
            <text:p>168</text:p>
          </table:table-cell>
          <table:table-cell office:value-type="float" office:value="222" calcext:value-type="float">
            <text:p>222</text:p>
          </table:table-cell>
          <table:table-cell office:value-type="float" office:value="0.0174739" calcext:value-type="float">
            <text:p>0.01747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4739" calcext:value-type="float">
            <text:p>1.74739E-05</text:p>
          </table:table-cell>
          <table:table-cell office:value-type="float" office:value="0.000008243" calcext:value-type="float">
            <text:p>8.243E-06</text:p>
          </table:table-cell>
          <table:table-cell office:value-type="float" office:value="0.000034554" calcext:value-type="float">
            <text:p>3.4554E-05</text:p>
          </table:table-cell>
          <table:table-cell office:value-type="float" office:value="167126" calcext:value-type="float">
            <text:p>167126</text:p>
          </table:table-cell>
          <table:table-cell office:value-type="float" office:value="1000" calcext:value-type="float">
            <text:p>1000</text:p>
          </table:table-cell>
          <table:table-cell office:value-type="float" office:value="167.126" calcext:value-type="float">
            <text:p>167.126</text:p>
          </table:table-cell>
          <table:table-cell office:value-type="float" office:value="81" calcext:value-type="float">
            <text:p>81</text:p>
          </table:table-cell>
          <table:table-cell office:value-type="float" office:value="329" calcext:value-type="float">
            <text:p>329</text:p>
          </table:table-cell>
          <table:table-cell office:value-type="float" office:value="5747" calcext:value-type="float">
            <text:p>5747</text:p>
          </table:table-cell>
          <table:table-cell office:value-type="float" office:value="1000" calcext:value-type="float">
            <text:p>1000</text:p>
          </table:table-cell>
          <table:table-cell office:value-type="float" office:value="5.747" calcext:value-type="float">
            <text:p>5.7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88" calcext:value-type="float">
            <text:p>7088</text:p>
          </table:table-cell>
          <table:table-cell office:value-type="float" office:value="1000" calcext:value-type="float">
            <text:p>1000</text:p>
          </table:table-cell>
          <table:table-cell office:value-type="float" office:value="7.088" calcext:value-type="float">
            <text:p>7.0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41" calcext:value-type="float">
            <text:p>1341</text:p>
          </table:table-cell>
          <table:table-cell office:value-type="float" office:value="1000" calcext:value-type="float">
            <text:p>1000</text:p>
          </table:table-cell>
          <table:table-cell office:value-type="float" office:value="1.341" calcext:value-type="float">
            <text:p>1.3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651" calcext:value-type="float">
            <text:p>227651</text:p>
          </table:table-cell>
          <table:table-cell office:value-type="float" office:value="1000" calcext:value-type="float">
            <text:p>1000</text:p>
          </table:table-cell>
          <table:table-cell office:value-type="float" office:value="227.651" calcext:value-type="float">
            <text:p>227.651</text:p>
          </table:table-cell>
          <table:table-cell office:value-type="float" office:value="203" calcext:value-type="float">
            <text:p>203</text:p>
          </table:table-cell>
          <table:table-cell office:value-type="float" office:value="254" calcext:value-type="float">
            <text:p>254</text:p>
          </table:table-cell>
          <table:table-cell office:value-type="float" office:value="0.0237071" calcext:value-type="float">
            <text:p>0.02370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7071" calcext:value-type="float">
            <text:p>2.37071E-05</text:p>
          </table:table-cell>
          <table:table-cell office:value-type="float" office:value="0.00000969" calcext:value-type="float">
            <text:p>9.69E-06</text:p>
          </table:table-cell>
          <table:table-cell office:value-type="float" office:value="0.000054488" calcext:value-type="float">
            <text:p>5.4488E-05</text:p>
          </table:table-cell>
          <table:table-cell office:value-type="float" office:value="229054" calcext:value-type="float">
            <text:p>229054</text:p>
          </table:table-cell>
          <table:table-cell office:value-type="float" office:value="1000" calcext:value-type="float">
            <text:p>1000</text:p>
          </table:table-cell>
          <table:table-cell office:value-type="float" office:value="229.054" calcext:value-type="float">
            <text:p>229.054</text:p>
          </table:table-cell>
          <table:table-cell office:value-type="float" office:value="96" calcext:value-type="float">
            <text:p>96</text:p>
          </table:table-cell>
          <table:table-cell office:value-type="float" office:value="554" calcext:value-type="float">
            <text:p>554</text:p>
          </table:table-cell>
          <table:table-cell office:value-type="float" office:value="7030" calcext:value-type="float">
            <text:p>7030</text:p>
          </table:table-cell>
          <table:table-cell office:value-type="float" office:value="1000" calcext:value-type="float">
            <text:p>1000</text:p>
          </table:table-cell>
          <table:table-cell office:value-type="float" office:value="7.03" calcext:value-type="float">
            <text:p>7.0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559" calcext:value-type="float">
            <text:p>8559</text:p>
          </table:table-cell>
          <table:table-cell office:value-type="float" office:value="1000" calcext:value-type="float">
            <text:p>1000</text:p>
          </table:table-cell>
          <table:table-cell office:value-type="float" office:value="8.559" calcext:value-type="float">
            <text:p>8.55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29" calcext:value-type="float">
            <text:p>1529</text:p>
          </table:table-cell>
          <table:table-cell office:value-type="float" office:value="1000" calcext:value-type="float">
            <text:p>1000</text:p>
          </table:table-cell>
          <table:table-cell office:value-type="float" office:value="1.529" calcext:value-type="float">
            <text:p>1.5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59445" calcext:value-type="float">
            <text:p>259445</text:p>
          </table:table-cell>
          <table:table-cell office:value-type="float" office:value="1000" calcext:value-type="float">
            <text:p>1000</text:p>
          </table:table-cell>
          <table:table-cell office:value-type="float" office:value="259.445" calcext:value-type="float">
            <text:p>259.445</text:p>
          </table:table-cell>
          <table:table-cell office:value-type="float" office:value="237" calcext:value-type="float">
            <text:p>237</text:p>
          </table:table-cell>
          <table:table-cell office:value-type="float" office:value="279" calcext:value-type="float">
            <text:p>279</text:p>
          </table:table-cell>
          <table:table-cell office:value-type="float" office:value="0.0360483" calcext:value-type="float">
            <text:p>0.03604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0483" calcext:value-type="float">
            <text:p>3.60483E-05</text:p>
          </table:table-cell>
          <table:table-cell office:value-type="float" office:value="0.000015608" calcext:value-type="float">
            <text:p>1.5608E-05</text:p>
          </table:table-cell>
          <table:table-cell office:value-type="float" office:value="0.000080447" calcext:value-type="float">
            <text:p>8.0447E-05</text:p>
          </table:table-cell>
          <table:table-cell office:value-type="float" office:value="357734" calcext:value-type="float">
            <text:p>357734</text:p>
          </table:table-cell>
          <table:table-cell office:value-type="float" office:value="1000" calcext:value-type="float">
            <text:p>1000</text:p>
          </table:table-cell>
          <table:table-cell office:value-type="float" office:value="357.734" calcext:value-type="float">
            <text:p>357.734</text:p>
          </table:table-cell>
          <table:table-cell office:value-type="float" office:value="154" calcext:value-type="float">
            <text:p>154</text:p>
          </table:table-cell>
          <table:table-cell office:value-type="float" office:value="828" calcext:value-type="float">
            <text:p>828</text:p>
          </table:table-cell>
          <table:table-cell office:value-type="float" office:value="8974" calcext:value-type="float">
            <text:p>8974</text:p>
          </table:table-cell>
          <table:table-cell office:value-type="float" office:value="1000" calcext:value-type="float">
            <text:p>1000</text:p>
          </table:table-cell>
          <table:table-cell office:value-type="float" office:value="8.974" calcext:value-type="float">
            <text:p>8.97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687" calcext:value-type="float">
            <text:p>10687</text:p>
          </table:table-cell>
          <table:table-cell office:value-type="float" office:value="1000" calcext:value-type="float">
            <text:p>1000</text:p>
          </table:table-cell>
          <table:table-cell office:value-type="float" office:value="10.687" calcext:value-type="float">
            <text:p>10.6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13" calcext:value-type="float">
            <text:p>1713</text:p>
          </table:table-cell>
          <table:table-cell office:value-type="float" office:value="1000" calcext:value-type="float">
            <text:p>1000</text:p>
          </table:table-cell>
          <table:table-cell office:value-type="float" office:value="1.713" calcext:value-type="float">
            <text:p>1.7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2370" calcext:value-type="float">
            <text:p>292370</text:p>
          </table:table-cell>
          <table:table-cell office:value-type="float" office:value="1000" calcext:value-type="float">
            <text:p>1000</text:p>
          </table:table-cell>
          <table:table-cell office:value-type="float" office:value="292.37" calcext:value-type="float">
            <text:p>292.37</text:p>
          </table:table-cell>
          <table:table-cell office:value-type="float" office:value="272" calcext:value-type="float">
            <text:p>272</text:p>
          </table:table-cell>
          <table:table-cell office:value-type="float" office:value="308" calcext:value-type="float">
            <text:p>308</text:p>
          </table:table-cell>
          <table:table-cell office:value-type="float" office:value="0.0710086" calcext:value-type="float">
            <text:p>0.07100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0086" calcext:value-type="float">
            <text:p>7.10086E-05</text:p>
          </table:table-cell>
          <table:table-cell office:value-type="float" office:value="0.000027438" calcext:value-type="float">
            <text:p>2.7438E-05</text:p>
          </table:table-cell>
          <table:table-cell office:value-type="float" office:value="0.000171423" calcext:value-type="float">
            <text:p>0.000171423</text:p>
          </table:table-cell>
          <table:table-cell office:value-type="float" office:value="729892" calcext:value-type="float">
            <text:p>729892</text:p>
          </table:table-cell>
          <table:table-cell office:value-type="float" office:value="1000" calcext:value-type="float">
            <text:p>1000</text:p>
          </table:table-cell>
          <table:table-cell office:value-type="float" office:value="729.892" calcext:value-type="float">
            <text:p>729.892</text:p>
          </table:table-cell>
          <table:table-cell office:value-type="float" office:value="275" calcext:value-type="float">
            <text:p>275</text:p>
          </table:table-cell>
          <table:table-cell office:value-type="float" office:value="1695" calcext:value-type="float">
            <text:p>1695</text:p>
          </table:table-cell>
          <table:table-cell office:value-type="float" office:value="12688" calcext:value-type="float">
            <text:p>12688</text:p>
          </table:table-cell>
          <table:table-cell office:value-type="float" office:value="1000" calcext:value-type="float">
            <text:p>1000</text:p>
          </table:table-cell>
          <table:table-cell office:value-type="float" office:value="12.688" calcext:value-type="float">
            <text:p>12.68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356" calcext:value-type="float">
            <text:p>14356</text:p>
          </table:table-cell>
          <table:table-cell office:value-type="float" office:value="1000" calcext:value-type="float">
            <text:p>1000</text:p>
          </table:table-cell>
          <table:table-cell office:value-type="float" office:value="14.356" calcext:value-type="float">
            <text:p>14.35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68" calcext:value-type="float">
            <text:p>1668</text:p>
          </table:table-cell>
          <table:table-cell office:value-type="float" office:value="1000" calcext:value-type="float">
            <text:p>1000</text:p>
          </table:table-cell>
          <table:table-cell office:value-type="float" office:value="1.668" calcext:value-type="float">
            <text:p>1.6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5013" calcext:value-type="float">
            <text:p>35013</text:p>
          </table:table-cell>
          <table:table-cell office:value-type="float" office:value="1000" calcext:value-type="float">
            <text:p>1000</text:p>
          </table:table-cell>
          <table:table-cell office:value-type="float" office:value="35.013" calcext:value-type="float">
            <text:p>35.01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0.00672212" calcext:value-type="float">
            <text:p>0.00672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2212" calcext:value-type="float">
            <text:p>6.72212E-06</text:p>
          </table:table-cell>
          <table:table-cell office:value-type="float" office:value="0.000005147" calcext:value-type="float">
            <text:p>5.147E-06</text:p>
          </table:table-cell>
          <table:table-cell office:value-type="float" office:value="0.000013619" calcext:value-type="float">
            <text:p>1.3619E-05</text:p>
          </table:table-cell>
          <table:table-cell office:value-type="float" office:value="68567" calcext:value-type="float">
            <text:p>68567</text:p>
          </table:table-cell>
          <table:table-cell office:value-type="float" office:value="1000" calcext:value-type="float">
            <text:p>1000</text:p>
          </table:table-cell>
          <table:table-cell office:value-type="float" office:value="68.567" calcext:value-type="float">
            <text:p>68.567</text:p>
          </table:table-cell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 office:value-type="float" office:value="2340" calcext:value-type="float">
            <text:p>2340</text:p>
          </table:table-cell>
          <table:table-cell office:value-type="float" office:value="1000" calcext:value-type="float">
            <text:p>1000</text:p>
          </table:table-cell>
          <table:table-cell office:value-type="float" office:value="2.34" calcext:value-type="float">
            <text:p>2.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19" calcext:value-type="float">
            <text:p>2919</text:p>
          </table:table-cell>
          <table:table-cell office:value-type="float" office:value="1000" calcext:value-type="float">
            <text:p>1000</text:p>
          </table:table-cell>
          <table:table-cell office:value-type="float" office:value="2.919" calcext:value-type="float">
            <text:p>2.9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0521" calcext:value-type="float">
            <text:p>70521</text:p>
          </table:table-cell>
          <table:table-cell office:value-type="float" office:value="1000" calcext:value-type="float">
            <text:p>1000</text:p>
          </table:table-cell>
          <table:table-cell office:value-type="float" office:value="70.521" calcext:value-type="float">
            <text:p>70.521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0.00807573" calcext:value-type="float">
            <text:p>0.008075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07573" calcext:value-type="float">
            <text:p>8.07573E-06</text:p>
          </table:table-cell>
          <table:table-cell office:value-type="float" office:value="0.000005169" calcext:value-type="float">
            <text:p>5.169E-06</text:p>
          </table:table-cell>
          <table:table-cell office:value-type="float" office:value="0.000015387" calcext:value-type="float">
            <text:p>1.5387E-05</text:p>
          </table:table-cell>
          <table:table-cell office:value-type="float" office:value="79896" calcext:value-type="float">
            <text:p>79896</text:p>
          </table:table-cell>
          <table:table-cell office:value-type="float" office:value="1000" calcext:value-type="float">
            <text:p>1000</text:p>
          </table:table-cell>
          <table:table-cell office:value-type="float" office:value="79.896" calcext:value-type="float">
            <text:p>79.896</text:p>
          </table:table-cell>
          <table:table-cell office:value-type="float" office:value="56" calcext:value-type="float">
            <text:p>56</text:p>
          </table:table-cell>
          <table:table-cell office:value-type="float" office:value="141" calcext:value-type="float">
            <text:p>141</text:p>
          </table:table-cell>
          <table:table-cell office:value-type="float" office:value="2940" calcext:value-type="float">
            <text:p>2940</text:p>
          </table:table-cell>
          <table:table-cell office:value-type="float" office:value="1000" calcext:value-type="float">
            <text:p>1000</text:p>
          </table:table-cell>
          <table:table-cell office:value-type="float" office:value="2.94" calcext:value-type="float">
            <text:p>2.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2" calcext:value-type="float">
            <text:p>3572</text:p>
          </table:table-cell>
          <table:table-cell office:value-type="float" office:value="1000" calcext:value-type="float">
            <text:p>1000</text:p>
          </table:table-cell>
          <table:table-cell office:value-type="float" office:value="3.572" calcext:value-type="float">
            <text:p>3.5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5421" calcext:value-type="float">
            <text:p>105421</text:p>
          </table:table-cell>
          <table:table-cell office:value-type="float" office:value="1000" calcext:value-type="float">
            <text:p>1000</text:p>
          </table:table-cell>
          <table:table-cell office:value-type="float" office:value="105.421" calcext:value-type="float">
            <text:p>105.421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0.00951917" calcext:value-type="float">
            <text:p>0.009519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1917" calcext:value-type="float">
            <text:p>9.51917E-06</text:p>
          </table:table-cell>
          <table:table-cell office:value-type="float" office:value="0.000005408" calcext:value-type="float">
            <text:p>5.408E-06</text:p>
          </table:table-cell>
          <table:table-cell office:value-type="float" office:value="0.000028981" calcext:value-type="float">
            <text:p>2.8981E-05</text:p>
          </table:table-cell>
          <table:table-cell office:value-type="float" office:value="92240" calcext:value-type="float">
            <text:p>92240</text:p>
          </table:table-cell>
          <table:table-cell office:value-type="float" office:value="1000" calcext:value-type="float">
            <text:p>1000</text:p>
          </table:table-cell>
          <table:table-cell office:value-type="float" office:value="92.24" calcext:value-type="float">
            <text:p>92.24</text:p>
          </table:table-cell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float" office:value="3477" calcext:value-type="float">
            <text:p>3477</text:p>
          </table:table-cell>
          <table:table-cell office:value-type="float" office:value="1000" calcext:value-type="float">
            <text:p>1000</text:p>
          </table:table-cell>
          <table:table-cell office:value-type="float" office:value="3.477" calcext:value-type="float">
            <text:p>3.4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72" calcext:value-type="float">
            <text:p>4272</text:p>
          </table:table-cell>
          <table:table-cell office:value-type="float" office:value="1000" calcext:value-type="float">
            <text:p>1000</text:p>
          </table:table-cell>
          <table:table-cell office:value-type="float" office:value="4.272" calcext:value-type="float">
            <text:p>4.2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95" calcext:value-type="float">
            <text:p>795</text:p>
          </table:table-cell>
          <table:table-cell office:value-type="float" office:value="1000" calcext:value-type="float">
            <text:p>1000</text:p>
          </table:table-cell>
          <table:table-cell office:value-type="float" office:value="0.795" calcext:value-type="float">
            <text:p>0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40108" calcext:value-type="float">
            <text:p>140108</text:p>
          </table:table-cell>
          <table:table-cell office:value-type="float" office:value="1000" calcext:value-type="float">
            <text:p>1000</text:p>
          </table:table-cell>
          <table:table-cell office:value-type="float" office:value="140.108" calcext:value-type="float">
            <text:p>140.108</text:p>
          </table:table-cell>
          <table:table-cell office:value-type="float" office:value="106" calcext:value-type="float">
            <text:p>106</text:p>
          </table:table-cell>
          <table:table-cell office:value-type="float" office:value="170" calcext:value-type="float">
            <text:p>170</text:p>
          </table:table-cell>
          <table:table-cell office:value-type="float" office:value="0.011362" calcext:value-type="float">
            <text:p>0.0113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62" calcext:value-type="float">
            <text:p>1.1362E-05</text:p>
          </table:table-cell>
          <table:table-cell office:value-type="float" office:value="0.000005812" calcext:value-type="float">
            <text:p>5.812E-06</text:p>
          </table:table-cell>
          <table:table-cell office:value-type="float" office:value="0.000029398" calcext:value-type="float">
            <text:p>2.9398E-05</text:p>
          </table:table-cell>
          <table:table-cell office:value-type="float" office:value="108694" calcext:value-type="float">
            <text:p>108694</text:p>
          </table:table-cell>
          <table:table-cell office:value-type="float" office:value="1000" calcext:value-type="float">
            <text:p>1000</text:p>
          </table:table-cell>
          <table:table-cell office:value-type="float" office:value="108.694" calcext:value-type="float">
            <text:p>108.694</text:p>
          </table:table-cell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  <table:table-cell office:value-type="float" office:value="4074" calcext:value-type="float">
            <text:p>4074</text:p>
          </table:table-cell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.0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60" calcext:value-type="float">
            <text:p>5060</text:p>
          </table:table-cell>
          <table:table-cell office:value-type="float" office:value="1000" calcext:value-type="float">
            <text:p>1000</text:p>
          </table:table-cell>
          <table:table-cell office:value-type="float" office:value="5.06" calcext:value-type="float">
            <text:p>5.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1000" calcext:value-type="float">
            <text:p>100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5973" calcext:value-type="float">
            <text:p>175973</text:p>
          </table:table-cell>
          <table:table-cell office:value-type="float" office:value="1000" calcext:value-type="float">
            <text:p>1000</text:p>
          </table:table-cell>
          <table:table-cell office:value-type="float" office:value="175.973" calcext:value-type="float">
            <text:p>175.973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  <table:table-cell office:value-type="float" office:value="0.0143164" calcext:value-type="float">
            <text:p>0.01431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3164" calcext:value-type="float">
            <text:p>1.43164E-05</text:p>
          </table:table-cell>
          <table:table-cell office:value-type="float" office:value="0.000006644" calcext:value-type="float">
            <text:p>6.644E-06</text:p>
          </table:table-cell>
          <table:table-cell office:value-type="float" office:value="0.000034591" calcext:value-type="float">
            <text:p>3.4591E-05</text:p>
          </table:table-cell>
          <table:table-cell office:value-type="float" office:value="135529" calcext:value-type="float">
            <text:p>135529</text:p>
          </table:table-cell>
          <table:table-cell office:value-type="float" office:value="1000" calcext:value-type="float">
            <text:p>1000</text:p>
          </table:table-cell>
          <table:table-cell office:value-type="float" office:value="135.529" calcext:value-type="float">
            <text:p>135.529</text:p>
          </table:table-cell>
          <table:table-cell office:value-type="float" office:value="68" calcext:value-type="float">
            <text:p>68</text:p>
          </table:table-cell>
          <table:table-cell office:value-type="float" office:value="304" calcext:value-type="float">
            <text:p>304</text:p>
          </table:table-cell>
          <table:table-cell office:value-type="float" office:value="4869" calcext:value-type="float">
            <text:p>4869</text:p>
          </table:table-cell>
          <table:table-cell office:value-type="float" office:value="1000" calcext:value-type="float">
            <text:p>1000</text:p>
          </table:table-cell>
          <table:table-cell office:value-type="float" office:value="4.869" calcext:value-type="float">
            <text:p>4.8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44" calcext:value-type="float">
            <text:p>6044</text:p>
          </table:table-cell>
          <table:table-cell office:value-type="float" office:value="1000" calcext:value-type="float">
            <text:p>1000</text:p>
          </table:table-cell>
          <table:table-cell office:value-type="float" office:value="6.044" calcext:value-type="float">
            <text:p>6.0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75" calcext:value-type="float">
            <text:p>1175</text:p>
          </table:table-cell>
          <table:table-cell office:value-type="float" office:value="1000" calcext:value-type="float">
            <text:p>1000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0174" calcext:value-type="float">
            <text:p>210174</text:p>
          </table:table-cell>
          <table:table-cell office:value-type="float" office:value="1000" calcext:value-type="float">
            <text:p>1000</text:p>
          </table:table-cell>
          <table:table-cell office:value-type="float" office:value="210.174" calcext:value-type="float">
            <text:p>210.174</text:p>
          </table:table-cell>
          <table:table-cell office:value-type="float" office:value="183" calcext:value-type="float">
            <text:p>183</text:p>
          </table:table-cell>
          <table:table-cell office:value-type="float" office:value="239" calcext:value-type="float">
            <text:p>239</text:p>
          </table:table-cell>
          <table:table-cell office:value-type="float" office:value="0.017592" calcext:value-type="float">
            <text:p>0.0175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592" calcext:value-type="float">
            <text:p>1.7592E-05</text:p>
          </table:table-cell>
          <table:table-cell office:value-type="float" office:value="0.000008417" calcext:value-type="float">
            <text:p>8.417E-06</text:p>
          </table:table-cell>
          <table:table-cell office:value-type="float" office:value="0.000042171" calcext:value-type="float">
            <text:p>4.2171E-05</text:p>
          </table:table-cell>
          <table:table-cell office:value-type="float" office:value="168605" calcext:value-type="float">
            <text:p>168605</text:p>
          </table:table-cell>
          <table:table-cell office:value-type="float" office:value="1000" calcext:value-type="float">
            <text:p>1000</text:p>
          </table:table-cell>
          <table:table-cell office:value-type="float" office:value="168.605" calcext:value-type="float">
            <text:p>168.605</text:p>
          </table:table-cell>
          <table:table-cell office:value-type="float" office:value="84" calcext:value-type="float">
            <text:p>84</text:p>
          </table:table-cell>
          <table:table-cell office:value-type="float" office:value="330" calcext:value-type="float">
            <text:p>330</text:p>
          </table:table-cell>
          <table:table-cell office:value-type="float" office:value="5731" calcext:value-type="float">
            <text:p>5731</text:p>
          </table:table-cell>
          <table:table-cell office:value-type="float" office:value="1000" calcext:value-type="float">
            <text:p>1000</text:p>
          </table:table-cell>
          <table:table-cell office:value-type="float" office:value="5.731" calcext:value-type="float">
            <text:p>5.7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28" calcext:value-type="float">
            <text:p>7128</text:p>
          </table:table-cell>
          <table:table-cell office:value-type="float" office:value="1000" calcext:value-type="float">
            <text:p>1000</text:p>
          </table:table-cell>
          <table:table-cell office:value-type="float" office:value="7.128" calcext:value-type="float">
            <text:p>7.1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97" calcext:value-type="float">
            <text:p>1397</text:p>
          </table:table-cell>
          <table:table-cell office:value-type="float" office:value="1000" calcext:value-type="float">
            <text:p>1000</text:p>
          </table:table-cell>
          <table:table-cell office:value-type="float" office:value="1.397" calcext:value-type="float">
            <text:p>1.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713" calcext:value-type="float">
            <text:p>245713</text:p>
          </table:table-cell>
          <table:table-cell office:value-type="float" office:value="1000" calcext:value-type="float">
            <text:p>1000</text:p>
          </table:table-cell>
          <table:table-cell office:value-type="float" office:value="245.713" calcext:value-type="float">
            <text:p>245.713</text:p>
          </table:table-cell>
          <table:table-cell office:value-type="float" office:value="220" calcext:value-type="float">
            <text:p>220</text:p>
          </table:table-cell>
          <table:table-cell office:value-type="float" office:value="275" calcext:value-type="float">
            <text:p>275</text:p>
          </table:table-cell>
          <table:table-cell office:value-type="float" office:value="0.0249077" calcext:value-type="float">
            <text:p>0.02490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9077" calcext:value-type="float">
            <text:p>2.49077E-05</text:p>
          </table:table-cell>
          <table:table-cell office:value-type="float" office:value="0.00001035" calcext:value-type="float">
            <text:p>1.035E-05</text:p>
          </table:table-cell>
          <table:table-cell office:value-type="float" office:value="0.000051154" calcext:value-type="float">
            <text:p>5.1154E-05</text:p>
          </table:table-cell>
          <table:table-cell office:value-type="float" office:value="242156" calcext:value-type="float">
            <text:p>242156</text:p>
          </table:table-cell>
          <table:table-cell office:value-type="float" office:value="1000" calcext:value-type="float">
            <text:p>1000</text:p>
          </table:table-cell>
          <table:table-cell office:value-type="float" office:value="242.156" calcext:value-type="float">
            <text:p>242.156</text:p>
          </table:table-cell>
          <table:table-cell office:value-type="float" office:value="104" calcext:value-type="float">
            <text:p>104</text:p>
          </table:table-cell>
          <table:table-cell office:value-type="float" office:value="495" calcext:value-type="float">
            <text:p>495</text:p>
          </table:table-cell>
          <table:table-cell office:value-type="float" office:value="7143" calcext:value-type="float">
            <text:p>7143</text:p>
          </table:table-cell>
          <table:table-cell office:value-type="float" office:value="1000" calcext:value-type="float">
            <text:p>1000</text:p>
          </table:table-cell>
          <table:table-cell office:value-type="float" office:value="7.143" calcext:value-type="float">
            <text:p>7.14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719" calcext:value-type="float">
            <text:p>8719</text:p>
          </table:table-cell>
          <table:table-cell office:value-type="float" office:value="1000" calcext:value-type="float">
            <text:p>1000</text:p>
          </table:table-cell>
          <table:table-cell office:value-type="float" office:value="8.719" calcext:value-type="float">
            <text:p>8.7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76" calcext:value-type="float">
            <text:p>1576</text:p>
          </table:table-cell>
          <table:table-cell office:value-type="float" office:value="1000" calcext:value-type="float">
            <text:p>1000</text:p>
          </table:table-cell>
          <table:table-cell office:value-type="float" office:value="1.576" calcext:value-type="float">
            <text:p>1.5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0681" calcext:value-type="float">
            <text:p>280681</text:p>
          </table:table-cell>
          <table:table-cell office:value-type="float" office:value="1000" calcext:value-type="float">
            <text:p>1000</text:p>
          </table:table-cell>
          <table:table-cell office:value-type="float" office:value="280.681" calcext:value-type="float">
            <text:p>280.681</text:p>
          </table:table-cell>
          <table:table-cell office:value-type="float" office:value="260" calcext:value-type="float">
            <text:p>260</text:p>
          </table:table-cell>
          <table:table-cell office:value-type="float" office:value="306" calcext:value-type="float">
            <text:p>306</text:p>
          </table:table-cell>
          <table:table-cell office:value-type="float" office:value="0.0383906" calcext:value-type="float">
            <text:p>0.03839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3906" calcext:value-type="float">
            <text:p>3.83906E-05</text:p>
          </table:table-cell>
          <table:table-cell office:value-type="float" office:value="0.000015186" calcext:value-type="float">
            <text:p>1.5186E-05</text:p>
          </table:table-cell>
          <table:table-cell office:value-type="float" office:value="0.000092753" calcext:value-type="float">
            <text:p>9.2753E-05</text:p>
          </table:table-cell>
          <table:table-cell office:value-type="float" office:value="381570" calcext:value-type="float">
            <text:p>381570</text:p>
          </table:table-cell>
          <table:table-cell office:value-type="float" office:value="1000" calcext:value-type="float">
            <text:p>1000</text:p>
          </table:table-cell>
          <table:table-cell office:value-type="float" office:value="381.57" calcext:value-type="float">
            <text:p>381.57</text:p>
          </table:table-cell>
          <table:table-cell office:value-type="float" office:value="149" calcext:value-type="float">
            <text:p>149</text:p>
          </table:table-cell>
          <table:table-cell office:value-type="float" office:value="762" calcext:value-type="float">
            <text:p>762</text:p>
          </table:table-cell>
          <table:table-cell office:value-type="float" office:value="9142" calcext:value-type="float">
            <text:p>9142</text:p>
          </table:table-cell>
          <table:table-cell office:value-type="float" office:value="1000" calcext:value-type="float">
            <text:p>1000</text:p>
          </table:table-cell>
          <table:table-cell office:value-type="float" office:value="9.142" calcext:value-type="float">
            <text:p>9.14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927" calcext:value-type="float">
            <text:p>10927</text:p>
          </table:table-cell>
          <table:table-cell office:value-type="float" office:value="1000" calcext:value-type="float">
            <text:p>1000</text:p>
          </table:table-cell>
          <table:table-cell office:value-type="float" office:value="10.927" calcext:value-type="float">
            <text:p>10.92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85" calcext:value-type="float">
            <text:p>1785</text:p>
          </table:table-cell>
          <table:table-cell office:value-type="float" office:value="1000" calcext:value-type="float">
            <text:p>1000</text:p>
          </table:table-cell>
          <table:table-cell office:value-type="float" office:value="1.785" calcext:value-type="float">
            <text:p>1.7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673" calcext:value-type="float">
            <text:p>315673</text:p>
          </table:table-cell>
          <table:table-cell office:value-type="float" office:value="1000" calcext:value-type="float">
            <text:p>1000</text:p>
          </table:table-cell>
          <table:table-cell office:value-type="float" office:value="315.673" calcext:value-type="float">
            <text:p>315.673</text:p>
          </table:table-cell>
          <table:table-cell office:value-type="float" office:value="299" calcext:value-type="float">
            <text:p>299</text:p>
          </table:table-cell>
          <table:table-cell office:value-type="float" office:value="333" calcext:value-type="float">
            <text:p>333</text:p>
          </table:table-cell>
          <table:table-cell office:value-type="float" office:value="0.0752951" calcext:value-type="float">
            <text:p>0.07529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2951" calcext:value-type="float">
            <text:p>7.52951E-05</text:p>
          </table:table-cell>
          <table:table-cell office:value-type="float" office:value="0.000025897" calcext:value-type="float">
            <text:p>2.5897E-05</text:p>
          </table:table-cell>
          <table:table-cell office:value-type="float" office:value="0.000173336" calcext:value-type="float">
            <text:p>0.000173336</text:p>
          </table:table-cell>
          <table:table-cell office:value-type="float" office:value="776822" calcext:value-type="float">
            <text:p>776822</text:p>
          </table:table-cell>
          <table:table-cell office:value-type="float" office:value="1000" calcext:value-type="float">
            <text:p>1000</text:p>
          </table:table-cell>
          <table:table-cell office:value-type="float" office:value="776.822" calcext:value-type="float">
            <text:p>776.822</text:p>
          </table:table-cell>
          <table:table-cell office:value-type="float" office:value="256" calcext:value-type="float">
            <text:p>256</text:p>
          </table:table-cell>
          <table:table-cell office:value-type="float" office:value="1648" calcext:value-type="float">
            <text:p>1648</text:p>
          </table:table-cell>
          <table:table-cell office:value-type="float" office:value="12955" calcext:value-type="float">
            <text:p>12955</text:p>
          </table:table-cell>
          <table:table-cell office:value-type="float" office:value="1000" calcext:value-type="float">
            <text:p>1000</text:p>
          </table:table-cell>
          <table:table-cell office:value-type="float" office:value="12.955" calcext:value-type="float">
            <text:p>12.95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735" calcext:value-type="float">
            <text:p>14735</text:p>
          </table:table-cell>
          <table:table-cell office:value-type="float" office:value="1000" calcext:value-type="float">
            <text:p>1000</text:p>
          </table:table-cell>
          <table:table-cell office:value-type="float" office:value="14.735" calcext:value-type="float">
            <text:p>14.7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80" calcext:value-type="float">
            <text:p>1780</text:p>
          </table:table-cell>
          <table:table-cell office:value-type="float" office:value="1000" calcext:value-type="float">
            <text:p>1000</text:p>
          </table:table-cell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600" calcext:value-type="float">
            <text:p>37600</text:p>
          </table:table-cell>
          <table:table-cell office:value-type="float" office:value="1000" calcext:value-type="float">
            <text:p>1000</text:p>
          </table:table-cell>
          <table:table-cell office:value-type="float" office:value="37.6" calcext:value-type="float">
            <text:p>37.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0.00710832" calcext:value-type="float">
            <text:p>0.007108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0832" calcext:value-type="float">
            <text:p>7.10832E-06</text:p>
          </table:table-cell>
          <table:table-cell office:value-type="float" office:value="0.00000529" calcext:value-type="float">
            <text:p>5.29E-06</text:p>
          </table:table-cell>
          <table:table-cell office:value-type="float" office:value="0.000023017" calcext:value-type="float">
            <text:p>2.3017E-05</text:p>
          </table:table-cell>
          <table:table-cell office:value-type="float" office:value="71958" calcext:value-type="float">
            <text:p>71958</text:p>
          </table:table-cell>
          <table:table-cell office:value-type="float" office:value="1000" calcext:value-type="float">
            <text:p>1000</text:p>
          </table:table-cell>
          <table:table-cell office:value-type="float" office:value="71.958" calcext:value-type="float">
            <text:p>71.958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2382" calcext:value-type="float">
            <text:p>2382</text:p>
          </table:table-cell>
          <table:table-cell office:value-type="float" office:value="1000" calcext:value-type="float">
            <text:p>1000</text:p>
          </table:table-cell>
          <table:table-cell office:value-type="float" office:value="2.382" calcext:value-type="float">
            <text:p>2.3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6" calcext:value-type="float">
            <text:p>2926</text:p>
          </table:table-cell>
          <table:table-cell office:value-type="float" office:value="1000" calcext:value-type="float">
            <text:p>1000</text:p>
          </table:table-cell>
          <table:table-cell office:value-type="float" office:value="2.926" calcext:value-type="float">
            <text:p>2.9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1000" calcext:value-type="float">
            <text:p>1000</text:p>
          </table:table-cell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967" calcext:value-type="float">
            <text:p>75967</text:p>
          </table:table-cell>
          <table:table-cell office:value-type="float" office:value="1000" calcext:value-type="float">
            <text:p>1000</text:p>
          </table:table-cell>
          <table:table-cell office:value-type="float" office:value="75.967" calcext:value-type="float">
            <text:p>75.967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0.00841234" calcext:value-type="float">
            <text:p>0.008412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41234" calcext:value-type="float">
            <text:p>8.41234E-06</text:p>
          </table:table-cell>
          <table:table-cell office:value-type="float" office:value="0.000005412" calcext:value-type="float">
            <text:p>5.412E-06</text:p>
          </table:table-cell>
          <table:table-cell office:value-type="float" office:value="0.000020357" calcext:value-type="float">
            <text:p>2.0357E-05</text:p>
          </table:table-cell>
          <table:table-cell office:value-type="float" office:value="83442" calcext:value-type="float">
            <text:p>83442</text:p>
          </table:table-cell>
          <table:table-cell office:value-type="float" office:value="1000" calcext:value-type="float">
            <text:p>1000</text:p>
          </table:table-cell>
          <table:table-cell office:value-type="float" office:value="83.442" calcext:value-type="float">
            <text:p>83.442</text:p>
          </table:table-cell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office:value-type="float" office:value="2953" calcext:value-type="float">
            <text:p>2953</text:p>
          </table:table-cell>
          <table:table-cell office:value-type="float" office:value="1000" calcext:value-type="float">
            <text:p>1000</text:p>
          </table:table-cell>
          <table:table-cell office:value-type="float" office:value="2.953" calcext:value-type="float">
            <text:p>2.9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32" calcext:value-type="float">
            <text:p>3632</text:p>
          </table:table-cell>
          <table:table-cell office:value-type="float" office:value="1000" calcext:value-type="float">
            <text:p>1000</text:p>
          </table:table-cell>
          <table:table-cell office:value-type="float" office:value="3.632" calcext:value-type="float">
            <text:p>3.6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9" calcext:value-type="float">
            <text:p>679</text:p>
          </table:table-cell>
          <table:table-cell office:value-type="float" office:value="1000" calcext:value-type="float">
            <text:p>1000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2810" calcext:value-type="float">
            <text:p>112810</text:p>
          </table:table-cell>
          <table:table-cell office:value-type="float" office:value="1000" calcext:value-type="float">
            <text:p>1000</text:p>
          </table:table-cell>
          <table:table-cell office:value-type="float" office:value="112.81" calcext:value-type="float">
            <text:p>112.81</text:p>
          </table:table-cell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float" office:value="0.00976813" calcext:value-type="float">
            <text:p>0.009768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6813" calcext:value-type="float">
            <text:p>9.76813E-06</text:p>
          </table:table-cell>
          <table:table-cell office:value-type="float" office:value="0.000005507" calcext:value-type="float">
            <text:p>5.507E-06</text:p>
          </table:table-cell>
          <table:table-cell office:value-type="float" office:value="0.00002472" calcext:value-type="float">
            <text:p>2.472E-05</text:p>
          </table:table-cell>
          <table:table-cell office:value-type="float" office:value="94930" calcext:value-type="float">
            <text:p>94930</text:p>
          </table:table-cell>
          <table:table-cell office:value-type="float" office:value="1000" calcext:value-type="float">
            <text:p>1000</text:p>
          </table:table-cell>
          <table:table-cell office:value-type="float" office:value="94.93" calcext:value-type="float">
            <text:p>94.93</text:p>
          </table:table-cell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 office:value-type="float" office:value="3471" calcext:value-type="float">
            <text:p>3471</text:p>
          </table:table-cell>
          <table:table-cell office:value-type="float" office:value="1000" calcext:value-type="float">
            <text:p>1000</text:p>
          </table:table-cell>
          <table:table-cell office:value-type="float" office:value="3.471" calcext:value-type="float">
            <text:p>3.4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14" calcext:value-type="float">
            <text:p>4314</text:p>
          </table:table-cell>
          <table:table-cell office:value-type="float" office:value="1000" calcext:value-type="float">
            <text:p>1000</text:p>
          </table:table-cell>
          <table:table-cell office:value-type="float" office:value="4.314" calcext:value-type="float">
            <text:p>4.3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0.843" calcext:value-type="float">
            <text:p>0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1376" calcext:value-type="float">
            <text:p>151376</text:p>
          </table:table-cell>
          <table:table-cell office:value-type="float" office:value="1000" calcext:value-type="float">
            <text:p>1000</text:p>
          </table:table-cell>
          <table:table-cell office:value-type="float" office:value="151.376" calcext:value-type="float">
            <text:p>151.376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office:value-type="float" office:value="0.0118376" calcext:value-type="float">
            <text:p>0.01183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8376" calcext:value-type="float">
            <text:p>1.18376E-05</text:p>
          </table:table-cell>
          <table:table-cell office:value-type="float" office:value="0.000005792" calcext:value-type="float">
            <text:p>5.792E-06</text:p>
          </table:table-cell>
          <table:table-cell office:value-type="float" office:value="0.000027784" calcext:value-type="float">
            <text:p>2.7784E-05</text:p>
          </table:table-cell>
          <table:table-cell office:value-type="float" office:value="113949" calcext:value-type="float">
            <text:p>113949</text:p>
          </table:table-cell>
          <table:table-cell office:value-type="float" office:value="1000" calcext:value-type="float">
            <text:p>1000</text:p>
          </table:table-cell>
          <table:table-cell office:value-type="float" office:value="113.949" calcext:value-type="float">
            <text:p>113.949</text:p>
          </table:table-cell>
          <table:table-cell office:value-type="float" office:value="62" calcext:value-type="float">
            <text:p>62</text:p>
          </table:table-cell>
          <table:table-cell office:value-type="float" office:value="209" calcext:value-type="float">
            <text:p>209</text:p>
          </table:table-cell>
          <table:table-cell office:value-type="float" office:value="4118" calcext:value-type="float">
            <text:p>4118</text:p>
          </table:table-cell>
          <table:table-cell office:value-type="float" office:value="1000" calcext:value-type="float">
            <text:p>1000</text:p>
          </table:table-cell>
          <table:table-cell office:value-type="float" office:value="4.118" calcext:value-type="float">
            <text:p>4.1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58" calcext:value-type="float">
            <text:p>5158</text:p>
          </table:table-cell>
          <table:table-cell office:value-type="float" office:value="1000" calcext:value-type="float">
            <text:p>1000</text:p>
          </table:table-cell>
          <table:table-cell office:value-type="float" office:value="5.158" calcext:value-type="float">
            <text:p>5.1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40" calcext:value-type="float">
            <text:p>1040</text:p>
          </table:table-cell>
          <table:table-cell office:value-type="float" office:value="1000" calcext:value-type="float">
            <text:p>100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113" calcext:value-type="float">
            <text:p>189113</text:p>
          </table:table-cell>
          <table:table-cell office:value-type="float" office:value="1000" calcext:value-type="float">
            <text:p>1000</text:p>
          </table:table-cell>
          <table:table-cell office:value-type="float" office:value="189.113" calcext:value-type="float">
            <text:p>189.113</text:p>
          </table:table-cell>
          <table:table-cell office:value-type="float" office:value="157" calcext:value-type="float">
            <text:p>157</text:p>
          </table:table-cell>
          <table:table-cell office:value-type="float" office:value="222" calcext:value-type="float">
            <text:p>222</text:p>
          </table:table-cell>
          <table:table-cell office:value-type="float" office:value="0.0147029" calcext:value-type="float">
            <text:p>0.01470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7029" calcext:value-type="float">
            <text:p>1.47029E-05</text:p>
          </table:table-cell>
          <table:table-cell office:value-type="float" office:value="0.000006698" calcext:value-type="float">
            <text:p>6.698E-06</text:p>
          </table:table-cell>
          <table:table-cell office:value-type="float" office:value="0.000034965" calcext:value-type="float">
            <text:p>3.4965E-05</text:p>
          </table:table-cell>
          <table:table-cell office:value-type="float" office:value="140417" calcext:value-type="float">
            <text:p>140417</text:p>
          </table:table-cell>
          <table:table-cell office:value-type="float" office:value="1000" calcext:value-type="float">
            <text:p>1000</text:p>
          </table:table-cell>
          <table:table-cell office:value-type="float" office:value="140.417" calcext:value-type="float">
            <text:p>140.417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office:value-type="float" office:value="4878" calcext:value-type="float">
            <text:p>4878</text:p>
          </table:table-cell>
          <table:table-cell office:value-type="float" office:value="1000" calcext:value-type="float">
            <text:p>1000</text:p>
          </table:table-cell>
          <table:table-cell office:value-type="float" office:value="4.878" calcext:value-type="float">
            <text:p>4.8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18" calcext:value-type="float">
            <text:p>6118</text:p>
          </table:table-cell>
          <table:table-cell office:value-type="float" office:value="1000" calcext:value-type="float">
            <text:p>1000</text:p>
          </table:table-cell>
          <table:table-cell office:value-type="float" office:value="6.118" calcext:value-type="float">
            <text:p>6.1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6592" calcext:value-type="float">
            <text:p>226592</text:p>
          </table:table-cell>
          <table:table-cell office:value-type="float" office:value="1000" calcext:value-type="float">
            <text:p>1000</text:p>
          </table:table-cell>
          <table:table-cell office:value-type="float" office:value="226.592" calcext:value-type="float">
            <text:p>226.592</text:p>
          </table:table-cell>
          <table:table-cell office:value-type="float" office:value="200" calcext:value-type="float">
            <text:p>200</text:p>
          </table:table-cell>
          <table:table-cell office:value-type="float" office:value="252" calcext:value-type="float">
            <text:p>252</text:p>
          </table:table-cell>
          <table:table-cell office:value-type="float" office:value="0.018737" calcext:value-type="float">
            <text:p>0.018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737" calcext:value-type="float">
            <text:p>1.8737E-05</text:p>
          </table:table-cell>
          <table:table-cell office:value-type="float" office:value="0.000008582" calcext:value-type="float">
            <text:p>8.582E-06</text:p>
          </table:table-cell>
          <table:table-cell office:value-type="float" office:value="0.000044689" calcext:value-type="float">
            <text:p>4.4689E-05</text:p>
          </table:table-cell>
          <table:table-cell office:value-type="float" office:value="179168" calcext:value-type="float">
            <text:p>179168</text:p>
          </table:table-cell>
          <table:table-cell office:value-type="float" office:value="1000" calcext:value-type="float">
            <text:p>1000</text:p>
          </table:table-cell>
          <table:table-cell office:value-type="float" office:value="179.168" calcext:value-type="float">
            <text:p>179.168</text:p>
          </table:table-cell>
          <table:table-cell office:value-type="float" office:value="85" calcext:value-type="float">
            <text:p>85</text:p>
          </table:table-cell>
          <table:table-cell office:value-type="float" office:value="354" calcext:value-type="float">
            <text:p>354</text:p>
          </table:table-cell>
          <table:table-cell office:value-type="float" office:value="5832" calcext:value-type="float">
            <text:p>5832</text:p>
          </table:table-cell>
          <table:table-cell office:value-type="float" office:value="1000" calcext:value-type="float">
            <text:p>1000</text:p>
          </table:table-cell>
          <table:table-cell office:value-type="float" office:value="5.832" calcext:value-type="float">
            <text:p>5.8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263" calcext:value-type="float">
            <text:p>7263</text:p>
          </table:table-cell>
          <table:table-cell office:value-type="float" office:value="1000" calcext:value-type="float">
            <text:p>1000</text:p>
          </table:table-cell>
          <table:table-cell office:value-type="float" office:value="7.263" calcext:value-type="float">
            <text:p>7.2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31" calcext:value-type="float">
            <text:p>1431</text:p>
          </table:table-cell>
          <table:table-cell office:value-type="float" office:value="1000" calcext:value-type="float">
            <text:p>1000</text:p>
          </table:table-cell>
          <table:table-cell office:value-type="float" office:value="1.431" calcext:value-type="float">
            <text:p>1.4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4932" calcext:value-type="float">
            <text:p>264932</text:p>
          </table:table-cell>
          <table:table-cell office:value-type="float" office:value="1000" calcext:value-type="float">
            <text:p>1000</text:p>
          </table:table-cell>
          <table:table-cell office:value-type="float" office:value="264.932" calcext:value-type="float">
            <text:p>264.932</text:p>
          </table:table-cell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0.0258762" calcext:value-type="float">
            <text:p>0.0258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8762" calcext:value-type="float">
            <text:p>2.58762E-05</text:p>
          </table:table-cell>
          <table:table-cell office:value-type="float" office:value="0.000010418" calcext:value-type="float">
            <text:p>1.0418E-05</text:p>
          </table:table-cell>
          <table:table-cell office:value-type="float" office:value="0.000052633" calcext:value-type="float">
            <text:p>5.2633E-05</text:p>
          </table:table-cell>
          <table:table-cell office:value-type="float" office:value="251366" calcext:value-type="float">
            <text:p>251366</text:p>
          </table:table-cell>
          <table:table-cell office:value-type="float" office:value="1000" calcext:value-type="float">
            <text:p>1000</text:p>
          </table:table-cell>
          <table:table-cell office:value-type="float" office:value="251.366" calcext:value-type="float">
            <text:p>251.366</text:p>
          </table:table-cell>
          <table:table-cell office:value-type="float" office:value="103" calcext:value-type="float">
            <text:p>103</text:p>
          </table:table-cell>
          <table:table-cell office:value-type="float" office:value="489" calcext:value-type="float">
            <text:p>489</text:p>
          </table:table-cell>
          <table:table-cell office:value-type="float" office:value="7164" calcext:value-type="float">
            <text:p>7164</text:p>
          </table:table-cell>
          <table:table-cell office:value-type="float" office:value="1000" calcext:value-type="float">
            <text:p>1000</text:p>
          </table:table-cell>
          <table:table-cell office:value-type="float" office:value="7.164" calcext:value-type="float">
            <text:p>7.16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886" calcext:value-type="float">
            <text:p>8886</text:p>
          </table:table-cell>
          <table:table-cell office:value-type="float" office:value="1000" calcext:value-type="float">
            <text:p>1000</text:p>
          </table:table-cell>
          <table:table-cell office:value-type="float" office:value="8.886" calcext:value-type="float">
            <text:p>8.88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22" calcext:value-type="float">
            <text:p>1722</text:p>
          </table:table-cell>
          <table:table-cell office:value-type="float" office:value="1000" calcext:value-type="float">
            <text:p>1000</text:p>
          </table:table-cell>
          <table:table-cell office:value-type="float" office:value="1.722" calcext:value-type="float">
            <text:p>1.7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648" calcext:value-type="float">
            <text:p>302648</text:p>
          </table:table-cell>
          <table:table-cell office:value-type="float" office:value="1000" calcext:value-type="float">
            <text:p>1000</text:p>
          </table:table-cell>
          <table:table-cell office:value-type="float" office:value="302.648" calcext:value-type="float">
            <text:p>302.648</text:p>
          </table:table-cell>
          <table:table-cell office:value-type="float" office:value="274" calcext:value-type="float">
            <text:p>274</text:p>
          </table:table-cell>
          <table:table-cell office:value-type="float" office:value="329" calcext:value-type="float">
            <text:p>329</text:p>
          </table:table-cell>
          <table:table-cell office:value-type="float" office:value="0.0403515" calcext:value-type="float">
            <text:p>0.04035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3515" calcext:value-type="float">
            <text:p>4.03515E-05</text:p>
          </table:table-cell>
          <table:table-cell office:value-type="float" office:value="0.000015054" calcext:value-type="float">
            <text:p>1.5054E-05</text:p>
          </table:table-cell>
          <table:table-cell office:value-type="float" office:value="0.000078245" calcext:value-type="float">
            <text:p>7.8245E-05</text:p>
          </table:table-cell>
          <table:table-cell office:value-type="float" office:value="404290" calcext:value-type="float">
            <text:p>404290</text:p>
          </table:table-cell>
          <table:table-cell office:value-type="float" office:value="1000" calcext:value-type="float">
            <text:p>1000</text:p>
          </table:table-cell>
          <table:table-cell office:value-type="float" office:value="404.29" calcext:value-type="float">
            <text:p>404.29</text:p>
          </table:table-cell>
          <table:table-cell office:value-type="float" office:value="145" calcext:value-type="float">
            <text:p>145</text:p>
          </table:table-cell>
          <table:table-cell office:value-type="float" office:value="814" calcext:value-type="float">
            <text:p>814</text:p>
          </table:table-cell>
          <table:table-cell office:value-type="float" office:value="9303" calcext:value-type="float">
            <text:p>9303</text:p>
          </table:table-cell>
          <table:table-cell office:value-type="float" office:value="1000" calcext:value-type="float">
            <text:p>1000</text:p>
          </table:table-cell>
          <table:table-cell office:value-type="float" office:value="9.303" calcext:value-type="float">
            <text:p>9.30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139" calcext:value-type="float">
            <text:p>11139</text:p>
          </table:table-cell>
          <table:table-cell office:value-type="float" office:value="1000" calcext:value-type="float">
            <text:p>1000</text:p>
          </table:table-cell>
          <table:table-cell office:value-type="float" office:value="11.139" calcext:value-type="float">
            <text:p>11.13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36" calcext:value-type="float">
            <text:p>1836</text:p>
          </table:table-cell>
          <table:table-cell office:value-type="float" office:value="1000" calcext:value-type="float">
            <text:p>1000</text:p>
          </table:table-cell>
          <table:table-cell office:value-type="float" office:value="1.836" calcext:value-type="float">
            <text:p>1.8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0026" calcext:value-type="float">
            <text:p>340026</text:p>
          </table:table-cell>
          <table:table-cell office:value-type="float" office:value="1000" calcext:value-type="float">
            <text:p>1000</text:p>
          </table:table-cell>
          <table:table-cell office:value-type="float" office:value="340.026" calcext:value-type="float">
            <text:p>340.026</text:p>
          </table:table-cell>
          <table:table-cell office:value-type="float" office:value="318" calcext:value-type="float">
            <text:p>318</text:p>
          </table:table-cell>
          <table:table-cell office:value-type="float" office:value="357" calcext:value-type="float">
            <text:p>357</text:p>
          </table:table-cell>
          <table:table-cell office:value-type="float" office:value="0.0806612" calcext:value-type="float">
            <text:p>0.0806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6612" calcext:value-type="float">
            <text:p>8.06612E-05</text:p>
          </table:table-cell>
          <table:table-cell office:value-type="float" office:value="0.000026448" calcext:value-type="float">
            <text:p>2.6448E-05</text:p>
          </table:table-cell>
          <table:table-cell office:value-type="float" office:value="0.000174615" calcext:value-type="float">
            <text:p>0.000174615</text:p>
          </table:table-cell>
          <table:table-cell office:value-type="float" office:value="835387" calcext:value-type="float">
            <text:p>835387</text:p>
          </table:table-cell>
          <table:table-cell office:value-type="float" office:value="1000" calcext:value-type="float">
            <text:p>1000</text:p>
          </table:table-cell>
          <table:table-cell office:value-type="float" office:value="835.387" calcext:value-type="float">
            <text:p>835.387</text:p>
          </table:table-cell>
          <table:table-cell office:value-type="float" office:value="261" calcext:value-type="float">
            <text:p>261</text:p>
          </table:table-cell>
          <table:table-cell office:value-type="float" office:value="1708" calcext:value-type="float">
            <text:p>1708</text:p>
          </table:table-cell>
          <table:table-cell office:value-type="float" office:value="13272" calcext:value-type="float">
            <text:p>13272</text:p>
          </table:table-cell>
          <table:table-cell office:value-type="float" office:value="1000" calcext:value-type="float">
            <text:p>1000</text:p>
          </table:table-cell>
          <table:table-cell office:value-type="float" office:value="13.272" calcext:value-type="float">
            <text:p>13.27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085" calcext:value-type="float">
            <text:p>15085</text:p>
          </table:table-cell>
          <table:table-cell office:value-type="float" office:value="1000" calcext:value-type="float">
            <text:p>1000</text:p>
          </table:table-cell>
          <table:table-cell office:value-type="float" office:value="15.085" calcext:value-type="float">
            <text:p>15.08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13" calcext:value-type="float">
            <text:p>1813</text:p>
          </table:table-cell>
          <table:table-cell office:value-type="float" office:value="1000" calcext:value-type="float">
            <text:p>1000</text:p>
          </table:table-cell>
          <table:table-cell office:value-type="float" office:value="1.813" calcext:value-type="float">
            <text:p>1.8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709" calcext:value-type="float">
            <text:p>40709</text:p>
          </table:table-cell>
          <table:table-cell office:value-type="float" office:value="1000" calcext:value-type="float">
            <text:p>1000</text:p>
          </table:table-cell>
          <table:table-cell office:value-type="float" office:value="40.709" calcext:value-type="float">
            <text:p>40.709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0.00718525" calcext:value-type="float">
            <text:p>0.00718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8525" calcext:value-type="float">
            <text:p>7.18525E-06</text:p>
          </table:table-cell>
          <table:table-cell office:value-type="float" office:value="0.000005465" calcext:value-type="float">
            <text:p>5.465E-06</text:p>
          </table:table-cell>
          <table:table-cell office:value-type="float" office:value="0.000026009" calcext:value-type="float">
            <text:p>2.6009E-05</text:p>
          </table:table-cell>
          <table:table-cell office:value-type="float" office:value="73771" calcext:value-type="float">
            <text:p>73771</text:p>
          </table:table-cell>
          <table:table-cell office:value-type="float" office:value="1000" calcext:value-type="float">
            <text:p>1000</text:p>
          </table:table-cell>
          <table:table-cell office:value-type="float" office:value="73.771" calcext:value-type="float">
            <text:p>73.771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2364" calcext:value-type="float">
            <text:p>2364</text:p>
          </table:table-cell>
          <table:table-cell office:value-type="float" office:value="1000" calcext:value-type="float">
            <text:p>1000</text:p>
          </table:table-cell>
          <table:table-cell office:value-type="float" office:value="2.364" calcext:value-type="float">
            <text:p>2.3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7" calcext:value-type="float">
            <text:p>2957</text:p>
          </table:table-cell>
          <table:table-cell office:value-type="float" office:value="1000" calcext:value-type="float">
            <text:p>1000</text:p>
          </table:table-cell>
          <table:table-cell office:value-type="float" office:value="2.957" calcext:value-type="float">
            <text:p>2.9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0.593" calcext:value-type="float">
            <text:p>0.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697" calcext:value-type="float">
            <text:p>81697</text:p>
          </table:table-cell>
          <table:table-cell office:value-type="float" office:value="1000" calcext:value-type="float">
            <text:p>1000</text:p>
          </table:table-cell>
          <table:table-cell office:value-type="float" office:value="81.697" calcext:value-type="float">
            <text:p>81.697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0.00870018" calcext:value-type="float">
            <text:p>0.00870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0018" calcext:value-type="float">
            <text:p>8.70018E-06</text:p>
          </table:table-cell>
          <table:table-cell office:value-type="float" office:value="0.000005547" calcext:value-type="float">
            <text:p>5.547E-06</text:p>
          </table:table-cell>
          <table:table-cell office:value-type="float" office:value="0.000030431" calcext:value-type="float">
            <text:p>3.0431E-05</text:p>
          </table:table-cell>
          <table:table-cell office:value-type="float" office:value="86062" calcext:value-type="float">
            <text:p>86062</text:p>
          </table:table-cell>
          <table:table-cell office:value-type="float" office:value="1000" calcext:value-type="float">
            <text:p>1000</text:p>
          </table:table-cell>
          <table:table-cell office:value-type="float" office:value="86.062" calcext:value-type="float">
            <text:p>86.062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2986" calcext:value-type="float">
            <text:p>2986</text:p>
          </table:table-cell>
          <table:table-cell office:value-type="float" office:value="1000" calcext:value-type="float">
            <text:p>1000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62" calcext:value-type="float">
            <text:p>3662</text:p>
          </table:table-cell>
          <table:table-cell office:value-type="float" office:value="1000" calcext:value-type="float">
            <text:p>1000</text:p>
          </table:table-cell>
          <table:table-cell office:value-type="float" office:value="3.662" calcext:value-type="float">
            <text:p>3.6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float" office:value="1000" calcext:value-type="float">
            <text:p>1000</text:p>
          </table:table-cell>
          <table:table-cell office:value-type="float" office:value="0.676" calcext:value-type="float">
            <text:p>0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541" calcext:value-type="float">
            <text:p>121541</text:p>
          </table:table-cell>
          <table:table-cell office:value-type="float" office:value="1000" calcext:value-type="float">
            <text:p>1000</text:p>
          </table:table-cell>
          <table:table-cell office:value-type="float" office:value="121.541" calcext:value-type="float">
            <text:p>121.541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0.0100347" calcext:value-type="float">
            <text:p>0.0100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347" calcext:value-type="float">
            <text:p>1.00347E-05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0.000031685" calcext:value-type="float">
            <text:p>3.1685E-05</text:p>
          </table:table-cell>
          <table:table-cell office:value-type="float" office:value="98334" calcext:value-type="float">
            <text:p>98334</text:p>
          </table:table-cell>
          <table:table-cell office:value-type="float" office:value="1000" calcext:value-type="float">
            <text:p>1000</text:p>
          </table:table-cell>
          <table:table-cell office:value-type="float" office:value="98.334" calcext:value-type="float">
            <text:p>98.334</text:p>
          </table:table-cell>
          <table:table-cell office:value-type="float" office:value="61" calcext:value-type="float">
            <text:p>61</text:p>
          </table:table-cell>
          <table:table-cell office:value-type="float" office:value="203" calcext:value-type="float">
            <text:p>203</text:p>
          </table:table-cell>
          <table:table-cell office:value-type="float" office:value="3479" calcext:value-type="float">
            <text:p>3479</text:p>
          </table:table-cell>
          <table:table-cell office:value-type="float" office:value="1000" calcext:value-type="float">
            <text:p>1000</text:p>
          </table:table-cell>
          <table:table-cell office:value-type="float" office:value="3.479" calcext:value-type="float">
            <text:p>3.4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47" calcext:value-type="float">
            <text:p>4347</text:p>
          </table:table-cell>
          <table:table-cell office:value-type="float" office:value="1000" calcext:value-type="float">
            <text:p>1000</text:p>
          </table:table-cell>
          <table:table-cell office:value-type="float" office:value="4.347" calcext:value-type="float">
            <text:p>4.3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68" calcext:value-type="float">
            <text:p>868</text:p>
          </table:table-cell>
          <table:table-cell office:value-type="float" office:value="1000" calcext:value-type="float">
            <text:p>1000</text:p>
          </table:table-cell>
          <table:table-cell office:value-type="float" office:value="0.868" calcext:value-type="float">
            <text:p>0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621" calcext:value-type="float">
            <text:p>162621</text:p>
          </table:table-cell>
          <table:table-cell office:value-type="float" office:value="1000" calcext:value-type="float">
            <text:p>1000</text:p>
          </table:table-cell>
          <table:table-cell office:value-type="float" office:value="162.621" calcext:value-type="float">
            <text:p>162.621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office:value-type="float" office:value="0.0121188" calcext:value-type="float">
            <text:p>0.01211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188" calcext:value-type="float">
            <text:p>1.21188E-05</text:p>
          </table:table-cell>
          <table:table-cell office:value-type="float" office:value="0.000006778" calcext:value-type="float">
            <text:p>6.778E-06</text:p>
          </table:table-cell>
          <table:table-cell office:value-type="float" office:value="0.00002924" calcext:value-type="float">
            <text:p>2.924E-05</text:p>
          </table:table-cell>
          <table:table-cell office:value-type="float" office:value="116967" calcext:value-type="float">
            <text:p>116967</text:p>
          </table:table-cell>
          <table:table-cell office:value-type="float" office:value="1000" calcext:value-type="float">
            <text:p>1000</text:p>
          </table:table-cell>
          <table:table-cell office:value-type="float" office:value="116.967" calcext:value-type="float">
            <text:p>116.967</text:p>
          </table:table-cell>
          <table:table-cell office:value-type="float" office:value="70" calcext:value-type="float">
            <text:p>70</text:p>
          </table:table-cell>
          <table:table-cell office:value-type="float" office:value="241" calcext:value-type="float">
            <text:p>241</text:p>
          </table:table-cell>
          <table:table-cell office:value-type="float" office:value="4119" calcext:value-type="float">
            <text:p>4119</text:p>
          </table:table-cell>
          <table:table-cell office:value-type="float" office:value="1000" calcext:value-type="float">
            <text:p>1000</text:p>
          </table:table-cell>
          <table:table-cell office:value-type="float" office:value="4.119" calcext:value-type="float">
            <text:p>4.1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206" calcext:value-type="float">
            <text:p>5206</text:p>
          </table:table-cell>
          <table:table-cell office:value-type="float" office:value="1000" calcext:value-type="float">
            <text:p>1000</text:p>
          </table:table-cell>
          <table:table-cell office:value-type="float" office:value="5.206" calcext:value-type="float">
            <text:p>5.2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office:value-type="float" office:value="1000" calcext:value-type="float">
            <text:p>1000</text:p>
          </table:table-cell>
          <table:table-cell office:value-type="float" office:value="1.087" calcext:value-type="float">
            <text:p>1.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3373" calcext:value-type="float">
            <text:p>203373</text:p>
          </table:table-cell>
          <table:table-cell office:value-type="float" office:value="1000" calcext:value-type="float">
            <text:p>1000</text:p>
          </table:table-cell>
          <table:table-cell office:value-type="float" office:value="203.373" calcext:value-type="float">
            <text:p>203.373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office:value-type="float" office:value="0.0149737" calcext:value-type="float">
            <text:p>0.0149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9737" calcext:value-type="float">
            <text:p>1.49737E-05</text:p>
          </table:table-cell>
          <table:table-cell office:value-type="float" office:value="0.000007303" calcext:value-type="float">
            <text:p>7.303E-06</text:p>
          </table:table-cell>
          <table:table-cell office:value-type="float" office:value="0.000035473" calcext:value-type="float">
            <text:p>3.5473E-05</text:p>
          </table:table-cell>
          <table:table-cell office:value-type="float" office:value="143935" calcext:value-type="float">
            <text:p>143935</text:p>
          </table:table-cell>
          <table:table-cell office:value-type="float" office:value="1000" calcext:value-type="float">
            <text:p>1000</text:p>
          </table:table-cell>
          <table:table-cell office:value-type="float" office:value="143.935" calcext:value-type="float">
            <text:p>143.935</text:p>
          </table:table-cell>
          <table:table-cell office:value-type="float" office:value="75" calcext:value-type="float">
            <text:p>75</text:p>
          </table:table-cell>
          <table:table-cell office:value-type="float" office:value="289" calcext:value-type="float">
            <text:p>289</text:p>
          </table:table-cell>
          <table:table-cell office:value-type="float" office:value="4898" calcext:value-type="float">
            <text:p>4898</text:p>
          </table:table-cell>
          <table:table-cell office:value-type="float" office:value="1000" calcext:value-type="float">
            <text:p>1000</text:p>
          </table:table-cell>
          <table:table-cell office:value-type="float" office:value="4.898" calcext:value-type="float">
            <text:p>4.89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89" calcext:value-type="float">
            <text:p>6189</text:p>
          </table:table-cell>
          <table:table-cell office:value-type="float" office:value="1000" calcext:value-type="float">
            <text:p>1000</text:p>
          </table:table-cell>
          <table:table-cell office:value-type="float" office:value="6.189" calcext:value-type="float">
            <text:p>6.1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91" calcext:value-type="float">
            <text:p>1291</text:p>
          </table:table-cell>
          <table:table-cell office:value-type="float" office:value="1000" calcext:value-type="float">
            <text:p>1000</text:p>
          </table:table-cell>
          <table:table-cell office:value-type="float" office:value="1.291" calcext:value-type="float">
            <text:p>1.2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3823" calcext:value-type="float">
            <text:p>243823</text:p>
          </table:table-cell>
          <table:table-cell office:value-type="float" office:value="1000" calcext:value-type="float">
            <text:p>1000</text:p>
          </table:table-cell>
          <table:table-cell office:value-type="float" office:value="243.823" calcext:value-type="float">
            <text:p>243.823</text:p>
          </table:table-cell>
          <table:table-cell office:value-type="float" office:value="208" calcext:value-type="float">
            <text:p>208</text:p>
          </table:table-cell>
          <table:table-cell office:value-type="float" office:value="279" calcext:value-type="float">
            <text:p>279</text:p>
          </table:table-cell>
          <table:table-cell office:value-type="float" office:value="0.019617" calcext:value-type="float">
            <text:p>0.0196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617" calcext:value-type="float">
            <text:p>1.9617E-05</text:p>
          </table:table-cell>
          <table:table-cell office:value-type="float" office:value="0.000008955" calcext:value-type="float">
            <text:p>8.955E-06</text:p>
          </table:table-cell>
          <table:table-cell office:value-type="float" office:value="0.000043821" calcext:value-type="float">
            <text:p>4.3821E-05</text:p>
          </table:table-cell>
          <table:table-cell office:value-type="float" office:value="189160" calcext:value-type="float">
            <text:p>189160</text:p>
          </table:table-cell>
          <table:table-cell office:value-type="float" office:value="1000" calcext:value-type="float">
            <text:p>1000</text:p>
          </table:table-cell>
          <table:table-cell office:value-type="float" office:value="189.16" calcext:value-type="float">
            <text:p>189.16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float" office:value="5963" calcext:value-type="float">
            <text:p>5963</text:p>
          </table:table-cell>
          <table:table-cell office:value-type="float" office:value="1000" calcext:value-type="float">
            <text:p>1000</text:p>
          </table:table-cell>
          <table:table-cell office:value-type="float" office:value="5.963" calcext:value-type="float">
            <text:p>5.96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16" calcext:value-type="float">
            <text:p>7416</text:p>
          </table:table-cell>
          <table:table-cell office:value-type="float" office:value="1000" calcext:value-type="float">
            <text:p>1000</text:p>
          </table:table-cell>
          <table:table-cell office:value-type="float" office:value="7.416" calcext:value-type="float">
            <text:p>7.4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53" calcext:value-type="float">
            <text:p>1453</text:p>
          </table:table-cell>
          <table:table-cell office:value-type="float" office:value="1000" calcext:value-type="float">
            <text:p>1000</text:p>
          </table:table-cell>
          <table:table-cell office:value-type="float" office:value="1.453" calcext:value-type="float">
            <text:p>1.4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4166" calcext:value-type="float">
            <text:p>284166</text:p>
          </table:table-cell>
          <table:table-cell office:value-type="float" office:value="1000" calcext:value-type="float">
            <text:p>1000</text:p>
          </table:table-cell>
          <table:table-cell office:value-type="float" office:value="284.166" calcext:value-type="float">
            <text:p>284.166</text:p>
          </table:table-cell>
          <table:table-cell office:value-type="float" office:value="252" calcext:value-type="float">
            <text:p>252</text:p>
          </table:table-cell>
          <table:table-cell office:value-type="float" office:value="313" calcext:value-type="float">
            <text:p>313</text:p>
          </table:table-cell>
          <table:table-cell office:value-type="float" office:value="0.0264056" calcext:value-type="float">
            <text:p>0.02640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4056" calcext:value-type="float">
            <text:p>2.64056E-05</text:p>
          </table:table-cell>
          <table:table-cell office:value-type="float" office:value="0.000011622" calcext:value-type="float">
            <text:p>1.1622E-05</text:p>
          </table:table-cell>
          <table:table-cell office:value-type="float" office:value="0.000048813" calcext:value-type="float">
            <text:p>4.8813E-05</text:p>
          </table:table-cell>
          <table:table-cell office:value-type="float" office:value="258712" calcext:value-type="float">
            <text:p>258712</text:p>
          </table:table-cell>
          <table:table-cell office:value-type="float" office:value="1000" calcext:value-type="float">
            <text:p>1000</text:p>
          </table:table-cell>
          <table:table-cell office:value-type="float" office:value="258.712" calcext:value-type="float">
            <text:p>258.712</text:p>
          </table:table-cell>
          <table:table-cell office:value-type="float" office:value="116" calcext:value-type="float">
            <text:p>116</text:p>
          </table:table-cell>
          <table:table-cell office:value-type="float" office:value="482" calcext:value-type="float">
            <text:p>482</text:p>
          </table:table-cell>
          <table:table-cell office:value-type="float" office:value="7225" calcext:value-type="float">
            <text:p>7225</text:p>
          </table:table-cell>
          <table:table-cell office:value-type="float" office:value="1000" calcext:value-type="float">
            <text:p>1000</text:p>
          </table:table-cell>
          <table:table-cell office:value-type="float" office:value="7.225" calcext:value-type="float">
            <text:p>7.2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953" calcext:value-type="float">
            <text:p>8953</text:p>
          </table:table-cell>
          <table:table-cell office:value-type="float" office:value="1000" calcext:value-type="float">
            <text:p>1000</text:p>
          </table:table-cell>
          <table:table-cell office:value-type="float" office:value="8.953" calcext:value-type="float">
            <text:p>8.9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office:value-type="float" office:value="1000" calcext:value-type="float">
            <text:p>1000</text:p>
          </table:table-cell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4547" calcext:value-type="float">
            <text:p>324547</text:p>
          </table:table-cell>
          <table:table-cell office:value-type="float" office:value="1000" calcext:value-type="float">
            <text:p>1000</text:p>
          </table:table-cell>
          <table:table-cell office:value-type="float" office:value="324.547" calcext:value-type="float">
            <text:p>324.547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0.0414333" calcext:value-type="float">
            <text:p>0.0414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4333" calcext:value-type="float">
            <text:p>4.14333E-05</text:p>
          </table:table-cell>
          <table:table-cell office:value-type="float" office:value="0.000014354" calcext:value-type="float">
            <text:p>1.4354E-05</text:p>
          </table:table-cell>
          <table:table-cell office:value-type="float" office:value="0.00009669" calcext:value-type="float">
            <text:p>9.669E-05</text:p>
          </table:table-cell>
          <table:table-cell office:value-type="float" office:value="414224" calcext:value-type="float">
            <text:p>414224</text:p>
          </table:table-cell>
          <table:table-cell office:value-type="float" office:value="1000" calcext:value-type="float">
            <text:p>1000</text:p>
          </table:table-cell>
          <table:table-cell office:value-type="float" office:value="414.224" calcext:value-type="float">
            <text:p>414.224</text:p>
          </table:table-cell>
          <table:table-cell office:value-type="float" office:value="141" calcext:value-type="float">
            <text:p>141</text:p>
          </table:table-cell>
          <table:table-cell office:value-type="float" office:value="1001" calcext:value-type="float">
            <text:p>1001</text:p>
          </table:table-cell>
          <table:table-cell office:value-type="float" office:value="9358" calcext:value-type="float">
            <text:p>9358</text:p>
          </table:table-cell>
          <table:table-cell office:value-type="float" office:value="1000" calcext:value-type="float">
            <text:p>1000</text:p>
          </table:table-cell>
          <table:table-cell office:value-type="float" office:value="9.358" calcext:value-type="float">
            <text:p>9.3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381" calcext:value-type="float">
            <text:p>11381</text:p>
          </table:table-cell>
          <table:table-cell office:value-type="float" office:value="1000" calcext:value-type="float">
            <text:p>1000</text:p>
          </table:table-cell>
          <table:table-cell office:value-type="float" office:value="11.381" calcext:value-type="float">
            <text:p>11.38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23" calcext:value-type="float">
            <text:p>2023</text:p>
          </table:table-cell>
          <table:table-cell office:value-type="float" office:value="1000" calcext:value-type="float">
            <text:p>1000</text:p>
          </table:table-cell>
          <table:table-cell office:value-type="float" office:value="2.023" calcext:value-type="float">
            <text:p>2.0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5321" calcext:value-type="float">
            <text:p>365321</text:p>
          </table:table-cell>
          <table:table-cell office:value-type="float" office:value="1000" calcext:value-type="float">
            <text:p>1000</text:p>
          </table:table-cell>
          <table:table-cell office:value-type="float" office:value="365.321" calcext:value-type="float">
            <text:p>365.321</text:p>
          </table:table-cell>
          <table:table-cell office:value-type="float" office:value="339" calcext:value-type="float">
            <text:p>339</text:p>
          </table:table-cell>
          <table:table-cell office:value-type="float" office:value="382" calcext:value-type="float">
            <text:p>382</text:p>
          </table:table-cell>
          <table:table-cell office:value-type="float" office:value="0.0849167" calcext:value-type="float">
            <text:p>0.0849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9167" calcext:value-type="float">
            <text:p>8.49167E-05</text:p>
          </table:table-cell>
          <table:table-cell office:value-type="float" office:value="0.000038374" calcext:value-type="float">
            <text:p>3.8374E-05</text:p>
          </table:table-cell>
          <table:table-cell office:value-type="float" office:value="0.000186806" calcext:value-type="float">
            <text:p>0.000186806</text:p>
          </table:table-cell>
          <table:table-cell office:value-type="float" office:value="882754" calcext:value-type="float">
            <text:p>882754</text:p>
          </table:table-cell>
          <table:table-cell office:value-type="float" office:value="1000" calcext:value-type="float">
            <text:p>1000</text:p>
          </table:table-cell>
          <table:table-cell office:value-type="float" office:value="882.754" calcext:value-type="float">
            <text:p>882.754</text:p>
          </table:table-cell>
          <table:table-cell office:value-type="float" office:value="388" calcext:value-type="float">
            <text:p>388</text:p>
          </table:table-cell>
          <table:table-cell office:value-type="float" office:value="1983" calcext:value-type="float">
            <text:p>1983</text:p>
          </table:table-cell>
          <table:table-cell office:value-type="float" office:value="13547" calcext:value-type="float">
            <text:p>13547</text:p>
          </table:table-cell>
          <table:table-cell office:value-type="float" office:value="1000" calcext:value-type="float">
            <text:p>1000</text:p>
          </table:table-cell>
          <table:table-cell office:value-type="float" office:value="13.547" calcext:value-type="float">
            <text:p>13.54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397" calcext:value-type="float">
            <text:p>15397</text:p>
          </table:table-cell>
          <table:table-cell office:value-type="float" office:value="1000" calcext:value-type="float">
            <text:p>1000</text:p>
          </table:table-cell>
          <table:table-cell office:value-type="float" office:value="15.397" calcext:value-type="float">
            <text:p>15.39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50" calcext:value-type="float">
            <text:p>1850</text:p>
          </table:table-cell>
          <table:table-cell office:value-type="float" office:value="1000" calcext:value-type="float">
            <text:p>1000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302" calcext:value-type="float">
            <text:p>43302</text:p>
          </table:table-cell>
          <table:table-cell office:value-type="float" office:value="1000" calcext:value-type="float">
            <text:p>1000</text:p>
          </table:table-cell>
          <table:table-cell office:value-type="float" office:value="43.302" calcext:value-type="float">
            <text:p>43.30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0.00749423" calcext:value-type="float">
            <text:p>0.00749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9423" calcext:value-type="float">
            <text:p>7.49423E-06</text:p>
          </table:table-cell>
          <table:table-cell office:value-type="float" office:value="0.000005546" calcext:value-type="float">
            <text:p>5.546E-06</text:p>
          </table:table-cell>
          <table:table-cell office:value-type="float" office:value="0.000022371" calcext:value-type="float">
            <text:p>2.2371E-05</text:p>
          </table:table-cell>
          <table:table-cell office:value-type="float" office:value="77068" calcext:value-type="float">
            <text:p>77068</text:p>
          </table:table-cell>
          <table:table-cell office:value-type="float" office:value="1000" calcext:value-type="float">
            <text:p>1000</text:p>
          </table:table-cell>
          <table:table-cell office:value-type="float" office:value="77.068" calcext:value-type="float">
            <text:p>77.068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2407" calcext:value-type="float">
            <text:p>2407</text:p>
          </table:table-cell>
          <table:table-cell office:value-type="float" office:value="1000" calcext:value-type="float">
            <text:p>1000</text:p>
          </table:table-cell>
          <table:table-cell office:value-type="float" office:value="2.407" calcext:value-type="float">
            <text:p>2.4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8" calcext:value-type="float">
            <text:p>2958</text:p>
          </table:table-cell>
          <table:table-cell office:value-type="float" office:value="1000" calcext:value-type="float">
            <text:p>1000</text:p>
          </table:table-cell>
          <table:table-cell office:value-type="float" office:value="2.958" calcext:value-type="float">
            <text:p>2.9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150" calcext:value-type="float">
            <text:p>87150</text:p>
          </table:table-cell>
          <table:table-cell office:value-type="float" office:value="1000" calcext:value-type="float">
            <text:p>1000</text:p>
          </table:table-cell>
          <table:table-cell office:value-type="float" office:value="87.15" calcext:value-type="float">
            <text:p>87.15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0.00885407" calcext:value-type="float">
            <text:p>0.008854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5407" calcext:value-type="float">
            <text:p>8.85407E-06</text:p>
          </table:table-cell>
          <table:table-cell office:value-type="float" office:value="0.000005754" calcext:value-type="float">
            <text:p>5.754E-06</text:p>
          </table:table-cell>
          <table:table-cell office:value-type="float" office:value="0.000024124" calcext:value-type="float">
            <text:p>2.4124E-05</text:p>
          </table:table-cell>
          <table:table-cell office:value-type="float" office:value="88253" calcext:value-type="float">
            <text:p>88253</text:p>
          </table:table-cell>
          <table:table-cell office:value-type="float" office:value="1000" calcext:value-type="float">
            <text:p>1000</text:p>
          </table:table-cell>
          <table:table-cell office:value-type="float" office:value="88.253" calcext:value-type="float">
            <text:p>88.253</text:p>
          </table:table-cell>
          <table:table-cell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float" office:value="2959" calcext:value-type="float">
            <text:p>2959</text:p>
          </table:table-cell>
          <table:table-cell office:value-type="float" office:value="1000" calcext:value-type="float">
            <text:p>1000</text:p>
          </table:table-cell>
          <table:table-cell office:value-type="float" office:value="2.959" calcext:value-type="float">
            <text:p>2.9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92" calcext:value-type="float">
            <text:p>3692</text:p>
          </table:table-cell>
          <table:table-cell office:value-type="float" office:value="1000" calcext:value-type="float">
            <text:p>1000</text:p>
          </table:table-cell>
          <table:table-cell office:value-type="float" office:value="3.692" calcext:value-type="float">
            <text:p>3.6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322" calcext:value-type="float">
            <text:p>130322</text:p>
          </table:table-cell>
          <table:table-cell office:value-type="float" office:value="1000" calcext:value-type="float">
            <text:p>1000</text:p>
          </table:table-cell>
          <table:table-cell office:value-type="float" office:value="130.322" calcext:value-type="float">
            <text:p>130.322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0.0104811" calcext:value-type="float">
            <text:p>0.01048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811" calcext:value-type="float">
            <text:p>1.04811E-05</text:p>
          </table:table-cell>
          <table:table-cell office:value-type="float" office:value="0.000005955" calcext:value-type="float">
            <text:p>5.955E-06</text:p>
          </table:table-cell>
          <table:table-cell office:value-type="float" office:value="0.000028562" calcext:value-type="float">
            <text:p>2.8562E-05</text:p>
          </table:table-cell>
          <table:table-cell office:value-type="float" office:value="102903" calcext:value-type="float">
            <text:p>102903</text:p>
          </table:table-cell>
          <table:table-cell office:value-type="float" office:value="1000" calcext:value-type="float">
            <text:p>1000</text:p>
          </table:table-cell>
          <table:table-cell office:value-type="float" office:value="102.903" calcext:value-type="float">
            <text:p>102.903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office:value-type="float" office:value="3518" calcext:value-type="float">
            <text:p>3518</text:p>
          </table:table-cell>
          <table:table-cell office:value-type="float" office:value="1000" calcext:value-type="float">
            <text:p>1000</text:p>
          </table:table-cell>
          <table:table-cell office:value-type="float" office:value="3.518" calcext:value-type="float">
            <text:p>3.5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97" calcext:value-type="float">
            <text:p>4397</text:p>
          </table:table-cell>
          <table:table-cell office:value-type="float" office:value="1000" calcext:value-type="float">
            <text:p>1000</text:p>
          </table:table-cell>
          <table:table-cell office:value-type="float" office:value="4.397" calcext:value-type="float">
            <text:p>4.3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9" calcext:value-type="float">
            <text:p>879</text:p>
          </table:table-cell>
          <table:table-cell office:value-type="float" office:value="1000" calcext:value-type="float">
            <text:p>1000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891" calcext:value-type="float">
            <text:p>173891</text:p>
          </table:table-cell>
          <table:table-cell office:value-type="float" office:value="1000" calcext:value-type="float">
            <text:p>1000</text:p>
          </table:table-cell>
          <table:table-cell office:value-type="float" office:value="173.891" calcext:value-type="float">
            <text:p>173.891</text:p>
          </table:table-cell>
          <table:table-cell office:value-type="float" office:value="134" calcext:value-type="float">
            <text:p>134</text:p>
          </table:table-cell>
          <table:table-cell office:value-type="float" office:value="215" calcext:value-type="float">
            <text:p>215</text:p>
          </table:table-cell>
          <table:table-cell office:value-type="float" office:value="0.0125715" calcext:value-type="float">
            <text:p>0.0125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715" calcext:value-type="float">
            <text:p>1.25715E-05</text:p>
          </table:table-cell>
          <table:table-cell office:value-type="float" office:value="0.000007337" calcext:value-type="float">
            <text:p>7.337E-06</text:p>
          </table:table-cell>
          <table:table-cell office:value-type="float" office:value="0.000031019" calcext:value-type="float">
            <text:p>3.1019E-05</text:p>
          </table:table-cell>
          <table:table-cell office:value-type="float" office:value="121997" calcext:value-type="float">
            <text:p>121997</text:p>
          </table:table-cell>
          <table:table-cell office:value-type="float" office:value="1000" calcext:value-type="float">
            <text:p>1000</text:p>
          </table:table-cell>
          <table:table-cell office:value-type="float" office:value="121.997" calcext:value-type="float">
            <text:p>121.997</text:p>
          </table:table-cell>
          <table:table-cell office:value-type="float" office:value="77" calcext:value-type="float">
            <text:p>77</text:p>
          </table:table-cell>
          <table:table-cell office:value-type="float" office:value="226" calcext:value-type="float">
            <text:p>226</text:p>
          </table:table-cell>
          <table:table-cell office:value-type="float" office:value="4185" calcext:value-type="float">
            <text:p>4185</text:p>
          </table:table-cell>
          <table:table-cell office:value-type="float" office:value="1000" calcext:value-type="float">
            <text:p>1000</text:p>
          </table:table-cell>
          <table:table-cell office:value-type="float" office:value="4.185" calcext:value-type="float">
            <text:p>4.1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276" calcext:value-type="float">
            <text:p>5276</text:p>
          </table:table-cell>
          <table:table-cell office:value-type="float" office:value="1000" calcext:value-type="float">
            <text:p>1000</text:p>
          </table:table-cell>
          <table:table-cell office:value-type="float" office:value="5.276" calcext:value-type="float">
            <text:p>5.2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091</text:p>
          </table:table-cell>
          <table:table-cell office:value-type="float" office:value="1000" calcext:value-type="float">
            <text:p>1000</text:p>
          </table:table-cell>
          <table:table-cell office:value-type="float" office:value="1.091" calcext:value-type="float">
            <text:p>1.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273" calcext:value-type="float">
            <text:p>217273</text:p>
          </table:table-cell>
          <table:table-cell office:value-type="float" office:value="1000" calcext:value-type="float">
            <text:p>1000</text:p>
          </table:table-cell>
          <table:table-cell office:value-type="float" office:value="217.273" calcext:value-type="float">
            <text:p>217.273</text:p>
          </table:table-cell>
          <table:table-cell office:value-type="float" office:value="183" calcext:value-type="float">
            <text:p>183</text:p>
          </table:table-cell>
          <table:table-cell office:value-type="float" office:value="252" calcext:value-type="float">
            <text:p>252</text:p>
          </table:table-cell>
          <table:table-cell office:value-type="float" office:value="0.0155859" calcext:value-type="float">
            <text:p>0.0155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859" calcext:value-type="float">
            <text:p>1.55859E-05</text:p>
          </table:table-cell>
          <table:table-cell office:value-type="float" office:value="0.000007263" calcext:value-type="float">
            <text:p>7.263E-06</text:p>
          </table:table-cell>
          <table:table-cell office:value-type="float" office:value="0.000036234" calcext:value-type="float">
            <text:p>3.6234E-05</text:p>
          </table:table-cell>
          <table:table-cell office:value-type="float" office:value="150577" calcext:value-type="float">
            <text:p>150577</text:p>
          </table:table-cell>
          <table:table-cell office:value-type="float" office:value="1000" calcext:value-type="float">
            <text:p>1000</text:p>
          </table:table-cell>
          <table:table-cell office:value-type="float" office:value="150.577" calcext:value-type="float">
            <text:p>150.577</text:p>
          </table:table-cell>
          <table:table-cell office:value-type="float" office:value="75" calcext:value-type="float">
            <text:p>75</text:p>
          </table:table-cell>
          <table:table-cell office:value-type="float" office:value="348" calcext:value-type="float">
            <text:p>348</text:p>
          </table:table-cell>
          <table:table-cell office:value-type="float" office:value="4979" calcext:value-type="float">
            <text:p>4979</text:p>
          </table:table-cell>
          <table:table-cell office:value-type="float" office:value="1000" calcext:value-type="float">
            <text:p>1000</text:p>
          </table:table-cell>
          <table:table-cell office:value-type="float" office:value="4.979" calcext:value-type="float">
            <text:p>4.9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62" calcext:value-type="float">
            <text:p>6262</text:p>
          </table:table-cell>
          <table:table-cell office:value-type="float" office:value="1000" calcext:value-type="float">
            <text:p>1000</text:p>
          </table:table-cell>
          <table:table-cell office:value-type="float" office:value="6.262" calcext:value-type="float">
            <text:p>6.2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3" calcext:value-type="float">
            <text:p>1283</text:p>
          </table:table-cell>
          <table:table-cell office:value-type="float" office:value="1000" calcext:value-type="float">
            <text:p>1000</text:p>
          </table:table-cell>
          <table:table-cell office:value-type="float" office:value="1.283" calcext:value-type="float">
            <text:p>1.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989" calcext:value-type="float">
            <text:p>260989</text:p>
          </table:table-cell>
          <table:table-cell office:value-type="float" office:value="1000" calcext:value-type="float">
            <text:p>1000</text:p>
          </table:table-cell>
          <table:table-cell office:value-type="float" office:value="260.989" calcext:value-type="float">
            <text:p>260.989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0.0202968" calcext:value-type="float">
            <text:p>0.0202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968" calcext:value-type="float">
            <text:p>2.02968E-05</text:p>
          </table:table-cell>
          <table:table-cell office:value-type="float" office:value="0.000009716" calcext:value-type="float">
            <text:p>9.716E-06</text:p>
          </table:table-cell>
          <table:table-cell office:value-type="float" office:value="0.000050608" calcext:value-type="float">
            <text:p>5.0608E-05</text:p>
          </table:table-cell>
          <table:table-cell office:value-type="float" office:value="196860" calcext:value-type="float">
            <text:p>196860</text:p>
          </table:table-cell>
          <table:table-cell office:value-type="float" office:value="1000" calcext:value-type="float">
            <text:p>1000</text:p>
          </table:table-cell>
          <table:table-cell office:value-type="float" office:value="196.86" calcext:value-type="float">
            <text:p>196.86</text:p>
          </table:table-cell>
          <table:table-cell office:value-type="float" office:value="96" calcext:value-type="float">
            <text:p>96</text:p>
          </table:table-cell>
          <table:table-cell office:value-type="float" office:value="503" calcext:value-type="float">
            <text:p>503</text:p>
          </table:table-cell>
          <table:table-cell office:value-type="float" office:value="6008" calcext:value-type="float">
            <text:p>6008</text:p>
          </table:table-cell>
          <table:table-cell office:value-type="float" office:value="1000" calcext:value-type="float">
            <text:p>1000</text:p>
          </table:table-cell>
          <table:table-cell office:value-type="float" office:value="6.008" calcext:value-type="float">
            <text:p>6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11" calcext:value-type="float">
            <text:p>7511</text:p>
          </table:table-cell>
          <table:table-cell office:value-type="float" office:value="1000" calcext:value-type="float">
            <text:p>1000</text:p>
          </table:table-cell>
          <table:table-cell office:value-type="float" office:value="7.511" calcext:value-type="float">
            <text:p>7.5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03" calcext:value-type="float">
            <text:p>1503</text:p>
          </table:table-cell>
          <table:table-cell office:value-type="float" office:value="1000" calcext:value-type="float">
            <text:p>1000</text:p>
          </table:table-cell>
          <table:table-cell office:value-type="float" office:value="1.503" calcext:value-type="float">
            <text:p>1.5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293" calcext:value-type="float">
            <text:p>304293</text:p>
          </table:table-cell>
          <table:table-cell office:value-type="float" office:value="1000" calcext:value-type="float">
            <text:p>1000</text:p>
          </table:table-cell>
          <table:table-cell office:value-type="float" office:value="304.293" calcext:value-type="float">
            <text:p>304.293</text:p>
          </table:table-cell>
          <table:table-cell office:value-type="float" office:value="265" calcext:value-type="float">
            <text:p>265</text:p>
          </table:table-cell>
          <table:table-cell office:value-type="float" office:value="333" calcext:value-type="float">
            <text:p>333</text:p>
          </table:table-cell>
          <table:table-cell office:value-type="float" office:value="0.0280759" calcext:value-type="float">
            <text:p>0.0280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0759" calcext:value-type="float">
            <text:p>2.80759E-05</text:p>
          </table:table-cell>
          <table:table-cell office:value-type="float" office:value="0.000010971" calcext:value-type="float">
            <text:p>1.0971E-05</text:p>
          </table:table-cell>
          <table:table-cell office:value-type="float" office:value="0.000063672" calcext:value-type="float">
            <text:p>6.3672E-05</text:p>
          </table:table-cell>
          <table:table-cell office:value-type="float" office:value="275126" calcext:value-type="float">
            <text:p>275126</text:p>
          </table:table-cell>
          <table:table-cell office:value-type="float" office:value="1000" calcext:value-type="float">
            <text:p>1000</text:p>
          </table:table-cell>
          <table:table-cell office:value-type="float" office:value="275.126" calcext:value-type="float">
            <text:p>275.126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7376" calcext:value-type="float">
            <text:p>7376</text:p>
          </table:table-cell>
          <table:table-cell office:value-type="float" office:value="1000" calcext:value-type="float">
            <text:p>1000</text:p>
          </table:table-cell>
          <table:table-cell office:value-type="float" office:value="7.376" calcext:value-type="float">
            <text:p>7.37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40" calcext:value-type="float">
            <text:p>9140</text:p>
          </table:table-cell>
          <table:table-cell office:value-type="float" office:value="1000" calcext:value-type="float">
            <text:p>1000</text:p>
          </table:table-cell>
          <table:table-cell office:value-type="float" office:value="9.14" calcext:value-type="float">
            <text:p>9.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1000" calcext:value-type="float">
            <text:p>1000</text:p>
          </table:table-cell>
          <table:table-cell office:value-type="float" office:value="1.764" calcext:value-type="float">
            <text:p>1.7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8457" calcext:value-type="float">
            <text:p>348457</text:p>
          </table:table-cell>
          <table:table-cell office:value-type="float" office:value="1000" calcext:value-type="float">
            <text:p>1000</text:p>
          </table:table-cell>
          <table:table-cell office:value-type="float" office:value="348.457" calcext:value-type="float">
            <text:p>348.457</text:p>
          </table:table-cell>
          <table:table-cell office:value-type="float" office:value="320" calcext:value-type="float">
            <text:p>320</text:p>
          </table:table-cell>
          <table:table-cell office:value-type="float" office:value="370" calcext:value-type="float">
            <text:p>370</text:p>
          </table:table-cell>
          <table:table-cell office:value-type="float" office:value="0.0441972" calcext:value-type="float">
            <text:p>0.04419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972" calcext:value-type="float">
            <text:p>4.41972E-05</text:p>
          </table:table-cell>
          <table:table-cell office:value-type="float" office:value="0.000017188" calcext:value-type="float">
            <text:p>1.7188E-05</text:p>
          </table:table-cell>
          <table:table-cell office:value-type="float" office:value="0.000096412" calcext:value-type="float">
            <text:p>9.6412E-05</text:p>
          </table:table-cell>
          <table:table-cell office:value-type="float" office:value="445297" calcext:value-type="float">
            <text:p>445297</text:p>
          </table:table-cell>
          <table:table-cell office:value-type="float" office:value="1000" calcext:value-type="float">
            <text:p>1000</text:p>
          </table:table-cell>
          <table:table-cell office:value-type="float" office:value="445.297" calcext:value-type="float">
            <text:p>445.297</text:p>
          </table:table-cell>
          <table:table-cell office:value-type="float" office:value="171" calcext:value-type="float">
            <text:p>171</text:p>
          </table:table-cell>
          <table:table-cell office:value-type="float" office:value="1009" calcext:value-type="float">
            <text:p>1009</text:p>
          </table:table-cell>
          <table:table-cell office:value-type="float" office:value="9587" calcext:value-type="float">
            <text:p>9587</text:p>
          </table:table-cell>
          <table:table-cell office:value-type="float" office:value="1000" calcext:value-type="float">
            <text:p>1000</text:p>
          </table:table-cell>
          <table:table-cell office:value-type="float" office:value="9.587" calcext:value-type="float">
            <text:p>9.58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552" calcext:value-type="float">
            <text:p>11552</text:p>
          </table:table-cell>
          <table:table-cell office:value-type="float" office:value="1000" calcext:value-type="float">
            <text:p>1000</text:p>
          </table:table-cell>
          <table:table-cell office:value-type="float" office:value="11.552" calcext:value-type="float">
            <text:p>11.55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65" calcext:value-type="float">
            <text:p>1965</text:p>
          </table:table-cell>
          <table:table-cell office:value-type="float" office:value="1000" calcext:value-type="float">
            <text:p>1000</text:p>
          </table:table-cell>
          <table:table-cell office:value-type="float" office:value="1.965" calcext:value-type="float">
            <text:p>1.9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2044" calcext:value-type="float">
            <text:p>392044</text:p>
          </table:table-cell>
          <table:table-cell office:value-type="float" office:value="1000" calcext:value-type="float">
            <text:p>1000</text:p>
          </table:table-cell>
          <table:table-cell office:value-type="float" office:value="392.044" calcext:value-type="float">
            <text:p>392.044</text:p>
          </table:table-cell>
          <table:table-cell office:value-type="float" office:value="373" calcext:value-type="float">
            <text:p>373</text:p>
          </table:table-cell>
          <table:table-cell office:value-type="float" office:value="411" calcext:value-type="float">
            <text:p>411</text:p>
          </table:table-cell>
          <table:table-cell office:value-type="float" office:value="0.0894525" calcext:value-type="float">
            <text:p>0.0894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525" calcext:value-type="float">
            <text:p>8.94525E-05</text:p>
          </table:table-cell>
          <table:table-cell office:value-type="float" office:value="0.000038019" calcext:value-type="float">
            <text:p>3.8019E-05</text:p>
          </table:table-cell>
          <table:table-cell office:value-type="float" office:value="0.000196067" calcext:value-type="float">
            <text:p>0.000196067</text:p>
          </table:table-cell>
          <table:table-cell office:value-type="float" office:value="928374" calcext:value-type="float">
            <text:p>928374</text:p>
          </table:table-cell>
          <table:table-cell office:value-type="float" office:value="1000" calcext:value-type="float">
            <text:p>1000</text:p>
          </table:table-cell>
          <table:table-cell office:value-type="float" office:value="928.374" calcext:value-type="float">
            <text:p>928.374</text:p>
          </table:table-cell>
          <table:table-cell office:value-type="float" office:value="390" calcext:value-type="float">
            <text:p>390</text:p>
          </table:table-cell>
          <table:table-cell office:value-type="float" office:value="2114" calcext:value-type="float">
            <text:p>2114</text:p>
          </table:table-cell>
          <table:table-cell office:value-type="float" office:value="13727" calcext:value-type="float">
            <text:p>13727</text:p>
          </table:table-cell>
          <table:table-cell office:value-type="float" office:value="1000" calcext:value-type="float">
            <text:p>1000</text:p>
          </table:table-cell>
          <table:table-cell office:value-type="float" office:value="13.727" calcext:value-type="float">
            <text:p>13.72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787" calcext:value-type="float">
            <text:p>15787</text:p>
          </table:table-cell>
          <table:table-cell office:value-type="float" office:value="1000" calcext:value-type="float">
            <text:p>1000</text:p>
          </table:table-cell>
          <table:table-cell office:value-type="float" office:value="15.787" calcext:value-type="float">
            <text:p>15.78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060" calcext:value-type="float">
            <text:p>2060</text:p>
          </table:table-cell>
          <table:table-cell office:value-type="float" office:value="1000" calcext:value-type="float">
            <text:p>1000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692" calcext:value-type="float">
            <text:p>46692</text:p>
          </table:table-cell>
          <table:table-cell office:value-type="float" office:value="1000" calcext:value-type="float">
            <text:p>1000</text:p>
          </table:table-cell>
          <table:table-cell office:value-type="float" office:value="46.692" calcext:value-type="float">
            <text:p>46.692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0.0076346" calcext:value-type="float">
            <text:p>0.0076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46" calcext:value-type="float">
            <text:p>7.6346E-06</text:p>
          </table:table-cell>
          <table:table-cell office:value-type="float" office:value="0.000005751" calcext:value-type="float">
            <text:p>5.751E-06</text:p>
          </table:table-cell>
          <table:table-cell office:value-type="float" office:value="0.00001475" calcext:value-type="float">
            <text:p>1.475E-05</text:p>
          </table:table-cell>
          <table:table-cell office:value-type="float" office:value="79297" calcext:value-type="float">
            <text:p>79297</text:p>
          </table:table-cell>
          <table:table-cell office:value-type="float" office:value="1000" calcext:value-type="float">
            <text:p>1000</text:p>
          </table:table-cell>
          <table:table-cell office:value-type="float" office:value="79.297" calcext:value-type="float">
            <text:p>79.297</text:p>
          </table:table-cell>
          <table:table-cell office:value-type="float" office:value="64" calcext:value-type="float">
            <text:p>64</text:p>
          </table:table-cell>
          <table:table-cell office:value-type="float" office:value="137" calcext:value-type="float">
            <text:p>137</text:p>
          </table:table-cell>
          <table:table-cell office:value-type="float" office:value="2410" calcext:value-type="float">
            <text:p>2410</text:p>
          </table:table-cell>
          <table:table-cell office:value-type="float" office:value="1000" calcext:value-type="float">
            <text:p>1000</text:p>
          </table:table-cell>
          <table:table-cell office:value-type="float" office:value="2.41" calcext:value-type="float">
            <text:p>2.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3217" calcext:value-type="float">
            <text:p>93217</text:p>
          </table:table-cell>
          <table:table-cell office:value-type="float" office:value="1000" calcext:value-type="float">
            <text:p>1000</text:p>
          </table:table-cell>
          <table:table-cell office:value-type="float" office:value="93.217" calcext:value-type="float">
            <text:p>93.217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0.00908491" calcext:value-type="float">
            <text:p>0.009084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08491" calcext:value-type="float">
            <text:p>9.08491E-06</text:p>
          </table:table-cell>
          <table:table-cell office:value-type="float" office:value="0.000005871" calcext:value-type="float">
            <text:p>5.871E-06</text:p>
          </table:table-cell>
          <table:table-cell office:value-type="float" office:value="0.000028604" calcext:value-type="float">
            <text:p>2.8604E-05</text:p>
          </table:table-cell>
          <table:table-cell office:value-type="float" office:value="91441" calcext:value-type="float">
            <text:p>91441</text:p>
          </table:table-cell>
          <table:table-cell office:value-type="float" office:value="1000" calcext:value-type="float">
            <text:p>1000</text:p>
          </table:table-cell>
          <table:table-cell office:value-type="float" office:value="91.441" calcext:value-type="float">
            <text:p>91.441</text:p>
          </table:table-cell>
          <table:table-cell office:value-type="float" office:value="65" calcext:value-type="float">
            <text:p>65</text:p>
          </table:table-cell>
          <table:table-cell office:value-type="float" office:value="167" calcext:value-type="float">
            <text:p>167</text:p>
          </table:table-cell>
          <table:table-cell office:value-type="float" office:value="2970" calcext:value-type="float">
            <text:p>2970</text:p>
          </table:table-cell>
          <table:table-cell office:value-type="float" office:value="1000" calcext:value-type="float">
            <text:p>10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35" calcext:value-type="float">
            <text:p>3735</text:p>
          </table:table-cell>
          <table:table-cell office:value-type="float" office:value="1000" calcext:value-type="float">
            <text:p>1000</text:p>
          </table:table-cell>
          <table:table-cell office:value-type="float" office:value="3.735" calcext:value-type="float">
            <text:p>3.7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9227" calcext:value-type="float">
            <text:p>139227</text:p>
          </table:table-cell>
          <table:table-cell office:value-type="float" office:value="1000" calcext:value-type="float">
            <text:p>1000</text:p>
          </table:table-cell>
          <table:table-cell office:value-type="float" office:value="139.227" calcext:value-type="float">
            <text:p>139.227</text:p>
          </table:table-cell>
          <table:table-cell office:value-type="float" office:value="106" calcext:value-type="float">
            <text:p>106</text:p>
          </table:table-cell>
          <table:table-cell office:value-type="float" office:value="170" calcext:value-type="float">
            <text:p>170</text:p>
          </table:table-cell>
          <table:table-cell office:value-type="float" office:value="0.0109512" calcext:value-type="float">
            <text:p>0.0109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512" calcext:value-type="float">
            <text:p>1.09512E-05</text:p>
          </table:table-cell>
          <table:table-cell office:value-type="float" office:value="0.00000626" calcext:value-type="float">
            <text:p>6.26E-06</text:p>
          </table:table-cell>
          <table:table-cell office:value-type="float" office:value="0.000026059" calcext:value-type="float">
            <text:p>2.6059E-05</text:p>
          </table:table-cell>
          <table:table-cell office:value-type="float" office:value="107505" calcext:value-type="float">
            <text:p>107505</text:p>
          </table:table-cell>
          <table:table-cell office:value-type="float" office:value="1000" calcext:value-type="float">
            <text:p>1000</text:p>
          </table:table-cell>
          <table:table-cell office:value-type="float" office:value="107.505" calcext:value-type="float">
            <text:p>107.505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office:value-type="float" office:value="3601" calcext:value-type="float">
            <text:p>3601</text:p>
          </table:table-cell>
          <table:table-cell office:value-type="float" office:value="1000" calcext:value-type="float">
            <text:p>1000</text:p>
          </table:table-cell>
          <table:table-cell office:value-type="float" office:value="3.601" calcext:value-type="float">
            <text:p>3.6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  <table:table-cell office:value-type="float" office:value="1000" calcext:value-type="float">
            <text:p>1000</text:p>
          </table:table-cell>
          <table:table-cell office:value-type="float" office:value="4.444" calcext:value-type="float">
            <text:p>4.4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0.843" calcext:value-type="float">
            <text:p>0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5928" calcext:value-type="float">
            <text:p>185928</text:p>
          </table:table-cell>
          <table:table-cell office:value-type="float" office:value="1000" calcext:value-type="float">
            <text:p>1000</text:p>
          </table:table-cell>
          <table:table-cell office:value-type="float" office:value="185.928" calcext:value-type="float">
            <text:p>185.928</text:p>
          </table:table-cell>
          <table:table-cell office:value-type="float" office:value="155" calcext:value-type="float">
            <text:p>155</text:p>
          </table:table-cell>
          <table:table-cell office:value-type="float" office:value="215" calcext:value-type="float">
            <text:p>215</text:p>
          </table:table-cell>
          <table:table-cell office:value-type="float" office:value="0.0131223" calcext:value-type="float">
            <text:p>0.0131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223" calcext:value-type="float">
            <text:p>1.31223E-05</text:p>
          </table:table-cell>
          <table:table-cell office:value-type="float" office:value="0.000006899" calcext:value-type="float">
            <text:p>6.899E-06</text:p>
          </table:table-cell>
          <table:table-cell office:value-type="float" office:value="0.000026517" calcext:value-type="float">
            <text:p>2.6517E-05</text:p>
          </table:table-cell>
          <table:table-cell office:value-type="float" office:value="127256" calcext:value-type="float">
            <text:p>127256</text:p>
          </table:table-cell>
          <table:table-cell office:value-type="float" office:value="1000" calcext:value-type="float">
            <text:p>1000</text:p>
          </table:table-cell>
          <table:table-cell office:value-type="float" office:value="127.256" calcext:value-type="float">
            <text:p>127.256</text:p>
          </table:table-cell>
          <table:table-cell office:value-type="float" office:value="72" calcext:value-type="float">
            <text:p>72</text:p>
          </table:table-cell>
          <table:table-cell office:value-type="float" office:value="235" calcext:value-type="float">
            <text:p>235</text:p>
          </table:table-cell>
          <table:table-cell office:value-type="float" office:value="4246" calcext:value-type="float">
            <text:p>4246</text:p>
          </table:table-cell>
          <table:table-cell office:value-type="float" office:value="1000" calcext:value-type="float">
            <text:p>1000</text:p>
          </table:table-cell>
          <table:table-cell office:value-type="float" office:value="4.246" calcext:value-type="float">
            <text:p>4.2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26" calcext:value-type="float">
            <text:p>5326</text:p>
          </table:table-cell>
          <table:table-cell office:value-type="float" office:value="1000" calcext:value-type="float">
            <text:p>1000</text:p>
          </table:table-cell>
          <table:table-cell office:value-type="float" office:value="5.326" calcext:value-type="float">
            <text:p>5.3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1000" calcext:value-type="float">
            <text:p>100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2858" calcext:value-type="float">
            <text:p>232858</text:p>
          </table:table-cell>
          <table:table-cell office:value-type="float" office:value="1000" calcext:value-type="float">
            <text:p>1000</text:p>
          </table:table-cell>
          <table:table-cell office:value-type="float" office:value="232.858" calcext:value-type="float">
            <text:p>232.858</text:p>
          </table:table-cell>
          <table:table-cell office:value-type="float" office:value="203" calcext:value-type="float">
            <text:p>203</text:p>
          </table:table-cell>
          <table:table-cell office:value-type="float" office:value="264" calcext:value-type="float">
            <text:p>264</text:p>
          </table:table-cell>
          <table:table-cell office:value-type="float" office:value="0.0163002" calcext:value-type="float">
            <text:p>0.0163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3002" calcext:value-type="float">
            <text:p>1.63002E-05</text:p>
          </table:table-cell>
          <table:table-cell office:value-type="float" office:value="0.000007767" calcext:value-type="float">
            <text:p>7.767E-06</text:p>
          </table:table-cell>
          <table:table-cell office:value-type="float" office:value="0.000034803" calcext:value-type="float">
            <text:p>3.4803E-05</text:p>
          </table:table-cell>
          <table:table-cell office:value-type="float" office:value="157605" calcext:value-type="float">
            <text:p>157605</text:p>
          </table:table-cell>
          <table:table-cell office:value-type="float" office:value="1000" calcext:value-type="float">
            <text:p>1000</text:p>
          </table:table-cell>
          <table:table-cell office:value-type="float" office:value="157.605" calcext:value-type="float">
            <text:p>157.605</text:p>
          </table:table-cell>
          <table:table-cell office:value-type="float" office:value="81" calcext:value-type="float">
            <text:p>81</text:p>
          </table:table-cell>
          <table:table-cell office:value-type="float" office:value="337" calcext:value-type="float">
            <text:p>337</text:p>
          </table:table-cell>
          <table:table-cell office:value-type="float" office:value="5040" calcext:value-type="float">
            <text:p>5040</text:p>
          </table:table-cell>
          <table:table-cell office:value-type="float" office:value="1000" calcext:value-type="float">
            <text:p>1000</text:p>
          </table:table-cell>
          <table:table-cell office:value-type="float" office:value="5.04" calcext:value-type="float">
            <text:p>5.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356" calcext:value-type="float">
            <text:p>6356</text:p>
          </table:table-cell>
          <table:table-cell office:value-type="float" office:value="1000" calcext:value-type="float">
            <text:p>1000</text:p>
          </table:table-cell>
          <table:table-cell office:value-type="float" office:value="6.356" calcext:value-type="float">
            <text:p>6.3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16" calcext:value-type="float">
            <text:p>1316</text:p>
          </table:table-cell>
          <table:table-cell office:value-type="float" office:value="1000" calcext:value-type="float">
            <text:p>1000</text:p>
          </table:table-cell>
          <table:table-cell office:value-type="float" office:value="1.316" calcext:value-type="float">
            <text:p>1.3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9036" calcext:value-type="float">
            <text:p>279036</text:p>
          </table:table-cell>
          <table:table-cell office:value-type="float" office:value="1000" calcext:value-type="float">
            <text:p>1000</text:p>
          </table:table-cell>
          <table:table-cell office:value-type="float" office:value="279.036" calcext:value-type="float">
            <text:p>279.036</text:p>
          </table:table-cell>
          <table:table-cell office:value-type="float" office:value="244" calcext:value-type="float">
            <text:p>244</text:p>
          </table:table-cell>
          <table:table-cell office:value-type="float" office:value="317" calcext:value-type="float">
            <text:p>317</text:p>
          </table:table-cell>
          <table:table-cell office:value-type="float" office:value="0.0206462" calcext:value-type="float">
            <text:p>0.02064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462" calcext:value-type="float">
            <text:p>2.06462E-05</text:p>
          </table:table-cell>
          <table:table-cell office:value-type="float" office:value="0.000009777" calcext:value-type="float">
            <text:p>9.777E-06</text:p>
          </table:table-cell>
          <table:table-cell office:value-type="float" office:value="0.000050911" calcext:value-type="float">
            <text:p>5.0911E-05</text:p>
          </table:table-cell>
          <table:table-cell office:value-type="float" office:value="200213" calcext:value-type="float">
            <text:p>200213</text:p>
          </table:table-cell>
          <table:table-cell office:value-type="float" office:value="1000" calcext:value-type="float">
            <text:p>1000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98" calcext:value-type="float">
            <text:p>98</text:p>
          </table:table-cell>
          <table:table-cell office:value-type="float" office:value="498" calcext:value-type="float">
            <text:p>498</text:p>
          </table:table-cell>
          <table:table-cell office:value-type="float" office:value="5989" calcext:value-type="float">
            <text:p>5989</text:p>
          </table:table-cell>
          <table:table-cell office:value-type="float" office:value="1000" calcext:value-type="float">
            <text:p>1000</text:p>
          </table:table-cell>
          <table:table-cell office:value-type="float" office:value="5.989" calcext:value-type="float">
            <text:p>5.98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582" calcext:value-type="float">
            <text:p>7582</text:p>
          </table:table-cell>
          <table:table-cell office:value-type="float" office:value="1000" calcext:value-type="float">
            <text:p>1000</text:p>
          </table:table-cell>
          <table:table-cell office:value-type="float" office:value="7.582" calcext:value-type="float">
            <text:p>7.5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93" calcext:value-type="float">
            <text:p>1593</text:p>
          </table:table-cell>
          <table:table-cell office:value-type="float" office:value="1000" calcext:value-type="float">
            <text:p>1000</text:p>
          </table:table-cell>
          <table:table-cell office:value-type="float" office:value="1.593" calcext:value-type="float">
            <text:p>1.5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25382" calcext:value-type="float">
            <text:p>325382</text:p>
          </table:table-cell>
          <table:table-cell office:value-type="float" office:value="1000" calcext:value-type="float">
            <text:p>1000</text:p>
          </table:table-cell>
          <table:table-cell office:value-type="float" office:value="325.382" calcext:value-type="float">
            <text:p>325.382</text:p>
          </table:table-cell>
          <table:table-cell office:value-type="float" office:value="289" calcext:value-type="float">
            <text:p>289</text:p>
          </table:table-cell>
          <table:table-cell office:value-type="float" office:value="357" calcext:value-type="float">
            <text:p>357</text:p>
          </table:table-cell>
          <table:table-cell office:value-type="float" office:value="0.0290625" calcext:value-type="float">
            <text:p>0.02906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625" calcext:value-type="float">
            <text:p>2.90625E-05</text:p>
          </table:table-cell>
          <table:table-cell office:value-type="float" office:value="0.000010876" calcext:value-type="float">
            <text:p>1.0876E-05</text:p>
          </table:table-cell>
          <table:table-cell office:value-type="float" office:value="0.000078631" calcext:value-type="float">
            <text:p>7.8631E-05</text:p>
          </table:table-cell>
          <table:table-cell office:value-type="float" office:value="286079" calcext:value-type="float">
            <text:p>286079</text:p>
          </table:table-cell>
          <table:table-cell office:value-type="float" office:value="1000" calcext:value-type="float">
            <text:p>1000</text:p>
          </table:table-cell>
          <table:table-cell office:value-type="float" office:value="286.079" calcext:value-type="float">
            <text:p>286.079</text:p>
          </table:table-cell>
          <table:table-cell office:value-type="float" office:value="111" calcext:value-type="float">
            <text:p>111</text:p>
          </table:table-cell>
          <table:table-cell office:value-type="float" office:value="802" calcext:value-type="float">
            <text:p>802</text:p>
          </table:table-cell>
          <table:table-cell office:value-type="float" office:value="7485" calcext:value-type="float">
            <text:p>7485</text:p>
          </table:table-cell>
          <table:table-cell office:value-type="float" office:value="1000" calcext:value-type="float">
            <text:p>1000</text:p>
          </table:table-cell>
          <table:table-cell office:value-type="float" office:value="7.485" calcext:value-type="float">
            <text:p>7.48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261" calcext:value-type="float">
            <text:p>9261</text:p>
          </table:table-cell>
          <table:table-cell office:value-type="float" office:value="1000" calcext:value-type="float">
            <text:p>1000</text:p>
          </table:table-cell>
          <table:table-cell office:value-type="float" office:value="9.261" calcext:value-type="float">
            <text:p>9.26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76" calcext:value-type="float">
            <text:p>1776</text:p>
          </table:table-cell>
          <table:table-cell office:value-type="float" office:value="1000" calcext:value-type="float">
            <text:p>1000</text:p>
          </table:table-cell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72227" calcext:value-type="float">
            <text:p>372227</text:p>
          </table:table-cell>
          <table:table-cell office:value-type="float" office:value="1000" calcext:value-type="float">
            <text:p>1000</text:p>
          </table:table-cell>
          <table:table-cell office:value-type="float" office:value="372.227" calcext:value-type="float">
            <text:p>372.227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 office:value-type="float" office:value="0.0454776" calcext:value-type="float">
            <text:p>0.04547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4776" calcext:value-type="float">
            <text:p>4.54776E-05</text:p>
          </table:table-cell>
          <table:table-cell office:value-type="float" office:value="0.000019547" calcext:value-type="float">
            <text:p>1.9547E-05</text:p>
          </table:table-cell>
          <table:table-cell office:value-type="float" office:value="0.000094129" calcext:value-type="float">
            <text:p>9.4129E-05</text:p>
          </table:table-cell>
          <table:table-cell office:value-type="float" office:value="458115" calcext:value-type="float">
            <text:p>458115</text:p>
          </table:table-cell>
          <table:table-cell office:value-type="float" office:value="1000" calcext:value-type="float">
            <text:p>1000</text:p>
          </table:table-cell>
          <table:table-cell office:value-type="float" office:value="458.115" calcext:value-type="float">
            <text:p>458.115</text:p>
          </table:table-cell>
          <table:table-cell office:value-type="float" office:value="196" calcext:value-type="float">
            <text:p>196</text:p>
          </table:table-cell>
          <table:table-cell office:value-type="float" office:value="981" calcext:value-type="float">
            <text:p>981</text:p>
          </table:table-cell>
          <table:table-cell office:value-type="float" office:value="9701" calcext:value-type="float">
            <text:p>9701</text:p>
          </table:table-cell>
          <table:table-cell office:value-type="float" office:value="1000" calcext:value-type="float">
            <text:p>1000</text:p>
          </table:table-cell>
          <table:table-cell office:value-type="float" office:value="9.701" calcext:value-type="float">
            <text:p>9.70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758" calcext:value-type="float">
            <text:p>11758</text:p>
          </table:table-cell>
          <table:table-cell office:value-type="float" office:value="1000" calcext:value-type="float">
            <text:p>1000</text:p>
          </table:table-cell>
          <table:table-cell office:value-type="float" office:value="11.758" calcext:value-type="float">
            <text:p>11.7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57" calcext:value-type="float">
            <text:p>2057</text:p>
          </table:table-cell>
          <table:table-cell office:value-type="float" office:value="1000" calcext:value-type="float">
            <text:p>1000</text:p>
          </table:table-cell>
          <table:table-cell office:value-type="float" office:value="2.057" calcext:value-type="float">
            <text:p>2.0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18577" calcext:value-type="float">
            <text:p>418577</text:p>
          </table:table-cell>
          <table:table-cell office:value-type="float" office:value="1000" calcext:value-type="float">
            <text:p>1000</text:p>
          </table:table-cell>
          <table:table-cell office:value-type="float" office:value="418.577" calcext:value-type="float">
            <text:p>418.577</text:p>
          </table:table-cell>
          <table:table-cell office:value-type="float" office:value="398" calcext:value-type="float">
            <text:p>398</text:p>
          </table:table-cell>
          <table:table-cell office:value-type="float" office:value="437" calcext:value-type="float">
            <text:p>437</text:p>
          </table:table-cell>
          <table:table-cell office:value-type="float" office:value="0.0941554" calcext:value-type="float">
            <text:p>0.0941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1554" calcext:value-type="float">
            <text:p>9.41554E-05</text:p>
          </table:table-cell>
          <table:table-cell office:value-type="float" office:value="0.000039175" calcext:value-type="float">
            <text:p>3.9175E-05</text:p>
          </table:table-cell>
          <table:table-cell office:value-type="float" office:value="0.000184551" calcext:value-type="float">
            <text:p>0.000184551</text:p>
          </table:table-cell>
          <table:table-cell office:value-type="float" office:value="981953" calcext:value-type="float">
            <text:p>981953</text:p>
          </table:table-cell>
          <table:table-cell office:value-type="float" office:value="1000" calcext:value-type="float">
            <text:p>1000</text:p>
          </table:table-cell>
          <table:table-cell office:value-type="float" office:value="981.953" calcext:value-type="float">
            <text:p>981.953</text:p>
          </table:table-cell>
          <table:table-cell office:value-type="float" office:value="394" calcext:value-type="float">
            <text:p>394</text:p>
          </table:table-cell>
          <table:table-cell office:value-type="float" office:value="1988" calcext:value-type="float">
            <text:p>1988</text:p>
          </table:table-cell>
          <table:table-cell office:value-type="float" office:value="14022" calcext:value-type="float">
            <text:p>14022</text:p>
          </table:table-cell>
          <table:table-cell office:value-type="float" office:value="1000" calcext:value-type="float">
            <text:p>1000</text:p>
          </table:table-cell>
          <table:table-cell office:value-type="float" office:value="14.022" calcext:value-type="float">
            <text:p>14.0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112" calcext:value-type="float">
            <text:p>16112</text:p>
          </table:table-cell>
          <table:table-cell office:value-type="float" office:value="1000" calcext:value-type="float">
            <text:p>1000</text:p>
          </table:table-cell>
          <table:table-cell office:value-type="float" office:value="16.112" calcext:value-type="float">
            <text:p>16.1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90" calcext:value-type="float">
            <text:p>2090</text:p>
          </table:table-cell>
          <table:table-cell office:value-type="float" office:value="1000" calcext:value-type="float">
            <text:p>100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174" calcext:value-type="float">
            <text:p>49174</text:p>
          </table:table-cell>
          <table:table-cell office:value-type="float" office:value="1000" calcext:value-type="float">
            <text:p>1000</text:p>
          </table:table-cell>
          <table:table-cell office:value-type="float" office:value="49.174" calcext:value-type="float">
            <text:p>49.174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0.00780088" calcext:value-type="float">
            <text:p>0.007800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0088" calcext:value-type="float">
            <text:p>7.80088E-06</text:p>
          </table:table-cell>
          <table:table-cell office:value-type="float" office:value="0.000005846" calcext:value-type="float">
            <text:p>5.846E-06</text:p>
          </table:table-cell>
          <table:table-cell office:value-type="float" office:value="0.000014738" calcext:value-type="float">
            <text:p>1.4738E-05</text:p>
          </table:table-cell>
          <table:table-cell office:value-type="float" office:value="81348" calcext:value-type="float">
            <text:p>81348</text:p>
          </table:table-cell>
          <table:table-cell office:value-type="float" office:value="1000" calcext:value-type="float">
            <text:p>1000</text:p>
          </table:table-cell>
          <table:table-cell office:value-type="float" office:value="81.348" calcext:value-type="float">
            <text:p>81.348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2411" calcext:value-type="float">
            <text:p>2411</text:p>
          </table:table-cell>
          <table:table-cell office:value-type="float" office:value="1000" calcext:value-type="float">
            <text:p>1000</text:p>
          </table:table-cell>
          <table:table-cell office:value-type="float" office:value="2.411" calcext:value-type="float">
            <text:p>2.4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2" calcext:value-type="float">
            <text:p>3002</text:p>
          </table:table-cell>
          <table:table-cell office:value-type="float" office:value="1000" calcext:value-type="float">
            <text:p>1000</text:p>
          </table:table-cell>
          <table:table-cell office:value-type="float" office:value="3.002" calcext:value-type="float">
            <text:p>3.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float" office:value="1000" calcext:value-type="float">
            <text:p>1000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9568" calcext:value-type="float">
            <text:p>99568</text:p>
          </table:table-cell>
          <table:table-cell office:value-type="float" office:value="1000" calcext:value-type="float">
            <text:p>1000</text:p>
          </table:table-cell>
          <table:table-cell office:value-type="float" office:value="99.568" calcext:value-type="float">
            <text:p>99.568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0.00944494" calcext:value-type="float">
            <text:p>0.00944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4494" calcext:value-type="float">
            <text:p>9.44494E-06</text:p>
          </table:table-cell>
          <table:table-cell office:value-type="float" office:value="0.000005932" calcext:value-type="float">
            <text:p>5.932E-06</text:p>
          </table:table-cell>
          <table:table-cell office:value-type="float" office:value="0.000018981" calcext:value-type="float">
            <text:p>1.8981E-05</text:p>
          </table:table-cell>
          <table:table-cell office:value-type="float" office:value="95509" calcext:value-type="float">
            <text:p>95509</text:p>
          </table:table-cell>
          <table:table-cell office:value-type="float" office:value="1000" calcext:value-type="float">
            <text:p>1000</text:p>
          </table:table-cell>
          <table:table-cell office:value-type="float" office:value="95.509" calcext:value-type="float">
            <text:p>95.509</text:p>
          </table:table-cell>
          <table:table-cell office:value-type="float" office:value="66" calcext:value-type="float">
            <text:p>66</text:p>
          </table:table-cell>
          <table:table-cell office:value-type="float" office:value="175" calcext:value-type="float">
            <text:p>175</text:p>
          </table:table-cell>
          <table:table-cell office:value-type="float" office:value="3057" calcext:value-type="float">
            <text:p>3057</text:p>
          </table:table-cell>
          <table:table-cell office:value-type="float" office:value="1000" calcext:value-type="float">
            <text:p>1000</text:p>
          </table:table-cell>
          <table:table-cell office:value-type="float" office:value="3.057" calcext:value-type="float">
            <text:p>3.0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05" calcext:value-type="float">
            <text:p>3805</text:p>
          </table:table-cell>
          <table:table-cell office:value-type="float" office:value="1000" calcext:value-type="float">
            <text:p>1000</text:p>
          </table:table-cell>
          <table:table-cell office:value-type="float" office:value="3.805" calcext:value-type="float">
            <text:p>3.8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48" calcext:value-type="float">
            <text:p>748</text:p>
          </table:table-cell>
          <table:table-cell office:value-type="float" office:value="1000" calcext:value-type="float">
            <text:p>1000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8793" calcext:value-type="float">
            <text:p>148793</text:p>
          </table:table-cell>
          <table:table-cell office:value-type="float" office:value="1000" calcext:value-type="float">
            <text:p>1000</text:p>
          </table:table-cell>
          <table:table-cell office:value-type="float" office:value="148.793" calcext:value-type="float">
            <text:p>148.793</text:p>
          </table:table-cell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office:value-type="float" office:value="0.0110995" calcext:value-type="float">
            <text:p>0.0110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0995" calcext:value-type="float">
            <text:p>1.10995E-05</text:p>
          </table:table-cell>
          <table:table-cell office:value-type="float" office:value="0.000006378" calcext:value-type="float">
            <text:p>6.378E-06</text:p>
          </table:table-cell>
          <table:table-cell office:value-type="float" office:value="0.000020852" calcext:value-type="float">
            <text:p>2.0852E-05</text:p>
          </table:table-cell>
          <table:table-cell office:value-type="float" office:value="110052" calcext:value-type="float">
            <text:p>110052</text:p>
          </table:table-cell>
          <table:table-cell office:value-type="float" office:value="1000" calcext:value-type="float">
            <text:p>1000</text:p>
          </table:table-cell>
          <table:table-cell office:value-type="float" office:value="110.052" calcext:value-type="float">
            <text:p>110.052</text:p>
          </table:table-cell>
          <table:table-cell office:value-type="float" office:value="70" calcext:value-type="float">
            <text:p>70</text:p>
          </table:table-cell>
          <table:table-cell office:value-type="float" office:value="198" calcext:value-type="float">
            <text:p>198</text:p>
          </table:table-cell>
          <table:table-cell office:value-type="float" office:value="3605" calcext:value-type="float">
            <text:p>3605</text:p>
          </table:table-cell>
          <table:table-cell office:value-type="float" office:value="1000" calcext:value-type="float">
            <text:p>1000</text:p>
          </table:table-cell>
          <table:table-cell office:value-type="float" office:value="3.605" calcext:value-type="float">
            <text:p>3.6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86" calcext:value-type="float">
            <text:p>4486</text:p>
          </table:table-cell>
          <table:table-cell office:value-type="float" office:value="1000" calcext:value-type="float">
            <text:p>1000</text:p>
          </table:table-cell>
          <table:table-cell office:value-type="float" office:value="4.486" calcext:value-type="float">
            <text:p>4.4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0.881" calcext:value-type="float">
            <text:p>0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8256" calcext:value-type="float">
            <text:p>198256</text:p>
          </table:table-cell>
          <table:table-cell office:value-type="float" office:value="1000" calcext:value-type="float">
            <text:p>1000</text:p>
          </table:table-cell>
          <table:table-cell office:value-type="float" office:value="198.256" calcext:value-type="float">
            <text:p>198.256</text:p>
          </table:table-cell>
          <table:table-cell office:value-type="float" office:value="167" calcext:value-type="float">
            <text:p>167</text:p>
          </table:table-cell>
          <table:table-cell office:value-type="float" office:value="232" calcext:value-type="float">
            <text:p>232</text:p>
          </table:table-cell>
          <table:table-cell office:value-type="float" office:value="0.0135144" calcext:value-type="float">
            <text:p>0.01351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5144" calcext:value-type="float">
            <text:p>1.35144E-05</text:p>
          </table:table-cell>
          <table:table-cell office:value-type="float" office:value="0.000007222" calcext:value-type="float">
            <text:p>7.222E-06</text:p>
          </table:table-cell>
          <table:table-cell office:value-type="float" office:value="0.000031721" calcext:value-type="float">
            <text:p>3.1721E-05</text:p>
          </table:table-cell>
          <table:table-cell office:value-type="float" office:value="131313" calcext:value-type="float">
            <text:p>131313</text:p>
          </table:table-cell>
          <table:table-cell office:value-type="float" office:value="1000" calcext:value-type="float">
            <text:p>1000</text:p>
          </table:table-cell>
          <table:table-cell office:value-type="float" office:value="131.313" calcext:value-type="float">
            <text:p>131.313</text:p>
          </table:table-cell>
          <table:table-cell office:value-type="float" office:value="77" calcext:value-type="float">
            <text:p>77</text:p>
          </table:table-cell>
          <table:table-cell office:value-type="float" office:value="299" calcext:value-type="float">
            <text:p>299</text:p>
          </table:table-cell>
          <table:table-cell office:value-type="float" office:value="4300" calcext:value-type="float">
            <text:p>4300</text:p>
          </table:table-cell>
          <table:table-cell office:value-type="float" office:value="1000" calcext:value-type="float">
            <text:p>1000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66" calcext:value-type="float">
            <text:p>5366</text:p>
          </table:table-cell>
          <table:table-cell office:value-type="float" office:value="1000" calcext:value-type="float">
            <text:p>1000</text:p>
          </table:table-cell>
          <table:table-cell office:value-type="float" office:value="5.366" calcext:value-type="float">
            <text:p>5.3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66" calcext:value-type="float">
            <text:p>1066</text:p>
          </table:table-cell>
          <table:table-cell office:value-type="float" office:value="1000" calcext:value-type="float">
            <text:p>1000</text:p>
          </table:table-cell>
          <table:table-cell office:value-type="float" office:value="1.066" calcext:value-type="float">
            <text:p>1.0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7796" calcext:value-type="float">
            <text:p>247796</text:p>
          </table:table-cell>
          <table:table-cell office:value-type="float" office:value="1000" calcext:value-type="float">
            <text:p>1000</text:p>
          </table:table-cell>
          <table:table-cell office:value-type="float" office:value="247.796" calcext:value-type="float">
            <text:p>247.796</text:p>
          </table:table-cell>
          <table:table-cell office:value-type="float" office:value="216" calcext:value-type="float">
            <text:p>216</text:p>
          </table:table-cell>
          <table:table-cell office:value-type="float" office:value="287" calcext:value-type="float">
            <text:p>287</text:p>
          </table:table-cell>
          <table:table-cell office:value-type="float" office:value="0.0166017" calcext:value-type="float">
            <text:p>0.01660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017" calcext:value-type="float">
            <text:p>1.66017E-05</text:p>
          </table:table-cell>
          <table:table-cell office:value-type="float" office:value="0.000008126" calcext:value-type="float">
            <text:p>8.126E-06</text:p>
          </table:table-cell>
          <table:table-cell office:value-type="float" office:value="0.000035885" calcext:value-type="float">
            <text:p>3.5885E-05</text:p>
          </table:table-cell>
          <table:table-cell office:value-type="float" office:value="160921" calcext:value-type="float">
            <text:p>160921</text:p>
          </table:table-cell>
          <table:table-cell office:value-type="float" office:value="1000" calcext:value-type="float">
            <text:p>1000</text:p>
          </table:table-cell>
          <table:table-cell office:value-type="float" office:value="160.921" calcext:value-type="float">
            <text:p>160.921</text:p>
          </table:table-cell>
          <table:table-cell office:value-type="float" office:value="83" calcext:value-type="float">
            <text:p>83</text:p>
          </table:table-cell>
          <table:table-cell office:value-type="float" office:value="310" calcext:value-type="float">
            <text:p>310</text:p>
          </table:table-cell>
          <table:table-cell office:value-type="float" office:value="5036" calcext:value-type="float">
            <text:p>5036</text:p>
          </table:table-cell>
          <table:table-cell office:value-type="float" office:value="1000" calcext:value-type="float">
            <text:p>1000</text:p>
          </table:table-cell>
          <table:table-cell office:value-type="float" office:value="5.036" calcext:value-type="float">
            <text:p>5.0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24" calcext:value-type="float">
            <text:p>6424</text:p>
          </table:table-cell>
          <table:table-cell office:value-type="float" office:value="1000" calcext:value-type="float">
            <text:p>1000</text:p>
          </table:table-cell>
          <table:table-cell office:value-type="float" office:value="6.424" calcext:value-type="float">
            <text:p>6.4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88" calcext:value-type="float">
            <text:p>1388</text:p>
          </table:table-cell>
          <table:table-cell office:value-type="float" office:value="1000" calcext:value-type="float">
            <text:p>1000</text:p>
          </table:table-cell>
          <table:table-cell office:value-type="float" office:value="1.388" calcext:value-type="float">
            <text:p>1.3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97597" calcext:value-type="float">
            <text:p>297597</text:p>
          </table:table-cell>
          <table:table-cell office:value-type="float" office:value="1000" calcext:value-type="float">
            <text:p>1000</text:p>
          </table:table-cell>
          <table:table-cell office:value-type="float" office:value="297.597" calcext:value-type="float">
            <text:p>297.597</text:p>
          </table:table-cell>
          <table:table-cell office:value-type="float" office:value="253" calcext:value-type="float">
            <text:p>253</text:p>
          </table:table-cell>
          <table:table-cell office:value-type="float" office:value="330" calcext:value-type="float">
            <text:p>330</text:p>
          </table:table-cell>
          <table:table-cell office:value-type="float" office:value="0.0217026" calcext:value-type="float">
            <text:p>0.02170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026" calcext:value-type="float">
            <text:p>2.17026E-05</text:p>
          </table:table-cell>
          <table:table-cell office:value-type="float" office:value="0.00000967" calcext:value-type="float">
            <text:p>9.67E-06</text:p>
          </table:table-cell>
          <table:table-cell office:value-type="float" office:value="0.000048554" calcext:value-type="float">
            <text:p>4.8554E-05</text:p>
          </table:table-cell>
          <table:table-cell office:value-type="float" office:value="211560" calcext:value-type="float">
            <text:p>211560</text:p>
          </table:table-cell>
          <table:table-cell office:value-type="float" office:value="1000" calcext:value-type="float">
            <text:p>1000</text:p>
          </table:table-cell>
          <table:table-cell office:value-type="float" office:value="211.56" calcext:value-type="float">
            <text:p>211.56</text:p>
          </table:table-cell>
          <table:table-cell office:value-type="float" office:value="99" calcext:value-type="float">
            <text:p>99</text:p>
          </table:table-cell>
          <table:table-cell office:value-type="float" office:value="480" calcext:value-type="float">
            <text:p>480</text:p>
          </table:table-cell>
          <table:table-cell office:value-type="float" office:value="6124" calcext:value-type="float">
            <text:p>6124</text:p>
          </table:table-cell>
          <table:table-cell office:value-type="float" office:value="1000" calcext:value-type="float">
            <text:p>1000</text:p>
          </table:table-cell>
          <table:table-cell office:value-type="float" office:value="6.124" calcext:value-type="float">
            <text:p>6.1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680" calcext:value-type="float">
            <text:p>7680</text:p>
          </table:table-cell>
          <table:table-cell office:value-type="float" office:value="1000" calcext:value-type="float">
            <text:p>1000</text:p>
          </table:table-cell>
          <table:table-cell office:value-type="float" office:value="7.68" calcext:value-type="float">
            <text:p>7.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56" calcext:value-type="float">
            <text:p>1556</text:p>
          </table:table-cell>
          <table:table-cell office:value-type="float" office:value="1000" calcext:value-type="float">
            <text:p>1000</text:p>
          </table:table-cell>
          <table:table-cell office:value-type="float" office:value="1.556" calcext:value-type="float">
            <text:p>1.5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46900" calcext:value-type="float">
            <text:p>346900</text:p>
          </table:table-cell>
          <table:table-cell office:value-type="float" office:value="1000" calcext:value-type="float">
            <text:p>1000</text:p>
          </table:table-cell>
          <table:table-cell office:value-type="float" office:value="346.9" calcext:value-type="float">
            <text:p>346.9</text:p>
          </table:table-cell>
          <table:table-cell office:value-type="float" office:value="318" calcext:value-type="float">
            <text:p>318</text:p>
          </table:table-cell>
          <table:table-cell office:value-type="float" office:value="378" calcext:value-type="float">
            <text:p>378</text:p>
          </table:table-cell>
          <table:table-cell office:value-type="float" office:value="0.0300903" calcext:value-type="float">
            <text:p>0.03009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0903" calcext:value-type="float">
            <text:p>3.00903E-05</text:p>
          </table:table-cell>
          <table:table-cell office:value-type="float" office:value="0.00001214" calcext:value-type="float">
            <text:p>1.214E-05</text:p>
          </table:table-cell>
          <table:table-cell office:value-type="float" office:value="0.000064173" calcext:value-type="float">
            <text:p>6.4173E-05</text:p>
          </table:table-cell>
          <table:table-cell office:value-type="float" office:value="297453" calcext:value-type="float">
            <text:p>297453</text:p>
          </table:table-cell>
          <table:table-cell office:value-type="float" office:value="1000" calcext:value-type="float">
            <text:p>1000</text:p>
          </table:table-cell>
          <table:table-cell office:value-type="float" office:value="297.453" calcext:value-type="float">
            <text:p>297.453</text:p>
          </table:table-cell>
          <table:table-cell office:value-type="float" office:value="121" calcext:value-type="float">
            <text:p>121</text:p>
          </table:table-cell>
          <table:table-cell office:value-type="float" office:value="640" calcext:value-type="float">
            <text:p>640</text:p>
          </table:table-cell>
          <table:table-cell office:value-type="float" office:value="7555" calcext:value-type="float">
            <text:p>7555</text:p>
          </table:table-cell>
          <table:table-cell office:value-type="float" office:value="1000" calcext:value-type="float">
            <text:p>1000</text:p>
          </table:table-cell>
          <table:table-cell office:value-type="float" office:value="7.555" calcext:value-type="float">
            <text:p>7.5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387" calcext:value-type="float">
            <text:p>9387</text:p>
          </table:table-cell>
          <table:table-cell office:value-type="float" office:value="1000" calcext:value-type="float">
            <text:p>1000</text:p>
          </table:table-cell>
          <table:table-cell office:value-type="float" office:value="9.387" calcext:value-type="float">
            <text:p>9.3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32" calcext:value-type="float">
            <text:p>1832</text:p>
          </table:table-cell>
          <table:table-cell office:value-type="float" office:value="1000" calcext:value-type="float">
            <text:p>1000</text:p>
          </table:table-cell>
          <table:table-cell office:value-type="float" office:value="1.832" calcext:value-type="float">
            <text:p>1.8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6867" calcext:value-type="float">
            <text:p>396867</text:p>
          </table:table-cell>
          <table:table-cell office:value-type="float" office:value="1000" calcext:value-type="float">
            <text:p>1000</text:p>
          </table:table-cell>
          <table:table-cell office:value-type="float" office:value="396.867" calcext:value-type="float">
            <text:p>396.867</text:p>
          </table:table-cell>
          <table:table-cell office:value-type="float" office:value="366" calcext:value-type="float">
            <text:p>366</text:p>
          </table:table-cell>
          <table:table-cell office:value-type="float" office:value="427" calcext:value-type="float">
            <text:p>427</text:p>
          </table:table-cell>
          <table:table-cell office:value-type="float" office:value="0.0469378" calcext:value-type="float">
            <text:p>0.04693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9378" calcext:value-type="float">
            <text:p>4.69378E-05</text:p>
          </table:table-cell>
          <table:table-cell office:value-type="float" office:value="0.000021424" calcext:value-type="float">
            <text:p>2.1424E-05</text:p>
          </table:table-cell>
          <table:table-cell office:value-type="float" office:value="0.000100737" calcext:value-type="float">
            <text:p>0.000100737</text:p>
          </table:table-cell>
          <table:table-cell office:value-type="float" office:value="474643" calcext:value-type="float">
            <text:p>474643</text:p>
          </table:table-cell>
          <table:table-cell office:value-type="float" office:value="1000" calcext:value-type="float">
            <text:p>1000</text:p>
          </table:table-cell>
          <table:table-cell office:value-type="float" office:value="474.643" calcext:value-type="float">
            <text:p>474.643</text:p>
          </table:table-cell>
          <table:table-cell office:value-type="float" office:value="216" calcext:value-type="float">
            <text:p>216</text:p>
          </table:table-cell>
          <table:table-cell office:value-type="float" office:value="1057" calcext:value-type="float">
            <text:p>1057</text:p>
          </table:table-cell>
          <table:table-cell office:value-type="float" office:value="9763" calcext:value-type="float">
            <text:p>9763</text:p>
          </table:table-cell>
          <table:table-cell office:value-type="float" office:value="1000" calcext:value-type="float">
            <text:p>1000</text:p>
          </table:table-cell>
          <table:table-cell office:value-type="float" office:value="9.763" calcext:value-type="float">
            <text:p>9.76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923" calcext:value-type="float">
            <text:p>11923</text:p>
          </table:table-cell>
          <table:table-cell office:value-type="float" office:value="1000" calcext:value-type="float">
            <text:p>1000</text:p>
          </table:table-cell>
          <table:table-cell office:value-type="float" office:value="11.923" calcext:value-type="float">
            <text:p>11.9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60" calcext:value-type="float">
            <text:p>2160</text:p>
          </table:table-cell>
          <table:table-cell office:value-type="float" office:value="1000" calcext:value-type="float">
            <text:p>1000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46451" calcext:value-type="float">
            <text:p>446451</text:p>
          </table:table-cell>
          <table:table-cell office:value-type="float" office:value="1000" calcext:value-type="float">
            <text:p>1000</text:p>
          </table:table-cell>
          <table:table-cell office:value-type="float" office:value="446.451" calcext:value-type="float">
            <text:p>446.451</text:p>
          </table:table-cell>
          <table:table-cell office:value-type="float" office:value="426" calcext:value-type="float">
            <text:p>426</text:p>
          </table:table-cell>
          <table:table-cell office:value-type="float" office:value="464" calcext:value-type="float">
            <text:p>464</text:p>
          </table:table-cell>
          <table:table-cell office:value-type="float" office:value="0.100641" calcext:value-type="float">
            <text:p>0.1006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641" calcext:value-type="float">
            <text:p>0.000100641</text:p>
          </table:table-cell>
          <table:table-cell office:value-type="float" office:value="0.000042249" calcext:value-type="float">
            <text:p>4.2249E-05</text:p>
          </table:table-cell>
          <table:table-cell office:value-type="float" office:value="0.000213581" calcext:value-type="float">
            <text:p>0.000213581</text:p>
          </table:table-cell>
          <table:table-cell office:value-type="float" office:value="1048589" calcext:value-type="float">
            <text:p>1048589</text:p>
          </table:table-cell>
          <table:table-cell office:value-type="float" office:value="1000" calcext:value-type="float">
            <text:p>1000</text:p>
          </table:table-cell>
          <table:table-cell office:value-type="float" office:value="1048.59" calcext:value-type="float">
            <text:p>1048.59</text:p>
          </table:table-cell>
          <table:table-cell office:value-type="float" office:value="430" calcext:value-type="float">
            <text:p>430</text:p>
          </table:table-cell>
          <table:table-cell office:value-type="float" office:value="2240" calcext:value-type="float">
            <text:p>2240</text:p>
          </table:table-cell>
          <table:table-cell office:value-type="float" office:value="14331" calcext:value-type="float">
            <text:p>14331</text:p>
          </table:table-cell>
          <table:table-cell office:value-type="float" office:value="1000" calcext:value-type="float">
            <text:p>1000</text:p>
          </table:table-cell>
          <table:table-cell office:value-type="float" office:value="14.331" calcext:value-type="float">
            <text:p>14.3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446" calcext:value-type="float">
            <text:p>16446</text:p>
          </table:table-cell>
          <table:table-cell office:value-type="float" office:value="1000" calcext:value-type="float">
            <text:p>1000</text:p>
          </table:table-cell>
          <table:table-cell office:value-type="float" office:value="16.446" calcext:value-type="float">
            <text:p>16.44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115" calcext:value-type="float">
            <text:p>2115</text:p>
          </table:table-cell>
          <table:table-cell office:value-type="float" office:value="1000" calcext:value-type="float">
            <text:p>1000</text:p>
          </table:table-cell>
          <table:table-cell office:value-type="float" office:value="2.115" calcext:value-type="float">
            <text:p>2.1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2916" calcext:value-type="float">
            <text:p>52916</text:p>
          </table:table-cell>
          <table:table-cell office:value-type="float" office:value="1000" calcext:value-type="float">
            <text:p>1000</text:p>
          </table:table-cell>
          <table:table-cell office:value-type="float" office:value="52.916" calcext:value-type="float">
            <text:p>52.91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0.00818475" calcext:value-type="float">
            <text:p>0.00818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8475" calcext:value-type="float">
            <text:p>8.18475E-06</text:p>
          </table:table-cell>
          <table:table-cell office:value-type="float" office:value="0.000006029" calcext:value-type="float">
            <text:p>6.029E-06</text:p>
          </table:table-cell>
          <table:table-cell office:value-type="float" office:value="0.000027892" calcext:value-type="float">
            <text:p>2.7892E-05</text:p>
          </table:table-cell>
          <table:table-cell office:value-type="float" office:value="84808" calcext:value-type="float">
            <text:p>84808</text:p>
          </table:table-cell>
          <table:table-cell office:value-type="float" office:value="1000" calcext:value-type="float">
            <text:p>1000</text:p>
          </table:table-cell>
          <table:table-cell office:value-type="float" office:value="84.808" calcext:value-type="float">
            <text:p>84.808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2447" calcext:value-type="float">
            <text:p>2447</text:p>
          </table:table-cell>
          <table:table-cell office:value-type="float" office:value="1000" calcext:value-type="float">
            <text:p>1000</text:p>
          </table:table-cell>
          <table:table-cell office:value-type="float" office:value="2.447" calcext:value-type="float">
            <text:p>2.4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4" calcext:value-type="float">
            <text:p>3024</text:p>
          </table:table-cell>
          <table:table-cell office:value-type="float" office:value="1000" calcext:value-type="float">
            <text:p>1000</text:p>
          </table:table-cell>
          <table:table-cell office:value-type="float" office:value="3.024" calcext:value-type="float">
            <text:p>3.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1000" calcext:value-type="float">
            <text:p>1000</text:p>
          </table:table-cell>
          <table:table-cell office:value-type="float" office:value="0.577" calcext:value-type="float">
            <text:p>0.5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5830" calcext:value-type="float">
            <text:p>105830</text:p>
          </table:table-cell>
          <table:table-cell office:value-type="float" office:value="1000" calcext:value-type="float">
            <text:p>1000</text:p>
          </table:table-cell>
          <table:table-cell office:value-type="float" office:value="105.83" calcext:value-type="float">
            <text:p>105.8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0.00959395" calcext:value-type="float">
            <text:p>0.00959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9395" calcext:value-type="float">
            <text:p>9.59395E-06</text:p>
          </table:table-cell>
          <table:table-cell office:value-type="float" office:value="0.00000608" calcext:value-type="float">
            <text:p>6.08E-06</text:p>
          </table:table-cell>
          <table:table-cell office:value-type="float" office:value="0.000029039" calcext:value-type="float">
            <text:p>2.9039E-05</text:p>
          </table:table-cell>
          <table:table-cell office:value-type="float" office:value="97107" calcext:value-type="float">
            <text:p>97107</text:p>
          </table:table-cell>
          <table:table-cell office:value-type="float" office:value="1000" calcext:value-type="float">
            <text:p>1000</text:p>
          </table:table-cell>
          <table:table-cell office:value-type="float" office:value="97.107" calcext:value-type="float">
            <text:p>97.107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float" office:value="3014" calcext:value-type="float">
            <text:p>3014</text:p>
          </table:table-cell>
          <table:table-cell office:value-type="float" office:value="1000" calcext:value-type="float">
            <text:p>1000</text:p>
          </table:table-cell>
          <table:table-cell office:value-type="float" office:value="3.014" calcext:value-type="float">
            <text:p>3.0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31" calcext:value-type="float">
            <text:p>3831</text:p>
          </table:table-cell>
          <table:table-cell office:value-type="float" office:value="1000" calcext:value-type="float">
            <text:p>1000</text:p>
          </table:table-cell>
          <table:table-cell office:value-type="float" office:value="3.831" calcext:value-type="float">
            <text:p>3.8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float" office:value="1000" calcext:value-type="float">
            <text:p>1000</text:p>
          </table:table-cell>
          <table:table-cell office:value-type="float" office:value="0.817" calcext:value-type="float">
            <text:p>0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8213" calcext:value-type="float">
            <text:p>158213</text:p>
          </table:table-cell>
          <table:table-cell office:value-type="float" office:value="1000" calcext:value-type="float">
            <text:p>1000</text:p>
          </table:table-cell>
          <table:table-cell office:value-type="float" office:value="158.213" calcext:value-type="float">
            <text:p>158.213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0.0114369" calcext:value-type="float">
            <text:p>0.0114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369" calcext:value-type="float">
            <text:p>1.14369E-05</text:p>
          </table:table-cell>
          <table:table-cell office:value-type="float" office:value="0.000006429" calcext:value-type="float">
            <text:p>6.429E-06</text:p>
          </table:table-cell>
          <table:table-cell office:value-type="float" office:value="0.000031967" calcext:value-type="float">
            <text:p>3.1967E-05</text:p>
          </table:table-cell>
          <table:table-cell office:value-type="float" office:value="113388" calcext:value-type="float">
            <text:p>113388</text:p>
          </table:table-cell>
          <table:table-cell office:value-type="float" office:value="1000" calcext:value-type="float">
            <text:p>1000</text:p>
          </table:table-cell>
          <table:table-cell office:value-type="float" office:value="113.388" calcext:value-type="float">
            <text:p>113.388</text:p>
          </table:table-cell>
          <table:table-cell office:value-type="float" office:value="71" calcext:value-type="float">
            <text:p>71</text:p>
          </table:table-cell>
          <table:table-cell office:value-type="float" office:value="199" calcext:value-type="float">
            <text:p>199</text:p>
          </table:table-cell>
          <table:table-cell office:value-type="float" office:value="3616" calcext:value-type="float">
            <text:p>3616</text:p>
          </table:table-cell>
          <table:table-cell office:value-type="float" office:value="1000" calcext:value-type="float">
            <text:p>1000</text:p>
          </table:table-cell>
          <table:table-cell office:value-type="float" office:value="3.616" calcext:value-type="float">
            <text:p>3.6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48" calcext:value-type="float">
            <text:p>4548</text:p>
          </table:table-cell>
          <table:table-cell office:value-type="float" office:value="1000" calcext:value-type="float">
            <text:p>1000</text:p>
          </table:table-cell>
          <table:table-cell office:value-type="float" office:value="4.548" calcext:value-type="float">
            <text:p>4.5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2" calcext:value-type="float">
            <text:p>932</text:p>
          </table:table-cell>
          <table:table-cell office:value-type="float" office:value="1000" calcext:value-type="float">
            <text:p>1000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453" calcext:value-type="float">
            <text:p>211453</text:p>
          </table:table-cell>
          <table:table-cell office:value-type="float" office:value="1000" calcext:value-type="float">
            <text:p>1000</text:p>
          </table:table-cell>
          <table:table-cell office:value-type="float" office:value="211.453" calcext:value-type="float">
            <text:p>211.453</text:p>
          </table:table-cell>
          <table:table-cell office:value-type="float" office:value="163" calcext:value-type="float">
            <text:p>163</text:p>
          </table:table-cell>
          <table:table-cell office:value-type="float" office:value="250" calcext:value-type="float">
            <text:p>250</text:p>
          </table:table-cell>
          <table:table-cell office:value-type="float" office:value="0.0141102" calcext:value-type="float">
            <text:p>0.01411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102" calcext:value-type="float">
            <text:p>1.41102E-05</text:p>
          </table:table-cell>
          <table:table-cell office:value-type="float" office:value="0.000007605" calcext:value-type="float">
            <text:p>7.605E-06</text:p>
          </table:table-cell>
          <table:table-cell office:value-type="float" office:value="0.000036094" calcext:value-type="float">
            <text:p>3.6094E-05</text:p>
          </table:table-cell>
          <table:table-cell office:value-type="float" office:value="137354" calcext:value-type="float">
            <text:p>137354</text:p>
          </table:table-cell>
          <table:table-cell office:value-type="float" office:value="1000" calcext:value-type="float">
            <text:p>1000</text:p>
          </table:table-cell>
          <table:table-cell office:value-type="float" office:value="137.354" calcext:value-type="float">
            <text:p>137.354</text:p>
          </table:table-cell>
          <table:table-cell office:value-type="float" office:value="81" calcext:value-type="float">
            <text:p>81</text:p>
          </table:table-cell>
          <table:table-cell office:value-type="float" office:value="286" calcext:value-type="float">
            <text:p>286</text:p>
          </table:table-cell>
          <table:table-cell office:value-type="float" office:value="4346" calcext:value-type="float">
            <text:p>4346</text:p>
          </table:table-cell>
          <table:table-cell office:value-type="float" office:value="1000" calcext:value-type="float">
            <text:p>1000</text:p>
          </table:table-cell>
          <table:table-cell office:value-type="float" office:value="4.346" calcext:value-type="float">
            <text:p>4.3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43" calcext:value-type="float">
            <text:p>5443</text:p>
          </table:table-cell>
          <table:table-cell office:value-type="float" office:value="1000" calcext:value-type="float">
            <text:p>1000</text:p>
          </table:table-cell>
          <table:table-cell office:value-type="float" office:value="5.443" calcext:value-type="float">
            <text:p>5.4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float" office:value="1.097" calcext:value-type="float">
            <text:p>1.0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3960" calcext:value-type="float">
            <text:p>263960</text:p>
          </table:table-cell>
          <table:table-cell office:value-type="float" office:value="1000" calcext:value-type="float">
            <text:p>1000</text:p>
          </table:table-cell>
          <table:table-cell office:value-type="float" office:value="263.96" calcext:value-type="float">
            <text:p>263.96</text:p>
          </table:table-cell>
          <table:table-cell office:value-type="float" office:value="228" calcext:value-type="float">
            <text:p>228</text:p>
          </table:table-cell>
          <table:table-cell office:value-type="float" office:value="299" calcext:value-type="float">
            <text:p>299</text:p>
          </table:table-cell>
          <table:table-cell office:value-type="float" office:value="0.0171524" calcext:value-type="float">
            <text:p>0.01715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1524" calcext:value-type="float">
            <text:p>1.71524E-05</text:p>
          </table:table-cell>
          <table:table-cell office:value-type="float" office:value="0.000008243" calcext:value-type="float">
            <text:p>8.243E-06</text:p>
          </table:table-cell>
          <table:table-cell office:value-type="float" office:value="0.00004828" calcext:value-type="float">
            <text:p>4.828E-05</text:p>
          </table:table-cell>
          <table:table-cell office:value-type="float" office:value="166153" calcext:value-type="float">
            <text:p>166153</text:p>
          </table:table-cell>
          <table:table-cell office:value-type="float" office:value="1000" calcext:value-type="float">
            <text:p>1000</text:p>
          </table:table-cell>
          <table:table-cell office:value-type="float" office:value="166.153" calcext:value-type="float">
            <text:p>166.153</text:p>
          </table:table-cell>
          <table:table-cell office:value-type="float" office:value="86" calcext:value-type="float">
            <text:p>86</text:p>
          </table:table-cell>
          <table:table-cell office:value-type="float" office:value="343" calcext:value-type="float">
            <text:p>343</text:p>
          </table:table-cell>
          <table:table-cell office:value-type="float" office:value="5087" calcext:value-type="float">
            <text:p>5087</text:p>
          </table:table-cell>
          <table:table-cell office:value-type="float" office:value="1000" calcext:value-type="float">
            <text:p>1000</text:p>
          </table:table-cell>
          <table:table-cell office:value-type="float" office:value="5.087" calcext:value-type="float">
            <text:p>5.0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65" calcext:value-type="float">
            <text:p>6465</text:p>
          </table:table-cell>
          <table:table-cell office:value-type="float" office:value="1000" calcext:value-type="float">
            <text:p>1000</text:p>
          </table:table-cell>
          <table:table-cell office:value-type="float" office:value="6.465" calcext:value-type="float">
            <text:p>6.4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78" calcext:value-type="float">
            <text:p>1378</text:p>
          </table:table-cell>
          <table:table-cell office:value-type="float" office:value="1000" calcext:value-type="float">
            <text:p>1000</text:p>
          </table:table-cell>
          <table:table-cell office:value-type="float" office:value="1.378" calcext:value-type="float">
            <text:p>1.3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17152" calcext:value-type="float">
            <text:p>317152</text:p>
          </table:table-cell>
          <table:table-cell office:value-type="float" office:value="1000" calcext:value-type="float">
            <text:p>1000</text:p>
          </table:table-cell>
          <table:table-cell office:value-type="float" office:value="317.152" calcext:value-type="float">
            <text:p>317.152</text:p>
          </table:table-cell>
          <table:table-cell office:value-type="float" office:value="281" calcext:value-type="float">
            <text:p>281</text:p>
          </table:table-cell>
          <table:table-cell office:value-type="float" office:value="351" calcext:value-type="float">
            <text:p>351</text:p>
          </table:table-cell>
          <table:table-cell office:value-type="float" office:value="0.022409" calcext:value-type="float">
            <text:p>0.0224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09" calcext:value-type="float">
            <text:p>2.2409E-05</text:p>
          </table:table-cell>
          <table:table-cell office:value-type="float" office:value="0.000010381" calcext:value-type="float">
            <text:p>1.0381E-05</text:p>
          </table:table-cell>
          <table:table-cell office:value-type="float" office:value="0.000058157" calcext:value-type="float">
            <text:p>5.8157E-05</text:p>
          </table:table-cell>
          <table:table-cell office:value-type="float" office:value="218765" calcext:value-type="float">
            <text:p>218765</text:p>
          </table:table-cell>
          <table:table-cell office:value-type="float" office:value="1000" calcext:value-type="float">
            <text:p>1000</text:p>
          </table:table-cell>
          <table:table-cell office:value-type="float" office:value="218.765" calcext:value-type="float">
            <text:p>218.765</text:p>
          </table:table-cell>
          <table:table-cell office:value-type="float" office:value="108" calcext:value-type="float">
            <text:p>108</text:p>
          </table:table-cell>
          <table:table-cell office:value-type="float" office:value="468" calcext:value-type="float">
            <text:p>468</text:p>
          </table:table-cell>
          <table:table-cell office:value-type="float" office:value="6196" calcext:value-type="float">
            <text:p>6196</text:p>
          </table:table-cell>
          <table:table-cell office:value-type="float" office:value="1000" calcext:value-type="float">
            <text:p>1000</text:p>
          </table:table-cell>
          <table:table-cell office:value-type="float" office:value="6.196" calcext:value-type="float">
            <text:p>6.19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828" calcext:value-type="float">
            <text:p>7828</text:p>
          </table:table-cell>
          <table:table-cell office:value-type="float" office:value="1000" calcext:value-type="float">
            <text:p>1000</text:p>
          </table:table-cell>
          <table:table-cell office:value-type="float" office:value="7.828" calcext:value-type="float">
            <text:p>7.8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1000" calcext:value-type="float">
            <text:p>1000</text:p>
          </table:table-cell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69483" calcext:value-type="float">
            <text:p>369483</text:p>
          </table:table-cell>
          <table:table-cell office:value-type="float" office:value="1000" calcext:value-type="float">
            <text:p>1000</text:p>
          </table:table-cell>
          <table:table-cell office:value-type="float" office:value="369.483" calcext:value-type="float">
            <text:p>369.483</text:p>
          </table:table-cell>
          <table:table-cell office:value-type="float" office:value="335" calcext:value-type="float">
            <text:p>335</text:p>
          </table:table-cell>
          <table:table-cell office:value-type="float" office:value="405" calcext:value-type="float">
            <text:p>405</text:p>
          </table:table-cell>
          <table:table-cell office:value-type="float" office:value="0.0309896" calcext:value-type="float">
            <text:p>0.0309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9896" calcext:value-type="float">
            <text:p>3.09896E-05</text:p>
          </table:table-cell>
          <table:table-cell office:value-type="float" office:value="0.000013282" calcext:value-type="float">
            <text:p>1.3282E-05</text:p>
          </table:table-cell>
          <table:table-cell office:value-type="float" office:value="0.000079844" calcext:value-type="float">
            <text:p>7.9844E-05</text:p>
          </table:table-cell>
          <table:table-cell office:value-type="float" office:value="306071" calcext:value-type="float">
            <text:p>306071</text:p>
          </table:table-cell>
          <table:table-cell office:value-type="float" office:value="1000" calcext:value-type="float">
            <text:p>1000</text:p>
          </table:table-cell>
          <table:table-cell office:value-type="float" office:value="306.071" calcext:value-type="float">
            <text:p>306.071</text:p>
          </table:table-cell>
          <table:table-cell office:value-type="float" office:value="135" calcext:value-type="float">
            <text:p>135</text:p>
          </table:table-cell>
          <table:table-cell office:value-type="float" office:value="808" calcext:value-type="float">
            <text:p>808</text:p>
          </table:table-cell>
          <table:table-cell office:value-type="float" office:value="7574" calcext:value-type="float">
            <text:p>7574</text:p>
          </table:table-cell>
          <table:table-cell office:value-type="float" office:value="1000" calcext:value-type="float">
            <text:p>1000</text:p>
          </table:table-cell>
          <table:table-cell office:value-type="float" office:value="7.574" calcext:value-type="float">
            <text:p>7.57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525" calcext:value-type="float">
            <text:p>9525</text:p>
          </table:table-cell>
          <table:table-cell office:value-type="float" office:value="1000" calcext:value-type="float">
            <text:p>1000</text:p>
          </table:table-cell>
          <table:table-cell office:value-type="float" office:value="9.525" calcext:value-type="float">
            <text:p>9.5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 office:value-type="float" office:value="1000" calcext:value-type="float">
            <text:p>1000</text:p>
          </table:table-cell>
          <table:table-cell office:value-type="float" office:value="1.951" calcext:value-type="float">
            <text:p>1.9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2375" calcext:value-type="float">
            <text:p>422375</text:p>
          </table:table-cell>
          <table:table-cell office:value-type="float" office:value="1000" calcext:value-type="float">
            <text:p>1000</text:p>
          </table:table-cell>
          <table:table-cell office:value-type="float" office:value="422.375" calcext:value-type="float">
            <text:p>422.375</text:p>
          </table:table-cell>
          <table:table-cell office:value-type="float" office:value="392" calcext:value-type="float">
            <text:p>392</text:p>
          </table:table-cell>
          <table:table-cell office:value-type="float" office:value="456" calcext:value-type="float">
            <text:p>456</text:p>
          </table:table-cell>
          <table:table-cell office:value-type="float" office:value="0.0497866" calcext:value-type="float">
            <text:p>0.04978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7866" calcext:value-type="float">
            <text:p>4.97866E-05</text:p>
          </table:table-cell>
          <table:table-cell office:value-type="float" office:value="0.000021109" calcext:value-type="float">
            <text:p>2.1109E-05</text:p>
          </table:table-cell>
          <table:table-cell office:value-type="float" office:value="0.000100562" calcext:value-type="float">
            <text:p>0.000100562</text:p>
          </table:table-cell>
          <table:table-cell office:value-type="float" office:value="502641" calcext:value-type="float">
            <text:p>502641</text:p>
          </table:table-cell>
          <table:table-cell office:value-type="float" office:value="1000" calcext:value-type="float">
            <text:p>1000</text:p>
          </table:table-cell>
          <table:table-cell office:value-type="float" office:value="502.641" calcext:value-type="float">
            <text:p>502.641</text:p>
          </table:table-cell>
          <table:table-cell office:value-type="float" office:value="212" calcext:value-type="float">
            <text:p>212</text:p>
          </table:table-cell>
          <table:table-cell office:value-type="float" office:value="1046" calcext:value-type="float">
            <text:p>1046</text:p>
          </table:table-cell>
          <table:table-cell office:value-type="float" office:value="9969" calcext:value-type="float">
            <text:p>9969</text:p>
          </table:table-cell>
          <table:table-cell office:value-type="float" office:value="1000" calcext:value-type="float">
            <text:p>1000</text:p>
          </table:table-cell>
          <table:table-cell office:value-type="float" office:value="9.969" calcext:value-type="float">
            <text:p>9.96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143" calcext:value-type="float">
            <text:p>12143</text:p>
          </table:table-cell>
          <table:table-cell office:value-type="float" office:value="1000" calcext:value-type="float">
            <text:p>1000</text:p>
          </table:table-cell>
          <table:table-cell office:value-type="float" office:value="12.143" calcext:value-type="float">
            <text:p>12.14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5457" calcext:value-type="float">
            <text:p>475457</text:p>
          </table:table-cell>
          <table:table-cell office:value-type="float" office:value="1000" calcext:value-type="float">
            <text:p>1000</text:p>
          </table:table-cell>
          <table:table-cell office:value-type="float" office:value="475.457" calcext:value-type="float">
            <text:p>475.457</text:p>
          </table:table-cell>
          <table:table-cell office:value-type="float" office:value="450" calcext:value-type="float">
            <text:p>450</text:p>
          </table:table-cell>
          <table:table-cell office:value-type="float" office:value="493" calcext:value-type="float">
            <text:p>493</text:p>
          </table:table-cell>
          <table:table-cell office:value-type="float" office:value="0.105383" calcext:value-type="float">
            <text:p>0.1053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383" calcext:value-type="float">
            <text:p>0.000105383</text:p>
          </table:table-cell>
          <table:table-cell office:value-type="float" office:value="0.000038959" calcext:value-type="float">
            <text:p>3.8959E-05</text:p>
          </table:table-cell>
          <table:table-cell office:value-type="float" office:value="0.000214306" calcext:value-type="float">
            <text:p>0.000214306</text:p>
          </table:table-cell>
          <table:table-cell office:value-type="float" office:value="1102142" calcext:value-type="float">
            <text:p>1102142</text:p>
          </table:table-cell>
          <table:table-cell office:value-type="float" office:value="1000" calcext:value-type="float">
            <text:p>1000</text:p>
          </table:table-cell>
          <table:table-cell office:value-type="float" office:value="1102.14" calcext:value-type="float">
            <text:p>1102.14</text:p>
          </table:table-cell>
          <table:table-cell office:value-type="float" office:value="395" calcext:value-type="float">
            <text:p>395</text:p>
          </table:table-cell>
          <table:table-cell office:value-type="float" office:value="2307" calcext:value-type="float">
            <text:p>2307</text:p>
          </table:table-cell>
          <table:table-cell office:value-type="float" office:value="14545" calcext:value-type="float">
            <text:p>14545</text:p>
          </table:table-cell>
          <table:table-cell office:value-type="float" office:value="1000" calcext:value-type="float">
            <text:p>1000</text:p>
          </table:table-cell>
          <table:table-cell office:value-type="float" office:value="14.545" calcext:value-type="float">
            <text:p>14.5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788" calcext:value-type="float">
            <text:p>16788</text:p>
          </table:table-cell>
          <table:table-cell office:value-type="float" office:value="1000" calcext:value-type="float">
            <text:p>1000</text:p>
          </table:table-cell>
          <table:table-cell office:value-type="float" office:value="16.788" calcext:value-type="float">
            <text:p>16.78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43" calcext:value-type="float">
            <text:p>2243</text:p>
          </table:table-cell>
          <table:table-cell office:value-type="float" office:value="1000" calcext:value-type="float">
            <text:p>1000</text:p>
          </table:table-cell>
          <table:table-cell office:value-type="float" office:value="2.243" calcext:value-type="float">
            <text:p>2.2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6305" calcext:value-type="float">
            <text:p>56305</text:p>
          </table:table-cell>
          <table:table-cell office:value-type="float" office:value="1000" calcext:value-type="float">
            <text:p>1000</text:p>
          </table:table-cell>
          <table:table-cell office:value-type="float" office:value="56.305" calcext:value-type="float">
            <text:p>56.305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0.00826911" calcext:value-type="float">
            <text:p>0.00826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6911" calcext:value-type="float">
            <text:p>8.26911E-06</text:p>
          </table:table-cell>
          <table:table-cell office:value-type="float" office:value="0.000006174" calcext:value-type="float">
            <text:p>6.174E-06</text:p>
          </table:table-cell>
          <table:table-cell office:value-type="float" office:value="0.000023811" calcext:value-type="float">
            <text:p>2.3811E-05</text:p>
          </table:table-cell>
          <table:table-cell office:value-type="float" office:value="86574" calcext:value-type="float">
            <text:p>86574</text:p>
          </table:table-cell>
          <table:table-cell office:value-type="float" office:value="1000" calcext:value-type="float">
            <text:p>1000</text:p>
          </table:table-cell>
          <table:table-cell office:value-type="float" office:value="86.574" calcext:value-type="float">
            <text:p>86.574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2428" calcext:value-type="float">
            <text:p>2428</text:p>
          </table:table-cell>
          <table:table-cell office:value-type="float" office:value="1000" calcext:value-type="float">
            <text:p>1000</text:p>
          </table:table-cell>
          <table:table-cell office:value-type="float" office:value="2.428" calcext:value-type="float">
            <text:p>2.4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35" calcext:value-type="float">
            <text:p>3035</text:p>
          </table:table-cell>
          <table:table-cell office:value-type="float" office:value="1000" calcext:value-type="float">
            <text:p>1000</text:p>
          </table:table-cell>
          <table:table-cell office:value-type="float" office:value="3.035" calcext:value-type="float">
            <text:p>3.0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7" calcext:value-type="float">
            <text:p>607</text:p>
          </table:table-cell>
          <table:table-cell office:value-type="float" office:value="1000" calcext:value-type="float">
            <text:p>1000</text:p>
          </table:table-cell>
          <table:table-cell office:value-type="float" office:value="0.607" calcext:value-type="float">
            <text:p>0.6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1779" calcext:value-type="float">
            <text:p>111779</text:p>
          </table:table-cell>
          <table:table-cell office:value-type="float" office:value="1000" calcext:value-type="float">
            <text:p>1000</text:p>
          </table:table-cell>
          <table:table-cell office:value-type="float" office:value="111.779" calcext:value-type="float">
            <text:p>111.779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0.00997073" calcext:value-type="float">
            <text:p>0.009970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7073" calcext:value-type="float">
            <text:p>9.97073E-06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0.000026072" calcext:value-type="float">
            <text:p>2.6072E-05</text:p>
          </table:table-cell>
          <table:table-cell office:value-type="float" office:value="101368" calcext:value-type="float">
            <text:p>101368</text:p>
          </table:table-cell>
          <table:table-cell office:value-type="float" office:value="1000" calcext:value-type="float">
            <text:p>1000</text:p>
          </table:table-cell>
          <table:table-cell office:value-type="float" office:value="101.368" calcext:value-type="float">
            <text:p>101.368</text:p>
          </table:table-cell>
          <table:table-cell office:value-type="float" office:value="71" calcext:value-type="float">
            <text:p>71</text:p>
          </table:table-cell>
          <table:table-cell office:value-type="float" office:value="193" calcext:value-type="float">
            <text:p>193</text:p>
          </table:table-cell>
          <table:table-cell office:value-type="float" office:value="3066" calcext:value-type="float">
            <text:p>3066</text:p>
          </table:table-cell>
          <table:table-cell office:value-type="float" office:value="1000" calcext:value-type="float">
            <text:p>1000</text:p>
          </table:table-cell>
          <table:table-cell office:value-type="float" office:value="3.066" calcext:value-type="float">
            <text:p>3.0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62" calcext:value-type="float">
            <text:p>3862</text:p>
          </table:table-cell>
          <table:table-cell office:value-type="float" office:value="1000" calcext:value-type="float">
            <text:p>1000</text:p>
          </table:table-cell>
          <table:table-cell office:value-type="float" office:value="3.862" calcext:value-type="float">
            <text:p>3.8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96" calcext:value-type="float">
            <text:p>796</text:p>
          </table:table-cell>
          <table:table-cell office:value-type="float" office:value="1000" calcext:value-type="float">
            <text:p>1000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8074" calcext:value-type="float">
            <text:p>168074</text:p>
          </table:table-cell>
          <table:table-cell office:value-type="float" office:value="1000" calcext:value-type="float">
            <text:p>1000</text:p>
          </table:table-cell>
          <table:table-cell office:value-type="float" office:value="168.074" calcext:value-type="float">
            <text:p>168.074</text:p>
          </table:table-cell>
          <table:table-cell office:value-type="float" office:value="134" calcext:value-type="float">
            <text:p>134</text:p>
          </table:table-cell>
          <table:table-cell office:value-type="float" office:value="210" calcext:value-type="float">
            <text:p>210</text:p>
          </table:table-cell>
          <table:table-cell office:value-type="float" office:value="0.0117194" calcext:value-type="float">
            <text:p>0.01171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194" calcext:value-type="float">
            <text:p>1.17194E-05</text:p>
          </table:table-cell>
          <table:table-cell office:value-type="float" office:value="0.000006404" calcext:value-type="float">
            <text:p>6.404E-06</text:p>
          </table:table-cell>
          <table:table-cell office:value-type="float" office:value="0.000027587" calcext:value-type="float">
            <text:p>2.7587E-05</text:p>
          </table:table-cell>
          <table:table-cell office:value-type="float" office:value="117132" calcext:value-type="float">
            <text:p>117132</text:p>
          </table:table-cell>
          <table:table-cell office:value-type="float" office:value="1000" calcext:value-type="float">
            <text:p>1000</text:p>
          </table:table-cell>
          <table:table-cell office:value-type="float" office:value="117.132" calcext:value-type="float">
            <text:p>117.132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3621" calcext:value-type="float">
            <text:p>3621</text:p>
          </table:table-cell>
          <table:table-cell office:value-type="float" office:value="1000" calcext:value-type="float">
            <text:p>1000</text:p>
          </table:table-cell>
          <table:table-cell office:value-type="float" office:value="3.621" calcext:value-type="float">
            <text:p>3.6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96" calcext:value-type="float">
            <text:p>4596</text:p>
          </table:table-cell>
          <table:table-cell office:value-type="float" office:value="1000" calcext:value-type="float">
            <text:p>1000</text:p>
          </table:table-cell>
          <table:table-cell office:value-type="float" office:value="4.596" calcext:value-type="float">
            <text:p>4.5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4340" calcext:value-type="float">
            <text:p>224340</text:p>
          </table:table-cell>
          <table:table-cell office:value-type="float" office:value="1000" calcext:value-type="float">
            <text:p>1000</text:p>
          </table:table-cell>
          <table:table-cell office:value-type="float" office:value="224.34" calcext:value-type="float">
            <text:p>224.34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0.0141113" calcext:value-type="float">
            <text:p>0.0141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113" calcext:value-type="float">
            <text:p>1.41113E-05</text:p>
          </table:table-cell>
          <table:table-cell office:value-type="float" office:value="0.000007718" calcext:value-type="float">
            <text:p>7.718E-06</text:p>
          </table:table-cell>
          <table:table-cell office:value-type="float" office:value="0.000029012" calcext:value-type="float">
            <text:p>2.9012E-05</text:p>
          </table:table-cell>
          <table:table-cell office:value-type="float" office:value="138584" calcext:value-type="float">
            <text:p>138584</text:p>
          </table:table-cell>
          <table:table-cell office:value-type="float" office:value="1000" calcext:value-type="float">
            <text:p>1000</text:p>
          </table:table-cell>
          <table:table-cell office:value-type="float" office:value="138.584" calcext:value-type="float">
            <text:p>138.584</text:p>
          </table:table-cell>
          <table:table-cell office:value-type="float" office:value="83" calcext:value-type="float">
            <text:p>83</text:p>
          </table:table-cell>
          <table:table-cell office:value-type="float" office:value="274" calcext:value-type="float">
            <text:p>274</text:p>
          </table:table-cell>
          <table:table-cell office:value-type="float" office:value="4310" calcext:value-type="float">
            <text:p>4310</text:p>
          </table:table-cell>
          <table:table-cell office:value-type="float" office:value="1000" calcext:value-type="float">
            <text:p>1000</text:p>
          </table:table-cell>
          <table:table-cell office:value-type="float" office:value="4.31" calcext:value-type="float">
            <text:p>4.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97" calcext:value-type="float">
            <text:p>5497</text:p>
          </table:table-cell>
          <table:table-cell office:value-type="float" office:value="1000" calcext:value-type="float">
            <text:p>1000</text:p>
          </table:table-cell>
          <table:table-cell office:value-type="float" office:value="5.497" calcext:value-type="float">
            <text:p>5.4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87" calcext:value-type="float">
            <text:p>1187</text:p>
          </table:table-cell>
          <table:table-cell office:value-type="float" office:value="1000" calcext:value-type="float">
            <text:p>1000</text:p>
          </table:table-cell>
          <table:table-cell office:value-type="float" office:value="1.187" calcext:value-type="float">
            <text:p>1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1377" calcext:value-type="float">
            <text:p>281377</text:p>
          </table:table-cell>
          <table:table-cell office:value-type="float" office:value="1000" calcext:value-type="float">
            <text:p>1000</text:p>
          </table:table-cell>
          <table:table-cell office:value-type="float" office:value="281.377" calcext:value-type="float">
            <text:p>281.377</text:p>
          </table:table-cell>
          <table:table-cell office:value-type="float" office:value="242" calcext:value-type="float">
            <text:p>242</text:p>
          </table:table-cell>
          <table:table-cell office:value-type="float" office:value="324" calcext:value-type="float">
            <text:p>324</text:p>
          </table:table-cell>
          <table:table-cell office:value-type="float" office:value="0.0178339" calcext:value-type="float">
            <text:p>0.01783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8339" calcext:value-type="float">
            <text:p>1.78339E-05</text:p>
          </table:table-cell>
          <table:table-cell office:value-type="float" office:value="0.000008837" calcext:value-type="float">
            <text:p>8.837E-06</text:p>
          </table:table-cell>
          <table:table-cell office:value-type="float" office:value="0.000039263" calcext:value-type="float">
            <text:p>3.9263E-05</text:p>
          </table:table-cell>
          <table:table-cell office:value-type="float" office:value="174226" calcext:value-type="float">
            <text:p>174226</text:p>
          </table:table-cell>
          <table:table-cell office:value-type="float" office:value="1000" calcext:value-type="float">
            <text:p>1000</text:p>
          </table:table-cell>
          <table:table-cell office:value-type="float" office:value="174.226" calcext:value-type="float">
            <text:p>174.226</text:p>
          </table:table-cell>
          <table:table-cell office:value-type="float" office:value="93" calcext:value-type="float">
            <text:p>93</text:p>
          </table:table-cell>
          <table:table-cell office:value-type="float" office:value="372" calcext:value-type="float">
            <text:p>372</text:p>
          </table:table-cell>
          <table:table-cell office:value-type="float" office:value="5171" calcext:value-type="float">
            <text:p>5171</text:p>
          </table:table-cell>
          <table:table-cell office:value-type="float" office:value="1000" calcext:value-type="float">
            <text:p>1000</text:p>
          </table:table-cell>
          <table:table-cell office:value-type="float" office:value="5.171" calcext:value-type="float">
            <text:p>5.1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93" calcext:value-type="float">
            <text:p>6593</text:p>
          </table:table-cell>
          <table:table-cell office:value-type="float" office:value="1000" calcext:value-type="float">
            <text:p>1000</text:p>
          </table:table-cell>
          <table:table-cell office:value-type="float" office:value="6.593" calcext:value-type="float">
            <text:p>6.59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000" calcext:value-type="float">
            <text:p>1000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37037" calcext:value-type="float">
            <text:p>337037</text:p>
          </table:table-cell>
          <table:table-cell office:value-type="float" office:value="1000" calcext:value-type="float">
            <text:p>1000</text:p>
          </table:table-cell>
          <table:table-cell office:value-type="float" office:value="337.037" calcext:value-type="float">
            <text:p>337.037</text:p>
          </table:table-cell>
          <table:table-cell office:value-type="float" office:value="295" calcext:value-type="float">
            <text:p>295</text:p>
          </table:table-cell>
          <table:table-cell office:value-type="float" office:value="382" calcext:value-type="float">
            <text:p>382</text:p>
          </table:table-cell>
          <table:table-cell office:value-type="float" office:value="0.0227113" calcext:value-type="float">
            <text:p>0.0227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7113" calcext:value-type="float">
            <text:p>2.27113E-05</text:p>
          </table:table-cell>
          <table:table-cell office:value-type="float" office:value="0.000010567" calcext:value-type="float">
            <text:p>1.0567E-05</text:p>
          </table:table-cell>
          <table:table-cell office:value-type="float" office:value="0.000074111" calcext:value-type="float">
            <text:p>7.4111E-05</text:p>
          </table:table-cell>
          <table:table-cell office:value-type="float" office:value="222081" calcext:value-type="float">
            <text:p>222081</text:p>
          </table:table-cell>
          <table:table-cell office:value-type="float" office:value="1000" calcext:value-type="float">
            <text:p>1000</text:p>
          </table:table-cell>
          <table:table-cell office:value-type="float" office:value="222.081" calcext:value-type="float">
            <text:p>222.081</text:p>
          </table:table-cell>
          <table:table-cell office:value-type="float" office:value="108" calcext:value-type="float">
            <text:p>108</text:p>
          </table:table-cell>
          <table:table-cell office:value-type="float" office:value="532" calcext:value-type="float">
            <text:p>532</text:p>
          </table:table-cell>
          <table:table-cell office:value-type="float" office:value="6190" calcext:value-type="float">
            <text:p>6190</text:p>
          </table:table-cell>
          <table:table-cell office:value-type="float" office:value="1000" calcext:value-type="float">
            <text:p>1000</text:p>
          </table:table-cell>
          <table:table-cell office:value-type="float" office:value="6.19" calcext:value-type="float">
            <text:p>6.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881" calcext:value-type="float">
            <text:p>7881</text:p>
          </table:table-cell>
          <table:table-cell office:value-type="float" office:value="1000" calcext:value-type="float">
            <text:p>1000</text:p>
          </table:table-cell>
          <table:table-cell office:value-type="float" office:value="7.881" calcext:value-type="float">
            <text:p>7.8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91" calcext:value-type="float">
            <text:p>1691</text:p>
          </table:table-cell>
          <table:table-cell office:value-type="float" office:value="1000" calcext:value-type="float">
            <text:p>1000</text:p>
          </table:table-cell>
          <table:table-cell office:value-type="float" office:value="1.691" calcext:value-type="float">
            <text:p>1.6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92403" calcext:value-type="float">
            <text:p>392403</text:p>
          </table:table-cell>
          <table:table-cell office:value-type="float" office:value="1000" calcext:value-type="float">
            <text:p>1000</text:p>
          </table:table-cell>
          <table:table-cell office:value-type="float" office:value="392.403" calcext:value-type="float">
            <text:p>392.403</text:p>
          </table:table-cell>
          <table:table-cell office:value-type="float" office:value="350" calcext:value-type="float">
            <text:p>350</text:p>
          </table:table-cell>
          <table:table-cell office:value-type="float" office:value="428" calcext:value-type="float">
            <text:p>428</text:p>
          </table:table-cell>
          <table:table-cell office:value-type="float" office:value="0.0322886" calcext:value-type="float">
            <text:p>0.0322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886" calcext:value-type="float">
            <text:p>3.22886E-05</text:p>
          </table:table-cell>
          <table:table-cell office:value-type="float" office:value="0.00001344" calcext:value-type="float">
            <text:p>1.344E-05</text:p>
          </table:table-cell>
          <table:table-cell office:value-type="float" office:value="0.000070181" calcext:value-type="float">
            <text:p>7.0181E-05</text:p>
          </table:table-cell>
          <table:table-cell office:value-type="float" office:value="319648" calcext:value-type="float">
            <text:p>319648</text:p>
          </table:table-cell>
          <table:table-cell office:value-type="float" office:value="1000" calcext:value-type="float">
            <text:p>1000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 office:value-type="float" office:value="7708" calcext:value-type="float">
            <text:p>7708</text:p>
          </table:table-cell>
          <table:table-cell office:value-type="float" office:value="1000" calcext:value-type="float">
            <text:p>1000</text:p>
          </table:table-cell>
          <table:table-cell office:value-type="float" office:value="7.708" calcext:value-type="float">
            <text:p>7.70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649" calcext:value-type="float">
            <text:p>9649</text:p>
          </table:table-cell>
          <table:table-cell office:value-type="float" office:value="1000" calcext:value-type="float">
            <text:p>1000</text:p>
          </table:table-cell>
          <table:table-cell office:value-type="float" office:value="9.649" calcext:value-type="float">
            <text:p>9.6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41" calcext:value-type="float">
            <text:p>1941</text:p>
          </table:table-cell>
          <table:table-cell office:value-type="float" office:value="1000" calcext:value-type="float">
            <text:p>1000</text:p>
          </table:table-cell>
          <table:table-cell office:value-type="float" office:value="1.941" calcext:value-type="float">
            <text:p>1.9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48894" calcext:value-type="float">
            <text:p>448894</text:p>
          </table:table-cell>
          <table:table-cell office:value-type="float" office:value="1000" calcext:value-type="float">
            <text:p>1000</text:p>
          </table:table-cell>
          <table:table-cell office:value-type="float" office:value="448.894" calcext:value-type="float">
            <text:p>448.894</text:p>
          </table:table-cell>
          <table:table-cell office:value-type="float" office:value="423" calcext:value-type="float">
            <text:p>423</text:p>
          </table:table-cell>
          <table:table-cell office:value-type="float" office:value="477" calcext:value-type="float">
            <text:p>477</text:p>
          </table:table-cell>
          <table:table-cell office:value-type="float" office:value="0.0509195" calcext:value-type="float">
            <text:p>0.05091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9195" calcext:value-type="float">
            <text:p>5.09195E-05</text:p>
          </table:table-cell>
          <table:table-cell office:value-type="float" office:value="0.000022101" calcext:value-type="float">
            <text:p>2.2101E-05</text:p>
          </table:table-cell>
          <table:table-cell office:value-type="float" office:value="0.000110577" calcext:value-type="float">
            <text:p>0.000110577</text:p>
          </table:table-cell>
          <table:table-cell office:value-type="float" office:value="516472" calcext:value-type="float">
            <text:p>516472</text:p>
          </table:table-cell>
          <table:table-cell office:value-type="float" office:value="1000" calcext:value-type="float">
            <text:p>1000</text:p>
          </table:table-cell>
          <table:table-cell office:value-type="float" office:value="516.472" calcext:value-type="float">
            <text:p>516.472</text:p>
          </table:table-cell>
          <table:table-cell office:value-type="float" office:value="222" calcext:value-type="float">
            <text:p>222</text:p>
          </table:table-cell>
          <table:table-cell office:value-type="float" office:value="1168" calcext:value-type="float">
            <text:p>1168</text:p>
          </table:table-cell>
          <table:table-cell office:value-type="float" office:value="10029" calcext:value-type="float">
            <text:p>10029</text:p>
          </table:table-cell>
          <table:table-cell office:value-type="float" office:value="1000" calcext:value-type="float">
            <text:p>1000</text:p>
          </table:table-cell>
          <table:table-cell office:value-type="float" office:value="10.029" calcext:value-type="float">
            <text:p>10.0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322" calcext:value-type="float">
            <text:p>12322</text:p>
          </table:table-cell>
          <table:table-cell office:value-type="float" office:value="1000" calcext:value-type="float">
            <text:p>1000</text:p>
          </table:table-cell>
          <table:table-cell office:value-type="float" office:value="12.322" calcext:value-type="float">
            <text:p>12.3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93" calcext:value-type="float">
            <text:p>2293</text:p>
          </table:table-cell>
          <table:table-cell office:value-type="float" office:value="1000" calcext:value-type="float">
            <text:p>1000</text:p>
          </table:table-cell>
          <table:table-cell office:value-type="float" office:value="2.293" calcext:value-type="float">
            <text:p>2.2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4656" calcext:value-type="float">
            <text:p>504656</text:p>
          </table:table-cell>
          <table:table-cell office:value-type="float" office:value="1000" calcext:value-type="float">
            <text:p>1000</text:p>
          </table:table-cell>
          <table:table-cell office:value-type="float" office:value="504.656" calcext:value-type="float">
            <text:p>504.656</text:p>
          </table:table-cell>
          <table:table-cell office:value-type="float" office:value="484" calcext:value-type="float">
            <text:p>484</text:p>
          </table:table-cell>
          <table:table-cell office:value-type="float" office:value="524" calcext:value-type="float">
            <text:p>524</text:p>
          </table:table-cell>
          <table:table-cell office:value-type="float" office:value="0.109019" calcext:value-type="float">
            <text:p>0.109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019" calcext:value-type="float">
            <text:p>0.000109019</text:p>
          </table:table-cell>
          <table:table-cell office:value-type="float" office:value="0.000044458" calcext:value-type="float">
            <text:p>4.4458E-05</text:p>
          </table:table-cell>
          <table:table-cell office:value-type="float" office:value="0.000215301" calcext:value-type="float">
            <text:p>0.000215301</text:p>
          </table:table-cell>
          <table:table-cell office:value-type="float" office:value="1144563" calcext:value-type="float">
            <text:p>1144563</text:p>
          </table:table-cell>
          <table:table-cell office:value-type="float" office:value="1000" calcext:value-type="float">
            <text:p>1000</text:p>
          </table:table-cell>
          <table:table-cell office:value-type="float" office:value="1144.56" calcext:value-type="float">
            <text:p>1144.56</text:p>
          </table:table-cell>
          <table:table-cell office:value-type="float" office:value="453" calcext:value-type="float">
            <text:p>453</text:p>
          </table:table-cell>
          <table:table-cell office:value-type="float" office:value="2334" calcext:value-type="float">
            <text:p>2334</text:p>
          </table:table-cell>
          <table:table-cell office:value-type="float" office:value="14742" calcext:value-type="float">
            <text:p>14742</text:p>
          </table:table-cell>
          <table:table-cell office:value-type="float" office:value="1000" calcext:value-type="float">
            <text:p>1000</text:p>
          </table:table-cell>
          <table:table-cell office:value-type="float" office:value="14.742" calcext:value-type="float">
            <text:p>14.74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050" calcext:value-type="float">
            <text:p>17050</text:p>
          </table:table-cell>
          <table:table-cell office:value-type="float" office:value="1000" calcext:value-type="float">
            <text:p>1000</text:p>
          </table:table-cell>
          <table:table-cell office:value-type="float" office:value="17.05" calcext:value-type="float">
            <text:p>17.0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08" calcext:value-type="float">
            <text:p>2308</text:p>
          </table:table-cell>
          <table:table-cell office:value-type="float" office:value="1000" calcext:value-type="float">
            <text:p>1000</text:p>
          </table:table-cell>
          <table:table-cell office:value-type="float" office:value="2.308" calcext:value-type="float">
            <text:p>2.3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9612" calcext:value-type="float">
            <text:p>59612</text:p>
          </table:table-cell>
          <table:table-cell office:value-type="float" office:value="1000" calcext:value-type="float">
            <text:p>1000</text:p>
          </table:table-cell>
          <table:table-cell office:value-type="float" office:value="59.612" calcext:value-type="float">
            <text:p>59.612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0.00868141" calcext:value-type="float">
            <text:p>0.00868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8141" calcext:value-type="float">
            <text:p>8.68141E-06</text:p>
          </table:table-cell>
          <table:table-cell office:value-type="float" office:value="0.000006255" calcext:value-type="float">
            <text:p>6.255E-06</text:p>
          </table:table-cell>
          <table:table-cell office:value-type="float" office:value="0.000026595" calcext:value-type="float">
            <text:p>2.6595E-05</text:p>
          </table:table-cell>
          <table:table-cell office:value-type="float" office:value="91007" calcext:value-type="float">
            <text:p>91007</text:p>
          </table:table-cell>
          <table:table-cell office:value-type="float" office:value="1000" calcext:value-type="float">
            <text:p>1000</text:p>
          </table:table-cell>
          <table:table-cell office:value-type="float" office:value="91.007" calcext:value-type="float">
            <text:p>91.007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2494" calcext:value-type="float">
            <text:p>2494</text:p>
          </table:table-cell>
          <table:table-cell office:value-type="float" office:value="1000" calcext:value-type="float">
            <text:p>1000</text:p>
          </table:table-cell>
          <table:table-cell office:value-type="float" office:value="2.494" calcext:value-type="float">
            <text:p>2.4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44" calcext:value-type="float">
            <text:p>3044</text:p>
          </table:table-cell>
          <table:table-cell office:value-type="float" office:value="1000" calcext:value-type="float">
            <text:p>1000</text:p>
          </table:table-cell>
          <table:table-cell office:value-type="float" office:value="3.044" calcext:value-type="float">
            <text:p>3.0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9361" calcext:value-type="float">
            <text:p>119361</text:p>
          </table:table-cell>
          <table:table-cell office:value-type="float" office:value="1000" calcext:value-type="float">
            <text:p>1000</text:p>
          </table:table-cell>
          <table:table-cell office:value-type="float" office:value="119.361" calcext:value-type="float">
            <text:p>119.361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office:value-type="float" office:value="0.0102101" calcext:value-type="float">
            <text:p>0.01021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101" calcext:value-type="float">
            <text:p>1.02101E-05</text:p>
          </table:table-cell>
          <table:table-cell office:value-type="float" office:value="0.000006499" calcext:value-type="float">
            <text:p>6.499E-06</text:p>
          </table:table-cell>
          <table:table-cell office:value-type="float" office:value="0.000021621" calcext:value-type="float">
            <text:p>2.1621E-05</text:p>
          </table:table-cell>
          <table:table-cell office:value-type="float" office:value="104188" calcext:value-type="float">
            <text:p>104188</text:p>
          </table:table-cell>
          <table:table-cell office:value-type="float" office:value="1000" calcext:value-type="float">
            <text:p>1000</text:p>
          </table:table-cell>
          <table:table-cell office:value-type="float" office:value="104.188" calcext:value-type="float">
            <text:p>104.188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3081" calcext:value-type="float">
            <text:p>3081</text:p>
          </table:table-cell>
          <table:table-cell office:value-type="float" office:value="1000" calcext:value-type="float">
            <text:p>1000</text:p>
          </table:table-cell>
          <table:table-cell office:value-type="float" office:value="3.081" calcext:value-type="float">
            <text:p>3.0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00" calcext:value-type="float">
            <text:p>3900</text:p>
          </table:table-cell>
          <table:table-cell office:value-type="float" office:value="1000" calcext:value-type="float">
            <text:p>1000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19" calcext:value-type="float">
            <text:p>819</text:p>
          </table:table-cell>
          <table:table-cell office:value-type="float" office:value="1000" calcext:value-type="float">
            <text:p>1000</text:p>
          </table:table-cell>
          <table:table-cell office:value-type="float" office:value="0.819" calcext:value-type="float">
            <text:p>0.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8678" calcext:value-type="float">
            <text:p>178678</text:p>
          </table:table-cell>
          <table:table-cell office:value-type="float" office:value="1000" calcext:value-type="float">
            <text:p>1000</text:p>
          </table:table-cell>
          <table:table-cell office:value-type="float" office:value="178.678" calcext:value-type="float">
            <text:p>178.678</text:p>
          </table:table-cell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  <table:table-cell office:value-type="float" office:value="0.0121484" calcext:value-type="float">
            <text:p>0.01214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484" calcext:value-type="float">
            <text:p>1.21484E-05</text:p>
          </table:table-cell>
          <table:table-cell office:value-type="float" office:value="0.000007023" calcext:value-type="float">
            <text:p>7.023E-06</text:p>
          </table:table-cell>
          <table:table-cell office:value-type="float" office:value="0.000033719" calcext:value-type="float">
            <text:p>3.3719E-05</text:p>
          </table:table-cell>
          <table:table-cell office:value-type="float" office:value="120742" calcext:value-type="float">
            <text:p>120742</text:p>
          </table:table-cell>
          <table:table-cell office:value-type="float" office:value="1000" calcext:value-type="float">
            <text:p>1000</text:p>
          </table:table-cell>
          <table:table-cell office:value-type="float" office:value="120.742" calcext:value-type="float">
            <text:p>120.742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 office:value-type="float" office:value="3682" calcext:value-type="float">
            <text:p>3682</text:p>
          </table:table-cell>
          <table:table-cell office:value-type="float" office:value="1000" calcext:value-type="float">
            <text:p>1000</text:p>
          </table:table-cell>
          <table:table-cell office:value-type="float" office:value="3.682" calcext:value-type="float">
            <text:p>3.6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38" calcext:value-type="float">
            <text:p>4638</text:p>
          </table:table-cell>
          <table:table-cell office:value-type="float" office:value="1000" calcext:value-type="float">
            <text:p>1000</text:p>
          </table:table-cell>
          <table:table-cell office:value-type="float" office:value="4.638" calcext:value-type="float">
            <text:p>4.6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7898" calcext:value-type="float">
            <text:p>237898</text:p>
          </table:table-cell>
          <table:table-cell office:value-type="float" office:value="1000" calcext:value-type="float">
            <text:p>1000</text:p>
          </table:table-cell>
          <table:table-cell office:value-type="float" office:value="237.898" calcext:value-type="float">
            <text:p>237.898</text:p>
          </table:table-cell>
          <table:table-cell office:value-type="float" office:value="201" calcext:value-type="float">
            <text:p>201</text:p>
          </table:table-cell>
          <table:table-cell office:value-type="float" office:value="277" calcext:value-type="float">
            <text:p>277</text:p>
          </table:table-cell>
          <table:table-cell office:value-type="float" office:value="0.0147848" calcext:value-type="float">
            <text:p>0.0147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7848" calcext:value-type="float">
            <text:p>1.47848E-05</text:p>
          </table:table-cell>
          <table:table-cell office:value-type="float" office:value="0.000007951" calcext:value-type="float">
            <text:p>7.951E-06</text:p>
          </table:table-cell>
          <table:table-cell office:value-type="float" office:value="0.000029277" calcext:value-type="float">
            <text:p>2.9277E-05</text:p>
          </table:table-cell>
          <table:table-cell office:value-type="float" office:value="145305" calcext:value-type="float">
            <text:p>145305</text:p>
          </table:table-cell>
          <table:table-cell office:value-type="float" office:value="1000" calcext:value-type="float">
            <text:p>1000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85" calcext:value-type="float">
            <text:p>85</text:p>
          </table:table-cell>
          <table:table-cell office:value-type="float" office:value="279" calcext:value-type="float">
            <text:p>279</text:p>
          </table:table-cell>
          <table:table-cell office:value-type="float" office:value="4386" calcext:value-type="float">
            <text:p>4386</text:p>
          </table:table-cell>
          <table:table-cell office:value-type="float" office:value="1000" calcext:value-type="float">
            <text:p>1000</text:p>
          </table:table-cell>
          <table:table-cell office:value-type="float" office:value="4.386" calcext:value-type="float">
            <text:p>4.3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541" calcext:value-type="float">
            <text:p>5541</text:p>
          </table:table-cell>
          <table:table-cell office:value-type="float" office:value="1000" calcext:value-type="float">
            <text:p>1000</text:p>
          </table:table-cell>
          <table:table-cell office:value-type="float" office:value="5.541" calcext:value-type="float">
            <text:p>5.5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55" calcext:value-type="float">
            <text:p>1155</text:p>
          </table:table-cell>
          <table:table-cell office:value-type="float" office:value="1000" calcext:value-type="float">
            <text:p>1000</text:p>
          </table:table-cell>
          <table:table-cell office:value-type="float" office:value="1.155" calcext:value-type="float">
            <text:p>1.1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97292" calcext:value-type="float">
            <text:p>297292</text:p>
          </table:table-cell>
          <table:table-cell office:value-type="float" office:value="1000" calcext:value-type="float">
            <text:p>1000</text:p>
          </table:table-cell>
          <table:table-cell office:value-type="float" office:value="297.292" calcext:value-type="float">
            <text:p>297.292</text:p>
          </table:table-cell>
          <table:table-cell office:value-type="float" office:value="256" calcext:value-type="float">
            <text:p>256</text:p>
          </table:table-cell>
          <table:table-cell office:value-type="float" office:value="342" calcext:value-type="float">
            <text:p>342</text:p>
          </table:table-cell>
          <table:table-cell office:value-type="float" office:value="0.0181671" calcext:value-type="float">
            <text:p>0.0181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1671" calcext:value-type="float">
            <text:p>1.81671E-05</text:p>
          </table:table-cell>
          <table:table-cell office:value-type="float" office:value="0.000008035" calcext:value-type="float">
            <text:p>8.035E-06</text:p>
          </table:table-cell>
          <table:table-cell office:value-type="float" office:value="0.000038581" calcext:value-type="float">
            <text:p>3.8581E-05</text:p>
          </table:table-cell>
          <table:table-cell office:value-type="float" office:value="177877" calcext:value-type="float">
            <text:p>177877</text:p>
          </table:table-cell>
          <table:table-cell office:value-type="float" office:value="1000" calcext:value-type="float">
            <text:p>1000</text:p>
          </table:table-cell>
          <table:table-cell office:value-type="float" office:value="177.877" calcext:value-type="float">
            <text:p>177.877</text:p>
          </table:table-cell>
          <table:table-cell office:value-type="float" office:value="86" calcext:value-type="float">
            <text:p>86</text:p>
          </table:table-cell>
          <table:table-cell office:value-type="float" office:value="333" calcext:value-type="float">
            <text:p>333</text:p>
          </table:table-cell>
          <table:table-cell office:value-type="float" office:value="5164" calcext:value-type="float">
            <text:p>5164</text:p>
          </table:table-cell>
          <table:table-cell office:value-type="float" office:value="1000" calcext:value-type="float">
            <text:p>1000</text:p>
          </table:table-cell>
          <table:table-cell office:value-type="float" office:value="5.164" calcext:value-type="float">
            <text:p>5.1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01" calcext:value-type="float">
            <text:p>6601</text:p>
          </table:table-cell>
          <table:table-cell office:value-type="float" office:value="1000" calcext:value-type="float">
            <text:p>1000</text:p>
          </table:table-cell>
          <table:table-cell office:value-type="float" office:value="6.601" calcext:value-type="float">
            <text:p>6.6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37" calcext:value-type="float">
            <text:p>1437</text:p>
          </table:table-cell>
          <table:table-cell office:value-type="float" office:value="1000" calcext:value-type="float">
            <text:p>1000</text:p>
          </table:table-cell>
          <table:table-cell office:value-type="float" office:value="1.437" calcext:value-type="float">
            <text:p>1.4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6986" calcext:value-type="float">
            <text:p>356986</text:p>
          </table:table-cell>
          <table:table-cell office:value-type="float" office:value="1000" calcext:value-type="float">
            <text:p>1000</text:p>
          </table:table-cell>
          <table:table-cell office:value-type="float" office:value="356.986" calcext:value-type="float">
            <text:p>356.986</text:p>
          </table:table-cell>
          <table:table-cell office:value-type="float" office:value="308" calcext:value-type="float">
            <text:p>308</text:p>
          </table:table-cell>
          <table:table-cell office:value-type="float" office:value="396" calcext:value-type="float">
            <text:p>396</text:p>
          </table:table-cell>
          <table:table-cell office:value-type="float" office:value="0.023977" calcext:value-type="float">
            <text:p>0.0239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977" calcext:value-type="float">
            <text:p>2.3977E-05</text:p>
          </table:table-cell>
          <table:table-cell office:value-type="float" office:value="0.000010732" calcext:value-type="float">
            <text:p>1.0732E-05</text:p>
          </table:table-cell>
          <table:table-cell office:value-type="float" office:value="0.000052258" calcext:value-type="float">
            <text:p>5.2258E-05</text:p>
          </table:table-cell>
          <table:table-cell office:value-type="float" office:value="234520" calcext:value-type="float">
            <text:p>234520</text:p>
          </table:table-cell>
          <table:table-cell office:value-type="float" office:value="1000" calcext:value-type="float">
            <text:p>1000</text:p>
          </table:table-cell>
          <table:table-cell office:value-type="float" office:value="234.52" calcext:value-type="float">
            <text:p>234.52</text:p>
          </table:table-cell>
          <table:table-cell office:value-type="float" office:value="108" calcext:value-type="float">
            <text:p>108</text:p>
          </table:table-cell>
          <table:table-cell office:value-type="float" office:value="492" calcext:value-type="float">
            <text:p>492</text:p>
          </table:table-cell>
          <table:table-cell office:value-type="float" office:value="6292" calcext:value-type="float">
            <text:p>6292</text:p>
          </table:table-cell>
          <table:table-cell office:value-type="float" office:value="1000" calcext:value-type="float">
            <text:p>1000</text:p>
          </table:table-cell>
          <table:table-cell office:value-type="float" office:value="6.292" calcext:value-type="float">
            <text:p>6.2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02" calcext:value-type="float">
            <text:p>8002</text:p>
          </table:table-cell>
          <table:table-cell office:value-type="float" office:value="1000" calcext:value-type="float">
            <text:p>1000</text:p>
          </table:table-cell>
          <table:table-cell office:value-type="float" office:value="8.002" calcext:value-type="float">
            <text:p>8.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10" calcext:value-type="float">
            <text:p>1710</text:p>
          </table:table-cell>
          <table:table-cell office:value-type="float" office:value="1000" calcext:value-type="float">
            <text:p>1000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7091" calcext:value-type="float">
            <text:p>417091</text:p>
          </table:table-cell>
          <table:table-cell office:value-type="float" office:value="1000" calcext:value-type="float">
            <text:p>1000</text:p>
          </table:table-cell>
          <table:table-cell office:value-type="float" office:value="417.091" calcext:value-type="float">
            <text:p>417.091</text:p>
          </table:table-cell>
          <table:table-cell office:value-type="float" office:value="382" calcext:value-type="float">
            <text:p>382</text:p>
          </table:table-cell>
          <table:table-cell office:value-type="float" office:value="449" calcext:value-type="float">
            <text:p>449</text:p>
          </table:table-cell>
          <table:table-cell office:value-type="float" office:value="0.033519" calcext:value-type="float">
            <text:p>0.0335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19" calcext:value-type="float">
            <text:p>3.3519E-05</text:p>
          </table:table-cell>
          <table:table-cell office:value-type="float" office:value="0.000014024" calcext:value-type="float">
            <text:p>1.4024E-05</text:p>
          </table:table-cell>
          <table:table-cell office:value-type="float" office:value="0.000073163" calcext:value-type="float">
            <text:p>7.3163E-05</text:p>
          </table:table-cell>
          <table:table-cell office:value-type="float" office:value="332699" calcext:value-type="float">
            <text:p>332699</text:p>
          </table:table-cell>
          <table:table-cell office:value-type="float" office:value="1000" calcext:value-type="float">
            <text:p>1000</text:p>
          </table:table-cell>
          <table:table-cell office:value-type="float" office:value="332.699" calcext:value-type="float">
            <text:p>332.699</text:p>
          </table:table-cell>
          <table:table-cell office:value-type="float" office:value="139" calcext:value-type="float">
            <text:p>139</text:p>
          </table:table-cell>
          <table:table-cell office:value-type="float" office:value="673" calcext:value-type="float">
            <text:p>673</text:p>
          </table:table-cell>
          <table:table-cell office:value-type="float" office:value="7818" calcext:value-type="float">
            <text:p>7818</text:p>
          </table:table-cell>
          <table:table-cell office:value-type="float" office:value="1000" calcext:value-type="float">
            <text:p>1000</text:p>
          </table:table-cell>
          <table:table-cell office:value-type="float" office:value="7.818" calcext:value-type="float">
            <text:p>7.8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789" calcext:value-type="float">
            <text:p>9789</text:p>
          </table:table-cell>
          <table:table-cell office:value-type="float" office:value="1000" calcext:value-type="float">
            <text:p>1000</text:p>
          </table:table-cell>
          <table:table-cell office:value-type="float" office:value="9.789" calcext:value-type="float">
            <text:p>9.78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71" calcext:value-type="float">
            <text:p>1971</text:p>
          </table:table-cell>
          <table:table-cell office:value-type="float" office:value="1000" calcext:value-type="float">
            <text:p>1000</text:p>
          </table:table-cell>
          <table:table-cell office:value-type="float" office:value="1.971" calcext:value-type="float">
            <text:p>1.9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76093" calcext:value-type="float">
            <text:p>476093</text:p>
          </table:table-cell>
          <table:table-cell office:value-type="float" office:value="1000" calcext:value-type="float">
            <text:p>1000</text:p>
          </table:table-cell>
          <table:table-cell office:value-type="float" office:value="476.093" calcext:value-type="float">
            <text:p>476.093</text:p>
          </table:table-cell>
          <table:table-cell office:value-type="float" office:value="439" calcext:value-type="float">
            <text:p>439</text:p>
          </table:table-cell>
          <table:table-cell office:value-type="float" office:value="506" calcext:value-type="float">
            <text:p>506</text:p>
          </table:table-cell>
          <table:table-cell office:value-type="float" office:value="0.0530046" calcext:value-type="float">
            <text:p>0.0530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0046" calcext:value-type="float">
            <text:p>5.30046E-05</text:p>
          </table:table-cell>
          <table:table-cell office:value-type="float" office:value="0.000019854" calcext:value-type="float">
            <text:p>1.9854E-05</text:p>
          </table:table-cell>
          <table:table-cell office:value-type="float" office:value="0.000110778" calcext:value-type="float">
            <text:p>0.000110778</text:p>
          </table:table-cell>
          <table:table-cell office:value-type="float" office:value="537870" calcext:value-type="float">
            <text:p>537870</text:p>
          </table:table-cell>
          <table:table-cell office:value-type="float" office:value="1000" calcext:value-type="float">
            <text:p>1000</text:p>
          </table:table-cell>
          <table:table-cell office:value-type="float" office:value="537.87" calcext:value-type="float">
            <text:p>537.87</text:p>
          </table:table-cell>
          <table:table-cell office:value-type="float" office:value="205" calcext:value-type="float">
            <text:p>205</text:p>
          </table:table-cell>
          <table:table-cell office:value-type="float" office:value="1164" calcext:value-type="float">
            <text:p>1164</text:p>
          </table:table-cell>
          <table:table-cell office:value-type="float" office:value="10171" calcext:value-type="float">
            <text:p>10171</text:p>
          </table:table-cell>
          <table:table-cell office:value-type="float" office:value="1000" calcext:value-type="float">
            <text:p>1000</text:p>
          </table:table-cell>
          <table:table-cell office:value-type="float" office:value="10.171" calcext:value-type="float">
            <text:p>10.1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509" calcext:value-type="float">
            <text:p>12509</text:p>
          </table:table-cell>
          <table:table-cell office:value-type="float" office:value="1000" calcext:value-type="float">
            <text:p>1000</text:p>
          </table:table-cell>
          <table:table-cell office:value-type="float" office:value="12.509" calcext:value-type="float">
            <text:p>12.50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38" calcext:value-type="float">
            <text:p>2338</text:p>
          </table:table-cell>
          <table:table-cell office:value-type="float" office:value="1000" calcext:value-type="float">
            <text:p>1000</text:p>
          </table:table-cell>
          <table:table-cell office:value-type="float" office:value="2.338" calcext:value-type="float">
            <text:p>2.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35538" calcext:value-type="float">
            <text:p>535538</text:p>
          </table:table-cell>
          <table:table-cell office:value-type="float" office:value="1000" calcext:value-type="float">
            <text:p>1000</text:p>
          </table:table-cell>
          <table:table-cell office:value-type="float" office:value="535.538" calcext:value-type="float">
            <text:p>535.538</text:p>
          </table:table-cell>
          <table:table-cell office:value-type="float" office:value="516" calcext:value-type="float">
            <text:p>516</text:p>
          </table:table-cell>
          <table:table-cell office:value-type="float" office:value="561" calcext:value-type="float">
            <text:p>561</text:p>
          </table:table-cell>
          <table:table-cell office:value-type="float" office:value="0.113341" calcext:value-type="float">
            <text:p>0.1133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341" calcext:value-type="float">
            <text:p>0.000113341</text:p>
          </table:table-cell>
          <table:table-cell office:value-type="float" office:value="0.0000525" calcext:value-type="float">
            <text:p>5.25E-05</text:p>
          </table:table-cell>
          <table:table-cell office:value-type="float" office:value="0.000225251" calcext:value-type="float">
            <text:p>0.000225251</text:p>
          </table:table-cell>
          <table:table-cell office:value-type="float" office:value="1188818" calcext:value-type="float">
            <text:p>1188818</text:p>
          </table:table-cell>
          <table:table-cell office:value-type="float" office:value="1000" calcext:value-type="float">
            <text:p>1000</text:p>
          </table:table-cell>
          <table:table-cell office:value-type="float" office:value="1188.82" calcext:value-type="float">
            <text:p>1188.82</text:p>
          </table:table-cell>
          <table:table-cell office:value-type="float" office:value="538" calcext:value-type="float">
            <text:p>538</text:p>
          </table:table-cell>
          <table:table-cell office:value-type="float" office:value="2419" calcext:value-type="float">
            <text:p>2419</text:p>
          </table:table-cell>
          <table:table-cell office:value-type="float" office:value="14897" calcext:value-type="float">
            <text:p>14897</text:p>
          </table:table-cell>
          <table:table-cell office:value-type="float" office:value="1000" calcext:value-type="float">
            <text:p>1000</text:p>
          </table:table-cell>
          <table:table-cell office:value-type="float" office:value="14.897" calcext:value-type="float">
            <text:p>14.89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338" calcext:value-type="float">
            <text:p>17338</text:p>
          </table:table-cell>
          <table:table-cell office:value-type="float" office:value="1000" calcext:value-type="float">
            <text:p>1000</text:p>
          </table:table-cell>
          <table:table-cell office:value-type="float" office:value="17.338" calcext:value-type="float">
            <text:p>17.33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41" calcext:value-type="float">
            <text:p>2441</text:p>
          </table:table-cell>
          <table:table-cell office:value-type="float" office:value="1000" calcext:value-type="float">
            <text:p>1000</text:p>
          </table:table-cell>
          <table:table-cell office:value-type="float" office:value="2.441" calcext:value-type="float">
            <text:p>2.4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2842" calcext:value-type="float">
            <text:p>62842</text:p>
          </table:table-cell>
          <table:table-cell office:value-type="float" office:value="1000" calcext:value-type="float">
            <text:p>1000</text:p>
          </table:table-cell>
          <table:table-cell office:value-type="float" office:value="62.842" calcext:value-type="float">
            <text:p>62.842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0.00873704" calcext:value-type="float">
            <text:p>0.008737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3704" calcext:value-type="float">
            <text:p>8.73704E-06</text:p>
          </table:table-cell>
          <table:table-cell office:value-type="float" office:value="0.000006492" calcext:value-type="float">
            <text:p>6.492E-06</text:p>
          </table:table-cell>
          <table:table-cell office:value-type="float" office:value="0.000026563" calcext:value-type="float">
            <text:p>2.6563E-05</text:p>
          </table:table-cell>
          <table:table-cell office:value-type="float" office:value="91984" calcext:value-type="float">
            <text:p>91984</text:p>
          </table:table-cell>
          <table:table-cell office:value-type="float" office:value="1000" calcext:value-type="float">
            <text:p>1000</text:p>
          </table:table-cell>
          <table:table-cell office:value-type="float" office:value="91.984" calcext:value-type="float">
            <text:p>91.984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2447" calcext:value-type="float">
            <text:p>2447</text:p>
          </table:table-cell>
          <table:table-cell office:value-type="float" office:value="1000" calcext:value-type="float">
            <text:p>1000</text:p>
          </table:table-cell>
          <table:table-cell office:value-type="float" office:value="2.447" calcext:value-type="float">
            <text:p>2.4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0.593" calcext:value-type="float">
            <text:p>0.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6447" calcext:value-type="float">
            <text:p>126447</text:p>
          </table:table-cell>
          <table:table-cell office:value-type="float" office:value="1000" calcext:value-type="float">
            <text:p>1000</text:p>
          </table:table-cell>
          <table:table-cell office:value-type="float" office:value="126.447" calcext:value-type="float">
            <text:p>126.447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0.0105401" calcext:value-type="float">
            <text:p>0.01054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401" calcext:value-type="float">
            <text:p>1.05401E-05</text:p>
          </table:table-cell>
          <table:table-cell office:value-type="float" office:value="0.00000657" calcext:value-type="float">
            <text:p>6.57E-06</text:p>
          </table:table-cell>
          <table:table-cell office:value-type="float" office:value="0.000032144" calcext:value-type="float">
            <text:p>3.2144E-05</text:p>
          </table:table-cell>
          <table:table-cell office:value-type="float" office:value="107792" calcext:value-type="float">
            <text:p>107792</text:p>
          </table:table-cell>
          <table:table-cell office:value-type="float" office:value="1000" calcext:value-type="float">
            <text:p>1000</text:p>
          </table:table-cell>
          <table:table-cell office:value-type="float" office:value="107.792" calcext:value-type="float">
            <text:p>107.792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3118" calcext:value-type="float">
            <text:p>3118</text:p>
          </table:table-cell>
          <table:table-cell office:value-type="float" office:value="1000" calcext:value-type="float">
            <text:p>1000</text:p>
          </table:table-cell>
          <table:table-cell office:value-type="float" office:value="3.118" calcext:value-type="float">
            <text:p>3.1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35" calcext:value-type="float">
            <text:p>3935</text:p>
          </table:table-cell>
          <table:table-cell office:value-type="float" office:value="1000" calcext:value-type="float">
            <text:p>1000</text:p>
          </table:table-cell>
          <table:table-cell office:value-type="float" office:value="3.935" calcext:value-type="float">
            <text:p>3.9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float" office:value="1000" calcext:value-type="float">
            <text:p>1000</text:p>
          </table:table-cell>
          <table:table-cell office:value-type="float" office:value="0.817" calcext:value-type="float">
            <text:p>0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8668" calcext:value-type="float">
            <text:p>188668</text:p>
          </table:table-cell>
          <table:table-cell office:value-type="float" office:value="1000" calcext:value-type="float">
            <text:p>1000</text:p>
          </table:table-cell>
          <table:table-cell office:value-type="float" office:value="188.668" calcext:value-type="float">
            <text:p>188.668</text:p>
          </table:table-cell>
          <table:table-cell office:value-type="float" office:value="149" calcext:value-type="float">
            <text:p>149</text:p>
          </table:table-cell>
          <table:table-cell office:value-type="float" office:value="235" calcext:value-type="float">
            <text:p>235</text:p>
          </table:table-cell>
          <table:table-cell office:value-type="float" office:value="0.0123412" calcext:value-type="float">
            <text:p>0.01234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412" calcext:value-type="float">
            <text:p>1.23412E-05</text:p>
          </table:table-cell>
          <table:table-cell office:value-type="float" office:value="0.000006826" calcext:value-type="float">
            <text:p>6.826E-06</text:p>
          </table:table-cell>
          <table:table-cell office:value-type="float" office:value="0.000041342" calcext:value-type="float">
            <text:p>4.1342E-05</text:p>
          </table:table-cell>
          <table:table-cell office:value-type="float" office:value="123296" calcext:value-type="float">
            <text:p>123296</text:p>
          </table:table-cell>
          <table:table-cell office:value-type="float" office:value="1000" calcext:value-type="float">
            <text:p>1000</text:p>
          </table:table-cell>
          <table:table-cell office:value-type="float" office:value="123.296" calcext:value-type="float">
            <text:p>123.296</text:p>
          </table:table-cell>
          <table:table-cell office:value-type="float" office:value="77" calcext:value-type="float">
            <text:p>77</text:p>
          </table:table-cell>
          <table:table-cell office:value-type="float" office:value="226" calcext:value-type="float">
            <text:p>226</text:p>
          </table:table-cell>
          <table:table-cell office:value-type="float" office:value="3661" calcext:value-type="float">
            <text:p>3661</text:p>
          </table:table-cell>
          <table:table-cell office:value-type="float" office:value="1000" calcext:value-type="float">
            <text:p>1000</text:p>
          </table:table-cell>
          <table:table-cell office:value-type="float" office:value="3.661" calcext:value-type="float">
            <text:p>3.6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32" calcext:value-type="float">
            <text:p>4732</text:p>
          </table:table-cell>
          <table:table-cell office:value-type="float" office:value="1000" calcext:value-type="float">
            <text:p>1000</text:p>
          </table:table-cell>
          <table:table-cell office:value-type="float" office:value="4.732" calcext:value-type="float">
            <text:p>4.7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71" calcext:value-type="float">
            <text:p>1071</text:p>
          </table:table-cell>
          <table:table-cell office:value-type="float" office:value="1000" calcext:value-type="float">
            <text:p>1000</text:p>
          </table:table-cell>
          <table:table-cell office:value-type="float" office:value="1.071" calcext:value-type="float">
            <text:p>1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1522" calcext:value-type="float">
            <text:p>251522</text:p>
          </table:table-cell>
          <table:table-cell office:value-type="float" office:value="1000" calcext:value-type="float">
            <text:p>1000</text:p>
          </table:table-cell>
          <table:table-cell office:value-type="float" office:value="251.522" calcext:value-type="float">
            <text:p>251.522</text:p>
          </table:table-cell>
          <table:table-cell office:value-type="float" office:value="213" calcext:value-type="float">
            <text:p>213</text:p>
          </table:table-cell>
          <table:table-cell office:value-type="float" office:value="296" calcext:value-type="float">
            <text:p>296</text:p>
          </table:table-cell>
          <table:table-cell office:value-type="float" office:value="0.0148694" calcext:value-type="float">
            <text:p>0.01486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8694" calcext:value-type="float">
            <text:p>1.48694E-05</text:p>
          </table:table-cell>
          <table:table-cell office:value-type="float" office:value="0.000008163" calcext:value-type="float">
            <text:p>8.163E-06</text:p>
          </table:table-cell>
          <table:table-cell office:value-type="float" office:value="0.000037831" calcext:value-type="float">
            <text:p>3.7831E-05</text:p>
          </table:table-cell>
          <table:table-cell office:value-type="float" office:value="146602" calcext:value-type="float">
            <text:p>146602</text:p>
          </table:table-cell>
          <table:table-cell office:value-type="float" office:value="1000" calcext:value-type="float">
            <text:p>1000</text:p>
          </table:table-cell>
          <table:table-cell office:value-type="float" office:value="146.602" calcext:value-type="float">
            <text:p>146.602</text:p>
          </table:table-cell>
          <table:table-cell office:value-type="float" office:value="88" calcext:value-type="float">
            <text:p>88</text:p>
          </table:table-cell>
          <table:table-cell office:value-type="float" office:value="285" calcext:value-type="float">
            <text:p>285</text:p>
          </table:table-cell>
          <table:table-cell office:value-type="float" office:value="4354" calcext:value-type="float">
            <text:p>4354</text:p>
          </table:table-cell>
          <table:table-cell office:value-type="float" office:value="1000" calcext:value-type="float">
            <text:p>1000</text:p>
          </table:table-cell>
          <table:table-cell office:value-type="float" office:value="4.354" calcext:value-type="float">
            <text:p>4.3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98" calcext:value-type="float">
            <text:p>5598</text:p>
          </table:table-cell>
          <table:table-cell office:value-type="float" office:value="1000" calcext:value-type="float">
            <text:p>1000</text:p>
          </table:table-cell>
          <table:table-cell office:value-type="float" office:value="5.598" calcext:value-type="float">
            <text:p>5.5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 office:value-type="float" office:value="1000" calcext:value-type="float">
            <text:p>1000</text:p>
          </table:table-cell>
          <table:table-cell office:value-type="float" office:value="1.244" calcext:value-type="float">
            <text:p>1.2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4923" calcext:value-type="float">
            <text:p>314923</text:p>
          </table:table-cell>
          <table:table-cell office:value-type="float" office:value="1000" calcext:value-type="float">
            <text:p>1000</text:p>
          </table:table-cell>
          <table:table-cell office:value-type="float" office:value="314.923" calcext:value-type="float">
            <text:p>314.923</text:p>
          </table:table-cell>
          <table:table-cell office:value-type="float" office:value="274" calcext:value-type="float">
            <text:p>274</text:p>
          </table:table-cell>
          <table:table-cell office:value-type="float" office:value="352" calcext:value-type="float">
            <text:p>352</text:p>
          </table:table-cell>
          <table:table-cell office:value-type="float" office:value="0.0190018" calcext:value-type="float">
            <text:p>0.0190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018" calcext:value-type="float">
            <text:p>1.90018E-05</text:p>
          </table:table-cell>
          <table:table-cell office:value-type="float" office:value="0.000008642" calcext:value-type="float">
            <text:p>8.642E-06</text:p>
          </table:table-cell>
          <table:table-cell office:value-type="float" office:value="0.000043813" calcext:value-type="float">
            <text:p>4.3813E-05</text:p>
          </table:table-cell>
          <table:table-cell office:value-type="float" office:value="184726" calcext:value-type="float">
            <text:p>184726</text:p>
          </table:table-cell>
          <table:table-cell office:value-type="float" office:value="1000" calcext:value-type="float">
            <text:p>1000</text:p>
          </table:table-cell>
          <table:table-cell office:value-type="float" office:value="184.726" calcext:value-type="float">
            <text:p>184.726</text:p>
          </table:table-cell>
          <table:table-cell office:value-type="float" office:value="92" calcext:value-type="float">
            <text:p>92</text:p>
          </table:table-cell>
          <table:table-cell office:value-type="float" office:value="359" calcext:value-type="float">
            <text:p>359</text:p>
          </table:table-cell>
          <table:table-cell office:value-type="float" office:value="5239" calcext:value-type="float">
            <text:p>5239</text:p>
          </table:table-cell>
          <table:table-cell office:value-type="float" office:value="1000" calcext:value-type="float">
            <text:p>1000</text:p>
          </table:table-cell>
          <table:table-cell office:value-type="float" office:value="5.239" calcext:value-type="float">
            <text:p>5.2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11" calcext:value-type="float">
            <text:p>6711</text:p>
          </table:table-cell>
          <table:table-cell office:value-type="float" office:value="1000" calcext:value-type="float">
            <text:p>1000</text:p>
          </table:table-cell>
          <table:table-cell office:value-type="float" office:value="6.711" calcext:value-type="float">
            <text:p>6.7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72" calcext:value-type="float">
            <text:p>1472</text:p>
          </table:table-cell>
          <table:table-cell office:value-type="float" office:value="1000" calcext:value-type="float">
            <text:p>1000</text:p>
          </table:table-cell>
          <table:table-cell office:value-type="float" office:value="1.472" calcext:value-type="float">
            <text:p>1.4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7021" calcext:value-type="float">
            <text:p>377021</text:p>
          </table:table-cell>
          <table:table-cell office:value-type="float" office:value="1000" calcext:value-type="float">
            <text:p>1000</text:p>
          </table:table-cell>
          <table:table-cell office:value-type="float" office:value="377.021" calcext:value-type="float">
            <text:p>377.021</text:p>
          </table:table-cell>
          <table:table-cell office:value-type="float" office:value="335" calcext:value-type="float">
            <text:p>335</text:p>
          </table:table-cell>
          <table:table-cell office:value-type="float" office:value="420" calcext:value-type="float">
            <text:p>420</text:p>
          </table:table-cell>
          <table:table-cell office:value-type="float" office:value="0.0248765" calcext:value-type="float">
            <text:p>0.02487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8765" calcext:value-type="float">
            <text:p>2.48765E-05</text:p>
          </table:table-cell>
          <table:table-cell office:value-type="float" office:value="0.000010764" calcext:value-type="float">
            <text:p>1.0764E-05</text:p>
          </table:table-cell>
          <table:table-cell office:value-type="float" office:value="0.00006857" calcext:value-type="float">
            <text:p>6.857E-05</text:p>
          </table:table-cell>
          <table:table-cell office:value-type="float" office:value="243795" calcext:value-type="float">
            <text:p>243795</text:p>
          </table:table-cell>
          <table:table-cell office:value-type="float" office:value="1000" calcext:value-type="float">
            <text:p>1000</text:p>
          </table:table-cell>
          <table:table-cell office:value-type="float" office:value="243.795" calcext:value-type="float">
            <text:p>243.795</text:p>
          </table:table-cell>
          <table:table-cell office:value-type="float" office:value="111" calcext:value-type="float">
            <text:p>111</text:p>
          </table:table-cell>
          <table:table-cell office:value-type="float" office:value="478" calcext:value-type="float">
            <text:p>478</text:p>
          </table:table-cell>
          <table:table-cell office:value-type="float" office:value="6343" calcext:value-type="float">
            <text:p>6343</text:p>
          </table:table-cell>
          <table:table-cell office:value-type="float" office:value="1000" calcext:value-type="float">
            <text:p>1000</text:p>
          </table:table-cell>
          <table:table-cell office:value-type="float" office:value="6.343" calcext:value-type="float">
            <text:p>6.3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058" calcext:value-type="float">
            <text:p>8058</text:p>
          </table:table-cell>
          <table:table-cell office:value-type="float" office:value="1000" calcext:value-type="float">
            <text:p>1000</text:p>
          </table:table-cell>
          <table:table-cell office:value-type="float" office:value="8.058" calcext:value-type="float">
            <text:p>8.0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15" calcext:value-type="float">
            <text:p>1715</text:p>
          </table:table-cell>
          <table:table-cell office:value-type="float" office:value="1000" calcext:value-type="float">
            <text:p>1000</text:p>
          </table:table-cell>
          <table:table-cell office:value-type="float" office:value="1.715" calcext:value-type="float">
            <text:p>1.7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40771" calcext:value-type="float">
            <text:p>440771</text:p>
          </table:table-cell>
          <table:table-cell office:value-type="float" office:value="1000" calcext:value-type="float">
            <text:p>1000</text:p>
          </table:table-cell>
          <table:table-cell office:value-type="float" office:value="440.771" calcext:value-type="float">
            <text:p>440.771</text:p>
          </table:table-cell>
          <table:table-cell office:value-type="float" office:value="404" calcext:value-type="float">
            <text:p>404</text:p>
          </table:table-cell>
          <table:table-cell office:value-type="float" office:value="476" calcext:value-type="float">
            <text:p>476</text:p>
          </table:table-cell>
          <table:table-cell office:value-type="float" office:value="0.0344754" calcext:value-type="float">
            <text:p>0.03447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754" calcext:value-type="float">
            <text:p>3.44754E-05</text:p>
          </table:table-cell>
          <table:table-cell office:value-type="float" office:value="0.000015288" calcext:value-type="float">
            <text:p>1.5288E-05</text:p>
          </table:table-cell>
          <table:table-cell office:value-type="float" office:value="0.000077193" calcext:value-type="float">
            <text:p>7.7193E-05</text:p>
          </table:table-cell>
          <table:table-cell office:value-type="float" office:value="342588" calcext:value-type="float">
            <text:p>342588</text:p>
          </table:table-cell>
          <table:table-cell office:value-type="float" office:value="1000" calcext:value-type="float">
            <text:p>1000</text:p>
          </table:table-cell>
          <table:table-cell office:value-type="float" office:value="342.588" calcext:value-type="float">
            <text:p>342.588</text:p>
          </table:table-cell>
          <table:table-cell office:value-type="float" office:value="152" calcext:value-type="float">
            <text:p>152</text:p>
          </table:table-cell>
          <table:table-cell office:value-type="float" office:value="787" calcext:value-type="float">
            <text:p>787</text:p>
          </table:table-cell>
          <table:table-cell office:value-type="float" office:value="7866" calcext:value-type="float">
            <text:p>7866</text:p>
          </table:table-cell>
          <table:table-cell office:value-type="float" office:value="1000" calcext:value-type="float">
            <text:p>1000</text:p>
          </table:table-cell>
          <table:table-cell office:value-type="float" office:value="7.866" calcext:value-type="float">
            <text:p>7.86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912" calcext:value-type="float">
            <text:p>9912</text:p>
          </table:table-cell>
          <table:table-cell office:value-type="float" office:value="1000" calcext:value-type="float">
            <text:p>1000</text:p>
          </table:table-cell>
          <table:table-cell office:value-type="float" office:value="9.912" calcext:value-type="float">
            <text:p>9.9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46" calcext:value-type="float">
            <text:p>2046</text:p>
          </table:table-cell>
          <table:table-cell office:value-type="float" office:value="1000" calcext:value-type="float">
            <text:p>1000</text:p>
          </table:table-cell>
          <table:table-cell office:value-type="float" office:value="2.046" calcext:value-type="float">
            <text:p>2.0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4436" calcext:value-type="float">
            <text:p>504436</text:p>
          </table:table-cell>
          <table:table-cell office:value-type="float" office:value="1000" calcext:value-type="float">
            <text:p>1000</text:p>
          </table:table-cell>
          <table:table-cell office:value-type="float" office:value="504.436" calcext:value-type="float">
            <text:p>504.436</text:p>
          </table:table-cell>
          <table:table-cell office:value-type="float" office:value="474" calcext:value-type="float">
            <text:p>474</text:p>
          </table:table-cell>
          <table:table-cell office:value-type="float" office:value="537" calcext:value-type="float">
            <text:p>537</text:p>
          </table:table-cell>
          <table:table-cell office:value-type="float" office:value="0.0549372" calcext:value-type="float">
            <text:p>0.05493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9372" calcext:value-type="float">
            <text:p>5.49372E-05</text:p>
          </table:table-cell>
          <table:table-cell office:value-type="float" office:value="0.000018622" calcext:value-type="float">
            <text:p>1.8622E-05</text:p>
          </table:table-cell>
          <table:table-cell office:value-type="float" office:value="0.000105534" calcext:value-type="float">
            <text:p>0.000105534</text:p>
          </table:table-cell>
          <table:table-cell office:value-type="float" office:value="558288" calcext:value-type="float">
            <text:p>558288</text:p>
          </table:table-cell>
          <table:table-cell office:value-type="float" office:value="1000" calcext:value-type="float">
            <text:p>1000</text:p>
          </table:table-cell>
          <table:table-cell office:value-type="float" office:value="558.288" calcext:value-type="float">
            <text:p>558.288</text:p>
          </table:table-cell>
          <table:table-cell office:value-type="float" office:value="191" calcext:value-type="float">
            <text:p>191</text:p>
          </table:table-cell>
          <table:table-cell office:value-type="float" office:value="1092" calcext:value-type="float">
            <text:p>1092</text:p>
          </table:table-cell>
          <table:table-cell office:value-type="float" office:value="10257" calcext:value-type="float">
            <text:p>10257</text:p>
          </table:table-cell>
          <table:table-cell office:value-type="float" office:value="1000" calcext:value-type="float">
            <text:p>1000</text:p>
          </table:table-cell>
          <table:table-cell office:value-type="float" office:value="10.257" calcext:value-type="float">
            <text:p>10.25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672" calcext:value-type="float">
            <text:p>12672</text:p>
          </table:table-cell>
          <table:table-cell office:value-type="float" office:value="1000" calcext:value-type="float">
            <text:p>1000</text:p>
          </table:table-cell>
          <table:table-cell office:value-type="float" office:value="12.672" calcext:value-type="float">
            <text:p>12.67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15" calcext:value-type="float">
            <text:p>2415</text:p>
          </table:table-cell>
          <table:table-cell office:value-type="float" office:value="1000" calcext:value-type="float">
            <text:p>1000</text:p>
          </table:table-cell>
          <table:table-cell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67166" calcext:value-type="float">
            <text:p>567166</text:p>
          </table:table-cell>
          <table:table-cell office:value-type="float" office:value="1000" calcext:value-type="float">
            <text:p>1000</text:p>
          </table:table-cell>
          <table:table-cell office:value-type="float" office:value="567.166" calcext:value-type="float">
            <text:p>567.166</text:p>
          </table:table-cell>
          <table:table-cell office:value-type="float" office:value="546" calcext:value-type="float">
            <text:p>546</text:p>
          </table:table-cell>
          <table:table-cell office:value-type="float" office:value="594" calcext:value-type="float">
            <text:p>594</text:p>
          </table:table-cell>
          <table:table-cell office:value-type="float" office:value="0.119083" calcext:value-type="float">
            <text:p>0.119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083" calcext:value-type="float">
            <text:p>0.000119083</text:p>
          </table:table-cell>
          <table:table-cell office:value-type="float" office:value="0.000053338" calcext:value-type="float">
            <text:p>5.3338E-05</text:p>
          </table:table-cell>
          <table:table-cell office:value-type="float" office:value="0.000236606" calcext:value-type="float">
            <text:p>0.000236606</text:p>
          </table:table-cell>
          <table:table-cell office:value-type="float" office:value="1253024" calcext:value-type="float">
            <text:p>1253024</text:p>
          </table:table-cell>
          <table:table-cell office:value-type="float" office:value="1000" calcext:value-type="float">
            <text:p>1000</text:p>
          </table:table-cell>
          <table:table-cell office:value-type="float" office:value="1253.02" calcext:value-type="float">
            <text:p>1253.02</text:p>
          </table:table-cell>
          <table:table-cell office:value-type="float" office:value="551" calcext:value-type="float">
            <text:p>551</text:p>
          </table:table-cell>
          <table:table-cell office:value-type="float" office:value="2566" calcext:value-type="float">
            <text:p>2566</text:p>
          </table:table-cell>
          <table:table-cell office:value-type="float" office:value="15158" calcext:value-type="float">
            <text:p>15158</text:p>
          </table:table-cell>
          <table:table-cell office:value-type="float" office:value="1000" calcext:value-type="float">
            <text:p>1000</text:p>
          </table:table-cell>
          <table:table-cell office:value-type="float" office:value="15.158" calcext:value-type="float">
            <text:p>15.15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637" calcext:value-type="float">
            <text:p>17637</text:p>
          </table:table-cell>
          <table:table-cell office:value-type="float" office:value="1000" calcext:value-type="float">
            <text:p>1000</text:p>
          </table:table-cell>
          <table:table-cell office:value-type="float" office:value="17.637" calcext:value-type="float">
            <text:p>17.63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79" calcext:value-type="float">
            <text:p>2479</text:p>
          </table:table-cell>
          <table:table-cell office:value-type="float" office:value="1000" calcext:value-type="float">
            <text:p>1000</text:p>
          </table:table-cell>
          <table:table-cell office:value-type="float" office:value="2.479" calcext:value-type="float">
            <text:p>2.4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6705" calcext:value-type="float">
            <text:p>66705</text:p>
          </table:table-cell>
          <table:table-cell office:value-type="float" office:value="1000" calcext:value-type="float">
            <text:p>1000</text:p>
          </table:table-cell>
          <table:table-cell office:value-type="float" office:value="66.705" calcext:value-type="float">
            <text:p>66.70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0.00891513" calcext:value-type="float">
            <text:p>0.00891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91513" calcext:value-type="float">
            <text:p>8.91513E-06</text:p>
          </table:table-cell>
          <table:table-cell office:value-type="float" office:value="0.000006641" calcext:value-type="float">
            <text:p>6.641E-06</text:p>
          </table:table-cell>
          <table:table-cell office:value-type="float" office:value="0.000025462" calcext:value-type="float">
            <text:p>2.5462E-05</text:p>
          </table:table-cell>
          <table:table-cell office:value-type="float" office:value="94007" calcext:value-type="float">
            <text:p>94007</text:p>
          </table:table-cell>
          <table:table-cell office:value-type="float" office:value="1000" calcext:value-type="float">
            <text:p>1000</text:p>
          </table:table-cell>
          <table:table-cell office:value-type="float" office:value="94.007" calcext:value-type="float">
            <text:p>94.007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2457" calcext:value-type="float">
            <text:p>2457</text:p>
          </table:table-cell>
          <table:table-cell office:value-type="float" office:value="1000" calcext:value-type="float">
            <text:p>1000</text:p>
          </table:table-cell>
          <table:table-cell office:value-type="float" office:value="2.457" calcext:value-type="float">
            <text:p>2.4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5" calcext:value-type="float">
            <text:p>3055</text:p>
          </table:table-cell>
          <table:table-cell office:value-type="float" office:value="1000" calcext:value-type="float">
            <text:p>1000</text:p>
          </table:table-cell>
          <table:table-cell office:value-type="float" office:value="3.055" calcext:value-type="float">
            <text:p>3.0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2898" calcext:value-type="float">
            <text:p>132898</text:p>
          </table:table-cell>
          <table:table-cell office:value-type="float" office:value="1000" calcext:value-type="float">
            <text:p>1000</text:p>
          </table:table-cell>
          <table:table-cell office:value-type="float" office:value="132.898" calcext:value-type="float">
            <text:p>132.898</text:p>
          </table:table-cell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0.0108029" calcext:value-type="float">
            <text:p>0.01080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029" calcext:value-type="float">
            <text:p>1.08029E-05</text:p>
          </table:table-cell>
          <table:table-cell office:value-type="float" office:value="0.000006766" calcext:value-type="float">
            <text:p>6.766E-06</text:p>
          </table:table-cell>
          <table:table-cell office:value-type="float" office:value="0.000026378" calcext:value-type="float">
            <text:p>2.6378E-05</text:p>
          </table:table-cell>
          <table:table-cell office:value-type="float" office:value="110520" calcext:value-type="float">
            <text:p>110520</text:p>
          </table:table-cell>
          <table:table-cell office:value-type="float" office:value="1000" calcext:value-type="float">
            <text:p>1000</text:p>
          </table:table-cell>
          <table:table-cell office:value-type="float" office:value="110.52" calcext:value-type="float">
            <text:p>110.52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3104" calcext:value-type="float">
            <text:p>3104</text:p>
          </table:table-cell>
          <table:table-cell office:value-type="float" office:value="1000" calcext:value-type="float">
            <text:p>1000</text:p>
          </table:table-cell>
          <table:table-cell office:value-type="float" office:value="3.104" calcext:value-type="float">
            <text:p>3.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63" calcext:value-type="float">
            <text:p>3963</text:p>
          </table:table-cell>
          <table:table-cell office:value-type="float" office:value="1000" calcext:value-type="float">
            <text:p>1000</text:p>
          </table:table-cell>
          <table:table-cell office:value-type="float" office:value="3.963" calcext:value-type="float">
            <text:p>3.9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00165" calcext:value-type="float">
            <text:p>200165</text:p>
          </table:table-cell>
          <table:table-cell office:value-type="float" office:value="1000" calcext:value-type="float">
            <text:p>1000</text:p>
          </table:table-cell>
          <table:table-cell office:value-type="float" office:value="200.165" calcext:value-type="float">
            <text:p>200.165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0.0129037" calcext:value-type="float">
            <text:p>0.0129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9037" calcext:value-type="float">
            <text:p>1.29037E-05</text:p>
          </table:table-cell>
          <table:table-cell office:value-type="float" office:value="0.000007166" calcext:value-type="float">
            <text:p>7.166E-06</text:p>
          </table:table-cell>
          <table:table-cell office:value-type="float" office:value="0.000032933" calcext:value-type="float">
            <text:p>3.2933E-05</text:p>
          </table:table-cell>
          <table:table-cell office:value-type="float" office:value="128931" calcext:value-type="float">
            <text:p>128931</text:p>
          </table:table-cell>
          <table:table-cell office:value-type="float" office:value="1000" calcext:value-type="float">
            <text:p>1000</text:p>
          </table:table-cell>
          <table:table-cell office:value-type="float" office:value="128.931" calcext:value-type="float">
            <text:p>128.931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3728" calcext:value-type="float">
            <text:p>3728</text:p>
          </table:table-cell>
          <table:table-cell office:value-type="float" office:value="1000" calcext:value-type="float">
            <text:p>1000</text:p>
          </table:table-cell>
          <table:table-cell office:value-type="float" office:value="3.728" calcext:value-type="float">
            <text:p>3.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37" calcext:value-type="float">
            <text:p>4737</text:p>
          </table:table-cell>
          <table:table-cell office:value-type="float" office:value="1000" calcext:value-type="float">
            <text:p>1000</text:p>
          </table:table-cell>
          <table:table-cell office:value-type="float" office:value="4.737" calcext:value-type="float">
            <text:p>4.7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9" calcext:value-type="float">
            <text:p>1009</text:p>
          </table:table-cell>
          <table:table-cell office:value-type="float" office:value="1000" calcext:value-type="float">
            <text:p>1000</text:p>
          </table:table-cell>
          <table:table-cell office:value-type="float" office:value="1.009" calcext:value-type="float">
            <text:p>1.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6882" calcext:value-type="float">
            <text:p>266882</text:p>
          </table:table-cell>
          <table:table-cell office:value-type="float" office:value="1000" calcext:value-type="float">
            <text:p>1000</text:p>
          </table:table-cell>
          <table:table-cell office:value-type="float" office:value="266.882" calcext:value-type="float">
            <text:p>266.882</text:p>
          </table:table-cell>
          <table:table-cell office:value-type="float" office:value="227" calcext:value-type="float">
            <text:p>227</text:p>
          </table:table-cell>
          <table:table-cell office:value-type="float" office:value="317" calcext:value-type="float">
            <text:p>317</text:p>
          </table:table-cell>
          <table:table-cell office:value-type="float" office:value="0.0155003" calcext:value-type="float">
            <text:p>0.0155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003" calcext:value-type="float">
            <text:p>1.55003E-05</text:p>
          </table:table-cell>
          <table:table-cell office:value-type="float" office:value="0.000008076" calcext:value-type="float">
            <text:p>8.076E-06</text:p>
          </table:table-cell>
          <table:table-cell office:value-type="float" office:value="0.000039292" calcext:value-type="float">
            <text:p>3.9292E-05</text:p>
          </table:table-cell>
          <table:table-cell office:value-type="float" office:value="153035" calcext:value-type="float">
            <text:p>153035</text:p>
          </table:table-cell>
          <table:table-cell office:value-type="float" office:value="1000" calcext:value-type="float">
            <text:p>1000</text:p>
          </table:table-cell>
          <table:table-cell office:value-type="float" office:value="153.035" calcext:value-type="float">
            <text:p>153.035</text:p>
          </table:table-cell>
          <table:table-cell office:value-type="float" office:value="88" calcext:value-type="float">
            <text:p>88</text:p>
          </table:table-cell>
          <table:table-cell office:value-type="float" office:value="369" calcext:value-type="float">
            <text:p>369</text:p>
          </table:table-cell>
          <table:table-cell office:value-type="float" office:value="4407" calcext:value-type="float">
            <text:p>4407</text:p>
          </table:table-cell>
          <table:table-cell office:value-type="float" office:value="1000" calcext:value-type="float">
            <text:p>1000</text:p>
          </table:table-cell>
          <table:table-cell office:value-type="float" office:value="4.407" calcext:value-type="float">
            <text:p>4.4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42" calcext:value-type="float">
            <text:p>5642</text:p>
          </table:table-cell>
          <table:table-cell office:value-type="float" office:value="1000" calcext:value-type="float">
            <text:p>1000</text:p>
          </table:table-cell>
          <table:table-cell office:value-type="float" office:value="5.642" calcext:value-type="float">
            <text:p>5.6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35" calcext:value-type="float">
            <text:p>1235</text:p>
          </table:table-cell>
          <table:table-cell office:value-type="float" office:value="1000" calcext:value-type="float">
            <text:p>1000</text:p>
          </table:table-cell>
          <table:table-cell office:value-type="float" office:value="1.235" calcext:value-type="float">
            <text:p>1.2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2676" calcext:value-type="float">
            <text:p>332676</text:p>
          </table:table-cell>
          <table:table-cell office:value-type="float" office:value="1000" calcext:value-type="float">
            <text:p>1000</text:p>
          </table:table-cell>
          <table:table-cell office:value-type="float" office:value="332.676" calcext:value-type="float">
            <text:p>332.676</text:p>
          </table:table-cell>
          <table:table-cell office:value-type="float" office:value="291" calcext:value-type="float">
            <text:p>291</text:p>
          </table:table-cell>
          <table:table-cell office:value-type="float" office:value="364" calcext:value-type="float">
            <text:p>364</text:p>
          </table:table-cell>
          <table:table-cell office:value-type="float" office:value="0.0194213" calcext:value-type="float">
            <text:p>0.01942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4213" calcext:value-type="float">
            <text:p>1.94213E-05</text:p>
          </table:table-cell>
          <table:table-cell office:value-type="float" office:value="0.000009036" calcext:value-type="float">
            <text:p>9.036E-06</text:p>
          </table:table-cell>
          <table:table-cell office:value-type="float" office:value="0.000042131" calcext:value-type="float">
            <text:p>4.2131E-05</text:p>
          </table:table-cell>
          <table:table-cell office:value-type="float" office:value="189998" calcext:value-type="float">
            <text:p>189998</text:p>
          </table:table-cell>
          <table:table-cell office:value-type="float" office:value="1000" calcext:value-type="float">
            <text:p>1000</text:p>
          </table:table-cell>
          <table:table-cell office:value-type="float" office:value="189.998" calcext:value-type="float">
            <text:p>189.998</text:p>
          </table:table-cell>
          <table:table-cell office:value-type="float" office:value="97" calcext:value-type="float">
            <text:p>97</text:p>
          </table:table-cell>
          <table:table-cell office:value-type="float" office:value="411" calcext:value-type="float">
            <text:p>411</text:p>
          </table:table-cell>
          <table:table-cell office:value-type="float" office:value="5315" calcext:value-type="float">
            <text:p>5315</text:p>
          </table:table-cell>
          <table:table-cell office:value-type="float" office:value="1000" calcext:value-type="float">
            <text:p>1000</text:p>
          </table:table-cell>
          <table:table-cell office:value-type="float" office:value="5.315" calcext:value-type="float">
            <text:p>5.3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74" calcext:value-type="float">
            <text:p>6774</text:p>
          </table:table-cell>
          <table:table-cell office:value-type="float" office:value="1000" calcext:value-type="float">
            <text:p>1000</text:p>
          </table:table-cell>
          <table:table-cell office:value-type="float" office:value="6.774" calcext:value-type="float">
            <text:p>6.7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59" calcext:value-type="float">
            <text:p>1459</text:p>
          </table:table-cell>
          <table:table-cell office:value-type="float" office:value="1000" calcext:value-type="float">
            <text:p>1000</text:p>
          </table:table-cell>
          <table:table-cell office:value-type="float" office:value="1.459" calcext:value-type="float">
            <text:p>1.4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00206" calcext:value-type="float">
            <text:p>400206</text:p>
          </table:table-cell>
          <table:table-cell office:value-type="float" office:value="1000" calcext:value-type="float">
            <text:p>1000</text:p>
          </table:table-cell>
          <table:table-cell office:value-type="float" office:value="400.206" calcext:value-type="float">
            <text:p>400.206</text:p>
          </table:table-cell>
          <table:table-cell office:value-type="float" office:value="356" calcext:value-type="float">
            <text:p>356</text:p>
          </table:table-cell>
          <table:table-cell office:value-type="float" office:value="440" calcext:value-type="float">
            <text:p>440</text:p>
          </table:table-cell>
          <table:table-cell office:value-type="float" office:value="0.0254208" calcext:value-type="float">
            <text:p>0.0254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4208" calcext:value-type="float">
            <text:p>2.54208E-05</text:p>
          </table:table-cell>
          <table:table-cell office:value-type="float" office:value="0.000010091" calcext:value-type="float">
            <text:p>1.0091E-05</text:p>
          </table:table-cell>
          <table:table-cell office:value-type="float" office:value="0.000057492" calcext:value-type="float">
            <text:p>5.7492E-05</text:p>
          </table:table-cell>
          <table:table-cell office:value-type="float" office:value="250042" calcext:value-type="float">
            <text:p>250042</text:p>
          </table:table-cell>
          <table:table-cell office:value-type="float" office:value="1000" calcext:value-type="float">
            <text:p>1000</text:p>
          </table:table-cell>
          <table:table-cell office:value-type="float" office:value="250.042" calcext:value-type="float">
            <text:p>250.042</text:p>
          </table:table-cell>
          <table:table-cell office:value-type="float" office:value="105" calcext:value-type="float">
            <text:p>105</text:p>
          </table:table-cell>
          <table:table-cell office:value-type="float" office:value="503" calcext:value-type="float">
            <text:p>503</text:p>
          </table:table-cell>
          <table:table-cell office:value-type="float" office:value="6404" calcext:value-type="float">
            <text:p>6404</text:p>
          </table:table-cell>
          <table:table-cell office:value-type="float" office:value="1000" calcext:value-type="float">
            <text:p>1000</text:p>
          </table:table-cell>
          <table:table-cell office:value-type="float" office:value="6.404" calcext:value-type="float">
            <text:p>6.4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159" calcext:value-type="float">
            <text:p>8159</text:p>
          </table:table-cell>
          <table:table-cell office:value-type="float" office:value="1000" calcext:value-type="float">
            <text:p>1000</text:p>
          </table:table-cell>
          <table:table-cell office:value-type="float" office:value="8.159" calcext:value-type="float">
            <text:p>8.1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55" calcext:value-type="float">
            <text:p>1755</text:p>
          </table:table-cell>
          <table:table-cell office:value-type="float" office:value="1000" calcext:value-type="float">
            <text:p>1000</text:p>
          </table:table-cell>
          <table:table-cell office:value-type="float" office:value="1.755" calcext:value-type="float">
            <text:p>1.7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65872" calcext:value-type="float">
            <text:p>465872</text:p>
          </table:table-cell>
          <table:table-cell office:value-type="float" office:value="1000" calcext:value-type="float">
            <text:p>1000</text:p>
          </table:table-cell>
          <table:table-cell office:value-type="float" office:value="465.872" calcext:value-type="float">
            <text:p>465.872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office:value-type="float" office:value="0.0354124" calcext:value-type="float">
            <text:p>0.03541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124" calcext:value-type="float">
            <text:p>3.54124E-05</text:p>
          </table:table-cell>
          <table:table-cell office:value-type="float" office:value="0.000013634" calcext:value-type="float">
            <text:p>1.3634E-05</text:p>
          </table:table-cell>
          <table:table-cell office:value-type="float" office:value="0.000089183" calcext:value-type="float">
            <text:p>8.9183E-05</text:p>
          </table:table-cell>
          <table:table-cell office:value-type="float" office:value="351579" calcext:value-type="float">
            <text:p>351579</text:p>
          </table:table-cell>
          <table:table-cell office:value-type="float" office:value="1000" calcext:value-type="float">
            <text:p>1000</text:p>
          </table:table-cell>
          <table:table-cell office:value-type="float" office:value="351.579" calcext:value-type="float">
            <text:p>351.579</text:p>
          </table:table-cell>
          <table:table-cell office:value-type="float" office:value="139" calcext:value-type="float">
            <text:p>139</text:p>
          </table:table-cell>
          <table:table-cell office:value-type="float" office:value="668" calcext:value-type="float">
            <text:p>668</text:p>
          </table:table-cell>
          <table:table-cell office:value-type="float" office:value="7903" calcext:value-type="float">
            <text:p>7903</text:p>
          </table:table-cell>
          <table:table-cell office:value-type="float" office:value="1000" calcext:value-type="float">
            <text:p>1000</text:p>
          </table:table-cell>
          <table:table-cell office:value-type="float" office:value="7.903" calcext:value-type="float">
            <text:p>7.90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30" calcext:value-type="float">
            <text:p>10030</text:p>
          </table:table-cell>
          <table:table-cell office:value-type="float" office:value="1000" calcext:value-type="float">
            <text:p>1000</text:p>
          </table:table-cell>
          <table:table-cell office:value-type="float" office:value="10.03" calcext:value-type="float">
            <text:p>10.0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27" calcext:value-type="float">
            <text:p>2127</text:p>
          </table:table-cell>
          <table:table-cell office:value-type="float" office:value="1000" calcext:value-type="float">
            <text:p>1000</text:p>
          </table:table-cell>
          <table:table-cell office:value-type="float" office:value="2.127" calcext:value-type="float">
            <text:p>2.1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3156" calcext:value-type="float">
            <text:p>533156</text:p>
          </table:table-cell>
          <table:table-cell office:value-type="float" office:value="1000" calcext:value-type="float">
            <text:p>1000</text:p>
          </table:table-cell>
          <table:table-cell office:value-type="float" office:value="533.156" calcext:value-type="float">
            <text:p>533.156</text:p>
          </table:table-cell>
          <table:table-cell office:value-type="float" office:value="502" calcext:value-type="float">
            <text:p>502</text:p>
          </table:table-cell>
          <table:table-cell office:value-type="float" office:value="567" calcext:value-type="float">
            <text:p>567</text:p>
          </table:table-cell>
          <table:table-cell office:value-type="float" office:value="0.0575192" calcext:value-type="float">
            <text:p>0.0575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5192" calcext:value-type="float">
            <text:p>5.75192E-05</text:p>
          </table:table-cell>
          <table:table-cell office:value-type="float" office:value="0.000022095" calcext:value-type="float">
            <text:p>2.2095E-05</text:p>
          </table:table-cell>
          <table:table-cell office:value-type="float" office:value="0.000123511" calcext:value-type="float">
            <text:p>0.000123511</text:p>
          </table:table-cell>
          <table:table-cell office:value-type="float" office:value="586241" calcext:value-type="float">
            <text:p>586241</text:p>
          </table:table-cell>
          <table:table-cell office:value-type="float" office:value="1000" calcext:value-type="float">
            <text:p>1000</text:p>
          </table:table-cell>
          <table:table-cell office:value-type="float" office:value="586.241" calcext:value-type="float">
            <text:p>586.241</text:p>
          </table:table-cell>
          <table:table-cell office:value-type="float" office:value="225" calcext:value-type="float">
            <text:p>225</text:p>
          </table:table-cell>
          <table:table-cell office:value-type="float" office:value="1296" calcext:value-type="float">
            <text:p>1296</text:p>
          </table:table-cell>
          <table:table-cell office:value-type="float" office:value="10410" calcext:value-type="float">
            <text:p>10410</text:p>
          </table:table-cell>
          <table:table-cell office:value-type="float" office:value="1000" calcext:value-type="float">
            <text:p>1000</text:p>
          </table:table-cell>
          <table:table-cell office:value-type="float" office:value="10.41" calcext:value-type="float">
            <text:p>10.4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860" calcext:value-type="float">
            <text:p>12860</text:p>
          </table:table-cell>
          <table:table-cell office:value-type="float" office:value="1000" calcext:value-type="float">
            <text:p>1000</text:p>
          </table:table-cell>
          <table:table-cell office:value-type="float" office:value="12.86" calcext:value-type="float">
            <text:p>12.8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50" calcext:value-type="float">
            <text:p>2450</text:p>
          </table:table-cell>
          <table:table-cell office:value-type="float" office:value="1000" calcext:value-type="float">
            <text:p>1000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99661" calcext:value-type="float">
            <text:p>599661</text:p>
          </table:table-cell>
          <table:table-cell office:value-type="float" office:value="1000" calcext:value-type="float">
            <text:p>1000</text:p>
          </table:table-cell>
          <table:table-cell office:value-type="float" office:value="599.661" calcext:value-type="float">
            <text:p>599.661</text:p>
          </table:table-cell>
          <table:table-cell office:value-type="float" office:value="573" calcext:value-type="float">
            <text:p>573</text:p>
          </table:table-cell>
          <table:table-cell office:value-type="float" office:value="627" calcext:value-type="float">
            <text:p>627</text:p>
          </table:table-cell>
          <table:table-cell office:value-type="float" office:value="0.124702" calcext:value-type="float">
            <text:p>0.1247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702" calcext:value-type="float">
            <text:p>0.000124702</text:p>
          </table:table-cell>
          <table:table-cell office:value-type="float" office:value="0.000055367" calcext:value-type="float">
            <text:p>5.5367E-05</text:p>
          </table:table-cell>
          <table:table-cell office:value-type="float" office:value="0.000238838" calcext:value-type="float">
            <text:p>0.000238838</text:p>
          </table:table-cell>
          <table:table-cell office:value-type="float" office:value="1315779" calcext:value-type="float">
            <text:p>1315779</text:p>
          </table:table-cell>
          <table:table-cell office:value-type="float" office:value="1000" calcext:value-type="float">
            <text:p>1000</text:p>
          </table:table-cell>
          <table:table-cell office:value-type="float" office:value="1315.78" calcext:value-type="float">
            <text:p>1315.78</text:p>
          </table:table-cell>
          <table:table-cell office:value-type="float" office:value="575" calcext:value-type="float">
            <text:p>575</text:p>
          </table:table-cell>
          <table:table-cell office:value-type="float" office:value="2574" calcext:value-type="float">
            <text:p>2574</text:p>
          </table:table-cell>
          <table:table-cell office:value-type="float" office:value="15361" calcext:value-type="float">
            <text:p>15361</text:p>
          </table:table-cell>
          <table:table-cell office:value-type="float" office:value="1000" calcext:value-type="float">
            <text:p>1000</text:p>
          </table:table-cell>
          <table:table-cell office:value-type="float" office:value="15.361" calcext:value-type="float">
            <text:p>15.36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981" calcext:value-type="float">
            <text:p>17981</text:p>
          </table:table-cell>
          <table:table-cell office:value-type="float" office:value="1000" calcext:value-type="float">
            <text:p>1000</text:p>
          </table:table-cell>
          <table:table-cell office:value-type="float" office:value="17.981" calcext:value-type="float">
            <text:p>17.9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20" calcext:value-type="float">
            <text:p>2620</text:p>
          </table:table-cell>
          <table:table-cell office:value-type="float" office:value="1000" calcext:value-type="float">
            <text:p>1000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9958" calcext:value-type="float">
            <text:p>69958</text:p>
          </table:table-cell>
          <table:table-cell office:value-type="float" office:value="1000" calcext:value-type="float">
            <text:p>1000</text:p>
          </table:table-cell>
          <table:table-cell office:value-type="float" office:value="69.958" calcext:value-type="float">
            <text:p>69.958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0.00912165" calcext:value-type="float">
            <text:p>0.00912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2165" calcext:value-type="float">
            <text:p>9.12165E-06</text:p>
          </table:table-cell>
          <table:table-cell office:value-type="float" office:value="0.000006755" calcext:value-type="float">
            <text:p>6.755E-06</text:p>
          </table:table-cell>
          <table:table-cell office:value-type="float" office:value="0.000027518" calcext:value-type="float">
            <text:p>2.7518E-05</text:p>
          </table:table-cell>
          <table:table-cell office:value-type="float" office:value="96719" calcext:value-type="float">
            <text:p>96719</text:p>
          </table:table-cell>
          <table:table-cell office:value-type="float" office:value="1000" calcext:value-type="float">
            <text:p>1000</text:p>
          </table:table-cell>
          <table:table-cell office:value-type="float" office:value="96.719" calcext:value-type="float">
            <text:p>96.719</text:p>
          </table:table-cell>
          <table:table-cell office:value-type="float" office:value="78" calcext:value-type="float">
            <text:p>78</text:p>
          </table:table-cell>
          <table:table-cell office:value-type="float" office:value="159" calcext:value-type="float">
            <text:p>159</text:p>
          </table:table-cell>
          <table:table-cell office:value-type="float" office:value="2451" calcext:value-type="float">
            <text:p>2451</text:p>
          </table:table-cell>
          <table:table-cell office:value-type="float" office:value="1000" calcext:value-type="float">
            <text:p>1000</text:p>
          </table:table-cell>
          <table:table-cell office:value-type="float" office:value="2.451" calcext:value-type="float">
            <text:p>2.4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8" calcext:value-type="float">
            <text:p>3048</text:p>
          </table:table-cell>
          <table:table-cell office:value-type="float" office:value="1000" calcext:value-type="float">
            <text:p>1000</text:p>
          </table:table-cell>
          <table:table-cell office:value-type="float" office:value="3.048" calcext:value-type="float">
            <text:p>3.0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41082" calcext:value-type="float">
            <text:p>141082</text:p>
          </table:table-cell>
          <table:table-cell office:value-type="float" office:value="1000" calcext:value-type="float">
            <text:p>1000</text:p>
          </table:table-cell>
          <table:table-cell office:value-type="float" office:value="141.082" calcext:value-type="float">
            <text:p>141.082</text:p>
          </table:table-cell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float" office:value="0.0109246" calcext:value-type="float">
            <text:p>0.0109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246" calcext:value-type="float">
            <text:p>1.09246E-05</text:p>
          </table:table-cell>
          <table:table-cell office:value-type="float" office:value="0.000006973" calcext:value-type="float">
            <text:p>6.973E-06</text:p>
          </table:table-cell>
          <table:table-cell office:value-type="float" office:value="0.000029321" calcext:value-type="float">
            <text:p>2.9321E-05</text:p>
          </table:table-cell>
          <table:table-cell office:value-type="float" office:value="112316" calcext:value-type="float">
            <text:p>112316</text:p>
          </table:table-cell>
          <table:table-cell office:value-type="float" office:value="1000" calcext:value-type="float">
            <text:p>1000</text:p>
          </table:table-cell>
          <table:table-cell office:value-type="float" office:value="112.316" calcext:value-type="float">
            <text:p>112.316</text:p>
          </table:table-cell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float" office:value="3089" calcext:value-type="float">
            <text:p>3089</text:p>
          </table:table-cell>
          <table:table-cell office:value-type="float" office:value="1000" calcext:value-type="float">
            <text:p>1000</text:p>
          </table:table-cell>
          <table:table-cell office:value-type="float" office:value="3.089" calcext:value-type="float">
            <text:p>3.0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89" calcext:value-type="float">
            <text:p>3989</text:p>
          </table:table-cell>
          <table:table-cell office:value-type="float" office:value="1000" calcext:value-type="float">
            <text:p>1000</text:p>
          </table:table-cell>
          <table:table-cell office:value-type="float" office:value="3.989" calcext:value-type="float">
            <text:p>3.9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0626" calcext:value-type="float">
            <text:p>210626</text:p>
          </table:table-cell>
          <table:table-cell office:value-type="float" office:value="1000" calcext:value-type="float">
            <text:p>1000</text:p>
          </table:table-cell>
          <table:table-cell office:value-type="float" office:value="210.626" calcext:value-type="float">
            <text:p>210.626</text:p>
          </table:table-cell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 office:value-type="float" office:value="0.0131894" calcext:value-type="float">
            <text:p>0.01318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894" calcext:value-type="float">
            <text:p>1.31894E-05</text:p>
          </table:table-cell>
          <table:table-cell office:value-type="float" office:value="0.000008152" calcext:value-type="float">
            <text:p>8.152E-06</text:p>
          </table:table-cell>
          <table:table-cell office:value-type="float" office:value="0.000031021" calcext:value-type="float">
            <text:p>3.1021E-05</text:p>
          </table:table-cell>
          <table:table-cell office:value-type="float" office:value="132390" calcext:value-type="float">
            <text:p>132390</text:p>
          </table:table-cell>
          <table:table-cell office:value-type="float" office:value="1000" calcext:value-type="float">
            <text:p>1000</text:p>
          </table:table-cell>
          <table:table-cell office:value-type="float" office:value="132.39" calcext:value-type="float">
            <text:p>132.39</text:p>
          </table:table-cell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  <table:table-cell office:value-type="float" office:value="3753" calcext:value-type="float">
            <text:p>3753</text:p>
          </table:table-cell>
          <table:table-cell office:value-type="float" office:value="1000" calcext:value-type="float">
            <text:p>1000</text:p>
          </table:table-cell>
          <table:table-cell office:value-type="float" office:value="3.753" calcext:value-type="float">
            <text:p>3.7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09" calcext:value-type="float">
            <text:p>4809</text:p>
          </table:table-cell>
          <table:table-cell office:value-type="float" office:value="1000" calcext:value-type="float">
            <text:p>1000</text:p>
          </table:table-cell>
          <table:table-cell office:value-type="float" office:value="4.809" calcext:value-type="float">
            <text:p>4.8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0791" calcext:value-type="float">
            <text:p>280791</text:p>
          </table:table-cell>
          <table:table-cell office:value-type="float" office:value="1000" calcext:value-type="float">
            <text:p>1000</text:p>
          </table:table-cell>
          <table:table-cell office:value-type="float" office:value="280.791" calcext:value-type="float">
            <text:p>280.791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 office:value-type="float" office:value="0.0160267" calcext:value-type="float">
            <text:p>0.01602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0267" calcext:value-type="float">
            <text:p>1.60267E-05</text:p>
          </table:table-cell>
          <table:table-cell office:value-type="float" office:value="0.000008502" calcext:value-type="float">
            <text:p>8.502E-06</text:p>
          </table:table-cell>
          <table:table-cell office:value-type="float" office:value="0.000038109" calcext:value-type="float">
            <text:p>3.8109E-05</text:p>
          </table:table-cell>
          <table:table-cell office:value-type="float" office:value="158776" calcext:value-type="float">
            <text:p>158776</text:p>
          </table:table-cell>
          <table:table-cell office:value-type="float" office:value="1000" calcext:value-type="float">
            <text:p>1000</text:p>
          </table:table-cell>
          <table:table-cell office:value-type="float" office:value="158.776" calcext:value-type="float">
            <text:p>158.776</text:p>
          </table:table-cell>
          <table:table-cell office:value-type="float" office:value="91" calcext:value-type="float">
            <text:p>91</text:p>
          </table:table-cell>
          <table:table-cell office:value-type="float" office:value="287" calcext:value-type="float">
            <text:p>287</text:p>
          </table:table-cell>
          <table:table-cell office:value-type="float" office:value="4467" calcext:value-type="float">
            <text:p>4467</text:p>
          </table:table-cell>
          <table:table-cell office:value-type="float" office:value="1000" calcext:value-type="float">
            <text:p>1000</text:p>
          </table:table-cell>
          <table:table-cell office:value-type="float" office:value="4.467" calcext:value-type="float">
            <text:p>4.4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29" calcext:value-type="float">
            <text:p>5729</text:p>
          </table:table-cell>
          <table:table-cell office:value-type="float" office:value="1000" calcext:value-type="float">
            <text:p>1000</text:p>
          </table:table-cell>
          <table:table-cell office:value-type="float" office:value="5.729" calcext:value-type="float">
            <text:p>5.7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62" calcext:value-type="float">
            <text:p>1262</text:p>
          </table:table-cell>
          <table:table-cell office:value-type="float" office:value="1000" calcext:value-type="float">
            <text:p>1000</text:p>
          </table:table-cell>
          <table:table-cell office:value-type="float" office:value="1.262" calcext:value-type="float">
            <text:p>1.2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2068" calcext:value-type="float">
            <text:p>352068</text:p>
          </table:table-cell>
          <table:table-cell office:value-type="float" office:value="1000" calcext:value-type="float">
            <text:p>1000</text:p>
          </table:table-cell>
          <table:table-cell office:value-type="float" office:value="352.068" calcext:value-type="float">
            <text:p>352.068</text:p>
          </table:table-cell>
          <table:table-cell office:value-type="float" office:value="307" calcext:value-type="float">
            <text:p>307</text:p>
          </table:table-cell>
          <table:table-cell office:value-type="float" office:value="391" calcext:value-type="float">
            <text:p>391</text:p>
          </table:table-cell>
          <table:table-cell office:value-type="float" office:value="0.0201343" calcext:value-type="float">
            <text:p>0.0201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1343" calcext:value-type="float">
            <text:p>2.01343E-05</text:p>
          </table:table-cell>
          <table:table-cell office:value-type="float" office:value="0.000009664" calcext:value-type="float">
            <text:p>9.664E-06</text:p>
          </table:table-cell>
          <table:table-cell office:value-type="float" office:value="0.000046005" calcext:value-type="float">
            <text:p>4.6005E-05</text:p>
          </table:table-cell>
          <table:table-cell office:value-type="float" office:value="196918" calcext:value-type="float">
            <text:p>196918</text:p>
          </table:table-cell>
          <table:table-cell office:value-type="float" office:value="1000" calcext:value-type="float">
            <text:p>1000</text:p>
          </table:table-cell>
          <table:table-cell office:value-type="float" office:value="196.918" calcext:value-type="float">
            <text:p>196.918</text:p>
          </table:table-cell>
          <table:table-cell office:value-type="float" office:value="103" calcext:value-type="float">
            <text:p>103</text:p>
          </table:table-cell>
          <table:table-cell office:value-type="float" office:value="429" calcext:value-type="float">
            <text:p>429</text:p>
          </table:table-cell>
          <table:table-cell office:value-type="float" office:value="5316" calcext:value-type="float">
            <text:p>5316</text:p>
          </table:table-cell>
          <table:table-cell office:value-type="float" office:value="1000" calcext:value-type="float">
            <text:p>1000</text:p>
          </table:table-cell>
          <table:table-cell office:value-type="float" office:value="5.316" calcext:value-type="float">
            <text:p>5.3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38" calcext:value-type="float">
            <text:p>6838</text:p>
          </table:table-cell>
          <table:table-cell office:value-type="float" office:value="1000" calcext:value-type="float">
            <text:p>1000</text:p>
          </table:table-cell>
          <table:table-cell office:value-type="float" office:value="6.838" calcext:value-type="float">
            <text:p>6.8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22" calcext:value-type="float">
            <text:p>1522</text:p>
          </table:table-cell>
          <table:table-cell office:value-type="float" office:value="1000" calcext:value-type="float">
            <text:p>1000</text:p>
          </table:table-cell>
          <table:table-cell office:value-type="float" office:value="1.522" calcext:value-type="float">
            <text:p>1.5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21943" calcext:value-type="float">
            <text:p>421943</text:p>
          </table:table-cell>
          <table:table-cell office:value-type="float" office:value="1000" calcext:value-type="float">
            <text:p>1000</text:p>
          </table:table-cell>
          <table:table-cell office:value-type="float" office:value="421.943" calcext:value-type="float">
            <text:p>421.943</text:p>
          </table:table-cell>
          <table:table-cell office:value-type="float" office:value="381" calcext:value-type="float">
            <text:p>381</text:p>
          </table:table-cell>
          <table:table-cell office:value-type="float" office:value="463" calcext:value-type="float">
            <text:p>463</text:p>
          </table:table-cell>
          <table:table-cell office:value-type="float" office:value="0.025917" calcext:value-type="float">
            <text:p>0.0259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17" calcext:value-type="float">
            <text:p>2.5917E-05</text:p>
          </table:table-cell>
          <table:table-cell office:value-type="float" office:value="0.000012236" calcext:value-type="float">
            <text:p>1.2236E-05</text:p>
          </table:table-cell>
          <table:table-cell office:value-type="float" office:value="0.000054866" calcext:value-type="float">
            <text:p>5.4866E-05</text:p>
          </table:table-cell>
          <table:table-cell office:value-type="float" office:value="255049" calcext:value-type="float">
            <text:p>255049</text:p>
          </table:table-cell>
          <table:table-cell office:value-type="float" office:value="1000" calcext:value-type="float">
            <text:p>1000</text:p>
          </table:table-cell>
          <table:table-cell office:value-type="float" office:value="255.049" calcext:value-type="float">
            <text:p>255.049</text:p>
          </table:table-cell>
          <table:table-cell office:value-type="float" office:value="125" calcext:value-type="float">
            <text:p>125</text:p>
          </table:table-cell>
          <table:table-cell office:value-type="float" office:value="521" calcext:value-type="float">
            <text:p>521</text:p>
          </table:table-cell>
          <table:table-cell office:value-type="float" office:value="6431" calcext:value-type="float">
            <text:p>6431</text:p>
          </table:table-cell>
          <table:table-cell office:value-type="float" office:value="1000" calcext:value-type="float">
            <text:p>1000</text:p>
          </table:table-cell>
          <table:table-cell office:value-type="float" office:value="6.431" calcext:value-type="float">
            <text:p>6.4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267" calcext:value-type="float">
            <text:p>8267</text:p>
          </table:table-cell>
          <table:table-cell office:value-type="float" office:value="1000" calcext:value-type="float">
            <text:p>1000</text:p>
          </table:table-cell>
          <table:table-cell office:value-type="float" office:value="8.267" calcext:value-type="float">
            <text:p>8.26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36" calcext:value-type="float">
            <text:p>1836</text:p>
          </table:table-cell>
          <table:table-cell office:value-type="float" office:value="1000" calcext:value-type="float">
            <text:p>1000</text:p>
          </table:table-cell>
          <table:table-cell office:value-type="float" office:value="1.836" calcext:value-type="float">
            <text:p>1.8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91803" calcext:value-type="float">
            <text:p>491803</text:p>
          </table:table-cell>
          <table:table-cell office:value-type="float" office:value="1000" calcext:value-type="float">
            <text:p>1000</text:p>
          </table:table-cell>
          <table:table-cell office:value-type="float" office:value="491.803" calcext:value-type="float">
            <text:p>491.803</text:p>
          </table:table-cell>
          <table:table-cell office:value-type="float" office:value="458" calcext:value-type="float">
            <text:p>458</text:p>
          </table:table-cell>
          <table:table-cell office:value-type="float" office:value="530" calcext:value-type="float">
            <text:p>530</text:p>
          </table:table-cell>
          <table:table-cell office:value-type="float" office:value="0.0371872" calcext:value-type="float">
            <text:p>0.03718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1872" calcext:value-type="float">
            <text:p>3.71872E-05</text:p>
          </table:table-cell>
          <table:table-cell office:value-type="float" office:value="0.000016041" calcext:value-type="float">
            <text:p>1.6041E-05</text:p>
          </table:table-cell>
          <table:table-cell office:value-type="float" office:value="0.000081357" calcext:value-type="float">
            <text:p>8.1357E-05</text:p>
          </table:table-cell>
          <table:table-cell office:value-type="float" office:value="371704" calcext:value-type="float">
            <text:p>371704</text:p>
          </table:table-cell>
          <table:table-cell office:value-type="float" office:value="1000" calcext:value-type="float">
            <text:p>1000</text:p>
          </table:table-cell>
          <table:table-cell office:value-type="float" office:value="371.704" calcext:value-type="float">
            <text:p>371.704</text:p>
          </table:table-cell>
          <table:table-cell office:value-type="float" office:value="161" calcext:value-type="float">
            <text:p>161</text:p>
          </table:table-cell>
          <table:table-cell office:value-type="float" office:value="832" calcext:value-type="float">
            <text:p>832</text:p>
          </table:table-cell>
          <table:table-cell office:value-type="float" office:value="8098" calcext:value-type="float">
            <text:p>8098</text:p>
          </table:table-cell>
          <table:table-cell office:value-type="float" office:value="1000" calcext:value-type="float">
            <text:p>1000</text:p>
          </table:table-cell>
          <table:table-cell office:value-type="float" office:value="8.098" calcext:value-type="float">
            <text:p>8.09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153" calcext:value-type="float">
            <text:p>10153</text:p>
          </table:table-cell>
          <table:table-cell office:value-type="float" office:value="1000" calcext:value-type="float">
            <text:p>1000</text:p>
          </table:table-cell>
          <table:table-cell office:value-type="float" office:value="10.153" calcext:value-type="float">
            <text:p>10.15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55" calcext:value-type="float">
            <text:p>2055</text:p>
          </table:table-cell>
          <table:table-cell office:value-type="float" office:value="1000" calcext:value-type="float">
            <text:p>1000</text:p>
          </table:table-cell>
          <table:table-cell office:value-type="float" office:value="2.055" calcext:value-type="float">
            <text:p>2.0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62157" calcext:value-type="float">
            <text:p>562157</text:p>
          </table:table-cell>
          <table:table-cell office:value-type="float" office:value="1000" calcext:value-type="float">
            <text:p>1000</text:p>
          </table:table-cell>
          <table:table-cell office:value-type="float" office:value="562.157" calcext:value-type="float">
            <text:p>562.157</text:p>
          </table:table-cell>
          <table:table-cell office:value-type="float" office:value="524" calcext:value-type="float">
            <text:p>524</text:p>
          </table:table-cell>
          <table:table-cell office:value-type="float" office:value="594" calcext:value-type="float">
            <text:p>594</text:p>
          </table:table-cell>
          <table:table-cell office:value-type="float" office:value="0.0584184" calcext:value-type="float">
            <text:p>0.05841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4184" calcext:value-type="float">
            <text:p>5.84184E-05</text:p>
          </table:table-cell>
          <table:table-cell office:value-type="float" office:value="0.000025483" calcext:value-type="float">
            <text:p>2.5483E-05</text:p>
          </table:table-cell>
          <table:table-cell office:value-type="float" office:value="0.000115719" calcext:value-type="float">
            <text:p>0.000115719</text:p>
          </table:table-cell>
          <table:table-cell office:value-type="float" office:value="595626" calcext:value-type="float">
            <text:p>595626</text:p>
          </table:table-cell>
          <table:table-cell office:value-type="float" office:value="1000" calcext:value-type="float">
            <text:p>1000</text:p>
          </table:table-cell>
          <table:table-cell office:value-type="float" office:value="595.626" calcext:value-type="float">
            <text:p>595.626</text:p>
          </table:table-cell>
          <table:table-cell office:value-type="float" office:value="259" calcext:value-type="float">
            <text:p>259</text:p>
          </table:table-cell>
          <table:table-cell office:value-type="float" office:value="1138" calcext:value-type="float">
            <text:p>1138</text:p>
          </table:table-cell>
          <table:table-cell office:value-type="float" office:value="10457" calcext:value-type="float">
            <text:p>10457</text:p>
          </table:table-cell>
          <table:table-cell office:value-type="float" office:value="1000" calcext:value-type="float">
            <text:p>1000</text:p>
          </table:table-cell>
          <table:table-cell office:value-type="float" office:value="10.457" calcext:value-type="float">
            <text:p>10.45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010" calcext:value-type="float">
            <text:p>13010</text:p>
          </table:table-cell>
          <table:table-cell office:value-type="float" office:value="1000" calcext:value-type="float">
            <text:p>1000</text:p>
          </table:table-cell>
          <table:table-cell office:value-type="float" office:value="13.01" calcext:value-type="float">
            <text:p>13.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53" calcext:value-type="float">
            <text:p>2553</text:p>
          </table:table-cell>
          <table:table-cell office:value-type="float" office:value="1000" calcext:value-type="float">
            <text:p>1000</text:p>
          </table:table-cell>
          <table:table-cell office:value-type="float" office:value="2.553" calcext:value-type="float">
            <text:p>2.5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32607" calcext:value-type="float">
            <text:p>632607</text:p>
          </table:table-cell>
          <table:table-cell office:value-type="float" office:value="1000" calcext:value-type="float">
            <text:p>1000</text:p>
          </table:table-cell>
          <table:table-cell office:value-type="float" office:value="632.607" calcext:value-type="float">
            <text:p>632.607</text:p>
          </table:table-cell>
          <table:table-cell office:value-type="float" office:value="606" calcext:value-type="float">
            <text:p>606</text:p>
          </table:table-cell>
          <table:table-cell office:value-type="float" office:value="656" calcext:value-type="float">
            <text:p>656</text:p>
          </table:table-cell>
          <table:table-cell office:value-type="float" office:value="0.12986" calcext:value-type="float">
            <text:p>0.12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86" calcext:value-type="float">
            <text:p>0.00012986</text:p>
          </table:table-cell>
          <table:table-cell office:value-type="float" office:value="0.000057748" calcext:value-type="float">
            <text:p>5.7748E-05</text:p>
          </table:table-cell>
          <table:table-cell office:value-type="float" office:value="0.000317027" calcext:value-type="float">
            <text:p>0.000317027</text:p>
          </table:table-cell>
          <table:table-cell office:value-type="float" office:value="1371668" calcext:value-type="float">
            <text:p>1371668</text:p>
          </table:table-cell>
          <table:table-cell office:value-type="float" office:value="1000" calcext:value-type="float">
            <text:p>1000</text:p>
          </table:table-cell>
          <table:table-cell office:value-type="float" office:value="1371.67" calcext:value-type="float">
            <text:p>1371.67</text:p>
          </table:table-cell>
          <table:table-cell office:value-type="float" office:value="600" calcext:value-type="float">
            <text:p>600</text:p>
          </table:table-cell>
          <table:table-cell office:value-type="float" office:value="3452" calcext:value-type="float">
            <text:p>3452</text:p>
          </table:table-cell>
          <table:table-cell office:value-type="float" office:value="15610" calcext:value-type="float">
            <text:p>15610</text:p>
          </table:table-cell>
          <table:table-cell office:value-type="float" office:value="1000" calcext:value-type="float">
            <text:p>1000</text:p>
          </table:table-cell>
          <table:table-cell office:value-type="float" office:value="15.61" calcext:value-type="float">
            <text:p>15.6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8259" calcext:value-type="float">
            <text:p>18259</text:p>
          </table:table-cell>
          <table:table-cell office:value-type="float" office:value="1000" calcext:value-type="float">
            <text:p>1000</text:p>
          </table:table-cell>
          <table:table-cell office:value-type="float" office:value="18.259" calcext:value-type="float">
            <text:p>18.25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49" calcext:value-type="float">
            <text:p>2649</text:p>
          </table:table-cell>
          <table:table-cell office:value-type="float" office:value="1000" calcext:value-type="float">
            <text:p>1000</text:p>
          </table:table-cell>
          <table:table-cell office:value-type="float" office:value="2.649" calcext:value-type="float">
            <text:p>2.6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4158" calcext:value-type="float">
            <text:p>74158</text:p>
          </table:table-cell>
          <table:table-cell office:value-type="float" office:value="1000" calcext:value-type="float">
            <text:p>1000</text:p>
          </table:table-cell>
          <table:table-cell office:value-type="float" office:value="74.158" calcext:value-type="float">
            <text:p>74.158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0.00934156" calcext:value-type="float">
            <text:p>0.009341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4156" calcext:value-type="float">
            <text:p>9.34156E-06</text:p>
          </table:table-cell>
          <table:table-cell office:value-type="float" office:value="0.000006928" calcext:value-type="float">
            <text:p>6.928E-06</text:p>
          </table:table-cell>
          <table:table-cell office:value-type="float" office:value="0.000020891" calcext:value-type="float">
            <text:p>2.0891E-05</text:p>
          </table:table-cell>
          <table:table-cell office:value-type="float" office:value="99689" calcext:value-type="float">
            <text:p>99689</text:p>
          </table:table-cell>
          <table:table-cell office:value-type="float" office:value="1000" calcext:value-type="float">
            <text:p>1000</text:p>
          </table:table-cell>
          <table:table-cell office:value-type="float" office:value="99.689" calcext:value-type="float">
            <text:p>99.689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2490" calcext:value-type="float">
            <text:p>2490</text:p>
          </table:table-cell>
          <table:table-cell office:value-type="float" office:value="1000" calcext:value-type="float">
            <text:p>1000</text:p>
          </table:table-cell>
          <table:table-cell office:value-type="float" office:value="2.49" calcext:value-type="float">
            <text:p>2.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5" calcext:value-type="float">
            <text:p>3065</text:p>
          </table:table-cell>
          <table:table-cell office:value-type="float" office:value="1000" calcext:value-type="float">
            <text:p>1000</text:p>
          </table:table-cell>
          <table:table-cell office:value-type="float" office:value="3.065" calcext:value-type="float">
            <text:p>3.0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5" calcext:value-type="float">
            <text:p>575</text:p>
          </table:table-cell>
          <table:table-cell office:value-type="float" office:value="1000" calcext:value-type="float">
            <text:p>1000</text:p>
          </table:table-cell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8304" calcext:value-type="float">
            <text:p>148304</text:p>
          </table:table-cell>
          <table:table-cell office:value-type="float" office:value="1000" calcext:value-type="float">
            <text:p>1000</text:p>
          </table:table-cell>
          <table:table-cell office:value-type="float" office:value="148.304" calcext:value-type="float">
            <text:p>148.304</text:p>
          </table:table-cell>
          <table:table-cell office:value-type="float" office:value="110" calcext:value-type="float">
            <text:p>110</text:p>
          </table:table-cell>
          <table:table-cell office:value-type="float" office:value="181" calcext:value-type="float">
            <text:p>181</text:p>
          </table:table-cell>
          <table:table-cell office:value-type="float" office:value="0.0112409" calcext:value-type="float">
            <text:p>0.01124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2409" calcext:value-type="float">
            <text:p>1.12409E-05</text:p>
          </table:table-cell>
          <table:table-cell office:value-type="float" office:value="0.000007123" calcext:value-type="float">
            <text:p>7.123E-06</text:p>
          </table:table-cell>
          <table:table-cell office:value-type="float" office:value="0.000026235" calcext:value-type="float">
            <text:p>2.6235E-05</text:p>
          </table:table-cell>
          <table:table-cell office:value-type="float" office:value="115849" calcext:value-type="float">
            <text:p>115849</text:p>
          </table:table-cell>
          <table:table-cell office:value-type="float" office:value="1000" calcext:value-type="float">
            <text:p>1000</text:p>
          </table:table-cell>
          <table:table-cell office:value-type="float" office:value="115.849" calcext:value-type="float">
            <text:p>115.849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office:value-type="float" office:value="3132" calcext:value-type="float">
            <text:p>3132</text:p>
          </table:table-cell>
          <table:table-cell office:value-type="float" office:value="1000" calcext:value-type="float">
            <text:p>1000</text:p>
          </table:table-cell>
          <table:table-cell office:value-type="float" office:value="3.132" calcext:value-type="float">
            <text:p>3.1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6" calcext:value-type="float">
            <text:p>4006</text:p>
          </table:table-cell>
          <table:table-cell office:value-type="float" office:value="1000" calcext:value-type="float">
            <text:p>1000</text:p>
          </table:table-cell>
          <table:table-cell office:value-type="float" office:value="4.006" calcext:value-type="float">
            <text:p>4.0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0.874" calcext:value-type="float">
            <text:p>0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2349" calcext:value-type="float">
            <text:p>222349</text:p>
          </table:table-cell>
          <table:table-cell office:value-type="float" office:value="1000" calcext:value-type="float">
            <text:p>1000</text:p>
          </table:table-cell>
          <table:table-cell office:value-type="float" office:value="222.349" calcext:value-type="float">
            <text:p>222.349</text:p>
          </table:table-cell>
          <table:table-cell office:value-type="float" office:value="181" calcext:value-type="float">
            <text:p>181</text:p>
          </table:table-cell>
          <table:table-cell office:value-type="float" office:value="263" calcext:value-type="float">
            <text:p>263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8" calcext:value-type="float">
            <text:p>1.338E-05</text:p>
          </table:table-cell>
          <table:table-cell office:value-type="float" office:value="0.00000735" calcext:value-type="float">
            <text:p>7.35E-06</text:p>
          </table:table-cell>
          <table:table-cell office:value-type="float" office:value="0.000028347" calcext:value-type="float">
            <text:p>2.8347E-05</text:p>
          </table:table-cell>
          <table:table-cell office:value-type="float" office:value="135308" calcext:value-type="float">
            <text:p>135308</text:p>
          </table:table-cell>
          <table:table-cell office:value-type="float" office:value="1000" calcext:value-type="float">
            <text:p>1000</text:p>
          </table:table-cell>
          <table:table-cell office:value-type="float" office:value="135.308" calcext:value-type="float">
            <text:p>135.308</text:p>
          </table:table-cell>
          <table:table-cell office:value-type="float" office:value="83" calcext:value-type="float">
            <text:p>83</text:p>
          </table:table-cell>
          <table:table-cell office:value-type="float" office:value="240" calcext:value-type="float">
            <text:p>240</text:p>
          </table:table-cell>
          <table:table-cell office:value-type="float" office:value="3780" calcext:value-type="float">
            <text:p>3780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46" calcext:value-type="float">
            <text:p>4846</text:p>
          </table:table-cell>
          <table:table-cell office:value-type="float" office:value="1000" calcext:value-type="float">
            <text:p>1000</text:p>
          </table:table-cell>
          <table:table-cell office:value-type="float" office:value="4.846" calcext:value-type="float">
            <text:p>4.8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66" calcext:value-type="float">
            <text:p>1066</text:p>
          </table:table-cell>
          <table:table-cell office:value-type="float" office:value="1000" calcext:value-type="float">
            <text:p>1000</text:p>
          </table:table-cell>
          <table:table-cell office:value-type="float" office:value="1.066" calcext:value-type="float">
            <text:p>1.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6720" calcext:value-type="float">
            <text:p>296720</text:p>
          </table:table-cell>
          <table:table-cell office:value-type="float" office:value="1000" calcext:value-type="float">
            <text:p>1000</text:p>
          </table:table-cell>
          <table:table-cell office:value-type="float" office:value="296.72" calcext:value-type="float">
            <text:p>296.72</text:p>
          </table:table-cell>
          <table:table-cell office:value-type="float" office:value="246" calcext:value-type="float">
            <text:p>246</text:p>
          </table:table-cell>
          <table:table-cell office:value-type="float" office:value="335" calcext:value-type="float">
            <text:p>335</text:p>
          </table:table-cell>
          <table:table-cell office:value-type="float" office:value="0.0165158" calcext:value-type="float">
            <text:p>0.01651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5158" calcext:value-type="float">
            <text:p>1.65158E-05</text:p>
          </table:table-cell>
          <table:table-cell office:value-type="float" office:value="0.000008504" calcext:value-type="float">
            <text:p>8.504E-06</text:p>
          </table:table-cell>
          <table:table-cell office:value-type="float" office:value="0.000052083" calcext:value-type="float">
            <text:p>5.2083E-05</text:p>
          </table:table-cell>
          <table:table-cell office:value-type="float" office:value="162972" calcext:value-type="float">
            <text:p>162972</text:p>
          </table:table-cell>
          <table:table-cell office:value-type="float" office:value="1000" calcext:value-type="float">
            <text:p>1000</text:p>
          </table:table-cell>
          <table:table-cell office:value-type="float" office:value="162.972" calcext:value-type="float">
            <text:p>162.972</text:p>
          </table:table-cell>
          <table:table-cell office:value-type="float" office:value="94" calcext:value-type="float">
            <text:p>94</text:p>
          </table:table-cell>
          <table:table-cell office:value-type="float" office:value="340" calcext:value-type="float">
            <text:p>340</text:p>
          </table:table-cell>
          <table:table-cell office:value-type="float" office:value="4486" calcext:value-type="float">
            <text:p>4486</text:p>
          </table:table-cell>
          <table:table-cell office:value-type="float" office:value="1000" calcext:value-type="float">
            <text:p>1000</text:p>
          </table:table-cell>
          <table:table-cell office:value-type="float" office:value="4.486" calcext:value-type="float">
            <text:p>4.4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01" calcext:value-type="float">
            <text:p>5801</text:p>
          </table:table-cell>
          <table:table-cell office:value-type="float" office:value="1000" calcext:value-type="float">
            <text:p>1000</text:p>
          </table:table-cell>
          <table:table-cell office:value-type="float" office:value="5.801" calcext:value-type="float">
            <text:p>5.8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15" calcext:value-type="float">
            <text:p>1315</text:p>
          </table:table-cell>
          <table:table-cell office:value-type="float" office:value="1000" calcext:value-type="float">
            <text:p>1000</text:p>
          </table:table-cell>
          <table:table-cell office:value-type="float" office:value="1.315" calcext:value-type="float">
            <text:p>1.3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0639" calcext:value-type="float">
            <text:p>370639</text:p>
          </table:table-cell>
          <table:table-cell office:value-type="float" office:value="1000" calcext:value-type="float">
            <text:p>1000</text:p>
          </table:table-cell>
          <table:table-cell office:value-type="float" office:value="370.639" calcext:value-type="float">
            <text:p>370.639</text:p>
          </table:table-cell>
          <table:table-cell office:value-type="float" office:value="324" calcext:value-type="float">
            <text:p>324</text:p>
          </table:table-cell>
          <table:table-cell office:value-type="float" office:value="407" calcext:value-type="float">
            <text:p>407</text:p>
          </table:table-cell>
          <table:table-cell office:value-type="float" office:value="0.0203441" calcext:value-type="float">
            <text:p>0.02034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441" calcext:value-type="float">
            <text:p>2.03441E-05</text:p>
          </table:table-cell>
          <table:table-cell office:value-type="float" office:value="0.000009223" calcext:value-type="float">
            <text:p>9.223E-06</text:p>
          </table:table-cell>
          <table:table-cell office:value-type="float" office:value="0.000040921" calcext:value-type="float">
            <text:p>4.0921E-05</text:p>
          </table:table-cell>
          <table:table-cell office:value-type="float" office:value="199974" calcext:value-type="float">
            <text:p>199974</text:p>
          </table:table-cell>
          <table:table-cell office:value-type="float" office:value="1000" calcext:value-type="float">
            <text:p>1000</text:p>
          </table:table-cell>
          <table:table-cell office:value-type="float" office:value="199.974" calcext:value-type="float">
            <text:p>199.97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333" calcext:value-type="float">
            <text:p>5333</text:p>
          </table:table-cell>
          <table:table-cell office:value-type="float" office:value="1000" calcext:value-type="float">
            <text:p>1000</text:p>
          </table:table-cell>
          <table:table-cell office:value-type="float" office:value="5.333" calcext:value-type="float">
            <text:p>5.3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01" calcext:value-type="float">
            <text:p>6901</text:p>
          </table:table-cell>
          <table:table-cell office:value-type="float" office:value="1000" calcext:value-type="float">
            <text:p>1000</text:p>
          </table:table-cell>
          <table:table-cell office:value-type="float" office:value="6.901" calcext:value-type="float">
            <text:p>6.9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68" calcext:value-type="float">
            <text:p>1568</text:p>
          </table:table-cell>
          <table:table-cell office:value-type="float" office:value="1000" calcext:value-type="float">
            <text:p>1000</text:p>
          </table:table-cell>
          <table:table-cell office:value-type="float" office:value="1.568" calcext:value-type="float">
            <text:p>1.5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4413" calcext:value-type="float">
            <text:p>444413</text:p>
          </table:table-cell>
          <table:table-cell office:value-type="float" office:value="1000" calcext:value-type="float">
            <text:p>1000</text:p>
          </table:table-cell>
          <table:table-cell office:value-type="float" office:value="444.413" calcext:value-type="float">
            <text:p>444.413</text:p>
          </table:table-cell>
          <table:table-cell office:value-type="float" office:value="401" calcext:value-type="float">
            <text:p>401</text:p>
          </table:table-cell>
          <table:table-cell office:value-type="float" office:value="497" calcext:value-type="float">
            <text:p>497</text:p>
          </table:table-cell>
          <table:table-cell office:value-type="float" office:value="0.0269222" calcext:value-type="float">
            <text:p>0.02692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222" calcext:value-type="float">
            <text:p>2.69222E-05</text:p>
          </table:table-cell>
          <table:table-cell office:value-type="float" office:value="0.000011673" calcext:value-type="float">
            <text:p>1.1673E-05</text:p>
          </table:table-cell>
          <table:table-cell office:value-type="float" office:value="0.000057834" calcext:value-type="float">
            <text:p>5.7834E-05</text:p>
          </table:table-cell>
          <table:table-cell office:value-type="float" office:value="265886" calcext:value-type="float">
            <text:p>265886</text:p>
          </table:table-cell>
          <table:table-cell office:value-type="float" office:value="1000" calcext:value-type="float">
            <text:p>1000</text:p>
          </table:table-cell>
          <table:table-cell office:value-type="float" office:value="265.886" calcext:value-type="float">
            <text:p>265.886</text:p>
          </table:table-cell>
          <table:table-cell office:value-type="float" office:value="123" calcext:value-type="float">
            <text:p>123</text:p>
          </table:table-cell>
          <table:table-cell office:value-type="float" office:value="564" calcext:value-type="float">
            <text:p>564</text:p>
          </table:table-cell>
          <table:table-cell office:value-type="float" office:value="6459" calcext:value-type="float">
            <text:p>6459</text:p>
          </table:table-cell>
          <table:table-cell office:value-type="float" office:value="1000" calcext:value-type="float">
            <text:p>1000</text:p>
          </table:table-cell>
          <table:table-cell office:value-type="float" office:value="6.459" calcext:value-type="float">
            <text:p>6.4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18" calcext:value-type="float">
            <text:p>8318</text:p>
          </table:table-cell>
          <table:table-cell office:value-type="float" office:value="1000" calcext:value-type="float">
            <text:p>1000</text:p>
          </table:table-cell>
          <table:table-cell office:value-type="float" office:value="8.318" calcext:value-type="float">
            <text:p>8.3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59" calcext:value-type="float">
            <text:p>1859</text:p>
          </table:table-cell>
          <table:table-cell office:value-type="float" office:value="1000" calcext:value-type="float">
            <text:p>1000</text:p>
          </table:table-cell>
          <table:table-cell office:value-type="float" office:value="1.859" calcext:value-type="float">
            <text:p>1.8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18898" calcext:value-type="float">
            <text:p>518898</text:p>
          </table:table-cell>
          <table:table-cell office:value-type="float" office:value="1000" calcext:value-type="float">
            <text:p>1000</text:p>
          </table:table-cell>
          <table:table-cell office:value-type="float" office:value="518.898" calcext:value-type="float">
            <text:p>518.898</text:p>
          </table:table-cell>
          <table:table-cell office:value-type="float" office:value="483" calcext:value-type="float">
            <text:p>483</text:p>
          </table:table-cell>
          <table:table-cell office:value-type="float" office:value="552" calcext:value-type="float">
            <text:p>552</text:p>
          </table:table-cell>
          <table:table-cell office:value-type="float" office:value="0.0381815" calcext:value-type="float">
            <text:p>0.03818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1815" calcext:value-type="float">
            <text:p>3.81815E-05</text:p>
          </table:table-cell>
          <table:table-cell office:value-type="float" office:value="0.000015799" calcext:value-type="float">
            <text:p>1.5799E-05</text:p>
          </table:table-cell>
          <table:table-cell office:value-type="float" office:value="0.000073647" calcext:value-type="float">
            <text:p>7.3647E-05</text:p>
          </table:table-cell>
          <table:table-cell office:value-type="float" office:value="382516" calcext:value-type="float">
            <text:p>382516</text:p>
          </table:table-cell>
          <table:table-cell office:value-type="float" office:value="1000" calcext:value-type="float">
            <text:p>1000</text:p>
          </table:table-cell>
          <table:table-cell office:value-type="float" office:value="382.516" calcext:value-type="float">
            <text:p>382.516</text:p>
          </table:table-cell>
          <table:table-cell office:value-type="float" office:value="162" calcext:value-type="float">
            <text:p>162</text:p>
          </table:table-cell>
          <table:table-cell office:value-type="float" office:value="729" calcext:value-type="float">
            <text:p>729</text:p>
          </table:table-cell>
          <table:table-cell office:value-type="float" office:value="8128" calcext:value-type="float">
            <text:p>8128</text:p>
          </table:table-cell>
          <table:table-cell office:value-type="float" office:value="1000" calcext:value-type="float">
            <text:p>1000</text:p>
          </table:table-cell>
          <table:table-cell office:value-type="float" office:value="8.128" calcext:value-type="float">
            <text:p>8.1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245" calcext:value-type="float">
            <text:p>10245</text:p>
          </table:table-cell>
          <table:table-cell office:value-type="float" office:value="1000" calcext:value-type="float">
            <text:p>1000</text:p>
          </table:table-cell>
          <table:table-cell office:value-type="float" office:value="10.245" calcext:value-type="float">
            <text:p>10.2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17" calcext:value-type="float">
            <text:p>2117</text:p>
          </table:table-cell>
          <table:table-cell office:value-type="float" office:value="1000" calcext:value-type="float">
            <text:p>1000</text:p>
          </table:table-cell>
          <table:table-cell office:value-type="float" office:value="2.117" calcext:value-type="float">
            <text:p>2.1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92699" calcext:value-type="float">
            <text:p>592699</text:p>
          </table:table-cell>
          <table:table-cell office:value-type="float" office:value="1000" calcext:value-type="float">
            <text:p>1000</text:p>
          </table:table-cell>
          <table:table-cell office:value-type="float" office:value="592.699" calcext:value-type="float">
            <text:p>592.699</text:p>
          </table:table-cell>
          <table:table-cell office:value-type="float" office:value="551" calcext:value-type="float">
            <text:p>551</text:p>
          </table:table-cell>
          <table:table-cell office:value-type="float" office:value="626" calcext:value-type="float">
            <text:p>626</text:p>
          </table:table-cell>
          <table:table-cell office:value-type="float" office:value="0.0612168" calcext:value-type="float">
            <text:p>0.0612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2168" calcext:value-type="float">
            <text:p>6.12168E-05</text:p>
          </table:table-cell>
          <table:table-cell office:value-type="float" office:value="0.000025931" calcext:value-type="float">
            <text:p>2.5931E-05</text:p>
          </table:table-cell>
          <table:table-cell office:value-type="float" office:value="0.000119726" calcext:value-type="float">
            <text:p>0.000119726</text:p>
          </table:table-cell>
          <table:table-cell office:value-type="float" office:value="627321" calcext:value-type="float">
            <text:p>627321</text:p>
          </table:table-cell>
          <table:table-cell office:value-type="float" office:value="1000" calcext:value-type="float">
            <text:p>1000</text:p>
          </table:table-cell>
          <table:table-cell office:value-type="float" office:value="627.321" calcext:value-type="float">
            <text:p>627.321</text:p>
          </table:table-cell>
          <table:table-cell office:value-type="float" office:value="262" calcext:value-type="float">
            <text:p>262</text:p>
          </table:table-cell>
          <table:table-cell office:value-type="float" office:value="1255" calcext:value-type="float">
            <text:p>1255</text:p>
          </table:table-cell>
          <table:table-cell office:value-type="float" office:value="10619" calcext:value-type="float">
            <text:p>10619</text:p>
          </table:table-cell>
          <table:table-cell office:value-type="float" office:value="1000" calcext:value-type="float">
            <text:p>1000</text:p>
          </table:table-cell>
          <table:table-cell office:value-type="float" office:value="10.619" calcext:value-type="float">
            <text:p>10.6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204" calcext:value-type="float">
            <text:p>13204</text:p>
          </table:table-cell>
          <table:table-cell office:value-type="float" office:value="1000" calcext:value-type="float">
            <text:p>1000</text:p>
          </table:table-cell>
          <table:table-cell office:value-type="float" office:value="13.204" calcext:value-type="float">
            <text:p>13.20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85" calcext:value-type="float">
            <text:p>2585</text:p>
          </table:table-cell>
          <table:table-cell office:value-type="float" office:value="1000" calcext:value-type="float">
            <text:p>1000</text:p>
          </table:table-cell>
          <table:table-cell office:value-type="float" office:value="2.585" calcext:value-type="float">
            <text:p>2.5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67239" calcext:value-type="float">
            <text:p>667239</text:p>
          </table:table-cell>
          <table:table-cell office:value-type="float" office:value="1000" calcext:value-type="float">
            <text:p>1000</text:p>
          </table:table-cell>
          <table:table-cell office:value-type="float" office:value="667.239" calcext:value-type="float">
            <text:p>667.239</text:p>
          </table:table-cell>
          <table:table-cell office:value-type="float" office:value="638" calcext:value-type="float">
            <text:p>638</text:p>
          </table:table-cell>
          <table:table-cell office:value-type="float" office:value="691" calcext:value-type="float">
            <text:p>691</text:p>
          </table:table-cell>
          <table:table-cell office:value-type="float" office:value="0.136577" calcext:value-type="float">
            <text:p>0.1365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577" calcext:value-type="float">
            <text:p>0.000136577</text:p>
          </table:table-cell>
          <table:table-cell office:value-type="float" office:value="0.000052325" calcext:value-type="float">
            <text:p>5.2325E-05</text:p>
          </table:table-cell>
          <table:table-cell office:value-type="float" office:value="0.000258873" calcext:value-type="float">
            <text:p>0.000258873</text:p>
          </table:table-cell>
          <table:table-cell office:value-type="float" office:value="1447717" calcext:value-type="float">
            <text:p>1447717</text:p>
          </table:table-cell>
          <table:table-cell office:value-type="float" office:value="1000" calcext:value-type="float">
            <text:p>1000</text:p>
          </table:table-cell>
          <table:table-cell office:value-type="float" office:value="1447.72" calcext:value-type="float">
            <text:p>1447.72</text:p>
          </table:table-cell>
          <table:table-cell office:value-type="float" office:value="548" calcext:value-type="float">
            <text:p>548</text:p>
          </table:table-cell>
          <table:table-cell office:value-type="float" office:value="2805" calcext:value-type="float">
            <text:p>2805</text:p>
          </table:table-cell>
          <table:table-cell office:value-type="float" office:value="15877" calcext:value-type="float">
            <text:p>15877</text:p>
          </table:table-cell>
          <table:table-cell office:value-type="float" office:value="1000" calcext:value-type="float">
            <text:p>1000</text:p>
          </table:table-cell>
          <table:table-cell office:value-type="float" office:value="15.877" calcext:value-type="float">
            <text:p>15.87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596" calcext:value-type="float">
            <text:p>18596</text:p>
          </table:table-cell>
          <table:table-cell office:value-type="float" office:value="1000" calcext:value-type="float">
            <text:p>1000</text:p>
          </table:table-cell>
          <table:table-cell office:value-type="float" office:value="18.596" calcext:value-type="float">
            <text:p>18.59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19" calcext:value-type="float">
            <text:p>2719</text:p>
          </table:table-cell>
          <table:table-cell office:value-type="float" office:value="1000" calcext:value-type="float">
            <text:p>1000</text:p>
          </table:table-cell>
          <table:table-cell office:value-type="float" office:value="2.719" calcext:value-type="float">
            <text:p>2.7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328" calcext:value-type="float">
            <text:p>78328</text:p>
          </table:table-cell>
          <table:table-cell office:value-type="float" office:value="1000" calcext:value-type="float">
            <text:p>1000</text:p>
          </table:table-cell>
          <table:table-cell office:value-type="float" office:value="78.328" calcext:value-type="float">
            <text:p>78.328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0.0095285" calcext:value-type="float">
            <text:p>0.0095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285" calcext:value-type="float">
            <text:p>9.5285E-06</text:p>
          </table:table-cell>
          <table:table-cell office:value-type="float" office:value="0.000007066" calcext:value-type="float">
            <text:p>7.066E-06</text:p>
          </table:table-cell>
          <table:table-cell office:value-type="float" office:value="0.00001758" calcext:value-type="float">
            <text:p>1.758E-05</text:p>
          </table:table-cell>
          <table:table-cell office:value-type="float" office:value="102223" calcext:value-type="float">
            <text:p>102223</text:p>
          </table:table-cell>
          <table:table-cell office:value-type="float" office:value="1000" calcext:value-type="float">
            <text:p>1000</text:p>
          </table:table-cell>
          <table:table-cell office:value-type="float" office:value="102.223" calcext:value-type="float">
            <text:p>102.223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2481" calcext:value-type="float">
            <text:p>2481</text:p>
          </table:table-cell>
          <table:table-cell office:value-type="float" office:value="1000" calcext:value-type="float">
            <text:p>1000</text:p>
          </table:table-cell>
          <table:table-cell office:value-type="float" office:value="2.481" calcext:value-type="float">
            <text:p>2.4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1" calcext:value-type="float">
            <text:p>3071</text:p>
          </table:table-cell>
          <table:table-cell office:value-type="float" office:value="1000" calcext:value-type="float">
            <text:p>1000</text:p>
          </table:table-cell>
          <table:table-cell office:value-type="float" office:value="3.071" calcext:value-type="float">
            <text:p>3.0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6497" calcext:value-type="float">
            <text:p>156497</text:p>
          </table:table-cell>
          <table:table-cell office:value-type="float" office:value="1000" calcext:value-type="float">
            <text:p>1000</text:p>
          </table:table-cell>
          <table:table-cell office:value-type="float" office:value="156.497" calcext:value-type="float">
            <text:p>156.497</text:p>
          </table:table-cell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0.0115419" calcext:value-type="float">
            <text:p>0.01154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5419" calcext:value-type="float">
            <text:p>1.15419E-05</text:p>
          </table:table-cell>
          <table:table-cell office:value-type="float" office:value="0.000007337" calcext:value-type="float">
            <text:p>7.337E-06</text:p>
          </table:table-cell>
          <table:table-cell office:value-type="float" office:value="0.00002452" calcext:value-type="float">
            <text:p>2.452E-05</text:p>
          </table:table-cell>
          <table:table-cell office:value-type="float" office:value="119535" calcext:value-type="float">
            <text:p>119535</text:p>
          </table:table-cell>
          <table:table-cell office:value-type="float" office:value="1000" calcext:value-type="float">
            <text:p>1000</text:p>
          </table:table-cell>
          <table:table-cell office:value-type="float" office:value="119.535" calcext:value-type="float">
            <text:p>119.535</text:p>
          </table:table-cell>
          <table:table-cell office:value-type="float" office:value="84" calcext:value-type="float">
            <text:p>84</text:p>
          </table:table-cell>
          <table:table-cell office:value-type="float" office:value="212" calcext:value-type="float">
            <text:p>212</text:p>
          </table:table-cell>
          <table:table-cell office:value-type="float" office:value="3177" calcext:value-type="float">
            <text:p>3177</text:p>
          </table:table-cell>
          <table:table-cell office:value-type="float" office:value="1000" calcext:value-type="float">
            <text:p>1000</text:p>
          </table:table-cell>
          <table:table-cell office:value-type="float" office:value="3.177" calcext:value-type="float">
            <text:p>3.1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17" calcext:value-type="float">
            <text:p>4017</text:p>
          </table:table-cell>
          <table:table-cell office:value-type="float" office:value="1000" calcext:value-type="float">
            <text:p>1000</text:p>
          </table:table-cell>
          <table:table-cell office:value-type="float" office:value="4.017" calcext:value-type="float">
            <text:p>4.0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249" calcext:value-type="float">
            <text:p>234249</text:p>
          </table:table-cell>
          <table:table-cell office:value-type="float" office:value="1000" calcext:value-type="float">
            <text:p>1000</text:p>
          </table:table-cell>
          <table:table-cell office:value-type="float" office:value="234.249" calcext:value-type="float">
            <text:p>234.249</text:p>
          </table:table-cell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float" office:value="0.0138915" calcext:value-type="float">
            <text:p>0.01389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915" calcext:value-type="float">
            <text:p>1.38915E-05</text:p>
          </table:table-cell>
          <table:table-cell office:value-type="float" office:value="0.0000077" calcext:value-type="float">
            <text:p>7.7E-06</text:p>
          </table:table-cell>
          <table:table-cell office:value-type="float" office:value="0.000034062" calcext:value-type="float">
            <text:p>3.4062E-05</text:p>
          </table:table-cell>
          <table:table-cell office:value-type="float" office:value="140259" calcext:value-type="float">
            <text:p>140259</text:p>
          </table:table-cell>
          <table:table-cell office:value-type="float" office:value="1000" calcext:value-type="float">
            <text:p>1000</text:p>
          </table:table-cell>
          <table:table-cell office:value-type="float" office:value="140.259" calcext:value-type="float">
            <text:p>140.259</text:p>
          </table:table-cell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  <table:table-cell office:value-type="float" office:value="3809" calcext:value-type="float">
            <text:p>3809</text:p>
          </table:table-cell>
          <table:table-cell office:value-type="float" office:value="1000" calcext:value-type="float">
            <text:p>1000</text:p>
          </table:table-cell>
          <table:table-cell office:value-type="float" office:value="3.809" calcext:value-type="float">
            <text:p>3.8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11" calcext:value-type="float">
            <text:p>4911</text:p>
          </table:table-cell>
          <table:table-cell office:value-type="float" office:value="1000" calcext:value-type="float">
            <text:p>1000</text:p>
          </table:table-cell>
          <table:table-cell office:value-type="float" office:value="4.911" calcext:value-type="float">
            <text:p>4.9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02" calcext:value-type="float">
            <text:p>1102</text:p>
          </table:table-cell>
          <table:table-cell office:value-type="float" office:value="1000" calcext:value-type="float">
            <text:p>1000</text:p>
          </table:table-cell>
          <table:table-cell office:value-type="float" office:value="1.102" calcext:value-type="float">
            <text:p>1.1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1804" calcext:value-type="float">
            <text:p>311804</text:p>
          </table:table-cell>
          <table:table-cell office:value-type="float" office:value="1000" calcext:value-type="float">
            <text:p>1000</text:p>
          </table:table-cell>
          <table:table-cell office:value-type="float" office:value="311.804" calcext:value-type="float">
            <text:p>311.804</text:p>
          </table:table-cell>
          <table:table-cell office:value-type="float" office:value="265" calcext:value-type="float">
            <text:p>265</text:p>
          </table:table-cell>
          <table:table-cell office:value-type="float" office:value="359" calcext:value-type="float">
            <text:p>359</text:p>
          </table:table-cell>
          <table:table-cell office:value-type="float" office:value="0.0167106" calcext:value-type="float">
            <text:p>0.0167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106" calcext:value-type="float">
            <text:p>1.67106E-05</text:p>
          </table:table-cell>
          <table:table-cell office:value-type="float" office:value="0.000008653" calcext:value-type="float">
            <text:p>8.653E-06</text:p>
          </table:table-cell>
          <table:table-cell office:value-type="float" office:value="0.000037469" calcext:value-type="float">
            <text:p>3.7469E-05</text:p>
          </table:table-cell>
          <table:table-cell office:value-type="float" office:value="166521" calcext:value-type="float">
            <text:p>166521</text:p>
          </table:table-cell>
          <table:table-cell office:value-type="float" office:value="1000" calcext:value-type="float">
            <text:p>1000</text:p>
          </table:table-cell>
          <table:table-cell office:value-type="float" office:value="166.521" calcext:value-type="float">
            <text:p>166.521</text:p>
          </table:table-cell>
          <table:table-cell office:value-type="float" office:value="96" calcext:value-type="float">
            <text:p>96</text:p>
          </table:table-cell>
          <table:table-cell office:value-type="float" office:value="354" calcext:value-type="float">
            <text:p>354</text:p>
          </table:table-cell>
          <table:table-cell office:value-type="float" office:value="4525" calcext:value-type="float">
            <text:p>4525</text:p>
          </table:table-cell>
          <table:table-cell office:value-type="float" office:value="1000" calcext:value-type="float">
            <text:p>1000</text:p>
          </table:table-cell>
          <table:table-cell office:value-type="float" office:value="4.525" calcext:value-type="float">
            <text:p>4.5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2" calcext:value-type="float">
            <text:p>5842</text:p>
          </table:table-cell>
          <table:table-cell office:value-type="float" office:value="1000" calcext:value-type="float">
            <text:p>1000</text:p>
          </table:table-cell>
          <table:table-cell office:value-type="float" office:value="5.842" calcext:value-type="float">
            <text:p>5.8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000" calcext:value-type="float">
            <text:p>1000</text:p>
          </table:table-cell>
          <table:table-cell office:value-type="float" office:value="1.317" calcext:value-type="float">
            <text:p>1.3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870" calcext:value-type="float">
            <text:p>389870</text:p>
          </table:table-cell>
          <table:table-cell office:value-type="float" office:value="1000" calcext:value-type="float">
            <text:p>1000</text:p>
          </table:table-cell>
          <table:table-cell office:value-type="float" office:value="389.87" calcext:value-type="float">
            <text:p>389.87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0.0206686" calcext:value-type="float">
            <text:p>0.02066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686" calcext:value-type="float">
            <text:p>2.06686E-05</text:p>
          </table:table-cell>
          <table:table-cell office:value-type="float" office:value="0.000009576" calcext:value-type="float">
            <text:p>9.576E-06</text:p>
          </table:table-cell>
          <table:table-cell office:value-type="float" office:value="0.000043911" calcext:value-type="float">
            <text:p>4.3911E-05</text:p>
          </table:table-cell>
          <table:table-cell office:value-type="float" office:value="204154" calcext:value-type="float">
            <text:p>204154</text:p>
          </table:table-cell>
          <table:table-cell office:value-type="float" office:value="1000" calcext:value-type="float">
            <text:p>1000</text:p>
          </table:table-cell>
          <table:table-cell office:value-type="float" office:value="204.154" calcext:value-type="float">
            <text:p>204.154</text:p>
          </table:table-cell>
          <table:table-cell office:value-type="float" office:value="104" calcext:value-type="float">
            <text:p>104</text:p>
          </table:table-cell>
          <table:table-cell office:value-type="float" office:value="423" calcext:value-type="float">
            <text:p>423</text:p>
          </table:table-cell>
          <table:table-cell office:value-type="float" office:value="5331" calcext:value-type="float">
            <text:p>5331</text:p>
          </table:table-cell>
          <table:table-cell office:value-type="float" office:value="1000" calcext:value-type="float">
            <text:p>1000</text:p>
          </table:table-cell>
          <table:table-cell office:value-type="float" office:value="5.331" calcext:value-type="float">
            <text:p>5.3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55" calcext:value-type="float">
            <text:p>6955</text:p>
          </table:table-cell>
          <table:table-cell office:value-type="float" office:value="1000" calcext:value-type="float">
            <text:p>1000</text:p>
          </table:table-cell>
          <table:table-cell office:value-type="float" office:value="6.955" calcext:value-type="float">
            <text:p>6.9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24" calcext:value-type="float">
            <text:p>1624</text:p>
          </table:table-cell>
          <table:table-cell office:value-type="float" office:value="1000" calcext:value-type="float">
            <text:p>1000</text:p>
          </table:table-cell>
          <table:table-cell office:value-type="float" office:value="1.624" calcext:value-type="float">
            <text:p>1.6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763" calcext:value-type="float">
            <text:p>467763</text:p>
          </table:table-cell>
          <table:table-cell office:value-type="float" office:value="1000" calcext:value-type="float">
            <text:p>1000</text:p>
          </table:table-cell>
          <table:table-cell office:value-type="float" office:value="467.763" calcext:value-type="float">
            <text:p>467.763</text:p>
          </table:table-cell>
          <table:table-cell office:value-type="float" office:value="423" calcext:value-type="float">
            <text:p>423</text:p>
          </table:table-cell>
          <table:table-cell office:value-type="float" office:value="518" calcext:value-type="float">
            <text:p>518</text:p>
          </table:table-cell>
          <table:table-cell office:value-type="float" office:value="0.0277583" calcext:value-type="float">
            <text:p>0.02775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583" calcext:value-type="float">
            <text:p>2.77583E-05</text:p>
          </table:table-cell>
          <table:table-cell office:value-type="float" office:value="0.00001187" calcext:value-type="float">
            <text:p>1.187E-05</text:p>
          </table:table-cell>
          <table:table-cell office:value-type="float" office:value="0.00005251" calcext:value-type="float">
            <text:p>5.251E-05</text:p>
          </table:table-cell>
          <table:table-cell office:value-type="float" office:value="274663" calcext:value-type="float">
            <text:p>274663</text:p>
          </table:table-cell>
          <table:table-cell office:value-type="float" office:value="1000" calcext:value-type="float">
            <text:p>1000</text:p>
          </table:table-cell>
          <table:table-cell office:value-type="float" office:value="274.663" calcext:value-type="float">
            <text:p>274.663</text:p>
          </table:table-cell>
          <table:table-cell office:value-type="float" office:value="125" calcext:value-type="float">
            <text:p>125</text:p>
          </table:table-cell>
          <table:table-cell office:value-type="float" office:value="519" calcext:value-type="float">
            <text:p>519</text:p>
          </table:table-cell>
          <table:table-cell office:value-type="float" office:value="6575" calcext:value-type="float">
            <text:p>6575</text:p>
          </table:table-cell>
          <table:table-cell office:value-type="float" office:value="1000" calcext:value-type="float">
            <text:p>1000</text:p>
          </table:table-cell>
          <table:table-cell office:value-type="float" office:value="6.575" calcext:value-type="float">
            <text:p>6.5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75" calcext:value-type="float">
            <text:p>8375</text:p>
          </table:table-cell>
          <table:table-cell office:value-type="float" office:value="1000" calcext:value-type="float">
            <text:p>1000</text:p>
          </table:table-cell>
          <table:table-cell office:value-type="float" office:value="8.375" calcext:value-type="float">
            <text:p>8.3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6365" calcext:value-type="float">
            <text:p>546365</text:p>
          </table:table-cell>
          <table:table-cell office:value-type="float" office:value="1000" calcext:value-type="float">
            <text:p>1000</text:p>
          </table:table-cell>
          <table:table-cell office:value-type="float" office:value="546.365" calcext:value-type="float">
            <text:p>546.365</text:p>
          </table:table-cell>
          <table:table-cell office:value-type="float" office:value="504" calcext:value-type="float">
            <text:p>504</text:p>
          </table:table-cell>
          <table:table-cell office:value-type="float" office:value="586" calcext:value-type="float">
            <text:p>586</text:p>
          </table:table-cell>
          <table:table-cell office:value-type="float" office:value="0.0391037" calcext:value-type="float">
            <text:p>0.0391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1037" calcext:value-type="float">
            <text:p>3.91037E-05</text:p>
          </table:table-cell>
          <table:table-cell office:value-type="float" office:value="0.000017935" calcext:value-type="float">
            <text:p>1.7935E-05</text:p>
          </table:table-cell>
          <table:table-cell office:value-type="float" office:value="0.000078482" calcext:value-type="float">
            <text:p>7.8482E-05</text:p>
          </table:table-cell>
          <table:table-cell office:value-type="float" office:value="391567" calcext:value-type="float">
            <text:p>391567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7" calcext:value-type="float">
            <text:p>391.567</text:p>
          </table:table-cell>
          <table:table-cell office:value-type="float" office:value="183" calcext:value-type="float">
            <text:p>183</text:p>
          </table:table-cell>
          <table:table-cell office:value-type="float" office:value="808" calcext:value-type="float">
            <text:p>808</text:p>
          </table:table-cell>
          <table:table-cell office:value-type="float" office:value="8168" calcext:value-type="float">
            <text:p>8168</text:p>
          </table:table-cell>
          <table:table-cell office:value-type="float" office:value="1000" calcext:value-type="float">
            <text:p>1000</text:p>
          </table:table-cell>
          <table:table-cell office:value-type="float" office:value="8.168" calcext:value-type="float">
            <text:p>8.16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382" calcext:value-type="float">
            <text:p>10382</text:p>
          </table:table-cell>
          <table:table-cell office:value-type="float" office:value="1000" calcext:value-type="float">
            <text:p>1000</text:p>
          </table:table-cell>
          <table:table-cell office:value-type="float" office:value="10.382" calcext:value-type="float">
            <text:p>10.38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14" calcext:value-type="float">
            <text:p>2214</text:p>
          </table:table-cell>
          <table:table-cell office:value-type="float" office:value="1000" calcext:value-type="float">
            <text:p>1000</text:p>
          </table:table-cell>
          <table:table-cell office:value-type="float" office:value="2.214" calcext:value-type="float">
            <text:p>2.2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953" calcext:value-type="float">
            <text:p>623953</text:p>
          </table:table-cell>
          <table:table-cell office:value-type="float" office:value="1000" calcext:value-type="float">
            <text:p>1000</text:p>
          </table:table-cell>
          <table:table-cell office:value-type="float" office:value="623.953" calcext:value-type="float">
            <text:p>623.953</text:p>
          </table:table-cell>
          <table:table-cell office:value-type="float" office:value="586" calcext:value-type="float">
            <text:p>586</text:p>
          </table:table-cell>
          <table:table-cell office:value-type="float" office:value="659" calcext:value-type="float">
            <text:p>659</text:p>
          </table:table-cell>
          <table:table-cell office:value-type="float" office:value="0.0633637" calcext:value-type="float">
            <text:p>0.0633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3637" calcext:value-type="float">
            <text:p>6.33637E-05</text:p>
          </table:table-cell>
          <table:table-cell office:value-type="float" office:value="0.000027204" calcext:value-type="float">
            <text:p>2.7204E-05</text:p>
          </table:table-cell>
          <table:table-cell office:value-type="float" office:value="0.000118408" calcext:value-type="float">
            <text:p>0.000118408</text:p>
          </table:table-cell>
          <table:table-cell office:value-type="float" office:value="649623" calcext:value-type="float">
            <text:p>649623</text:p>
          </table:table-cell>
          <table:table-cell office:value-type="float" office:value="1000" calcext:value-type="float">
            <text:p>1000</text:p>
          </table:table-cell>
          <table:table-cell office:value-type="float" office:value="649.623" calcext:value-type="float">
            <text:p>649.623</text:p>
          </table:table-cell>
          <table:table-cell office:value-type="float" office:value="272" calcext:value-type="float">
            <text:p>272</text:p>
          </table:table-cell>
          <table:table-cell office:value-type="float" office:value="1241" calcext:value-type="float">
            <text:p>1241</text:p>
          </table:table-cell>
          <table:table-cell office:value-type="float" office:value="10727" calcext:value-type="float">
            <text:p>10727</text:p>
          </table:table-cell>
          <table:table-cell office:value-type="float" office:value="1000" calcext:value-type="float">
            <text:p>1000</text:p>
          </table:table-cell>
          <table:table-cell office:value-type="float" office:value="10.727" calcext:value-type="float">
            <text:p>10.7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379" calcext:value-type="float">
            <text:p>13379</text:p>
          </table:table-cell>
          <table:table-cell office:value-type="float" office:value="1000" calcext:value-type="float">
            <text:p>1000</text:p>
          </table:table-cell>
          <table:table-cell office:value-type="float" office:value="13.379" calcext:value-type="float">
            <text:p>13.37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52" calcext:value-type="float">
            <text:p>2652</text:p>
          </table:table-cell>
          <table:table-cell office:value-type="float" office:value="1000" calcext:value-type="float">
            <text:p>1000</text:p>
          </table:table-cell>
          <table:table-cell office:value-type="float" office:value="2.652" calcext:value-type="float">
            <text:p>2.6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2032" calcext:value-type="float">
            <text:p>702032</text:p>
          </table:table-cell>
          <table:table-cell office:value-type="float" office:value="1000" calcext:value-type="float">
            <text:p>1000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73" calcext:value-type="float">
            <text:p>673</text:p>
          </table:table-cell>
          <table:table-cell office:value-type="float" office:value="729" calcext:value-type="float">
            <text:p>729</text:p>
          </table:table-cell>
          <table:table-cell office:value-type="float" office:value="0.141368" calcext:value-type="float">
            <text:p>0.1413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368" calcext:value-type="float">
            <text:p>0.000141368</text:p>
          </table:table-cell>
          <table:table-cell office:value-type="float" office:value="0.000053663" calcext:value-type="float">
            <text:p>5.3663E-05</text:p>
          </table:table-cell>
          <table:table-cell office:value-type="float" office:value="0.000290771" calcext:value-type="float">
            <text:p>0.000290771</text:p>
          </table:table-cell>
          <table:table-cell office:value-type="float" office:value="1499876" calcext:value-type="float">
            <text:p>1499876</text:p>
          </table:table-cell>
          <table:table-cell office:value-type="float" office:value="1000" calcext:value-type="float">
            <text:p>1000</text:p>
          </table:table-cell>
          <table:table-cell office:value-type="float" office:value="1499.88" calcext:value-type="float">
            <text:p>1499.88</text:p>
          </table:table-cell>
          <table:table-cell office:value-type="float" office:value="549" calcext:value-type="float">
            <text:p>549</text:p>
          </table:table-cell>
          <table:table-cell office:value-type="float" office:value="3159" calcext:value-type="float">
            <text:p>3159</text:p>
          </table:table-cell>
          <table:table-cell office:value-type="float" office:value="16073" calcext:value-type="float">
            <text:p>16073</text:p>
          </table:table-cell>
          <table:table-cell office:value-type="float" office:value="1000" calcext:value-type="float">
            <text:p>1000</text:p>
          </table:table-cell>
          <table:table-cell office:value-type="float" office:value="16.073" calcext:value-type="float">
            <text:p>16.07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821" calcext:value-type="float">
            <text:p>18821</text:p>
          </table:table-cell>
          <table:table-cell office:value-type="float" office:value="1000" calcext:value-type="float">
            <text:p>1000</text:p>
          </table:table-cell>
          <table:table-cell office:value-type="float" office:value="18.821" calcext:value-type="float">
            <text:p>18.82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48" calcext:value-type="float">
            <text:p>2748</text:p>
          </table:table-cell>
          <table:table-cell office:value-type="float" office:value="1000" calcext:value-type="float">
            <text:p>1000</text:p>
          </table:table-cell>
          <table:table-cell office:value-type="float" office:value="2.748" calcext:value-type="float">
            <text:p>2.7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1967" calcext:value-type="float">
            <text:p>81967</text:p>
          </table:table-cell>
          <table:table-cell office:value-type="float" office:value="1000" calcext:value-type="float">
            <text:p>1000</text:p>
          </table:table-cell>
          <table:table-cell office:value-type="float" office:value="81.967" calcext:value-type="float">
            <text:p>81.967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.00995238" calcext:value-type="float">
            <text:p>0.009952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5238" calcext:value-type="float">
            <text:p>9.95238E-06</text:p>
          </table:table-cell>
          <table:table-cell office:value-type="float" office:value="0.000007273" calcext:value-type="float">
            <text:p>7.273E-06</text:p>
          </table:table-cell>
          <table:table-cell office:value-type="float" office:value="0.000026658" calcext:value-type="float">
            <text:p>2.6658E-05</text:p>
          </table:table-cell>
          <table:table-cell office:value-type="float" office:value="106228" calcext:value-type="float">
            <text:p>106228</text:p>
          </table:table-cell>
          <table:table-cell office:value-type="float" office:value="1000" calcext:value-type="float">
            <text:p>1000</text:p>
          </table:table-cell>
          <table:table-cell office:value-type="float" office:value="106.228" calcext:value-type="float">
            <text:p>106.228</text:p>
          </table:table-cell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 office:value-type="float" office:value="2537" calcext:value-type="float">
            <text:p>2537</text:p>
          </table:table-cell>
          <table:table-cell office:value-type="float" office:value="1000" calcext:value-type="float">
            <text:p>1000</text:p>
          </table:table-cell>
          <table:table-cell office:value-type="float" office:value="2.537" calcext:value-type="float">
            <text:p>2.5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81" calcext:value-type="float">
            <text:p>3081</text:p>
          </table:table-cell>
          <table:table-cell office:value-type="float" office:value="1000" calcext:value-type="float">
            <text:p>1000</text:p>
          </table:table-cell>
          <table:table-cell office:value-type="float" office:value="3.081" calcext:value-type="float">
            <text:p>3.0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1000" calcext:value-type="float">
            <text:p>1000</text:p>
          </table:table-cell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4209" calcext:value-type="float">
            <text:p>164209</text:p>
          </table:table-cell>
          <table:table-cell office:value-type="float" office:value="1000" calcext:value-type="float">
            <text:p>1000</text:p>
          </table:table-cell>
          <table:table-cell office:value-type="float" office:value="164.209" calcext:value-type="float">
            <text:p>164.209</text:p>
          </table:table-cell>
          <table:table-cell office:value-type="float" office:value="127" calcext:value-type="float">
            <text:p>127</text:p>
          </table:table-cell>
          <table:table-cell office:value-type="float" office:value="198" calcext:value-type="float">
            <text:p>198</text:p>
          </table:table-cell>
          <table:table-cell office:value-type="float" office:value="0.0116693" calcext:value-type="float">
            <text:p>0.0116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6693" calcext:value-type="float">
            <text:p>1.16693E-05</text:p>
          </table:table-cell>
          <table:table-cell office:value-type="float" office:value="0.000007532" calcext:value-type="float">
            <text:p>7.532E-06</text:p>
          </table:table-cell>
          <table:table-cell office:value-type="float" office:value="0.000026549" calcext:value-type="float">
            <text:p>2.6549E-05</text:p>
          </table:table-cell>
          <table:table-cell office:value-type="float" office:value="121016" calcext:value-type="float">
            <text:p>121016</text:p>
          </table:table-cell>
          <table:table-cell office:value-type="float" office:value="1000" calcext:value-type="float">
            <text:p>1000</text:p>
          </table:table-cell>
          <table:table-cell office:value-type="float" office:value="121.016" calcext:value-type="float">
            <text:p>121.016</text:p>
          </table:table-cell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office:value-type="float" office:value="3132" calcext:value-type="float">
            <text:p>3132</text:p>
          </table:table-cell>
          <table:table-cell office:value-type="float" office:value="1000" calcext:value-type="float">
            <text:p>1000</text:p>
          </table:table-cell>
          <table:table-cell office:value-type="float" office:value="3.132" calcext:value-type="float">
            <text:p>3.1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47" calcext:value-type="float">
            <text:p>4047</text:p>
          </table:table-cell>
          <table:table-cell office:value-type="float" office:value="1000" calcext:value-type="float">
            <text:p>1000</text:p>
          </table:table-cell>
          <table:table-cell office:value-type="float" office:value="4.047" calcext:value-type="float">
            <text:p>4.0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15" calcext:value-type="float">
            <text:p>915</text:p>
          </table:table-cell>
          <table:table-cell office:value-type="float" office:value="1000" calcext:value-type="float">
            <text:p>1000</text:p>
          </table:table-cell>
          <table:table-cell office:value-type="float" office:value="0.915" calcext:value-type="float">
            <text:p>0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46313" calcext:value-type="float">
            <text:p>246313</text:p>
          </table:table-cell>
          <table:table-cell office:value-type="float" office:value="1000" calcext:value-type="float">
            <text:p>1000</text:p>
          </table:table-cell>
          <table:table-cell office:value-type="float" office:value="246.313" calcext:value-type="float">
            <text:p>246.313</text:p>
          </table:table-cell>
          <table:table-cell office:value-type="float" office:value="212" calcext:value-type="float">
            <text:p>212</text:p>
          </table:table-cell>
          <table:table-cell office:value-type="float" office:value="285" calcext:value-type="float">
            <text:p>285</text:p>
          </table:table-cell>
          <table:table-cell office:value-type="float" office:value="0.0140363" calcext:value-type="float">
            <text:p>0.01403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0363" calcext:value-type="float">
            <text:p>1.40363E-05</text:p>
          </table:table-cell>
          <table:table-cell office:value-type="float" office:value="0.000007968" calcext:value-type="float">
            <text:p>7.968E-06</text:p>
          </table:table-cell>
          <table:table-cell office:value-type="float" office:value="0.000034287" calcext:value-type="float">
            <text:p>3.4287E-05</text:p>
          </table:table-cell>
          <table:table-cell office:value-type="float" office:value="142391" calcext:value-type="float">
            <text:p>142391</text:p>
          </table:table-cell>
          <table:table-cell office:value-type="float" office:value="1000" calcext:value-type="float">
            <text:p>1000</text:p>
          </table:table-cell>
          <table:table-cell office:value-type="float" office:value="142.391" calcext:value-type="float">
            <text:p>142.391</text:p>
          </table:table-cell>
          <table:table-cell office:value-type="float" office:value="91" calcext:value-type="float">
            <text:p>91</text:p>
          </table:table-cell>
          <table:table-cell office:value-type="float" office:value="258" calcext:value-type="float">
            <text:p>258</text:p>
          </table:table-cell>
          <table:table-cell office:value-type="float" office:value="3801" calcext:value-type="float">
            <text:p>3801</text:p>
          </table:table-cell>
          <table:table-cell office:value-type="float" office:value="1000" calcext:value-type="float">
            <text:p>1000</text:p>
          </table:table-cell>
          <table:table-cell office:value-type="float" office:value="3.801" calcext:value-type="float">
            <text:p>3.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31" calcext:value-type="float">
            <text:p>4931</text:p>
          </table:table-cell>
          <table:table-cell office:value-type="float" office:value="1000" calcext:value-type="float">
            <text:p>1000</text:p>
          </table:table-cell>
          <table:table-cell office:value-type="float" office:value="4.931" calcext:value-type="float">
            <text:p>4.9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30" calcext:value-type="float">
            <text:p>1130</text:p>
          </table:table-cell>
          <table:table-cell office:value-type="float" office:value="1000" calcext:value-type="float">
            <text:p>1000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8279" calcext:value-type="float">
            <text:p>328279</text:p>
          </table:table-cell>
          <table:table-cell office:value-type="float" office:value="1000" calcext:value-type="float">
            <text:p>1000</text:p>
          </table:table-cell>
          <table:table-cell office:value-type="float" office:value="328.279" calcext:value-type="float">
            <text:p>328.279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0.0168476" calcext:value-type="float">
            <text:p>0.01684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8476" calcext:value-type="float">
            <text:p>1.68476E-05</text:p>
          </table:table-cell>
          <table:table-cell office:value-type="float" office:value="0.000009142" calcext:value-type="float">
            <text:p>9.142E-06</text:p>
          </table:table-cell>
          <table:table-cell office:value-type="float" office:value="0.000034884" calcext:value-type="float">
            <text:p>3.4884E-05</text:p>
          </table:table-cell>
          <table:table-cell office:value-type="float" office:value="168458" calcext:value-type="float">
            <text:p>168458</text:p>
          </table:table-cell>
          <table:table-cell office:value-type="float" office:value="1000" calcext:value-type="float">
            <text:p>1000</text:p>
          </table:table-cell>
          <table:table-cell office:value-type="float" office:value="168.458" calcext:value-type="float">
            <text:p>168.458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4512" calcext:value-type="float">
            <text:p>4512</text:p>
          </table:table-cell>
          <table:table-cell office:value-type="float" office:value="1000" calcext:value-type="float">
            <text:p>1000</text:p>
          </table:table-cell>
          <table:table-cell office:value-type="float" office:value="4.512" calcext:value-type="float">
            <text:p>4.5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float" office:value="5.894" calcext:value-type="float">
            <text:p>5.8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82" calcext:value-type="float">
            <text:p>1382</text:p>
          </table:table-cell>
          <table:table-cell office:value-type="float" office:value="1000" calcext:value-type="float">
            <text:p>1000</text:p>
          </table:table-cell>
          <table:table-cell office:value-type="float" office:value="1.382" calcext:value-type="float">
            <text:p>1.3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10281" calcext:value-type="float">
            <text:p>410281</text:p>
          </table:table-cell>
          <table:table-cell office:value-type="float" office:value="1000" calcext:value-type="float">
            <text:p>1000</text:p>
          </table:table-cell>
          <table:table-cell office:value-type="float" office:value="410.281" calcext:value-type="float">
            <text:p>410.281</text:p>
          </table:table-cell>
          <table:table-cell office:value-type="float" office:value="364" calcext:value-type="float">
            <text:p>364</text:p>
          </table:table-cell>
          <table:table-cell office:value-type="float" office:value="468" calcext:value-type="float">
            <text:p>468</text:p>
          </table:table-cell>
          <table:table-cell office:value-type="float" office:value="0.0213246" calcext:value-type="float">
            <text:p>0.0213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3246" calcext:value-type="float">
            <text:p>2.13246E-05</text:p>
          </table:table-cell>
          <table:table-cell office:value-type="float" office:value="0.000010867" calcext:value-type="float">
            <text:p>1.0867E-05</text:p>
          </table:table-cell>
          <table:table-cell office:value-type="float" office:value="0.000063776" calcext:value-type="float">
            <text:p>6.3776E-05</text:p>
          </table:table-cell>
          <table:table-cell office:value-type="float" office:value="210555" calcext:value-type="float">
            <text:p>210555</text:p>
          </table:table-cell>
          <table:table-cell office:value-type="float" office:value="1000" calcext:value-type="float">
            <text:p>1000</text:p>
          </table:table-cell>
          <table:table-cell office:value-type="float" office:value="210.555" calcext:value-type="float">
            <text:p>210.555</text:p>
          </table:table-cell>
          <table:table-cell office:value-type="float" office:value="114" calcext:value-type="float">
            <text:p>114</text:p>
          </table:table-cell>
          <table:table-cell office:value-type="float" office:value="472" calcext:value-type="float">
            <text:p>472</text:p>
          </table:table-cell>
          <table:table-cell office:value-type="float" office:value="5390" calcext:value-type="float">
            <text:p>5390</text:p>
          </table:table-cell>
          <table:table-cell office:value-type="float" office:value="1000" calcext:value-type="float">
            <text:p>1000</text:p>
          </table:table-cell>
          <table:table-cell office:value-type="float" office:value="5.39" calcext:value-type="float">
            <text:p>5.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998" calcext:value-type="float">
            <text:p>6998</text:p>
          </table:table-cell>
          <table:table-cell office:value-type="float" office:value="1000" calcext:value-type="float">
            <text:p>1000</text:p>
          </table:table-cell>
          <table:table-cell office:value-type="float" office:value="6.998" calcext:value-type="float">
            <text:p>6.9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08" calcext:value-type="float">
            <text:p>1608</text:p>
          </table:table-cell>
          <table:table-cell office:value-type="float" office:value="1000" calcext:value-type="float">
            <text:p>1000</text:p>
          </table:table-cell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92568" calcext:value-type="float">
            <text:p>492568</text:p>
          </table:table-cell>
          <table:table-cell office:value-type="float" office:value="1000" calcext:value-type="float">
            <text:p>1000</text:p>
          </table:table-cell>
          <table:table-cell office:value-type="float" office:value="492.568" calcext:value-type="float">
            <text:p>492.568</text:p>
          </table:table-cell>
          <table:table-cell office:value-type="float" office:value="439" calcext:value-type="float">
            <text:p>439</text:p>
          </table:table-cell>
          <table:table-cell office:value-type="float" office:value="532" calcext:value-type="float">
            <text:p>532</text:p>
          </table:table-cell>
          <table:table-cell office:value-type="float" office:value="0.0286393" calcext:value-type="float">
            <text:p>0.02863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393" calcext:value-type="float">
            <text:p>2.86393E-05</text:p>
          </table:table-cell>
          <table:table-cell office:value-type="float" office:value="0.000013831" calcext:value-type="float">
            <text:p>1.3831E-05</text:p>
          </table:table-cell>
          <table:table-cell office:value-type="float" office:value="0.000058958" calcext:value-type="float">
            <text:p>5.8958E-05</text:p>
          </table:table-cell>
          <table:table-cell office:value-type="float" office:value="283477" calcext:value-type="float">
            <text:p>283477</text:p>
          </table:table-cell>
          <table:table-cell office:value-type="float" office:value="1000" calcext:value-type="float">
            <text:p>1000</text:p>
          </table:table-cell>
          <table:table-cell office:value-type="float" office:value="283.477" calcext:value-type="float">
            <text:p>283.477</text:p>
          </table:table-cell>
          <table:table-cell office:value-type="float" office:value="141" calcext:value-type="float">
            <text:p>141</text:p>
          </table:table-cell>
          <table:table-cell office:value-type="float" office:value="578" calcext:value-type="float">
            <text:p>578</text:p>
          </table:table-cell>
          <table:table-cell office:value-type="float" office:value="6655" calcext:value-type="float">
            <text:p>6655</text:p>
          </table:table-cell>
          <table:table-cell office:value-type="float" office:value="1000" calcext:value-type="float">
            <text:p>1000</text:p>
          </table:table-cell>
          <table:table-cell office:value-type="float" office:value="6.655" calcext:value-type="float">
            <text:p>6.6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503" calcext:value-type="float">
            <text:p>8503</text:p>
          </table:table-cell>
          <table:table-cell office:value-type="float" office:value="1000" calcext:value-type="float">
            <text:p>1000</text:p>
          </table:table-cell>
          <table:table-cell office:value-type="float" office:value="8.503" calcext:value-type="float">
            <text:p>8.5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48" calcext:value-type="float">
            <text:p>1848</text:p>
          </table:table-cell>
          <table:table-cell office:value-type="float" office:value="1000" calcext:value-type="float">
            <text:p>1000</text:p>
          </table:table-cell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4120" calcext:value-type="float">
            <text:p>574120</text:p>
          </table:table-cell>
          <table:table-cell office:value-type="float" office:value="1000" calcext:value-type="float">
            <text:p>1000</text:p>
          </table:table-cell>
          <table:table-cell office:value-type="float" office:value="574.12" calcext:value-type="float">
            <text:p>574.12</text:p>
          </table:table-cell>
          <table:table-cell office:value-type="float" office:value="532" calcext:value-type="float">
            <text:p>532</text:p>
          </table:table-cell>
          <table:table-cell office:value-type="float" office:value="621" calcext:value-type="float">
            <text:p>621</text:p>
          </table:table-cell>
          <table:table-cell office:value-type="float" office:value="0.040441" calcext:value-type="float">
            <text:p>0.0404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441" calcext:value-type="float">
            <text:p>4.0441E-05</text:p>
          </table:table-cell>
          <table:table-cell office:value-type="float" office:value="0.00001828" calcext:value-type="float">
            <text:p>1.828E-05</text:p>
          </table:table-cell>
          <table:table-cell office:value-type="float" office:value="0.000085423" calcext:value-type="float">
            <text:p>8.5423E-05</text:p>
          </table:table-cell>
          <table:table-cell office:value-type="float" office:value="405658" calcext:value-type="float">
            <text:p>405658</text:p>
          </table:table-cell>
          <table:table-cell office:value-type="float" office:value="1000" calcext:value-type="float">
            <text:p>1000</text:p>
          </table:table-cell>
          <table:table-cell office:value-type="float" office:value="405.658" calcext:value-type="float">
            <text:p>405.658</text:p>
          </table:table-cell>
          <table:table-cell office:value-type="float" office:value="187" calcext:value-type="float">
            <text:p>187</text:p>
          </table:table-cell>
          <table:table-cell office:value-type="float" office:value="811" calcext:value-type="float">
            <text:p>811</text:p>
          </table:table-cell>
          <table:table-cell office:value-type="float" office:value="8245" calcext:value-type="float">
            <text:p>8245</text:p>
          </table:table-cell>
          <table:table-cell office:value-type="float" office:value="1000" calcext:value-type="float">
            <text:p>1000</text:p>
          </table:table-cell>
          <table:table-cell office:value-type="float" office:value="8.245" calcext:value-type="float">
            <text:p>8.24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523" calcext:value-type="float">
            <text:p>10523</text:p>
          </table:table-cell>
          <table:table-cell office:value-type="float" office:value="1000" calcext:value-type="float">
            <text:p>1000</text:p>
          </table:table-cell>
          <table:table-cell office:value-type="float" office:value="10.523" calcext:value-type="float">
            <text:p>10.5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78" calcext:value-type="float">
            <text:p>2278</text:p>
          </table:table-cell>
          <table:table-cell office:value-type="float" office:value="1000" calcext:value-type="float">
            <text:p>1000</text:p>
          </table:table-cell>
          <table:table-cell office:value-type="float" office:value="2.278" calcext:value-type="float">
            <text:p>2.2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56224" calcext:value-type="float">
            <text:p>656224</text:p>
          </table:table-cell>
          <table:table-cell office:value-type="float" office:value="1000" calcext:value-type="float">
            <text:p>1000</text:p>
          </table:table-cell>
          <table:table-cell office:value-type="float" office:value="656.224" calcext:value-type="float">
            <text:p>656.224</text:p>
          </table:table-cell>
          <table:table-cell office:value-type="float" office:value="609" calcext:value-type="float">
            <text:p>609</text:p>
          </table:table-cell>
          <table:table-cell office:value-type="float" office:value="696" calcext:value-type="float">
            <text:p>696</text:p>
          </table:table-cell>
          <table:table-cell office:value-type="float" office:value="0.066137" calcext:value-type="float">
            <text:p>0.066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137" calcext:value-type="float">
            <text:p>6.6137E-05</text:p>
          </table:table-cell>
          <table:table-cell office:value-type="float" office:value="0.000025034" calcext:value-type="float">
            <text:p>2.5034E-05</text:p>
          </table:table-cell>
          <table:table-cell office:value-type="float" office:value="0.000144091" calcext:value-type="float">
            <text:p>0.000144091</text:p>
          </table:table-cell>
          <table:table-cell office:value-type="float" office:value="677465" calcext:value-type="float">
            <text:p>677465</text:p>
          </table:table-cell>
          <table:table-cell office:value-type="float" office:value="1000" calcext:value-type="float">
            <text:p>1000</text:p>
          </table:table-cell>
          <table:table-cell office:value-type="float" office:value="677.465" calcext:value-type="float">
            <text:p>677.465</text:p>
          </table:table-cell>
          <table:table-cell office:value-type="float" office:value="257" calcext:value-type="float">
            <text:p>257</text:p>
          </table:table-cell>
          <table:table-cell office:value-type="float" office:value="1528" calcext:value-type="float">
            <text:p>1528</text:p>
          </table:table-cell>
          <table:table-cell office:value-type="float" office:value="10877" calcext:value-type="float">
            <text:p>10877</text:p>
          </table:table-cell>
          <table:table-cell office:value-type="float" office:value="1000" calcext:value-type="float">
            <text:p>1000</text:p>
          </table:table-cell>
          <table:table-cell office:value-type="float" office:value="10.877" calcext:value-type="float">
            <text:p>10.87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551" calcext:value-type="float">
            <text:p>13551</text:p>
          </table:table-cell>
          <table:table-cell office:value-type="float" office:value="1000" calcext:value-type="float">
            <text:p>1000</text:p>
          </table:table-cell>
          <table:table-cell office:value-type="float" office:value="13.551" calcext:value-type="float">
            <text:p>13.55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74" calcext:value-type="float">
            <text:p>2674</text:p>
          </table:table-cell>
          <table:table-cell office:value-type="float" office:value="1000" calcext:value-type="float">
            <text:p>1000</text:p>
          </table:table-cell>
          <table:table-cell office:value-type="float" office:value="2.674" calcext:value-type="float">
            <text:p>2.6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738150" calcext:value-type="float">
            <text:p>738150</text:p>
          </table:table-cell>
          <table:table-cell office:value-type="float" office:value="1000" calcext:value-type="float">
            <text:p>1000</text:p>
          </table:table-cell>
          <table:table-cell office:value-type="float" office:value="738.15" calcext:value-type="float">
            <text:p>738.15</text:p>
          </table:table-cell>
          <table:table-cell office:value-type="float" office:value="712" calcext:value-type="float">
            <text:p>712</text:p>
          </table:table-cell>
          <table:table-cell office:value-type="float" office:value="764" calcext:value-type="float">
            <text:p>764</text:p>
          </table:table-cell>
          <table:table-cell office:value-type="float" office:value="0.147258" calcext:value-type="float">
            <text:p>0.1472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258" calcext:value-type="float">
            <text:p>0.000147258</text:p>
          </table:table-cell>
          <table:table-cell office:value-type="float" office:value="0.000062791" calcext:value-type="float">
            <text:p>6.2791E-05</text:p>
          </table:table-cell>
          <table:table-cell office:value-type="float" office:value="0.0003158" calcext:value-type="float">
            <text:p>0.0003158</text:p>
          </table:table-cell>
          <table:table-cell office:value-type="float" office:value="1564796" calcext:value-type="float">
            <text:p>1564796</text:p>
          </table:table-cell>
          <table:table-cell office:value-type="float" office:value="1000" calcext:value-type="float">
            <text:p>1000</text:p>
          </table:table-cell>
          <table:table-cell office:value-type="float" office:value="1564.8" calcext:value-type="float">
            <text:p>1564.8</text:p>
          </table:table-cell>
          <table:table-cell office:value-type="float" office:value="655" calcext:value-type="float">
            <text:p>655</text:p>
          </table:table-cell>
          <table:table-cell office:value-type="float" office:value="3461" calcext:value-type="float">
            <text:p>3461</text:p>
          </table:table-cell>
          <table:table-cell office:value-type="float" office:value="16272" calcext:value-type="float">
            <text:p>16272</text:p>
          </table:table-cell>
          <table:table-cell office:value-type="float" office:value="1000" calcext:value-type="float">
            <text:p>1000</text:p>
          </table:table-cell>
          <table:table-cell office:value-type="float" office:value="16.272" calcext:value-type="float">
            <text:p>16.2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141" calcext:value-type="float">
            <text:p>19141</text:p>
          </table:table-cell>
          <table:table-cell office:value-type="float" office:value="1000" calcext:value-type="float">
            <text:p>1000</text:p>
          </table:table-cell>
          <table:table-cell office:value-type="float" office:value="19.141" calcext:value-type="float">
            <text:p>19.14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69" calcext:value-type="float">
            <text:p>2869</text:p>
          </table:table-cell>
          <table:table-cell office:value-type="float" office:value="1000" calcext:value-type="float">
            <text:p>1000</text:p>
          </table:table-cell>
          <table:table-cell office:value-type="float" office:value="2.869" calcext:value-type="float">
            <text:p>2.8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306" calcext:value-type="float">
            <text:p>86306</text:p>
          </table:table-cell>
          <table:table-cell office:value-type="float" office:value="1000" calcext:value-type="float">
            <text:p>1000</text:p>
          </table:table-cell>
          <table:table-cell office:value-type="float" office:value="86.306" calcext:value-type="float">
            <text:p>86.306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0.0100828" calcext:value-type="float">
            <text:p>0.01008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828" calcext:value-type="float">
            <text:p>1.00828E-05</text:p>
          </table:table-cell>
          <table:table-cell office:value-type="float" office:value="0.000007369" calcext:value-type="float">
            <text:p>7.369E-06</text:p>
          </table:table-cell>
          <table:table-cell office:value-type="float" office:value="0.000026929" calcext:value-type="float">
            <text:p>2.6929E-05</text:p>
          </table:table-cell>
          <table:table-cell office:value-type="float" office:value="108226" calcext:value-type="float">
            <text:p>108226</text:p>
          </table:table-cell>
          <table:table-cell office:value-type="float" office:value="1000" calcext:value-type="float">
            <text:p>1000</text:p>
          </table:table-cell>
          <table:table-cell office:value-type="float" office:value="108.226" calcext:value-type="float">
            <text:p>108.226</text:p>
          </table:table-cell>
          <table:table-cell office:value-type="float" office:value="86" calcext:value-type="float">
            <text:p>86</text:p>
          </table:table-cell>
          <table:table-cell office:value-type="float" office:value="206" calcext:value-type="float">
            <text:p>206</text:p>
          </table:table-cell>
          <table:table-cell office:value-type="float" office:value="2545" calcext:value-type="float">
            <text:p>2545</text:p>
          </table:table-cell>
          <table:table-cell office:value-type="float" office:value="1000" calcext:value-type="float">
            <text:p>1000</text:p>
          </table:table-cell>
          <table:table-cell office:value-type="float" office:value="2.545" calcext:value-type="float">
            <text:p>2.5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2" calcext:value-type="float">
            <text:p>3102</text:p>
          </table:table-cell>
          <table:table-cell office:value-type="float" office:value="1000" calcext:value-type="float">
            <text:p>1000</text:p>
          </table:table-cell>
          <table:table-cell office:value-type="float" office:value="3.102" calcext:value-type="float">
            <text:p>3.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7" calcext:value-type="float">
            <text:p>557</text:p>
          </table:table-cell>
          <table:table-cell office:value-type="float" office:value="1000" calcext:value-type="float">
            <text:p>1000</text:p>
          </table:table-cell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2485" calcext:value-type="float">
            <text:p>172485</text:p>
          </table:table-cell>
          <table:table-cell office:value-type="float" office:value="1000" calcext:value-type="float">
            <text:p>1000</text:p>
          </table:table-cell>
          <table:table-cell office:value-type="float" office:value="172.485" calcext:value-type="float">
            <text:p>172.485</text:p>
          </table:table-cell>
          <table:table-cell office:value-type="float" office:value="131" calcext:value-type="float">
            <text:p>131</text:p>
          </table:table-cell>
          <table:table-cell office:value-type="float" office:value="208" calcext:value-type="float">
            <text:p>208</text:p>
          </table:table-cell>
          <table:table-cell office:value-type="float" office:value="0.0120303" calcext:value-type="float">
            <text:p>0.01203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303" calcext:value-type="float">
            <text:p>1.20303E-05</text:p>
          </table:table-cell>
          <table:table-cell office:value-type="float" office:value="0.000007686" calcext:value-type="float">
            <text:p>7.686E-06</text:p>
          </table:table-cell>
          <table:table-cell office:value-type="float" office:value="0.000028426" calcext:value-type="float">
            <text:p>2.8426E-05</text:p>
          </table:table-cell>
          <table:table-cell office:value-type="float" office:value="124871" calcext:value-type="float">
            <text:p>124871</text:p>
          </table:table-cell>
          <table:table-cell office:value-type="float" office:value="1000" calcext:value-type="float">
            <text:p>1000</text:p>
          </table:table-cell>
          <table:table-cell office:value-type="float" office:value="124.871" calcext:value-type="float">
            <text:p>124.871</text:p>
          </table:table-cell>
          <table:table-cell office:value-type="float" office:value="88" calcext:value-type="float">
            <text:p>88</text:p>
          </table:table-cell>
          <table:table-cell office:value-type="float" office:value="236" calcext:value-type="float">
            <text:p>236</text:p>
          </table:table-cell>
          <table:table-cell office:value-type="float" office:value="3154" calcext:value-type="float">
            <text:p>3154</text:p>
          </table:table-cell>
          <table:table-cell office:value-type="float" office:value="1000" calcext:value-type="float">
            <text:p>1000</text:p>
          </table:table-cell>
          <table:table-cell office:value-type="float" office:value="3.154" calcext:value-type="float">
            <text:p>3.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35" calcext:value-type="float">
            <text:p>4035</text:p>
          </table:table-cell>
          <table:table-cell office:value-type="float" office:value="1000" calcext:value-type="float">
            <text:p>1000</text:p>
          </table:table-cell>
          <table:table-cell office:value-type="float" office:value="4.035" calcext:value-type="float">
            <text:p>4.0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0.881" calcext:value-type="float">
            <text:p>0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7666" calcext:value-type="float">
            <text:p>257666</text:p>
          </table:table-cell>
          <table:table-cell office:value-type="float" office:value="1000" calcext:value-type="float">
            <text:p>1000</text:p>
          </table:table-cell>
          <table:table-cell office:value-type="float" office:value="257.666" calcext:value-type="float">
            <text:p>257.666</text:p>
          </table:table-cell>
          <table:table-cell office:value-type="float" office:value="215" calcext:value-type="float">
            <text:p>215</text:p>
          </table:table-cell>
          <table:table-cell office:value-type="float" office:value="301" calcext:value-type="float">
            <text:p>301</text:p>
          </table:table-cell>
          <table:table-cell office:value-type="float" office:value="0.0144326" calcext:value-type="float">
            <text:p>0.01443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4326" calcext:value-type="float">
            <text:p>1.44326E-05</text:p>
          </table:table-cell>
          <table:table-cell office:value-type="float" office:value="0.000007749" calcext:value-type="float">
            <text:p>7.749E-06</text:p>
          </table:table-cell>
          <table:table-cell office:value-type="float" office:value="0.000037198" calcext:value-type="float">
            <text:p>3.7198E-05</text:p>
          </table:table-cell>
          <table:table-cell office:value-type="float" office:value="146625" calcext:value-type="float">
            <text:p>146625</text:p>
          </table:table-cell>
          <table:table-cell office:value-type="float" office:value="1000" calcext:value-type="float">
            <text:p>1000</text:p>
          </table:table-cell>
          <table:table-cell office:value-type="float" office:value="146.625" calcext:value-type="float">
            <text:p>146.625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office:value-type="float" office:value="3828" calcext:value-type="float">
            <text:p>3828</text:p>
          </table:table-cell>
          <table:table-cell office:value-type="float" office:value="1000" calcext:value-type="float">
            <text:p>1000</text:p>
          </table:table-cell>
          <table:table-cell office:value-type="float" office:value="3.828" calcext:value-type="float">
            <text:p>3.8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41" calcext:value-type="float">
            <text:p>4941</text:p>
          </table:table-cell>
          <table:table-cell office:value-type="float" office:value="1000" calcext:value-type="float">
            <text:p>1000</text:p>
          </table:table-cell>
          <table:table-cell office:value-type="float" office:value="4.941" calcext:value-type="float">
            <text:p>4.9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float" office:value="1000" calcext:value-type="float">
            <text:p>1000</text:p>
          </table:table-cell>
          <table:table-cell office:value-type="float" office:value="1.113" calcext:value-type="float">
            <text:p>1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3477" calcext:value-type="float">
            <text:p>343477</text:p>
          </table:table-cell>
          <table:table-cell office:value-type="float" office:value="1000" calcext:value-type="float">
            <text:p>1000</text:p>
          </table:table-cell>
          <table:table-cell office:value-type="float" office:value="343.477" calcext:value-type="float">
            <text:p>343.477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  <table:table-cell office:value-type="float" office:value="0.0174374" calcext:value-type="float">
            <text:p>0.01743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4374" calcext:value-type="float">
            <text:p>1.74374E-05</text:p>
          </table:table-cell>
          <table:table-cell office:value-type="float" office:value="0.000009309" calcext:value-type="float">
            <text:p>9.309E-06</text:p>
          </table:table-cell>
          <table:table-cell office:value-type="float" office:value="0.000041825" calcext:value-type="float">
            <text:p>4.1825E-05</text:p>
          </table:table-cell>
          <table:table-cell office:value-type="float" office:value="174705" calcext:value-type="float">
            <text:p>174705</text:p>
          </table:table-cell>
          <table:table-cell office:value-type="float" office:value="1000" calcext:value-type="float">
            <text:p>1000</text:p>
          </table:table-cell>
          <table:table-cell office:value-type="float" office:value="174.705" calcext:value-type="float">
            <text:p>174.705</text:p>
          </table:table-cell>
          <table:table-cell office:value-type="float" office:value="103" calcext:value-type="float">
            <text:p>103</text:p>
          </table:table-cell>
          <table:table-cell office:value-type="float" office:value="363" calcext:value-type="float">
            <text:p>363</text:p>
          </table:table-cell>
          <table:table-cell office:value-type="float" office:value="4521" calcext:value-type="float">
            <text:p>4521</text:p>
          </table:table-cell>
          <table:table-cell office:value-type="float" office:value="1000" calcext:value-type="float">
            <text:p>1000</text:p>
          </table:table-cell>
          <table:table-cell office:value-type="float" office:value="4.521" calcext:value-type="float">
            <text:p>4.5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18" calcext:value-type="float">
            <text:p>5918</text:p>
          </table:table-cell>
          <table:table-cell office:value-type="float" office:value="1000" calcext:value-type="float">
            <text:p>1000</text:p>
          </table:table-cell>
          <table:table-cell office:value-type="float" office:value="5.918" calcext:value-type="float">
            <text:p>5.9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7" calcext:value-type="float">
            <text:p>1397</text:p>
          </table:table-cell>
          <table:table-cell office:value-type="float" office:value="1000" calcext:value-type="float">
            <text:p>1000</text:p>
          </table:table-cell>
          <table:table-cell office:value-type="float" office:value="1.397" calcext:value-type="float">
            <text:p>1.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30643" calcext:value-type="float">
            <text:p>430643</text:p>
          </table:table-cell>
          <table:table-cell office:value-type="float" office:value="1000" calcext:value-type="float">
            <text:p>1000</text:p>
          </table:table-cell>
          <table:table-cell office:value-type="float" office:value="430.643" calcext:value-type="float">
            <text:p>430.643</text:p>
          </table:table-cell>
          <table:table-cell office:value-type="float" office:value="381" calcext:value-type="float">
            <text:p>381</text:p>
          </table:table-cell>
          <table:table-cell office:value-type="float" office:value="477" calcext:value-type="float">
            <text:p>477</text:p>
          </table:table-cell>
          <table:table-cell office:value-type="float" office:value="0.0222745" calcext:value-type="float">
            <text:p>0.0222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745" calcext:value-type="float">
            <text:p>2.22745E-05</text:p>
          </table:table-cell>
          <table:table-cell office:value-type="float" office:value="0.000010217" calcext:value-type="float">
            <text:p>1.0217E-05</text:p>
          </table:table-cell>
          <table:table-cell office:value-type="float" office:value="0.000051617" calcext:value-type="float">
            <text:p>5.1617E-05</text:p>
          </table:table-cell>
          <table:table-cell office:value-type="float" office:value="220851" calcext:value-type="float">
            <text:p>220851</text:p>
          </table:table-cell>
          <table:table-cell office:value-type="float" office:value="1000" calcext:value-type="float">
            <text:p>1000</text:p>
          </table:table-cell>
          <table:table-cell office:value-type="float" office:value="220.851" calcext:value-type="float">
            <text:p>220.851</text:p>
          </table:table-cell>
          <table:table-cell office:value-type="float" office:value="113" calcext:value-type="float">
            <text:p>113</text:p>
          </table:table-cell>
          <table:table-cell office:value-type="float" office:value="453" calcext:value-type="float">
            <text:p>453</text:p>
          </table:table-cell>
          <table:table-cell office:value-type="float" office:value="5479" calcext:value-type="float">
            <text:p>5479</text:p>
          </table:table-cell>
          <table:table-cell office:value-type="float" office:value="1000" calcext:value-type="float">
            <text:p>1000</text:p>
          </table:table-cell>
          <table:table-cell office:value-type="float" office:value="5.479" calcext:value-type="float">
            <text:p>5.4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69" calcext:value-type="float">
            <text:p>7069</text:p>
          </table:table-cell>
          <table:table-cell office:value-type="float" office:value="1000" calcext:value-type="float">
            <text:p>1000</text:p>
          </table:table-cell>
          <table:table-cell office:value-type="float" office:value="7.069" calcext:value-type="float">
            <text:p>7.0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90" calcext:value-type="float">
            <text:p>1590</text:p>
          </table:table-cell>
          <table:table-cell office:value-type="float" office:value="1000" calcext:value-type="float">
            <text:p>1000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6400" calcext:value-type="float">
            <text:p>516400</text:p>
          </table:table-cell>
          <table:table-cell office:value-type="float" office:value="1000" calcext:value-type="float">
            <text:p>1000</text:p>
          </table:table-cell>
          <table:table-cell office:value-type="float" office:value="516.4" calcext:value-type="float">
            <text:p>516.4</text:p>
          </table:table-cell>
          <table:table-cell office:value-type="float" office:value="460" calcext:value-type="float">
            <text:p>460</text:p>
          </table:table-cell>
          <table:table-cell office:value-type="float" office:value="558" calcext:value-type="float">
            <text:p>558</text:p>
          </table:table-cell>
          <table:table-cell office:value-type="float" office:value="0.028792" calcext:value-type="float">
            <text:p>0.0287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792" calcext:value-type="float">
            <text:p>2.8792E-05</text:p>
          </table:table-cell>
          <table:table-cell office:value-type="float" office:value="0.000012815" calcext:value-type="float">
            <text:p>1.2815E-05</text:p>
          </table:table-cell>
          <table:table-cell office:value-type="float" office:value="0.000069006" calcext:value-type="float">
            <text:p>6.9006E-05</text:p>
          </table:table-cell>
          <table:table-cell office:value-type="float" office:value="285023" calcext:value-type="float">
            <text:p>285023</text:p>
          </table:table-cell>
          <table:table-cell office:value-type="float" office:value="1000" calcext:value-type="float">
            <text:p>1000</text:p>
          </table:table-cell>
          <table:table-cell office:value-type="float" office:value="285.023" calcext:value-type="float">
            <text:p>285.023</text:p>
          </table:table-cell>
          <table:table-cell office:value-type="float" office:value="136" calcext:value-type="float">
            <text:p>136</text:p>
          </table:table-cell>
          <table:table-cell office:value-type="float" office:value="596" calcext:value-type="float">
            <text:p>596</text:p>
          </table:table-cell>
          <table:table-cell office:value-type="float" office:value="6586" calcext:value-type="float">
            <text:p>6586</text:p>
          </table:table-cell>
          <table:table-cell office:value-type="float" office:value="1000" calcext:value-type="float">
            <text:p>1000</text:p>
          </table:table-cell>
          <table:table-cell office:value-type="float" office:value="6.586" calcext:value-type="float">
            <text:p>6.58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552" calcext:value-type="float">
            <text:p>8552</text:p>
          </table:table-cell>
          <table:table-cell office:value-type="float" office:value="1000" calcext:value-type="float">
            <text:p>1000</text:p>
          </table:table-cell>
          <table:table-cell office:value-type="float" office:value="8.552" calcext:value-type="float">
            <text:p>8.55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66" calcext:value-type="float">
            <text:p>1966</text:p>
          </table:table-cell>
          <table:table-cell office:value-type="float" office:value="1000" calcext:value-type="float">
            <text:p>1000</text:p>
          </table:table-cell>
          <table:table-cell office:value-type="float" office:value="1.966" calcext:value-type="float">
            <text:p>1.9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02816" calcext:value-type="float">
            <text:p>602816</text:p>
          </table:table-cell>
          <table:table-cell office:value-type="float" office:value="1000" calcext:value-type="float">
            <text:p>1000</text:p>
          </table:table-cell>
          <table:table-cell office:value-type="float" office:value="602.816" calcext:value-type="float">
            <text:p>602.816</text:p>
          </table:table-cell>
          <table:table-cell office:value-type="float" office:value="550" calcext:value-type="float">
            <text:p>550</text:p>
          </table:table-cell>
          <table:table-cell office:value-type="float" office:value="648" calcext:value-type="float">
            <text:p>648</text:p>
          </table:table-cell>
          <table:table-cell office:value-type="float" office:value="0.0408726" calcext:value-type="float">
            <text:p>0.04087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8726" calcext:value-type="float">
            <text:p>4.08726E-05</text:p>
          </table:table-cell>
          <table:table-cell office:value-type="float" office:value="0.000016712" calcext:value-type="float">
            <text:p>1.6712E-05</text:p>
          </table:table-cell>
          <table:table-cell office:value-type="float" office:value="0.000089531" calcext:value-type="float">
            <text:p>8.9531E-05</text:p>
          </table:table-cell>
          <table:table-cell office:value-type="float" office:value="409249" calcext:value-type="float">
            <text:p>409249</text:p>
          </table:table-cell>
          <table:table-cell office:value-type="float" office:value="1000" calcext:value-type="float">
            <text:p>1000</text:p>
          </table:table-cell>
          <table:table-cell office:value-type="float" office:value="409.249" calcext:value-type="float">
            <text:p>409.249</text:p>
          </table:table-cell>
          <table:table-cell office:value-type="float" office:value="171" calcext:value-type="float">
            <text:p>171</text:p>
          </table:table-cell>
          <table:table-cell office:value-type="float" office:value="784" calcext:value-type="float">
            <text:p>784</text:p>
          </table:table-cell>
          <table:table-cell office:value-type="float" office:value="8262" calcext:value-type="float">
            <text:p>8262</text:p>
          </table:table-cell>
          <table:table-cell office:value-type="float" office:value="1000" calcext:value-type="float">
            <text:p>1000</text:p>
          </table:table-cell>
          <table:table-cell office:value-type="float" office:value="8.262" calcext:value-type="float">
            <text:p>8.26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582" calcext:value-type="float">
            <text:p>10582</text:p>
          </table:table-cell>
          <table:table-cell office:value-type="float" office:value="1000" calcext:value-type="float">
            <text:p>1000</text:p>
          </table:table-cell>
          <table:table-cell office:value-type="float" office:value="10.582" calcext:value-type="float">
            <text:p>10.58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20" calcext:value-type="float">
            <text:p>2320</text:p>
          </table:table-cell>
          <table:table-cell office:value-type="float" office:value="1000" calcext:value-type="float">
            <text:p>100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88531" calcext:value-type="float">
            <text:p>688531</text:p>
          </table:table-cell>
          <table:table-cell office:value-type="float" office:value="1000" calcext:value-type="float">
            <text:p>1000</text:p>
          </table:table-cell>
          <table:table-cell office:value-type="float" office:value="688.531" calcext:value-type="float">
            <text:p>688.531</text:p>
          </table:table-cell>
          <table:table-cell office:value-type="float" office:value="644" calcext:value-type="float">
            <text:p>644</text:p>
          </table:table-cell>
          <table:table-cell office:value-type="float" office:value="725" calcext:value-type="float">
            <text:p>725</text:p>
          </table:table-cell>
          <table:table-cell office:value-type="float" office:value="0.0680073" calcext:value-type="float">
            <text:p>0.06800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0073" calcext:value-type="float">
            <text:p>6.80073E-05</text:p>
          </table:table-cell>
          <table:table-cell office:value-type="float" office:value="0.000030651" calcext:value-type="float">
            <text:p>3.0651E-05</text:p>
          </table:table-cell>
          <table:table-cell office:value-type="float" office:value="0.000129571" calcext:value-type="float">
            <text:p>0.000129571</text:p>
          </table:table-cell>
          <table:table-cell office:value-type="float" office:value="697655" calcext:value-type="float">
            <text:p>697655</text:p>
          </table:table-cell>
          <table:table-cell office:value-type="float" office:value="1000" calcext:value-type="float">
            <text:p>1000</text:p>
          </table:table-cell>
          <table:table-cell office:value-type="float" office:value="697.655" calcext:value-type="float">
            <text:p>697.655</text:p>
          </table:table-cell>
          <table:table-cell office:value-type="float" office:value="317" calcext:value-type="float">
            <text:p>317</text:p>
          </table:table-cell>
          <table:table-cell office:value-type="float" office:value="1312" calcext:value-type="float">
            <text:p>1312</text:p>
          </table:table-cell>
          <table:table-cell office:value-type="float" office:value="10994" calcext:value-type="float">
            <text:p>10994</text:p>
          </table:table-cell>
          <table:table-cell office:value-type="float" office:value="1000" calcext:value-type="float">
            <text:p>1000</text:p>
          </table:table-cell>
          <table:table-cell office:value-type="float" office:value="10.994" calcext:value-type="float">
            <text:p>10.99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665" calcext:value-type="float">
            <text:p>13665</text:p>
          </table:table-cell>
          <table:table-cell office:value-type="float" office:value="1000" calcext:value-type="float">
            <text:p>1000</text:p>
          </table:table-cell>
          <table:table-cell office:value-type="float" office:value="13.665" calcext:value-type="float">
            <text:p>13.6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71" calcext:value-type="float">
            <text:p>2671</text:p>
          </table:table-cell>
          <table:table-cell office:value-type="float" office:value="1000" calcext:value-type="float">
            <text:p>1000</text:p>
          </table:table-cell>
          <table:table-cell office:value-type="float" office:value="2.671" calcext:value-type="float">
            <text:p>2.6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774812" calcext:value-type="float">
            <text:p>774812</text:p>
          </table:table-cell>
          <table:table-cell office:value-type="float" office:value="1000" calcext:value-type="float">
            <text:p>1000</text:p>
          </table:table-cell>
          <table:table-cell office:value-type="float" office:value="774.812" calcext:value-type="float">
            <text:p>774.812</text:p>
          </table:table-cell>
          <table:table-cell office:value-type="float" office:value="747" calcext:value-type="float">
            <text:p>747</text:p>
          </table:table-cell>
          <table:table-cell office:value-type="float" office:value="799" calcext:value-type="float">
            <text:p>799</text:p>
          </table:table-cell>
          <table:table-cell office:value-type="float" office:value="0.151492" calcext:value-type="float">
            <text:p>0.151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492" calcext:value-type="float">
            <text:p>0.000151492</text:p>
          </table:table-cell>
          <table:table-cell office:value-type="float" office:value="0.000059708" calcext:value-type="float">
            <text:p>5.9708E-05</text:p>
          </table:table-cell>
          <table:table-cell office:value-type="float" office:value="0.000308014" calcext:value-type="float">
            <text:p>0.000308014</text:p>
          </table:table-cell>
          <table:table-cell office:value-type="float" office:value="1611592" calcext:value-type="float">
            <text:p>1611592</text:p>
          </table:table-cell>
          <table:table-cell office:value-type="float" office:value="1000" calcext:value-type="float">
            <text:p>1000</text:p>
          </table:table-cell>
          <table:table-cell office:value-type="float" office:value="1611.59" calcext:value-type="float">
            <text:p>1611.59</text:p>
          </table:table-cell>
          <table:table-cell office:value-type="float" office:value="621" calcext:value-type="float">
            <text:p>621</text:p>
          </table:table-cell>
          <table:table-cell office:value-type="float" office:value="3353" calcext:value-type="float">
            <text:p>3353</text:p>
          </table:table-cell>
          <table:table-cell office:value-type="float" office:value="16412" calcext:value-type="float">
            <text:p>16412</text:p>
          </table:table-cell>
          <table:table-cell office:value-type="float" office:value="1000" calcext:value-type="float">
            <text:p>1000</text:p>
          </table:table-cell>
          <table:table-cell office:value-type="float" office:value="16.412" calcext:value-type="float">
            <text:p>16.4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9409" calcext:value-type="float">
            <text:p>19409</text:p>
          </table:table-cell>
          <table:table-cell office:value-type="float" office:value="1000" calcext:value-type="float">
            <text:p>1000</text:p>
          </table:table-cell>
          <table:table-cell office:value-type="float" office:value="19.409" calcext:value-type="float">
            <text:p>19.40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97" calcext:value-type="float">
            <text:p>2997</text:p>
          </table:table-cell>
          <table:table-cell office:value-type="float" office:value="1000" calcext:value-type="float">
            <text:p>1000</text:p>
          </table:table-cell>
          <table:table-cell office:value-type="float" office:value="2.997" calcext:value-type="float">
            <text:p>2.9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833" calcext:value-type="float">
            <text:p>90833</text:p>
          </table:table-cell>
          <table:table-cell office:value-type="float" office:value="1000" calcext:value-type="float">
            <text:p>1000</text:p>
          </table:table-cell>
          <table:table-cell office:value-type="float" office:value="90.833" calcext:value-type="float">
            <text:p>90.833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0.0103173" calcext:value-type="float">
            <text:p>0.01031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173" calcext:value-type="float">
            <text:p>1.03173E-05</text:p>
          </table:table-cell>
          <table:table-cell office:value-type="float" office:value="0.000007503" calcext:value-type="float">
            <text:p>7.503E-06</text:p>
          </table:table-cell>
          <table:table-cell office:value-type="float" office:value="0.000027751" calcext:value-type="float">
            <text:p>2.7751E-05</text:p>
          </table:table-cell>
          <table:table-cell office:value-type="float" office:value="110997" calcext:value-type="float">
            <text:p>110997</text:p>
          </table:table-cell>
          <table:table-cell office:value-type="float" office:value="1000" calcext:value-type="float">
            <text:p>1000</text:p>
          </table:table-cell>
          <table:table-cell office:value-type="float" office:value="110.997" calcext:value-type="float">
            <text:p>110.997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2560" calcext:value-type="float">
            <text:p>2560</text:p>
          </table:table-cell>
          <table:table-cell office:value-type="float" office:value="1000" calcext:value-type="float">
            <text:p>1000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4" calcext:value-type="float">
            <text:p>3114</text:p>
          </table:table-cell>
          <table:table-cell office:value-type="float" office:value="1000" calcext:value-type="float">
            <text:p>1000</text:p>
          </table:table-cell>
          <table:table-cell office:value-type="float" office:value="3.114" calcext:value-type="float">
            <text:p>3.1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0439" calcext:value-type="float">
            <text:p>180439</text:p>
          </table:table-cell>
          <table:table-cell office:value-type="float" office:value="1000" calcext:value-type="float">
            <text:p>1000</text:p>
          </table:table-cell>
          <table:table-cell office:value-type="float" office:value="180.439" calcext:value-type="float">
            <text:p>180.439</text:p>
          </table:table-cell>
          <table:table-cell office:value-type="float" office:value="142" calcext:value-type="float">
            <text:p>142</text:p>
          </table:table-cell>
          <table:table-cell office:value-type="float" office:value="227" calcext:value-type="float">
            <text:p>227</text:p>
          </table:table-cell>
          <table:table-cell office:value-type="float" office:value="0.0121978" calcext:value-type="float">
            <text:p>0.01219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978" calcext:value-type="float">
            <text:p>1.21978E-05</text:p>
          </table:table-cell>
          <table:table-cell office:value-type="float" office:value="0.000007756" calcext:value-type="float">
            <text:p>7.756E-06</text:p>
          </table:table-cell>
          <table:table-cell office:value-type="float" office:value="0.000026667" calcext:value-type="float">
            <text:p>2.6667E-05</text:p>
          </table:table-cell>
          <table:table-cell office:value-type="float" office:value="127184" calcext:value-type="float">
            <text:p>127184</text:p>
          </table:table-cell>
          <table:table-cell office:value-type="float" office:value="1000" calcext:value-type="float">
            <text:p>1000</text:p>
          </table:table-cell>
          <table:table-cell office:value-type="float" office:value="127.184" calcext:value-type="float">
            <text:p>127.184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float" office:value="3179" calcext:value-type="float">
            <text:p>3179</text:p>
          </table:table-cell>
          <table:table-cell office:value-type="float" office:value="1000" calcext:value-type="float">
            <text:p>1000</text:p>
          </table:table-cell>
          <table:table-cell office:value-type="float" office:value="3.179" calcext:value-type="float">
            <text:p>3.1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7" calcext:value-type="float">
            <text:p>4057</text:p>
          </table:table-cell>
          <table:table-cell office:value-type="float" office:value="1000" calcext:value-type="float">
            <text:p>1000</text:p>
          </table:table-cell>
          <table:table-cell office:value-type="float" office:value="4.057" calcext:value-type="float">
            <text:p>4.0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8" calcext:value-type="float">
            <text:p>878</text:p>
          </table:table-cell>
          <table:table-cell office:value-type="float" office:value="1000" calcext:value-type="float">
            <text:p>1000</text:p>
          </table:table-cell>
          <table:table-cell office:value-type="float" office:value="0.878" calcext:value-type="float">
            <text:p>0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0814" calcext:value-type="float">
            <text:p>270814</text:p>
          </table:table-cell>
          <table:table-cell office:value-type="float" office:value="1000" calcext:value-type="float">
            <text:p>1000</text:p>
          </table:table-cell>
          <table:table-cell office:value-type="float" office:value="270.814" calcext:value-type="float">
            <text:p>270.814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0.0145929" calcext:value-type="float">
            <text:p>0.01459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5929" calcext:value-type="float">
            <text:p>1.45929E-05</text:p>
          </table:table-cell>
          <table:table-cell office:value-type="float" office:value="0.000008088" calcext:value-type="float">
            <text:p>8.088E-06</text:p>
          </table:table-cell>
          <table:table-cell office:value-type="float" office:value="0.000037675" calcext:value-type="float">
            <text:p>3.7675E-05</text:p>
          </table:table-cell>
          <table:table-cell office:value-type="float" office:value="148633" calcext:value-type="float">
            <text:p>148633</text:p>
          </table:table-cell>
          <table:table-cell office:value-type="float" office:value="1000" calcext:value-type="float">
            <text:p>1000</text:p>
          </table:table-cell>
          <table:table-cell office:value-type="float" office:value="148.633" calcext:value-type="float">
            <text:p>148.633</text:p>
          </table:table-cell>
          <table:table-cell office:value-type="float" office:value="94" calcext:value-type="float">
            <text:p>94</text:p>
          </table:table-cell>
          <table:table-cell office:value-type="float" office:value="263" calcext:value-type="float">
            <text:p>263</text:p>
          </table:table-cell>
          <table:table-cell office:value-type="float" office:value="3832" calcext:value-type="float">
            <text:p>3832</text:p>
          </table:table-cell>
          <table:table-cell office:value-type="float" office:value="1000" calcext:value-type="float">
            <text:p>1000</text:p>
          </table:table-cell>
          <table:table-cell office:value-type="float" office:value="3.832" calcext:value-type="float">
            <text:p>3.8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69" calcext:value-type="float">
            <text:p>4969</text:p>
          </table:table-cell>
          <table:table-cell office:value-type="float" office:value="1000" calcext:value-type="float">
            <text:p>1000</text:p>
          </table:table-cell>
          <table:table-cell office:value-type="float" office:value="4.969" calcext:value-type="float">
            <text:p>4.9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37" calcext:value-type="float">
            <text:p>1137</text:p>
          </table:table-cell>
          <table:table-cell office:value-type="float" office:value="1000" calcext:value-type="float">
            <text:p>1000</text:p>
          </table:table-cell>
          <table:table-cell office:value-type="float" office:value="1.137" calcext:value-type="float">
            <text:p>1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1544" calcext:value-type="float">
            <text:p>361544</text:p>
          </table:table-cell>
          <table:table-cell office:value-type="float" office:value="1000" calcext:value-type="float">
            <text:p>1000</text:p>
          </table:table-cell>
          <table:table-cell office:value-type="float" office:value="361.544" calcext:value-type="float">
            <text:p>361.544</text:p>
          </table:table-cell>
          <table:table-cell office:value-type="float" office:value="312" calcext:value-type="float">
            <text:p>312</text:p>
          </table:table-cell>
          <table:table-cell office:value-type="float" office:value="409" calcext:value-type="float">
            <text:p>409</text:p>
          </table:table-cell>
          <table:table-cell office:value-type="float" office:value="0.0178358" calcext:value-type="float">
            <text:p>0.0178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8358" calcext:value-type="float">
            <text:p>1.78358E-05</text:p>
          </table:table-cell>
          <table:table-cell office:value-type="float" office:value="0.000009633" calcext:value-type="float">
            <text:p>9.633E-06</text:p>
          </table:table-cell>
          <table:table-cell office:value-type="float" office:value="0.000041704" calcext:value-type="float">
            <text:p>4.1704E-05</text:p>
          </table:table-cell>
          <table:table-cell office:value-type="float" office:value="178112" calcext:value-type="float">
            <text:p>178112</text:p>
          </table:table-cell>
          <table:table-cell office:value-type="float" office:value="1000" calcext:value-type="float">
            <text:p>1000</text:p>
          </table:table-cell>
          <table:table-cell office:value-type="float" office:value="178.112" calcext:value-type="float">
            <text:p>178.112</text:p>
          </table:table-cell>
          <table:table-cell office:value-type="float" office:value="107" calcext:value-type="float">
            <text:p>107</text:p>
          </table:table-cell>
          <table:table-cell office:value-type="float" office:value="367" calcext:value-type="float">
            <text:p>367</text:p>
          </table:table-cell>
          <table:table-cell office:value-type="float" office:value="4566" calcext:value-type="float">
            <text:p>4566</text:p>
          </table:table-cell>
          <table:table-cell office:value-type="float" office:value="1000" calcext:value-type="float">
            <text:p>1000</text:p>
          </table:table-cell>
          <table:table-cell office:value-type="float" office:value="4.566" calcext:value-type="float">
            <text:p>4.5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74" calcext:value-type="float">
            <text:p>5974</text:p>
          </table:table-cell>
          <table:table-cell office:value-type="float" office:value="1000" calcext:value-type="float">
            <text:p>1000</text:p>
          </table:table-cell>
          <table:table-cell office:value-type="float" office:value="5.974" calcext:value-type="float">
            <text:p>5.9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08" calcext:value-type="float">
            <text:p>1408</text:p>
          </table:table-cell>
          <table:table-cell office:value-type="float" office:value="1000" calcext:value-type="float">
            <text:p>1000</text:p>
          </table:table-cell>
          <table:table-cell office:value-type="float" office:value="1.408" calcext:value-type="float">
            <text:p>1.4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2087" calcext:value-type="float">
            <text:p>452087</text:p>
          </table:table-cell>
          <table:table-cell office:value-type="float" office:value="1000" calcext:value-type="float">
            <text:p>1000</text:p>
          </table:table-cell>
          <table:table-cell office:value-type="float" office:value="452.087" calcext:value-type="float">
            <text:p>452.087</text:p>
          </table:table-cell>
          <table:table-cell office:value-type="float" office:value="398" calcext:value-type="float">
            <text:p>398</text:p>
          </table:table-cell>
          <table:table-cell office:value-type="float" office:value="502" calcext:value-type="float">
            <text:p>502</text:p>
          </table:table-cell>
          <table:table-cell office:value-type="float" office:value="0.0228352" calcext:value-type="float">
            <text:p>0.02283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352" calcext:value-type="float">
            <text:p>2.28352E-05</text:p>
          </table:table-cell>
          <table:table-cell office:value-type="float" office:value="0.000010132" calcext:value-type="float">
            <text:p>1.0132E-05</text:p>
          </table:table-cell>
          <table:table-cell office:value-type="float" office:value="0.000057183" calcext:value-type="float">
            <text:p>5.7183E-05</text:p>
          </table:table-cell>
          <table:table-cell office:value-type="float" office:value="226089" calcext:value-type="float">
            <text:p>226089</text:p>
          </table:table-cell>
          <table:table-cell office:value-type="float" office:value="1000" calcext:value-type="float">
            <text:p>1000</text:p>
          </table:table-cell>
          <table:table-cell office:value-type="float" office:value="226.089" calcext:value-type="float">
            <text:p>226.089</text:p>
          </table:table-cell>
          <table:table-cell office:value-type="float" office:value="111" calcext:value-type="float">
            <text:p>111</text:p>
          </table:table-cell>
          <table:table-cell office:value-type="float" office:value="452" calcext:value-type="float">
            <text:p>452</text:p>
          </table:table-cell>
          <table:table-cell office:value-type="float" office:value="5531" calcext:value-type="float">
            <text:p>5531</text:p>
          </table:table-cell>
          <table:table-cell office:value-type="float" office:value="1000" calcext:value-type="float">
            <text:p>1000</text:p>
          </table:table-cell>
          <table:table-cell office:value-type="float" office:value="5.531" calcext:value-type="float">
            <text:p>5.5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160" calcext:value-type="float">
            <text:p>7160</text:p>
          </table:table-cell>
          <table:table-cell office:value-type="float" office:value="1000" calcext:value-type="float">
            <text:p>1000</text:p>
          </table:table-cell>
          <table:table-cell office:value-type="float" office:value="7.16" calcext:value-type="float">
            <text:p>7.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office:value-type="float" office:value="1000" calcext:value-type="float">
            <text:p>1000</text:p>
          </table:table-cell>
          <table:table-cell office:value-type="float" office:value="1.629" calcext:value-type="float">
            <text:p>1.6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41306" calcext:value-type="float">
            <text:p>541306</text:p>
          </table:table-cell>
          <table:table-cell office:value-type="float" office:value="1000" calcext:value-type="float">
            <text:p>1000</text:p>
          </table:table-cell>
          <table:table-cell office:value-type="float" office:value="541.306" calcext:value-type="float">
            <text:p>541.306</text:p>
          </table:table-cell>
          <table:table-cell office:value-type="float" office:value="497" calcext:value-type="float">
            <text:p>497</text:p>
          </table:table-cell>
          <table:table-cell office:value-type="float" office:value="595" calcext:value-type="float">
            <text:p>595</text:p>
          </table:table-cell>
          <table:table-cell office:value-type="float" office:value="0.0301306" calcext:value-type="float">
            <text:p>0.03013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306" calcext:value-type="float">
            <text:p>3.01306E-05</text:p>
          </table:table-cell>
          <table:table-cell office:value-type="float" office:value="0.000012461" calcext:value-type="float">
            <text:p>1.2461E-05</text:p>
          </table:table-cell>
          <table:table-cell office:value-type="float" office:value="0.000078667" calcext:value-type="float">
            <text:p>7.8667E-05</text:p>
          </table:table-cell>
          <table:table-cell office:value-type="float" office:value="299040" calcext:value-type="float">
            <text:p>299040</text:p>
          </table:table-cell>
          <table:table-cell office:value-type="float" office:value="1000" calcext:value-type="float">
            <text:p>1000</text:p>
          </table:table-cell>
          <table:table-cell office:value-type="float" office:value="299.04" calcext:value-type="float">
            <text:p>299.04</text:p>
          </table:table-cell>
          <table:table-cell office:value-type="float" office:value="131" calcext:value-type="float">
            <text:p>131</text:p>
          </table:table-cell>
          <table:table-cell office:value-type="float" office:value="792" calcext:value-type="float">
            <text:p>792</text:p>
          </table:table-cell>
          <table:table-cell office:value-type="float" office:value="6695" calcext:value-type="float">
            <text:p>6695</text:p>
          </table:table-cell>
          <table:table-cell office:value-type="float" office:value="1000" calcext:value-type="float">
            <text:p>1000</text:p>
          </table:table-cell>
          <table:table-cell office:value-type="float" office:value="6.695" calcext:value-type="float">
            <text:p>6.69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656" calcext:value-type="float">
            <text:p>8656</text:p>
          </table:table-cell>
          <table:table-cell office:value-type="float" office:value="1000" calcext:value-type="float">
            <text:p>1000</text:p>
          </table:table-cell>
          <table:table-cell office:value-type="float" office:value="8.656" calcext:value-type="float">
            <text:p>8.65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61" calcext:value-type="float">
            <text:p>1961</text:p>
          </table:table-cell>
          <table:table-cell office:value-type="float" office:value="1000" calcext:value-type="float">
            <text:p>1000</text:p>
          </table:table-cell>
          <table:table-cell office:value-type="float" office:value="1.961" calcext:value-type="float">
            <text:p>1.9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31471" calcext:value-type="float">
            <text:p>631471</text:p>
          </table:table-cell>
          <table:table-cell office:value-type="float" office:value="1000" calcext:value-type="float">
            <text:p>1000</text:p>
          </table:table-cell>
          <table:table-cell office:value-type="float" office:value="631.471" calcext:value-type="float">
            <text:p>631.471</text:p>
          </table:table-cell>
          <table:table-cell office:value-type="float" office:value="591" calcext:value-type="float">
            <text:p>591</text:p>
          </table:table-cell>
          <table:table-cell office:value-type="float" office:value="668" calcext:value-type="float">
            <text:p>668</text:p>
          </table:table-cell>
          <table:table-cell office:value-type="float" office:value="0.0425153" calcext:value-type="float">
            <text:p>0.0425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5153" calcext:value-type="float">
            <text:p>4.25153E-05</text:p>
          </table:table-cell>
          <table:table-cell office:value-type="float" office:value="0.000018248" calcext:value-type="float">
            <text:p>1.8248E-05</text:p>
          </table:table-cell>
          <table:table-cell office:value-type="float" office:value="0.000085823" calcext:value-type="float">
            <text:p>8.5823E-05</text:p>
          </table:table-cell>
          <table:table-cell office:value-type="float" office:value="427711" calcext:value-type="float">
            <text:p>427711</text:p>
          </table:table-cell>
          <table:table-cell office:value-type="float" office:value="1000" calcext:value-type="float">
            <text:p>1000</text:p>
          </table:table-cell>
          <table:table-cell office:value-type="float" office:value="427.711" calcext:value-type="float">
            <text:p>427.711</text:p>
          </table:table-cell>
          <table:table-cell office:value-type="float" office:value="187" calcext:value-type="float">
            <text:p>187</text:p>
          </table:table-cell>
          <table:table-cell office:value-type="float" office:value="878" calcext:value-type="float">
            <text:p>878</text:p>
          </table:table-cell>
          <table:table-cell office:value-type="float" office:value="8371" calcext:value-type="float">
            <text:p>8371</text:p>
          </table:table-cell>
          <table:table-cell office:value-type="float" office:value="1000" calcext:value-type="float">
            <text:p>1000</text:p>
          </table:table-cell>
          <table:table-cell office:value-type="float" office:value="8.371" calcext:value-type="float">
            <text:p>8.37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700" calcext:value-type="float">
            <text:p>10700</text:p>
          </table:table-cell>
          <table:table-cell office:value-type="float" office:value="1000" calcext:value-type="float">
            <text:p>1000</text:p>
          </table:table-cell>
          <table:table-cell office:value-type="float" office:value="10.7" calcext:value-type="float">
            <text:p>10.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29" calcext:value-type="float">
            <text:p>2329</text:p>
          </table:table-cell>
          <table:table-cell office:value-type="float" office:value="1000" calcext:value-type="float">
            <text:p>1000</text:p>
          </table:table-cell>
          <table:table-cell office:value-type="float" office:value="2.329" calcext:value-type="float">
            <text:p>2.3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22302" calcext:value-type="float">
            <text:p>722302</text:p>
          </table:table-cell>
          <table:table-cell office:value-type="float" office:value="1000" calcext:value-type="float">
            <text:p>1000</text:p>
          </table:table-cell>
          <table:table-cell office:value-type="float" office:value="722.302" calcext:value-type="float">
            <text:p>722.302</text:p>
          </table:table-cell>
          <table:table-cell office:value-type="float" office:value="684" calcext:value-type="float">
            <text:p>684</text:p>
          </table:table-cell>
          <table:table-cell office:value-type="float" office:value="764" calcext:value-type="float">
            <text:p>764</text:p>
          </table:table-cell>
          <table:table-cell office:value-type="float" office:value="0.070159" calcext:value-type="float">
            <text:p>0.070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159" calcext:value-type="float">
            <text:p>7.0159E-05</text:p>
          </table:table-cell>
          <table:table-cell office:value-type="float" office:value="0.000026773" calcext:value-type="float">
            <text:p>2.6773E-05</text:p>
          </table:table-cell>
          <table:table-cell office:value-type="float" office:value="0.000140768" calcext:value-type="float">
            <text:p>0.000140768</text:p>
          </table:table-cell>
          <table:table-cell office:value-type="float" office:value="722449" calcext:value-type="float">
            <text:p>722449</text:p>
          </table:table-cell>
          <table:table-cell office:value-type="float" office:value="1000" calcext:value-type="float">
            <text:p>1000</text:p>
          </table:table-cell>
          <table:table-cell office:value-type="float" office:value="722.449" calcext:value-type="float">
            <text:p>722.449</text:p>
          </table:table-cell>
          <table:table-cell office:value-type="float" office:value="273" calcext:value-type="float">
            <text:p>273</text:p>
          </table:table-cell>
          <table:table-cell office:value-type="float" office:value="1490" calcext:value-type="float">
            <text:p>1490</text:p>
          </table:table-cell>
          <table:table-cell office:value-type="float" office:value="11075" calcext:value-type="float">
            <text:p>11075</text:p>
          </table:table-cell>
          <table:table-cell office:value-type="float" office:value="1000" calcext:value-type="float">
            <text:p>1000</text:p>
          </table:table-cell>
          <table:table-cell office:value-type="float" office:value="11.075" calcext:value-type="float">
            <text:p>11.07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837" calcext:value-type="float">
            <text:p>13837</text:p>
          </table:table-cell>
          <table:table-cell office:value-type="float" office:value="1000" calcext:value-type="float">
            <text:p>1000</text:p>
          </table:table-cell>
          <table:table-cell office:value-type="float" office:value="13.837" calcext:value-type="float">
            <text:p>13.83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62" calcext:value-type="float">
            <text:p>2762</text:p>
          </table:table-cell>
          <table:table-cell office:value-type="float" office:value="1000" calcext:value-type="float">
            <text:p>1000</text:p>
          </table:table-cell>
          <table:table-cell office:value-type="float" office:value="2.762" calcext:value-type="float">
            <text:p>2.7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812780" calcext:value-type="float">
            <text:p>812780</text:p>
          </table:table-cell>
          <table:table-cell office:value-type="float" office:value="1000" calcext:value-type="float">
            <text:p>1000</text:p>
          </table:table-cell>
          <table:table-cell office:value-type="float" office:value="812.78" calcext:value-type="float">
            <text:p>812.78</text:p>
          </table:table-cell>
          <table:table-cell office:value-type="float" office:value="784" calcext:value-type="float">
            <text:p>784</text:p>
          </table:table-cell>
          <table:table-cell office:value-type="float" office:value="844" calcext:value-type="float">
            <text:p>844</text:p>
          </table:table-cell>
          <table:table-cell office:value-type="float" office:value="0.155962" calcext:value-type="float">
            <text:p>0.1559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962" calcext:value-type="float">
            <text:p>0.000155962</text:p>
          </table:table-cell>
          <table:table-cell office:value-type="float" office:value="0.000058879" calcext:value-type="float">
            <text:p>5.8879E-05</text:p>
          </table:table-cell>
          <table:table-cell office:value-type="float" office:value="0.000287064" calcext:value-type="float">
            <text:p>0.000287064</text:p>
          </table:table-cell>
          <table:table-cell office:value-type="float" office:value="1662416" calcext:value-type="float">
            <text:p>1662416</text:p>
          </table:table-cell>
          <table:table-cell office:value-type="float" office:value="1000" calcext:value-type="float">
            <text:p>1000</text:p>
          </table:table-cell>
          <table:table-cell office:value-type="float" office:value="1662.42" calcext:value-type="float">
            <text:p>1662.42</text:p>
          </table:table-cell>
          <table:table-cell office:value-type="float" office:value="614" calcext:value-type="float">
            <text:p>614</text:p>
          </table:table-cell>
          <table:table-cell office:value-type="float" office:value="3126" calcext:value-type="float">
            <text:p>3126</text:p>
          </table:table-cell>
          <table:table-cell office:value-type="float" office:value="16593" calcext:value-type="float">
            <text:p>16593</text:p>
          </table:table-cell>
          <table:table-cell office:value-type="float" office:value="1000" calcext:value-type="float">
            <text:p>1000</text:p>
          </table:table-cell>
          <table:table-cell office:value-type="float" office:value="16.593" calcext:value-type="float">
            <text:p>16.59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9625" calcext:value-type="float">
            <text:p>19625</text:p>
          </table:table-cell>
          <table:table-cell office:value-type="float" office:value="1000" calcext:value-type="float">
            <text:p>1000</text:p>
          </table:table-cell>
          <table:table-cell office:value-type="float" office:value="19.625" calcext:value-type="float">
            <text:p>19.6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32" calcext:value-type="float">
            <text:p>3032</text:p>
          </table:table-cell>
          <table:table-cell office:value-type="float" office:value="1000" calcext:value-type="float">
            <text:p>1000</text:p>
          </table:table-cell>
          <table:table-cell office:value-type="float" office:value="3.032" calcext:value-type="float">
            <text:p>3.0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4838" calcext:value-type="float">
            <text:p>94838</text:p>
          </table:table-cell>
          <table:table-cell office:value-type="float" office:value="1000" calcext:value-type="float">
            <text:p>1000</text:p>
          </table:table-cell>
          <table:table-cell office:value-type="float" office:value="94.838" calcext:value-type="float">
            <text:p>94.838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0.0104016" calcext:value-type="float">
            <text:p>0.01040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016" calcext:value-type="float">
            <text:p>1.04016E-05</text:p>
          </table:table-cell>
          <table:table-cell office:value-type="float" office:value="0.000007678" calcext:value-type="float">
            <text:p>7.678E-06</text:p>
          </table:table-cell>
          <table:table-cell office:value-type="float" office:value="0.000024893" calcext:value-type="float">
            <text:p>2.4893E-05</text:p>
          </table:table-cell>
          <table:table-cell office:value-type="float" office:value="112661" calcext:value-type="float">
            <text:p>112661</text:p>
          </table:table-cell>
          <table:table-cell office:value-type="float" office:value="1000" calcext:value-type="float">
            <text:p>1000</text:p>
          </table:table-cell>
          <table:table-cell office:value-type="float" office:value="112.661" calcext:value-type="float">
            <text:p>112.661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 office:value-type="float" office:value="2518" calcext:value-type="float">
            <text:p>2518</text:p>
          </table:table-cell>
          <table:table-cell office:value-type="float" office:value="1000" calcext:value-type="float">
            <text:p>1000</text:p>
          </table:table-cell>
          <table:table-cell office:value-type="float" office:value="2.518" calcext:value-type="float">
            <text:p>2.5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4" calcext:value-type="float">
            <text:p>3134</text:p>
          </table:table-cell>
          <table:table-cell office:value-type="float" office:value="1000" calcext:value-type="float">
            <text:p>1000</text:p>
          </table:table-cell>
          <table:table-cell office:value-type="float" office:value="3.134" calcext:value-type="float">
            <text:p>3.1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1000" calcext:value-type="float">
            <text:p>1000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8803" calcext:value-type="float">
            <text:p>188803</text:p>
          </table:table-cell>
          <table:table-cell office:value-type="float" office:value="1000" calcext:value-type="float">
            <text:p>1000</text:p>
          </table:table-cell>
          <table:table-cell office:value-type="float" office:value="188.803" calcext:value-type="float">
            <text:p>188.803</text:p>
          </table:table-cell>
          <table:table-cell office:value-type="float" office:value="151" calcext:value-type="float">
            <text:p>151</text:p>
          </table:table-cell>
          <table:table-cell office:value-type="float" office:value="226" calcext:value-type="float">
            <text:p>226</text:p>
          </table:table-cell>
          <table:table-cell office:value-type="float" office:value="0.0123404" calcext:value-type="float">
            <text:p>0.01234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404" calcext:value-type="float">
            <text:p>1.23404E-05</text:p>
          </table:table-cell>
          <table:table-cell office:value-type="float" office:value="0.000007777" calcext:value-type="float">
            <text:p>7.777E-06</text:p>
          </table:table-cell>
          <table:table-cell office:value-type="float" office:value="0.000029242" calcext:value-type="float">
            <text:p>2.9242E-05</text:p>
          </table:table-cell>
          <table:table-cell office:value-type="float" office:value="129451" calcext:value-type="float">
            <text:p>129451</text:p>
          </table:table-cell>
          <table:table-cell office:value-type="float" office:value="1000" calcext:value-type="float">
            <text:p>1000</text:p>
          </table:table-cell>
          <table:table-cell office:value-type="float" office:value="129.451" calcext:value-type="float">
            <text:p>129.451</text:p>
          </table:table-cell>
          <table:table-cell office:value-type="float" office:value="91" calcext:value-type="float">
            <text:p>91</text:p>
          </table:table-cell>
          <table:table-cell office:value-type="float" office:value="244" calcext:value-type="float">
            <text:p>244</text:p>
          </table:table-cell>
          <table:table-cell office:value-type="float" office:value="3175" calcext:value-type="float">
            <text:p>3175</text:p>
          </table:table-cell>
          <table:table-cell office:value-type="float" office:value="1000" calcext:value-type="float">
            <text:p>1000</text:p>
          </table:table-cell>
          <table:table-cell office:value-type="float" office:value="3.175" calcext:value-type="float">
            <text:p>3.1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76" calcext:value-type="float">
            <text:p>4076</text:p>
          </table:table-cell>
          <table:table-cell office:value-type="float" office:value="1000" calcext:value-type="float">
            <text:p>1000</text:p>
          </table:table-cell>
          <table:table-cell office:value-type="float" office:value="4.076" calcext:value-type="float">
            <text:p>4.0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1" calcext:value-type="float">
            <text:p>901</text:p>
          </table:table-cell>
          <table:table-cell office:value-type="float" office:value="1000" calcext:value-type="float">
            <text:p>1000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3679" calcext:value-type="float">
            <text:p>283679</text:p>
          </table:table-cell>
          <table:table-cell office:value-type="float" office:value="1000" calcext:value-type="float">
            <text:p>1000</text:p>
          </table:table-cell>
          <table:table-cell office:value-type="float" office:value="283.679" calcext:value-type="float">
            <text:p>283.679</text:p>
          </table:table-cell>
          <table:table-cell office:value-type="float" office:value="241" calcext:value-type="float">
            <text:p>241</text:p>
          </table:table-cell>
          <table:table-cell office:value-type="float" office:value="335" calcext:value-type="float">
            <text:p>335</text:p>
          </table:table-cell>
          <table:table-cell office:value-type="float" office:value="0.0148653" calcext:value-type="float">
            <text:p>0.01486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8653" calcext:value-type="float">
            <text:p>1.48653E-05</text:p>
          </table:table-cell>
          <table:table-cell office:value-type="float" office:value="0.000008602" calcext:value-type="float">
            <text:p>8.602E-06</text:p>
          </table:table-cell>
          <table:table-cell office:value-type="float" office:value="0.000035671" calcext:value-type="float">
            <text:p>3.5671E-05</text:p>
          </table:table-cell>
          <table:table-cell office:value-type="float" office:value="151552" calcext:value-type="float">
            <text:p>151552</text:p>
          </table:table-cell>
          <table:table-cell office:value-type="float" office:value="1000" calcext:value-type="float">
            <text:p>1000</text:p>
          </table:table-cell>
          <table:table-cell office:value-type="float" office:value="151.552" calcext:value-type="float">
            <text:p>151.552</text:p>
          </table:table-cell>
          <table:table-cell office:value-type="float" office:value="98" calcext:value-type="float">
            <text:p>98</text:p>
          </table:table-cell>
          <table:table-cell office:value-type="float" office:value="270" calcext:value-type="float">
            <text:p>270</text:p>
          </table:table-cell>
          <table:table-cell office:value-type="float" office:value="3835" calcext:value-type="float">
            <text:p>3835</text:p>
          </table:table-cell>
          <table:table-cell office:value-type="float" office:value="1000" calcext:value-type="float">
            <text:p>1000</text:p>
          </table:table-cell>
          <table:table-cell office:value-type="float" office:value="3.835" calcext:value-type="float">
            <text:p>3.8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09" calcext:value-type="float">
            <text:p>5009</text:p>
          </table:table-cell>
          <table:table-cell office:value-type="float" office:value="1000" calcext:value-type="float">
            <text:p>1000</text:p>
          </table:table-cell>
          <table:table-cell office:value-type="float" office:value="5.009" calcext:value-type="float">
            <text:p>5.0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74" calcext:value-type="float">
            <text:p>1174</text:p>
          </table:table-cell>
          <table:table-cell office:value-type="float" office:value="1000" calcext:value-type="float">
            <text:p>1000</text:p>
          </table:table-cell>
          <table:table-cell office:value-type="float" office:value="1.174" calcext:value-type="float">
            <text:p>1.1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8104" calcext:value-type="float">
            <text:p>378104</text:p>
          </table:table-cell>
          <table:table-cell office:value-type="float" office:value="1000" calcext:value-type="float">
            <text:p>1000</text:p>
          </table:table-cell>
          <table:table-cell office:value-type="float" office:value="378.104" calcext:value-type="float">
            <text:p>378.104</text:p>
          </table:table-cell>
          <table:table-cell office:value-type="float" office:value="323" calcext:value-type="float">
            <text:p>323</text:p>
          </table:table-cell>
          <table:table-cell office:value-type="float" office:value="420" calcext:value-type="float">
            <text:p>420</text:p>
          </table:table-cell>
          <table:table-cell office:value-type="float" office:value="0.0185469" calcext:value-type="float">
            <text:p>0.01854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5469" calcext:value-type="float">
            <text:p>1.85469E-05</text:p>
          </table:table-cell>
          <table:table-cell office:value-type="float" office:value="0.000009671" calcext:value-type="float">
            <text:p>9.671E-06</text:p>
          </table:table-cell>
          <table:table-cell office:value-type="float" office:value="0.000039545" calcext:value-type="float">
            <text:p>3.9545E-05</text:p>
          </table:table-cell>
          <table:table-cell office:value-type="float" office:value="185593" calcext:value-type="float">
            <text:p>185593</text:p>
          </table:table-cell>
          <table:table-cell office:value-type="float" office:value="1000" calcext:value-type="float">
            <text:p>1000</text:p>
          </table:table-cell>
          <table:table-cell office:value-type="float" office:value="185.593" calcext:value-type="float">
            <text:p>185.593</text:p>
          </table:table-cell>
          <table:table-cell office:value-type="float" office:value="107" calcext:value-type="float">
            <text:p>107</text:p>
          </table:table-cell>
          <table:table-cell office:value-type="float" office:value="383" calcext:value-type="float">
            <text:p>383</text:p>
          </table:table-cell>
          <table:table-cell office:value-type="float" office:value="4649" calcext:value-type="float">
            <text:p>4649</text:p>
          </table:table-cell>
          <table:table-cell office:value-type="float" office:value="1000" calcext:value-type="float">
            <text:p>1000</text:p>
          </table:table-cell>
          <table:table-cell office:value-type="float" office:value="4.649" calcext:value-type="float">
            <text:p>4.6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20" calcext:value-type="float">
            <text:p>6020</text:p>
          </table:table-cell>
          <table:table-cell office:value-type="float" office:value="1000" calcext:value-type="float">
            <text:p>1000</text:p>
          </table:table-cell>
          <table:table-cell office:value-type="float" office:value="6.02" calcext:value-type="float">
            <text:p>6.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71" calcext:value-type="float">
            <text:p>1371</text:p>
          </table:table-cell>
          <table:table-cell office:value-type="float" office:value="1000" calcext:value-type="float">
            <text:p>1000</text:p>
          </table:table-cell>
          <table:table-cell office:value-type="float" office:value="1.371" calcext:value-type="float">
            <text:p>1.3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2733" calcext:value-type="float">
            <text:p>472733</text:p>
          </table:table-cell>
          <table:table-cell office:value-type="float" office:value="1000" calcext:value-type="float">
            <text:p>1000</text:p>
          </table:table-cell>
          <table:table-cell office:value-type="float" office:value="472.733" calcext:value-type="float">
            <text:p>472.733</text:p>
          </table:table-cell>
          <table:table-cell office:value-type="float" office:value="430" calcext:value-type="float">
            <text:p>430</text:p>
          </table:table-cell>
          <table:table-cell office:value-type="float" office:value="530" calcext:value-type="float">
            <text:p>530</text:p>
          </table:table-cell>
          <table:table-cell office:value-type="float" office:value="0.0234681" calcext:value-type="float">
            <text:p>0.02346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4681" calcext:value-type="float">
            <text:p>2.34681E-05</text:p>
          </table:table-cell>
          <table:table-cell office:value-type="float" office:value="0.000012242" calcext:value-type="float">
            <text:p>1.2242E-05</text:p>
          </table:table-cell>
          <table:table-cell office:value-type="float" office:value="0.0000561" calcext:value-type="float">
            <text:p>5.61E-05</text:p>
          </table:table-cell>
          <table:table-cell office:value-type="float" office:value="232082" calcext:value-type="float">
            <text:p>232082</text:p>
          </table:table-cell>
          <table:table-cell office:value-type="float" office:value="1000" calcext:value-type="float">
            <text:p>1000</text:p>
          </table:table-cell>
          <table:table-cell office:value-type="float" office:value="232.082" calcext:value-type="float">
            <text:p>232.082</text:p>
          </table:table-cell>
          <table:table-cell office:value-type="float" office:value="130" calcext:value-type="float">
            <text:p>130</text:p>
          </table:table-cell>
          <table:table-cell office:value-type="float" office:value="474" calcext:value-type="float">
            <text:p>474</text:p>
          </table:table-cell>
          <table:table-cell office:value-type="float" office:value="5586" calcext:value-type="float">
            <text:p>5586</text:p>
          </table:table-cell>
          <table:table-cell office:value-type="float" office:value="1000" calcext:value-type="float">
            <text:p>1000</text:p>
          </table:table-cell>
          <table:table-cell office:value-type="float" office:value="5.586" calcext:value-type="float">
            <text:p>5.5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90" calcext:value-type="float">
            <text:p>7190</text:p>
          </table:table-cell>
          <table:table-cell office:value-type="float" office:value="1000" calcext:value-type="float">
            <text:p>1000</text:p>
          </table:table-cell>
          <table:table-cell office:value-type="float" office:value="7.19" calcext:value-type="float">
            <text:p>7.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04" calcext:value-type="float">
            <text:p>1604</text:p>
          </table:table-cell>
          <table:table-cell office:value-type="float" office:value="1000" calcext:value-type="float">
            <text:p>1000</text:p>
          </table:table-cell>
          <table:table-cell office:value-type="float" office:value="1.604" calcext:value-type="float">
            <text:p>1.6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8244" calcext:value-type="float">
            <text:p>568244</text:p>
          </table:table-cell>
          <table:table-cell office:value-type="float" office:value="1000" calcext:value-type="float">
            <text:p>1000</text:p>
          </table:table-cell>
          <table:table-cell office:value-type="float" office:value="568.244" calcext:value-type="float">
            <text:p>568.244</text:p>
          </table:table-cell>
          <table:table-cell office:value-type="float" office:value="527" calcext:value-type="float">
            <text:p>527</text:p>
          </table:table-cell>
          <table:table-cell office:value-type="float" office:value="630" calcext:value-type="float">
            <text:p>630</text:p>
          </table:table-cell>
          <table:table-cell office:value-type="float" office:value="0.0306764" calcext:value-type="float">
            <text:p>0.0306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764" calcext:value-type="float">
            <text:p>3.06764E-05</text:p>
          </table:table-cell>
          <table:table-cell office:value-type="float" office:value="0.000014394" calcext:value-type="float">
            <text:p>1.4394E-05</text:p>
          </table:table-cell>
          <table:table-cell office:value-type="float" office:value="0.000059011" calcext:value-type="float">
            <text:p>5.9011E-05</text:p>
          </table:table-cell>
          <table:table-cell office:value-type="float" office:value="304367" calcext:value-type="float">
            <text:p>304367</text:p>
          </table:table-cell>
          <table:table-cell office:value-type="float" office:value="1000" calcext:value-type="float">
            <text:p>1000</text:p>
          </table:table-cell>
          <table:table-cell office:value-type="float" office:value="304.367" calcext:value-type="float">
            <text:p>304.367</text:p>
          </table:table-cell>
          <table:table-cell office:value-type="float" office:value="149" calcext:value-type="float">
            <text:p>149</text:p>
          </table:table-cell>
          <table:table-cell office:value-type="float" office:value="595" calcext:value-type="float">
            <text:p>595</text:p>
          </table:table-cell>
          <table:table-cell office:value-type="float" office:value="6744" calcext:value-type="float">
            <text:p>6744</text:p>
          </table:table-cell>
          <table:table-cell office:value-type="float" office:value="1000" calcext:value-type="float">
            <text:p>1000</text:p>
          </table:table-cell>
          <table:table-cell office:value-type="float" office:value="6.744" calcext:value-type="float">
            <text:p>6.7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713" calcext:value-type="float">
            <text:p>8713</text:p>
          </table:table-cell>
          <table:table-cell office:value-type="float" office:value="1000" calcext:value-type="float">
            <text:p>1000</text:p>
          </table:table-cell>
          <table:table-cell office:value-type="float" office:value="8.713" calcext:value-type="float">
            <text:p>8.7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69" calcext:value-type="float">
            <text:p>1969</text:p>
          </table:table-cell>
          <table:table-cell office:value-type="float" office:value="1000" calcext:value-type="float">
            <text:p>1000</text:p>
          </table:table-cell>
          <table:table-cell office:value-type="float" office:value="1.969" calcext:value-type="float">
            <text:p>1.9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62123" calcext:value-type="float">
            <text:p>662123</text:p>
          </table:table-cell>
          <table:table-cell office:value-type="float" office:value="1000" calcext:value-type="float">
            <text:p>1000</text:p>
          </table:table-cell>
          <table:table-cell office:value-type="float" office:value="662.123" calcext:value-type="float">
            <text:p>662.123</text:p>
          </table:table-cell>
          <table:table-cell office:value-type="float" office:value="613" calcext:value-type="float">
            <text:p>613</text:p>
          </table:table-cell>
          <table:table-cell office:value-type="float" office:value="715" calcext:value-type="float">
            <text:p>715</text:p>
          </table:table-cell>
          <table:table-cell office:value-type="float" office:value="0.0430598" calcext:value-type="float">
            <text:p>0.04305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598" calcext:value-type="float">
            <text:p>4.30598E-05</text:p>
          </table:table-cell>
          <table:table-cell office:value-type="float" office:value="0.000017585" calcext:value-type="float">
            <text:p>1.7585E-05</text:p>
          </table:table-cell>
          <table:table-cell office:value-type="float" office:value="0.000081602" calcext:value-type="float">
            <text:p>8.1602E-05</text:p>
          </table:table-cell>
          <table:table-cell office:value-type="float" office:value="433796" calcext:value-type="float">
            <text:p>433796</text:p>
          </table:table-cell>
          <table:table-cell office:value-type="float" office:value="1000" calcext:value-type="float">
            <text:p>1000</text:p>
          </table:table-cell>
          <table:table-cell office:value-type="float" office:value="433.796" calcext:value-type="float">
            <text:p>433.796</text:p>
          </table:table-cell>
          <table:table-cell office:value-type="float" office:value="184" calcext:value-type="float">
            <text:p>184</text:p>
          </table:table-cell>
          <table:table-cell office:value-type="float" office:value="843" calcext:value-type="float">
            <text:p>843</text:p>
          </table:table-cell>
          <table:table-cell office:value-type="float" office:value="8392" calcext:value-type="float">
            <text:p>8392</text:p>
          </table:table-cell>
          <table:table-cell office:value-type="float" office:value="1000" calcext:value-type="float">
            <text:p>1000</text:p>
          </table:table-cell>
          <table:table-cell office:value-type="float" office:value="8.392" calcext:value-type="float">
            <text:p>8.39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826" calcext:value-type="float">
            <text:p>10826</text:p>
          </table:table-cell>
          <table:table-cell office:value-type="float" office:value="1000" calcext:value-type="float">
            <text:p>1000</text:p>
          </table:table-cell>
          <table:table-cell office:value-type="float" office:value="10.826" calcext:value-type="float">
            <text:p>10.8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34" calcext:value-type="float">
            <text:p>2434</text:p>
          </table:table-cell>
          <table:table-cell office:value-type="float" office:value="1000" calcext:value-type="float">
            <text:p>1000</text:p>
          </table:table-cell>
          <table:table-cell office:value-type="float" office:value="2.434" calcext:value-type="float">
            <text:p>2.4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57021" calcext:value-type="float">
            <text:p>757021</text:p>
          </table:table-cell>
          <table:table-cell office:value-type="float" office:value="1000" calcext:value-type="float">
            <text:p>1000</text:p>
          </table:table-cell>
          <table:table-cell office:value-type="float" office:value="757.021" calcext:value-type="float">
            <text:p>757.021</text:p>
          </table:table-cell>
          <table:table-cell office:value-type="float" office:value="720" calcext:value-type="float">
            <text:p>720</text:p>
          </table:table-cell>
          <table:table-cell office:value-type="float" office:value="801" calcext:value-type="float">
            <text:p>801</text:p>
          </table:table-cell>
          <table:table-cell office:value-type="float" office:value="0.0720508" calcext:value-type="float">
            <text:p>0.0720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0508" calcext:value-type="float">
            <text:p>7.20508E-05</text:p>
          </table:table-cell>
          <table:table-cell office:value-type="float" office:value="0.000025859" calcext:value-type="float">
            <text:p>2.5859E-05</text:p>
          </table:table-cell>
          <table:table-cell office:value-type="float" office:value="0.000136243" calcext:value-type="float">
            <text:p>0.000136243</text:p>
          </table:table-cell>
          <table:table-cell office:value-type="float" office:value="741205" calcext:value-type="float">
            <text:p>741205</text:p>
          </table:table-cell>
          <table:table-cell office:value-type="float" office:value="1000" calcext:value-type="float">
            <text:p>1000</text:p>
          </table:table-cell>
          <table:table-cell office:value-type="float" office:value="741.205" calcext:value-type="float">
            <text:p>741.205</text:p>
          </table:table-cell>
          <table:table-cell office:value-type="float" office:value="268" calcext:value-type="float">
            <text:p>268</text:p>
          </table:table-cell>
          <table:table-cell office:value-type="float" office:value="1434" calcext:value-type="float">
            <text:p>1434</text:p>
          </table:table-cell>
          <table:table-cell office:value-type="float" office:value="11159" calcext:value-type="float">
            <text:p>11159</text:p>
          </table:table-cell>
          <table:table-cell office:value-type="float" office:value="1000" calcext:value-type="float">
            <text:p>1000</text:p>
          </table:table-cell>
          <table:table-cell office:value-type="float" office:value="11.159" calcext:value-type="float">
            <text:p>11.15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025" calcext:value-type="float">
            <text:p>14025</text:p>
          </table:table-cell>
          <table:table-cell office:value-type="float" office:value="1000" calcext:value-type="float">
            <text:p>1000</text:p>
          </table:table-cell>
          <table:table-cell office:value-type="float" office:value="14.025" calcext:value-type="float">
            <text:p>14.0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66" calcext:value-type="float">
            <text:p>2866</text:p>
          </table:table-cell>
          <table:table-cell office:value-type="float" office:value="1000" calcext:value-type="float">
            <text:p>1000</text:p>
          </table:table-cell>
          <table:table-cell office:value-type="float" office:value="2.866" calcext:value-type="float">
            <text:p>2.8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51388" calcext:value-type="float">
            <text:p>851388</text:p>
          </table:table-cell>
          <table:table-cell office:value-type="float" office:value="1000" calcext:value-type="float">
            <text:p>1000</text:p>
          </table:table-cell>
          <table:table-cell office:value-type="float" office:value="851.388" calcext:value-type="float">
            <text:p>851.388</text:p>
          </table:table-cell>
          <table:table-cell office:value-type="float" office:value="822" calcext:value-type="float">
            <text:p>822</text:p>
          </table:table-cell>
          <table:table-cell office:value-type="float" office:value="879" calcext:value-type="float">
            <text:p>879</text:p>
          </table:table-cell>
          <table:table-cell office:value-type="float" office:value="0.159458" calcext:value-type="float">
            <text:p>0.1594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458" calcext:value-type="float">
            <text:p>0.000159458</text:p>
          </table:table-cell>
          <table:table-cell office:value-type="float" office:value="0.000067232" calcext:value-type="float">
            <text:p>6.7232E-05</text:p>
          </table:table-cell>
          <table:table-cell office:value-type="float" office:value="0.00029323" calcext:value-type="float">
            <text:p>0.00029323</text:p>
          </table:table-cell>
          <table:table-cell office:value-type="float" office:value="1698450" calcext:value-type="float">
            <text:p>1698450</text:p>
          </table:table-cell>
          <table:table-cell office:value-type="float" office:value="1000" calcext:value-type="float">
            <text:p>1000</text:p>
          </table:table-cell>
          <table:table-cell office:value-type="float" office:value="1698.45" calcext:value-type="float">
            <text:p>1698.45</text:p>
          </table:table-cell>
          <table:table-cell office:value-type="float" office:value="697" calcext:value-type="float">
            <text:p>697</text:p>
          </table:table-cell>
          <table:table-cell office:value-type="float" office:value="3179" calcext:value-type="float">
            <text:p>3179</text:p>
          </table:table-cell>
          <table:table-cell office:value-type="float" office:value="16617" calcext:value-type="float">
            <text:p>16617</text:p>
          </table:table-cell>
          <table:table-cell office:value-type="float" office:value="1000" calcext:value-type="float">
            <text:p>1000</text:p>
          </table:table-cell>
          <table:table-cell office:value-type="float" office:value="16.617" calcext:value-type="float">
            <text:p>16.61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925" calcext:value-type="float">
            <text:p>19925</text:p>
          </table:table-cell>
          <table:table-cell office:value-type="float" office:value="1000" calcext:value-type="float">
            <text:p>1000</text:p>
          </table:table-cell>
          <table:table-cell office:value-type="float" office:value="19.925" calcext:value-type="float">
            <text:p>19.9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308" calcext:value-type="float">
            <text:p>3308</text:p>
          </table:table-cell>
          <table:table-cell office:value-type="float" office:value="1000" calcext:value-type="float">
            <text:p>1000</text:p>
          </table:table-cell>
          <table:table-cell office:value-type="float" office:value="3.308" calcext:value-type="float">
            <text:p>3.3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9260" calcext:value-type="float">
            <text:p>99260</text:p>
          </table:table-cell>
          <table:table-cell office:value-type="float" office:value="1000" calcext:value-type="float">
            <text:p>1000</text:p>
          </table:table-cell>
          <table:table-cell office:value-type="float" office:value="99.26" calcext:value-type="float">
            <text:p>99.26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0.0108511" calcext:value-type="float">
            <text:p>0.0108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511" calcext:value-type="float">
            <text:p>1.08511E-05</text:p>
          </table:table-cell>
          <table:table-cell office:value-type="float" office:value="0.000007857" calcext:value-type="float">
            <text:p>7.857E-06</text:p>
          </table:table-cell>
          <table:table-cell office:value-type="float" office:value="0.000033784" calcext:value-type="float">
            <text:p>3.3784E-05</text:p>
          </table:table-cell>
          <table:table-cell office:value-type="float" office:value="116640" calcext:value-type="float">
            <text:p>116640</text:p>
          </table:table-cell>
          <table:table-cell office:value-type="float" office:value="1000" calcext:value-type="float">
            <text:p>1000</text:p>
          </table:table-cell>
          <table:table-cell office:value-type="float" office:value="116.64" calcext:value-type="float">
            <text:p>116.64</text:p>
          </table:table-cell>
          <table:table-cell office:value-type="float" office:value="93" calcext:value-type="float">
            <text:p>93</text:p>
          </table:table-cell>
          <table:table-cell office:value-type="float" office:value="198" calcext:value-type="float">
            <text:p>198</text:p>
          </table:table-cell>
          <table:table-cell office:value-type="float" office:value="2590" calcext:value-type="float">
            <text:p>2590</text:p>
          </table:table-cell>
          <table:table-cell office:value-type="float" office:value="1000" calcext:value-type="float">
            <text:p>1000</text:p>
          </table:table-cell>
          <table:table-cell office:value-type="float" office:value="2.59" calcext:value-type="float">
            <text:p>2.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7" calcext:value-type="float">
            <text:p>3127</text:p>
          </table:table-cell>
          <table:table-cell office:value-type="float" office:value="1000" calcext:value-type="float">
            <text:p>1000</text:p>
          </table:table-cell>
          <table:table-cell office:value-type="float" office:value="3.127" calcext:value-type="float">
            <text:p>3.1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office:value-type="float" office:value="1000" calcext:value-type="float">
            <text:p>1000</text:p>
          </table:table-cell>
          <table:table-cell office:value-type="float" office:value="0.537" calcext:value-type="float">
            <text:p>0.5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7794" calcext:value-type="float">
            <text:p>197794</text:p>
          </table:table-cell>
          <table:table-cell office:value-type="float" office:value="1000" calcext:value-type="float">
            <text:p>1000</text:p>
          </table:table-cell>
          <table:table-cell office:value-type="float" office:value="197.794" calcext:value-type="float">
            <text:p>197.794</text:p>
          </table:table-cell>
          <table:table-cell office:value-type="float" office:value="158" calcext:value-type="float">
            <text:p>158</text:p>
          </table:table-cell>
          <table:table-cell office:value-type="float" office:value="244" calcext:value-type="float">
            <text:p>244</text:p>
          </table:table-cell>
          <table:table-cell office:value-type="float" office:value="0.0125978" calcext:value-type="float">
            <text:p>0.01259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978" calcext:value-type="float">
            <text:p>1.25978E-05</text:p>
          </table:table-cell>
          <table:table-cell office:value-type="float" office:value="0.00000793" calcext:value-type="float">
            <text:p>7.93E-06</text:p>
          </table:table-cell>
          <table:table-cell office:value-type="float" office:value="0.000023217" calcext:value-type="float">
            <text:p>2.3217E-05</text:p>
          </table:table-cell>
          <table:table-cell office:value-type="float" office:value="132825" calcext:value-type="float">
            <text:p>132825</text:p>
          </table:table-cell>
          <table:table-cell office:value-type="float" office:value="1000" calcext:value-type="float">
            <text:p>1000</text:p>
          </table:table-cell>
          <table:table-cell office:value-type="float" office:value="132.825" calcext:value-type="float">
            <text:p>132.825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float" office:value="3196" calcext:value-type="float">
            <text:p>3196</text:p>
          </table:table-cell>
          <table:table-cell office:value-type="float" office:value="1000" calcext:value-type="float">
            <text:p>1000</text:p>
          </table:table-cell>
          <table:table-cell office:value-type="float" office:value="3.196" calcext:value-type="float">
            <text:p>3.1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06" calcext:value-type="float">
            <text:p>4106</text:p>
          </table:table-cell>
          <table:table-cell office:value-type="float" office:value="1000" calcext:value-type="float">
            <text:p>1000</text:p>
          </table:table-cell>
          <table:table-cell office:value-type="float" office:value="4.106" calcext:value-type="float">
            <text:p>4.1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96795" calcext:value-type="float">
            <text:p>296795</text:p>
          </table:table-cell>
          <table:table-cell office:value-type="float" office:value="1000" calcext:value-type="float">
            <text:p>1000</text:p>
          </table:table-cell>
          <table:table-cell office:value-type="float" office:value="296.795" calcext:value-type="float">
            <text:p>296.795</text:p>
          </table:table-cell>
          <table:table-cell office:value-type="float" office:value="241" calcext:value-type="float">
            <text:p>241</text:p>
          </table:table-cell>
          <table:table-cell office:value-type="float" office:value="345" calcext:value-type="float">
            <text:p>345</text:p>
          </table:table-cell>
          <table:table-cell office:value-type="float" office:value="0.0152914" calcext:value-type="float">
            <text:p>0.01529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2914" calcext:value-type="float">
            <text:p>1.52914E-05</text:p>
          </table:table-cell>
          <table:table-cell office:value-type="float" office:value="0.000009315" calcext:value-type="float">
            <text:p>9.315E-06</text:p>
          </table:table-cell>
          <table:table-cell office:value-type="float" office:value="0.000035634" calcext:value-type="float">
            <text:p>3.5634E-05</text:p>
          </table:table-cell>
          <table:table-cell office:value-type="float" office:value="156770" calcext:value-type="float">
            <text:p>156770</text:p>
          </table:table-cell>
          <table:table-cell office:value-type="float" office:value="1000" calcext:value-type="float">
            <text:p>1000</text:p>
          </table:table-cell>
          <table:table-cell office:value-type="float" office:value="156.77" calcext:value-type="float">
            <text:p>156.77</text:p>
          </table:table-cell>
          <table:table-cell office:value-type="float" office:value="105" calcext:value-type="float">
            <text:p>105</text:p>
          </table:table-cell>
          <table:table-cell office:value-type="float" office:value="286" calcext:value-type="float">
            <text:p>286</text:p>
          </table:table-cell>
          <table:table-cell office:value-type="float" office:value="3894" calcext:value-type="float">
            <text:p>3894</text:p>
          </table:table-cell>
          <table:table-cell office:value-type="float" office:value="1000" calcext:value-type="float">
            <text:p>1000</text:p>
          </table:table-cell>
          <table:table-cell office:value-type="float" office:value="3.894" calcext:value-type="float">
            <text:p>3.8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43" calcext:value-type="float">
            <text:p>5043</text:p>
          </table:table-cell>
          <table:table-cell office:value-type="float" office:value="1000" calcext:value-type="float">
            <text:p>1000</text:p>
          </table:table-cell>
          <table:table-cell office:value-type="float" office:value="5.043" calcext:value-type="float">
            <text:p>5.0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49" calcext:value-type="float">
            <text:p>1149</text:p>
          </table:table-cell>
          <table:table-cell office:value-type="float" office:value="1000" calcext:value-type="float">
            <text:p>1000</text:p>
          </table:table-cell>
          <table:table-cell office:value-type="float" office:value="1.149" calcext:value-type="float">
            <text:p>1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5934" calcext:value-type="float">
            <text:p>395934</text:p>
          </table:table-cell>
          <table:table-cell office:value-type="float" office:value="1000" calcext:value-type="float">
            <text:p>1000</text:p>
          </table:table-cell>
          <table:table-cell office:value-type="float" office:value="395.934" calcext:value-type="float">
            <text:p>395.934</text:p>
          </table:table-cell>
          <table:table-cell office:value-type="float" office:value="351" calcext:value-type="float">
            <text:p>351</text:p>
          </table:table-cell>
          <table:table-cell office:value-type="float" office:value="447" calcext:value-type="float">
            <text:p>447</text:p>
          </table:table-cell>
          <table:table-cell office:value-type="float" office:value="0.0187707" calcext:value-type="float">
            <text:p>0.01877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7707" calcext:value-type="float">
            <text:p>1.87707E-05</text:p>
          </table:table-cell>
          <table:table-cell office:value-type="float" office:value="0.000010078" calcext:value-type="float">
            <text:p>1.0078E-05</text:p>
          </table:table-cell>
          <table:table-cell office:value-type="float" office:value="0.000041968" calcext:value-type="float">
            <text:p>4.1968E-05</text:p>
          </table:table-cell>
          <table:table-cell office:value-type="float" office:value="188703" calcext:value-type="float">
            <text:p>188703</text:p>
          </table:table-cell>
          <table:table-cell office:value-type="float" office:value="1000" calcext:value-type="float">
            <text:p>1000</text:p>
          </table:table-cell>
          <table:table-cell office:value-type="float" office:value="188.703" calcext:value-type="float">
            <text:p>188.703</text:p>
          </table:table-cell>
          <table:table-cell office:value-type="float" office:value="111" calcext:value-type="float">
            <text:p>111</text:p>
          </table:table-cell>
          <table:table-cell office:value-type="float" office:value="401" calcext:value-type="float">
            <text:p>401</text:p>
          </table:table-cell>
          <table:table-cell office:value-type="float" office:value="4649" calcext:value-type="float">
            <text:p>4649</text:p>
          </table:table-cell>
          <table:table-cell office:value-type="float" office:value="1000" calcext:value-type="float">
            <text:p>1000</text:p>
          </table:table-cell>
          <table:table-cell office:value-type="float" office:value="4.649" calcext:value-type="float">
            <text:p>4.6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48" calcext:value-type="float">
            <text:p>6048</text:p>
          </table:table-cell>
          <table:table-cell office:value-type="float" office:value="1000" calcext:value-type="float">
            <text:p>1000</text:p>
          </table:table-cell>
          <table:table-cell office:value-type="float" office:value="6.048" calcext:value-type="float">
            <text:p>6.0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9" calcext:value-type="float">
            <text:p>1399</text:p>
          </table:table-cell>
          <table:table-cell office:value-type="float" office:value="1000" calcext:value-type="float">
            <text:p>1000</text:p>
          </table:table-cell>
          <table:table-cell office:value-type="float" office:value="1.399" calcext:value-type="float">
            <text:p>1.3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3906" calcext:value-type="float">
            <text:p>493906</text:p>
          </table:table-cell>
          <table:table-cell office:value-type="float" office:value="1000" calcext:value-type="float">
            <text:p>1000</text:p>
          </table:table-cell>
          <table:table-cell office:value-type="float" office:value="493.906" calcext:value-type="float">
            <text:p>493.906</text:p>
          </table:table-cell>
          <table:table-cell office:value-type="float" office:value="445" calcext:value-type="float">
            <text:p>445</text:p>
          </table:table-cell>
          <table:table-cell office:value-type="float" office:value="554" calcext:value-type="float">
            <text:p>554</text:p>
          </table:table-cell>
          <table:table-cell office:value-type="float" office:value="0.0236827" calcext:value-type="float">
            <text:p>0.0236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6827" calcext:value-type="float">
            <text:p>2.36827E-05</text:p>
          </table:table-cell>
          <table:table-cell office:value-type="float" office:value="0.000010892" calcext:value-type="float">
            <text:p>1.0892E-05</text:p>
          </table:table-cell>
          <table:table-cell office:value-type="float" office:value="0.000053489" calcext:value-type="float">
            <text:p>5.3489E-05</text:p>
          </table:table-cell>
          <table:table-cell office:value-type="float" office:value="235416" calcext:value-type="float">
            <text:p>235416</text:p>
          </table:table-cell>
          <table:table-cell office:value-type="float" office:value="1000" calcext:value-type="float">
            <text:p>1000</text:p>
          </table:table-cell>
          <table:table-cell office:value-type="float" office:value="235.416" calcext:value-type="float">
            <text:p>235.416</text:p>
          </table:table-cell>
          <table:table-cell office:value-type="float" office:value="119" calcext:value-type="float">
            <text:p>119</text:p>
          </table:table-cell>
          <table:table-cell office:value-type="float" office:value="465" calcext:value-type="float">
            <text:p>465</text:p>
          </table:table-cell>
          <table:table-cell office:value-type="float" office:value="5553" calcext:value-type="float">
            <text:p>5553</text:p>
          </table:table-cell>
          <table:table-cell office:value-type="float" office:value="1000" calcext:value-type="float">
            <text:p>1000</text:p>
          </table:table-cell>
          <table:table-cell office:value-type="float" office:value="5.553" calcext:value-type="float">
            <text:p>5.5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46" calcext:value-type="float">
            <text:p>7246</text:p>
          </table:table-cell>
          <table:table-cell office:value-type="float" office:value="1000" calcext:value-type="float">
            <text:p>1000</text:p>
          </table:table-cell>
          <table:table-cell office:value-type="float" office:value="7.246" calcext:value-type="float">
            <text:p>7.2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93" calcext:value-type="float">
            <text:p>1693</text:p>
          </table:table-cell>
          <table:table-cell office:value-type="float" office:value="1000" calcext:value-type="float">
            <text:p>1000</text:p>
          </table:table-cell>
          <table:table-cell office:value-type="float" office:value="1.693" calcext:value-type="float">
            <text:p>1.6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4087" calcext:value-type="float">
            <text:p>594087</text:p>
          </table:table-cell>
          <table:table-cell office:value-type="float" office:value="1000" calcext:value-type="float">
            <text:p>1000</text:p>
          </table:table-cell>
          <table:table-cell office:value-type="float" office:value="594.087" calcext:value-type="float">
            <text:p>594.087</text:p>
          </table:table-cell>
          <table:table-cell office:value-type="float" office:value="543" calcext:value-type="float">
            <text:p>543</text:p>
          </table:table-cell>
          <table:table-cell office:value-type="float" office:value="650" calcext:value-type="float">
            <text:p>650</text:p>
          </table:table-cell>
          <table:table-cell office:value-type="float" office:value="0.0311809" calcext:value-type="float">
            <text:p>0.03118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809" calcext:value-type="float">
            <text:p>3.11809E-05</text:p>
          </table:table-cell>
          <table:table-cell office:value-type="float" office:value="0.00001253" calcext:value-type="float">
            <text:p>1.253E-05</text:p>
          </table:table-cell>
          <table:table-cell office:value-type="float" office:value="0.000068243" calcext:value-type="float">
            <text:p>6.8243E-05</text:p>
          </table:table-cell>
          <table:table-cell office:value-type="float" office:value="310149" calcext:value-type="float">
            <text:p>310149</text:p>
          </table:table-cell>
          <table:table-cell office:value-type="float" office:value="1000" calcext:value-type="float">
            <text:p>1000</text:p>
          </table:table-cell>
          <table:table-cell office:value-type="float" office:value="310.149" calcext:value-type="float">
            <text:p>310.149</text:p>
          </table:table-cell>
          <table:table-cell office:value-type="float" office:value="132" calcext:value-type="float">
            <text:p>132</text:p>
          </table:table-cell>
          <table:table-cell office:value-type="float" office:value="684" calcext:value-type="float">
            <text:p>684</text:p>
          </table:table-cell>
          <table:table-cell office:value-type="float" office:value="6749" calcext:value-type="float">
            <text:p>6749</text:p>
          </table:table-cell>
          <table:table-cell office:value-type="float" office:value="1000" calcext:value-type="float">
            <text:p>1000</text:p>
          </table:table-cell>
          <table:table-cell office:value-type="float" office:value="6.749" calcext:value-type="float">
            <text:p>6.7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780" calcext:value-type="float">
            <text:p>8780</text:p>
          </table:table-cell>
          <table:table-cell office:value-type="float" office:value="1000" calcext:value-type="float">
            <text:p>1000</text:p>
          </table:table-cell>
          <table:table-cell office:value-type="float" office:value="8.78" calcext:value-type="float">
            <text:p>8.7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31" calcext:value-type="float">
            <text:p>2031</text:p>
          </table:table-cell>
          <table:table-cell office:value-type="float" office:value="1000" calcext:value-type="float">
            <text:p>1000</text:p>
          </table:table-cell>
          <table:table-cell office:value-type="float" office:value="2.031" calcext:value-type="float">
            <text:p>2.0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92600" calcext:value-type="float">
            <text:p>692600</text:p>
          </table:table-cell>
          <table:table-cell office:value-type="float" office:value="1000" calcext:value-type="float">
            <text:p>1000</text:p>
          </table:table-cell>
          <table:table-cell office:value-type="float" office:value="692.6" calcext:value-type="float">
            <text:p>692.6</text:p>
          </table:table-cell>
          <table:table-cell office:value-type="float" office:value="635" calcext:value-type="float">
            <text:p>635</text:p>
          </table:table-cell>
          <table:table-cell office:value-type="float" office:value="733" calcext:value-type="float">
            <text:p>733</text:p>
          </table:table-cell>
          <table:table-cell office:value-type="float" office:value="0.0441311" calcext:value-type="float">
            <text:p>0.04413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311" calcext:value-type="float">
            <text:p>4.41311E-05</text:p>
          </table:table-cell>
          <table:table-cell office:value-type="float" office:value="0.000020471" calcext:value-type="float">
            <text:p>2.0471E-05</text:p>
          </table:table-cell>
          <table:table-cell office:value-type="float" office:value="0.000099451" calcext:value-type="float">
            <text:p>9.9451E-05</text:p>
          </table:table-cell>
          <table:table-cell office:value-type="float" office:value="444731" calcext:value-type="float">
            <text:p>444731</text:p>
          </table:table-cell>
          <table:table-cell office:value-type="float" office:value="1000" calcext:value-type="float">
            <text:p>1000</text:p>
          </table:table-cell>
          <table:table-cell office:value-type="float" office:value="444.731" calcext:value-type="float">
            <text:p>444.731</text:p>
          </table:table-cell>
          <table:table-cell office:value-type="float" office:value="213" calcext:value-type="float">
            <text:p>213</text:p>
          </table:table-cell>
          <table:table-cell office:value-type="float" office:value="931" calcext:value-type="float">
            <text:p>931</text:p>
          </table:table-cell>
          <table:table-cell office:value-type="float" office:value="8432" calcext:value-type="float">
            <text:p>8432</text:p>
          </table:table-cell>
          <table:table-cell office:value-type="float" office:value="1000" calcext:value-type="float">
            <text:p>1000</text:p>
          </table:table-cell>
          <table:table-cell office:value-type="float" office:value="8.432" calcext:value-type="float">
            <text:p>8.4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870" calcext:value-type="float">
            <text:p>10870</text:p>
          </table:table-cell>
          <table:table-cell office:value-type="float" office:value="1000" calcext:value-type="float">
            <text:p>1000</text:p>
          </table:table-cell>
          <table:table-cell office:value-type="float" office:value="10.87" calcext:value-type="float">
            <text:p>10.8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38" calcext:value-type="float">
            <text:p>2438</text:p>
          </table:table-cell>
          <table:table-cell office:value-type="float" office:value="1000" calcext:value-type="float">
            <text:p>1000</text:p>
          </table:table-cell>
          <table:table-cell office:value-type="float" office:value="2.438" calcext:value-type="float">
            <text:p>2.4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0826" calcext:value-type="float">
            <text:p>790826</text:p>
          </table:table-cell>
          <table:table-cell office:value-type="float" office:value="1000" calcext:value-type="float">
            <text:p>1000</text:p>
          </table:table-cell>
          <table:table-cell office:value-type="float" office:value="790.826" calcext:value-type="float">
            <text:p>790.826</text:p>
          </table:table-cell>
          <table:table-cell office:value-type="float" office:value="753" calcext:value-type="float">
            <text:p>753</text:p>
          </table:table-cell>
          <table:table-cell office:value-type="float" office:value="832" calcext:value-type="float">
            <text:p>832</text:p>
          </table:table-cell>
          <table:table-cell office:value-type="float" office:value="0.0737332" calcext:value-type="float">
            <text:p>0.07373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332" calcext:value-type="float">
            <text:p>7.37332E-05</text:p>
          </table:table-cell>
          <table:table-cell office:value-type="float" office:value="0.00003034" calcext:value-type="float">
            <text:p>3.034E-05</text:p>
          </table:table-cell>
          <table:table-cell office:value-type="float" office:value="0.000152727" calcext:value-type="float">
            <text:p>0.000152727</text:p>
          </table:table-cell>
          <table:table-cell office:value-type="float" office:value="758816" calcext:value-type="float">
            <text:p>758816</text:p>
          </table:table-cell>
          <table:table-cell office:value-type="float" office:value="1000" calcext:value-type="float">
            <text:p>1000</text:p>
          </table:table-cell>
          <table:table-cell office:value-type="float" office:value="758.816" calcext:value-type="float">
            <text:p>758.816</text:p>
          </table:table-cell>
          <table:table-cell office:value-type="float" office:value="314" calcext:value-type="float">
            <text:p>314</text:p>
          </table:table-cell>
          <table:table-cell office:value-type="float" office:value="1601" calcext:value-type="float">
            <text:p>1601</text:p>
          </table:table-cell>
          <table:table-cell office:value-type="float" office:value="11210" calcext:value-type="float">
            <text:p>11210</text:p>
          </table:table-cell>
          <table:table-cell office:value-type="float" office:value="1000" calcext:value-type="float">
            <text:p>1000</text:p>
          </table:table-cell>
          <table:table-cell office:value-type="float" office:value="11.21" calcext:value-type="float">
            <text:p>11.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077" calcext:value-type="float">
            <text:p>14077</text:p>
          </table:table-cell>
          <table:table-cell office:value-type="float" office:value="1000" calcext:value-type="float">
            <text:p>1000</text:p>
          </table:table-cell>
          <table:table-cell office:value-type="float" office:value="14.077" calcext:value-type="float">
            <text:p>14.07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67" calcext:value-type="float">
            <text:p>2867</text:p>
          </table:table-cell>
          <table:table-cell office:value-type="float" office:value="1000" calcext:value-type="float">
            <text:p>1000</text:p>
          </table:table-cell>
          <table:table-cell office:value-type="float" office:value="2.867" calcext:value-type="float">
            <text:p>2.8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91501" calcext:value-type="float">
            <text:p>891501</text:p>
          </table:table-cell>
          <table:table-cell office:value-type="float" office:value="1000" calcext:value-type="float">
            <text:p>1000</text:p>
          </table:table-cell>
          <table:table-cell office:value-type="float" office:value="891.501" calcext:value-type="float">
            <text:p>891.501</text:p>
          </table:table-cell>
          <table:table-cell office:value-type="float" office:value="852" calcext:value-type="float">
            <text:p>852</text:p>
          </table:table-cell>
          <table:table-cell office:value-type="float" office:value="923" calcext:value-type="float">
            <text:p>923</text:p>
          </table:table-cell>
          <table:table-cell office:value-type="float" office:value="0.168236" calcext:value-type="float">
            <text:p>0.1682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236" calcext:value-type="float">
            <text:p>0.000168236</text:p>
          </table:table-cell>
          <table:table-cell office:value-type="float" office:value="0.00005694" calcext:value-type="float">
            <text:p>5.694E-05</text:p>
          </table:table-cell>
          <table:table-cell office:value-type="float" office:value="0.000335026" calcext:value-type="float">
            <text:p>0.000335026</text:p>
          </table:table-cell>
          <table:table-cell office:value-type="float" office:value="1797184" calcext:value-type="float">
            <text:p>1797184</text:p>
          </table:table-cell>
          <table:table-cell office:value-type="float" office:value="1000" calcext:value-type="float">
            <text:p>1000</text:p>
          </table:table-cell>
          <table:table-cell office:value-type="float" office:value="1797.18" calcext:value-type="float">
            <text:p>1797.18</text:p>
          </table:table-cell>
          <table:table-cell office:value-type="float" office:value="593" calcext:value-type="float">
            <text:p>593</text:p>
          </table:table-cell>
          <table:table-cell office:value-type="float" office:value="3668" calcext:value-type="float">
            <text:p>3668</text:p>
          </table:table-cell>
          <table:table-cell office:value-type="float" office:value="16975" calcext:value-type="float">
            <text:p>16975</text:p>
          </table:table-cell>
          <table:table-cell office:value-type="float" office:value="1000" calcext:value-type="float">
            <text:p>1000</text:p>
          </table:table-cell>
          <table:table-cell office:value-type="float" office:value="16.975" calcext:value-type="float">
            <text:p>16.97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240" calcext:value-type="float">
            <text:p>20240</text:p>
          </table:table-cell>
          <table:table-cell office:value-type="float" office:value="1000" calcext:value-type="float">
            <text:p>1000</text:p>
          </table:table-cell>
          <table:table-cell office:value-type="float" office:value="20.24" calcext:value-type="float">
            <text:p>20.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65" calcext:value-type="float">
            <text:p>3265</text:p>
          </table:table-cell>
          <table:table-cell office:value-type="float" office:value="1000" calcext:value-type="float">
            <text:p>1000</text:p>
          </table:table-cell>
          <table:table-cell office:value-type="float" office:value="3.265" calcext:value-type="float">
            <text:p>3.2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03592" calcext:value-type="float">
            <text:p>103592</text:p>
          </table:table-cell>
          <table:table-cell office:value-type="float" office:value="1000" calcext:value-type="float">
            <text:p>1000</text:p>
          </table:table-cell>
          <table:table-cell office:value-type="float" office:value="103.592" calcext:value-type="float">
            <text:p>103.592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0.0109165" calcext:value-type="float">
            <text:p>0.0109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165" calcext:value-type="float">
            <text:p>1.09165E-05</text:p>
          </table:table-cell>
          <table:table-cell office:value-type="float" office:value="0.000007967" calcext:value-type="float">
            <text:p>7.967E-06</text:p>
          </table:table-cell>
          <table:table-cell office:value-type="float" office:value="0.000026768" calcext:value-type="float">
            <text:p>2.6768E-05</text:p>
          </table:table-cell>
          <table:table-cell office:value-type="float" office:value="118474" calcext:value-type="float">
            <text:p>118474</text:p>
          </table:table-cell>
          <table:table-cell office:value-type="float" office:value="1000" calcext:value-type="float">
            <text:p>1000</text:p>
          </table:table-cell>
          <table:table-cell office:value-type="float" office:value="118.474" calcext:value-type="float">
            <text:p>118.474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2574" calcext:value-type="float">
            <text:p>2574</text:p>
          </table:table-cell>
          <table:table-cell office:value-type="float" office:value="1000" calcext:value-type="float">
            <text:p>1000</text:p>
          </table:table-cell>
          <table:table-cell office:value-type="float" office:value="2.574" calcext:value-type="float">
            <text:p>2.5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07282" calcext:value-type="float">
            <text:p>207282</text:p>
          </table:table-cell>
          <table:table-cell office:value-type="float" office:value="1000" calcext:value-type="float">
            <text:p>1000</text:p>
          </table:table-cell>
          <table:table-cell office:value-type="float" office:value="207.282" calcext:value-type="float">
            <text:p>207.282</text:p>
          </table:table-cell>
          <table:table-cell office:value-type="float" office:value="159" calcext:value-type="float">
            <text:p>159</text:p>
          </table:table-cell>
          <table:table-cell office:value-type="float" office:value="241" calcext:value-type="float">
            <text:p>241</text:p>
          </table:table-cell>
          <table:table-cell office:value-type="float" office:value="0.0130989" calcext:value-type="float">
            <text:p>0.01309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989" calcext:value-type="float">
            <text:p>1.30989E-05</text:p>
          </table:table-cell>
          <table:table-cell office:value-type="float" office:value="0.00000824" calcext:value-type="float">
            <text:p>8.24E-06</text:p>
          </table:table-cell>
          <table:table-cell office:value-type="float" office:value="0.000031259" calcext:value-type="float">
            <text:p>3.1259E-05</text:p>
          </table:table-cell>
          <table:table-cell office:value-type="float" office:value="137613" calcext:value-type="float">
            <text:p>137613</text:p>
          </table:table-cell>
          <table:table-cell office:value-type="float" office:value="1000" calcext:value-type="float">
            <text:p>1000</text:p>
          </table:table-cell>
          <table:table-cell office:value-type="float" office:value="137.613" calcext:value-type="float">
            <text:p>137.613</text:p>
          </table:table-cell>
          <table:table-cell office:value-type="float" office:value="96" calcext:value-type="float">
            <text:p>96</text:p>
          </table:table-cell>
          <table:table-cell office:value-type="float" office:value="269" calcext:value-type="float">
            <text:p>269</text:p>
          </table:table-cell>
          <table:table-cell office:value-type="float" office:value="3228" calcext:value-type="float">
            <text:p>3228</text:p>
          </table:table-cell>
          <table:table-cell office:value-type="float" office:value="1000" calcext:value-type="float">
            <text:p>1000</text:p>
          </table:table-cell>
          <table:table-cell office:value-type="float" office:value="3.228" calcext:value-type="float">
            <text:p>3.2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9" calcext:value-type="float">
            <text:p>4099</text:p>
          </table:table-cell>
          <table:table-cell office:value-type="float" office:value="1000" calcext:value-type="float">
            <text:p>1000</text:p>
          </table:table-cell>
          <table:table-cell office:value-type="float" office:value="4.099" calcext:value-type="float">
            <text:p>4.0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0.871" calcext:value-type="float">
            <text:p>0.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10469" calcext:value-type="float">
            <text:p>310469</text:p>
          </table:table-cell>
          <table:table-cell office:value-type="float" office:value="1000" calcext:value-type="float">
            <text:p>1000</text:p>
          </table:table-cell>
          <table:table-cell office:value-type="float" office:value="310.469" calcext:value-type="float">
            <text:p>310.469</text:p>
          </table:table-cell>
          <table:table-cell office:value-type="float" office:value="258" calcext:value-type="float">
            <text:p>258</text:p>
          </table:table-cell>
          <table:table-cell office:value-type="float" office:value="350" calcext:value-type="float">
            <text:p>350</text:p>
          </table:table-cell>
          <table:table-cell office:value-type="float" office:value="0.0153836" calcext:value-type="float">
            <text:p>0.0153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836" calcext:value-type="float">
            <text:p>1.53836E-05</text:p>
          </table:table-cell>
          <table:table-cell office:value-type="float" office:value="0.000009393" calcext:value-type="float">
            <text:p>9.393E-06</text:p>
          </table:table-cell>
          <table:table-cell office:value-type="float" office:value="0.00003374" calcext:value-type="float">
            <text:p>3.374E-05</text:p>
          </table:table-cell>
          <table:table-cell office:value-type="float" office:value="158030" calcext:value-type="float">
            <text:p>158030</text:p>
          </table:table-cell>
          <table:table-cell office:value-type="float" office:value="1000" calcext:value-type="float">
            <text:p>1000</text:p>
          </table:table-cell>
          <table:table-cell office:value-type="float" office:value="158.03" calcext:value-type="float">
            <text:p>158.03</text:p>
          </table:table-cell>
          <table:table-cell office:value-type="float" office:value="105" calcext:value-type="float">
            <text:p>105</text:p>
          </table:table-cell>
          <table:table-cell office:value-type="float" office:value="291" calcext:value-type="float">
            <text:p>291</text:p>
          </table:table-cell>
          <table:table-cell office:value-type="float" office:value="3869" calcext:value-type="float">
            <text:p>3869</text:p>
          </table:table-cell>
          <table:table-cell office:value-type="float" office:value="1000" calcext:value-type="float">
            <text:p>1000</text:p>
          </table:table-cell>
          <table:table-cell office:value-type="float" office:value="3.869" calcext:value-type="float">
            <text:p>3.8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55" calcext:value-type="float">
            <text:p>5055</text:p>
          </table:table-cell>
          <table:table-cell office:value-type="float" office:value="1000" calcext:value-type="float">
            <text:p>1000</text:p>
          </table:table-cell>
          <table:table-cell office:value-type="float" office:value="5.055" calcext:value-type="float">
            <text:p>5.0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1.186" calcext:value-type="float">
            <text:p>1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3749" calcext:value-type="float">
            <text:p>413749</text:p>
          </table:table-cell>
          <table:table-cell office:value-type="float" office:value="1000" calcext:value-type="float">
            <text:p>1000</text:p>
          </table:table-cell>
          <table:table-cell office:value-type="float" office:value="413.749" calcext:value-type="float">
            <text:p>413.749</text:p>
          </table:table-cell>
          <table:table-cell office:value-type="float" office:value="362" calcext:value-type="float">
            <text:p>362</text:p>
          </table:table-cell>
          <table:table-cell office:value-type="float" office:value="470" calcext:value-type="float">
            <text:p>470</text:p>
          </table:table-cell>
          <table:table-cell office:value-type="float" office:value="0.0190834" calcext:value-type="float">
            <text:p>0.0190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834" calcext:value-type="float">
            <text:p>1.90834E-05</text:p>
          </table:table-cell>
          <table:table-cell office:value-type="float" office:value="0.000010049" calcext:value-type="float">
            <text:p>1.0049E-05</text:p>
          </table:table-cell>
          <table:table-cell office:value-type="float" office:value="0.000040656" calcext:value-type="float">
            <text:p>4.0656E-05</text:p>
          </table:table-cell>
          <table:table-cell office:value-type="float" office:value="192283" calcext:value-type="float">
            <text:p>192283</text:p>
          </table:table-cell>
          <table:table-cell office:value-type="float" office:value="1000" calcext:value-type="float">
            <text:p>1000</text:p>
          </table:table-cell>
          <table:table-cell office:value-type="float" office:value="192.283" calcext:value-type="float">
            <text:p>192.283</text:p>
          </table:table-cell>
          <table:table-cell office:value-type="float" office:value="113" calcext:value-type="float">
            <text:p>113</text:p>
          </table:table-cell>
          <table:table-cell office:value-type="float" office:value="390" calcext:value-type="float">
            <text:p>390</text:p>
          </table:table-cell>
          <table:table-cell office:value-type="float" office:value="4622" calcext:value-type="float">
            <text:p>4622</text:p>
          </table:table-cell>
          <table:table-cell office:value-type="float" office:value="1000" calcext:value-type="float">
            <text:p>1000</text:p>
          </table:table-cell>
          <table:table-cell office:value-type="float" office:value="4.622" calcext:value-type="float">
            <text:p>4.6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85" calcext:value-type="float">
            <text:p>6085</text:p>
          </table:table-cell>
          <table:table-cell office:value-type="float" office:value="1000" calcext:value-type="float">
            <text:p>1000</text:p>
          </table:table-cell>
          <table:table-cell office:value-type="float" office:value="6.085" calcext:value-type="float">
            <text:p>6.0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63" calcext:value-type="float">
            <text:p>1463</text:p>
          </table:table-cell>
          <table:table-cell office:value-type="float" office:value="1000" calcext:value-type="float">
            <text:p>1000</text:p>
          </table:table-cell>
          <table:table-cell office:value-type="float" office:value="1.463" calcext:value-type="float">
            <text:p>1.4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6978" calcext:value-type="float">
            <text:p>516978</text:p>
          </table:table-cell>
          <table:table-cell office:value-type="float" office:value="1000" calcext:value-type="float">
            <text:p>1000</text:p>
          </table:table-cell>
          <table:table-cell office:value-type="float" office:value="516.978" calcext:value-type="float">
            <text:p>516.978</text:p>
          </table:table-cell>
          <table:table-cell office:value-type="float" office:value="467" calcext:value-type="float">
            <text:p>467</text:p>
          </table:table-cell>
          <table:table-cell office:value-type="float" office:value="575" calcext:value-type="float">
            <text:p>575</text:p>
          </table:table-cell>
          <table:table-cell office:value-type="float" office:value="0.0239417" calcext:value-type="float">
            <text:p>0.02394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9417" calcext:value-type="float">
            <text:p>2.39417E-05</text:p>
          </table:table-cell>
          <table:table-cell office:value-type="float" office:value="0.000010813" calcext:value-type="float">
            <text:p>1.0813E-05</text:p>
          </table:table-cell>
          <table:table-cell office:value-type="float" office:value="0.000050459" calcext:value-type="float">
            <text:p>5.0459E-05</text:p>
          </table:table-cell>
          <table:table-cell office:value-type="float" office:value="237870" calcext:value-type="float">
            <text:p>237870</text:p>
          </table:table-cell>
          <table:table-cell office:value-type="float" office:value="1000" calcext:value-type="float">
            <text:p>1000</text:p>
          </table:table-cell>
          <table:table-cell office:value-type="float" office:value="237.87" calcext:value-type="float">
            <text:p>237.87</text:p>
          </table:table-cell>
          <table:table-cell office:value-type="float" office:value="120" calcext:value-type="float">
            <text:p>120</text:p>
          </table:table-cell>
          <table:table-cell office:value-type="float" office:value="490" calcext:value-type="float">
            <text:p>490</text:p>
          </table:table-cell>
          <table:table-cell office:value-type="float" office:value="5551" calcext:value-type="float">
            <text:p>5551</text:p>
          </table:table-cell>
          <table:table-cell office:value-type="float" office:value="1000" calcext:value-type="float">
            <text:p>1000</text:p>
          </table:table-cell>
          <table:table-cell office:value-type="float" office:value="5.551" calcext:value-type="float">
            <text:p>5.5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69" calcext:value-type="float">
            <text:p>7269</text:p>
          </table:table-cell>
          <table:table-cell office:value-type="float" office:value="1000" calcext:value-type="float">
            <text:p>1000</text:p>
          </table:table-cell>
          <table:table-cell office:value-type="float" office:value="7.269" calcext:value-type="float">
            <text:p>7.2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18" calcext:value-type="float">
            <text:p>1718</text:p>
          </table:table-cell>
          <table:table-cell office:value-type="float" office:value="1000" calcext:value-type="float">
            <text:p>1000</text:p>
          </table:table-cell>
          <table:table-cell office:value-type="float" office:value="1.718" calcext:value-type="float">
            <text:p>1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21707" calcext:value-type="float">
            <text:p>621707</text:p>
          </table:table-cell>
          <table:table-cell office:value-type="float" office:value="1000" calcext:value-type="float">
            <text:p>1000</text:p>
          </table:table-cell>
          <table:table-cell office:value-type="float" office:value="621.707" calcext:value-type="float">
            <text:p>621.707</text:p>
          </table:table-cell>
          <table:table-cell office:value-type="float" office:value="562" calcext:value-type="float">
            <text:p>562</text:p>
          </table:table-cell>
          <table:table-cell office:value-type="float" office:value="666" calcext:value-type="float">
            <text:p>666</text:p>
          </table:table-cell>
          <table:table-cell office:value-type="float" office:value="0.0320808" calcext:value-type="float">
            <text:p>0.03208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808" calcext:value-type="float">
            <text:p>3.20808E-05</text:p>
          </table:table-cell>
          <table:table-cell office:value-type="float" office:value="0.000013255" calcext:value-type="float">
            <text:p>1.3255E-05</text:p>
          </table:table-cell>
          <table:table-cell office:value-type="float" office:value="0.000076331" calcext:value-type="float">
            <text:p>7.6331E-05</text:p>
          </table:table-cell>
          <table:table-cell office:value-type="float" office:value="319214" calcext:value-type="float">
            <text:p>319214</text:p>
          </table:table-cell>
          <table:table-cell office:value-type="float" office:value="1000" calcext:value-type="float">
            <text:p>1000</text:p>
          </table:table-cell>
          <table:table-cell office:value-type="float" office:value="319.214" calcext:value-type="float">
            <text:p>319.214</text:p>
          </table:table-cell>
          <table:table-cell office:value-type="float" office:value="143" calcext:value-type="float">
            <text:p>143</text:p>
          </table:table-cell>
          <table:table-cell office:value-type="float" office:value="580" calcext:value-type="float">
            <text:p>580</text:p>
          </table:table-cell>
          <table:table-cell office:value-type="float" office:value="6819" calcext:value-type="float">
            <text:p>6819</text:p>
          </table:table-cell>
          <table:table-cell office:value-type="float" office:value="1000" calcext:value-type="float">
            <text:p>1000</text:p>
          </table:table-cell>
          <table:table-cell office:value-type="float" office:value="6.819" calcext:value-type="float">
            <text:p>6.8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869" calcext:value-type="float">
            <text:p>8869</text:p>
          </table:table-cell>
          <table:table-cell office:value-type="float" office:value="1000" calcext:value-type="float">
            <text:p>1000</text:p>
          </table:table-cell>
          <table:table-cell office:value-type="float" office:value="8.869" calcext:value-type="float">
            <text:p>8.8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23454" calcext:value-type="float">
            <text:p>723454</text:p>
          </table:table-cell>
          <table:table-cell office:value-type="float" office:value="1000" calcext:value-type="float">
            <text:p>1000</text:p>
          </table:table-cell>
          <table:table-cell office:value-type="float" office:value="723.454" calcext:value-type="float">
            <text:p>723.454</text:p>
          </table:table-cell>
          <table:table-cell office:value-type="float" office:value="679" calcext:value-type="float">
            <text:p>679</text:p>
          </table:table-cell>
          <table:table-cell office:value-type="float" office:value="769" calcext:value-type="float">
            <text:p>769</text:p>
          </table:table-cell>
          <table:table-cell office:value-type="float" office:value="0.0456838" calcext:value-type="float">
            <text:p>0.0456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6838" calcext:value-type="float">
            <text:p>4.56838E-05</text:p>
          </table:table-cell>
          <table:table-cell office:value-type="float" office:value="0.000020161" calcext:value-type="float">
            <text:p>2.0161E-05</text:p>
          </table:table-cell>
          <table:table-cell office:value-type="float" office:value="0.000089998" calcext:value-type="float">
            <text:p>8.9998E-05</text:p>
          </table:table-cell>
          <table:table-cell office:value-type="float" office:value="461566" calcext:value-type="float">
            <text:p>461566</text:p>
          </table:table-cell>
          <table:table-cell office:value-type="float" office:value="1000" calcext:value-type="float">
            <text:p>1000</text:p>
          </table:table-cell>
          <table:table-cell office:value-type="float" office:value="461.566" calcext:value-type="float">
            <text:p>461.566</text:p>
          </table:table-cell>
          <table:table-cell office:value-type="float" office:value="208" calcext:value-type="float">
            <text:p>208</text:p>
          </table:table-cell>
          <table:table-cell office:value-type="float" office:value="915" calcext:value-type="float">
            <text:p>915</text:p>
          </table:table-cell>
          <table:table-cell office:value-type="float" office:value="8508" calcext:value-type="float">
            <text:p>8508</text:p>
          </table:table-cell>
          <table:table-cell office:value-type="float" office:value="1000" calcext:value-type="float">
            <text:p>1000</text:p>
          </table:table-cell>
          <table:table-cell office:value-type="float" office:value="8.508" calcext:value-type="float">
            <text:p>8.5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017" calcext:value-type="float">
            <text:p>11017</text:p>
          </table:table-cell>
          <table:table-cell office:value-type="float" office:value="1000" calcext:value-type="float">
            <text:p>1000</text:p>
          </table:table-cell>
          <table:table-cell office:value-type="float" office:value="11.017" calcext:value-type="float">
            <text:p>11.0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09" calcext:value-type="float">
            <text:p>2509</text:p>
          </table:table-cell>
          <table:table-cell office:value-type="float" office:value="1000" calcext:value-type="float">
            <text:p>1000</text:p>
          </table:table-cell>
          <table:table-cell office:value-type="float" office:value="2.509" calcext:value-type="float">
            <text:p>2.5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827927" calcext:value-type="float">
            <text:p>827927</text:p>
          </table:table-cell>
          <table:table-cell office:value-type="float" office:value="1000" calcext:value-type="float">
            <text:p>1000</text:p>
          </table:table-cell>
          <table:table-cell office:value-type="float" office:value="827.927" calcext:value-type="float">
            <text:p>827.927</text:p>
          </table:table-cell>
          <table:table-cell office:value-type="float" office:value="785" calcext:value-type="float">
            <text:p>785</text:p>
          </table:table-cell>
          <table:table-cell office:value-type="float" office:value="865" calcext:value-type="float">
            <text:p>865</text:p>
          </table:table-cell>
          <table:table-cell office:value-type="float" office:value="0.0762753" calcext:value-type="float">
            <text:p>0.0762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2753" calcext:value-type="float">
            <text:p>7.62753E-05</text:p>
          </table:table-cell>
          <table:table-cell office:value-type="float" office:value="0.000032744" calcext:value-type="float">
            <text:p>3.2744E-05</text:p>
          </table:table-cell>
          <table:table-cell office:value-type="float" office:value="0.000172446" calcext:value-type="float">
            <text:p>0.000172446</text:p>
          </table:table-cell>
          <table:table-cell office:value-type="float" office:value="787824" calcext:value-type="float">
            <text:p>787824</text:p>
          </table:table-cell>
          <table:table-cell office:value-type="float" office:value="1000" calcext:value-type="float">
            <text:p>1000</text:p>
          </table:table-cell>
          <table:table-cell office:value-type="float" office:value="787.824" calcext:value-type="float">
            <text:p>787.824</text:p>
          </table:table-cell>
          <table:table-cell office:value-type="float" office:value="341" calcext:value-type="float">
            <text:p>341</text:p>
          </table:table-cell>
          <table:table-cell office:value-type="float" office:value="1565" calcext:value-type="float">
            <text:p>1565</text:p>
          </table:table-cell>
          <table:table-cell office:value-type="float" office:value="11352" calcext:value-type="float">
            <text:p>11352</text:p>
          </table:table-cell>
          <table:table-cell office:value-type="float" office:value="1000" calcext:value-type="float">
            <text:p>1000</text:p>
          </table:table-cell>
          <table:table-cell office:value-type="float" office:value="11.352" calcext:value-type="float">
            <text:p>11.35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285" calcext:value-type="float">
            <text:p>14285</text:p>
          </table:table-cell>
          <table:table-cell office:value-type="float" office:value="1000" calcext:value-type="float">
            <text:p>1000</text:p>
          </table:table-cell>
          <table:table-cell office:value-type="float" office:value="14.285" calcext:value-type="float">
            <text:p>14.28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33" calcext:value-type="float">
            <text:p>2933</text:p>
          </table:table-cell>
          <table:table-cell office:value-type="float" office:value="1000" calcext:value-type="float">
            <text:p>1000</text:p>
          </table:table-cell>
          <table:table-cell office:value-type="float" office:value="2.933" calcext:value-type="float">
            <text:p>2.9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31895" calcext:value-type="float">
            <text:p>931895</text:p>
          </table:table-cell>
          <table:table-cell office:value-type="float" office:value="1000" calcext:value-type="float">
            <text:p>1000</text:p>
          </table:table-cell>
          <table:table-cell office:value-type="float" office:value="931.895" calcext:value-type="float">
            <text:p>931.895</text:p>
          </table:table-cell>
          <table:table-cell office:value-type="float" office:value="895" calcext:value-type="float">
            <text:p>895</text:p>
          </table:table-cell>
          <table:table-cell office:value-type="float" office:value="958" calcext:value-type="float">
            <text:p>958</text:p>
          </table:table-cell>
          <table:table-cell office:value-type="float" office:value="0.173723" calcext:value-type="float">
            <text:p>0.173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723" calcext:value-type="float">
            <text:p>0.000173723</text:p>
          </table:table-cell>
          <table:table-cell office:value-type="float" office:value="0.000073254" calcext:value-type="float">
            <text:p>7.3254E-05</text:p>
          </table:table-cell>
          <table:table-cell office:value-type="float" office:value="0.000344197" calcext:value-type="float">
            <text:p>0.000344197</text:p>
          </table:table-cell>
          <table:table-cell office:value-type="float" office:value="1855525" calcext:value-type="float">
            <text:p>1855525</text:p>
          </table:table-cell>
          <table:table-cell office:value-type="float" office:value="1000" calcext:value-type="float">
            <text:p>1000</text:p>
          </table:table-cell>
          <table:table-cell office:value-type="float" office:value="1855.53" calcext:value-type="float">
            <text:p>1855.53</text:p>
          </table:table-cell>
          <table:table-cell office:value-type="float" office:value="767" calcext:value-type="float">
            <text:p>767</text:p>
          </table:table-cell>
          <table:table-cell office:value-type="float" office:value="3767" calcext:value-type="float">
            <text:p>3767</text:p>
          </table:table-cell>
          <table:table-cell office:value-type="float" office:value="17120" calcext:value-type="float">
            <text:p>17120</text:p>
          </table:table-cell>
          <table:table-cell office:value-type="float" office:value="1000" calcext:value-type="float">
            <text:p>1000</text:p>
          </table:table-cell>
          <table:table-cell office:value-type="float" office:value="17.12" calcext:value-type="float">
            <text:p>17.1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415" calcext:value-type="float">
            <text:p>20415</text:p>
          </table:table-cell>
          <table:table-cell office:value-type="float" office:value="1000" calcext:value-type="float">
            <text:p>1000</text:p>
          </table:table-cell>
          <table:table-cell office:value-type="float" office:value="20.415" calcext:value-type="float">
            <text:p>20.4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95" calcext:value-type="float">
            <text:p>3295</text:p>
          </table:table-cell>
          <table:table-cell office:value-type="float" office:value="1000" calcext:value-type="float">
            <text:p>1000</text:p>
          </table:table-cell>
          <table:table-cell office:value-type="float" office:value="3.295" calcext:value-type="float">
            <text:p>3.2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08023" calcext:value-type="float">
            <text:p>108023</text:p>
          </table:table-cell>
          <table:table-cell office:value-type="float" office:value="1000" calcext:value-type="float">
            <text:p>1000</text:p>
          </table:table-cell>
          <table:table-cell office:value-type="float" office:value="108.023" calcext:value-type="float">
            <text:p>108.023</text:p>
          </table:table-cell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54" calcext:value-type="float">
            <text:p>1.1154E-05</text:p>
          </table:table-cell>
          <table:table-cell office:value-type="float" office:value="0.000008048" calcext:value-type="float">
            <text:p>8.048E-06</text:p>
          </table:table-cell>
          <table:table-cell office:value-type="float" office:value="0.000022912" calcext:value-type="float">
            <text:p>2.2912E-05</text:p>
          </table:table-cell>
          <table:table-cell office:value-type="float" office:value="121694" calcext:value-type="float">
            <text:p>121694</text:p>
          </table:table-cell>
          <table:table-cell office:value-type="float" office:value="1000" calcext:value-type="float">
            <text:p>1000</text:p>
          </table:table-cell>
          <table:table-cell office:value-type="float" office:value="121.694" calcext:value-type="float">
            <text:p>121.694</text:p>
          </table:table-cell>
          <table:table-cell office:value-type="float" office:value="96" calcext:value-type="float">
            <text:p>96</text:p>
          </table:table-cell>
          <table:table-cell office:value-type="float" office:value="222" calcext:value-type="float">
            <text:p>222</text:p>
          </table:table-cell>
          <table:table-cell office:value-type="float" office:value="2597" calcext:value-type="float">
            <text:p>2597</text:p>
          </table:table-cell>
          <table:table-cell office:value-type="float" office:value="1000" calcext:value-type="float">
            <text:p>1000</text:p>
          </table:table-cell>
          <table:table-cell office:value-type="float" office:value="2.597" calcext:value-type="float">
            <text:p>2.5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59" calcext:value-type="float">
            <text:p>3159</text:p>
          </table:table-cell>
          <table:table-cell office:value-type="float" office:value="1000" calcext:value-type="float">
            <text:p>1000</text:p>
          </table:table-cell>
          <table:table-cell office:value-type="float" office:value="3.159" calcext:value-type="float">
            <text:p>3.1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2" calcext:value-type="float">
            <text:p>562</text:p>
          </table:table-cell>
          <table:table-cell office:value-type="float" office:value="1000" calcext:value-type="float">
            <text:p>1000</text:p>
          </table:table-cell>
          <table:table-cell office:value-type="float" office:value="0.562" calcext:value-type="float">
            <text:p>0.5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6219" calcext:value-type="float">
            <text:p>216219</text:p>
          </table:table-cell>
          <table:table-cell office:value-type="float" office:value="1000" calcext:value-type="float">
            <text:p>1000</text:p>
          </table:table-cell>
          <table:table-cell office:value-type="float" office:value="216.219" calcext:value-type="float">
            <text:p>216.219</text:p>
          </table:table-cell>
          <table:table-cell office:value-type="float" office:value="176" calcext:value-type="float">
            <text:p>176</text:p>
          </table:table-cell>
          <table:table-cell office:value-type="float" office:value="257" calcext:value-type="float">
            <text:p>257</text:p>
          </table:table-cell>
          <table:table-cell office:value-type="float" office:value="0.0132514" calcext:value-type="float">
            <text:p>0.01325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514" calcext:value-type="float">
            <text:p>1.32514E-05</text:p>
          </table:table-cell>
          <table:table-cell office:value-type="float" office:value="0.000008452" calcext:value-type="float">
            <text:p>8.452E-06</text:p>
          </table:table-cell>
          <table:table-cell office:value-type="float" office:value="0.000030705" calcext:value-type="float">
            <text:p>3.0705E-05</text:p>
          </table:table-cell>
          <table:table-cell office:value-type="float" office:value="139802" calcext:value-type="float">
            <text:p>139802</text:p>
          </table:table-cell>
          <table:table-cell office:value-type="float" office:value="1000" calcext:value-type="float">
            <text:p>1000</text:p>
          </table:table-cell>
          <table:table-cell office:value-type="float" office:value="139.802" calcext:value-type="float">
            <text:p>139.802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3221" calcext:value-type="float">
            <text:p>3221</text:p>
          </table:table-cell>
          <table:table-cell office:value-type="float" office:value="1000" calcext:value-type="float">
            <text:p>1000</text:p>
          </table:table-cell>
          <table:table-cell office:value-type="float" office:value="3.221" calcext:value-type="float">
            <text:p>3.2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16" calcext:value-type="float">
            <text:p>4116</text:p>
          </table:table-cell>
          <table:table-cell office:value-type="float" office:value="1000" calcext:value-type="float">
            <text:p>1000</text:p>
          </table:table-cell>
          <table:table-cell office:value-type="float" office:value="4.116" calcext:value-type="float">
            <text:p>4.1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95" calcext:value-type="float">
            <text:p>895</text:p>
          </table:table-cell>
          <table:table-cell office:value-type="float" office:value="1000" calcext:value-type="float">
            <text:p>1000</text:p>
          </table:table-cell>
          <table:table-cell office:value-type="float" office:value="0.895" calcext:value-type="float">
            <text:p>0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4135" calcext:value-type="float">
            <text:p>324135</text:p>
          </table:table-cell>
          <table:table-cell office:value-type="float" office:value="1000" calcext:value-type="float">
            <text:p>1000</text:p>
          </table:table-cell>
          <table:table-cell office:value-type="float" office:value="324.135" calcext:value-type="float">
            <text:p>324.135</text:p>
          </table:table-cell>
          <table:table-cell office:value-type="float" office:value="275" calcext:value-type="float">
            <text:p>275</text:p>
          </table:table-cell>
          <table:table-cell office:value-type="float" office:value="371" calcext:value-type="float">
            <text:p>371</text:p>
          </table:table-cell>
          <table:table-cell office:value-type="float" office:value="0.0159197" calcext:value-type="float">
            <text:p>0.0159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9197" calcext:value-type="float">
            <text:p>1.59197E-05</text:p>
          </table:table-cell>
          <table:table-cell office:value-type="float" office:value="0.000008924" calcext:value-type="float">
            <text:p>8.924E-06</text:p>
          </table:table-cell>
          <table:table-cell office:value-type="float" office:value="0.000031435" calcext:value-type="float">
            <text:p>3.1435E-05</text:p>
          </table:table-cell>
          <table:table-cell office:value-type="float" office:value="163867" calcext:value-type="float">
            <text:p>163867</text:p>
          </table:table-cell>
          <table:table-cell office:value-type="float" office:value="1000" calcext:value-type="float">
            <text:p>1000</text:p>
          </table:table-cell>
          <table:table-cell office:value-type="float" office:value="163.867" calcext:value-type="float">
            <text:p>163.867</text:p>
          </table:table-cell>
          <table:table-cell office:value-type="float" office:value="104" calcext:value-type="float">
            <text:p>104</text:p>
          </table:table-cell>
          <table:table-cell office:value-type="float" office:value="304" calcext:value-type="float">
            <text:p>304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83" calcext:value-type="float">
            <text:p>5083</text:p>
          </table:table-cell>
          <table:table-cell office:value-type="float" office:value="1000" calcext:value-type="float">
            <text:p>1000</text:p>
          </table:table-cell>
          <table:table-cell office:value-type="float" office:value="5.083" calcext:value-type="float">
            <text:p>5.0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2" calcext:value-type="float">
            <text:p>1182</text:p>
          </table:table-cell>
          <table:table-cell office:value-type="float" office:value="1000" calcext:value-type="float">
            <text:p>1000</text:p>
          </table:table-cell>
          <table:table-cell office:value-type="float" office:value="1.182" calcext:value-type="float">
            <text:p>1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2245" calcext:value-type="float">
            <text:p>432245</text:p>
          </table:table-cell>
          <table:table-cell office:value-type="float" office:value="1000" calcext:value-type="float">
            <text:p>1000</text:p>
          </table:table-cell>
          <table:table-cell office:value-type="float" office:value="432.245" calcext:value-type="float">
            <text:p>432.245</text:p>
          </table:table-cell>
          <table:table-cell office:value-type="float" office:value="374" calcext:value-type="float">
            <text:p>374</text:p>
          </table:table-cell>
          <table:table-cell office:value-type="float" office:value="485" calcext:value-type="float">
            <text:p>485</text:p>
          </table:table-cell>
          <table:table-cell office:value-type="float" office:value="0.0194931" calcext:value-type="float">
            <text:p>0.01949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4931" calcext:value-type="float">
            <text:p>1.94931E-05</text:p>
          </table:table-cell>
          <table:table-cell office:value-type="float" office:value="0.000010108" calcext:value-type="float">
            <text:p>1.0108E-05</text:p>
          </table:table-cell>
          <table:table-cell office:value-type="float" office:value="0.000042392" calcext:value-type="float">
            <text:p>4.2392E-05</text:p>
          </table:table-cell>
          <table:table-cell office:value-type="float" office:value="196557" calcext:value-type="float">
            <text:p>196557</text:p>
          </table:table-cell>
          <table:table-cell office:value-type="float" office:value="1000" calcext:value-type="float">
            <text:p>1000</text:p>
          </table:table-cell>
          <table:table-cell office:value-type="float" office:value="196.557" calcext:value-type="float">
            <text:p>196.557</text:p>
          </table:table-cell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4661" calcext:value-type="float">
            <text:p>4661</text:p>
          </table:table-cell>
          <table:table-cell office:value-type="float" office:value="1000" calcext:value-type="float">
            <text:p>1000</text:p>
          </table:table-cell>
          <table:table-cell office:value-type="float" office:value="4.661" calcext:value-type="float">
            <text:p>4.6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11" calcext:value-type="float">
            <text:p>6111</text:p>
          </table:table-cell>
          <table:table-cell office:value-type="float" office:value="1000" calcext:value-type="float">
            <text:p>1000</text:p>
          </table:table-cell>
          <table:table-cell office:value-type="float" office:value="6.111" calcext:value-type="float">
            <text:p>6.1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000" calcext:value-type="float">
            <text:p>100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0057" calcext:value-type="float">
            <text:p>540057</text:p>
          </table:table-cell>
          <table:table-cell office:value-type="float" office:value="1000" calcext:value-type="float">
            <text:p>1000</text:p>
          </table:table-cell>
          <table:table-cell office:value-type="float" office:value="540.057" calcext:value-type="float">
            <text:p>540.057</text:p>
          </table:table-cell>
          <table:table-cell office:value-type="float" office:value="490" calcext:value-type="float">
            <text:p>490</text:p>
          </table:table-cell>
          <table:table-cell office:value-type="float" office:value="597" calcext:value-type="float">
            <text:p>597</text:p>
          </table:table-cell>
          <table:table-cell office:value-type="float" office:value="0.0249863" calcext:value-type="float">
            <text:p>0.0249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9863" calcext:value-type="float">
            <text:p>2.49863E-05</text:p>
          </table:table-cell>
          <table:table-cell office:value-type="float" office:value="0.000012249" calcext:value-type="float">
            <text:p>1.2249E-05</text:p>
          </table:table-cell>
          <table:table-cell office:value-type="float" office:value="0.000051731" calcext:value-type="float">
            <text:p>5.1731E-05</text:p>
          </table:table-cell>
          <table:table-cell office:value-type="float" office:value="248526" calcext:value-type="float">
            <text:p>248526</text:p>
          </table:table-cell>
          <table:table-cell office:value-type="float" office:value="1000" calcext:value-type="float">
            <text:p>1000</text:p>
          </table:table-cell>
          <table:table-cell office:value-type="float" office:value="248.526" calcext:value-type="float">
            <text:p>248.526</text:p>
          </table:table-cell>
          <table:table-cell office:value-type="float" office:value="131" calcext:value-type="float">
            <text:p>131</text:p>
          </table:table-cell>
          <table:table-cell office:value-type="float" office:value="486" calcext:value-type="float">
            <text:p>486</text:p>
          </table:table-cell>
          <table:table-cell office:value-type="float" office:value="5633" calcext:value-type="float">
            <text:p>5633</text:p>
          </table:table-cell>
          <table:table-cell office:value-type="float" office:value="1000" calcext:value-type="float">
            <text:p>1000</text:p>
          </table:table-cell>
          <table:table-cell office:value-type="float" office:value="5.633" calcext:value-type="float">
            <text:p>5.6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98" calcext:value-type="float">
            <text:p>7298</text:p>
          </table:table-cell>
          <table:table-cell office:value-type="float" office:value="1000" calcext:value-type="float">
            <text:p>1000</text:p>
          </table:table-cell>
          <table:table-cell office:value-type="float" office:value="7.298" calcext:value-type="float">
            <text:p>7.2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65" calcext:value-type="float">
            <text:p>1665</text:p>
          </table:table-cell>
          <table:table-cell office:value-type="float" office:value="1000" calcext:value-type="float">
            <text:p>1000</text:p>
          </table:table-cell>
          <table:table-cell office:value-type="float" office:value="1.665" calcext:value-type="float">
            <text:p>1.6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47436" calcext:value-type="float">
            <text:p>647436</text:p>
          </table:table-cell>
          <table:table-cell office:value-type="float" office:value="1000" calcext:value-type="float">
            <text:p>1000</text:p>
          </table:table-cell>
          <table:table-cell office:value-type="float" office:value="647.436" calcext:value-type="float">
            <text:p>647.436</text:p>
          </table:table-cell>
          <table:table-cell office:value-type="float" office:value="588" calcext:value-type="float">
            <text:p>588</text:p>
          </table:table-cell>
          <table:table-cell office:value-type="float" office:value="694" calcext:value-type="float">
            <text:p>694</text:p>
          </table:table-cell>
          <table:table-cell office:value-type="float" office:value="0.0330228" calcext:value-type="float">
            <text:p>0.03302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0228" calcext:value-type="float">
            <text:p>3.30228E-05</text:p>
          </table:table-cell>
          <table:table-cell office:value-type="float" office:value="0.000013125" calcext:value-type="float">
            <text:p>1.3125E-05</text:p>
          </table:table-cell>
          <table:table-cell office:value-type="float" office:value="0.000062452" calcext:value-type="float">
            <text:p>6.2452E-05</text:p>
          </table:table-cell>
          <table:table-cell office:value-type="float" office:value="328574" calcext:value-type="float">
            <text:p>328574</text:p>
          </table:table-cell>
          <table:table-cell office:value-type="float" office:value="1000" calcext:value-type="float">
            <text:p>1000</text:p>
          </table:table-cell>
          <table:table-cell office:value-type="float" office:value="328.574" calcext:value-type="float">
            <text:p>328.574</text:p>
          </table:table-cell>
          <table:table-cell office:value-type="float" office:value="142" calcext:value-type="float">
            <text:p>142</text:p>
          </table:table-cell>
          <table:table-cell office:value-type="float" office:value="624" calcext:value-type="float">
            <text:p>624</text:p>
          </table:table-cell>
          <table:table-cell office:value-type="float" office:value="6832" calcext:value-type="float">
            <text:p>6832</text:p>
          </table:table-cell>
          <table:table-cell office:value-type="float" office:value="1000" calcext:value-type="float">
            <text:p>1000</text:p>
          </table:table-cell>
          <table:table-cell office:value-type="float" office:value="6.832" calcext:value-type="float">
            <text:p>6.8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875" calcext:value-type="float">
            <text:p>8875</text:p>
          </table:table-cell>
          <table:table-cell office:value-type="float" office:value="1000" calcext:value-type="float">
            <text:p>1000</text:p>
          </table:table-cell>
          <table:table-cell office:value-type="float" office:value="8.875" calcext:value-type="float">
            <text:p>8.8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43" calcext:value-type="float">
            <text:p>2043</text:p>
          </table:table-cell>
          <table:table-cell office:value-type="float" office:value="1000" calcext:value-type="float">
            <text:p>1000</text:p>
          </table:table-cell>
          <table:table-cell office:value-type="float" office:value="2.043" calcext:value-type="float">
            <text:p>2.0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6673" calcext:value-type="float">
            <text:p>756673</text:p>
          </table:table-cell>
          <table:table-cell office:value-type="float" office:value="1000" calcext:value-type="float">
            <text:p>1000</text:p>
          </table:table-cell>
          <table:table-cell office:value-type="float" office:value="756.673" calcext:value-type="float">
            <text:p>756.673</text:p>
          </table:table-cell>
          <table:table-cell office:value-type="float" office:value="705" calcext:value-type="float">
            <text:p>705</text:p>
          </table:table-cell>
          <table:table-cell office:value-type="float" office:value="802" calcext:value-type="float">
            <text:p>802</text:p>
          </table:table-cell>
          <table:table-cell office:value-type="float" office:value="0.047981" calcext:value-type="float">
            <text:p>0.047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981" calcext:value-type="float">
            <text:p>4.7981E-05</text:p>
          </table:table-cell>
          <table:table-cell office:value-type="float" office:value="0.00002333" calcext:value-type="float">
            <text:p>2.333E-05</text:p>
          </table:table-cell>
          <table:table-cell office:value-type="float" office:value="0.000095346" calcext:value-type="float">
            <text:p>9.5346E-05</text:p>
          </table:table-cell>
          <table:table-cell office:value-type="float" office:value="485020" calcext:value-type="float">
            <text:p>485020</text:p>
          </table:table-cell>
          <table:table-cell office:value-type="float" office:value="1000" calcext:value-type="float">
            <text:p>1000</text:p>
          </table:table-cell>
          <table:table-cell office:value-type="float" office:value="485.02" calcext:value-type="float">
            <text:p>485.02</text:p>
          </table:table-cell>
          <table:table-cell office:value-type="float" office:value="242" calcext:value-type="float">
            <text:p>242</text:p>
          </table:table-cell>
          <table:table-cell office:value-type="float" office:value="947" calcext:value-type="float">
            <text:p>947</text:p>
          </table:table-cell>
          <table:table-cell office:value-type="float" office:value="8690" calcext:value-type="float">
            <text:p>8690</text:p>
          </table:table-cell>
          <table:table-cell office:value-type="float" office:value="1000" calcext:value-type="float">
            <text:p>1000</text:p>
          </table:table-cell>
          <table:table-cell office:value-type="float" office:value="8.69" calcext:value-type="float">
            <text:p>8.6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105" calcext:value-type="float">
            <text:p>11105</text:p>
          </table:table-cell>
          <table:table-cell office:value-type="float" office:value="1000" calcext:value-type="float">
            <text:p>1000</text:p>
          </table:table-cell>
          <table:table-cell office:value-type="float" office:value="11.105" calcext:value-type="float">
            <text:p>11.10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15" calcext:value-type="float">
            <text:p>2415</text:p>
          </table:table-cell>
          <table:table-cell office:value-type="float" office:value="1000" calcext:value-type="float">
            <text:p>1000</text:p>
          </table:table-cell>
          <table:table-cell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5064" calcext:value-type="float">
            <text:p>865064</text:p>
          </table:table-cell>
          <table:table-cell office:value-type="float" office:value="1000" calcext:value-type="float">
            <text:p>1000</text:p>
          </table:table-cell>
          <table:table-cell office:value-type="float" office:value="865.064" calcext:value-type="float">
            <text:p>865.064</text:p>
          </table:table-cell>
          <table:table-cell office:value-type="float" office:value="827" calcext:value-type="float">
            <text:p>827</text:p>
          </table:table-cell>
          <table:table-cell office:value-type="float" office:value="902" calcext:value-type="float">
            <text:p>902</text:p>
          </table:table-cell>
          <table:table-cell office:value-type="float" office:value="0.0782274" calcext:value-type="float">
            <text:p>0.07822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2274" calcext:value-type="float">
            <text:p>7.82274E-05</text:p>
          </table:table-cell>
          <table:table-cell office:value-type="float" office:value="0.000028599" calcext:value-type="float">
            <text:p>2.8599E-05</text:p>
          </table:table-cell>
          <table:table-cell office:value-type="float" office:value="0.000159273" calcext:value-type="float">
            <text:p>0.000159273</text:p>
          </table:table-cell>
          <table:table-cell office:value-type="float" office:value="807526" calcext:value-type="float">
            <text:p>807526</text:p>
          </table:table-cell>
          <table:table-cell office:value-type="float" office:value="1000" calcext:value-type="float">
            <text:p>1000</text:p>
          </table:table-cell>
          <table:table-cell office:value-type="float" office:value="807.526" calcext:value-type="float">
            <text:p>807.526</text:p>
          </table:table-cell>
          <table:table-cell office:value-type="float" office:value="296" calcext:value-type="float">
            <text:p>296</text:p>
          </table:table-cell>
          <table:table-cell office:value-type="float" office:value="1677" calcext:value-type="float">
            <text:p>1677</text:p>
          </table:table-cell>
          <table:table-cell office:value-type="float" office:value="11459" calcext:value-type="float">
            <text:p>11459</text:p>
          </table:table-cell>
          <table:table-cell office:value-type="float" office:value="1000" calcext:value-type="float">
            <text:p>1000</text:p>
          </table:table-cell>
          <table:table-cell office:value-type="float" office:value="11.459" calcext:value-type="float">
            <text:p>11.45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457" calcext:value-type="float">
            <text:p>14457</text:p>
          </table:table-cell>
          <table:table-cell office:value-type="float" office:value="1000" calcext:value-type="float">
            <text:p>1000</text:p>
          </table:table-cell>
          <table:table-cell office:value-type="float" office:value="14.457" calcext:value-type="float">
            <text:p>14.45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98" calcext:value-type="float">
            <text:p>2998</text:p>
          </table:table-cell>
          <table:table-cell office:value-type="float" office:value="1000" calcext:value-type="float">
            <text:p>1000</text:p>
          </table:table-cell>
          <table:table-cell office:value-type="float" office:value="2.998" calcext:value-type="float">
            <text:p>2.9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2330" calcext:value-type="float">
            <text:p>972330</text:p>
          </table:table-cell>
          <table:table-cell office:value-type="float" office:value="1000" calcext:value-type="float">
            <text:p>1000</text:p>
          </table:table-cell>
          <table:table-cell office:value-type="float" office:value="972.33" calcext:value-type="float">
            <text:p>972.33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  <table:table-cell office:value-type="float" office:value="0.177131" calcext:value-type="float">
            <text:p>0.177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131" calcext:value-type="float">
            <text:p>0.000177131</text:p>
          </table:table-cell>
          <table:table-cell office:value-type="float" office:value="0.000082578" calcext:value-type="float">
            <text:p>8.2578E-05</text:p>
          </table:table-cell>
          <table:table-cell office:value-type="float" office:value="0.000346854" calcext:value-type="float">
            <text:p>0.000346854</text:p>
          </table:table-cell>
          <table:table-cell office:value-type="float" office:value="1895585" calcext:value-type="float">
            <text:p>1895585</text:p>
          </table:table-cell>
          <table:table-cell office:value-type="float" office:value="1000" calcext:value-type="float">
            <text:p>1000</text:p>
          </table:table-cell>
          <table:table-cell office:value-type="float" office:value="1895.59" calcext:value-type="float">
            <text:p>1895.59</text:p>
          </table:table-cell>
          <table:table-cell office:value-type="float" office:value="862" calcext:value-type="float">
            <text:p>862</text:p>
          </table:table-cell>
          <table:table-cell office:value-type="float" office:value="3780" calcext:value-type="float">
            <text:p>3780</text:p>
          </table:table-cell>
          <table:table-cell office:value-type="float" office:value="17215" calcext:value-type="float">
            <text:p>17215</text:p>
          </table:table-cell>
          <table:table-cell office:value-type="float" office:value="1000" calcext:value-type="float">
            <text:p>1000</text:p>
          </table:table-cell>
          <table:table-cell office:value-type="float" office:value="17.215" calcext:value-type="float">
            <text:p>17.2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649" calcext:value-type="float">
            <text:p>20649</text:p>
          </table:table-cell>
          <table:table-cell office:value-type="float" office:value="1000" calcext:value-type="float">
            <text:p>1000</text:p>
          </table:table-cell>
          <table:table-cell office:value-type="float" office:value="20.649" calcext:value-type="float">
            <text:p>20.64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34" calcext:value-type="float">
            <text:p>3434</text:p>
          </table:table-cell>
          <table:table-cell office:value-type="float" office:value="1000" calcext:value-type="float">
            <text:p>1000</text:p>
          </table:table-cell>
          <table:table-cell office:value-type="float" office:value="3.434" calcext:value-type="float">
            <text:p>3.4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2906" calcext:value-type="float">
            <text:p>112906</text:p>
          </table:table-cell>
          <table:table-cell office:value-type="float" office:value="1000" calcext:value-type="float">
            <text:p>1000</text:p>
          </table:table-cell>
          <table:table-cell office:value-type="float" office:value="112.906" calcext:value-type="float">
            <text:p>112.90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0.0114312" calcext:value-type="float">
            <text:p>0.0114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312" calcext:value-type="float">
            <text:p>1.14312E-05</text:p>
          </table:table-cell>
          <table:table-cell office:value-type="float" office:value="0.000008269" calcext:value-type="float">
            <text:p>8.269E-06</text:p>
          </table:table-cell>
          <table:table-cell office:value-type="float" office:value="0.000024891" calcext:value-type="float">
            <text:p>2.4891E-05</text:p>
          </table:table-cell>
          <table:table-cell office:value-type="float" office:value="124490" calcext:value-type="float">
            <text:p>124490</text:p>
          </table:table-cell>
          <table:table-cell office:value-type="float" office:value="1000" calcext:value-type="float">
            <text:p>1000</text:p>
          </table:table-cell>
          <table:table-cell office:value-type="float" office:value="124.49" calcext:value-type="float">
            <text:p>124.49</text:p>
          </table:table-cell>
          <table:table-cell office:value-type="float" office:value="98" calcext:value-type="float">
            <text:p>98</text:p>
          </table:table-cell>
          <table:table-cell office:value-type="float" office:value="219" calcext:value-type="float">
            <text:p>219</text:p>
          </table:table-cell>
          <table:table-cell office:value-type="float" office:value="2602" calcext:value-type="float">
            <text:p>2602</text:p>
          </table:table-cell>
          <table:table-cell office:value-type="float" office:value="1000" calcext:value-type="float">
            <text:p>1000</text:p>
          </table:table-cell>
          <table:table-cell office:value-type="float" office:value="2.602" calcext:value-type="float">
            <text:p>2.6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48" calcext:value-type="float">
            <text:p>3148</text:p>
          </table:table-cell>
          <table:table-cell office:value-type="float" office:value="1000" calcext:value-type="float">
            <text:p>1000</text:p>
          </table:table-cell>
          <table:table-cell office:value-type="float" office:value="3.148" calcext:value-type="float">
            <text:p>3.1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1000" calcext:value-type="float">
            <text:p>1000</text:p>
          </table:table-cell>
          <table:table-cell office:value-type="float" office:value="0.546" calcext:value-type="float">
            <text:p>0.5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6627" calcext:value-type="float">
            <text:p>226627</text:p>
          </table:table-cell>
          <table:table-cell office:value-type="float" office:value="1000" calcext:value-type="float">
            <text:p>1000</text:p>
          </table:table-cell>
          <table:table-cell office:value-type="float" office:value="226.627" calcext:value-type="float">
            <text:p>226.627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0.0136397" calcext:value-type="float">
            <text:p>0.01363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397" calcext:value-type="float">
            <text:p>1.36397E-05</text:p>
          </table:table-cell>
          <table:table-cell office:value-type="float" office:value="0.000008545" calcext:value-type="float">
            <text:p>8.545E-06</text:p>
          </table:table-cell>
          <table:table-cell office:value-type="float" office:value="0.000032153" calcext:value-type="float">
            <text:p>3.2153E-05</text:p>
          </table:table-cell>
          <table:table-cell office:value-type="float" office:value="143805" calcext:value-type="float">
            <text:p>143805</text:p>
          </table:table-cell>
          <table:table-cell office:value-type="float" office:value="1000" calcext:value-type="float">
            <text:p>1000</text:p>
          </table:table-cell>
          <table:table-cell office:value-type="float" office:value="143.805" calcext:value-type="float">
            <text:p>143.805</text:p>
          </table:table-cell>
          <table:table-cell office:value-type="float" office:value="101" calcext:value-type="float">
            <text:p>101</text:p>
          </table:table-cell>
          <table:table-cell office:value-type="float" office:value="238" calcext:value-type="float">
            <text:p>238</text:p>
          </table:table-cell>
          <table:table-cell office:value-type="float" office:value="3269" calcext:value-type="float">
            <text:p>3269</text:p>
          </table:table-cell>
          <table:table-cell office:value-type="float" office:value="1000" calcext:value-type="float">
            <text:p>1000</text:p>
          </table:table-cell>
          <table:table-cell office:value-type="float" office:value="3.269" calcext:value-type="float">
            <text:p>3.2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55" calcext:value-type="float">
            <text:p>4155</text:p>
          </table:table-cell>
          <table:table-cell office:value-type="float" office:value="1000" calcext:value-type="float">
            <text:p>1000</text:p>
          </table:table-cell>
          <table:table-cell office:value-type="float" office:value="4.155" calcext:value-type="float">
            <text:p>4.1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office:value-type="float" office:value="0.886" calcext:value-type="float">
            <text:p>0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9102" calcext:value-type="float">
            <text:p>339102</text:p>
          </table:table-cell>
          <table:table-cell office:value-type="float" office:value="1000" calcext:value-type="float">
            <text:p>1000</text:p>
          </table:table-cell>
          <table:table-cell office:value-type="float" office:value="339.102" calcext:value-type="float">
            <text:p>339.102</text:p>
          </table:table-cell>
          <table:table-cell office:value-type="float" office:value="292" calcext:value-type="float">
            <text:p>292</text:p>
          </table:table-cell>
          <table:table-cell office:value-type="float" office:value="387" calcext:value-type="float">
            <text:p>387</text:p>
          </table:table-cell>
          <table:table-cell office:value-type="float" office:value="0.0162943" calcext:value-type="float">
            <text:p>0.01629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943" calcext:value-type="float">
            <text:p>1.62943E-05</text:p>
          </table:table-cell>
          <table:table-cell office:value-type="float" office:value="0.000008869" calcext:value-type="float">
            <text:p>8.869E-06</text:p>
          </table:table-cell>
          <table:table-cell office:value-type="float" office:value="0.000043027" calcext:value-type="float">
            <text:p>4.3027E-05</text:p>
          </table:table-cell>
          <table:table-cell office:value-type="float" office:value="167468" calcext:value-type="float">
            <text:p>167468</text:p>
          </table:table-cell>
          <table:table-cell office:value-type="float" office:value="1000" calcext:value-type="float">
            <text:p>1000</text:p>
          </table:table-cell>
          <table:table-cell office:value-type="float" office:value="167.468" calcext:value-type="float">
            <text:p>167.468</text:p>
          </table:table-cell>
          <table:table-cell office:value-type="float" office:value="104" calcext:value-type="float">
            <text:p>104</text:p>
          </table:table-cell>
          <table:table-cell office:value-type="float" office:value="313" calcext:value-type="float">
            <text:p>313</text:p>
          </table:table-cell>
          <table:table-cell office:value-type="float" office:value="3921" calcext:value-type="float">
            <text:p>3921</text:p>
          </table:table-cell>
          <table:table-cell office:value-type="float" office:value="1000" calcext:value-type="float">
            <text:p>1000</text:p>
          </table:table-cell>
          <table:table-cell office:value-type="float" office:value="3.921" calcext:value-type="float">
            <text:p>3.9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28" calcext:value-type="float">
            <text:p>5128</text:p>
          </table:table-cell>
          <table:table-cell office:value-type="float" office:value="1000" calcext:value-type="float">
            <text:p>1000</text:p>
          </table:table-cell>
          <table:table-cell office:value-type="float" office:value="5.128" calcext:value-type="float">
            <text:p>5.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7" calcext:value-type="float">
            <text:p>1207</text:p>
          </table:table-cell>
          <table:table-cell office:value-type="float" office:value="1000" calcext:value-type="float">
            <text:p>1000</text:p>
          </table:table-cell>
          <table:table-cell office:value-type="float" office:value="1.207" calcext:value-type="float">
            <text:p>1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0230" calcext:value-type="float">
            <text:p>450230</text:p>
          </table:table-cell>
          <table:table-cell office:value-type="float" office:value="1000" calcext:value-type="float">
            <text:p>1000</text:p>
          </table:table-cell>
          <table:table-cell office:value-type="float" office:value="450.23" calcext:value-type="float">
            <text:p>450.23</text:p>
          </table:table-cell>
          <table:table-cell office:value-type="float" office:value="403" calcext:value-type="float">
            <text:p>403</text:p>
          </table:table-cell>
          <table:table-cell office:value-type="float" office:value="509" calcext:value-type="float">
            <text:p>509</text:p>
          </table:table-cell>
          <table:table-cell office:value-type="float" office:value="0.0200603" calcext:value-type="float">
            <text:p>0.02006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0603" calcext:value-type="float">
            <text:p>2.00603E-05</text:p>
          </table:table-cell>
          <table:table-cell office:value-type="float" office:value="0.000010312" calcext:value-type="float">
            <text:p>1.0312E-05</text:p>
          </table:table-cell>
          <table:table-cell office:value-type="float" office:value="0.000045691" calcext:value-type="float">
            <text:p>4.5691E-05</text:p>
          </table:table-cell>
          <table:table-cell office:value-type="float" office:value="201924" calcext:value-type="float">
            <text:p>201924</text:p>
          </table:table-cell>
          <table:table-cell office:value-type="float" office:value="1000" calcext:value-type="float">
            <text:p>1000</text:p>
          </table:table-cell>
          <table:table-cell office:value-type="float" office:value="201.924" calcext:value-type="float">
            <text:p>201.924</text:p>
          </table:table-cell>
          <table:table-cell office:value-type="float" office:value="116" calcext:value-type="float">
            <text:p>116</text:p>
          </table:table-cell>
          <table:table-cell office:value-type="float" office:value="357" calcext:value-type="float">
            <text:p>357</text:p>
          </table:table-cell>
          <table:table-cell office:value-type="float" office:value="4685" calcext:value-type="float">
            <text:p>4685</text:p>
          </table:table-cell>
          <table:table-cell office:value-type="float" office:value="1000" calcext:value-type="float">
            <text:p>1000</text:p>
          </table:table-cell>
          <table:table-cell office:value-type="float" office:value="4.685" calcext:value-type="float">
            <text:p>4.6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22" calcext:value-type="float">
            <text:p>6122</text:p>
          </table:table-cell>
          <table:table-cell office:value-type="float" office:value="1000" calcext:value-type="float">
            <text:p>1000</text:p>
          </table:table-cell>
          <table:table-cell office:value-type="float" office:value="6.122" calcext:value-type="float">
            <text:p>6.1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37" calcext:value-type="float">
            <text:p>1437</text:p>
          </table:table-cell>
          <table:table-cell office:value-type="float" office:value="1000" calcext:value-type="float">
            <text:p>1000</text:p>
          </table:table-cell>
          <table:table-cell office:value-type="float" office:value="1.437" calcext:value-type="float">
            <text:p>1.4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3869" calcext:value-type="float">
            <text:p>563869</text:p>
          </table:table-cell>
          <table:table-cell office:value-type="float" office:value="1000" calcext:value-type="float">
            <text:p>1000</text:p>
          </table:table-cell>
          <table:table-cell office:value-type="float" office:value="563.869" calcext:value-type="float">
            <text:p>563.869</text:p>
          </table:table-cell>
          <table:table-cell office:value-type="float" office:value="504" calcext:value-type="float">
            <text:p>504</text:p>
          </table:table-cell>
          <table:table-cell office:value-type="float" office:value="615" calcext:value-type="float">
            <text:p>615</text:p>
          </table:table-cell>
          <table:table-cell office:value-type="float" office:value="0.0255201" calcext:value-type="float">
            <text:p>0.02552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201" calcext:value-type="float">
            <text:p>2.55201E-05</text:p>
          </table:table-cell>
          <table:table-cell office:value-type="float" office:value="0.000012918" calcext:value-type="float">
            <text:p>1.2918E-05</text:p>
          </table:table-cell>
          <table:table-cell office:value-type="float" office:value="0.000057233" calcext:value-type="float">
            <text:p>5.7233E-05</text:p>
          </table:table-cell>
          <table:table-cell office:value-type="float" office:value="253773" calcext:value-type="float">
            <text:p>253773</text:p>
          </table:table-cell>
          <table:table-cell office:value-type="float" office:value="1000" calcext:value-type="float">
            <text:p>1000</text:p>
          </table:table-cell>
          <table:table-cell office:value-type="float" office:value="253.773" calcext:value-type="float">
            <text:p>253.773</text:p>
          </table:table-cell>
          <table:table-cell office:value-type="float" office:value="139" calcext:value-type="float">
            <text:p>139</text:p>
          </table:table-cell>
          <table:table-cell office:value-type="float" office:value="537" calcext:value-type="float">
            <text:p>537</text:p>
          </table:table-cell>
          <table:table-cell office:value-type="float" office:value="5647" calcext:value-type="float">
            <text:p>5647</text:p>
          </table:table-cell>
          <table:table-cell office:value-type="float" office:value="1000" calcext:value-type="float">
            <text:p>1000</text:p>
          </table:table-cell>
          <table:table-cell office:value-type="float" office:value="5.647" calcext:value-type="float">
            <text:p>5.6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76" calcext:value-type="float">
            <text:p>7376</text:p>
          </table:table-cell>
          <table:table-cell office:value-type="float" office:value="1000" calcext:value-type="float">
            <text:p>1000</text:p>
          </table:table-cell>
          <table:table-cell office:value-type="float" office:value="7.376" calcext:value-type="float">
            <text:p>7.3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29" calcext:value-type="float">
            <text:p>1729</text:p>
          </table:table-cell>
          <table:table-cell office:value-type="float" office:value="1000" calcext:value-type="float">
            <text:p>1000</text:p>
          </table:table-cell>
          <table:table-cell office:value-type="float" office:value="1.729" calcext:value-type="float">
            <text:p>1.7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7708" calcext:value-type="float">
            <text:p>677708</text:p>
          </table:table-cell>
          <table:table-cell office:value-type="float" office:value="1000" calcext:value-type="float">
            <text:p>1000</text:p>
          </table:table-cell>
          <table:table-cell office:value-type="float" office:value="677.708" calcext:value-type="float">
            <text:p>677.708</text:p>
          </table:table-cell>
          <table:table-cell office:value-type="float" office:value="631" calcext:value-type="float">
            <text:p>631</text:p>
          </table:table-cell>
          <table:table-cell office:value-type="float" office:value="728" calcext:value-type="float">
            <text:p>728</text:p>
          </table:table-cell>
          <table:table-cell office:value-type="float" office:value="0.0334531" calcext:value-type="float">
            <text:p>0.0334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4531" calcext:value-type="float">
            <text:p>3.34531E-05</text:p>
          </table:table-cell>
          <table:table-cell office:value-type="float" office:value="0.00001562" calcext:value-type="float">
            <text:p>1.562E-05</text:p>
          </table:table-cell>
          <table:table-cell office:value-type="float" office:value="0.000065564" calcext:value-type="float">
            <text:p>6.5564E-05</text:p>
          </table:table-cell>
          <table:table-cell office:value-type="float" office:value="333659" calcext:value-type="float">
            <text:p>333659</text:p>
          </table:table-cell>
          <table:table-cell office:value-type="float" office:value="1000" calcext:value-type="float">
            <text:p>1000</text:p>
          </table:table-cell>
          <table:table-cell office:value-type="float" office:value="333.659" calcext:value-type="float">
            <text:p>333.659</text:p>
          </table:table-cell>
          <table:table-cell office:value-type="float" office:value="162" calcext:value-type="float">
            <text:p>162</text:p>
          </table:table-cell>
          <table:table-cell office:value-type="float" office:value="650" calcext:value-type="float">
            <text:p>650</text:p>
          </table:table-cell>
          <table:table-cell office:value-type="float" office:value="6880" calcext:value-type="float">
            <text:p>6880</text:p>
          </table:table-cell>
          <table:table-cell office:value-type="float" office:value="1000" calcext:value-type="float">
            <text:p>1000</text:p>
          </table:table-cell>
          <table:table-cell office:value-type="float" office:value="6.88" calcext:value-type="float">
            <text:p>6.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995" calcext:value-type="float">
            <text:p>8995</text:p>
          </table:table-cell>
          <table:table-cell office:value-type="float" office:value="1000" calcext:value-type="float">
            <text:p>1000</text:p>
          </table:table-cell>
          <table:table-cell office:value-type="float" office:value="8.995" calcext:value-type="float">
            <text:p>8.99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15" calcext:value-type="float">
            <text:p>2115</text:p>
          </table:table-cell>
          <table:table-cell office:value-type="float" office:value="1000" calcext:value-type="float">
            <text:p>1000</text:p>
          </table:table-cell>
          <table:table-cell office:value-type="float" office:value="2.115" calcext:value-type="float">
            <text:p>2.1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89921" calcext:value-type="float">
            <text:p>789921</text:p>
          </table:table-cell>
          <table:table-cell office:value-type="float" office:value="1000" calcext:value-type="float">
            <text:p>1000</text:p>
          </table:table-cell>
          <table:table-cell office:value-type="float" office:value="789.921" calcext:value-type="float">
            <text:p>789.921</text:p>
          </table:table-cell>
          <table:table-cell office:value-type="float" office:value="749" calcext:value-type="float">
            <text:p>749</text:p>
          </table:table-cell>
          <table:table-cell office:value-type="float" office:value="830" calcext:value-type="float">
            <text:p>830</text:p>
          </table:table-cell>
          <table:table-cell office:value-type="float" office:value="0.0487131" calcext:value-type="float">
            <text:p>0.0487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7131" calcext:value-type="float">
            <text:p>4.87131E-05</text:p>
          </table:table-cell>
          <table:table-cell office:value-type="float" office:value="0.00002004" calcext:value-type="float">
            <text:p>2.004E-05</text:p>
          </table:table-cell>
          <table:table-cell office:value-type="float" office:value="0.00009815" calcext:value-type="float">
            <text:p>9.815E-05</text:p>
          </table:table-cell>
          <table:table-cell office:value-type="float" office:value="491778" calcext:value-type="float">
            <text:p>491778</text:p>
          </table:table-cell>
          <table:table-cell office:value-type="float" office:value="1000" calcext:value-type="float">
            <text:p>1000</text:p>
          </table:table-cell>
          <table:table-cell office:value-type="float" office:value="491.778" calcext:value-type="float">
            <text:p>491.778</text:p>
          </table:table-cell>
          <table:table-cell office:value-type="float" office:value="210" calcext:value-type="float">
            <text:p>210</text:p>
          </table:table-cell>
          <table:table-cell office:value-type="float" office:value="1014" calcext:value-type="float">
            <text:p>1014</text:p>
          </table:table-cell>
          <table:table-cell office:value-type="float" office:value="8695" calcext:value-type="float">
            <text:p>8695</text:p>
          </table:table-cell>
          <table:table-cell office:value-type="float" office:value="1000" calcext:value-type="float">
            <text:p>1000</text:p>
          </table:table-cell>
          <table:table-cell office:value-type="float" office:value="8.695" calcext:value-type="float">
            <text:p>8.6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246" calcext:value-type="float">
            <text:p>11246</text:p>
          </table:table-cell>
          <table:table-cell office:value-type="float" office:value="1000" calcext:value-type="float">
            <text:p>1000</text:p>
          </table:table-cell>
          <table:table-cell office:value-type="float" office:value="11.246" calcext:value-type="float">
            <text:p>11.24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03192" calcext:value-type="float">
            <text:p>903192</text:p>
          </table:table-cell>
          <table:table-cell office:value-type="float" office:value="1000" calcext:value-type="float">
            <text:p>1000</text:p>
          </table:table-cell>
          <table:table-cell office:value-type="float" office:value="903.192" calcext:value-type="float">
            <text:p>903.192</text:p>
          </table:table-cell>
          <table:table-cell office:value-type="float" office:value="859" calcext:value-type="float">
            <text:p>859</text:p>
          </table:table-cell>
          <table:table-cell office:value-type="float" office:value="941" calcext:value-type="float">
            <text:p>941</text:p>
          </table:table-cell>
          <table:table-cell office:value-type="float" office:value="0.0801979" calcext:value-type="float">
            <text:p>0.08019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1979" calcext:value-type="float">
            <text:p>8.01979E-05</text:p>
          </table:table-cell>
          <table:table-cell office:value-type="float" office:value="0.000033649" calcext:value-type="float">
            <text:p>3.3649E-05</text:p>
          </table:table-cell>
          <table:table-cell office:value-type="float" office:value="0.000151969" calcext:value-type="float">
            <text:p>0.000151969</text:p>
          </table:table-cell>
          <table:table-cell office:value-type="float" office:value="829835" calcext:value-type="float">
            <text:p>829835</text:p>
          </table:table-cell>
          <table:table-cell office:value-type="float" office:value="1000" calcext:value-type="float">
            <text:p>1000</text:p>
          </table:table-cell>
          <table:table-cell office:value-type="float" office:value="829.835" calcext:value-type="float">
            <text:p>829.835</text:p>
          </table:table-cell>
          <table:table-cell office:value-type="float" office:value="342" calcext:value-type="float">
            <text:p>342</text:p>
          </table:table-cell>
          <table:table-cell office:value-type="float" office:value="1553" calcext:value-type="float">
            <text:p>1553</text:p>
          </table:table-cell>
          <table:table-cell office:value-type="float" office:value="11499" calcext:value-type="float">
            <text:p>11499</text:p>
          </table:table-cell>
          <table:table-cell office:value-type="float" office:value="1000" calcext:value-type="float">
            <text:p>1000</text:p>
          </table:table-cell>
          <table:table-cell office:value-type="float" office:value="11.499" calcext:value-type="float">
            <text:p>11.49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591" calcext:value-type="float">
            <text:p>14591</text:p>
          </table:table-cell>
          <table:table-cell office:value-type="float" office:value="1000" calcext:value-type="float">
            <text:p>1000</text:p>
          </table:table-cell>
          <table:table-cell office:value-type="float" office:value="14.591" calcext:value-type="float">
            <text:p>14.59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92" calcext:value-type="float">
            <text:p>3092</text:p>
          </table:table-cell>
          <table:table-cell office:value-type="float" office:value="1000" calcext:value-type="float">
            <text:p>1000</text:p>
          </table:table-cell>
          <table:table-cell office:value-type="float" office:value="3.092" calcext:value-type="float">
            <text:p>3.0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14702" calcext:value-type="float">
            <text:p>1014702</text:p>
          </table:table-cell>
          <table:table-cell office:value-type="float" office:value="1000" calcext:value-type="float">
            <text:p>1000</text:p>
          </table:table-cell>
          <table:table-cell office:value-type="float" office:value="1014.7" calcext:value-type="float">
            <text:p>1014.7</text:p>
          </table:table-cell>
          <table:table-cell office:value-type="float" office:value="983" calcext:value-type="float">
            <text:p>983</text:p>
          </table:table-cell>
          <table:table-cell office:value-type="float" office:value="1050" calcext:value-type="float">
            <text:p>1050</text:p>
          </table:table-cell>
          <table:table-cell office:value-type="float" office:value="0.18365" calcext:value-type="float">
            <text:p>0.18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65" calcext:value-type="float">
            <text:p>0.00018365</text:p>
          </table:table-cell>
          <table:table-cell office:value-type="float" office:value="0.000075351" calcext:value-type="float">
            <text:p>7.5351E-05</text:p>
          </table:table-cell>
          <table:table-cell office:value-type="float" office:value="0.00033721" calcext:value-type="float">
            <text:p>0.00033721</text:p>
          </table:table-cell>
          <table:table-cell office:value-type="float" office:value="1963463" calcext:value-type="float">
            <text:p>1963463</text:p>
          </table:table-cell>
          <table:table-cell office:value-type="float" office:value="1000" calcext:value-type="float">
            <text:p>1000</text:p>
          </table:table-cell>
          <table:table-cell office:value-type="float" office:value="1963.46" calcext:value-type="float">
            <text:p>1963.46</text:p>
          </table:table-cell>
          <table:table-cell office:value-type="float" office:value="789" calcext:value-type="float">
            <text:p>789</text:p>
          </table:table-cell>
          <table:table-cell office:value-type="float" office:value="3675" calcext:value-type="float">
            <text:p>3675</text:p>
          </table:table-cell>
          <table:table-cell office:value-type="float" office:value="17414" calcext:value-type="float">
            <text:p>17414</text:p>
          </table:table-cell>
          <table:table-cell office:value-type="float" office:value="1000" calcext:value-type="float">
            <text:p>1000</text:p>
          </table:table-cell>
          <table:table-cell office:value-type="float" office:value="17.414" calcext:value-type="float">
            <text:p>17.4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890" calcext:value-type="float">
            <text:p>20890</text:p>
          </table:table-cell>
          <table:table-cell office:value-type="float" office:value="1000" calcext:value-type="float">
            <text:p>1000</text:p>
          </table:table-cell>
          <table:table-cell office:value-type="float" office:value="20.89" calcext:value-type="float">
            <text:p>20.8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76" calcext:value-type="float">
            <text:p>3476</text:p>
          </table:table-cell>
          <table:table-cell office:value-type="float" office:value="1000" calcext:value-type="float">
            <text:p>1000</text:p>
          </table:table-cell>
          <table:table-cell office:value-type="float" office:value="3.476" calcext:value-type="float">
            <text:p>3.4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7361" calcext:value-type="float">
            <text:p>117361</text:p>
          </table:table-cell>
          <table:table-cell office:value-type="float" office:value="1000" calcext:value-type="float">
            <text:p>1000</text:p>
          </table:table-cell>
          <table:table-cell office:value-type="float" office:value="117.361" calcext:value-type="float">
            <text:p>117.361</text:p>
          </table:table-cell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office:value-type="float" office:value="0.0117355" calcext:value-type="float">
            <text:p>0.0117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355" calcext:value-type="float">
            <text:p>1.17355E-05</text:p>
          </table:table-cell>
          <table:table-cell office:value-type="float" office:value="0.000008469" calcext:value-type="float">
            <text:p>8.469E-06</text:p>
          </table:table-cell>
          <table:table-cell office:value-type="float" office:value="0.00003054" calcext:value-type="float">
            <text:p>3.054E-05</text:p>
          </table:table-cell>
          <table:table-cell office:value-type="float" office:value="127613" calcext:value-type="float">
            <text:p>127613</text:p>
          </table:table-cell>
          <table:table-cell office:value-type="float" office:value="1000" calcext:value-type="float">
            <text:p>1000</text:p>
          </table:table-cell>
          <table:table-cell office:value-type="float" office:value="127.613" calcext:value-type="float">
            <text:p>127.613</text:p>
          </table:table-cell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office:value-type="float" office:value="2615" calcext:value-type="float">
            <text:p>2615</text:p>
          </table:table-cell>
          <table:table-cell office:value-type="float" office:value="1000" calcext:value-type="float">
            <text:p>1000</text:p>
          </table:table-cell>
          <table:table-cell office:value-type="float" office:value="2.615" calcext:value-type="float">
            <text:p>2.6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89" calcext:value-type="float">
            <text:p>3189</text:p>
          </table:table-cell>
          <table:table-cell office:value-type="float" office:value="1000" calcext:value-type="float">
            <text:p>1000</text:p>
          </table:table-cell>
          <table:table-cell office:value-type="float" office:value="3.189" calcext:value-type="float">
            <text:p>3.1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float" office:value="1000" calcext:value-type="float">
            <text:p>1000</text:p>
          </table:table-cell>
          <table:table-cell office:value-type="float" office:value="0.574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35202" calcext:value-type="float">
            <text:p>235202</text:p>
          </table:table-cell>
          <table:table-cell office:value-type="float" office:value="1000" calcext:value-type="float">
            <text:p>1000</text:p>
          </table:table-cell>
          <table:table-cell office:value-type="float" office:value="235.202" calcext:value-type="float">
            <text:p>235.202</text:p>
          </table:table-cell>
          <table:table-cell office:value-type="float" office:value="186" calcext:value-type="float">
            <text:p>186</text:p>
          </table:table-cell>
          <table:table-cell office:value-type="float" office:value="275" calcext:value-type="float">
            <text:p>275</text:p>
          </table:table-cell>
          <table:table-cell office:value-type="float" office:value="0.0137517" calcext:value-type="float">
            <text:p>0.0137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517" calcext:value-type="float">
            <text:p>1.37517E-05</text:p>
          </table:table-cell>
          <table:table-cell office:value-type="float" office:value="0.00000856" calcext:value-type="float">
            <text:p>8.56E-06</text:p>
          </table:table-cell>
          <table:table-cell office:value-type="float" office:value="0.00003351" calcext:value-type="float">
            <text:p>3.351E-05</text:p>
          </table:table-cell>
          <table:table-cell office:value-type="float" office:value="145466" calcext:value-type="float">
            <text:p>145466</text:p>
          </table:table-cell>
          <table:table-cell office:value-type="float" office:value="1000" calcext:value-type="float">
            <text:p>1000</text:p>
          </table:table-cell>
          <table:table-cell office:value-type="float" office:value="145.466" calcext:value-type="float">
            <text:p>145.466</text:p>
          </table:table-cell>
          <table:table-cell office:value-type="float" office:value="101" calcext:value-type="float">
            <text:p>101</text:p>
          </table:table-cell>
          <table:table-cell office:value-type="float" office:value="257" calcext:value-type="float">
            <text:p>257</text:p>
          </table:table-cell>
          <table:table-cell office:value-type="float" office:value="3250" calcext:value-type="float">
            <text:p>3250</text:p>
          </table:table-cell>
          <table:table-cell office:value-type="float" office:value="1000" calcext:value-type="float">
            <text:p>100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43" calcext:value-type="float">
            <text:p>4143</text:p>
          </table:table-cell>
          <table:table-cell office:value-type="float" office:value="1000" calcext:value-type="float">
            <text:p>1000</text:p>
          </table:table-cell>
          <table:table-cell office:value-type="float" office:value="4.143" calcext:value-type="float">
            <text:p>4.1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52817" calcext:value-type="float">
            <text:p>352817</text:p>
          </table:table-cell>
          <table:table-cell office:value-type="float" office:value="1000" calcext:value-type="float">
            <text:p>1000</text:p>
          </table:table-cell>
          <table:table-cell office:value-type="float" office:value="352.817" calcext:value-type="float">
            <text:p>352.817</text:p>
          </table:table-cell>
          <table:table-cell office:value-type="float" office:value="301" calcext:value-type="float">
            <text:p>301</text:p>
          </table:table-cell>
          <table:table-cell office:value-type="float" office:value="403" calcext:value-type="float">
            <text:p>403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567" calcext:value-type="float">
            <text:p>1.66567E-05</text:p>
          </table:table-cell>
          <table:table-cell office:value-type="float" office:value="0.000009164" calcext:value-type="float">
            <text:p>9.164E-06</text:p>
          </table:table-cell>
          <table:table-cell office:value-type="float" office:value="0.000035938" calcext:value-type="float">
            <text:p>3.5938E-05</text:p>
          </table:table-cell>
          <table:table-cell office:value-type="float" office:value="171132" calcext:value-type="float">
            <text:p>171132</text:p>
          </table:table-cell>
          <table:table-cell office:value-type="float" office:value="1000" calcext:value-type="float">
            <text:p>1000</text:p>
          </table:table-cell>
          <table:table-cell office:value-type="float" office:value="171.132" calcext:value-type="float">
            <text:p>171.132</text:p>
          </table:table-cell>
          <table:table-cell office:value-type="float" office:value="107" calcext:value-type="float">
            <text:p>107</text:p>
          </table:table-cell>
          <table:table-cell office:value-type="float" office:value="327" calcext:value-type="float">
            <text:p>327</text:p>
          </table:table-cell>
          <table:table-cell office:value-type="float" office:value="3940" calcext:value-type="float">
            <text:p>3940</text:p>
          </table:table-cell>
          <table:table-cell office:value-type="float" office:value="1000" calcext:value-type="float">
            <text:p>1000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41" calcext:value-type="float">
            <text:p>5141</text:p>
          </table:table-cell>
          <table:table-cell office:value-type="float" office:value="1000" calcext:value-type="float">
            <text:p>1000</text:p>
          </table:table-cell>
          <table:table-cell office:value-type="float" office:value="5.141" calcext:value-type="float">
            <text:p>5.1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01" calcext:value-type="float">
            <text:p>1201</text:p>
          </table:table-cell>
          <table:table-cell office:value-type="float" office:value="1000" calcext:value-type="float">
            <text:p>1000</text:p>
          </table:table-cell>
          <table:table-cell office:value-type="float" office:value="1.201" calcext:value-type="float">
            <text:p>1.2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70612" calcext:value-type="float">
            <text:p>470612</text:p>
          </table:table-cell>
          <table:table-cell office:value-type="float" office:value="1000" calcext:value-type="float">
            <text:p>1000</text:p>
          </table:table-cell>
          <table:table-cell office:value-type="float" office:value="470.612" calcext:value-type="float">
            <text:p>470.612</text:p>
          </table:table-cell>
          <table:table-cell office:value-type="float" office:value="415" calcext:value-type="float">
            <text:p>415</text:p>
          </table:table-cell>
          <table:table-cell office:value-type="float" office:value="527" calcext:value-type="float">
            <text:p>527</text:p>
          </table:table-cell>
          <table:table-cell office:value-type="float" office:value="0.020223" calcext:value-type="float">
            <text:p>0.020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23" calcext:value-type="float">
            <text:p>2.0223E-05</text:p>
          </table:table-cell>
          <table:table-cell office:value-type="float" office:value="0.000010925" calcext:value-type="float">
            <text:p>1.0925E-05</text:p>
          </table:table-cell>
          <table:table-cell office:value-type="float" office:value="0.000039964" calcext:value-type="float">
            <text:p>3.9964E-05</text:p>
          </table:table-cell>
          <table:table-cell office:value-type="float" office:value="204585" calcext:value-type="float">
            <text:p>204585</text:p>
          </table:table-cell>
          <table:table-cell office:value-type="float" office:value="1000" calcext:value-type="float">
            <text:p>1000</text:p>
          </table:table-cell>
          <table:table-cell office:value-type="float" office:value="204.585" calcext:value-type="float">
            <text:p>204.585</text:p>
          </table:table-cell>
          <table:table-cell office:value-type="float" office:value="122" calcext:value-type="float">
            <text:p>122</text:p>
          </table:table-cell>
          <table:table-cell office:value-type="float" office:value="382" calcext:value-type="float">
            <text:p>382</text:p>
          </table:table-cell>
          <table:table-cell office:value-type="float" office:value="4690" calcext:value-type="float">
            <text:p>4690</text:p>
          </table:table-cell>
          <table:table-cell office:value-type="float" office:value="1000" calcext:value-type="float">
            <text:p>1000</text:p>
          </table:table-cell>
          <table:table-cell office:value-type="float" office:value="4.69" calcext:value-type="float">
            <text:p>4.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6.174" calcext:value-type="float">
            <text:p>6.1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84" calcext:value-type="float">
            <text:p>1484</text:p>
          </table:table-cell>
          <table:table-cell office:value-type="float" office:value="1000" calcext:value-type="float">
            <text:p>1000</text:p>
          </table:table-cell>
          <table:table-cell office:value-type="float" office:value="1.484" calcext:value-type="float">
            <text:p>1.4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8653" calcext:value-type="float">
            <text:p>588653</text:p>
          </table:table-cell>
          <table:table-cell office:value-type="float" office:value="1000" calcext:value-type="float">
            <text:p>1000</text:p>
          </table:table-cell>
          <table:table-cell office:value-type="float" office:value="588.653" calcext:value-type="float">
            <text:p>588.653</text:p>
          </table:table-cell>
          <table:table-cell office:value-type="float" office:value="534" calcext:value-type="float">
            <text:p>534</text:p>
          </table:table-cell>
          <table:table-cell office:value-type="float" office:value="637" calcext:value-type="float">
            <text:p>637</text:p>
          </table:table-cell>
          <table:table-cell office:value-type="float" office:value="0.025937" calcext:value-type="float">
            <text:p>0.025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37" calcext:value-type="float">
            <text:p>2.5937E-05</text:p>
          </table:table-cell>
          <table:table-cell office:value-type="float" office:value="0.000013519" calcext:value-type="float">
            <text:p>1.3519E-05</text:p>
          </table:table-cell>
          <table:table-cell office:value-type="float" office:value="0.000057839" calcext:value-type="float">
            <text:p>5.7839E-05</text:p>
          </table:table-cell>
          <table:table-cell office:value-type="float" office:value="258857" calcext:value-type="float">
            <text:p>258857</text:p>
          </table:table-cell>
          <table:table-cell office:value-type="float" office:value="1000" calcext:value-type="float">
            <text:p>1000</text:p>
          </table:table-cell>
          <table:table-cell office:value-type="float" office:value="258.857" calcext:value-type="float">
            <text:p>258.857</text:p>
          </table:table-cell>
          <table:table-cell office:value-type="float" office:value="147" calcext:value-type="float">
            <text:p>147</text:p>
          </table:table-cell>
          <table:table-cell office:value-type="float" office:value="527" calcext:value-type="float">
            <text:p>527</text:p>
          </table:table-cell>
          <table:table-cell office:value-type="float" office:value="5688" calcext:value-type="float">
            <text:p>5688</text:p>
          </table:table-cell>
          <table:table-cell office:value-type="float" office:value="1000" calcext:value-type="float">
            <text:p>1000</text:p>
          </table:table-cell>
          <table:table-cell office:value-type="float" office:value="5.688" calcext:value-type="float">
            <text:p>5.6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13" calcext:value-type="float">
            <text:p>7413</text:p>
          </table:table-cell>
          <table:table-cell office:value-type="float" office:value="1000" calcext:value-type="float">
            <text:p>1000</text:p>
          </table:table-cell>
          <table:table-cell office:value-type="float" office:value="7.413" calcext:value-type="float">
            <text:p>7.4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25" calcext:value-type="float">
            <text:p>1725</text:p>
          </table:table-cell>
          <table:table-cell office:value-type="float" office:value="1000" calcext:value-type="float">
            <text:p>1000</text:p>
          </table:table-cell>
          <table:table-cell office:value-type="float" office:value="1.725" calcext:value-type="float">
            <text:p>1.7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6117" calcext:value-type="float">
            <text:p>706117</text:p>
          </table:table-cell>
          <table:table-cell office:value-type="float" office:value="1000" calcext:value-type="float">
            <text:p>1000</text:p>
          </table:table-cell>
          <table:table-cell office:value-type="float" office:value="706.117" calcext:value-type="float">
            <text:p>706.117</text:p>
          </table:table-cell>
          <table:table-cell office:value-type="float" office:value="643" calcext:value-type="float">
            <text:p>643</text:p>
          </table:table-cell>
          <table:table-cell office:value-type="float" office:value="763" calcext:value-type="float">
            <text:p>763</text:p>
          </table:table-cell>
          <table:table-cell office:value-type="float" office:value="0.0339977" calcext:value-type="float">
            <text:p>0.03399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9977" calcext:value-type="float">
            <text:p>3.39977E-05</text:p>
          </table:table-cell>
          <table:table-cell office:value-type="float" office:value="0.000015904" calcext:value-type="float">
            <text:p>1.5904E-05</text:p>
          </table:table-cell>
          <table:table-cell office:value-type="float" office:value="0.00007902" calcext:value-type="float">
            <text:p>7.902E-05</text:p>
          </table:table-cell>
          <table:table-cell office:value-type="float" office:value="340414" calcext:value-type="float">
            <text:p>340414</text:p>
          </table:table-cell>
          <table:table-cell office:value-type="float" office:value="1000" calcext:value-type="float">
            <text:p>1000</text:p>
          </table:table-cell>
          <table:table-cell office:value-type="float" office:value="340.414" calcext:value-type="float">
            <text:p>340.414</text:p>
          </table:table-cell>
          <table:table-cell office:value-type="float" office:value="168" calcext:value-type="float">
            <text:p>168</text:p>
          </table:table-cell>
          <table:table-cell office:value-type="float" office:value="725" calcext:value-type="float">
            <text:p>725</text:p>
          </table:table-cell>
          <table:table-cell office:value-type="float" office:value="6889" calcext:value-type="float">
            <text:p>6889</text:p>
          </table:table-cell>
          <table:table-cell office:value-type="float" office:value="1000" calcext:value-type="float">
            <text:p>1000</text:p>
          </table:table-cell>
          <table:table-cell office:value-type="float" office:value="6.889" calcext:value-type="float">
            <text:p>6.88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57" calcext:value-type="float">
            <text:p>9057</text:p>
          </table:table-cell>
          <table:table-cell office:value-type="float" office:value="1000" calcext:value-type="float">
            <text:p>1000</text:p>
          </table:table-cell>
          <table:table-cell office:value-type="float" office:value="9.057" calcext:value-type="float">
            <text:p>9.0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68" calcext:value-type="float">
            <text:p>2168</text:p>
          </table:table-cell>
          <table:table-cell office:value-type="float" office:value="1000" calcext:value-type="float">
            <text:p>1000</text:p>
          </table:table-cell>
          <table:table-cell office:value-type="float" office:value="2.168" calcext:value-type="float">
            <text:p>2.1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3758" calcext:value-type="float">
            <text:p>823758</text:p>
          </table:table-cell>
          <table:table-cell office:value-type="float" office:value="1000" calcext:value-type="float">
            <text:p>1000</text:p>
          </table:table-cell>
          <table:table-cell office:value-type="float" office:value="823.758" calcext:value-type="float">
            <text:p>823.758</text:p>
          </table:table-cell>
          <table:table-cell office:value-type="float" office:value="770" calcext:value-type="float">
            <text:p>770</text:p>
          </table:table-cell>
          <table:table-cell office:value-type="float" office:value="870" calcext:value-type="float">
            <text:p>870</text:p>
          </table:table-cell>
          <table:table-cell office:value-type="float" office:value="0.049581" calcext:value-type="float">
            <text:p>0.0495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581" calcext:value-type="float">
            <text:p>4.9581E-05</text:p>
          </table:table-cell>
          <table:table-cell office:value-type="float" office:value="0.000022997" calcext:value-type="float">
            <text:p>2.2997E-05</text:p>
          </table:table-cell>
          <table:table-cell office:value-type="float" office:value="0.000098749" calcext:value-type="float">
            <text:p>9.8749E-05</text:p>
          </table:table-cell>
          <table:table-cell office:value-type="float" office:value="503292" calcext:value-type="float">
            <text:p>503292</text:p>
          </table:table-cell>
          <table:table-cell office:value-type="float" office:value="1000" calcext:value-type="float">
            <text:p>1000</text:p>
          </table:table-cell>
          <table:table-cell office:value-type="float" office:value="503.292" calcext:value-type="float">
            <text:p>503.292</text:p>
          </table:table-cell>
          <table:table-cell office:value-type="float" office:value="245" calcext:value-type="float">
            <text:p>245</text:p>
          </table:table-cell>
          <table:table-cell office:value-type="float" office:value="1025" calcext:value-type="float">
            <text:p>1025</text:p>
          </table:table-cell>
          <table:table-cell office:value-type="float" office:value="8719" calcext:value-type="float">
            <text:p>8719</text:p>
          </table:table-cell>
          <table:table-cell office:value-type="float" office:value="1000" calcext:value-type="float">
            <text:p>1000</text:p>
          </table:table-cell>
          <table:table-cell office:value-type="float" office:value="8.719" calcext:value-type="float">
            <text:p>8.7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306" calcext:value-type="float">
            <text:p>11306</text:p>
          </table:table-cell>
          <table:table-cell office:value-type="float" office:value="1000" calcext:value-type="float">
            <text:p>1000</text:p>
          </table:table-cell>
          <table:table-cell office:value-type="float" office:value="11.306" calcext:value-type="float">
            <text:p>11.30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87" calcext:value-type="float">
            <text:p>2587</text:p>
          </table:table-cell>
          <table:table-cell office:value-type="float" office:value="1000" calcext:value-type="float">
            <text:p>1000</text:p>
          </table:table-cell>
          <table:table-cell office:value-type="float" office:value="2.587" calcext:value-type="float">
            <text:p>2.5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0730" calcext:value-type="float">
            <text:p>940730</text:p>
          </table:table-cell>
          <table:table-cell office:value-type="float" office:value="1000" calcext:value-type="float">
            <text:p>1000</text:p>
          </table:table-cell>
          <table:table-cell office:value-type="float" office:value="940.73" calcext:value-type="float">
            <text:p>940.73</text:p>
          </table:table-cell>
          <table:table-cell office:value-type="float" office:value="879" calcext:value-type="float">
            <text:p>879</text:p>
          </table:table-cell>
          <table:table-cell office:value-type="float" office:value="983" calcext:value-type="float">
            <text:p>983</text:p>
          </table:table-cell>
          <table:table-cell office:value-type="float" office:value="0.0811046" calcext:value-type="float">
            <text:p>0.0811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1046" calcext:value-type="float">
            <text:p>8.11046E-05</text:p>
          </table:table-cell>
          <table:table-cell office:value-type="float" office:value="0.00003189" calcext:value-type="float">
            <text:p>3.189E-05</text:p>
          </table:table-cell>
          <table:table-cell office:value-type="float" office:value="0.000148897" calcext:value-type="float">
            <text:p>0.000148897</text:p>
          </table:table-cell>
          <table:table-cell office:value-type="float" office:value="839628" calcext:value-type="float">
            <text:p>839628</text:p>
          </table:table-cell>
          <table:table-cell office:value-type="float" office:value="1000" calcext:value-type="float">
            <text:p>1000</text:p>
          </table:table-cell>
          <table:table-cell office:value-type="float" office:value="839.628" calcext:value-type="float">
            <text:p>839.628</text:p>
          </table:table-cell>
          <table:table-cell office:value-type="float" office:value="325" calcext:value-type="float">
            <text:p>325</text:p>
          </table:table-cell>
          <table:table-cell office:value-type="float" office:value="1569" calcext:value-type="float">
            <text:p>1569</text:p>
          </table:table-cell>
          <table:table-cell office:value-type="float" office:value="11537" calcext:value-type="float">
            <text:p>11537</text:p>
          </table:table-cell>
          <table:table-cell office:value-type="float" office:value="1000" calcext:value-type="float">
            <text:p>1000</text:p>
          </table:table-cell>
          <table:table-cell office:value-type="float" office:value="11.537" calcext:value-type="float">
            <text:p>11.5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716" calcext:value-type="float">
            <text:p>14716</text:p>
          </table:table-cell>
          <table:table-cell office:value-type="float" office:value="1000" calcext:value-type="float">
            <text:p>1000</text:p>
          </table:table-cell>
          <table:table-cell office:value-type="float" office:value="14.716" calcext:value-type="float">
            <text:p>14.7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79" calcext:value-type="float">
            <text:p>3179</text:p>
          </table:table-cell>
          <table:table-cell office:value-type="float" office:value="1000" calcext:value-type="float">
            <text:p>1000</text:p>
          </table:table-cell>
          <table:table-cell office:value-type="float" office:value="3.179" calcext:value-type="float">
            <text:p>3.1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58093" calcext:value-type="float">
            <text:p>1058093</text:p>
          </table:table-cell>
          <table:table-cell office:value-type="float" office:value="1000" calcext:value-type="float">
            <text:p>1000</text:p>
          </table:table-cell>
          <table:table-cell office:value-type="float" office:value="1058.09" calcext:value-type="float">
            <text:p>1058.09</text:p>
          </table:table-cell>
          <table:table-cell office:value-type="float" office:value="1025" calcext:value-type="float">
            <text:p>1025</text:p>
          </table:table-cell>
          <table:table-cell office:value-type="float" office:value="1089" calcext:value-type="float">
            <text:p>1089</text:p>
          </table:table-cell>
          <table:table-cell office:value-type="float" office:value="0.189085" calcext:value-type="float">
            <text:p>0.1890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085" calcext:value-type="float">
            <text:p>0.000189085</text:p>
          </table:table-cell>
          <table:table-cell office:value-type="float" office:value="0.000064031" calcext:value-type="float">
            <text:p>6.4031E-05</text:p>
          </table:table-cell>
          <table:table-cell office:value-type="float" office:value="0.000360545" calcext:value-type="float">
            <text:p>0.000360545</text:p>
          </table:table-cell>
          <table:table-cell office:value-type="float" office:value="2023017" calcext:value-type="float">
            <text:p>2023017</text:p>
          </table:table-cell>
          <table:table-cell office:value-type="float" office:value="1000" calcext:value-type="float">
            <text:p>1000</text:p>
          </table:table-cell>
          <table:table-cell office:value-type="float" office:value="2023.02" calcext:value-type="float">
            <text:p>2023.02</text:p>
          </table:table-cell>
          <table:table-cell office:value-type="float" office:value="653" calcext:value-type="float">
            <text:p>653</text:p>
          </table:table-cell>
          <table:table-cell office:value-type="float" office:value="3918" calcext:value-type="float">
            <text:p>3918</text:p>
          </table:table-cell>
          <table:table-cell office:value-type="float" office:value="17533" calcext:value-type="float">
            <text:p>17533</text:p>
          </table:table-cell>
          <table:table-cell office:value-type="float" office:value="1000" calcext:value-type="float">
            <text:p>1000</text:p>
          </table:table-cell>
          <table:table-cell office:value-type="float" office:value="17.533" calcext:value-type="float">
            <text:p>17.53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1121" calcext:value-type="float">
            <text:p>21121</text:p>
          </table:table-cell>
          <table:table-cell office:value-type="float" office:value="1000" calcext:value-type="float">
            <text:p>1000</text:p>
          </table:table-cell>
          <table:table-cell office:value-type="float" office:value="21.121" calcext:value-type="float">
            <text:p>21.12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88" calcext:value-type="float">
            <text:p>3588</text:p>
          </table:table-cell>
          <table:table-cell office:value-type="float" office:value="1000" calcext:value-type="float">
            <text:p>1000</text:p>
          </table:table-cell>
          <table:table-cell office:value-type="float" office:value="3.588" calcext:value-type="float">
            <text:p>3.5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48" calcext:value-type="float">
            <text:p>122348</text:p>
          </table:table-cell>
          <table:table-cell office:value-type="float" office:value="1000" calcext:value-type="float">
            <text:p>1000</text:p>
          </table:table-cell>
          <table:table-cell office:value-type="float" office:value="122.348" calcext:value-type="float">
            <text:p>122.348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  <table:table-cell office:value-type="float" office:value="0.011965" calcext:value-type="float">
            <text:p>0.0119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965" calcext:value-type="float">
            <text:p>1.1965E-05</text:p>
          </table:table-cell>
          <table:table-cell office:value-type="float" office:value="0.000008524" calcext:value-type="float">
            <text:p>8.524E-06</text:p>
          </table:table-cell>
          <table:table-cell office:value-type="float" office:value="0.000026722" calcext:value-type="float">
            <text:p>2.6722E-05</text:p>
          </table:table-cell>
          <table:table-cell office:value-type="float" office:value="130833" calcext:value-type="float">
            <text:p>130833</text:p>
          </table:table-cell>
          <table:table-cell office:value-type="float" office:value="1000" calcext:value-type="float">
            <text:p>1000</text:p>
          </table:table-cell>
          <table:table-cell office:value-type="float" office:value="130.833" calcext:value-type="float">
            <text:p>130.833</text:p>
          </table:table-cell>
          <table:table-cell office:value-type="float" office:value="102" calcext:value-type="float">
            <text:p>102</text:p>
          </table:table-cell>
          <table:table-cell office:value-type="float" office:value="214" calcext:value-type="float">
            <text:p>214</text:p>
          </table:table-cell>
          <table:table-cell office:value-type="float" office:value="2626" calcext:value-type="float">
            <text:p>2626</text:p>
          </table:table-cell>
          <table:table-cell office:value-type="float" office:value="1000" calcext:value-type="float">
            <text:p>1000</text:p>
          </table:table-cell>
          <table:table-cell office:value-type="float" office:value="2.626" calcext:value-type="float">
            <text:p>2.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92" calcext:value-type="float">
            <text:p>3192</text:p>
          </table:table-cell>
          <table:table-cell office:value-type="float" office:value="1000" calcext:value-type="float">
            <text:p>1000</text:p>
          </table:table-cell>
          <table:table-cell office:value-type="float" office:value="3.192" calcext:value-type="float">
            <text:p>3.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office:value-type="float" office:value="1000" calcext:value-type="float">
            <text:p>1000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287" calcext:value-type="float">
            <text:p>245287</text:p>
          </table:table-cell>
          <table:table-cell office:value-type="float" office:value="1000" calcext:value-type="float">
            <text:p>1000</text:p>
          </table:table-cell>
          <table:table-cell office:value-type="float" office:value="245.287" calcext:value-type="float">
            <text:p>245.287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  <table:table-cell office:value-type="float" office:value="0.0141753" calcext:value-type="float">
            <text:p>0.0141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753" calcext:value-type="float">
            <text:p>1.41753E-05</text:p>
          </table:table-cell>
          <table:table-cell office:value-type="float" office:value="0.000008759" calcext:value-type="float">
            <text:p>8.759E-06</text:p>
          </table:table-cell>
          <table:table-cell office:value-type="float" office:value="0.00003573" calcext:value-type="float">
            <text:p>3.573E-05</text:p>
          </table:table-cell>
          <table:table-cell office:value-type="float" office:value="149444" calcext:value-type="float">
            <text:p>149444</text:p>
          </table:table-cell>
          <table:table-cell office:value-type="float" office:value="1000" calcext:value-type="float">
            <text:p>1000</text:p>
          </table:table-cell>
          <table:table-cell office:value-type="float" office:value="149.444" calcext:value-type="float">
            <text:p>149.444</text:p>
          </table:table-cell>
          <table:table-cell office:value-type="float" office:value="104" calcext:value-type="float">
            <text:p>104</text:p>
          </table:table-cell>
          <table:table-cell office:value-type="float" office:value="251" calcext:value-type="float">
            <text:p>251</text:p>
          </table:table-cell>
          <table:table-cell office:value-type="float" office:value="3291" calcext:value-type="float">
            <text:p>3291</text:p>
          </table:table-cell>
          <table:table-cell office:value-type="float" office:value="1000" calcext:value-type="float">
            <text:p>1000</text:p>
          </table:table-cell>
          <table:table-cell office:value-type="float" office:value="3.291" calcext:value-type="float">
            <text:p>3.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84" calcext:value-type="float">
            <text:p>4184</text:p>
          </table:table-cell>
          <table:table-cell office:value-type="float" office:value="1000" calcext:value-type="float">
            <text:p>1000</text:p>
          </table:table-cell>
          <table:table-cell office:value-type="float" office:value="4.184" calcext:value-type="float">
            <text:p>4.1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882" calcext:value-type="float">
            <text:p>367882</text:p>
          </table:table-cell>
          <table:table-cell office:value-type="float" office:value="1000" calcext:value-type="float">
            <text:p>1000</text:p>
          </table:table-cell>
          <table:table-cell office:value-type="float" office:value="367.882" calcext:value-type="float">
            <text:p>367.882</text:p>
          </table:table-cell>
          <table:table-cell office:value-type="float" office:value="314" calcext:value-type="float">
            <text:p>314</text:p>
          </table:table-cell>
          <table:table-cell office:value-type="float" office:value="414" calcext:value-type="float">
            <text:p>414</text:p>
          </table:table-cell>
          <table:table-cell office:value-type="float" office:value="0.0170351" calcext:value-type="float">
            <text:p>0.01703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51" calcext:value-type="float">
            <text:p>1.70351E-05</text:p>
          </table:table-cell>
          <table:table-cell office:value-type="float" office:value="0.000009365" calcext:value-type="float">
            <text:p>9.365E-06</text:p>
          </table:table-cell>
          <table:table-cell office:value-type="float" office:value="0.000038732" calcext:value-type="float">
            <text:p>3.8732E-05</text:p>
          </table:table-cell>
          <table:table-cell office:value-type="float" office:value="175434" calcext:value-type="float">
            <text:p>175434</text:p>
          </table:table-cell>
          <table:table-cell office:value-type="float" office:value="1000" calcext:value-type="float">
            <text:p>1000</text:p>
          </table:table-cell>
          <table:table-cell office:value-type="float" office:value="175.434" calcext:value-type="float">
            <text:p>175.434</text:p>
          </table:table-cell>
          <table:table-cell office:value-type="float" office:value="110" calcext:value-type="float">
            <text:p>110</text:p>
          </table:table-cell>
          <table:table-cell office:value-type="float" office:value="327" calcext:value-type="float">
            <text:p>327</text:p>
          </table:table-cell>
          <table:table-cell office:value-type="float" office:value="3964" calcext:value-type="float">
            <text:p>3964</text:p>
          </table:table-cell>
          <table:table-cell office:value-type="float" office:value="1000" calcext:value-type="float">
            <text:p>1000</text:p>
          </table:table-cell>
          <table:table-cell office:value-type="float" office:value="3.964" calcext:value-type="float">
            <text:p>3.9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48" calcext:value-type="float">
            <text:p>5148</text:p>
          </table:table-cell>
          <table:table-cell office:value-type="float" office:value="1000" calcext:value-type="float">
            <text:p>1000</text:p>
          </table:table-cell>
          <table:table-cell office:value-type="float" office:value="5.148" calcext:value-type="float">
            <text:p>5.1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1.184" calcext:value-type="float">
            <text:p>1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9938" calcext:value-type="float">
            <text:p>489938</text:p>
          </table:table-cell>
          <table:table-cell office:value-type="float" office:value="1000" calcext:value-type="float">
            <text:p>1000</text:p>
          </table:table-cell>
          <table:table-cell office:value-type="float" office:value="489.938" calcext:value-type="float">
            <text:p>489.938</text:p>
          </table:table-cell>
          <table:table-cell office:value-type="float" office:value="440" calcext:value-type="float">
            <text:p>440</text:p>
          </table:table-cell>
          <table:table-cell office:value-type="float" office:value="554" calcext:value-type="float">
            <text:p>554</text:p>
          </table:table-cell>
          <table:table-cell office:value-type="float" office:value="0.0205634" calcext:value-type="float">
            <text:p>0.02056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5634" calcext:value-type="float">
            <text:p>2.05634E-05</text:p>
          </table:table-cell>
          <table:table-cell office:value-type="float" office:value="0.000010867" calcext:value-type="float">
            <text:p>1.0867E-05</text:p>
          </table:table-cell>
          <table:table-cell office:value-type="float" office:value="0.000046989" calcext:value-type="float">
            <text:p>4.6989E-05</text:p>
          </table:table-cell>
          <table:table-cell office:value-type="float" office:value="208095" calcext:value-type="float">
            <text:p>208095</text:p>
          </table:table-cell>
          <table:table-cell office:value-type="float" office:value="1000" calcext:value-type="float">
            <text:p>1000</text:p>
          </table:table-cell>
          <table:table-cell office:value-type="float" office:value="208.095" calcext:value-type="float">
            <text:p>208.095</text:p>
          </table:table-cell>
          <table:table-cell office:value-type="float" office:value="123" calcext:value-type="float">
            <text:p>123</text:p>
          </table:table-cell>
          <table:table-cell office:value-type="float" office:value="449" calcext:value-type="float">
            <text:p>449</text:p>
          </table:table-cell>
          <table:table-cell office:value-type="float" office:value="4714" calcext:value-type="float">
            <text:p>4714</text:p>
          </table:table-cell>
          <table:table-cell office:value-type="float" office:value="1000" calcext:value-type="float">
            <text:p>1000</text:p>
          </table:table-cell>
          <table:table-cell office:value-type="float" office:value="4.714" calcext:value-type="float">
            <text:p>4.7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11" calcext:value-type="float">
            <text:p>6211</text:p>
          </table:table-cell>
          <table:table-cell office:value-type="float" office:value="1000" calcext:value-type="float">
            <text:p>1000</text:p>
          </table:table-cell>
          <table:table-cell office:value-type="float" office:value="6.211" calcext:value-type="float">
            <text:p>6.2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97" calcext:value-type="float">
            <text:p>1497</text:p>
          </table:table-cell>
          <table:table-cell office:value-type="float" office:value="1000" calcext:value-type="float">
            <text:p>1000</text:p>
          </table:table-cell>
          <table:table-cell office:value-type="float" office:value="1.497" calcext:value-type="float">
            <text:p>1.4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3327" calcext:value-type="float">
            <text:p>613327</text:p>
          </table:table-cell>
          <table:table-cell office:value-type="float" office:value="1000" calcext:value-type="float">
            <text:p>1000</text:p>
          </table:table-cell>
          <table:table-cell office:value-type="float" office:value="613.327" calcext:value-type="float">
            <text:p>613.327</text:p>
          </table:table-cell>
          <table:table-cell office:value-type="float" office:value="542" calcext:value-type="float">
            <text:p>542</text:p>
          </table:table-cell>
          <table:table-cell office:value-type="float" office:value="674" calcext:value-type="float">
            <text:p>674</text:p>
          </table:table-cell>
          <table:table-cell office:value-type="float" office:value="0.0262388" calcext:value-type="float">
            <text:p>0.0262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388" calcext:value-type="float">
            <text:p>2.62388E-05</text:p>
          </table:table-cell>
          <table:table-cell office:value-type="float" office:value="0.00001311" calcext:value-type="float">
            <text:p>1.311E-05</text:p>
          </table:table-cell>
          <table:table-cell office:value-type="float" office:value="0.000049639" calcext:value-type="float">
            <text:p>4.9639E-05</text:p>
          </table:table-cell>
          <table:table-cell office:value-type="float" office:value="262652" calcext:value-type="float">
            <text:p>262652</text:p>
          </table:table-cell>
          <table:table-cell office:value-type="float" office:value="1000" calcext:value-type="float">
            <text:p>1000</text:p>
          </table:table-cell>
          <table:table-cell office:value-type="float" office:value="262.652" calcext:value-type="float">
            <text:p>262.652</text:p>
          </table:table-cell>
          <table:table-cell office:value-type="float" office:value="141" calcext:value-type="float">
            <text:p>141</text:p>
          </table:table-cell>
          <table:table-cell office:value-type="float" office:value="477" calcext:value-type="float">
            <text:p>477</text:p>
          </table:table-cell>
          <table:table-cell office:value-type="float" office:value="5693" calcext:value-type="float">
            <text:p>5693</text:p>
          </table:table-cell>
          <table:table-cell office:value-type="float" office:value="1000" calcext:value-type="float">
            <text:p>1000</text:p>
          </table:table-cell>
          <table:table-cell office:value-type="float" office:value="5.693" calcext:value-type="float">
            <text:p>5.6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79" calcext:value-type="float">
            <text:p>7479</text:p>
          </table:table-cell>
          <table:table-cell office:value-type="float" office:value="1000" calcext:value-type="float">
            <text:p>1000</text:p>
          </table:table-cell>
          <table:table-cell office:value-type="float" office:value="7.479" calcext:value-type="float">
            <text:p>7.4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86" calcext:value-type="float">
            <text:p>1786</text:p>
          </table:table-cell>
          <table:table-cell office:value-type="float" office:value="1000" calcext:value-type="float">
            <text:p>1000</text:p>
          </table:table-cell>
          <table:table-cell office:value-type="float" office:value="1.786" calcext:value-type="float">
            <text:p>1.7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798" calcext:value-type="float">
            <text:p>734798</text:p>
          </table:table-cell>
          <table:table-cell office:value-type="float" office:value="1000" calcext:value-type="float">
            <text:p>1000</text:p>
          </table:table-cell>
          <table:table-cell office:value-type="float" office:value="734.798" calcext:value-type="float">
            <text:p>734.798</text:p>
          </table:table-cell>
          <table:table-cell office:value-type="float" office:value="666" calcext:value-type="float">
            <text:p>666</text:p>
          </table:table-cell>
          <table:table-cell office:value-type="float" office:value="789" calcext:value-type="float">
            <text:p>789</text:p>
          </table:table-cell>
          <table:table-cell office:value-type="float" office:value="0.034794" calcext:value-type="float">
            <text:p>0.034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794" calcext:value-type="float">
            <text:p>3.4794E-05</text:p>
          </table:table-cell>
          <table:table-cell office:value-type="float" office:value="0.000013994" calcext:value-type="float">
            <text:p>1.3994E-05</text:p>
          </table:table-cell>
          <table:table-cell office:value-type="float" office:value="0.000082701" calcext:value-type="float">
            <text:p>8.2701E-05</text:p>
          </table:table-cell>
          <table:table-cell office:value-type="float" office:value="348410" calcext:value-type="float">
            <text:p>348410</text:p>
          </table:table-cell>
          <table:table-cell office:value-type="float" office:value="1000" calcext:value-type="float">
            <text:p>1000</text:p>
          </table:table-cell>
          <table:table-cell office:value-type="float" office:value="348.41" calcext:value-type="float">
            <text:p>348.41</text:p>
          </table:table-cell>
          <table:table-cell office:value-type="float" office:value="153" calcext:value-type="float">
            <text:p>153</text:p>
          </table:table-cell>
          <table:table-cell office:value-type="float" office:value="792" calcext:value-type="float">
            <text:p>792</text:p>
          </table:table-cell>
          <table:table-cell office:value-type="float" office:value="6940" calcext:value-type="float">
            <text:p>6940</text:p>
          </table:table-cell>
          <table:table-cell office:value-type="float" office:value="1000" calcext:value-type="float">
            <text:p>1000</text:p>
          </table:table-cell>
          <table:table-cell office:value-type="float" office:value="6.94" calcext:value-type="float">
            <text:p>6.9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03" calcext:value-type="float">
            <text:p>9103</text:p>
          </table:table-cell>
          <table:table-cell office:value-type="float" office:value="1000" calcext:value-type="float">
            <text:p>1000</text:p>
          </table:table-cell>
          <table:table-cell office:value-type="float" office:value="9.103" calcext:value-type="float">
            <text:p>9.1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63" calcext:value-type="float">
            <text:p>2163</text:p>
          </table:table-cell>
          <table:table-cell office:value-type="float" office:value="1000" calcext:value-type="float">
            <text:p>1000</text:p>
          </table:table-cell>
          <table:table-cell office:value-type="float" office:value="2.163" calcext:value-type="float">
            <text:p>2.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6646" calcext:value-type="float">
            <text:p>856646</text:p>
          </table:table-cell>
          <table:table-cell office:value-type="float" office:value="1000" calcext:value-type="float">
            <text:p>1000</text:p>
          </table:table-cell>
          <table:table-cell office:value-type="float" office:value="856.646" calcext:value-type="float">
            <text:p>856.646</text:p>
          </table:table-cell>
          <table:table-cell office:value-type="float" office:value="810" calcext:value-type="float">
            <text:p>810</text:p>
          </table:table-cell>
          <table:table-cell office:value-type="float" office:value="911" calcext:value-type="float">
            <text:p>911</text:p>
          </table:table-cell>
          <table:table-cell office:value-type="float" office:value="0.049748" calcext:value-type="float">
            <text:p>0.049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748" calcext:value-type="float">
            <text:p>4.9748E-05</text:p>
          </table:table-cell>
          <table:table-cell office:value-type="float" office:value="0.000021544" calcext:value-type="float">
            <text:p>2.1544E-05</text:p>
          </table:table-cell>
          <table:table-cell office:value-type="float" office:value="0.000118648" calcext:value-type="float">
            <text:p>0.000118648</text:p>
          </table:table-cell>
          <table:table-cell office:value-type="float" office:value="504818" calcext:value-type="float">
            <text:p>504818</text:p>
          </table:table-cell>
          <table:table-cell office:value-type="float" office:value="1000" calcext:value-type="float">
            <text:p>1000</text:p>
          </table:table-cell>
          <table:table-cell office:value-type="float" office:value="504.818" calcext:value-type="float">
            <text:p>504.818</text:p>
          </table:table-cell>
          <table:table-cell office:value-type="float" office:value="222" calcext:value-type="float">
            <text:p>222</text:p>
          </table:table-cell>
          <table:table-cell office:value-type="float" office:value="1089" calcext:value-type="float">
            <text:p>1089</text:p>
          </table:table-cell>
          <table:table-cell office:value-type="float" office:value="8716" calcext:value-type="float">
            <text:p>8716</text:p>
          </table:table-cell>
          <table:table-cell office:value-type="float" office:value="1000" calcext:value-type="float">
            <text:p>1000</text:p>
          </table:table-cell>
          <table:table-cell office:value-type="float" office:value="8.716" calcext:value-type="float">
            <text:p>8.7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393" calcext:value-type="float">
            <text:p>11393</text:p>
          </table:table-cell>
          <table:table-cell office:value-type="float" office:value="1000" calcext:value-type="float">
            <text:p>1000</text:p>
          </table:table-cell>
          <table:table-cell office:value-type="float" office:value="11.393" calcext:value-type="float">
            <text:p>11.39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77" calcext:value-type="float">
            <text:p>2677</text:p>
          </table:table-cell>
          <table:table-cell office:value-type="float" office:value="1000" calcext:value-type="float">
            <text:p>1000</text:p>
          </table:table-cell>
          <table:table-cell office:value-type="float" office:value="2.677" calcext:value-type="float">
            <text:p>2.6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227" calcext:value-type="float">
            <text:p>980227</text:p>
          </table:table-cell>
          <table:table-cell office:value-type="float" office:value="1000" calcext:value-type="float">
            <text:p>1000</text:p>
          </table:table-cell>
          <table:table-cell office:value-type="float" office:value="980.227" calcext:value-type="float">
            <text:p>980.227</text:p>
          </table:table-cell>
          <table:table-cell office:value-type="float" office:value="939" calcext:value-type="float">
            <text:p>939</text:p>
          </table:table-cell>
          <table:table-cell office:value-type="float" office:value="1020" calcext:value-type="float">
            <text:p>1020</text:p>
          </table:table-cell>
          <table:table-cell office:value-type="float" office:value="0.0848883" calcext:value-type="float">
            <text:p>0.0848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8883" calcext:value-type="float">
            <text:p>8.48883E-05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0.000187214" calcext:value-type="float">
            <text:p>0.000187214</text:p>
          </table:table-cell>
          <table:table-cell office:value-type="float" office:value="881740" calcext:value-type="float">
            <text:p>881740</text:p>
          </table:table-cell>
          <table:table-cell office:value-type="float" office:value="1000" calcext:value-type="float">
            <text:p>1000</text:p>
          </table:table-cell>
          <table:table-cell office:value-type="float" office:value="881.74" calcext:value-type="float">
            <text:p>881.74</text:p>
          </table:table-cell>
          <table:table-cell office:value-type="float" office:value="316" calcext:value-type="float">
            <text:p>316</text:p>
          </table:table-cell>
          <table:table-cell office:value-type="float" office:value="1670" calcext:value-type="float">
            <text:p>1670</text:p>
          </table:table-cell>
          <table:table-cell office:value-type="float" office:value="11723" calcext:value-type="float">
            <text:p>11723</text:p>
          </table:table-cell>
          <table:table-cell office:value-type="float" office:value="1000" calcext:value-type="float">
            <text:p>1000</text:p>
          </table:table-cell>
          <table:table-cell office:value-type="float" office:value="11.723" calcext:value-type="float">
            <text:p>11.7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890" calcext:value-type="float">
            <text:p>14890</text:p>
          </table:table-cell>
          <table:table-cell office:value-type="float" office:value="1000" calcext:value-type="float">
            <text:p>1000</text:p>
          </table:table-cell>
          <table:table-cell office:value-type="float" office:value="14.89" calcext:value-type="float">
            <text:p>14.8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67" calcext:value-type="float">
            <text:p>3167</text:p>
          </table:table-cell>
          <table:table-cell office:value-type="float" office:value="1000" calcext:value-type="float">
            <text:p>1000</text:p>
          </table:table-cell>
          <table:table-cell office:value-type="float" office:value="3.167" calcext:value-type="float">
            <text:p>3.1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564" calcext:value-type="float">
            <text:p>1102564</text:p>
          </table:table-cell>
          <table:table-cell office:value-type="float" office:value="1000" calcext:value-type="float">
            <text:p>1000</text:p>
          </table:table-cell>
          <table:table-cell office:value-type="float" office:value="1102.56" calcext:value-type="float">
            <text:p>1102.56</text:p>
          </table:table-cell>
          <table:table-cell office:value-type="float" office:value="1069" calcext:value-type="float">
            <text:p>1069</text:p>
          </table:table-cell>
          <table:table-cell office:value-type="float" office:value="1132" calcext:value-type="float">
            <text:p>1132</text:p>
          </table:table-cell>
          <table:table-cell office:value-type="float" office:value="0.193614" calcext:value-type="float">
            <text:p>0.1936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614" calcext:value-type="float">
            <text:p>0.000193614</text:p>
          </table:table-cell>
          <table:table-cell office:value-type="float" office:value="0.00008986" calcext:value-type="float">
            <text:p>8.986E-05</text:p>
          </table:table-cell>
          <table:table-cell office:value-type="float" office:value="0.000381288" calcext:value-type="float">
            <text:p>0.000381288</text:p>
          </table:table-cell>
          <table:table-cell office:value-type="float" office:value="2075625" calcext:value-type="float">
            <text:p>2075625</text:p>
          </table:table-cell>
          <table:table-cell office:value-type="float" office:value="1000" calcext:value-type="float">
            <text:p>1000</text:p>
          </table:table-cell>
          <table:table-cell office:value-type="float" office:value="2075.62" calcext:value-type="float">
            <text:p>2075.62</text:p>
          </table:table-cell>
          <table:table-cell office:value-type="float" office:value="938" calcext:value-type="float">
            <text:p>938</text:p>
          </table:table-cell>
          <table:table-cell office:value-type="float" office:value="4153" calcext:value-type="float">
            <text:p>4153</text:p>
          </table:table-cell>
          <table:table-cell office:value-type="float" office:value="17695" calcext:value-type="float">
            <text:p>17695</text:p>
          </table:table-cell>
          <table:table-cell office:value-type="float" office:value="1000" calcext:value-type="float">
            <text:p>1000</text:p>
          </table:table-cell>
          <table:table-cell office:value-type="float" office:value="17.695" calcext:value-type="float">
            <text:p>17.69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412" calcext:value-type="float">
            <text:p>21412</text:p>
          </table:table-cell>
          <table:table-cell office:value-type="float" office:value="1000" calcext:value-type="float">
            <text:p>1000</text:p>
          </table:table-cell>
          <table:table-cell office:value-type="float" office:value="21.412" calcext:value-type="float">
            <text:p>21.4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17" calcext:value-type="float">
            <text:p>3717</text:p>
          </table:table-cell>
          <table:table-cell office:value-type="float" office:value="1000" calcext:value-type="float">
            <text:p>1000</text:p>
          </table:table-cell>
          <table:table-cell office:value-type="float" office:value="3.717" calcext:value-type="float">
            <text:p>3.7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ata" table:style-name="ta1">
        <table:table-column table:style-name="co17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Q$1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Q$1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Q$1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Q$10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Q$10]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Q$10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Q$10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Q$10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Q$10]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Q$10]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Q$10]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Q$10]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Q$10]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Q$10]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Q$10]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Q$10]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Q$10]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Q$10]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Q$10]"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Q$10]"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Q$10]"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Q$10]"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Q$10]"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Q$10]"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Q$10]"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Q$10]"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summary_31.$Q$10]"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summary_32.$Q$10]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summary_33.$Q$10]"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summary_34.$Q$10]"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summary_35.$Q$10]"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summary_36.$Q$10]"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summary_37.$Q$10]"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summary_38.$Q$10]"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summary_39.$Q$10]"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Q$10]"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summary_41.$Q$10]"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summary_42.$Q$10]"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summary_43.$Q$10]"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summary_44.$Q$10]"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summary_45.$Q$10]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summary_46.$Q$10]"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summary_47.$Q$10]"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summary_48.$Q$10]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summary_49.$Q$10]"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Q$10]" office:value-type="float" office:value="4153" calcext:value-type="float">
            <text:p>4153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.03pt" svg:y="0.03pt">
            <draw:object draw:notify-on-update-of-ranges="summary_5.B2:summary_5.B10 summary_5.AD2:summary_5.AD10 summary_10.B2:summary_10.B10 summary_10.AD2:summary_10.AD10 summary_15.B2:summary_15.B10 summary_15.AD2:summary_15.AD10 summary_20.B2:summary_20.B10 summary_20.AD2:summary_20.AD10 summary_25.B2:summary_25.B10 summary_25.AD2:summary_25.AD10 summary_30.B2:summary_30.B10 summary_30.AD2:summary_30.AD10 summary_35.B2:summary_35.B10 summary_35.AD2:summary_35.AD10 summary_40.B2:summary_40.B10 summary_40.AD2:summary_40.AD10 summary_45.B2:summary_45.B10 summary_45.AD2:summary_45.AD10 summary_50.B2:summary_50.B10 summary_50.AD2:summary_50.A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0pt" svg:y="280.83pt">
            <draw:object draw:notify-on-update-of-ranges="data.A1:data.A46 data.B1:data.B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513.3pt" svg:y="0pt">
            <draw:object draw:notify-on-update-of-ranges="summary_5.B2:summary_5.B10 summary_5.O2:summary_5.O10 summary_10.B2:summary_10.B10 summary_10.O2:summary_10.O10 summary_15.B2:summary_15.B10 summary_15.O2:summary_15.O10 summary_20.B2:summary_20.B10 summary_20.O2:summary_20.O10 summary_25.B2:summary_25.B10 summary_25.O2:summary_25.O10 summary_30.B2:summary_30.B10 summary_30.O2:summary_30.O10 summary_35.B2:summary_35.B10 summary_35.O2:summary_35.O10 summary_40.B2:summary_40.B10 summary_40.O2:summary_40.O10 summary_45.B2:summary_45.B10 summary_45.O2:summary_45.O10 summary_50.B2:summary_50.B10 summary_50.O2:summary_50.O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6:57:07.047611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2T17:00:14.706398161</dc:date>
    <meta:editing-duration>PT1H36M34S</meta:editing-duration>
    <meta:editing-cycles>20</meta:editing-cycles>
    <meta:generator>LibreOffice/6.2.7.1$Linux_X86_64 LibreOffice_project/20$Build-1</meta:generator>
    <meta:document-statistic meta:table-count="48" meta:cell-count="148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45cm" svg:y="0.316cm" chart:style-name="ch2">
          <text:p>steps=0.5021n^2+66.1501-431.2062</text:p>
        </chart:title>
        <chart:legend chart:legend-position="end" svg:x="11.825cm" svg:y="3.952cm" style:legend-expansion="high" chart:style-name="ch3"/>
        <chart:plot-area chart:style-name="ch4" table:cell-range-address="data.A1:data.B46" chart:data-source-has-labels="row" svg:x="1.331cm" svg:y="1.275cm" svg:width="10.174cm" svg:height="6.564cm">
          <chartooo:coordinate-region svg:x="2.323cm" svg:y="1.474cm" svg:width="8.995cm" svg:height="5.718cm"/>
          <chart:axis chart:dimension="x" chart:name="primary-x" chart:style-name="ch5">
            <chart:title svg:x="5.951cm" svg:y="8.019cm" chart:style-name="ch6">
              <text:p>Order</text:p>
            </chart:title>
          </chart:axis>
          <chart:axis chart:dimension="y" chart:name="primary-y" chart:style-name="ch5">
            <chart:title svg:x="0.451cm" svg:y="5.368cm" chart:style-name="ch7">
              <text:p>Max Steps</text:p>
            </chart:title>
            <chart:grid chart:style-name="ch8" chart:class="major"/>
          </chart:axis>
          <chart:series chart:style-name="ch9" chart:values-cell-range-address="data.B1:data.B46" loext:label-string="&quot;P=90&quot;" chart:class="chart:scatter">
            <chart:domain table:cell-range-address="data.A1:data.A46"/>
            <chart:regression-curve chart:style-name="ch1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46</svg:desc>
                </draw:g>
              </table:table-cell>
              <table:table-cell office:value-type="float" office:value="37">
                <text:p>37</text:p>
                <draw:g>
                  <svg:desc>data.B1:data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153">
                <text:p>4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AD2:summary_5.AD10 summary_10.AD2:summary_10.AD10 summary_15.AD2:summary_15.AD10 summary_20.AD2:summary_20.AD10 summary_25.AD2:summary_25.AD10 summary_30.AD2:summary_30.AD10 summary_35.AD2:summary_35.AD10 summary_40.AD2:summary_40.AD10 summary_45.AD2:summary_45.AD10 summary_50.AD2:summary_50.AD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73cm" chart:style-name="ch6">
              <text:p>Mean Error</text:p>
            </chart:title>
            <chart:grid chart:style-name="ch7" chart:class="major"/>
          </chart:axis>
          <chart:series chart:style-name="ch8" chart:values-cell-range-address="summary_5.AD2:summary_5.AD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D2:summary_10.AD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D2:summary_15.AD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D2:summary_20.AD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D2:summary_25.AD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AD2:summary_30.AD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AD2:summary_35.AD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AD2:summary_40.AD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AD2:summary_45.AD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AD2:summary_50.AD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.003">
                <text:p>0.003</text:p>
                <draw:g>
                  <svg:desc>summary_5.AD2:summary_5.AD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47">
                <text:p>0.047</text:p>
                <draw:g>
                  <svg:desc>summary_10.AD2:summary_10.AD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.188">
                <text:p>0.188</text:p>
                <draw:g>
                  <svg:desc>summary_15.AD2:summary_15.AD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397">
                <text:p>0.397</text:p>
                <draw:g>
                  <svg:desc>summary_20.AD2:summary_20.AD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0.532">
                <text:p>0.532</text:p>
                <draw:g>
                  <svg:desc>summary_25.AD2:summary_25.AD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0.551">
                <text:p>0.551</text:p>
                <draw:g>
                  <svg:desc>summary_30.AD2:summary_30.AD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0.55">
                <text:p>0.55</text:p>
                <draw:g>
                  <svg:desc>summary_35.AD2:summary_35.AD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0.59">
                <text:p>0.59</text:p>
                <draw:g>
                  <svg:desc>summary_40.AD2:summary_40.AD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0.537">
                <text:p>0.537</text:p>
                <draw:g>
                  <svg:desc>summary_45.AD2:summary_45.AD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0.566">
                <text:p>0.566</text:p>
                <draw:g>
                  <svg:desc>summary_50.AD2:summary_50.A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8">
                <text:p>0.018</text:p>
              </table:table-cell>
              <table:table-cell office:value-type="float" office:value="20">
                <text:p>20</text:p>
              </table:table-cell>
              <table:table-cell office:value-type="float" office:value="0.212">
                <text:p>0.212</text:p>
              </table:table-cell>
              <table:table-cell office:value-type="float" office:value="20">
                <text:p>20</text:p>
              </table:table-cell>
              <table:table-cell office:value-type="float" office:value="0.445">
                <text:p>0.445</text:p>
              </table:table-cell>
              <table:table-cell office:value-type="float" office:value="20">
                <text:p>20</text:p>
              </table:table-cell>
              <table:table-cell office:value-type="float" office:value="0.464">
                <text:p>0.464</text:p>
              </table:table-cell>
              <table:table-cell office:value-type="float" office:value="20">
                <text:p>20</text:p>
              </table:table-cell>
              <table:table-cell office:value-type="float" office:value="0.555">
                <text:p>0.555</text:p>
              </table:table-cell>
              <table:table-cell office:value-type="float" office:value="20">
                <text:p>20</text:p>
              </table:table-cell>
              <table:table-cell office:value-type="float" office:value="0.733">
                <text:p>0.733</text:p>
              </table:table-cell>
              <table:table-cell office:value-type="float" office:value="20">
                <text:p>20</text:p>
              </table:table-cell>
              <table:table-cell office:value-type="float" office:value="0.819">
                <text:p>0.819</text:p>
              </table:table-cell>
              <table:table-cell office:value-type="float" office:value="20">
                <text:p>20</text:p>
              </table:table-cell>
              <table:table-cell office:value-type="float" office:value="0.84">
                <text:p>0.84</text:p>
              </table:table-cell>
              <table:table-cell office:value-type="float" office:value="20">
                <text:p>20</text:p>
              </table:table-cell>
              <table:table-cell office:value-type="float" office:value="0.91">
                <text:p>0.91</text:p>
              </table:table-cell>
              <table:table-cell office:value-type="float" office:value="20">
                <text:p>2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47">
                <text:p>0.047</text:p>
              </table:table-cell>
              <table:table-cell office:value-type="float" office:value="30">
                <text:p>30</text:p>
              </table:table-cell>
              <table:table-cell office:value-type="float" office:value="0.366">
                <text:p>0.366</text:p>
              </table:table-cell>
              <table:table-cell office:value-type="float" office:value="30">
                <text:p>30</text:p>
              </table:table-cell>
              <table:table-cell office:value-type="float" office:value="0.467">
                <text:p>0.467</text:p>
              </table:table-cell>
              <table:table-cell office:value-type="float" office:value="30">
                <text:p>30</text:p>
              </table:table-cell>
              <table:table-cell office:value-type="float" office:value="0.669">
                <text:p>0.669</text:p>
              </table:table-cell>
              <table:table-cell office:value-type="float" office:value="30">
                <text:p>30</text:p>
              </table:table-cell>
              <table:table-cell office:value-type="float" office:value="0.758">
                <text:p>0.758</text:p>
              </table:table-cell>
              <table:table-cell office:value-type="float" office:value="30">
                <text:p>30</text:p>
              </table:table-cell>
              <table:table-cell office:value-type="float" office:value="0.879">
                <text:p>0.879</text:p>
              </table:table-cell>
              <table:table-cell office:value-type="float" office:value="30">
                <text:p>30</text:p>
              </table:table-cell>
              <table:table-cell office:value-type="float" office:value="0.956">
                <text:p>0.956</text:p>
              </table:table-cell>
              <table:table-cell office:value-type="float" office:value="30">
                <text:p>30</text:p>
              </table:table-cell>
              <table:table-cell office:value-type="float" office:value="1.102">
                <text:p>1.102</text:p>
              </table:table-cell>
              <table:table-cell office:value-type="float" office:value="30">
                <text:p>30</text:p>
              </table:table-cell>
              <table:table-cell office:value-type="float" office:value="1.149">
                <text:p>1.149</text:p>
              </table:table-cell>
              <table:table-cell office:value-type="float" office:value="30">
                <text:p>3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08">
                <text:p>0.108</text:p>
              </table:table-cell>
              <table:table-cell office:value-type="float" office:value="40">
                <text:p>40</text:p>
              </table:table-cell>
              <table:table-cell office:value-type="float" office:value="0.366">
                <text:p>0.366</text:p>
              </table:table-cell>
              <table:table-cell office:value-type="float" office:value="40">
                <text:p>40</text:p>
              </table:table-cell>
              <table:table-cell office:value-type="float" office:value="0.598">
                <text:p>0.598</text:p>
              </table:table-cell>
              <table:table-cell office:value-type="float" office:value="40">
                <text:p>40</text:p>
              </table:table-cell>
              <table:table-cell office:value-type="float" office:value="0.787">
                <text:p>0.787</text:p>
              </table:table-cell>
              <table:table-cell office:value-type="float" office:value="40">
                <text:p>40</text:p>
              </table:table-cell>
              <table:table-cell office:value-type="float" office:value="0.965">
                <text:p>0.965</text:p>
              </table:table-cell>
              <table:table-cell office:value-type="float" office:value="40">
                <text:p>40</text:p>
              </table:table-cell>
              <table:table-cell office:value-type="float" office:value="1.091">
                <text:p>1.091</text:p>
              </table:table-cell>
              <table:table-cell office:value-type="float" office:value="40">
                <text:p>40</text:p>
              </table:table-cell>
              <table:table-cell office:value-type="float" office:value="1.155">
                <text:p>1.155</text:p>
              </table:table-cell>
              <table:table-cell office:value-type="float" office:value="40">
                <text:p>40</text:p>
              </table:table-cell>
              <table:table-cell office:value-type="float" office:value="1.317">
                <text:p>1.317</text:p>
              </table:table-cell>
              <table:table-cell office:value-type="float" office:value="40">
                <text:p>40</text:p>
              </table:table-cell>
              <table:table-cell office:value-type="float" office:value="1.399">
                <text:p>1.399</text:p>
              </table:table-cell>
              <table:table-cell office:value-type="float" office:value="40">
                <text:p>40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45">
                <text:p>0.145</text:p>
              </table:table-cell>
              <table:table-cell office:value-type="float" office:value="50">
                <text:p>50</text:p>
              </table:table-cell>
              <table:table-cell office:value-type="float" office:value="0.449">
                <text:p>0.449</text:p>
              </table:table-cell>
              <table:table-cell office:value-type="float" office:value="50">
                <text:p>50</text:p>
              </table:table-cell>
              <table:table-cell office:value-type="float" office:value="0.733">
                <text:p>0.733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50">
                <text:p>50</text:p>
              </table:table-cell>
              <table:table-cell office:value-type="float" office:value="1.127">
                <text:p>1.127</text:p>
              </table:table-cell>
              <table:table-cell office:value-type="float" office:value="50">
                <text:p>50</text:p>
              </table:table-cell>
              <table:table-cell office:value-type="float" office:value="1.283">
                <text:p>1.283</text:p>
              </table:table-cell>
              <table:table-cell office:value-type="float" office:value="50">
                <text:p>50</text:p>
              </table:table-cell>
              <table:table-cell office:value-type="float" office:value="1.437">
                <text:p>1.437</text:p>
              </table:table-cell>
              <table:table-cell office:value-type="float" office:value="50">
                <text:p>50</text:p>
              </table:table-cell>
              <table:table-cell office:value-type="float" office:value="1.624">
                <text:p>1.624</text:p>
              </table:table-cell>
              <table:table-cell office:value-type="float" office:value="50">
                <text:p>50</text:p>
              </table:table-cell>
              <table:table-cell office:value-type="float" office:value="1.693">
                <text:p>1.693</text:p>
              </table:table-cell>
              <table:table-cell office:value-type="float" office:value="50">
                <text:p>50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198">
                <text:p>0.198</text:p>
              </table:table-cell>
              <table:table-cell office:value-type="float" office:value="60">
                <text:p>60</text:p>
              </table:table-cell>
              <table:table-cell office:value-type="float" office:value="0.499">
                <text:p>0.499</text:p>
              </table:table-cell>
              <table:table-cell office:value-type="float" office:value="60">
                <text:p>60</text:p>
              </table:table-cell>
              <table:table-cell office:value-type="float" office:value="0.793">
                <text:p>0.793</text:p>
              </table:table-cell>
              <table:table-cell office:value-type="float" office:value="60">
                <text:p>60</text:p>
              </table:table-cell>
              <table:table-cell office:value-type="float" office:value="1.104">
                <text:p>1.104</text:p>
              </table:table-cell>
              <table:table-cell office:value-type="float" office:value="60">
                <text:p>60</text:p>
              </table:table-cell>
              <table:table-cell office:value-type="float" office:value="1.282">
                <text:p>1.282</text:p>
              </table:table-cell>
              <table:table-cell office:value-type="float" office:value="60">
                <text:p>60</text:p>
              </table:table-cell>
              <table:table-cell office:value-type="float" office:value="1.503">
                <text:p>1.503</text:p>
              </table:table-cell>
              <table:table-cell office:value-type="float" office:value="60">
                <text:p>60</text:p>
              </table:table-cell>
              <table:table-cell office:value-type="float" office:value="1.71">
                <text:p>1.71</text:p>
              </table:table-cell>
              <table:table-cell office:value-type="float" office:value="60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60">
                <text:p>60</text:p>
              </table:table-cell>
              <table:table-cell office:value-type="float" office:value="2.031">
                <text:p>2.031</text:p>
              </table:table-cell>
              <table:table-cell office:value-type="float" office:value="60">
                <text:p>60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171">
                <text:p>0.171</text:p>
              </table:table-cell>
              <table:table-cell office:value-type="float" office:value="70">
                <text:p>70</text:p>
              </table:table-cell>
              <table:table-cell office:value-type="float" office:value="0.51">
                <text:p>0.51</text:p>
              </table:table-cell>
              <table:table-cell office:value-type="float" office:value="70">
                <text:p>70</text:p>
              </table:table-cell>
              <table:table-cell office:value-type="float" office:value="0.875">
                <text:p>0.875</text:p>
              </table:table-cell>
              <table:table-cell office:value-type="float" office:value="70">
                <text:p>70</text:p>
              </table:table-cell>
              <table:table-cell office:value-type="float" office:value="1.169">
                <text:p>1.169</text:p>
              </table:table-cell>
              <table:table-cell office:value-type="float" office:value="70">
                <text:p>70</text:p>
              </table:table-cell>
              <table:table-cell office:value-type="float" office:value="1.55">
                <text:p>1.55</text:p>
              </table:table-cell>
              <table:table-cell office:value-type="float" office:value="70">
                <text:p>70</text:p>
              </table:table-cell>
              <table:table-cell office:value-type="float" office:value="1.764">
                <text:p>1.764</text:p>
              </table:table-cell>
              <table:table-cell office:value-type="float" office:value="70">
                <text:p>70</text:p>
              </table:table-cell>
              <table:table-cell office:value-type="float" office:value="1.971">
                <text:p>1.971</text:p>
              </table:table-cell>
              <table:table-cell office:value-type="float" office:value="70">
                <text:p>70</text:p>
              </table:table-cell>
              <table:table-cell office:value-type="float" office:value="2.214">
                <text:p>2.214</text:p>
              </table:table-cell>
              <table:table-cell office:value-type="float" office:value="70">
                <text:p>70</text:p>
              </table:table-cell>
              <table:table-cell office:value-type="float" office:value="2.438">
                <text:p>2.438</text:p>
              </table:table-cell>
              <table:table-cell office:value-type="float" office:value="70">
                <text:p>70</text:p>
              </table:table-cell>
              <table:table-cell office:value-type="float" office:value="2.677">
                <text:p>2.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142">
                <text:p>0.142</text:p>
              </table:table-cell>
              <table:table-cell office:value-type="float" office:value="80">
                <text:p>80</text:p>
              </table:table-cell>
              <table:table-cell office:value-type="float" office:value="0.469">
                <text:p>0.469</text:p>
              </table:table-cell>
              <table:table-cell office:value-type="float" office:value="80">
                <text:p>80</text:p>
              </table:table-cell>
              <table:table-cell office:value-type="float" office:value="0.959">
                <text:p>0.959</text:p>
              </table:table-cell>
              <table:table-cell office:value-type="float" office:value="80">
                <text:p>80</text:p>
              </table:table-cell>
              <table:table-cell office:value-type="float" office:value="1.26">
                <text:p>1.26</text:p>
              </table:table-cell>
              <table:table-cell office:value-type="float" office:value="80">
                <text:p>80</text:p>
              </table:table-cell>
              <table:table-cell office:value-type="float" office:value="1.644">
                <text:p>1.644</text:p>
              </table:table-cell>
              <table:table-cell office:value-type="float" office:value="80">
                <text:p>80</text:p>
              </table:table-cell>
              <table:table-cell office:value-type="float" office:value="1.965">
                <text:p>1.965</text:p>
              </table:table-cell>
              <table:table-cell office:value-type="float" office:value="80">
                <text:p>80</text:p>
              </table:table-cell>
              <table:table-cell office:value-type="float" office:value="2.338">
                <text:p>2.338</text:p>
              </table:table-cell>
              <table:table-cell office:value-type="float" office:value="80">
                <text:p>80</text:p>
              </table:table-cell>
              <table:table-cell office:value-type="float" office:value="2.652">
                <text:p>2.652</text:p>
              </table:table-cell>
              <table:table-cell office:value-type="float" office:value="80">
                <text:p>80</text:p>
              </table:table-cell>
              <table:table-cell office:value-type="float" office:value="2.867">
                <text:p>2.867</text:p>
              </table:table-cell>
              <table:table-cell office:value-type="float" office:value="80">
                <text:p>80</text:p>
              </table:table-cell>
              <table:table-cell office:value-type="float" office:value="3.167">
                <text:p>3.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37">
                <text:p>0.037</text:p>
              </table:table-cell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90">
                <text:p>90</text:p>
              </table:table-cell>
              <table:table-cell office:value-type="float" office:value="0.691">
                <text:p>0.691</text:p>
              </table:table-cell>
              <table:table-cell office:value-type="float" office:value="90">
                <text:p>90</text:p>
              </table:table-cell>
              <table:table-cell office:value-type="float" office:value="1.056">
                <text:p>1.056</text:p>
              </table:table-cell>
              <table:table-cell office:value-type="float" office:value="90">
                <text:p>90</text:p>
              </table:table-cell>
              <table:table-cell office:value-type="float" office:value="1.521">
                <text:p>1.521</text:p>
              </table:table-cell>
              <table:table-cell office:value-type="float" office:value="90">
                <text:p>90</text:p>
              </table:table-cell>
              <table:table-cell office:value-type="float" office:value="2.06">
                <text:p>2.06</text:p>
              </table:table-cell>
              <table:table-cell office:value-type="float" office:value="90">
                <text:p>90</text:p>
              </table:table-cell>
              <table:table-cell office:value-type="float" office:value="2.441">
                <text:p>2.441</text:p>
              </table:table-cell>
              <table:table-cell office:value-type="float" office:value="90">
                <text:p>90</text:p>
              </table:table-cell>
              <table:table-cell office:value-type="float" office:value="2.748">
                <text:p>2.748</text:p>
              </table:table-cell>
              <table:table-cell office:value-type="float" office:value="90">
                <text:p>90</text:p>
              </table:table-cell>
              <table:table-cell office:value-type="float" office:value="3.265">
                <text:p>3.265</text:p>
              </table:table-cell>
              <table:table-cell office:value-type="float" office:value="90">
                <text:p>90</text:p>
              </table:table-cell>
              <table:table-cell office:value-type="float" office:value="3.717">
                <text:p>3.7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O2:summary_5.O10 summary_10.O2:summary_10.O10 summary_15.O2:summary_15.O10 summary_20.O2:summary_20.O10 summary_25.O2:summary_25.O10 summary_30.O2:summary_30.O10 summary_35.O2:summary_35.O10 summary_40.O2:summary_40.O10 summary_45.O2:summary_45.O10 summary_50.O2:summary_50.O10" chart:data-source-has-labels="row" svg:x="1.331cm" svg:y="0.18cm" svg:width="12.185cm" svg:height="7.659cm">
          <chartooo:coordinate-region svg:x="2.323cm" svg:y="0.379cm" svg:width="10.913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926cm" chart:style-name="ch6">
              <text:p>Mean Steps</text:p>
            </chart:title>
            <chart:grid chart:style-name="ch7" chart:class="major"/>
          </chart:axis>
          <chart:series chart:style-name="ch8" chart:values-cell-range-address="summary_5.O2:summary_5.O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O2:summary_10.O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O2:summary_15.O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O2:summary_20.O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O2:summary_25.O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O2:summary_30.O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O2:summary_35.O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O2:summary_40.O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O2:summary_45.O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O2:summary_50.O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3.025">
                <text:p>13.025</text:p>
                <draw:g>
                  <svg:desc>summary_5.O2:summary_5.O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26.283">
                <text:p>26.283</text:p>
                <draw:g>
                  <svg:desc>summary_10.O2:summary_10.O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38.351">
                <text:p>38.351</text:p>
                <draw:g>
                  <svg:desc>summary_15.O2:summary_15.O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51.182">
                <text:p>51.182</text:p>
                <draw:g>
                  <svg:desc>summary_20.O2:summary_20.O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64.156">
                <text:p>64.156</text:p>
                <draw:g>
                  <svg:desc>summary_25.O2:summary_25.O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77.068">
                <text:p>77.068</text:p>
                <draw:g>
                  <svg:desc>summary_30.O2:summary_30.O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91.007">
                <text:p>91.007</text:p>
                <draw:g>
                  <svg:desc>summary_35.O2:summary_35.O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102.223">
                <text:p>102.223</text:p>
                <draw:g>
                  <svg:desc>summary_40.O2:summary_40.O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116.64">
                <text:p>116.64</text:p>
                <draw:g>
                  <svg:desc>summary_45.O2:summary_45.O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130.833">
                <text:p>130.833</text:p>
                <draw:g>
                  <svg:desc>summary_50.O2:summary_50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4.01">
                <text:p>14.01</text:p>
              </table:table-cell>
              <table:table-cell office:value-type="float" office:value="20">
                <text:p>20</text:p>
              </table:table-cell>
              <table:table-cell office:value-type="float" office:value="28.529">
                <text:p>28.529</text:p>
              </table:table-cell>
              <table:table-cell office:value-type="float" office:value="20">
                <text:p>20</text:p>
              </table:table-cell>
              <table:table-cell office:value-type="float" office:value="43.07">
                <text:p>43.07</text:p>
              </table:table-cell>
              <table:table-cell office:value-type="float" office:value="20">
                <text:p>20</text:p>
              </table:table-cell>
              <table:table-cell office:value-type="float" office:value="58.632">
                <text:p>58.632</text:p>
              </table:table-cell>
              <table:table-cell office:value-type="float" office:value="20">
                <text:p>20</text:p>
              </table:table-cell>
              <table:table-cell office:value-type="float" office:value="74.03">
                <text:p>74.03</text:p>
              </table:table-cell>
              <table:table-cell office:value-type="float" office:value="20">
                <text:p>20</text:p>
              </table:table-cell>
              <table:table-cell office:value-type="float" office:value="88.253">
                <text:p>88.253</text:p>
              </table:table-cell>
              <table:table-cell office:value-type="float" office:value="20">
                <text:p>20</text:p>
              </table:table-cell>
              <table:table-cell office:value-type="float" office:value="104.188">
                <text:p>104.188</text:p>
              </table:table-cell>
              <table:table-cell office:value-type="float" office:value="20">
                <text:p>20</text:p>
              </table:table-cell>
              <table:table-cell office:value-type="float" office:value="119.535">
                <text:p>119.535</text:p>
              </table:table-cell>
              <table:table-cell office:value-type="float" office:value="20">
                <text:p>20</text:p>
              </table:table-cell>
              <table:table-cell office:value-type="float" office:value="132.825">
                <text:p>132.825</text:p>
              </table:table-cell>
              <table:table-cell office:value-type="float" office:value="20">
                <text:p>20</text:p>
              </table:table-cell>
              <table:table-cell office:value-type="float" office:value="149.444">
                <text:p>149.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.075">
                <text:p>15.075</text:p>
              </table:table-cell>
              <table:table-cell office:value-type="float" office:value="30">
                <text:p>30</text:p>
              </table:table-cell>
              <table:table-cell office:value-type="float" office:value="31.788">
                <text:p>31.788</text:p>
              </table:table-cell>
              <table:table-cell office:value-type="float" office:value="30">
                <text:p>30</text:p>
              </table:table-cell>
              <table:table-cell office:value-type="float" office:value="50.103">
                <text:p>50.103</text:p>
              </table:table-cell>
              <table:table-cell office:value-type="float" office:value="30">
                <text:p>30</text:p>
              </table:table-cell>
              <table:table-cell office:value-type="float" office:value="67.949">
                <text:p>67.949</text:p>
              </table:table-cell>
              <table:table-cell office:value-type="float" office:value="30">
                <text:p>30</text:p>
              </table:table-cell>
              <table:table-cell office:value-type="float" office:value="85.104">
                <text:p>85.104</text:p>
              </table:table-cell>
              <table:table-cell office:value-type="float" office:value="30">
                <text:p>30</text:p>
              </table:table-cell>
              <table:table-cell office:value-type="float" office:value="102.903">
                <text:p>102.903</text:p>
              </table:table-cell>
              <table:table-cell office:value-type="float" office:value="30">
                <text:p>30</text:p>
              </table:table-cell>
              <table:table-cell office:value-type="float" office:value="120.742">
                <text:p>120.742</text:p>
              </table:table-cell>
              <table:table-cell office:value-type="float" office:value="30">
                <text:p>30</text:p>
              </table:table-cell>
              <table:table-cell office:value-type="float" office:value="140.259">
                <text:p>140.259</text:p>
              </table:table-cell>
              <table:table-cell office:value-type="float" office:value="30">
                <text:p>30</text:p>
              </table:table-cell>
              <table:table-cell office:value-type="float" office:value="156.77">
                <text:p>156.77</text:p>
              </table:table-cell>
              <table:table-cell office:value-type="float" office:value="30">
                <text:p>30</text:p>
              </table:table-cell>
              <table:table-cell office:value-type="float" office:value="175.434">
                <text:p>175.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.166">
                <text:p>16.166</text:p>
              </table:table-cell>
              <table:table-cell office:value-type="float" office:value="40">
                <text:p>40</text:p>
              </table:table-cell>
              <table:table-cell office:value-type="float" office:value="36.287">
                <text:p>36.287</text:p>
              </table:table-cell>
              <table:table-cell office:value-type="float" office:value="40">
                <text:p>40</text:p>
              </table:table-cell>
              <table:table-cell office:value-type="float" office:value="57.647">
                <text:p>57.647</text:p>
              </table:table-cell>
              <table:table-cell office:value-type="float" office:value="40">
                <text:p>40</text:p>
              </table:table-cell>
              <table:table-cell office:value-type="float" office:value="79.417">
                <text:p>79.417</text:p>
              </table:table-cell>
              <table:table-cell office:value-type="float" office:value="40">
                <text:p>40</text:p>
              </table:table-cell>
              <table:table-cell office:value-type="float" office:value="100.07">
                <text:p>100.07</text:p>
              </table:table-cell>
              <table:table-cell office:value-type="float" office:value="40">
                <text:p>40</text:p>
              </table:table-cell>
              <table:table-cell office:value-type="float" office:value="121.997">
                <text:p>121.997</text:p>
              </table:table-cell>
              <table:table-cell office:value-type="float" office:value="40">
                <text:p>40</text:p>
              </table:table-cell>
              <table:table-cell office:value-type="float" office:value="145.305">
                <text:p>145.305</text:p>
              </table:table-cell>
              <table:table-cell office:value-type="float" office:value="40">
                <text:p>40</text:p>
              </table:table-cell>
              <table:table-cell office:value-type="float" office:value="166.521">
                <text:p>166.521</text:p>
              </table:table-cell>
              <table:table-cell office:value-type="float" office:value="40">
                <text:p>40</text:p>
              </table:table-cell>
              <table:table-cell office:value-type="float" office:value="188.703">
                <text:p>188.703</text:p>
              </table:table-cell>
              <table:table-cell office:value-type="float" office:value="40">
                <text:p>40</text:p>
              </table:table-cell>
              <table:table-cell office:value-type="float" office:value="208.095">
                <text:p>208.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.921">
                <text:p>17.921</text:p>
              </table:table-cell>
              <table:table-cell office:value-type="float" office:value="50">
                <text:p>50</text:p>
              </table:table-cell>
              <table:table-cell office:value-type="float" office:value="42.644">
                <text:p>42.644</text:p>
              </table:table-cell>
              <table:table-cell office:value-type="float" office:value="50">
                <text:p>50</text:p>
              </table:table-cell>
              <table:table-cell office:value-type="float" office:value="67.782">
                <text:p>67.782</text:p>
              </table:table-cell>
              <table:table-cell office:value-type="float" office:value="50">
                <text:p>50</text:p>
              </table:table-cell>
              <table:table-cell office:value-type="float" office:value="96.46">
                <text:p>96.46</text:p>
              </table:table-cell>
              <table:table-cell office:value-type="float" office:value="50">
                <text:p>50</text:p>
              </table:table-cell>
              <table:table-cell office:value-type="float" office:value="122.882">
                <text:p>122.882</text:p>
              </table:table-cell>
              <table:table-cell office:value-type="float" office:value="50">
                <text:p>50</text:p>
              </table:table-cell>
              <table:table-cell office:value-type="float" office:value="150.577">
                <text:p>150.577</text:p>
              </table:table-cell>
              <table:table-cell office:value-type="float" office:value="50">
                <text:p>50</text:p>
              </table:table-cell>
              <table:table-cell office:value-type="float" office:value="177.877">
                <text:p>177.877</text:p>
              </table:table-cell>
              <table:table-cell office:value-type="float" office:value="50">
                <text:p>50</text:p>
              </table:table-cell>
              <table:table-cell office:value-type="float" office:value="204.154">
                <text:p>204.154</text:p>
              </table:table-cell>
              <table:table-cell office:value-type="float" office:value="50">
                <text:p>50</text:p>
              </table:table-cell>
              <table:table-cell office:value-type="float" office:value="235.416">
                <text:p>235.416</text:p>
              </table:table-cell>
              <table:table-cell office:value-type="float" office:value="50">
                <text:p>50</text:p>
              </table:table-cell>
              <table:table-cell office:value-type="float" office:value="262.652">
                <text:p>262.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0.152">
                <text:p>20.152</text:p>
              </table:table-cell>
              <table:table-cell office:value-type="float" office:value="60">
                <text:p>60</text:p>
              </table:table-cell>
              <table:table-cell office:value-type="float" office:value="50.367">
                <text:p>50.367</text:p>
              </table:table-cell>
              <table:table-cell office:value-type="float" office:value="60">
                <text:p>60</text:p>
              </table:table-cell>
              <table:table-cell office:value-type="float" office:value="84.66">
                <text:p>84.66</text:p>
              </table:table-cell>
              <table:table-cell office:value-type="float" office:value="60">
                <text:p>60</text:p>
              </table:table-cell>
              <table:table-cell office:value-type="float" office:value="118.91">
                <text:p>118.91</text:p>
              </table:table-cell>
              <table:table-cell office:value-type="float" office:value="60">
                <text:p>60</text:p>
              </table:table-cell>
              <table:table-cell office:value-type="float" office:value="160.636">
                <text:p>160.636</text:p>
              </table:table-cell>
              <table:table-cell office:value-type="float" office:value="60">
                <text:p>60</text:p>
              </table:table-cell>
              <table:table-cell office:value-type="float" office:value="196.86">
                <text:p>196.86</text:p>
              </table:table-cell>
              <table:table-cell office:value-type="float" office:value="60">
                <text:p>60</text:p>
              </table:table-cell>
              <table:table-cell office:value-type="float" office:value="234.52">
                <text:p>234.52</text:p>
              </table:table-cell>
              <table:table-cell office:value-type="float" office:value="60">
                <text:p>60</text:p>
              </table:table-cell>
              <table:table-cell office:value-type="float" office:value="274.663">
                <text:p>274.663</text:p>
              </table:table-cell>
              <table:table-cell office:value-type="float" office:value="60">
                <text:p>60</text:p>
              </table:table-cell>
              <table:table-cell office:value-type="float" office:value="310.149">
                <text:p>310.149</text:p>
              </table:table-cell>
              <table:table-cell office:value-type="float" office:value="60">
                <text:p>60</text:p>
              </table:table-cell>
              <table:table-cell office:value-type="float" office:value="348.41">
                <text:p>348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3.44">
                <text:p>23.44</text:p>
              </table:table-cell>
              <table:table-cell office:value-type="float" office:value="70">
                <text:p>70</text:p>
              </table:table-cell>
              <table:table-cell office:value-type="float" office:value="65.446">
                <text:p>65.446</text:p>
              </table:table-cell>
              <table:table-cell office:value-type="float" office:value="70">
                <text:p>70</text:p>
              </table:table-cell>
              <table:table-cell office:value-type="float" office:value="112.538">
                <text:p>112.538</text:p>
              </table:table-cell>
              <table:table-cell office:value-type="float" office:value="70">
                <text:p>70</text:p>
              </table:table-cell>
              <table:table-cell office:value-type="float" office:value="163.757">
                <text:p>163.757</text:p>
              </table:table-cell>
              <table:table-cell office:value-type="float" office:value="70">
                <text:p>70</text:p>
              </table:table-cell>
              <table:table-cell office:value-type="float" office:value="215.889">
                <text:p>215.889</text:p>
              </table:table-cell>
              <table:table-cell office:value-type="float" office:value="70">
                <text:p>70</text:p>
              </table:table-cell>
              <table:table-cell office:value-type="float" office:value="275.126">
                <text:p>275.126</text:p>
              </table:table-cell>
              <table:table-cell office:value-type="float" office:value="70">
                <text:p>70</text:p>
              </table:table-cell>
              <table:table-cell office:value-type="float" office:value="332.699">
                <text:p>332.699</text:p>
              </table:table-cell>
              <table:table-cell office:value-type="float" office:value="70">
                <text:p>70</text:p>
              </table:table-cell>
              <table:table-cell office:value-type="float" office:value="391.567">
                <text:p>391.567</text:p>
              </table:table-cell>
              <table:table-cell office:value-type="float" office:value="70">
                <text:p>70</text:p>
              </table:table-cell>
              <table:table-cell office:value-type="float" office:value="444.731">
                <text:p>444.731</text:p>
              </table:table-cell>
              <table:table-cell office:value-type="float" office:value="70">
                <text:p>70</text:p>
              </table:table-cell>
              <table:table-cell office:value-type="float" office:value="504.818">
                <text:p>504.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7.276">
                <text:p>27.276</text:p>
              </table:table-cell>
              <table:table-cell office:value-type="float" office:value="80">
                <text:p>80</text:p>
              </table:table-cell>
              <table:table-cell office:value-type="float" office:value="87.617">
                <text:p>87.617</text:p>
              </table:table-cell>
              <table:table-cell office:value-type="float" office:value="80">
                <text:p>80</text:p>
              </table:table-cell>
              <table:table-cell office:value-type="float" office:value="161.241">
                <text:p>161.241</text:p>
              </table:table-cell>
              <table:table-cell office:value-type="float" office:value="80">
                <text:p>80</text:p>
              </table:table-cell>
              <table:table-cell office:value-type="float" office:value="251.59">
                <text:p>251.59</text:p>
              </table:table-cell>
              <table:table-cell office:value-type="float" office:value="80">
                <text:p>80</text:p>
              </table:table-cell>
              <table:table-cell office:value-type="float" office:value="340.933">
                <text:p>340.933</text:p>
              </table:table-cell>
              <table:table-cell office:value-type="float" office:value="80">
                <text:p>80</text:p>
              </table:table-cell>
              <table:table-cell office:value-type="float" office:value="445.297">
                <text:p>445.297</text:p>
              </table:table-cell>
              <table:table-cell office:value-type="float" office:value="80">
                <text:p>80</text:p>
              </table:table-cell>
              <table:table-cell office:value-type="float" office:value="537.87">
                <text:p>537.87</text:p>
              </table:table-cell>
              <table:table-cell office:value-type="float" office:value="80">
                <text:p>80</text:p>
              </table:table-cell>
              <table:table-cell office:value-type="float" office:value="649.623">
                <text:p>649.623</text:p>
              </table:table-cell>
              <table:table-cell office:value-type="float" office:value="80">
                <text:p>80</text:p>
              </table:table-cell>
              <table:table-cell office:value-type="float" office:value="758.816">
                <text:p>758.816</text:p>
              </table:table-cell>
              <table:table-cell office:value-type="float" office:value="80">
                <text:p>80</text:p>
              </table:table-cell>
              <table:table-cell office:value-type="float" office:value="881.74">
                <text:p>881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2.306">
                <text:p>32.306</text:p>
              </table:table-cell>
              <table:table-cell office:value-type="float" office:value="90">
                <text:p>90</text:p>
              </table:table-cell>
              <table:table-cell office:value-type="float" office:value="138.591">
                <text:p>138.591</text:p>
              </table:table-cell>
              <table:table-cell office:value-type="float" office:value="90">
                <text:p>90</text:p>
              </table:table-cell>
              <table:table-cell office:value-type="float" office:value="290.109">
                <text:p>290.109</text:p>
              </table:table-cell>
              <table:table-cell office:value-type="float" office:value="90">
                <text:p>90</text:p>
              </table:table-cell>
              <table:table-cell office:value-type="float" office:value="481.557">
                <text:p>481.557</text:p>
              </table:table-cell>
              <table:table-cell office:value-type="float" office:value="90">
                <text:p>90</text:p>
              </table:table-cell>
              <table:table-cell office:value-type="float" office:value="691.729">
                <text:p>691.729</text:p>
              </table:table-cell>
              <table:table-cell office:value-type="float" office:value="90">
                <text:p>90</text:p>
              </table:table-cell>
              <table:table-cell office:value-type="float" office:value="928.374">
                <text:p>928.374</text:p>
              </table:table-cell>
              <table:table-cell office:value-type="float" office:value="90">
                <text:p>90</text:p>
              </table:table-cell>
              <table:table-cell office:value-type="float" office:value="1188.82">
                <text:p>1188.82</text:p>
              </table:table-cell>
              <table:table-cell office:value-type="float" office:value="90">
                <text:p>90</text:p>
              </table:table-cell>
              <table:table-cell office:value-type="float" office:value="1499.88">
                <text:p>1499.88</text:p>
              </table:table-cell>
              <table:table-cell office:value-type="float" office:value="90">
                <text:p>90</text:p>
              </table:table-cell>
              <table:table-cell office:value-type="float" office:value="1797.18">
                <text:p>1797.18</text:p>
              </table:table-cell>
              <table:table-cell office:value-type="float" office:value="90">
                <text:p>90</text:p>
              </table:table-cell>
              <table:table-cell office:value-type="float" office:value="2075.62">
                <text:p>2075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